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5" table:default-cell-style-name="ce1"/>
        <table:table-row table:style-name="ro1">
          <table:table-cell office:value-type="string" table:style-name="ce1">
            <text:p>Player</text:p>
          </table:table-cell>
          <table:table-cell office:value-type="string" table:style-name="ce1">
            <text:p>Division</text:p>
          </table:table-cell>
          <table:table-cell office:value-type="string" table:style-name="ce1">
            <text:p>Squad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MatchesPlayed</text:p>
          </table:table-cell>
          <table:table-cell office:value-type="string" table:style-name="ce1">
            <text:p>Creativity</text:p>
          </table:table-cell>
          <table:table-cell office:value-type="string" table:style-name="ce1">
            <text:p>Passing</text:p>
          </table:table-cell>
          <table:table-cell office:value-type="string" table:style-name="ce1">
            <text:p>Assisting</text:p>
          </table:table-cell>
          <table:table-cell office:value-type="string" table:style-name="ce1">
            <text:p>AttPassing</text:p>
          </table:table-cell>
          <table:table-cell office:value-type="string" table:style-name="ce1">
            <text:p>AdvancedTouches</text:p>
          </table:table-cell>
          <table:table-cell office:value-type="string" table:style-name="ce1">
            <text:p>Dribbling</text:p>
          </table:table-cell>
          <table:table-cell office:value-type="string" table:style-name="ce1">
            <text:p>Progression</text:p>
          </table:table-cell>
          <table:table-cell office:value-type="string" table:style-name="ce1">
            <text:p>ShootAcc</text:p>
          </table:table-cell>
          <table:table-cell office:value-type="string" table:style-name="ce1">
            <text:p>Scoring</text:p>
          </table:table-cell>
        </table:table-row>
        <table:table-row table:style-name="ro1">
          <table:table-cell office:value-type="string" table:style-name="ce1">
            <text:p>Brenden Aaronson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5-077</text:p>
          </table:table-cell>
          <table:table-cell office:value-type="float" office:value="12.8" table:style-name="ce1">
            <text:p>12.8</text:p>
          </table:table-cell>
          <table:table-cell office:value-type="float" office:value="9.19691466153306" table:style-name="ce1">
            <text:p>9.19691466153306</text:p>
          </table:table-cell>
          <table:table-cell office:value-type="float" office:value="14.6632675446349" table:style-name="ce1">
            <text:p>14.6632675446349</text:p>
          </table:table-cell>
          <table:table-cell office:value-type="float" office:value="15.90061224245" table:style-name="ce1">
            <text:p>15.90061224245</text:p>
          </table:table-cell>
          <table:table-cell office:value-type="float" office:value="13.908662865373" table:style-name="ce1">
            <text:p>13.908662865373</text:p>
          </table:table-cell>
          <table:table-cell office:value-type="float" office:value="11.099838163618" table:style-name="ce1">
            <text:p>11.099838163618</text:p>
          </table:table-cell>
          <table:table-cell office:value-type="float" office:value="7.72767170030365" table:style-name="ce1">
            <text:p>7.72767170030365</text:p>
          </table:table-cell>
          <table:table-cell office:value-type="float" office:value="12.274852947844" table:style-name="ce1">
            <text:p>12.274852947844</text:p>
          </table:table-cell>
          <table:table-cell office:value-type="float" office:value="8.63535994637121" table:style-name="ce1">
            <text:p>8.63535994637121</text:p>
          </table:table-cell>
          <table:table-cell office:value-type="float" office:value="9.6853625557871" table:style-name="ce1">
            <text:p>9.6853625557871</text:p>
          </table:table-cell>
        </table:table-row>
        <table:table-row table:style-name="ro1">
          <table:table-cell office:value-type="string" table:style-name="ce1">
            <text:p>Jhon Arias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Wolves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8-108</text:p>
          </table:table-cell>
          <table:table-cell office:value-type="float" office:value="11.1" table:style-name="ce1">
            <text:p>11.1</text:p>
          </table:table-cell>
          <table:table-cell office:value-type="float" office:value="8.67772544887925" table:style-name="ce1">
            <text:p>8.67772544887925</text:p>
          </table:table-cell>
          <table:table-cell office:value-type="float" office:value="16.4052132773616" table:style-name="ce1">
            <text:p>16.4052132773616</text:p>
          </table:table-cell>
          <table:table-cell office:value-type="float" office:value="7.35568422570699" table:style-name="ce1">
            <text:p>7.35568422570699</text:p>
          </table:table-cell>
          <table:table-cell office:value-type="float" office:value="13.215503551972" table:style-name="ce1">
            <text:p>13.215503551972</text:p>
          </table:table-cell>
          <table:table-cell office:value-type="float" office:value="10.3958744628443" table:style-name="ce1">
            <text:p>10.3958744628443</text:p>
          </table:table-cell>
          <table:table-cell office:value-type="float" office:value="8.50695477921937" table:style-name="ce1">
            <text:p>8.50695477921937</text:p>
          </table:table-cell>
          <table:table-cell office:value-type="float" office:value="9.5524325313302" table:style-name="ce1">
            <text:p>9.5524325313302</text:p>
          </table:table-cell>
          <table:table-cell office:value-type="float" office:value="6.72185385762744" table:style-name="ce1">
            <text:p>6.72185385762744</text:p>
          </table:table-cell>
          <table:table-cell office:value-type="float" office:value="9.33613262722531" table:style-name="ce1">
            <text:p>9.33613262722531</text:p>
          </table:table-cell>
        </table:table-row>
        <table:table-row table:style-name="ro1">
          <table:table-cell office:value-type="string" table:style-name="ce1">
            <text:p>Harvey Barnes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Newcastle Utd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8-029</text:p>
          </table:table-cell>
          <table:table-cell office:value-type="float" office:value="9.6" table:style-name="ce1">
            <text:p>9.6</text:p>
          </table:table-cell>
          <table:table-cell office:value-type="float" office:value="9.65393423608333" table:style-name="ce1">
            <text:p>9.65393423608333</text:p>
          </table:table-cell>
          <table:table-cell office:value-type="float" office:value="12.1203142061784" table:style-name="ce1">
            <text:p>12.1203142061784</text:p>
          </table:table-cell>
          <table:table-cell office:value-type="float" office:value="9.95718098476308" table:style-name="ce1">
            <text:p>9.95718098476308</text:p>
          </table:table-cell>
          <table:table-cell office:value-type="float" office:value="12.3656591011376" table:style-name="ce1">
            <text:p>12.3656591011376</text:p>
          </table:table-cell>
          <table:table-cell office:value-type="float" office:value="13.7792733899783" table:style-name="ce1">
            <text:p>13.7792733899783</text:p>
          </table:table-cell>
          <table:table-cell office:value-type="float" office:value="7.72767170030365" table:style-name="ce1">
            <text:p>7.72767170030365</text:p>
          </table:table-cell>
          <table:table-cell office:value-type="float" office:value="14.2864508984447" table:style-name="ce1">
            <text:p>14.2864508984447</text:p>
          </table:table-cell>
          <table:table-cell office:value-type="float" office:value="11.3071215352134" table:style-name="ce1">
            <text:p>11.3071215352134</text:p>
          </table:table-cell>
          <table:table-cell office:value-type="float" office:value="11.9666859598689" table:style-name="ce1">
            <text:p>11.9666859598689</text:p>
          </table:table-cell>
        </table:table-row>
        <table:table-row table:style-name="ro1">
          <table:table-cell office:value-type="string" table:style-name="ce1">
            <text:p>Thierno Barry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Everto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078</text:p>
          </table:table-cell>
          <table:table-cell office:value-type="float" office:value="11.3" table:style-name="ce1">
            <text:p>11.3</text:p>
          </table:table-cell>
          <table:table-cell office:value-type="float" office:value="7.6870002400081" table:style-name="ce1">
            <text:p>7.6870002400081</text:p>
          </table:table-cell>
          <table:table-cell office:value-type="float" office:value="8.67997858053186" table:style-name="ce1">
            <text:p>8.67997858053186</text:p>
          </table:table-cell>
          <table:table-cell office:value-type="float" office:value="6.6498644947154" table:style-name="ce1">
            <text:p>6.6498644947154</text:p>
          </table:table-cell>
          <table:table-cell office:value-type="float" office:value="7.35299313848645" table:style-name="ce1">
            <text:p>7.35299313848645</text:p>
          </table:table-cell>
          <table:table-cell office:value-type="float" office:value="8.7708967707411" table:style-name="ce1">
            <text:p>8.7708967707411</text:p>
          </table:table-cell>
          <table:table-cell office:value-type="float" office:value="7.82314215027056" table:style-name="ce1">
            <text:p>7.82314215027056</text:p>
          </table:table-cell>
          <table:table-cell office:value-type="float" office:value="10.1597890495898" table:style-name="ce1">
            <text:p>10.1597890495898</text:p>
          </table:table-cell>
          <table:table-cell office:value-type="float" office:value="7.84906021498932" table:style-name="ce1">
            <text:p>7.84906021498932</text:p>
          </table:table-cell>
          <table:table-cell office:value-type="float" office:value="11.2706112207991" table:style-name="ce1">
            <text:p>11.2706112207991</text:p>
          </table:table-cell>
        </table:table-row>
        <table:table-row table:style-name="ro1">
          <table:table-cell office:value-type="string" table:style-name="ce1">
            <text:p>Beto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Everto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7-341</text:p>
          </table:table-cell>
          <table:table-cell office:value-type="float" office:value="9.2" table:style-name="ce1">
            <text:p>9.2</text:p>
          </table:table-cell>
          <table:table-cell office:value-type="float" office:value="8.06714097410172" table:style-name="ce1">
            <text:p>8.06714097410172</text:p>
          </table:table-cell>
          <table:table-cell office:value-type="float" office:value="7.29660028237309" table:style-name="ce1">
            <text:p>7.29660028237309</text:p>
          </table:table-cell>
          <table:table-cell office:value-type="float" office:value="6.53670408436926" table:style-name="ce1">
            <text:p>6.53670408436926</text:p>
          </table:table-cell>
          <table:table-cell office:value-type="float" office:value="6.46941356178535" table:style-name="ce1">
            <text:p>6.46941356178535</text:p>
          </table:table-cell>
          <table:table-cell office:value-type="float" office:value="6.63874881104606" table:style-name="ce1">
            <text:p>6.63874881104606</text:p>
          </table:table-cell>
          <table:table-cell office:value-type="float" office:value="4.89757029848779" table:style-name="ce1">
            <text:p>4.89757029848779</text:p>
          </table:table-cell>
          <table:table-cell office:value-type="float" office:value="7.51722334527771" table:style-name="ce1">
            <text:p>7.51722334527771</text:p>
          </table:table-cell>
          <table:table-cell office:value-type="float" office:value="8.40075766107724" table:style-name="ce1">
            <text:p>8.40075766107724</text:p>
          </table:table-cell>
          <table:table-cell office:value-type="float" office:value="11.4457155309673" table:style-name="ce1">
            <text:p>11.4457155309673</text:p>
          </table:table-cell>
        </table:table-row>
        <table:table-row table:style-name="ro1">
          <table:table-cell office:value-type="string" table:style-name="ce1">
            <text:p>Jarrod Bowen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West Ham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9-018</text:p>
          </table:table-cell>
          <table:table-cell office:value-type="float" office:value="21" table:style-name="ce1">
            <text:p>21</text:p>
          </table:table-cell>
          <table:table-cell office:value-type="float" office:value="8.88298789518683" table:style-name="ce1">
            <text:p>8.88298789518683</text:p>
          </table:table-cell>
          <table:table-cell office:value-type="float" office:value="16.0652330019781" table:style-name="ce1">
            <text:p>16.0652330019781</text:p>
          </table:table-cell>
          <table:table-cell office:value-type="float" office:value="11.8540473189512" table:style-name="ce1">
            <text:p>11.8540473189512</text:p>
          </table:table-cell>
          <table:table-cell office:value-type="float" office:value="13.908662865373" table:style-name="ce1">
            <text:p>13.908662865373</text:p>
          </table:table-cell>
          <table:table-cell office:value-type="float" office:value="18.5592295086565" table:style-name="ce1">
            <text:p>18.5592295086565</text:p>
          </table:table-cell>
          <table:table-cell office:value-type="float" office:value="9.50011204698744" table:style-name="ce1">
            <text:p>9.50011204698744</text:p>
          </table:table-cell>
          <table:table-cell office:value-type="float" office:value="18.3514389614462" table:style-name="ce1">
            <text:p>18.3514389614462</text:p>
          </table:table-cell>
          <table:table-cell office:value-type="float" office:value="9.5947735920259" table:style-name="ce1">
            <text:p>9.5947735920259</text:p>
          </table:table-cell>
          <table:table-cell office:value-type="float" office:value="14.6748925626728" table:style-name="ce1">
            <text:p>14.6748925626728</text:p>
          </table:table-cell>
        </table:table-row>
        <table:table-row table:style-name="ro1">
          <table:table-cell office:value-type="string" table:style-name="ce1">
            <text:p>David Brooks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ournemouth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8-183</text:p>
          </table:table-cell>
          <table:table-cell office:value-type="float" office:value="10.1" table:style-name="ce1">
            <text:p>10.1</text:p>
          </table:table-cell>
          <table:table-cell office:value-type="float" office:value="9.89688002081643" table:style-name="ce1">
            <text:p>9.89688002081643</text:p>
          </table:table-cell>
          <table:table-cell office:value-type="float" office:value="14.6323238364958" table:style-name="ce1">
            <text:p>14.6323238364958</text:p>
          </table:table-cell>
          <table:table-cell office:value-type="float" office:value="14.0051897525934" table:style-name="ce1">
            <text:p>14.0051897525934</text:p>
          </table:table-cell>
          <table:table-cell office:value-type="float" office:value="15.0739949992578" table:style-name="ce1">
            <text:p>15.0739949992578</text:p>
          </table:table-cell>
          <table:table-cell office:value-type="float" office:value="13.3585733279594" table:style-name="ce1">
            <text:p>13.3585733279594</text:p>
          </table:table-cell>
          <table:table-cell office:value-type="float" office:value="10.7030932558591" table:style-name="ce1">
            <text:p>10.7030932558591</text:p>
          </table:table-cell>
          <table:table-cell office:value-type="float" office:value="14.0920941233425" table:style-name="ce1">
            <text:p>14.0920941233425</text:p>
          </table:table-cell>
          <table:table-cell office:value-type="float" office:value="11.0142169448604" table:style-name="ce1">
            <text:p>11.0142169448604</text:p>
          </table:table-cell>
          <table:table-cell office:value-type="float" office:value="10.1249273395827" table:style-name="ce1">
            <text:p>10.1249273395827</text:p>
          </table:table-cell>
        </table:table-row>
        <table:table-row table:style-name="ro1">
          <table:table-cell office:value-type="string" table:style-name="ce1">
            <text:p>Jacob Bruun Larsen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urnley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7-110</text:p>
          </table:table-cell>
          <table:table-cell office:value-type="float" office:value="9.6" table:style-name="ce1">
            <text:p>9.6</text:p>
          </table:table-cell>
          <table:table-cell office:value-type="float" office:value="8.60968488968543" table:style-name="ce1">
            <text:p>8.60968488968543</text:p>
          </table:table-cell>
          <table:table-cell office:value-type="float" office:value="12.488782780543" table:style-name="ce1">
            <text:p>12.488782780543</text:p>
          </table:table-cell>
          <table:table-cell office:value-type="float" office:value="10.3651854670567" table:style-name="ce1">
            <text:p>10.3651854670567</text:p>
          </table:table-cell>
          <table:table-cell office:value-type="float" office:value="10.8418975635774" table:style-name="ce1">
            <text:p>10.8418975635774</text:p>
          </table:table-cell>
          <table:table-cell office:value-type="float" office:value="10.3958744628443" table:style-name="ce1">
            <text:p>10.3958744628443</text:p>
          </table:table-cell>
          <table:table-cell office:value-type="float" office:value="7.07730867512937" table:style-name="ce1">
            <text:p>7.07730867512937</text:p>
          </table:table-cell>
          <table:table-cell office:value-type="float" office:value="10.9223302806205" table:style-name="ce1">
            <text:p>10.9223302806205</text:p>
          </table:table-cell>
          <table:table-cell office:value-type="float" office:value="7.35971827458142" table:style-name="ce1">
            <text:p>7.35971827458142</text:p>
          </table:table-cell>
          <table:table-cell office:value-type="float" office:value="6.79994442527446" table:style-name="ce1">
            <text:p>6.79994442527446</text:p>
          </table:table-cell>
        </table:table-row>
        <table:table-row table:style-name="ro1">
          <table:table-cell office:value-type="string" table:style-name="ce1">
            <text:p>Emi Buendía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9-013</text:p>
          </table:table-cell>
          <table:table-cell office:value-type="float" office:value="8.3" table:style-name="ce1">
            <text:p>8.3</text:p>
          </table:table-cell>
          <table:table-cell office:value-type="float" office:value="9.52649422363299" table:style-name="ce1">
            <text:p>9.52649422363299</text:p>
          </table:table-cell>
          <table:table-cell office:value-type="float" office:value="12.8151720887512" table:style-name="ce1">
            <text:p>12.8151720887512</text:p>
          </table:table-cell>
          <table:table-cell office:value-type="float" office:value="11.586168090825" table:style-name="ce1">
            <text:p>11.586168090825</text:p>
          </table:table-cell>
          <table:table-cell office:value-type="float" office:value="14.2408368721789" table:style-name="ce1">
            <text:p>14.2408368721789</text:p>
          </table:table-cell>
          <table:table-cell office:value-type="float" office:value="10.1610918686103" table:style-name="ce1">
            <text:p>10.1610918686103</text:p>
          </table:table-cell>
          <table:table-cell office:value-type="float" office:value="6.66865520471286" table:style-name="ce1">
            <text:p>6.66865520471286</text:p>
          </table:table-cell>
          <table:table-cell office:value-type="float" office:value="8.80465505542118" table:style-name="ce1">
            <text:p>8.80465505542118</text:p>
          </table:table-cell>
          <table:table-cell office:value-type="float" office:value="7.62453474168585" table:style-name="ce1">
            <text:p>7.62453474168585</text:p>
          </table:table-cell>
          <table:table-cell office:value-type="float" office:value="10.5661065325007" table:style-name="ce1">
            <text:p>10.5661065325007</text:p>
          </table:table-cell>
        </table:table-row>
        <table:table-row table:style-name="ro1">
          <table:table-cell office:value-type="string" table:style-name="ce1">
            <text:p>Dominic Calvert-Lewin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8-297</text:p>
          </table:table-cell>
          <table:table-cell office:value-type="float" office:value="13.6" table:style-name="ce1">
            <text:p>13.6</text:p>
          </table:table-cell>
          <table:table-cell office:value-type="float" office:value="8.3945634312012" table:style-name="ce1">
            <text:p>8.3945634312012</text:p>
          </table:table-cell>
          <table:table-cell office:value-type="float" office:value="8.79071516687857" table:style-name="ce1">
            <text:p>8.79071516687857</text:p>
          </table:table-cell>
          <table:table-cell office:value-type="float" office:value="8.48929390682607" table:style-name="ce1">
            <text:p>8.48929390682607</text:p>
          </table:table-cell>
          <table:table-cell office:value-type="float" office:value="9.68294216762436" table:style-name="ce1">
            <text:p>9.68294216762436</text:p>
          </table:table-cell>
          <table:table-cell office:value-type="float" office:value="7.88125381317281" table:style-name="ce1">
            <text:p>7.88125381317281</text:p>
          </table:table-cell>
          <table:table-cell office:value-type="float" office:value="8.21075361635929" table:style-name="ce1">
            <text:p>8.21075361635929</text:p>
          </table:table-cell>
          <table:table-cell office:value-type="float" office:value="10.0836139116023" table:style-name="ce1">
            <text:p>10.0836139116023</text:p>
          </table:table-cell>
          <table:table-cell office:value-type="float" office:value="10.965288777407" table:style-name="ce1">
            <text:p>10.965288777407</text:p>
          </table:table-cell>
          <table:table-cell office:value-type="float" office:value="17.2129686850792" table:style-name="ce1">
            <text:p>17.2129686850792</text:p>
          </table:table-cell>
        </table:table-row>
        <table:table-row table:style-name="ro1">
          <table:table-cell office:value-type="string" table:style-name="ce1">
            <text:p>Hugo Ekitike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Liverpool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201</text:p>
          </table:table-cell>
          <table:table-cell office:value-type="float" office:value="12.6" table:style-name="ce1">
            <text:p>12.6</text:p>
          </table:table-cell>
          <table:table-cell office:value-type="float" office:value="9.08981704049451" table:style-name="ce1">
            <text:p>9.08981704049451</text:p>
          </table:table-cell>
          <table:table-cell office:value-type="float" office:value="11.4828355843715" table:style-name="ce1">
            <text:p>11.4828355843715</text:p>
          </table:table-cell>
          <table:table-cell office:value-type="float" office:value="11.9871950616624" table:style-name="ce1">
            <text:p>11.9871950616624</text:p>
          </table:table-cell>
          <table:table-cell office:value-type="float" office:value="8.67188625796264" table:style-name="ce1">
            <text:p>8.67188625796264</text:p>
          </table:table-cell>
          <table:table-cell office:value-type="float" office:value="13.3585733279594" table:style-name="ce1">
            <text:p>13.3585733279594</text:p>
          </table:table-cell>
          <table:table-cell office:value-type="float" office:value="12.6026703091938" table:style-name="ce1">
            <text:p>12.6026703091938</text:p>
          </table:table-cell>
          <table:table-cell office:value-type="float" office:value="13.1401962635885" table:style-name="ce1">
            <text:p>13.1401962635885</text:p>
          </table:table-cell>
          <table:table-cell office:value-type="float" office:value="9.44916051529316" table:style-name="ce1">
            <text:p>9.44916051529316</text:p>
          </table:table-cell>
          <table:table-cell office:value-type="float" office:value="16.5881030117244" table:style-name="ce1">
            <text:p>16.5881030117244</text:p>
          </table:table-cell>
        </table:table-row>
        <table:table-row table:style-name="ro1">
          <table:table-cell office:value-type="string" table:style-name="ce1">
            <text:p>Anthony Elanga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Newcastle Utd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3-255</text:p>
          </table:table-cell>
          <table:table-cell office:value-type="float" office:value="7.6" table:style-name="ce1">
            <text:p>7.6</text:p>
          </table:table-cell>
          <table:table-cell office:value-type="float" office:value="8.65914934602055" table:style-name="ce1">
            <text:p>8.65914934602055</text:p>
          </table:table-cell>
          <table:table-cell office:value-type="float" office:value="12.0831692460717" table:style-name="ce1">
            <text:p>12.0831692460717</text:p>
          </table:table-cell>
          <table:table-cell office:value-type="float" office:value="9.14864142566916" table:style-name="ce1">
            <text:p>9.14864142566916</text:p>
          </table:table-cell>
          <table:table-cell office:value-type="float" office:value="10.1970776203692" table:style-name="ce1">
            <text:p>10.1970776203692</text:p>
          </table:table-cell>
          <table:table-cell office:value-type="float" office:value="10.3958744628443" table:style-name="ce1">
            <text:p>10.3958744628443</text:p>
          </table:table-cell>
          <table:table-cell office:value-type="float" office:value="5.23334586810615" table:style-name="ce1">
            <text:p>5.23334586810615</text:p>
          </table:table-cell>
          <table:table-cell office:value-type="float" office:value="13.6249374453473" table:style-name="ce1">
            <text:p>13.6249374453473</text:p>
          </table:table-cell>
          <table:table-cell office:value-type="float" office:value="7.22930210803459" table:style-name="ce1">
            <text:p>7.22930210803459</text:p>
          </table:table-cell>
          <table:table-cell office:value-type="float" office:value="6.72533235977265" table:style-name="ce1">
            <text:p>6.72533235977265</text:p>
          </table:table-cell>
        </table:table-row>
        <table:table-row table:style-name="ro1">
          <table:table-cell office:value-type="string" table:style-name="ce1">
            <text:p>Evanilson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ournemouth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6-093</text:p>
          </table:table-cell>
          <table:table-cell office:value-type="float" office:value="14.9" table:style-name="ce1">
            <text:p>14.9</text:p>
          </table:table-cell>
          <table:table-cell office:value-type="float" office:value="8.7335400819372" table:style-name="ce1">
            <text:p>8.7335400819372</text:p>
          </table:table-cell>
          <table:table-cell office:value-type="float" office:value="10.950780128894" table:style-name="ce1">
            <text:p>10.950780128894</text:p>
          </table:table-cell>
          <table:table-cell office:value-type="float" office:value="8.88291820644666" table:style-name="ce1">
            <text:p>8.88291820644666</text:p>
          </table:table-cell>
          <table:table-cell office:value-type="float" office:value="9.81114378215593" table:style-name="ce1">
            <text:p>9.81114378215593</text:p>
          </table:table-cell>
          <table:table-cell office:value-type="float" office:value="8.32103344731685" table:style-name="ce1">
            <text:p>8.32103344731685</text:p>
          </table:table-cell>
          <table:table-cell office:value-type="float" office:value="6.49599164911491" table:style-name="ce1">
            <text:p>6.49599164911491</text:p>
          </table:table-cell>
          <table:table-cell office:value-type="float" office:value="9.628028933619" table:style-name="ce1">
            <text:p>9.628028933619</text:p>
          </table:table-cell>
          <table:table-cell office:value-type="float" office:value="8.82477566825932" table:style-name="ce1">
            <text:p>8.82477566825932</text:p>
          </table:table-cell>
          <table:table-cell office:value-type="float" office:value="12.7305817863516" table:style-name="ce1">
            <text:p>12.7305817863516</text:p>
          </table:table-cell>
        </table:table-row>
        <table:table-row table:style-name="ro1">
          <table:table-cell office:value-type="string" table:style-name="ce1">
            <text:p>Zian Flemming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urnley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7-159</text:p>
          </table:table-cell>
          <table:table-cell office:value-type="float" office:value="7.4" table:style-name="ce1">
            <text:p>7.4</text:p>
          </table:table-cell>
          <table:table-cell office:value-type="float" office:value="7.96528726246737" table:style-name="ce1">
            <text:p>7.96528726246737</text:p>
          </table:table-cell>
          <table:table-cell office:value-type="float" office:value="7.77965286322058" table:style-name="ce1">
            <text:p>7.77965286322058</text:p>
          </table:table-cell>
          <table:table-cell office:value-type="float" office:value="6.42488915664318" table:style-name="ce1">
            <text:p>6.42488915664318</text:p>
          </table:table-cell>
          <table:table-cell office:value-type="float" office:value="8.05964372438938" table:style-name="ce1">
            <text:p>8.05964372438938</text:p>
          </table:table-cell>
          <table:table-cell office:value-type="float" office:value="6.63874881104606" table:style-name="ce1">
            <text:p>6.63874881104606</text:p>
          </table:table-cell>
          <table:table-cell office:value-type="float" office:value="8.21075361635929" table:style-name="ce1">
            <text:p>8.21075361635929</text:p>
          </table:table-cell>
          <table:table-cell office:value-type="float" office:value="7.24496263489621" table:style-name="ce1">
            <text:p>7.24496263489621</text:p>
          </table:table-cell>
          <table:table-cell office:value-type="float" office:value="9.78958223045955" table:style-name="ce1">
            <text:p>9.78958223045955</text:p>
          </table:table-cell>
          <table:table-cell office:value-type="float" office:value="12.7305817863516" table:style-name="ce1">
            <text:p>12.7305817863516</text:p>
          </table:table-cell>
        </table:table-row>
        <table:table-row table:style-name="ro1">
          <table:table-cell office:value-type="string" table:style-name="ce1">
            <text:p>Lyle Foster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urnley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126</text:p>
          </table:table-cell>
          <table:table-cell office:value-type="float" office:value="9.6" table:style-name="ce1">
            <text:p>9.6</text:p>
          </table:table-cell>
          <table:table-cell office:value-type="float" office:value="8.151473566059" table:style-name="ce1">
            <text:p>8.151473566059</text:p>
          </table:table-cell>
          <table:table-cell office:value-type="float" office:value="8.79071516687857" table:style-name="ce1">
            <text:p>8.79071516687857</text:p>
          </table:table-cell>
          <table:table-cell office:value-type="float" office:value="8.61977549406108" table:style-name="ce1">
            <text:p>8.61977549406108</text:p>
          </table:table-cell>
          <table:table-cell office:value-type="float" office:value="8.54798105177071" table:style-name="ce1">
            <text:p>8.54798105177071</text:p>
          </table:table-cell>
          <table:table-cell office:value-type="float" office:value="9.22892607881102" table:style-name="ce1">
            <text:p>9.22892607881102</text:p>
          </table:table-cell>
          <table:table-cell office:value-type="float" office:value="14.2530910532441" table:style-name="ce1">
            <text:p>14.2530910532441</text:p>
          </table:table-cell>
          <table:table-cell office:value-type="float" office:value="10.0836139116023" table:style-name="ce1">
            <text:p>10.0836139116023</text:p>
          </table:table-cell>
          <table:table-cell office:value-type="float" office:value="6.47715170548516" table:style-name="ce1">
            <text:p>6.47715170548516</text:p>
          </table:table-cell>
          <table:table-cell office:value-type="float" office:value="8.73313707807245" table:style-name="ce1">
            <text:p>8.73313707807245</text:p>
          </table:table-cell>
        </table:table-row>
        <table:table-row table:style-name="ro1">
          <table:table-cell office:value-type="string" table:style-name="ce1">
            <text:p>Cody Gakpo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Liverpool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6-245</text:p>
          </table:table-cell>
          <table:table-cell office:value-type="float" office:value="13.9" table:style-name="ce1">
            <text:p>13.9</text:p>
          </table:table-cell>
          <table:table-cell office:value-type="float" office:value="9.85205771032754" table:style-name="ce1">
            <text:p>9.85205771032754</text:p>
          </table:table-cell>
          <table:table-cell office:value-type="float" office:value="15.7553694072633" table:style-name="ce1">
            <text:p>15.7553694072633</text:p>
          </table:table-cell>
          <table:table-cell office:value-type="float" office:value="17.045212544259" table:style-name="ce1">
            <text:p>17.045212544259</text:p>
          </table:table-cell>
          <table:table-cell office:value-type="float" office:value="15.9124420342972" table:style-name="ce1">
            <text:p>15.9124420342972</text:p>
          </table:table-cell>
          <table:table-cell office:value-type="float" office:value="16.9635708536163" table:style-name="ce1">
            <text:p>16.9635708536163</text:p>
          </table:table-cell>
          <table:table-cell office:value-type="float" office:value="9.87181522501664" table:style-name="ce1">
            <text:p>9.87181522501664</text:p>
          </table:table-cell>
          <table:table-cell office:value-type="float" office:value="17.9507463477465" table:style-name="ce1">
            <text:p>17.9507463477465</text:p>
          </table:table-cell>
          <table:table-cell office:value-type="float" office:value="8.03103773424462" table:style-name="ce1">
            <text:p>8.03103773424462</text:p>
          </table:table-cell>
          <table:table-cell office:value-type="float" office:value="14.0109995301802" table:style-name="ce1">
            <text:p>14.0109995301802</text:p>
          </table:table-cell>
        </table:table-row>
        <table:table-row table:style-name="ro1">
          <table:table-cell office:value-type="string" table:style-name="ce1">
            <text:p>Alejandro Garnacho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Chelse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1-190</text:p>
          </table:table-cell>
          <table:table-cell office:value-type="float" office:value="8.5" table:style-name="ce1">
            <text:p>8.5</text:p>
          </table:table-cell>
          <table:table-cell office:value-type="float" office:value="9.77528794626319" table:style-name="ce1">
            <text:p>9.77528794626319</text:p>
          </table:table-cell>
          <table:table-cell office:value-type="float" office:value="12.9227340677514" table:style-name="ce1">
            <text:p>12.9227340677514</text:p>
          </table:table-cell>
          <table:table-cell office:value-type="float" office:value="16.3427414125174" table:style-name="ce1">
            <text:p>16.3427414125174</text:p>
          </table:table-cell>
          <table:table-cell office:value-type="float" office:value="9.17358377860959" table:style-name="ce1">
            <text:p>9.17358377860959</text:p>
          </table:table-cell>
          <table:table-cell office:value-type="float" office:value="17.6466539578295" table:style-name="ce1">
            <text:p>17.6466539578295</text:p>
          </table:table-cell>
          <table:table-cell office:value-type="float" office:value="7.63280944876934" table:style-name="ce1">
            <text:p>7.63280944876934</text:p>
          </table:table-cell>
          <table:table-cell office:value-type="float" office:value="16.8897297930003" table:style-name="ce1">
            <text:p>16.8897297930003</text:p>
          </table:table-cell>
          <table:table-cell office:value-type="float" office:value="8.12277086369948" table:style-name="ce1">
            <text:p>8.12277086369948</text:p>
          </table:table-cell>
          <table:table-cell office:value-type="float" office:value="8.14453643942401" table:style-name="ce1">
            <text:p>8.14453643942401</text:p>
          </table:table-cell>
        </table:table-row>
        <table:table-row table:style-name="ro1">
          <table:table-cell office:value-type="string" table:style-name="ce1">
            <text:p>Anthony Gordon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Newcastle Utd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317</text:p>
          </table:table-cell>
          <table:table-cell office:value-type="float" office:value="10.2" table:style-name="ce1">
            <text:p>10.2</text:p>
          </table:table-cell>
          <table:table-cell office:value-type="float" office:value="9.81366156451348" table:style-name="ce1">
            <text:p>9.81366156451348</text:p>
          </table:table-cell>
          <table:table-cell office:value-type="float" office:value="13.8582554066126" table:style-name="ce1">
            <text:p>13.8582554066126</text:p>
          </table:table-cell>
          <table:table-cell office:value-type="float" office:value="12.8998024721346" table:style-name="ce1">
            <text:p>12.8998024721346</text:p>
          </table:table-cell>
          <table:table-cell office:value-type="float" office:value="15.9124420342972" table:style-name="ce1">
            <text:p>15.9124420342972</text:p>
          </table:table-cell>
          <table:table-cell office:value-type="float" office:value="15.650827267697" table:style-name="ce1">
            <text:p>15.650827267697</text:p>
          </table:table-cell>
          <table:table-cell office:value-type="float" office:value="9.05008815785832" table:style-name="ce1">
            <text:p>9.05008815785832</text:p>
          </table:table-cell>
          <table:table-cell office:value-type="float" office:value="14.3504207388098" table:style-name="ce1">
            <text:p>14.3504207388098</text:p>
          </table:table-cell>
          <table:table-cell office:value-type="float" office:value="8.58823945132167" table:style-name="ce1">
            <text:p>8.58823945132167</text:p>
          </table:table-cell>
          <table:table-cell office:value-type="float" office:value="11.0949782364326" table:style-name="ce1">
            <text:p>11.0949782364326</text:p>
          </table:table-cell>
        </table:table-row>
        <table:table-row table:style-name="ro1">
          <table:table-cell office:value-type="string" table:style-name="ce1">
            <text:p>Jack Grealish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Everto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0-119</text:p>
          </table:table-cell>
          <table:table-cell office:value-type="float" office:value="16.1" table:style-name="ce1">
            <text:p>16.1</text:p>
          </table:table-cell>
          <table:table-cell office:value-type="float" office:value="10.1920055132419" table:style-name="ce1">
            <text:p>10.1920055132419</text:p>
          </table:table-cell>
          <table:table-cell office:value-type="float" office:value="18.3068208971633" table:style-name="ce1">
            <text:p>18.3068208971633</text:p>
          </table:table-cell>
          <table:table-cell office:value-type="float" office:value="18.9500948856103" table:style-name="ce1">
            <text:p>18.9500948856103</text:p>
          </table:table-cell>
          <table:table-cell office:value-type="float" office:value="18.6502224042153" table:style-name="ce1">
            <text:p>18.6502224042153</text:p>
          </table:table-cell>
          <table:table-cell office:value-type="float" office:value="19.2854868767619" table:style-name="ce1">
            <text:p>19.2854868767619</text:p>
          </table:table-cell>
          <table:table-cell office:value-type="float" office:value="6.72105817174508" table:style-name="ce1">
            <text:p>6.72105817174508</text:p>
          </table:table-cell>
          <table:table-cell office:value-type="float" office:value="18.2264462773249" table:style-name="ce1">
            <text:p>18.2264462773249</text:p>
          </table:table-cell>
          <table:table-cell office:value-type="float" office:value="7.7139393046247" table:style-name="ce1">
            <text:p>7.7139393046247</text:p>
          </table:table-cell>
          <table:table-cell office:value-type="float" office:value="9.07623717675995" table:style-name="ce1">
            <text:p>9.07623717675995</text:p>
          </table:table-cell>
        </table:table-row>
        <table:table-row table:style-name="ro1">
          <table:table-cell office:value-type="string" table:style-name="ce1">
            <text:p>Viktor Gyökeres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Arsenal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7-217</text:p>
          </table:table-cell>
          <table:table-cell office:value-type="float" office:value="13.6" table:style-name="ce1">
            <text:p>13.6</text:p>
          </table:table-cell>
          <table:table-cell office:value-type="float" office:value="8.43741453242344" table:style-name="ce1">
            <text:p>8.43741453242344</text:p>
          </table:table-cell>
          <table:table-cell office:value-type="float" office:value="8.06294209465939" table:style-name="ce1">
            <text:p>8.06294209465939</text:p>
          </table:table-cell>
          <table:table-cell office:value-type="float" office:value="8.35960172261535" table:style-name="ce1">
            <text:p>8.35960172261535</text:p>
          </table:table-cell>
          <table:table-cell office:value-type="float" office:value="9.17358377860959" table:style-name="ce1">
            <text:p>9.17358377860959</text:p>
          </table:table-cell>
          <table:table-cell office:value-type="float" office:value="9.46036143657307" table:style-name="ce1">
            <text:p>9.46036143657307</text:p>
          </table:table-cell>
          <table:table-cell office:value-type="float" office:value="5.60452178868108" table:style-name="ce1">
            <text:p>5.60452178868108</text:p>
          </table:table-cell>
          <table:table-cell office:value-type="float" office:value="11.7545014642494" table:style-name="ce1">
            <text:p>11.7545014642494</text:p>
          </table:table-cell>
          <table:table-cell office:value-type="float" office:value="8.44747372895366" table:style-name="ce1">
            <text:p>8.44747372895366</text:p>
          </table:table-cell>
          <table:table-cell office:value-type="float" office:value="15.1589603929515" table:style-name="ce1">
            <text:p>15.1589603929515</text:p>
          </table:table-cell>
        </table:table-row>
        <table:table-row table:style-name="ro1">
          <table:table-cell office:value-type="string" table:style-name="ce1">
            <text:p>Erling Haaland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170</text:p>
          </table:table-cell>
          <table:table-cell office:value-type="float" office:value="19.2" table:style-name="ce1">
            <text:p>19.2</text:p>
          </table:table-cell>
          <table:table-cell office:value-type="float" office:value="8.151473566059" table:style-name="ce1">
            <text:p>8.151473566059</text:p>
          </table:table-cell>
          <table:table-cell office:value-type="float" office:value="9.42645012791605" table:style-name="ce1">
            <text:p>9.42645012791605</text:p>
          </table:table-cell>
          <table:table-cell office:value-type="float" office:value="15.8076806101723" table:style-name="ce1">
            <text:p>15.8076806101723</text:p>
          </table:table-cell>
          <table:table-cell office:value-type="float" office:value="9.81114378215593" table:style-name="ce1">
            <text:p>9.81114378215593</text:p>
          </table:table-cell>
          <table:table-cell office:value-type="float" office:value="12.704210440465" table:style-name="ce1">
            <text:p>12.704210440465</text:p>
          </table:table-cell>
          <table:table-cell office:value-type="float" office:value="8.82741854915082" table:style-name="ce1">
            <text:p>8.82741854915082</text:p>
          </table:table-cell>
          <table:table-cell office:value-type="float" office:value="11.3778763475947" table:style-name="ce1">
            <text:p>11.3778763475947</text:p>
          </table:table-cell>
          <table:table-cell office:value-type="float" office:value="14.1528154460942" table:style-name="ce1">
            <text:p>14.1528154460942</text:p>
          </table:table-cell>
          <table:table-cell office:value-type="float" office:value="19.9366822213503" table:style-name="ce1">
            <text:p>19.9366822213503</text:p>
          </table:table-cell>
        </table:table-row>
        <table:table-row table:style-name="ro1">
          <table:table-cell office:value-type="string" table:style-name="ce1">
            <text:p>Hwang Hee-chan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Wolves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9-346</text:p>
          </table:table-cell>
          <table:table-cell office:value-type="float" office:value="8.8" table:style-name="ce1">
            <text:p>8.8</text:p>
          </table:table-cell>
          <table:table-cell office:value-type="float" office:value="8.24226912130891" table:style-name="ce1">
            <text:p>8.24226912130891</text:p>
          </table:table-cell>
          <table:table-cell office:value-type="float" office:value="11.0270408906812" table:style-name="ce1">
            <text:p>11.0270408906812</text:p>
          </table:table-cell>
          <table:table-cell office:value-type="float" office:value="9.01548218955504" table:style-name="ce1">
            <text:p>9.01548218955504</text:p>
          </table:table-cell>
          <table:table-cell office:value-type="float" office:value="9.81114378215593" table:style-name="ce1">
            <text:p>9.81114378215593</text:p>
          </table:table-cell>
          <table:table-cell office:value-type="float" office:value="8.32103344731685" table:style-name="ce1">
            <text:p>8.32103344731685</text:p>
          </table:table-cell>
          <table:table-cell office:value-type="float" office:value="7.204737616023" table:style-name="ce1">
            <text:p>7.204737616023</text:p>
          </table:table-cell>
          <table:table-cell office:value-type="float" office:value="9.02716888565322" table:style-name="ce1">
            <text:p>9.02716888565322</text:p>
          </table:table-cell>
          <table:table-cell office:value-type="float" office:value="7.49147694207583" table:style-name="ce1">
            <text:p>7.49147694207583</text:p>
          </table:table-cell>
          <table:table-cell office:value-type="float" office:value="9.16264734893162" table:style-name="ce1">
            <text:p>9.16264734893162</text:p>
          </table:table-cell>
        </table:table-row>
        <table:table-row table:style-name="ro1">
          <table:table-cell office:value-type="string" table:style-name="ce1">
            <text:p>Callum Hudson-Odoi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Nott'ham Forest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061</text:p>
          </table:table-cell>
          <table:table-cell office:value-type="float" office:value="12.4" table:style-name="ce1">
            <text:p>12.4</text:p>
          </table:table-cell>
          <table:table-cell office:value-type="float" office:value="9.77528794626319" table:style-name="ce1">
            <text:p>9.77528794626319</text:p>
          </table:table-cell>
          <table:table-cell office:value-type="float" office:value="16.8511310064749" table:style-name="ce1">
            <text:p>16.8511310064749</text:p>
          </table:table-cell>
          <table:table-cell office:value-type="float" office:value="11.9871950616624" table:style-name="ce1">
            <text:p>11.9871950616624</text:p>
          </table:table-cell>
          <table:table-cell office:value-type="float" office:value="15.0739949992578" table:style-name="ce1">
            <text:p>15.0739949992578</text:p>
          </table:table-cell>
          <table:table-cell office:value-type="float" office:value="15.9736312038841" table:style-name="ce1">
            <text:p>15.9736312038841</text:p>
          </table:table-cell>
          <table:table-cell office:value-type="float" office:value="9.83039808229288" table:style-name="ce1">
            <text:p>9.83039808229288</text:p>
          </table:table-cell>
          <table:table-cell office:value-type="float" office:value="17.2477253893961" table:style-name="ce1">
            <text:p>17.2477253893961</text:p>
          </table:table-cell>
          <table:table-cell office:value-type="float" office:value="7.62453474168585" table:style-name="ce1">
            <text:p>7.62453474168585</text:p>
          </table:table-cell>
          <table:table-cell office:value-type="float" office:value="9.77305586038301" table:style-name="ce1">
            <text:p>9.77305586038301</text:p>
          </table:table-cell>
        </table:table-row>
        <table:table-row table:style-name="ro1">
          <table:table-cell office:value-type="string" table:style-name="ce1">
            <text:p>Omari Hutchinson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Nott'ham Forest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2-069</text:p>
          </table:table-cell>
          <table:table-cell office:value-type="float" office:value="9.8" table:style-name="ce1">
            <text:p>9.8</text:p>
          </table:table-cell>
          <table:table-cell office:value-type="float" office:value="9.85205771032754" table:style-name="ce1">
            <text:p>9.85205771032754</text:p>
          </table:table-cell>
          <table:table-cell office:value-type="float" office:value="14.6323238364958" table:style-name="ce1">
            <text:p>14.6323238364958</text:p>
          </table:table-cell>
          <table:table-cell office:value-type="float" office:value="14.5773499692796" table:style-name="ce1">
            <text:p>14.5773499692796</text:p>
          </table:table-cell>
          <table:table-cell office:value-type="float" office:value="10.9706736852755" table:style-name="ce1">
            <text:p>10.9706736852755</text:p>
          </table:table-cell>
          <table:table-cell office:value-type="float" office:value="14.5771517825529" table:style-name="ce1">
            <text:p>14.5771517825529</text:p>
          </table:table-cell>
          <table:table-cell office:value-type="float" office:value="10.6614972962679" table:style-name="ce1">
            <text:p>10.6614972962679</text:p>
          </table:table-cell>
          <table:table-cell office:value-type="float" office:value="14.6639640688736" table:style-name="ce1">
            <text:p>14.6639640688736</text:p>
          </table:table-cell>
          <table:table-cell office:value-type="float" office:value="8.68257605947039" table:style-name="ce1">
            <text:p>8.68257605947039</text:p>
          </table:table-cell>
          <table:table-cell office:value-type="float" office:value="7.89776120512087" table:style-name="ce1">
            <text:p>7.89776120512087</text:p>
          </table:table-cell>
        </table:table-row>
        <table:table-row table:style-name="ro1">
          <table:table-cell office:value-type="string" table:style-name="ce1">
            <text:p>Wilson Isidor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133</text:p>
          </table:table-cell>
          <table:table-cell office:value-type="float" office:value="10.9" table:style-name="ce1">
            <text:p>10.9</text:p>
          </table:table-cell>
          <table:table-cell office:value-type="float" office:value="7.71048787751153" table:style-name="ce1">
            <text:p>7.71048787751153</text:p>
          </table:table-cell>
          <table:table-cell office:value-type="float" office:value="6.86412265801501" table:style-name="ce1">
            <text:p>6.86412265801501</text:p>
          </table:table-cell>
          <table:table-cell office:value-type="float" office:value="6.0977219586887" table:style-name="ce1">
            <text:p>6.0977219586887</text:p>
          </table:table-cell>
          <table:table-cell office:value-type="float" office:value="7.23865790614345" table:style-name="ce1">
            <text:p>7.23865790614345</text:p>
          </table:table-cell>
          <table:table-cell office:value-type="float" office:value="8.99901682737775" table:style-name="ce1">
            <text:p>8.99901682737775</text:p>
          </table:table-cell>
          <table:table-cell office:value-type="float" office:value="7.57619101662505" table:style-name="ce1">
            <text:p>7.57619101662505</text:p>
          </table:table-cell>
          <table:table-cell office:value-type="float" office:value="9.17645316930161" table:style-name="ce1">
            <text:p>9.17645316930161</text:p>
          </table:table-cell>
          <table:table-cell office:value-type="float" office:value="10.622243990879" table:style-name="ce1">
            <text:p>10.622243990879</text:p>
          </table:table-cell>
          <table:table-cell office:value-type="float" office:value="12.0527310155615" table:style-name="ce1">
            <text:p>12.0527310155615</text:p>
          </table:table-cell>
        </table:table-row>
        <table:table-row table:style-name="ro1">
          <table:table-cell office:value-type="string" table:style-name="ce1">
            <text:p>Igor Jesus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Nott'ham Forest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316</text:p>
          </table:table-cell>
          <table:table-cell office:value-type="float" office:value="12.8" table:style-name="ce1">
            <text:p>12.8</text:p>
          </table:table-cell>
          <table:table-cell office:value-type="float" office:value="8.32740827066577" table:style-name="ce1">
            <text:p>8.32740827066577</text:p>
          </table:table-cell>
          <table:table-cell office:value-type="float" office:value="10.4541052366625" table:style-name="ce1">
            <text:p>10.4541052366625</text:p>
          </table:table-cell>
          <table:table-cell office:value-type="float" office:value="9.68619696574899" table:style-name="ce1">
            <text:p>9.68619696574899</text:p>
          </table:table-cell>
          <table:table-cell office:value-type="float" office:value="9.17358377860959" table:style-name="ce1">
            <text:p>9.17358377860959</text:p>
          </table:table-cell>
          <table:table-cell office:value-type="float" office:value="8.54482058281767" table:style-name="ce1">
            <text:p>8.54482058281767</text:p>
          </table:table-cell>
          <table:table-cell office:value-type="float" office:value="6.46183544926143" table:style-name="ce1">
            <text:p>6.46183544926143</text:p>
          </table:table-cell>
          <table:table-cell office:value-type="float" office:value="10.9223302806205" table:style-name="ce1">
            <text:p>10.9223302806205</text:p>
          </table:table-cell>
          <table:table-cell office:value-type="float" office:value="7.93979572698558" table:style-name="ce1">
            <text:p>7.93979572698558</text:p>
          </table:table-cell>
          <table:table-cell office:value-type="float" office:value="9.42317933628981" table:style-name="ce1">
            <text:p>9.42317933628981</text:p>
          </table:table-cell>
        </table:table-row>
        <table:table-row table:style-name="ro1">
          <table:table-cell office:value-type="string" table:style-name="ce1">
            <text:p>Raúl Jiménez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Fulham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4-247</text:p>
          </table:table-cell>
          <table:table-cell office:value-type="float" office:value="13.6" table:style-name="ce1">
            <text:p>13.6</text:p>
          </table:table-cell>
          <table:table-cell office:value-type="float" office:value="8.52953340376365" table:style-name="ce1">
            <text:p>8.52953340376365</text:p>
          </table:table-cell>
          <table:table-cell office:value-type="float" office:value="11.7843084360004" table:style-name="ce1">
            <text:p>11.7843084360004</text:p>
          </table:table-cell>
          <table:table-cell office:value-type="float" office:value="11.8540473189512" table:style-name="ce1">
            <text:p>11.8540473189512</text:p>
          </table:table-cell>
          <table:table-cell office:value-type="float" office:value="12.3656591011376" table:style-name="ce1">
            <text:p>12.3656591011376</text:p>
          </table:table-cell>
          <table:table-cell office:value-type="float" office:value="6.83681240254273" table:style-name="ce1">
            <text:p>6.83681240254273</text:p>
          </table:table-cell>
          <table:table-cell office:value-type="float" office:value="7.82314215027056" table:style-name="ce1">
            <text:p>7.82314215027056</text:p>
          </table:table-cell>
          <table:table-cell office:value-type="float" office:value="9.25135096055026" table:style-name="ce1">
            <text:p>9.25135096055026</text:p>
          </table:table-cell>
          <table:table-cell office:value-type="float" office:value="7.80388709372758" table:style-name="ce1">
            <text:p>7.80388709372758</text:p>
          </table:table-cell>
          <table:table-cell office:value-type="float" office:value="13.544565628589" table:style-name="ce1">
            <text:p>13.544565628589</text:p>
          </table:table-cell>
        </table:table-row>
        <table:table-row table:style-name="ro1">
          <table:table-cell office:value-type="string" table:style-name="ce1">
            <text:p>João Pedro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Chelse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103</text:p>
          </table:table-cell>
          <table:table-cell office:value-type="float" office:value="16.8" table:style-name="ce1">
            <text:p>16.8</text:p>
          </table:table-cell>
          <table:table-cell office:value-type="float" office:value="8.70871772743401" table:style-name="ce1">
            <text:p>8.70871772743401</text:p>
          </table:table-cell>
          <table:table-cell office:value-type="float" office:value="16.1893112377502" table:style-name="ce1">
            <text:p>16.1893112377502</text:p>
          </table:table-cell>
          <table:table-cell office:value-type="float" office:value="15.0106404204625" table:style-name="ce1">
            <text:p>15.0106404204625</text:p>
          </table:table-cell>
          <table:table-cell office:value-type="float" office:value="17.4508699559956" table:style-name="ce1">
            <text:p>17.4508699559956</text:p>
          </table:table-cell>
          <table:table-cell office:value-type="float" office:value="14.3834839632726" table:style-name="ce1">
            <text:p>14.3834839632726</text:p>
          </table:table-cell>
          <table:table-cell office:value-type="float" office:value="8.46721167237998" table:style-name="ce1">
            <text:p>8.46721167237998</text:p>
          </table:table-cell>
          <table:table-cell office:value-type="float" office:value="14.8469125569801" table:style-name="ce1">
            <text:p>14.8469125569801</text:p>
          </table:table-cell>
          <table:table-cell office:value-type="float" office:value="9.25579624000699" table:style-name="ce1">
            <text:p>9.25579624000699</text:p>
          </table:table-cell>
          <table:table-cell office:value-type="float" office:value="15.8589229368615" table:style-name="ce1">
            <text:p>15.8589229368615</text:p>
          </table:table-cell>
        </table:table-row>
        <table:table-row table:style-name="ro1">
          <table:table-cell office:value-type="string" table:style-name="ce1">
            <text:p>Kevin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Fulham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3-003</text:p>
          </table:table-cell>
          <table:table-cell office:value-type="float" office:value="7.4" table:style-name="ce1">
            <text:p>7.4</text:p>
          </table:table-cell>
          <table:table-cell office:value-type="float" office:value="9.62842015837456" table:style-name="ce1">
            <text:p>9.62842015837456</text:p>
          </table:table-cell>
          <table:table-cell office:value-type="float" office:value="11.5584163044666" table:style-name="ce1">
            <text:p>11.5584163044666</text:p>
          </table:table-cell>
          <table:table-cell office:value-type="float" office:value="9.82155026197562" table:style-name="ce1">
            <text:p>9.82155026197562</text:p>
          </table:table-cell>
          <table:table-cell office:value-type="float" office:value="11.3557754847279" table:style-name="ce1">
            <text:p>11.3557754847279</text:p>
          </table:table-cell>
          <table:table-cell office:value-type="float" office:value="15.3102489717092" table:style-name="ce1">
            <text:p>15.3102489717092</text:p>
          </table:table-cell>
          <table:table-cell office:value-type="float" office:value="11.9605957147318" table:style-name="ce1">
            <text:p>11.9605957147318</text:p>
          </table:table-cell>
          <table:table-cell office:value-type="float" office:value="13.4192236112072" table:style-name="ce1">
            <text:p>13.4192236112072</text:p>
          </table:table-cell>
          <table:table-cell office:value-type="float" office:value="9.78958223045955" table:style-name="ce1">
            <text:p>9.78958223045955</text:p>
          </table:table-cell>
          <table:table-cell office:value-type="float" office:value="6.43243780900847" table:style-name="ce1">
            <text:p>6.43243780900847</text:p>
          </table:table-cell>
        </table:table-row>
        <table:table-row table:style-name="ro1">
          <table:table-cell office:value-type="string" table:style-name="ce1">
            <text:p>Randal Kolo Muani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Tottenham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7-033</text:p>
          </table:table-cell>
          <table:table-cell office:value-type="float" office:value="8.6" table:style-name="ce1">
            <text:p>8.6</text:p>
          </table:table-cell>
          <table:table-cell office:value-type="float" office:value="8.2787112131846" table:style-name="ce1">
            <text:p>8.2787112131846</text:p>
          </table:table-cell>
          <table:table-cell office:value-type="float" office:value="8.6431785410893" table:style-name="ce1">
            <text:p>8.6431785410893</text:p>
          </table:table-cell>
          <table:table-cell office:value-type="float" office:value="7.72453482710789" table:style-name="ce1">
            <text:p>7.72453482710789</text:p>
          </table:table-cell>
          <table:table-cell office:value-type="float" office:value="8.42476538113459" table:style-name="ce1">
            <text:p>8.42476538113459</text:p>
          </table:table-cell>
          <table:table-cell office:value-type="float" office:value="8.54482058281767" table:style-name="ce1">
            <text:p>8.54482058281767</text:p>
          </table:table-cell>
          <table:table-cell office:value-type="float" office:value="9.19265782011039" table:style-name="ce1">
            <text:p>9.19265782011039</text:p>
          </table:table-cell>
          <table:table-cell office:value-type="float" office:value="9.47695714475618" table:style-name="ce1">
            <text:p>9.47695714475618</text:p>
          </table:table-cell>
          <table:table-cell office:value-type="float" office:value="6.5580258078293" table:style-name="ce1">
            <text:p>6.5580258078293</text:p>
          </table:table-cell>
          <table:table-cell office:value-type="float" office:value="6.87509849191549" table:style-name="ce1">
            <text:p>6.87509849191549</text:p>
          </table:table-cell>
        </table:table-row>
        <table:table-row table:style-name="ro1">
          <table:table-cell office:value-type="string" table:style-name="ce1">
            <text:p>Mohammed Kudus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Tottenham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5-158</text:p>
          </table:table-cell>
          <table:table-cell office:value-type="float" office:value="17.1" table:style-name="ce1">
            <text:p>17.1</text:p>
          </table:table-cell>
          <table:table-cell office:value-type="float" office:value="9.19060516554446" table:style-name="ce1">
            <text:p>9.19060516554446</text:p>
          </table:table-cell>
          <table:table-cell office:value-type="float" office:value="17.8346039766183" table:style-name="ce1">
            <text:p>17.8346039766183</text:p>
          </table:table-cell>
          <table:table-cell office:value-type="float" office:value="17.5121841100603" table:style-name="ce1">
            <text:p>17.5121841100603</text:p>
          </table:table-cell>
          <table:table-cell office:value-type="float" office:value="15.7354730704601" table:style-name="ce1">
            <text:p>15.7354730704601</text:p>
          </table:table-cell>
          <table:table-cell office:value-type="float" office:value="16.1283297815719" table:style-name="ce1">
            <text:p>16.1283297815719</text:p>
          </table:table-cell>
          <table:table-cell office:value-type="float" office:value="11.2425539406358" table:style-name="ce1">
            <text:p>11.2425539406358</text:p>
          </table:table-cell>
          <table:table-cell office:value-type="float" office:value="17.0930313605065" table:style-name="ce1">
            <text:p>17.0930313605065</text:p>
          </table:table-cell>
          <table:table-cell office:value-type="float" office:value="7.84906021498932" table:style-name="ce1">
            <text:p>7.84906021498932</text:p>
          </table:table-cell>
          <table:table-cell office:value-type="float" office:value="8.99006733376005" table:style-name="ce1">
            <text:p>8.99006733376005</text:p>
          </table:table-cell>
        </table:table-row>
        <table:table-row table:style-name="ro1">
          <table:table-cell office:value-type="string" table:style-name="ce1">
            <text:p>Donyell Malen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6-363</text:p>
          </table:table-cell>
          <table:table-cell office:value-type="float" office:value="7.1" table:style-name="ce1">
            <text:p>7.1</text:p>
          </table:table-cell>
          <table:table-cell office:value-type="float" office:value="9.22216430944609" table:style-name="ce1">
            <text:p>9.22216430944609</text:p>
          </table:table-cell>
          <table:table-cell office:value-type="float" office:value="7.46715822896288" table:style-name="ce1">
            <text:p>7.46715822896288</text:p>
          </table:table-cell>
          <table:table-cell office:value-type="float" office:value="7.97571189760107" table:style-name="ce1">
            <text:p>7.97571189760107</text:p>
          </table:table-cell>
          <table:table-cell office:value-type="float" office:value="8.42476538113459" table:style-name="ce1">
            <text:p>8.42476538113459</text:p>
          </table:table-cell>
          <table:table-cell office:value-type="float" office:value="8.54482058281767" table:style-name="ce1">
            <text:p>8.54482058281767</text:p>
          </table:table-cell>
          <table:table-cell office:value-type="float" office:value="8.21075361635929" table:style-name="ce1">
            <text:p>8.21075361635929</text:p>
          </table:table-cell>
          <table:table-cell office:value-type="float" office:value="8.36557041963517" table:style-name="ce1">
            <text:p>8.36557041963517</text:p>
          </table:table-cell>
          <table:table-cell office:value-type="float" office:value="11.4044417659404" table:style-name="ce1">
            <text:p>11.4044417659404</text:p>
          </table:table-cell>
          <table:table-cell office:value-type="float" office:value="12.5630531571589" table:style-name="ce1">
            <text:p>12.5630531571589</text:p>
          </table:table-cell>
        </table:table-row>
        <table:table-row table:style-name="ro1">
          <table:table-cell office:value-type="string" table:style-name="ce1">
            <text:p>Jean-Philippe Mateta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8-193</text:p>
          </table:table-cell>
          <table:table-cell office:value-type="float" office:value="18.2" table:style-name="ce1">
            <text:p>18.2</text:p>
          </table:table-cell>
          <table:table-cell office:value-type="float" office:value="8.01314204276564" table:style-name="ce1">
            <text:p>8.01314204276564</text:p>
          </table:table-cell>
          <table:table-cell office:value-type="float" office:value="10.4541052366625" table:style-name="ce1">
            <text:p>10.4541052366625</text:p>
          </table:table-cell>
          <table:table-cell office:value-type="float" office:value="7.84962108379189" table:style-name="ce1">
            <text:p>7.84962108379189</text:p>
          </table:table-cell>
          <table:table-cell office:value-type="float" office:value="10.0682584184807" table:style-name="ce1">
            <text:p>10.0682584184807</text:p>
          </table:table-cell>
          <table:table-cell office:value-type="float" office:value="11.099838163618" table:style-name="ce1">
            <text:p>11.099838163618</text:p>
          </table:table-cell>
          <table:table-cell office:value-type="float" office:value="10.8901556947675" table:style-name="ce1">
            <text:p>10.8901556947675</text:p>
          </table:table-cell>
          <table:table-cell office:value-type="float" office:value="12.6400839343974" table:style-name="ce1">
            <text:p>12.6400839343974</text:p>
          </table:table-cell>
          <table:table-cell office:value-type="float" office:value="10.5731906299577" table:style-name="ce1">
            <text:p>10.5731906299577</text:p>
          </table:table-cell>
          <table:table-cell office:value-type="float" office:value="18.6128428344165" table:style-name="ce1">
            <text:p>18.6128428344165</text:p>
          </table:table-cell>
        </table:table-row>
        <table:table-row table:style-name="ro1">
          <table:table-cell office:value-type="string" table:style-name="ce1">
            <text:p>John McGinn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1-081</text:p>
          </table:table-cell>
          <table:table-cell office:value-type="float" office:value="16.7" table:style-name="ce1">
            <text:p>16.7</text:p>
          </table:table-cell>
          <table:table-cell office:value-type="float" office:value="9.01443708122302" table:style-name="ce1">
            <text:p>9.01443708122302</text:p>
          </table:table-cell>
          <table:table-cell office:value-type="float" office:value="18.2692087128278" table:style-name="ce1">
            <text:p>18.2692087128278</text:p>
          </table:table-cell>
          <table:table-cell office:value-type="float" office:value="13.4019965555203" table:style-name="ce1">
            <text:p>13.4019965555203</text:p>
          </table:table-cell>
          <table:table-cell office:value-type="float" office:value="18.0413647268804" table:style-name="ce1">
            <text:p>18.0413647268804</text:p>
          </table:table-cell>
          <table:table-cell office:value-type="float" office:value="11.7972496046675" table:style-name="ce1">
            <text:p>11.7972496046675</text:p>
          </table:table-cell>
          <table:table-cell office:value-type="float" office:value="7.63280944876934" table:style-name="ce1">
            <text:p>7.63280944876934</text:p>
          </table:table-cell>
          <table:table-cell office:value-type="float" office:value="11.2263744662052" table:style-name="ce1">
            <text:p>11.2263744662052</text:p>
          </table:table-cell>
          <table:table-cell office:value-type="float" office:value="7.35971827458142" table:style-name="ce1">
            <text:p>7.35971827458142</text:p>
          </table:table-cell>
          <table:table-cell office:value-type="float" office:value="10.4778325743391" table:style-name="ce1">
            <text:p>10.4778325743391</text:p>
          </table:table-cell>
        </table:table-row>
        <table:table-row table:style-name="ro1">
          <table:table-cell office:value-type="string" table:style-name="ce1">
            <text:p>Yankuba Minteh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righto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1-169</text:p>
          </table:table-cell>
          <table:table-cell office:value-type="float" office:value="17.1" table:style-name="ce1">
            <text:p>17.1</text:p>
          </table:table-cell>
          <table:table-cell office:value-type="float" office:value="9.81366156451348" table:style-name="ce1">
            <text:p>9.81366156451348</text:p>
          </table:table-cell>
          <table:table-cell office:value-type="float" office:value="14.5701112817291" table:style-name="ce1">
            <text:p>14.5701112817291</text:p>
          </table:table-cell>
          <table:table-cell office:value-type="float" office:value="18.1185062631088" table:style-name="ce1">
            <text:p>18.1185062631088</text:p>
          </table:table-cell>
          <table:table-cell office:value-type="float" office:value="14.1312479803034" table:style-name="ce1">
            <text:p>14.1312479803034</text:p>
          </table:table-cell>
          <table:table-cell office:value-type="float" office:value="18.9079063145038" table:style-name="ce1">
            <text:p>18.9079063145038</text:p>
          </table:table-cell>
          <table:table-cell office:value-type="float" office:value="11.8792327422824" table:style-name="ce1">
            <text:p>11.8792327422824</text:p>
          </table:table-cell>
          <table:table-cell office:value-type="float" office:value="18.930773607299" table:style-name="ce1">
            <text:p>18.930773607299</text:p>
          </table:table-cell>
          <table:table-cell office:value-type="float" office:value="7.31609497237324" table:style-name="ce1">
            <text:p>7.31609497237324</text:p>
          </table:table-cell>
          <table:table-cell office:value-type="float" office:value="8.81850372675446" table:style-name="ce1">
            <text:p>8.81850372675446</text:p>
          </table:table-cell>
        </table:table-row>
        <table:table-row table:style-name="ro1">
          <table:table-cell office:value-type="string" table:style-name="ce1">
            <text:p>Kaoru Mitoma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righto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8-232</text:p>
          </table:table-cell>
          <table:table-cell office:value-type="float" office:value="7.4" table:style-name="ce1">
            <text:p>7.4</text:p>
          </table:table-cell>
          <table:table-cell office:value-type="float" office:value="8.88298789518683" table:style-name="ce1">
            <text:p>8.88298789518683</text:p>
          </table:table-cell>
          <table:table-cell office:value-type="float" office:value="11.3313057382629" table:style-name="ce1">
            <text:p>11.3313057382629</text:p>
          </table:table-cell>
          <table:table-cell office:value-type="float" office:value="9.68619696574899" table:style-name="ce1">
            <text:p>9.68619696574899</text:p>
          </table:table-cell>
          <table:table-cell office:value-type="float" office:value="10.8418975635774" table:style-name="ce1">
            <text:p>10.8418975635774</text:p>
          </table:table-cell>
          <table:table-cell office:value-type="float" office:value="11.099838163618" table:style-name="ce1">
            <text:p>11.099838163618</text:p>
          </table:table-cell>
          <table:table-cell office:value-type="float" office:value="9.43843001326994" table:style-name="ce1">
            <text:p>9.43843001326994</text:p>
          </table:table-cell>
          <table:table-cell office:value-type="float" office:value="12.127155496931" table:style-name="ce1">
            <text:p>12.127155496931</text:p>
          </table:table-cell>
          <table:table-cell office:value-type="float" office:value="7.89436371320896" table:style-name="ce1">
            <text:p>7.89436371320896</text:p>
          </table:table-cell>
          <table:table-cell office:value-type="float" office:value="7.41571268070494" table:style-name="ce1">
            <text:p>7.41571268070494</text:p>
          </table:table-cell>
        </table:table-row>
        <table:table-row table:style-name="ro1">
          <table:table-cell office:value-type="string" table:style-name="ce1">
            <text:p>Jacob Murphy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Newcastle Utd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0-317</text:p>
          </table:table-cell>
          <table:table-cell office:value-type="float" office:value="11.1" table:style-name="ce1">
            <text:p>11.1</text:p>
          </table:table-cell>
          <table:table-cell office:value-type="float" office:value="9.58380123772522" table:style-name="ce1">
            <text:p>9.58380123772522</text:p>
          </table:table-cell>
          <table:table-cell office:value-type="float" office:value="14.0572439824626" table:style-name="ce1">
            <text:p>14.0572439824626</text:p>
          </table:table-cell>
          <table:table-cell office:value-type="float" office:value="14.6877703850748" table:style-name="ce1">
            <text:p>14.6877703850748</text:p>
          </table:table-cell>
          <table:table-cell office:value-type="float" office:value="14.8732056040486" table:style-name="ce1">
            <text:p>14.8732056040486</text:p>
          </table:table-cell>
          <table:table-cell office:value-type="float" office:value="11.3334115824161" table:style-name="ce1">
            <text:p>11.3334115824161</text:p>
          </table:table-cell>
          <table:table-cell office:value-type="float" office:value="12.3638991900295" table:style-name="ce1">
            <text:p>12.3638991900295</text:p>
          </table:table-cell>
          <table:table-cell office:value-type="float" office:value="15.3150834803104" table:style-name="ce1">
            <text:p>15.3150834803104</text:p>
          </table:table-cell>
          <table:table-cell office:value-type="float" office:value="9.5947735920259" table:style-name="ce1">
            <text:p>9.5947735920259</text:p>
          </table:table-cell>
          <table:table-cell office:value-type="float" office:value="9.77305586038301" table:style-name="ce1">
            <text:p>9.77305586038301</text:p>
          </table:table-cell>
        </table:table-row>
        <table:table-row table:style-name="ro1">
          <table:table-cell office:value-type="string" table:style-name="ce1">
            <text:p>Iliman Ndiaye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Everto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307</text:p>
          </table:table-cell>
          <table:table-cell office:value-type="float" office:value="14.9" table:style-name="ce1">
            <text:p>14.9</text:p>
          </table:table-cell>
          <table:table-cell office:value-type="float" office:value="8.82061311623122" table:style-name="ce1">
            <text:p>8.82061311623122</text:p>
          </table:table-cell>
          <table:table-cell office:value-type="float" office:value="16.934800462217" table:style-name="ce1">
            <text:p>16.934800462217</text:p>
          </table:table-cell>
          <table:table-cell office:value-type="float" office:value="15.1154119907866" table:style-name="ce1">
            <text:p>15.1154119907866</text:p>
          </table:table-cell>
          <table:table-cell office:value-type="float" office:value="12.2412966962467" table:style-name="ce1">
            <text:p>12.2412966962467</text:p>
          </table:table-cell>
          <table:table-cell office:value-type="float" office:value="15.8144615567182" table:style-name="ce1">
            <text:p>15.8144615567182</text:p>
          </table:table-cell>
          <table:table-cell office:value-type="float" office:value="10.6614972962679" table:style-name="ce1">
            <text:p>10.6614972962679</text:p>
          </table:table-cell>
          <table:table-cell office:value-type="float" office:value="15.2007704202494" table:style-name="ce1">
            <text:p>15.2007704202494</text:p>
          </table:table-cell>
          <table:table-cell office:value-type="float" office:value="8.82477566825932" table:style-name="ce1">
            <text:p>8.82477566825932</text:p>
          </table:table-cell>
          <table:table-cell office:value-type="float" office:value="11.8803936777719" table:style-name="ce1">
            <text:p>11.8803936777719</text:p>
          </table:table-cell>
        </table:table-row>
        <table:table-row table:style-name="ro1">
          <table:table-cell office:value-type="string" table:style-name="ce1">
            <text:p>Dan Ndoye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Nott'ham Forest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074</text:p>
          </table:table-cell>
          <table:table-cell office:value-type="float" office:value="11.1" table:style-name="ce1">
            <text:p>11.1</text:p>
          </table:table-cell>
          <table:table-cell office:value-type="float" office:value="8.62204112007978" table:style-name="ce1">
            <text:p>8.62204112007978</text:p>
          </table:table-cell>
          <table:table-cell office:value-type="float" office:value="12.0459744291723" table:style-name="ce1">
            <text:p>12.0459744291723</text:p>
          </table:table-cell>
          <table:table-cell office:value-type="float" office:value="9.95718098476308" table:style-name="ce1">
            <text:p>9.95718098476308</text:p>
          </table:table-cell>
          <table:table-cell office:value-type="float" office:value="10.8418975635774" table:style-name="ce1">
            <text:p>10.8418975635774</text:p>
          </table:table-cell>
          <table:table-cell office:value-type="float" office:value="13.1433639345075" table:style-name="ce1">
            <text:p>13.1433639345075</text:p>
          </table:table-cell>
          <table:table-cell office:value-type="float" office:value="8.88796996890553" table:style-name="ce1">
            <text:p>8.88796996890553</text:p>
          </table:table-cell>
          <table:table-cell office:value-type="float" office:value="14.2220702128598" table:style-name="ce1">
            <text:p>14.2220702128598</text:p>
          </table:table-cell>
          <table:table-cell office:value-type="float" office:value="6.72185385762744" table:style-name="ce1">
            <text:p>6.72185385762744</text:p>
          </table:table-cell>
          <table:table-cell office:value-type="float" office:value="7.25873706676933" table:style-name="ce1">
            <text:p>7.25873706676933</text:p>
          </table:table-cell>
        </table:table-row>
        <table:table-row table:style-name="ro1">
          <table:table-cell office:value-type="string" table:style-name="ce1">
            <text:p>Pedro Neto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Chelse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304</text:p>
          </table:table-cell>
          <table:table-cell office:value-type="float" office:value="17.2" table:style-name="ce1">
            <text:p>17.2</text:p>
          </table:table-cell>
          <table:table-cell office:value-type="float" office:value="9.50740757390484" table:style-name="ce1">
            <text:p>9.50740757390484</text:p>
          </table:table-cell>
          <table:table-cell office:value-type="float" office:value="18.7133765465522" table:style-name="ce1">
            <text:p>18.7133765465522</text:p>
          </table:table-cell>
          <table:table-cell office:value-type="float" office:value="17.9149461433706" table:style-name="ce1">
            <text:p>17.9149461433706</text:p>
          </table:table-cell>
          <table:table-cell office:value-type="float" office:value="17.0013229798939" table:style-name="ce1">
            <text:p>17.0013229798939</text:p>
          </table:table-cell>
          <table:table-cell office:value-type="float" office:value="18.2727072855165" table:style-name="ce1">
            <text:p>18.2727072855165</text:p>
          </table:table-cell>
          <table:table-cell office:value-type="float" office:value="9.62372704935777" table:style-name="ce1">
            <text:p>9.62372704935777</text:p>
          </table:table-cell>
          <table:table-cell office:value-type="float" office:value="18.1741102585502" table:style-name="ce1">
            <text:p>18.1741102585502</text:p>
          </table:table-cell>
          <table:table-cell office:value-type="float" office:value="8.3541480879447" table:style-name="ce1">
            <text:p>8.3541480879447</text:p>
          </table:table-cell>
          <table:table-cell office:value-type="float" office:value="12.8966548984852" table:style-name="ce1">
            <text:p>12.8966548984852</text:p>
          </table:table-cell>
        </table:table-row>
        <table:table-row table:style-name="ro1">
          <table:table-cell office:value-type="string" table:style-name="ce1">
            <text:p>Wilson Odobert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Tottenham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1-040</text:p>
          </table:table-cell>
          <table:table-cell office:value-type="float" office:value="7.6" table:style-name="ce1">
            <text:p>7.6</text:p>
          </table:table-cell>
          <table:table-cell office:value-type="float" office:value="9.57106037673923" table:style-name="ce1">
            <text:p>9.57106037673923</text:p>
          </table:table-cell>
          <table:table-cell office:value-type="float" office:value="11.6338615970257" table:style-name="ce1">
            <text:p>11.6338615970257</text:p>
          </table:table-cell>
          <table:table-cell office:value-type="float" office:value="9.55117569531381" table:style-name="ce1">
            <text:p>9.55117569531381</text:p>
          </table:table-cell>
          <table:table-cell office:value-type="float" office:value="12.3656591011376" table:style-name="ce1">
            <text:p>12.3656591011376</text:p>
          </table:table-cell>
          <table:table-cell office:value-type="float" office:value="10.8655343552955" table:style-name="ce1">
            <text:p>10.8655343552955</text:p>
          </table:table-cell>
          <table:table-cell office:value-type="float" office:value="11.9402750377349" table:style-name="ce1">
            <text:p>11.9402750377349</text:p>
          </table:table-cell>
          <table:table-cell office:value-type="float" office:value="10.5411259085779" table:style-name="ce1">
            <text:p>10.5411259085779</text:p>
          </table:table-cell>
          <table:table-cell office:value-type="float" office:value="7.22930210803459" table:style-name="ce1">
            <text:p>7.22930210803459</text:p>
          </table:table-cell>
          <table:table-cell office:value-type="float" office:value="6.65126919735279" table:style-name="ce1">
            <text:p>6.65126919735279</text:p>
          </table:table-cell>
        </table:table-row>
        <table:table-row table:style-name="ro1">
          <table:table-cell office:value-type="string" table:style-name="ce1">
            <text:p>Noah Okafor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5-228</text:p>
          </table:table-cell>
          <table:table-cell office:value-type="float" office:value="11.4" table:style-name="ce1">
            <text:p>11.4</text:p>
          </table:table-cell>
          <table:table-cell office:value-type="float" office:value="9.24743235721052" table:style-name="ce1">
            <text:p>9.24743235721052</text:p>
          </table:table-cell>
          <table:table-cell office:value-type="float" office:value="10.186595713342" table:style-name="ce1">
            <text:p>10.186595713342</text:p>
          </table:table-cell>
          <table:table-cell office:value-type="float" office:value="8.10276697659201" table:style-name="ce1">
            <text:p>8.10276697659201</text:p>
          </table:table-cell>
          <table:table-cell office:value-type="float" office:value="11.8646535799109" table:style-name="ce1">
            <text:p>11.8646535799109</text:p>
          </table:table-cell>
          <table:table-cell office:value-type="float" office:value="16.4243422773914" table:style-name="ce1">
            <text:p>16.4243422773914</text:p>
          </table:table-cell>
          <table:table-cell office:value-type="float" office:value="9.80969900021392" table:style-name="ce1">
            <text:p>9.80969900021392</text:p>
          </table:table-cell>
          <table:table-cell office:value-type="float" office:value="14.6639640688736" table:style-name="ce1">
            <text:p>14.6639640688736</text:p>
          </table:table-cell>
          <table:table-cell office:value-type="float" office:value="7.84906021498932" table:style-name="ce1">
            <text:p>7.84906021498932</text:p>
          </table:table-cell>
          <table:table-cell office:value-type="float" office:value="9.6853625557871" table:style-name="ce1">
            <text:p>9.6853625557871</text:p>
          </table:table-cell>
        </table:table-row>
        <table:table-row table:style-name="ro1">
          <table:table-cell office:value-type="string" table:style-name="ce1">
            <text:p>Dango Ouattara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rentford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330</text:p>
          </table:table-cell>
          <table:table-cell office:value-type="float" office:value="11.8" table:style-name="ce1">
            <text:p>11.8</text:p>
          </table:table-cell>
          <table:table-cell office:value-type="float" office:value="8.58499243613712" table:style-name="ce1">
            <text:p>8.58499243613712</text:p>
          </table:table-cell>
          <table:table-cell office:value-type="float" office:value="9.38872386839642" table:style-name="ce1">
            <text:p>9.38872386839642</text:p>
          </table:table-cell>
          <table:table-cell office:value-type="float" office:value="8.10276697659201" table:style-name="ce1">
            <text:p>8.10276697659201</text:p>
          </table:table-cell>
          <table:table-cell office:value-type="float" office:value="9.81114378215593" table:style-name="ce1">
            <text:p>9.81114378215593</text:p>
          </table:table-cell>
          <table:table-cell office:value-type="float" office:value="11.3334115824161" table:style-name="ce1">
            <text:p>11.3334115824161</text:p>
          </table:table-cell>
          <table:table-cell office:value-type="float" office:value="6.11096747838741" table:style-name="ce1">
            <text:p>6.11096747838741</text:p>
          </table:table-cell>
          <table:table-cell office:value-type="float" office:value="12.6400839343974" table:style-name="ce1">
            <text:p>12.6400839343974</text:p>
          </table:table-cell>
          <table:table-cell office:value-type="float" office:value="7.75884618625988" table:style-name="ce1">
            <text:p>7.75884618625988</text:p>
          </table:table-cell>
          <table:table-cell office:value-type="float" office:value="11.2706112207991" table:style-name="ce1">
            <text:p>11.2706112207991</text:p>
          </table:table-cell>
        </table:table-row>
        <table:table-row table:style-name="ro1">
          <table:table-cell office:value-type="string" table:style-name="ce1">
            <text:p>Richarlison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Tottenham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8-242</text:p>
          </table:table-cell>
          <table:table-cell office:value-type="float" office:value="14" table:style-name="ce1">
            <text:p>14</text:p>
          </table:table-cell>
          <table:table-cell office:value-type="float" office:value="8.23013732734585" table:style-name="ce1">
            <text:p>8.23013732734585</text:p>
          </table:table-cell>
          <table:table-cell office:value-type="float" office:value="9.38872386839642" table:style-name="ce1">
            <text:p>9.38872386839642</text:p>
          </table:table-cell>
          <table:table-cell office:value-type="float" office:value="14.0051897525934" table:style-name="ce1">
            <text:p>14.0051897525934</text:p>
          </table:table-cell>
          <table:table-cell office:value-type="float" office:value="10.8418975635774" table:style-name="ce1">
            <text:p>10.8418975635774</text:p>
          </table:table-cell>
          <table:table-cell office:value-type="float" office:value="8.99901682737775" table:style-name="ce1">
            <text:p>8.99901682737775</text:p>
          </table:table-cell>
          <table:table-cell office:value-type="float" office:value="10.9524497351459" table:style-name="ce1">
            <text:p>10.9524497351459</text:p>
          </table:table-cell>
          <table:table-cell office:value-type="float" office:value="10.0836139116023" table:style-name="ce1">
            <text:p>10.0836139116023</text:p>
          </table:table-cell>
          <table:table-cell office:value-type="float" office:value="9.74081717961409" table:style-name="ce1">
            <text:p>9.74081717961409</text:p>
          </table:table-cell>
          <table:table-cell office:value-type="float" office:value="15.0916112783547" table:style-name="ce1">
            <text:p>15.0916112783547</text:p>
          </table:table-cell>
        </table:table-row>
        <table:table-row table:style-name="ro1">
          <table:table-cell office:value-type="string" table:style-name="ce1">
            <text:p>Morgan Rogers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3-165</text:p>
          </table:table-cell>
          <table:table-cell office:value-type="float" office:value="19.7" table:style-name="ce1">
            <text:p>19.7</text:p>
          </table:table-cell>
          <table:table-cell office:value-type="float" office:value="8.75217327764416" table:style-name="ce1">
            <text:p>8.75217327764416</text:p>
          </table:table-cell>
          <table:table-cell office:value-type="float" office:value="17.2135432711776" table:style-name="ce1">
            <text:p>17.2135432711776</text:p>
          </table:table-cell>
          <table:table-cell office:value-type="float" office:value="16.8241591868359" table:style-name="ce1">
            <text:p>16.8241591868359</text:p>
          </table:table-cell>
          <table:table-cell office:value-type="float" office:value="17.5102239978275" table:style-name="ce1">
            <text:p>17.5102239978275</text:p>
          </table:table-cell>
          <table:table-cell office:value-type="float" office:value="13.9844109346257" table:style-name="ce1">
            <text:p>13.9844109346257</text:p>
          </table:table-cell>
          <table:table-cell office:value-type="float" office:value="7.93848519649141" table:style-name="ce1">
            <text:p>7.93848519649141</text:p>
          </table:table-cell>
          <table:table-cell office:value-type="float" office:value="15.8064900633293" table:style-name="ce1">
            <text:p>15.8064900633293</text:p>
          </table:table-cell>
          <table:table-cell office:value-type="float" office:value="8.92001203744633" table:style-name="ce1">
            <text:p>8.92001203744633</text:p>
          </table:table-cell>
          <table:table-cell office:value-type="float" office:value="14.3116026337165" table:style-name="ce1">
            <text:p>14.3116026337165</text:p>
          </table:table-cell>
        </table:table-row>
        <table:table-row table:style-name="ro1">
          <table:table-cell office:value-type="string" table:style-name="ce1">
            <text:p>Bukayo Saka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Arsenal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124</text:p>
          </table:table-cell>
          <table:table-cell office:value-type="float" office:value="14.9" table:style-name="ce1">
            <text:p>14.9</text:p>
          </table:table-cell>
          <table:table-cell office:value-type="float" office:value="10.6934951708479" table:style-name="ce1">
            <text:p>10.6934951708479</text:p>
          </table:table-cell>
          <table:table-cell office:value-type="float" office:value="17.7241328091792" table:style-name="ce1">
            <text:p>17.7241328091792</text:p>
          </table:table-cell>
          <table:table-cell office:value-type="float" office:value="18.512954050184" table:style-name="ce1">
            <text:p>18.512954050184</text:p>
          </table:table-cell>
          <table:table-cell office:value-type="float" office:value="15.4599470805715" table:style-name="ce1">
            <text:p>15.4599470805715</text:p>
          </table:table-cell>
          <table:table-cell office:value-type="float" office:value="18.6237167941566" table:style-name="ce1">
            <text:p>18.6237167941566</text:p>
          </table:table-cell>
          <table:table-cell office:value-type="float" office:value="10.6198951416877" table:style-name="ce1">
            <text:p>10.6198951416877</text:p>
          </table:table-cell>
          <table:table-cell office:value-type="float" office:value="19.1363097183775" table:style-name="ce1">
            <text:p>19.1363097183775</text:p>
          </table:table-cell>
          <table:table-cell office:value-type="float" office:value="10.0828738447727" table:style-name="ce1">
            <text:p>10.0828738447727</text:p>
          </table:table-cell>
          <table:table-cell office:value-type="float" office:value="13.544565628589" table:style-name="ce1">
            <text:p>13.544565628589</text:p>
          </table:table-cell>
        </table:table-row>
        <table:table-row table:style-name="ro1">
          <table:table-cell office:value-type="string" table:style-name="ce1">
            <text:p>Mohamed Salah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Liverpool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3-206</text:p>
          </table:table-cell>
          <table:table-cell office:value-type="float" office:value="13.1" table:style-name="ce1">
            <text:p>13.1</text:p>
          </table:table-cell>
          <table:table-cell office:value-type="float" office:value="9.92250500932859" table:style-name="ce1">
            <text:p>9.92250500932859</text:p>
          </table:table-cell>
          <table:table-cell office:value-type="float" office:value="16.1647321785905" table:style-name="ce1">
            <text:p>16.1647321785905</text:p>
          </table:table-cell>
          <table:table-cell office:value-type="float" office:value="16.1703915941581" table:style-name="ce1">
            <text:p>16.1703915941581</text:p>
          </table:table-cell>
          <table:table-cell office:value-type="float" office:value="17.3903246192273" table:style-name="ce1">
            <text:p>17.3903246192273</text:p>
          </table:table-cell>
          <table:table-cell office:value-type="float" office:value="16.2785618408137" table:style-name="ce1">
            <text:p>16.2785618408137</text:p>
          </table:table-cell>
          <table:table-cell office:value-type="float" office:value="7.07730867512937" table:style-name="ce1">
            <text:p>7.07730867512937</text:p>
          </table:table-cell>
          <table:table-cell office:value-type="float" office:value="18.2521065241483" table:style-name="ce1">
            <text:p>18.2521065241483</text:p>
          </table:table-cell>
          <table:table-cell office:value-type="float" office:value="8.92001203744633" table:style-name="ce1">
            <text:p>8.92001203744633</text:p>
          </table:table-cell>
          <table:table-cell office:value-type="float" office:value="12.9791160243481" table:style-name="ce1">
            <text:p>12.9791160243481</text:p>
          </table:table-cell>
        </table:table-row>
        <table:table-row table:style-name="ro1">
          <table:table-cell office:value-type="string" table:style-name="ce1">
            <text:p>Kevin Schade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rentford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041</text:p>
          </table:table-cell>
          <table:table-cell office:value-type="float" office:value="17.3" table:style-name="ce1">
            <text:p>17.3</text:p>
          </table:table-cell>
          <table:table-cell office:value-type="float" office:value="8.23013732734585" table:style-name="ce1">
            <text:p>8.23013732734585</text:p>
          </table:table-cell>
          <table:table-cell office:value-type="float" office:value="11.7843084360004" table:style-name="ce1">
            <text:p>11.7843084360004</text:p>
          </table:table-cell>
          <table:table-cell office:value-type="float" office:value="12.5133273789116" table:style-name="ce1">
            <text:p>12.5133273789116</text:p>
          </table:table-cell>
          <table:table-cell office:value-type="float" office:value="12.3656591011376" table:style-name="ce1">
            <text:p>12.3656591011376</text:p>
          </table:table-cell>
          <table:table-cell office:value-type="float" office:value="13.5706043096454" table:style-name="ce1">
            <text:p>13.5706043096454</text:p>
          </table:table-cell>
          <table:table-cell office:value-type="float" office:value="6.41083936891401" table:style-name="ce1">
            <text:p>6.41083936891401</text:p>
          </table:table-cell>
          <table:table-cell office:value-type="float" office:value="12.7843986867606" table:style-name="ce1">
            <text:p>12.7843986867606</text:p>
          </table:table-cell>
          <table:table-cell office:value-type="float" office:value="9.44916051529316" table:style-name="ce1">
            <text:p>9.44916051529316</text:p>
          </table:table-cell>
          <table:table-cell office:value-type="float" office:value="16.0946145385423" table:style-name="ce1">
            <text:p>16.0946145385423</text:p>
          </table:table-cell>
        </table:table-row>
        <table:table-row table:style-name="ro1">
          <table:table-cell office:value-type="string" table:style-name="ce1">
            <text:p>Antoine Semenyo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ournemouth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6-000</text:p>
          </table:table-cell>
          <table:table-cell office:value-type="float" office:value="19" table:style-name="ce1">
            <text:p>19</text:p>
          </table:table-cell>
          <table:table-cell office:value-type="float" office:value="9.44384475016606" table:style-name="ce1">
            <text:p>9.44384475016606</text:p>
          </table:table-cell>
          <table:table-cell office:value-type="float" office:value="17.4709608637578" table:style-name="ce1">
            <text:p>17.4709608637578</text:p>
          </table:table-cell>
          <table:table-cell office:value-type="float" office:value="14.6877703850748" table:style-name="ce1">
            <text:p>14.6877703850748</text:p>
          </table:table-cell>
          <table:table-cell office:value-type="float" office:value="17.5102239978275" table:style-name="ce1">
            <text:p>17.5102239978275</text:p>
          </table:table-cell>
          <table:table-cell office:value-type="float" office:value="17.9359031643246" table:style-name="ce1">
            <text:p>17.9359031643246</text:p>
          </table:table-cell>
          <table:table-cell office:value-type="float" office:value="9.83039808229288" table:style-name="ce1">
            <text:p>9.83039808229288</text:p>
          </table:table-cell>
          <table:table-cell office:value-type="float" office:value="17.0130485877659" table:style-name="ce1">
            <text:p>17.0130485877659</text:p>
          </table:table-cell>
          <table:table-cell office:value-type="float" office:value="11.3558042872295" table:style-name="ce1">
            <text:p>11.3558042872295</text:p>
          </table:table-cell>
          <table:table-cell office:value-type="float" office:value="17.3851560173396" table:style-name="ce1">
            <text:p>17.3851560173396</text:p>
          </table:table-cell>
        </table:table-row>
        <table:table-row table:style-name="ro1">
          <table:table-cell office:value-type="string" table:style-name="ce1">
            <text:p>Benjamin Šeško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Manchester Utd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2-221</text:p>
          </table:table-cell>
          <table:table-cell office:value-type="float" office:value="10.6" table:style-name="ce1">
            <text:p>10.6</text:p>
          </table:table-cell>
          <table:table-cell office:value-type="float" office:value="8.34570093378158" table:style-name="ce1">
            <text:p>8.34570093378158</text:p>
          </table:table-cell>
          <table:table-cell office:value-type="float" office:value="9.23818552877629" table:style-name="ce1">
            <text:p>9.23818552877629</text:p>
          </table:table-cell>
          <table:table-cell office:value-type="float" office:value="7.84962108379189" table:style-name="ce1">
            <text:p>7.84962108379189</text:p>
          </table:table-cell>
          <table:table-cell office:value-type="float" office:value="9.17358377860959" table:style-name="ce1">
            <text:p>9.17358377860959</text:p>
          </table:table-cell>
          <table:table-cell office:value-type="float" office:value="8.09977007383782" table:style-name="ce1">
            <text:p>8.09977007383782</text:p>
          </table:table-cell>
          <table:table-cell office:value-type="float" office:value="6.19320404439878" table:style-name="ce1">
            <text:p>6.19320404439878</text:p>
          </table:table-cell>
          <table:table-cell office:value-type="float" office:value="9.17645316930161" table:style-name="ce1">
            <text:p>9.17645316930161</text:p>
          </table:table-cell>
          <table:table-cell office:value-type="float" office:value="10.7203285425869" table:style-name="ce1">
            <text:p>10.7203285425869</text:p>
          </table:table-cell>
          <table:table-cell office:value-type="float" office:value="10.7426049708923" table:style-name="ce1">
            <text:p>10.7426049708923</text:p>
          </table:table-cell>
        </table:table-row>
        <table:table-row table:style-name="ro1">
          <table:table-cell office:value-type="string" table:style-name="ce1">
            <text:p>Jørgen Strand Larsen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Wolves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335</text:p>
          </table:table-cell>
          <table:table-cell office:value-type="float" office:value="14.3" table:style-name="ce1">
            <text:p>14.3</text:p>
          </table:table-cell>
          <table:table-cell office:value-type="float" office:value="7.74578934110429" table:style-name="ce1">
            <text:p>7.74578934110429</text:p>
          </table:table-cell>
          <table:table-cell office:value-type="float" office:value="10.2629948279035" table:style-name="ce1">
            <text:p>10.2629948279035</text:p>
          </table:table-cell>
          <table:table-cell office:value-type="float" office:value="6.88012846301176" table:style-name="ce1">
            <text:p>6.88012846301176</text:p>
          </table:table-cell>
          <table:table-cell office:value-type="float" office:value="9.30031530070934" table:style-name="ce1">
            <text:p>9.30031530070934</text:p>
          </table:table-cell>
          <table:table-cell office:value-type="float" office:value="7.66569587770355" table:style-name="ce1">
            <text:p>7.66569587770355</text:p>
          </table:table-cell>
          <table:table-cell office:value-type="float" office:value="9.25394732994199" table:style-name="ce1">
            <text:p>9.25394732994199</text:p>
          </table:table-cell>
          <table:table-cell office:value-type="float" office:value="8.9528003977134" table:style-name="ce1">
            <text:p>8.9528003977134</text:p>
          </table:table-cell>
          <table:table-cell office:value-type="float" office:value="7.05757314161855" table:style-name="ce1">
            <text:p>7.05757314161855</text:p>
          </table:table-cell>
          <table:table-cell office:value-type="float" office:value="8.90415163501848" table:style-name="ce1">
            <text:p>8.90415163501848</text:p>
          </table:table-cell>
        </table:table-row>
        <table:table-row table:style-name="ro1">
          <table:table-cell office:value-type="string" table:style-name="ce1">
            <text:p>Crysencio Summerville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West Ham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069</text:p>
          </table:table-cell>
          <table:table-cell office:value-type="float" office:value="12.7" table:style-name="ce1">
            <text:p>12.7</text:p>
          </table:table-cell>
          <table:table-cell office:value-type="float" office:value="9.03326449989653" table:style-name="ce1">
            <text:p>9.03326449989653</text:p>
          </table:table-cell>
          <table:table-cell office:value-type="float" office:value="14.5388433235443" table:style-name="ce1">
            <text:p>14.5388433235443</text:p>
          </table:table-cell>
          <table:table-cell office:value-type="float" office:value="8.75099960370468" table:style-name="ce1">
            <text:p>8.75099960370468</text:p>
          </table:table-cell>
          <table:table-cell office:value-type="float" office:value="13.215503551972" table:style-name="ce1">
            <text:p>13.215503551972</text:p>
          </table:table-cell>
          <table:table-cell office:value-type="float" office:value="15.650827267697" table:style-name="ce1">
            <text:p>15.650827267697</text:p>
          </table:table-cell>
          <table:table-cell office:value-type="float" office:value="9.0907571567687" table:style-name="ce1">
            <text:p>9.0907571567687</text:p>
          </table:table-cell>
          <table:table-cell office:value-type="float" office:value="14.1572830960292" table:style-name="ce1">
            <text:p>14.1572830960292</text:p>
          </table:table-cell>
          <table:table-cell office:value-type="float" office:value="7.58004055850637" table:style-name="ce1">
            <text:p>7.58004055850637</text:p>
          </table:table-cell>
          <table:table-cell office:value-type="float" office:value="7.41571268070494" table:style-name="ce1">
            <text:p>7.41571268070494</text:p>
          </table:table-cell>
        </table:table-row>
        <table:table-row table:style-name="ro1">
          <table:table-cell office:value-type="string" table:style-name="ce1">
            <text:p>Chemsdine Talbi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0-243</text:p>
          </table:table-cell>
          <table:table-cell office:value-type="float" office:value="9.8" table:style-name="ce1">
            <text:p>9.8</text:p>
          </table:table-cell>
          <table:table-cell office:value-type="float" office:value="8.25440872495714" table:style-name="ce1">
            <text:p>8.25440872495714</text:p>
          </table:table-cell>
          <table:table-cell office:value-type="float" office:value="12.0831692460717" table:style-name="ce1">
            <text:p>12.0831692460717</text:p>
          </table:table-cell>
          <table:table-cell office:value-type="float" office:value="8.10276697659201" table:style-name="ce1">
            <text:p>8.10276697659201</text:p>
          </table:table-cell>
          <table:table-cell office:value-type="float" office:value="8.05964372438938" table:style-name="ce1">
            <text:p>8.05964372438938</text:p>
          </table:table-cell>
          <table:table-cell office:value-type="float" office:value="9.92672306775381" table:style-name="ce1">
            <text:p>9.92672306775381</text:p>
          </table:table-cell>
          <table:table-cell office:value-type="float" office:value="14.3752507456854" table:style-name="ce1">
            <text:p>14.3752507456854</text:p>
          </table:table-cell>
          <table:table-cell office:value-type="float" office:value="10.3122610116178" table:style-name="ce1">
            <text:p>10.3122610116178</text:p>
          </table:table-cell>
          <table:table-cell office:value-type="float" office:value="7.31609497237324" table:style-name="ce1">
            <text:p>7.31609497237324</text:p>
          </table:table-cell>
          <table:table-cell office:value-type="float" office:value="8.39474582129354" table:style-name="ce1">
            <text:p>8.39474582129354</text:p>
          </table:table-cell>
        </table:table-row>
        <table:table-row table:style-name="ro1">
          <table:table-cell office:value-type="string" table:style-name="ce1">
            <text:p>Thiago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rentford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195</text:p>
          </table:table-cell>
          <table:table-cell office:value-type="float" office:value="18.6" table:style-name="ce1">
            <text:p>18.6</text:p>
          </table:table-cell>
          <table:table-cell office:value-type="float" office:value="8.3823367019412" table:style-name="ce1">
            <text:p>8.3823367019412</text:p>
          </table:table-cell>
          <table:table-cell office:value-type="float" office:value="13.0296357522171" table:style-name="ce1">
            <text:p>13.0296357522171</text:p>
          </table:table-cell>
          <table:table-cell office:value-type="float" office:value="11.0455543966754" table:style-name="ce1">
            <text:p>11.0455543966754</text:p>
          </table:table-cell>
          <table:table-cell office:value-type="float" office:value="11.0992766434708" table:style-name="ce1">
            <text:p>11.0992766434708</text:p>
          </table:table-cell>
          <table:table-cell office:value-type="float" office:value="10.3958744628443" table:style-name="ce1">
            <text:p>10.3958744628443</text:p>
          </table:table-cell>
          <table:table-cell office:value-type="float" office:value="11.6339477188146" table:style-name="ce1">
            <text:p>11.6339477188146</text:p>
          </table:table-cell>
          <table:table-cell office:value-type="float" office:value="11.7545014642494" table:style-name="ce1">
            <text:p>11.7545014642494</text:p>
          </table:table-cell>
          <table:table-cell office:value-type="float" office:value="10.475074814312" table:style-name="ce1">
            <text:p>10.475074814312</text:p>
          </table:table-cell>
          <table:table-cell office:value-type="float" office:value="19.5040437753758" table:style-name="ce1">
            <text:p>19.5040437753758</text:p>
          </table:table-cell>
        </table:table-row>
        <table:table-row table:style-name="ro1">
          <table:table-cell office:value-type="string" table:style-name="ce1">
            <text:p>Leandro Trossard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Arsenal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1-034</text:p>
          </table:table-cell>
          <table:table-cell office:value-type="float" office:value="11.9" table:style-name="ce1">
            <text:p>11.9</text:p>
          </table:table-cell>
          <table:table-cell office:value-type="float" office:value="9.64117563580511" table:style-name="ce1">
            <text:p>9.64117563580511</text:p>
          </table:table-cell>
          <table:table-cell office:value-type="float" office:value="16.0400622792451" table:style-name="ce1">
            <text:p>16.0400622792451</text:p>
          </table:table-cell>
          <table:table-cell office:value-type="float" office:value="15.9920414306772" table:style-name="ce1">
            <text:p>15.9920414306772</text:p>
          </table:table-cell>
          <table:table-cell office:value-type="float" office:value="16.2502045325031" table:style-name="ce1">
            <text:p>16.2502045325031</text:p>
          </table:table-cell>
          <table:table-cell office:value-type="float" office:value="13.1433639345075" table:style-name="ce1">
            <text:p>13.1433639345075</text:p>
          </table:table-cell>
          <table:table-cell office:value-type="float" office:value="7.57619101662505" table:style-name="ce1">
            <text:p>7.57619101662505</text:p>
          </table:table-cell>
          <table:table-cell office:value-type="float" office:value="15.6468992194554" table:style-name="ce1">
            <text:p>15.6468992194554</text:p>
          </table:table-cell>
          <table:table-cell office:value-type="float" office:value="8.92001203744633" table:style-name="ce1">
            <text:p>8.92001203744633</text:p>
          </table:table-cell>
          <table:table-cell office:value-type="float" office:value="13.3048606536144" table:style-name="ce1">
            <text:p>13.3048606536144</text:p>
          </table:table-cell>
        </table:table-row>
        <table:table-row table:style-name="ro1">
          <table:table-cell office:value-type="string" table:style-name="ce1">
            <text:p>Ollie Watkins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0-008</text:p>
          </table:table-cell>
          <table:table-cell office:value-type="float" office:value="16.4" table:style-name="ce1">
            <text:p>16.4</text:p>
          </table:table-cell>
          <table:table-cell office:value-type="float" office:value="8.2180133799682" table:style-name="ce1">
            <text:p>8.2180133799682</text:p>
          </table:table-cell>
          <table:table-cell office:value-type="float" office:value="10.6452527997282" table:style-name="ce1">
            <text:p>10.6452527997282</text:p>
          </table:table-cell>
          <table:table-cell office:value-type="float" office:value="9.82155026197562" table:style-name="ce1">
            <text:p>9.82155026197562</text:p>
          </table:table-cell>
          <table:table-cell office:value-type="float" office:value="9.04733191818474" table:style-name="ce1">
            <text:p>9.04733191818474</text:p>
          </table:table-cell>
          <table:table-cell office:value-type="float" office:value="13.7792733899783" table:style-name="ce1">
            <text:p>13.7792733899783</text:p>
          </table:table-cell>
          <table:table-cell office:value-type="float" office:value="10.7030932558591" table:style-name="ce1">
            <text:p>10.7030932558591</text:p>
          </table:table-cell>
          <table:table-cell office:value-type="float" office:value="14.8469125569801" table:style-name="ce1">
            <text:p>14.8469125569801</text:p>
          </table:table-cell>
          <table:table-cell office:value-type="float" office:value="10.2788800595916" table:style-name="ce1">
            <text:p>10.2788800595916</text:p>
          </table:table-cell>
          <table:table-cell office:value-type="float" office:value="16.8891614931609" table:style-name="ce1">
            <text:p>16.8891614931609</text:p>
          </table:table-cell>
        </table:table-row>
        <table:table-row table:style-name="ro1">
          <table:table-cell office:value-type="string" table:style-name="ce1">
            <text:p>Danny Welbeck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righto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5-042</text:p>
          </table:table-cell>
          <table:table-cell office:value-type="float" office:value="12.3" table:style-name="ce1">
            <text:p>12.3</text:p>
          </table:table-cell>
          <table:table-cell office:value-type="float" office:value="8.52337986492817" table:style-name="ce1">
            <text:p>8.52337986492817</text:p>
          </table:table-cell>
          <table:table-cell office:value-type="float" office:value="11.8967188189123" table:style-name="ce1">
            <text:p>11.8967188189123</text:p>
          </table:table-cell>
          <table:table-cell office:value-type="float" office:value="6.99718127444133" table:style-name="ce1">
            <text:p>6.99718127444133</text:p>
          </table:table-cell>
          <table:table-cell office:value-type="float" office:value="10.1970776203692" table:style-name="ce1">
            <text:p>10.1970776203692</text:p>
          </table:table-cell>
          <table:table-cell office:value-type="float" office:value="7.66569587770355" table:style-name="ce1">
            <text:p>7.66569587770355</text:p>
          </table:table-cell>
          <table:table-cell office:value-type="float" office:value="10.1623190028918" table:style-name="ce1">
            <text:p>10.1623190028918</text:p>
          </table:table-cell>
          <table:table-cell office:value-type="float" office:value="8.9528003977134" table:style-name="ce1">
            <text:p>8.9528003977134</text:p>
          </table:table-cell>
          <table:table-cell office:value-type="float" office:value="9.15949559539145" table:style-name="ce1">
            <text:p>9.15949559539145</text:p>
          </table:table-cell>
          <table:table-cell office:value-type="float" office:value="17.2568763686452" table:style-name="ce1">
            <text:p>17.2568763686452</text:p>
          </table:table-cell>
        </table:table-row>
        <table:table-row table:style-name="ro1">
          <table:table-cell office:value-type="string" table:style-name="ce1">
            <text:p>Callum Wilson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West Ham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3-314</text:p>
          </table:table-cell>
          <table:table-cell office:value-type="float" office:value="9" table:style-name="ce1">
            <text:p>9</text:p>
          </table:table-cell>
          <table:table-cell office:value-type="float" office:value="8.2180133799682" table:style-name="ce1">
            <text:p>8.2180133799682</text:p>
          </table:table-cell>
          <table:table-cell office:value-type="float" office:value="7.02852525654619" table:style-name="ce1">
            <text:p>7.02852525654619</text:p>
          </table:table-cell>
          <table:table-cell office:value-type="float" office:value="7.60049196112073" table:style-name="ce1">
            <text:p>7.60049196112073</text:p>
          </table:table-cell>
          <table:table-cell office:value-type="float" office:value="7.12538375767213" table:style-name="ce1">
            <text:p>7.12538375767213</text:p>
          </table:table-cell>
          <table:table-cell office:value-type="float" office:value="9.22892607881102" table:style-name="ce1">
            <text:p>9.22892607881102</text:p>
          </table:table-cell>
          <table:table-cell office:value-type="float" office:value="13.377131124199" table:style-name="ce1">
            <text:p>13.377131124199</text:p>
          </table:table-cell>
          <table:table-cell office:value-type="float" office:value="8.73089564031951" table:style-name="ce1">
            <text:p>8.73089564031951</text:p>
          </table:table-cell>
          <table:table-cell office:value-type="float" office:value="10.0828738447727" table:style-name="ce1">
            <text:p>10.0828738447727</text:p>
          </table:table-cell>
          <table:table-cell office:value-type="float" office:value="12.2240246924303" table:style-name="ce1">
            <text:p>12.2240246924303</text:p>
          </table:table-cell>
        </table:table-row>
        <table:table-row table:style-name="ro1">
          <table:table-cell office:value-type="string" table:style-name="ce1">
            <text:p>Harry Wilson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Fulham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8-291</text:p>
          </table:table-cell>
          <table:table-cell office:value-type="float" office:value="15.6" table:style-name="ce1">
            <text:p>15.6</text:p>
          </table:table-cell>
          <table:table-cell office:value-type="float" office:value="8.73974959092765" table:style-name="ce1">
            <text:p>8.73974959092765</text:p>
          </table:table-cell>
          <table:table-cell office:value-type="float" office:value="16.4981137008245" table:style-name="ce1">
            <text:p>16.4981137008245</text:p>
          </table:table-cell>
          <table:table-cell office:value-type="float" office:value="16.4266744758577" table:style-name="ce1">
            <text:p>16.4266744758577</text:p>
          </table:table-cell>
          <table:table-cell office:value-type="float" office:value="15.1724516764324" table:style-name="ce1">
            <text:p>15.1724516764324</text:p>
          </table:table-cell>
          <table:table-cell office:value-type="float" office:value="11.5659739793677" table:style-name="ce1">
            <text:p>11.5659739793677</text:p>
          </table:table-cell>
          <table:table-cell office:value-type="float" office:value="11.0976417204391" table:style-name="ce1">
            <text:p>11.0976417204391</text:p>
          </table:table-cell>
          <table:table-cell office:value-type="float" office:value="14.3504207388098" table:style-name="ce1">
            <text:p>14.3504207388098</text:p>
          </table:table-cell>
          <table:table-cell office:value-type="float" office:value="9.25579624000699" table:style-name="ce1">
            <text:p>9.25579624000699</text:p>
          </table:table-cell>
          <table:table-cell office:value-type="float" office:value="13.544565628589" table:style-name="ce1">
            <text:p>13.544565628589</text:p>
          </table:table-cell>
        </table:table-row>
        <table:table-row table:style-name="ro1">
          <table:table-cell office:value-type="string" table:style-name="ce1">
            <text:p>Nick Woltemade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Newcastle Utd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327</text:p>
          </table:table-cell>
          <table:table-cell office:value-type="float" office:value="13.2" table:style-name="ce1">
            <text:p>13.2</text:p>
          </table:table-cell>
          <table:table-cell office:value-type="float" office:value="8.06714097410172" table:style-name="ce1">
            <text:p>8.06714097410172</text:p>
          </table:table-cell>
          <table:table-cell office:value-type="float" office:value="10.1484107500465" table:style-name="ce1">
            <text:p>10.1484107500465</text:p>
          </table:table-cell>
          <table:table-cell office:value-type="float" office:value="8.88291820644666" table:style-name="ce1">
            <text:p>8.88291820644666</text:p>
          </table:table-cell>
          <table:table-cell office:value-type="float" office:value="9.42748222475238" table:style-name="ce1">
            <text:p>9.42748222475238</text:p>
          </table:table-cell>
          <table:table-cell office:value-type="float" office:value="8.09977007383782" table:style-name="ce1">
            <text:p>8.09977007383782</text:p>
          </table:table-cell>
          <table:table-cell office:value-type="float" office:value="8.21075361635929" table:style-name="ce1">
            <text:p>8.21075361635929</text:p>
          </table:table-cell>
          <table:table-cell office:value-type="float" office:value="9.93143421332895" table:style-name="ce1">
            <text:p>9.93143421332895</text:p>
          </table:table-cell>
          <table:table-cell office:value-type="float" office:value="8.21497936571292" table:style-name="ce1">
            <text:p>8.21497936571292</text:p>
          </table:table-cell>
          <table:table-cell office:value-type="float" office:value="16.0946145385423" table:style-name="ce1">
            <text:p>16.0946145385423</text:p>
          </table:table-cell>
        </table:table-row>
        <table:table-row table:style-name="ro1">
          <table:table-cell office:value-type="string" table:style-name="ce1">
            <text:p>Patrick Agyemang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5-061</text:p>
          </table:table-cell>
          <table:table-cell office:value-type="float" office:value="17.7" table:style-name="ce1">
            <text:p>17.7</text:p>
          </table:table-cell>
          <table:table-cell office:value-type="float" office:value="7.87313526997035" table:style-name="ce1">
            <text:p>7.87313526997035</text:p>
          </table:table-cell>
          <table:table-cell office:value-type="float" office:value="10.0029277193253" table:style-name="ce1">
            <text:p>10.0029277193253</text:p>
          </table:table-cell>
          <table:table-cell office:value-type="float" office:value="11.7133449895248" table:style-name="ce1">
            <text:p>11.7133449895248</text:p>
          </table:table-cell>
          <table:table-cell office:value-type="float" office:value="10.4799170311656" table:style-name="ce1">
            <text:p>10.4799170311656</text:p>
          </table:table-cell>
          <table:table-cell office:value-type="float" office:value="15.6759793656197" table:style-name="ce1">
            <text:p>15.6759793656197</text:p>
          </table:table-cell>
          <table:table-cell office:value-type="float" office:value="6.95510813186951" table:style-name="ce1">
            <text:p>6.95510813186951</text:p>
          </table:table-cell>
          <table:table-cell office:value-type="float" office:value="14.6502930990723" table:style-name="ce1">
            <text:p>14.6502930990723</text:p>
          </table:table-cell>
          <table:table-cell office:value-type="float" office:value="8.89805673689513" table:style-name="ce1">
            <text:p>8.89805673689513</text:p>
          </table:table-cell>
          <table:table-cell office:value-type="float" office:value="13.0707518969363" table:style-name="ce1">
            <text:p>13.0707518969363</text:p>
          </table:table-cell>
        </table:table-row>
        <table:table-row table:style-name="ro1">
          <table:table-cell office:value-type="string" table:style-name="ce1">
            <text:p>Keshi Anderso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0-276</text:p>
          </table:table-cell>
          <table:table-cell office:value-type="float" office:value="8.1" table:style-name="ce1">
            <text:p>8.1</text:p>
          </table:table-cell>
          <table:table-cell office:value-type="float" office:value="8.38181113115133" table:style-name="ce1">
            <text:p>8.38181113115133</text:p>
          </table:table-cell>
          <table:table-cell office:value-type="float" office:value="12.2283996776428" table:style-name="ce1">
            <text:p>12.2283996776428</text:p>
          </table:table-cell>
          <table:table-cell office:value-type="float" office:value="7.41964287456598" table:style-name="ce1">
            <text:p>7.41964287456598</text:p>
          </table:table-cell>
          <table:table-cell office:value-type="float" office:value="9.47581847056667" table:style-name="ce1">
            <text:p>9.47581847056667</text:p>
          </table:table-cell>
          <table:table-cell office:value-type="float" office:value="8.67595596121683" table:style-name="ce1">
            <text:p>8.67595596121683</text:p>
          </table:table-cell>
          <table:table-cell office:value-type="float" office:value="5.64764418265449" table:style-name="ce1">
            <text:p>5.64764418265449</text:p>
          </table:table-cell>
          <table:table-cell office:value-type="float" office:value="11.0474333586633" table:style-name="ce1">
            <text:p>11.0474333586633</text:p>
          </table:table-cell>
          <table:table-cell office:value-type="float" office:value="6.74198295224198" table:style-name="ce1">
            <text:p>6.74198295224198</text:p>
          </table:table-cell>
          <table:table-cell office:value-type="float" office:value="6.20866818740411" table:style-name="ce1">
            <text:p>6.20866818740411</text:p>
          </table:table-cell>
        </table:table-row>
        <table:table-row table:style-name="ro1">
          <table:table-cell office:value-type="string" table:style-name="ce1">
            <text:p>Adam Armstrong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outhampto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8-331</text:p>
          </table:table-cell>
          <table:table-cell office:value-type="float" office:value="20.5" table:style-name="ce1">
            <text:p>20.5</text:p>
          </table:table-cell>
          <table:table-cell office:value-type="float" office:value="8.44869222845505" table:style-name="ce1">
            <text:p>8.44869222845505</text:p>
          </table:table-cell>
          <table:table-cell office:value-type="float" office:value="12.8156958340109" table:style-name="ce1">
            <text:p>12.8156958340109</text:p>
          </table:table-cell>
          <table:table-cell office:value-type="float" office:value="14.7043151292946" table:style-name="ce1">
            <text:p>14.7043151292946</text:p>
          </table:table-cell>
          <table:table-cell office:value-type="float" office:value="12.8192489523748" table:style-name="ce1">
            <text:p>12.8192489523748</text:p>
          </table:table-cell>
          <table:table-cell office:value-type="float" office:value="11.2966012386326" table:style-name="ce1">
            <text:p>11.2966012386326</text:p>
          </table:table-cell>
          <table:table-cell office:value-type="float" office:value="9.22724082723491" table:style-name="ce1">
            <text:p>9.22724082723491</text:p>
          </table:table-cell>
          <table:table-cell office:value-type="float" office:value="13.5322186351259" table:style-name="ce1">
            <text:p>13.5322186351259</text:p>
          </table:table-cell>
          <table:table-cell office:value-type="float" office:value="10.9702481988253" table:style-name="ce1">
            <text:p>10.9702481988253</text:p>
          </table:table-cell>
          <table:table-cell office:value-type="float" office:value="17.0305641017339" table:style-name="ce1">
            <text:p>17.0305641017339</text:p>
          </table:table-cell>
        </table:table-row>
        <table:table-row table:style-name="ro1">
          <table:table-cell office:value-type="string" table:style-name="ce1">
            <text:p>Sinclair Armstrong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2-199</text:p>
          </table:table-cell>
          <table:table-cell office:value-type="float" office:value="11.3" table:style-name="ce1">
            <text:p>11.3</text:p>
          </table:table-cell>
          <table:table-cell office:value-type="float" office:value="7.75827412948756" table:style-name="ce1">
            <text:p>7.75827412948756</text:p>
          </table:table-cell>
          <table:table-cell office:value-type="float" office:value="9.00325449041425" table:style-name="ce1">
            <text:p>9.00325449041425</text:p>
          </table:table-cell>
          <table:table-cell office:value-type="float" office:value="5.91203969072078" table:style-name="ce1">
            <text:p>5.91203969072078</text:p>
          </table:table-cell>
          <table:table-cell office:value-type="float" office:value="7.36324494311163" table:style-name="ce1">
            <text:p>7.36324494311163</text:p>
          </table:table-cell>
          <table:table-cell office:value-type="float" office:value="12.3984429371695" table:style-name="ce1">
            <text:p>12.3984429371695</text:p>
          </table:table-cell>
          <table:table-cell office:value-type="float" office:value="6.67107545822441" table:style-name="ce1">
            <text:p>6.67107545822441</text:p>
          </table:table-cell>
          <table:table-cell office:value-type="float" office:value="11.3609248565289" table:style-name="ce1">
            <text:p>11.3609248565289</text:p>
          </table:table-cell>
          <table:table-cell office:value-type="float" office:value="10.2215830429353" table:style-name="ce1">
            <text:p>10.2215830429353</text:p>
          </table:table-cell>
          <table:table-cell office:value-type="float" office:value="10.9801084593568" table:style-name="ce1">
            <text:p>10.9801084593568</text:p>
          </table:table-cell>
        </table:table-row>
        <table:table-row table:style-name="ro1">
          <table:table-cell office:value-type="string" table:style-name="ce1">
            <text:p>Jordan Ayew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4-118</text:p>
          </table:table-cell>
          <table:table-cell office:value-type="float" office:value="18.4" table:style-name="ce1">
            <text:p>18.4</text:p>
          </table:table-cell>
          <table:table-cell office:value-type="float" office:value="7.692886403371" table:style-name="ce1">
            <text:p>7.692886403371</text:p>
          </table:table-cell>
          <table:table-cell office:value-type="float" office:value="13.7701928619482" table:style-name="ce1">
            <text:p>13.7701928619482</text:p>
          </table:table-cell>
          <table:table-cell office:value-type="float" office:value="12.6429015180642" table:style-name="ce1">
            <text:p>12.6429015180642</text:p>
          </table:table-cell>
          <table:table-cell office:value-type="float" office:value="11.5503501044235" table:style-name="ce1">
            <text:p>11.5503501044235</text:p>
          </table:table-cell>
          <table:table-cell office:value-type="float" office:value="11.4873000787596" table:style-name="ce1">
            <text:p>11.4873000787596</text:p>
          </table:table-cell>
          <table:table-cell office:value-type="float" office:value="9.93431302626755" table:style-name="ce1">
            <text:p>9.93431302626755</text:p>
          </table:table-cell>
          <table:table-cell office:value-type="float" office:value="13.4836790715071" table:style-name="ce1">
            <text:p>13.4836790715071</text:p>
          </table:table-cell>
          <table:table-cell office:value-type="float" office:value="7.13954578876795" table:style-name="ce1">
            <text:p>7.13954578876795</text:p>
          </table:table-cell>
          <table:table-cell office:value-type="float" office:value="11.7685173378593" table:style-name="ce1">
            <text:p>11.7685173378593</text:p>
          </table:table-cell>
        </table:table-row>
        <table:table-row table:style-name="ro1">
          <table:table-cell office:value-type="string" table:style-name="ce1">
            <text:p>Femi Azeez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216</text:p>
          </table:table-cell>
          <table:table-cell office:value-type="float" office:value="11.9" table:style-name="ce1">
            <text:p>11.9</text:p>
          </table:table-cell>
          <table:table-cell office:value-type="float" office:value="9.02577125204311" table:style-name="ce1">
            <text:p>9.02577125204311</text:p>
          </table:table-cell>
          <table:table-cell office:value-type="float" office:value="10.5931546161999" table:style-name="ce1">
            <text:p>10.5931546161999</text:p>
          </table:table-cell>
          <table:table-cell office:value-type="float" office:value="12.2405358437666" table:style-name="ce1">
            <text:p>12.2405358437666</text:p>
          </table:table-cell>
          <table:table-cell office:value-type="float" office:value="11.5503501044235" table:style-name="ce1">
            <text:p>11.5503501044235</text:p>
          </table:table-cell>
          <table:table-cell office:value-type="float" office:value="12.9061419803042" table:style-name="ce1">
            <text:p>12.9061419803042</text:p>
          </table:table-cell>
          <table:table-cell office:value-type="float" office:value="7.76808575282344" table:style-name="ce1">
            <text:p>7.76808575282344</text:p>
          </table:table-cell>
          <table:table-cell office:value-type="float" office:value="13.6280750246998" table:style-name="ce1">
            <text:p>13.6280750246998</text:p>
          </table:table-cell>
          <table:table-cell office:value-type="float" office:value="9.58366239145372" table:style-name="ce1">
            <text:p>9.58366239145372</text:p>
          </table:table-cell>
          <table:table-cell office:value-type="float" office:value="12.5083407018682" table:style-name="ce1">
            <text:p>12.5083407018682</text:p>
          </table:table-cell>
        </table:table-row>
        <table:table-row table:style-name="ro1">
          <table:table-cell office:value-type="string" table:style-name="ce1">
            <text:p>Ivan Azó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014</text:p>
          </table:table-cell>
          <table:table-cell office:value-type="float" office:value="8.1" table:style-name="ce1">
            <text:p>8.1</text:p>
          </table:table-cell>
          <table:table-cell office:value-type="float" office:value="8.2372702098016" table:style-name="ce1">
            <text:p>8.2372702098016</text:p>
          </table:table-cell>
          <table:table-cell office:value-type="float" office:value="7.33046203797256" table:style-name="ce1">
            <text:p>7.33046203797256</text:p>
          </table:table-cell>
          <table:table-cell office:value-type="float" office:value="6.64282997401952" table:style-name="ce1">
            <text:p>6.64282997401952</text:p>
          </table:table-cell>
          <table:table-cell office:value-type="float" office:value="6.03245582453695" table:style-name="ce1">
            <text:p>6.03245582453695</text:p>
          </table:table-cell>
          <table:table-cell office:value-type="float" office:value="7.66576377762772" table:style-name="ce1">
            <text:p>7.66576377762772</text:p>
          </table:table-cell>
          <table:table-cell office:value-type="float" office:value="4.15186783580482" table:style-name="ce1">
            <text:p>4.15186783580482</text:p>
          </table:table-cell>
          <table:table-cell office:value-type="float" office:value="7.88974560606091" table:style-name="ce1">
            <text:p>7.88974560606091</text:p>
          </table:table-cell>
          <table:table-cell office:value-type="float" office:value="11.3741567000561" table:style-name="ce1">
            <text:p>11.3741567000561</text:p>
          </table:table-cell>
          <table:table-cell office:value-type="float" office:value="10.5340869076007" table:style-name="ce1">
            <text:p>10.5340869076007</text:p>
          </table:table-cell>
        </table:table-row>
        <table:table-row table:style-name="ro1">
          <table:table-cell office:value-type="string" table:style-name="ce1">
            <text:p>Thierno Ballo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005</text:p>
          </table:table-cell>
          <table:table-cell office:value-type="float" office:value="14.5" table:style-name="ce1">
            <text:p>14.5</text:p>
          </table:table-cell>
          <table:table-cell office:value-type="float" office:value="7.70921586358609" table:style-name="ce1">
            <text:p>7.70921586358609</text:p>
          </table:table-cell>
          <table:table-cell office:value-type="float" office:value="11.4498583522538" table:style-name="ce1">
            <text:p>11.4498583522538</text:p>
          </table:table-cell>
          <table:table-cell office:value-type="float" office:value="13.3902004923281" table:style-name="ce1">
            <text:p>13.3902004923281</text:p>
          </table:table-cell>
          <table:table-cell office:value-type="float" office:value="12.4464914262844" table:style-name="ce1">
            <text:p>12.4464914262844</text:p>
          </table:table-cell>
          <table:table-cell office:value-type="float" office:value="10.5115707981785" table:style-name="ce1">
            <text:p>10.5115707981785</text:p>
          </table:table-cell>
          <table:table-cell office:value-type="float" office:value="8.26714929631711" table:style-name="ce1">
            <text:p>8.26714929631711</text:p>
          </table:table-cell>
          <table:table-cell office:value-type="float" office:value="11.0474333586633" table:style-name="ce1">
            <text:p>11.0474333586633</text:p>
          </table:table-cell>
          <table:table-cell office:value-type="float" office:value="7.22033849469756" table:style-name="ce1">
            <text:p>7.22033849469756</text:p>
          </table:table-cell>
          <table:table-cell office:value-type="float" office:value="8.2358587399173" table:style-name="ce1">
            <text:p>8.2358587399173</text:p>
          </table:table-cell>
        </table:table-row>
        <table:table-row table:style-name="ro1">
          <table:table-cell office:value-type="string" table:style-name="ce1">
            <text:p>Colby Bishop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Portsmouth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9-064</text:p>
          </table:table-cell>
          <table:table-cell office:value-type="float" office:value="19.6" table:style-name="ce1">
            <text:p>19.6</text:p>
          </table:table-cell>
          <table:table-cell office:value-type="float" office:value="6.91995668489521" table:style-name="ce1">
            <text:p>6.91995668489521</text:p>
          </table:table-cell>
          <table:table-cell office:value-type="float" office:value="10.7869742417514" table:style-name="ce1">
            <text:p>10.7869742417514</text:p>
          </table:table-cell>
          <table:table-cell office:value-type="float" office:value="6.01323227667228" table:style-name="ce1">
            <text:p>6.01323227667228</text:p>
          </table:table-cell>
          <table:table-cell office:value-type="float" office:value="9.70076778639347" table:style-name="ce1">
            <text:p>9.70076778639347</text:p>
          </table:table-cell>
          <table:table-cell office:value-type="float" office:value="5.97537403982235" table:style-name="ce1">
            <text:p>5.97537403982235</text:p>
          </table:table-cell>
          <table:table-cell office:value-type="float" office:value="9.15450485886037" table:style-name="ce1">
            <text:p>9.15450485886037</text:p>
          </table:table-cell>
          <table:table-cell office:value-type="float" office:value="9.14626123915685" table:style-name="ce1">
            <text:p>9.14626123915685</text:p>
          </table:table-cell>
          <table:table-cell office:value-type="float" office:value="6.58619078498479" table:style-name="ce1">
            <text:p>6.58619078498479</text:p>
          </table:table-cell>
          <table:table-cell office:value-type="float" office:value="9.46611832662021" table:style-name="ce1">
            <text:p>9.46611832662021</text:p>
          </table:table-cell>
        </table:table-row>
        <table:table-row table:style-name="ro1">
          <table:table-cell office:value-type="string" table:style-name="ce1">
            <text:p>Nathan Broadhead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rexham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7-277</text:p>
          </table:table-cell>
          <table:table-cell office:value-type="float" office:value="11.4" table:style-name="ce1">
            <text:p>11.4</text:p>
          </table:table-cell>
          <table:table-cell office:value-type="float" office:value="8.51566870524836" table:style-name="ce1">
            <text:p>8.51566870524836</text:p>
          </table:table-cell>
          <table:table-cell office:value-type="float" office:value="14.2969438793997" table:style-name="ce1">
            <text:p>14.2969438793997</text:p>
          </table:table-cell>
          <table:table-cell office:value-type="float" office:value="12.7406038731503" table:style-name="ce1">
            <text:p>12.7406038731503</text:p>
          </table:table-cell>
          <table:table-cell office:value-type="float" office:value="14.2735390275492" table:style-name="ce1">
            <text:p>14.2735390275492</text:p>
          </table:table-cell>
          <table:table-cell office:value-type="float" office:value="13.068213546421" table:style-name="ce1">
            <text:p>13.068213546421</text:p>
          </table:table-cell>
          <table:table-cell office:value-type="float" office:value="8.35708263729533" table:style-name="ce1">
            <text:p>8.35708263729533</text:p>
          </table:table-cell>
          <table:table-cell office:value-type="float" office:value="10.5343192325434" table:style-name="ce1">
            <text:p>10.5343192325434</text:p>
          </table:table-cell>
          <table:table-cell office:value-type="float" office:value="6.50903708517132" table:style-name="ce1">
            <text:p>6.50903708517132</text:p>
          </table:table-cell>
          <table:table-cell office:value-type="float" office:value="10.6090622085638" table:style-name="ce1">
            <text:p>10.6090622085638</text:p>
          </table:table-cell>
        </table:table-row>
        <table:table-row table:style-name="ro1">
          <table:table-cell office:value-type="string" table:style-name="ce1">
            <text:p>Delano Burgzorg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7-061</text:p>
          </table:table-cell>
          <table:table-cell office:value-type="float" office:value="10.9" table:style-name="ce1">
            <text:p>10.9</text:p>
          </table:table-cell>
          <table:table-cell office:value-type="float" office:value="8.62748459715628" table:style-name="ce1">
            <text:p>8.62748459715628</text:p>
          </table:table-cell>
          <table:table-cell office:value-type="float" office:value="10.6255747746054" table:style-name="ce1">
            <text:p>10.6255747746054</text:p>
          </table:table-cell>
          <table:table-cell office:value-type="float" office:value="11.6049502400414" table:style-name="ce1">
            <text:p>11.6049502400414</text:p>
          </table:table-cell>
          <table:table-cell office:value-type="float" office:value="9.47581847056667" table:style-name="ce1">
            <text:p>9.47581847056667</text:p>
          </table:table-cell>
          <table:table-cell office:value-type="float" office:value="12.7404306579512" table:style-name="ce1">
            <text:p>12.7404306579512</text:p>
          </table:table-cell>
          <table:table-cell office:value-type="float" office:value="7.3829995861722" table:style-name="ce1">
            <text:p>7.3829995861722</text:p>
          </table:table-cell>
          <table:table-cell office:value-type="float" office:value="13.080866738109" table:style-name="ce1">
            <text:p>13.080866738109</text:p>
          </table:table-cell>
          <table:table-cell office:value-type="float" office:value="7.30152542886367" table:style-name="ce1">
            <text:p>7.30152542886367</text:p>
          </table:table-cell>
          <table:table-cell office:value-type="float" office:value="7.48432463921884" table:style-name="ce1">
            <text:p>7.48432463921884</text:p>
          </table:table-cell>
        </table:table-row>
        <table:table-row table:style-name="ro1">
          <table:table-cell office:value-type="string" table:style-name="ce1">
            <text:p>Rumarn Burrell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022</text:p>
          </table:table-cell>
          <table:table-cell office:value-type="float" office:value="20.5" table:style-name="ce1">
            <text:p>20.5</text:p>
          </table:table-cell>
          <table:table-cell office:value-type="float" office:value="7.25686088840032" table:style-name="ce1">
            <text:p>7.25686088840032</text:p>
          </table:table-cell>
          <table:table-cell office:value-type="float" office:value="9.53763624457886" table:style-name="ce1">
            <text:p>9.53763624457886</text:p>
          </table:table-cell>
          <table:table-cell office:value-type="float" office:value="11.7133449895248" table:style-name="ce1">
            <text:p>11.7133449895248</text:p>
          </table:table-cell>
          <table:table-cell office:value-type="float" office:value="10.4799170311656" table:style-name="ce1">
            <text:p>10.4799170311656</text:p>
          </table:table-cell>
          <table:table-cell office:value-type="float" office:value="13.2265723612837" table:style-name="ce1">
            <text:p>13.2265723612837</text:p>
          </table:table-cell>
          <table:table-cell office:value-type="float" office:value="7.96311151995575" table:style-name="ce1">
            <text:p>7.96311151995575</text:p>
          </table:table-cell>
          <table:table-cell office:value-type="float" office:value="13.43473342183" table:style-name="ce1">
            <text:p>13.43473342183</text:p>
          </table:table-cell>
          <table:table-cell office:value-type="float" office:value="8.89805673689513" table:style-name="ce1">
            <text:p>8.89805673689513</text:p>
          </table:table-cell>
          <table:table-cell office:value-type="float" office:value="16.405948816134" table:style-name="ce1">
            <text:p>16.405948816134</text:p>
          </table:table-cell>
        </table:table-row>
        <table:table-row table:style-name="ro1">
          <table:table-cell office:value-type="string" table:style-name="ce1">
            <text:p>Bailey-Tye Cadamarteri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heffield Weds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0-243</text:p>
          </table:table-cell>
          <table:table-cell office:value-type="float" office:value="19.4" table:style-name="ce1">
            <text:p>19.4</text:p>
          </table:table-cell>
          <table:table-cell office:value-type="float" office:value="6.82140363636609" table:style-name="ce1">
            <text:p>6.82140363636609</text:p>
          </table:table-cell>
          <table:table-cell office:value-type="float" office:value="8.4371478450105" table:style-name="ce1">
            <text:p>8.4371478450105</text:p>
          </table:table-cell>
          <table:table-cell office:value-type="float" office:value="6.64282997401952" table:style-name="ce1">
            <text:p>6.64282997401952</text:p>
          </table:table-cell>
          <table:table-cell office:value-type="float" office:value="8.57493966560428" table:style-name="ce1">
            <text:p>8.57493966560428</text:p>
          </table:table-cell>
          <table:table-cell office:value-type="float" office:value="8.88079429316536" table:style-name="ce1">
            <text:p>8.88079429316536</text:p>
          </table:table-cell>
          <table:table-cell office:value-type="float" office:value="8.44721067849999" table:style-name="ce1">
            <text:p>8.44721067849999</text:p>
          </table:table-cell>
          <table:table-cell office:value-type="float" office:value="9.87810250268035" table:style-name="ce1">
            <text:p>9.87810250268035</text:p>
          </table:table-cell>
          <table:table-cell office:value-type="float" office:value="7.42401309314612" table:style-name="ce1">
            <text:p>7.42401309314612</text:p>
          </table:table-cell>
          <table:table-cell office:value-type="float" office:value="10.0035553740654" table:style-name="ce1">
            <text:p>10.0035553740654</text:p>
          </table:table-cell>
        </table:table-row>
        <table:table-row table:style-name="ro1">
          <table:table-cell office:value-type="string" table:style-name="ce1">
            <text:p>Tyreece Campbell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Charlton Ath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2-115</text:p>
          </table:table-cell>
          <table:table-cell office:value-type="float" office:value="20" table:style-name="ce1">
            <text:p>20</text:p>
          </table:table-cell>
          <table:table-cell office:value-type="float" office:value="7.67656879422174" table:style-name="ce1">
            <text:p>7.67656879422174</text:p>
          </table:table-cell>
          <table:table-cell office:value-type="float" office:value="14.0847016390607" table:style-name="ce1">
            <text:p>14.0847016390607</text:p>
          </table:table-cell>
          <table:table-cell office:value-type="float" office:value="11.8207945380519" table:style-name="ce1">
            <text:p>11.8207945380519</text:p>
          </table:table-cell>
          <table:table-cell office:value-type="float" office:value="11.2362299154035" table:style-name="ce1">
            <text:p>11.2362299154035</text:p>
          </table:table-cell>
          <table:table-cell office:value-type="float" office:value="14.9345906877783" table:style-name="ce1">
            <text:p>14.9345906877783</text:p>
          </table:table-cell>
          <table:table-cell office:value-type="float" office:value="8.59176792392398" table:style-name="ce1">
            <text:p>8.59176792392398</text:p>
          </table:table-cell>
          <table:table-cell office:value-type="float" office:value="14.9393094090827" table:style-name="ce1">
            <text:p>14.9393094090827</text:p>
          </table:table-cell>
          <table:table-cell office:value-type="float" office:value="5.98384958102245" table:style-name="ce1">
            <text:p>5.98384958102245</text:p>
          </table:table-cell>
          <table:table-cell office:value-type="float" office:value="7.9326312924882" table:style-name="ce1">
            <text:p>7.9326312924882</text:p>
          </table:table-cell>
        </table:table-row>
        <table:table-row table:style-name="ro1">
          <table:table-cell office:value-type="string" table:style-name="ce1">
            <text:p>Tyrese Campbell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heffield Utd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6-010</text:p>
          </table:table-cell>
          <table:table-cell office:value-type="float" office:value="16.7" table:style-name="ce1">
            <text:p>16.7</text:p>
          </table:table-cell>
          <table:table-cell office:value-type="float" office:value="7.22497003252355" table:style-name="ce1">
            <text:p>7.22497003252355</text:p>
          </table:table-cell>
          <table:table-cell office:value-type="float" office:value="9.13688797684301" table:style-name="ce1">
            <text:p>9.13688797684301</text:p>
          </table:table-cell>
          <table:table-cell office:value-type="float" office:value="10.8226207233588" table:style-name="ce1">
            <text:p>10.8226207233588</text:p>
          </table:table-cell>
          <table:table-cell office:value-type="float" office:value="8.01771222250478" table:style-name="ce1">
            <text:p>8.01771222250478</text:p>
          </table:table-cell>
          <table:table-cell office:value-type="float" office:value="10.908130174792" table:style-name="ce1">
            <text:p>10.908130174792</text:p>
          </table:table-cell>
          <table:table-cell office:value-type="float" office:value="8.35708263729533" table:style-name="ce1">
            <text:p>8.35708263729533</text:p>
          </table:table-cell>
          <table:table-cell office:value-type="float" office:value="11.1735644522288" table:style-name="ce1">
            <text:p>11.1735644522288</text:p>
          </table:table-cell>
          <table:table-cell office:value-type="float" office:value="6.66384336423343" table:style-name="ce1">
            <text:p>6.66384336423343</text:p>
          </table:table-cell>
          <table:table-cell office:value-type="float" office:value="12.0437432947371" table:style-name="ce1">
            <text:p>12.0437432947371</text:p>
          </table:table-cell>
        </table:table-row>
        <table:table-row table:style-name="ro1">
          <table:table-cell office:value-type="string" table:style-name="ce1">
            <text:p>Thomas Canno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heffield Utd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3-010</text:p>
          </table:table-cell>
          <table:table-cell office:value-type="float" office:value="9.8" table:style-name="ce1">
            <text:p>9.8</text:p>
          </table:table-cell>
          <table:table-cell office:value-type="float" office:value="6.94600767660226" table:style-name="ce1">
            <text:p>6.94600767660226</text:p>
          </table:table-cell>
          <table:table-cell office:value-type="float" office:value="6.73820956696333" table:style-name="ce1">
            <text:p>6.73820956696333</text:p>
          </table:table-cell>
          <table:table-cell office:value-type="float" office:value="5.61535312290614" table:style-name="ce1">
            <text:p>5.61535312290614</text:p>
          </table:table-cell>
          <table:table-cell office:value-type="float" office:value="7.04412861511632" table:style-name="ce1">
            <text:p>7.04412861511632</text:p>
          </table:table-cell>
          <table:table-cell office:value-type="float" office:value="6.15181399432138" table:style-name="ce1">
            <text:p>6.15181399432138</text:p>
          </table:table-cell>
          <table:table-cell office:value-type="float" office:value="2.94196809019941" table:style-name="ce1">
            <text:p>2.94196809019941</text:p>
          </table:table-cell>
          <table:table-cell office:value-type="float" office:value="8.1512797522523" table:style-name="ce1">
            <text:p>8.1512797522523</text:p>
          </table:table-cell>
          <table:table-cell office:value-type="float" office:value="8.00539915037213" table:style-name="ce1">
            <text:p>8.00539915037213</text:p>
          </table:table-cell>
          <table:table-cell office:value-type="float" office:value="9.92709902434624" table:style-name="ce1">
            <text:p>9.92709902434624</text:p>
          </table:table-cell>
        </table:table-row>
        <table:table-row table:style-name="ro1">
          <table:table-cell office:value-type="string" table:style-name="ce1">
            <text:p>Ilias Chair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8-069</text:p>
          </table:table-cell>
          <table:table-cell office:value-type="float" office:value="8.9" table:style-name="ce1">
            <text:p>8.9</text:p>
          </table:table-cell>
          <table:table-cell office:value-type="float" office:value="9.4359863809269" table:style-name="ce1">
            <text:p>9.4359863809269</text:p>
          </table:table-cell>
          <table:table-cell office:value-type="float" office:value="14.0847016390607" table:style-name="ce1">
            <text:p>14.0847016390607</text:p>
          </table:table-cell>
          <table:table-cell office:value-type="float" office:value="13.0264742820227" table:style-name="ce1">
            <text:p>13.0264742820227</text:p>
          </table:table-cell>
          <table:table-cell office:value-type="float" office:value="14.6103529408557" table:style-name="ce1">
            <text:p>14.6103529408557</text:p>
          </table:table-cell>
          <table:table-cell office:value-type="float" office:value="11.6753930886365" table:style-name="ce1">
            <text:p>11.6753930886365</text:p>
          </table:table-cell>
          <table:table-cell office:value-type="float" office:value="12.9198115992232" table:style-name="ce1">
            <text:p>12.9198115992232</text:p>
          </table:table-cell>
          <table:table-cell office:value-type="float" office:value="9.74551865017761" table:style-name="ce1">
            <text:p>9.74551865017761</text:p>
          </table:table-cell>
          <table:table-cell office:value-type="float" office:value="9.83983814478782" table:style-name="ce1">
            <text:p>9.83983814478782</text:p>
          </table:table-cell>
          <table:table-cell office:value-type="float" office:value="7.33700784781055" table:style-name="ce1">
            <text:p>7.33700784781055</text:p>
          </table:table-cell>
        </table:table-row>
        <table:table-row table:style-name="ro1">
          <table:table-cell office:value-type="string" table:style-name="ce1">
            <text:p>Jack Clarke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045</text:p>
          </table:table-cell>
          <table:table-cell office:value-type="float" office:value="12" table:style-name="ce1">
            <text:p>12</text:p>
          </table:table-cell>
          <table:table-cell office:value-type="float" office:value="9.05386738220458" table:style-name="ce1">
            <text:p>9.05386738220458</text:p>
          </table:table-cell>
          <table:table-cell office:value-type="float" office:value="13.9074657233167" table:style-name="ce1">
            <text:p>13.9074657233167</text:p>
          </table:table-cell>
          <table:table-cell office:value-type="float" office:value="13.7333790446698" table:style-name="ce1">
            <text:p>13.7333790446698</text:p>
          </table:table-cell>
          <table:table-cell office:value-type="float" office:value="15.145174346658" table:style-name="ce1">
            <text:p>15.145174346658</text:p>
          </table:table-cell>
          <table:table-cell office:value-type="float" office:value="14.8261609260607" table:style-name="ce1">
            <text:p>14.8261609260607</text:p>
          </table:table-cell>
          <table:table-cell office:value-type="float" office:value="10.3111570690363" table:style-name="ce1">
            <text:p>10.3111570690363</text:p>
          </table:table-cell>
          <table:table-cell office:value-type="float" office:value="13.8148723153498" table:style-name="ce1">
            <text:p>13.8148723153498</text:p>
          </table:table-cell>
          <table:table-cell office:value-type="float" office:value="7.42401309314612" table:style-name="ce1">
            <text:p>7.42401309314612</text:p>
          </table:table-cell>
          <table:table-cell office:value-type="float" office:value="13.9130249439404" table:style-name="ce1">
            <text:p>13.9130249439404</text:p>
          </table:table-cell>
        </table:table-row>
        <table:table-row table:style-name="ro1">
          <table:table-cell office:value-type="string" table:style-name="ce1">
            <text:p>Josh Cobur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3-032</text:p>
          </table:table-cell>
          <table:table-cell office:value-type="float" office:value="7.1" table:style-name="ce1">
            <text:p>7.1</text:p>
          </table:table-cell>
          <table:table-cell office:value-type="float" office:value="7.58433204232046" table:style-name="ce1">
            <text:p>7.58433204232046</text:p>
          </table:table-cell>
          <table:table-cell office:value-type="float" office:value="6.14293107422137" table:style-name="ce1">
            <text:p>6.14293107422137</text:p>
          </table:table-cell>
          <table:table-cell office:value-type="float" office:value="7.19367079068377" table:style-name="ce1">
            <text:p>7.19367079068377</text:p>
          </table:table-cell>
          <table:table-cell office:value-type="float" office:value="7.04412861511632" table:style-name="ce1">
            <text:p>7.04412861511632</text:p>
          </table:table-cell>
          <table:table-cell office:value-type="float" office:value="6.6998181971129" table:style-name="ce1">
            <text:p>6.6998181971129</text:p>
          </table:table-cell>
          <table:table-cell office:value-type="float" office:value="3.87329017431481" table:style-name="ce1">
            <text:p>3.87329017431481</text:p>
          </table:table-cell>
          <table:table-cell office:value-type="float" office:value="6.99792118146946" table:style-name="ce1">
            <text:p>6.99792118146946</text:p>
          </table:table-cell>
          <table:table-cell office:value-type="float" office:value="6.43239377198416" table:style-name="ce1">
            <text:p>6.43239377198416</text:p>
          </table:table-cell>
          <table:table-cell office:value-type="float" office:value="6.90264329327564" table:style-name="ce1">
            <text:p>6.90264329327564</text:p>
          </table:table-cell>
        </table:table-row>
        <table:table-row table:style-name="ro1">
          <table:table-cell office:value-type="string" table:style-name="ce1">
            <text:p>Tommy Conway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3-154</text:p>
          </table:table-cell>
          <table:table-cell office:value-type="float" office:value="22.1" table:style-name="ce1">
            <text:p>22.1</text:p>
          </table:table-cell>
          <table:table-cell office:value-type="float" office:value="8.06017160645588" table:style-name="ce1">
            <text:p>8.06017160645588</text:p>
          </table:table-cell>
          <table:table-cell office:value-type="float" office:value="14.9425522950712" table:style-name="ce1">
            <text:p>14.9425522950712</text:p>
          </table:table-cell>
          <table:table-cell office:value-type="float" office:value="11.3854568734363" table:style-name="ce1">
            <text:p>11.3854568734363</text:p>
          </table:table-cell>
          <table:table-cell office:value-type="float" office:value="13.3456320653054" table:style-name="ce1">
            <text:p>13.3456320653054</text:p>
          </table:table-cell>
          <table:table-cell office:value-type="float" office:value="13.9609536721947" table:style-name="ce1">
            <text:p>13.9609536721947</text:p>
          </table:table-cell>
          <table:table-cell office:value-type="float" office:value="7.6447921703359" table:style-name="ce1">
            <text:p>7.6447921703359</text:p>
          </table:table-cell>
          <table:table-cell office:value-type="float" office:value="15.1719487041373" table:style-name="ce1">
            <text:p>15.1719487041373</text:p>
          </table:table-cell>
          <table:table-cell office:value-type="float" office:value="6.89967388534463" table:style-name="ce1">
            <text:p>6.89967388534463</text:p>
          </table:table-cell>
          <table:table-cell office:value-type="float" office:value="12.3119979744502" table:style-name="ce1">
            <text:p>12.3119979744502</text:p>
          </table:table-cell>
        </table:table-row>
        <table:table-row table:style-name="ro1">
          <table:table-cell office:value-type="string" table:style-name="ce1">
            <text:p>Ante Crnac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2-021</text:p>
          </table:table-cell>
          <table:table-cell office:value-type="float" office:value="8.4" table:style-name="ce1">
            <text:p>8.4</text:p>
          </table:table-cell>
          <table:table-cell office:value-type="float" office:value="7.50328338918384" table:style-name="ce1">
            <text:p>7.50328338918384</text:p>
          </table:table-cell>
          <table:table-cell office:value-type="float" office:value="7.65077571868233" table:style-name="ce1">
            <text:p>7.65077571868233</text:p>
          </table:table-cell>
          <table:table-cell office:value-type="float" office:value="7.8795314336711" table:style-name="ce1">
            <text:p>7.8795314336711</text:p>
          </table:table-cell>
          <table:table-cell office:value-type="float" office:value="9.13767296069821" table:style-name="ce1">
            <text:p>9.13767296069821</text:p>
          </table:table-cell>
          <table:table-cell office:value-type="float" office:value="7.07919904453426" table:style-name="ce1">
            <text:p>7.07919904453426</text:p>
          </table:table-cell>
          <table:table-cell office:value-type="float" office:value="9.35450350562082" table:style-name="ce1">
            <text:p>9.35450350562082</text:p>
          </table:table-cell>
          <table:table-cell office:value-type="float" office:value="7.69526851843812" table:style-name="ce1">
            <text:p>7.69526851843812</text:p>
          </table:table-cell>
          <table:table-cell office:value-type="float" office:value="5.76728516183024" table:style-name="ce1">
            <text:p>5.76728516183024</text:p>
          </table:table-cell>
          <table:table-cell office:value-type="float" office:value="6.14160112497977" table:style-name="ce1">
            <text:p>6.14160112497977</text:p>
          </table:table-cell>
        </table:table-row>
        <table:table-row table:style-name="ro1">
          <table:table-cell office:value-type="string" table:style-name="ce1">
            <text:p>Patson Daka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7-090</text:p>
          </table:table-cell>
          <table:table-cell office:value-type="float" office:value="9.3" table:style-name="ce1">
            <text:p>9.3</text:p>
          </table:table-cell>
          <table:table-cell office:value-type="float" office:value="7.0454299795973" table:style-name="ce1">
            <text:p>7.0454299795973</text:p>
          </table:table-cell>
          <table:table-cell office:value-type="float" office:value="8.00859539670138" table:style-name="ce1">
            <text:p>8.00859539670138</text:p>
          </table:table-cell>
          <table:table-cell office:value-type="float" office:value="8.23005640592377" table:style-name="ce1">
            <text:p>8.23005640592377</text:p>
          </table:table-cell>
          <table:table-cell office:value-type="float" office:value="6.62905792736643" table:style-name="ce1">
            <text:p>6.62905792736643</text:p>
          </table:table-cell>
          <table:table-cell office:value-type="float" office:value="5.63260333507747" table:style-name="ce1">
            <text:p>5.63260333507747</text:p>
          </table:table-cell>
          <table:table-cell office:value-type="float" office:value="4.66286080423945" table:style-name="ce1">
            <text:p>4.66286080423945</text:p>
          </table:table-cell>
          <table:table-cell office:value-type="float" office:value="7.37493866398948" table:style-name="ce1">
            <text:p>7.37493866398948</text:p>
          </table:table-cell>
          <table:table-cell office:value-type="float" office:value="6.89967388534463" table:style-name="ce1">
            <text:p>6.89967388534463</text:p>
          </table:table-cell>
          <table:table-cell office:value-type="float" office:value="8.08387410657814" table:style-name="ce1">
            <text:p>8.08387410657814</text:p>
          </table:table-cell>
        </table:table-row>
        <table:table-row table:style-name="ro1">
          <table:table-cell office:value-type="string" table:style-name="ce1">
            <text:p>Karamoko Dembélé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2-319</text:p>
          </table:table-cell>
          <table:table-cell office:value-type="float" office:value="14.2" table:style-name="ce1">
            <text:p>14.2</text:p>
          </table:table-cell>
          <table:table-cell office:value-type="float" office:value="8.44869222845505" table:style-name="ce1">
            <text:p>8.44869222845505</text:p>
          </table:table-cell>
          <table:table-cell office:value-type="float" office:value="13.2606155220216" table:style-name="ce1">
            <text:p>13.2606155220216</text:p>
          </table:table-cell>
          <table:table-cell office:value-type="float" office:value="10.0086470410584" table:style-name="ce1">
            <text:p>10.0086470410584</text:p>
          </table:table-cell>
          <table:table-cell office:value-type="float" office:value="15.5481193105137" table:style-name="ce1">
            <text:p>15.5481193105137</text:p>
          </table:table-cell>
          <table:table-cell office:value-type="float" office:value="12.9061419803042" table:style-name="ce1">
            <text:p>12.9061419803042</text:p>
          </table:table-cell>
          <table:table-cell office:value-type="float" office:value="9.09995453779967" table:style-name="ce1">
            <text:p>9.09995453779967</text:p>
          </table:table-cell>
          <table:table-cell office:value-type="float" office:value="12.0264959317784" table:style-name="ce1">
            <text:p>12.0264959317784</text:p>
          </table:table-cell>
          <table:table-cell office:value-type="float" office:value="6.70285303812357" table:style-name="ce1">
            <text:p>6.70285303812357</text:p>
          </table:table-cell>
          <table:table-cell office:value-type="float" office:value="6.97418683383216" table:style-name="ce1">
            <text:p>6.97418683383216</text:p>
          </table:table-cell>
        </table:table-row>
        <table:table-row table:style-name="ro1">
          <table:table-cell office:value-type="string" table:style-name="ce1">
            <text:p>Lewis Dobbi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Presto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004</text:p>
          </table:table-cell>
          <table:table-cell office:value-type="float" office:value="12.7" table:style-name="ce1">
            <text:p>12.7</text:p>
          </table:table-cell>
          <table:table-cell office:value-type="float" office:value="8.75631830009192" table:style-name="ce1">
            <text:p>8.75631830009192</text:p>
          </table:table-cell>
          <table:table-cell office:value-type="float" office:value="10.2666639584134" table:style-name="ce1">
            <text:p>10.2666639584134</text:p>
          </table:table-cell>
          <table:table-cell office:value-type="float" office:value="13.8159128532906" table:style-name="ce1">
            <text:p>13.8159128532906</text:p>
          </table:table-cell>
          <table:table-cell office:value-type="float" office:value="10.8075860543943" table:style-name="ce1">
            <text:p>10.8075860543943</text:p>
          </table:table-cell>
          <table:table-cell office:value-type="float" office:value="13.6788230319671" table:style-name="ce1">
            <text:p>13.6788230319671</text:p>
          </table:table-cell>
          <table:table-cell office:value-type="float" office:value="7.41770267990745" table:style-name="ce1">
            <text:p>7.41770267990745</text:p>
          </table:table-cell>
          <table:table-cell office:value-type="float" office:value="12.9232865482008" table:style-name="ce1">
            <text:p>12.9232865482008</text:p>
          </table:table-cell>
          <table:table-cell office:value-type="float" office:value="8.55609486942165" table:style-name="ce1">
            <text:p>8.55609486942165</text:p>
          </table:table-cell>
          <table:table-cell office:value-type="float" office:value="12.5728309378111" table:style-name="ce1">
            <text:p>12.5728309378111</text:p>
          </table:table-cell>
        </table:table-row>
        <table:table-row table:style-name="ro1">
          <table:table-cell office:value-type="string" table:style-name="ce1">
            <text:p>Mamadou Doumbia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atford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19-323</text:p>
          </table:table-cell>
          <table:table-cell office:value-type="float" office:value="10.7" table:style-name="ce1">
            <text:p>10.7</text:p>
          </table:table-cell>
          <table:table-cell office:value-type="float" office:value="7.84026347551489" table:style-name="ce1">
            <text:p>7.84026347551489</text:p>
          </table:table-cell>
          <table:table-cell office:value-type="float" office:value="10.0359983007407" table:style-name="ce1">
            <text:p>10.0359983007407</text:p>
          </table:table-cell>
          <table:table-cell office:value-type="float" office:value="9.17819929696636" table:style-name="ce1">
            <text:p>9.17819929696636</text:p>
          </table:table-cell>
          <table:table-cell office:value-type="float" office:value="9.92494777365221" table:style-name="ce1">
            <text:p>9.92494777365221</text:p>
          </table:table-cell>
          <table:table-cell office:value-type="float" office:value="6.6998181971129" table:style-name="ce1">
            <text:p>6.6998181971129</text:p>
          </table:table-cell>
          <table:table-cell office:value-type="float" office:value="10.8409859848978" table:style-name="ce1">
            <text:p>10.8409859848978</text:p>
          </table:table-cell>
          <table:table-cell office:value-type="float" office:value="9.67911302448962" table:style-name="ce1">
            <text:p>9.67911302448962</text:p>
          </table:table-cell>
          <table:table-cell office:value-type="float" office:value="7.34226219578151" table:style-name="ce1">
            <text:p>7.34226219578151</text:p>
          </table:table-cell>
          <table:table-cell office:value-type="float" office:value="8.77218481630527" table:style-name="ce1">
            <text:p>8.77218481630527</text:p>
          </table:table-cell>
        </table:table-row>
        <table:table-row table:style-name="ro1">
          <table:table-cell office:value-type="string" table:style-name="ce1">
            <text:p>Marvin Ducksch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1-306</text:p>
          </table:table-cell>
          <table:table-cell office:value-type="float" office:value="9.5" table:style-name="ce1">
            <text:p>9.5</text:p>
          </table:table-cell>
          <table:table-cell office:value-type="float" office:value="7.82384362679249" table:style-name="ce1">
            <text:p>7.82384362679249</text:p>
          </table:table-cell>
          <table:table-cell office:value-type="float" office:value="8.04136672615557" table:style-name="ce1">
            <text:p>8.04136672615557</text:p>
          </table:table-cell>
          <table:table-cell office:value-type="float" office:value="7.41964287456598" table:style-name="ce1">
            <text:p>7.41964287456598</text:p>
          </table:table-cell>
          <table:table-cell office:value-type="float" office:value="8.68720875576943" table:style-name="ce1">
            <text:p>8.68720875576943</text:p>
          </table:table-cell>
          <table:table-cell office:value-type="float" office:value="6.6998181971129" table:style-name="ce1">
            <text:p>6.6998181971129</text:p>
          </table:table-cell>
          <table:table-cell office:value-type="float" office:value="8.35708263729533" table:style-name="ce1">
            <text:p>8.35708263729533</text:p>
          </table:table-cell>
          <table:table-cell office:value-type="float" office:value="7.82474754760151" table:style-name="ce1">
            <text:p>7.82474754760151</text:p>
          </table:table-cell>
          <table:table-cell office:value-type="float" office:value="9.4980733108334" table:style-name="ce1">
            <text:p>9.4980733108334</text:p>
          </table:table-cell>
          <table:table-cell office:value-type="float" office:value="11.8379503593867" table:style-name="ce1">
            <text:p>11.8379503593867</text:p>
          </table:table-cell>
        </table:table-row>
        <table:table-row table:style-name="ro1">
          <table:table-cell office:value-type="string" table:style-name="ce1">
            <text:p>Sindre Egeli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19-200</text:p>
          </table:table-cell>
          <table:table-cell office:value-type="float" office:value="12" table:style-name="ce1">
            <text:p>12</text:p>
          </table:table-cell>
          <table:table-cell office:value-type="float" office:value="8.58273190808944" table:style-name="ce1">
            <text:p>8.58273190808944</text:p>
          </table:table-cell>
          <table:table-cell office:value-type="float" office:value="12.1704261640934" table:style-name="ce1">
            <text:p>12.1704261640934</text:p>
          </table:table-cell>
          <table:table-cell office:value-type="float" office:value="10.2435897064493" table:style-name="ce1">
            <text:p>10.2435897064493</text:p>
          </table:table-cell>
          <table:table-cell office:value-type="float" office:value="14.3432277597461" table:style-name="ce1">
            <text:p>14.3432277597461</text:p>
          </table:table-cell>
          <table:table-cell office:value-type="float" office:value="11.6753930886365" table:style-name="ce1">
            <text:p>11.6753930886365</text:p>
          </table:table-cell>
          <table:table-cell office:value-type="float" office:value="8.24918783159793" table:style-name="ce1">
            <text:p>8.24918783159793</text:p>
          </table:table-cell>
          <table:table-cell office:value-type="float" office:value="12.8163045961956" table:style-name="ce1">
            <text:p>12.8163045961956</text:p>
          </table:table-cell>
          <table:table-cell office:value-type="float" office:value="6.74198295224198" table:style-name="ce1">
            <text:p>6.74198295224198</text:p>
          </table:table-cell>
          <table:table-cell office:value-type="float" office:value="8.15977991619492" table:style-name="ce1">
            <text:p>8.15977991619492</text:p>
          </table:table-cell>
        </table:table-row>
        <table:table-row table:style-name="ro1">
          <table:table-cell office:value-type="string" table:style-name="ce1">
            <text:p>Aidomo Emakhu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2-073</text:p>
          </table:table-cell>
          <table:table-cell office:value-type="float" office:value="12.4" table:style-name="ce1">
            <text:p>12.4</text:p>
          </table:table-cell>
          <table:table-cell office:value-type="float" office:value="8.02156300737355" table:style-name="ce1">
            <text:p>8.02156300737355</text:p>
          </table:table-cell>
          <table:table-cell office:value-type="float" office:value="8.27172016672468" table:style-name="ce1">
            <text:p>8.27172016672468</text:p>
          </table:table-cell>
          <table:table-cell office:value-type="float" office:value="10.476808483893" table:style-name="ce1">
            <text:p>10.476808483893</text:p>
          </table:table-cell>
          <table:table-cell office:value-type="float" office:value="9.81297436919677" table:style-name="ce1">
            <text:p>9.81297436919677</text:p>
          </table:table-cell>
          <table:table-cell office:value-type="float" office:value="13.9609536721947" table:style-name="ce1">
            <text:p>13.9609536721947</text:p>
          </table:table-cell>
          <table:table-cell office:value-type="float" office:value="9.08177234295386" table:style-name="ce1">
            <text:p>9.08177234295386</text:p>
          </table:table-cell>
          <table:table-cell office:value-type="float" office:value="13.8605438508413" table:style-name="ce1">
            <text:p>13.8605438508413</text:p>
          </table:table-cell>
          <table:table-cell office:value-type="float" office:value="7.34226219578151" table:style-name="ce1">
            <text:p>7.34226219578151</text:p>
          </table:table-cell>
          <table:table-cell office:value-type="float" office:value="6.97418683383216" table:style-name="ce1">
            <text:p>6.97418683383216</text:p>
          </table:table-cell>
        </table:table-row>
        <table:table-row table:style-name="ro1">
          <table:table-cell office:value-type="string" table:style-name="ce1">
            <text:p>Abdul Fatawu Issahaku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1-305</text:p>
          </table:table-cell>
          <table:table-cell office:value-type="float" office:value="24.2" table:style-name="ce1">
            <text:p>24.2</text:p>
          </table:table-cell>
          <table:table-cell office:value-type="float" office:value="8.56595845179395" table:style-name="ce1">
            <text:p>8.56595845179395</text:p>
          </table:table-cell>
          <table:table-cell office:value-type="float" office:value="16.3212655062705" table:style-name="ce1">
            <text:p>16.3212655062705</text:p>
          </table:table-cell>
          <table:table-cell office:value-type="float" office:value="16.9645885516483" table:style-name="ce1">
            <text:p>16.9645885516483</text:p>
          </table:table-cell>
          <table:table-cell office:value-type="float" office:value="16.3865291492299" table:style-name="ce1">
            <text:p>16.3865291492299</text:p>
          </table:table-cell>
          <table:table-cell office:value-type="float" office:value="16.9882783617563" table:style-name="ce1">
            <text:p>16.9882783617563</text:p>
          </table:table-cell>
          <table:table-cell office:value-type="float" office:value="8.32108476418839" table:style-name="ce1">
            <text:p>8.32108476418839</text:p>
          </table:table-cell>
          <table:table-cell office:value-type="float" office:value="17.1594190327951" table:style-name="ce1">
            <text:p>17.1594190327951</text:p>
          </table:table-cell>
          <table:table-cell office:value-type="float" office:value="7.71285393405865" table:style-name="ce1">
            <text:p>7.71285393405865</text:p>
          </table:table-cell>
          <table:table-cell office:value-type="float" office:value="11.1992666739797" table:style-name="ce1">
            <text:p>11.1992666739797</text:p>
          </table:table-cell>
        </table:table-row>
        <table:table-row table:style-name="ro1">
          <table:table-cell office:value-type="string" table:style-name="ce1">
            <text:p>Kyogo Furuhashi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0-352</text:p>
          </table:table-cell>
          <table:table-cell office:value-type="float" office:value="10.2" table:style-name="ce1">
            <text:p>10.2</text:p>
          </table:table-cell>
          <table:table-cell office:value-type="float" office:value="7.23028097334301" table:style-name="ce1">
            <text:p>7.23028097334301</text:p>
          </table:table-cell>
          <table:table-cell office:value-type="float" office:value="5.99924320310512" table:style-name="ce1">
            <text:p>5.99924320310512</text:p>
          </table:table-cell>
          <table:table-cell office:value-type="float" office:value="5.71307936973874" table:style-name="ce1">
            <text:p>5.71307936973874</text:p>
          </table:table-cell>
          <table:table-cell office:value-type="float" office:value="6.42651600303716" table:style-name="ce1">
            <text:p>6.42651600303716</text:p>
          </table:table-cell>
          <table:table-cell office:value-type="float" office:value="7.27258323295492" table:style-name="ce1">
            <text:p>7.27258323295492</text:p>
          </table:table-cell>
          <table:table-cell office:value-type="float" office:value="6.75398506606539" table:style-name="ce1">
            <text:p>6.75398506606539</text:p>
          </table:table-cell>
          <table:table-cell office:value-type="float" office:value="7.56652959667699" table:style-name="ce1">
            <text:p>7.56652959667699</text:p>
          </table:table-cell>
          <table:table-cell office:value-type="float" office:value="7.09930173487334" table:style-name="ce1">
            <text:p>7.09930173487334</text:p>
          </table:table-cell>
          <table:table-cell office:value-type="float" office:value="8.61840383788851" table:style-name="ce1">
            <text:p>8.61840383788851</text:p>
          </table:table-cell>
        </table:table-row>
        <table:table-row table:style-name="ro1">
          <table:table-cell office:value-type="string" table:style-name="ce1">
            <text:p>Joe Gelhardt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3-248</text:p>
          </table:table-cell>
          <table:table-cell office:value-type="float" office:value="16" table:style-name="ce1">
            <text:p>16</text:p>
          </table:table-cell>
          <table:table-cell office:value-type="float" office:value="8.45984858411555" table:style-name="ce1">
            <text:p>8.45984858411555</text:p>
          </table:table-cell>
          <table:table-cell office:value-type="float" office:value="14.1921123756044" table:style-name="ce1">
            <text:p>14.1921123756044</text:p>
          </table:table-cell>
          <table:table-cell office:value-type="float" office:value="12.7406038731503" table:style-name="ce1">
            <text:p>12.7406038731503</text:p>
          </table:table-cell>
          <table:table-cell office:value-type="float" office:value="13.8307275156952" table:style-name="ce1">
            <text:p>13.8307275156952</text:p>
          </table:table-cell>
          <table:table-cell office:value-type="float" office:value="13.6788230319671" table:style-name="ce1">
            <text:p>13.6788230319671</text:p>
          </table:table-cell>
          <table:table-cell office:value-type="float" office:value="8.82739676142329" table:style-name="ce1">
            <text:p>8.82739676142329</text:p>
          </table:table-cell>
          <table:table-cell office:value-type="float" office:value="12.4300893660395" table:style-name="ce1">
            <text:p>12.4300893660395</text:p>
          </table:table-cell>
          <table:table-cell office:value-type="float" office:value="10.929325688009" table:style-name="ce1">
            <text:p>10.929325688009</text:p>
          </table:table-cell>
          <table:table-cell office:value-type="float" office:value="15.4391421947555" table:style-name="ce1">
            <text:p>15.4391421947555</text:p>
          </table:table-cell>
        </table:table-row>
        <table:table-row table:style-name="ro1">
          <table:table-cell office:value-type="string" table:style-name="ce1">
            <text:p>Karlan Grant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est Brom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8-111</text:p>
          </table:table-cell>
          <table:table-cell office:value-type="float" office:value="15.1" table:style-name="ce1">
            <text:p>15.1</text:p>
          </table:table-cell>
          <table:table-cell office:value-type="float" office:value="8.02156300737355" table:style-name="ce1">
            <text:p>8.02156300737355</text:p>
          </table:table-cell>
          <table:table-cell office:value-type="float" office:value="15.6008987643819" table:style-name="ce1">
            <text:p>15.6008987643819</text:p>
          </table:table-cell>
          <table:table-cell office:value-type="float" office:value="10.126310911381" table:style-name="ce1">
            <text:p>10.126310911381</text:p>
          </table:table-cell>
          <table:table-cell office:value-type="float" office:value="13.087487847175" table:style-name="ce1">
            <text:p>13.087487847175</text:p>
          </table:table-cell>
          <table:table-cell office:value-type="float" office:value="15.238193268281" table:style-name="ce1">
            <text:p>15.238193268281</text:p>
          </table:table-cell>
          <table:table-cell office:value-type="float" office:value="7.94532175501584" table:style-name="ce1">
            <text:p>7.94532175501584</text:p>
          </table:table-cell>
          <table:table-cell office:value-type="float" office:value="14.6502930990723" table:style-name="ce1">
            <text:p>14.6502930990723</text:p>
          </table:table-cell>
          <table:table-cell office:value-type="float" office:value="7.3830920391055" table:style-name="ce1">
            <text:p>7.3830920391055</text:p>
          </table:table-cell>
          <table:table-cell office:value-type="float" office:value="8.84918649479531" table:style-name="ce1">
            <text:p>8.84918649479531</text:p>
          </table:table-cell>
        </table:table-row>
        <table:table-row table:style-name="ro1">
          <table:table-cell office:value-type="string" table:style-name="ce1">
            <text:p>Demarai Gray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9-193</text:p>
          </table:table-cell>
          <table:table-cell office:value-type="float" office:value="18.4" table:style-name="ce1">
            <text:p>18.4</text:p>
          </table:table-cell>
          <table:table-cell office:value-type="float" office:value="8.38181113115133" table:style-name="ce1">
            <text:p>8.38181113115133</text:p>
          </table:table-cell>
          <table:table-cell office:value-type="float" office:value="15.4047740899036" table:style-name="ce1">
            <text:p>15.4047740899036</text:p>
          </table:table-cell>
          <table:table-cell office:value-type="float" office:value="16.2797017937691" table:style-name="ce1">
            <text:p>16.2797017937691</text:p>
          </table:table-cell>
          <table:table-cell office:value-type="float" office:value="12.4464914262844" table:style-name="ce1">
            <text:p>12.4464914262844</text:p>
          </table:table-cell>
          <table:table-cell office:value-type="float" office:value="15.140544590961" table:style-name="ce1">
            <text:p>15.140544590961</text:p>
          </table:table-cell>
          <table:table-cell office:value-type="float" office:value="8.23123515605132" table:style-name="ce1">
            <text:p>8.23123515605132</text:p>
          </table:table-cell>
          <table:table-cell office:value-type="float" office:value="16.0178815333705" table:style-name="ce1">
            <text:p>16.0178815333705</text:p>
          </table:table-cell>
          <table:table-cell office:value-type="float" office:value="8.04745296773292" table:style-name="ce1">
            <text:p>8.04745296773292</text:p>
          </table:table-cell>
          <table:table-cell office:value-type="float" office:value="11.7685173378593" table:style-name="ce1">
            <text:p>11.7685173378593</text:p>
          </table:table-cell>
        </table:table-row>
        <table:table-row table:style-name="ro1">
          <table:table-cell office:value-type="string" table:style-name="ce1">
            <text:p>Andri Guðjohnse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lackbur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343</text:p>
          </table:table-cell>
          <table:table-cell office:value-type="float" office:value="13.5" table:style-name="ce1">
            <text:p>13.5</text:p>
          </table:table-cell>
          <table:table-cell office:value-type="float" office:value="7.37430030133809" table:style-name="ce1">
            <text:p>7.37430030133809</text:p>
          </table:table-cell>
          <table:table-cell office:value-type="float" office:value="10.5931546161999" table:style-name="ce1">
            <text:p>10.5931546161999</text:p>
          </table:table-cell>
          <table:table-cell office:value-type="float" office:value="7.53368378180938" table:style-name="ce1">
            <text:p>7.53368378180938</text:p>
          </table:table-cell>
          <table:table-cell office:value-type="float" office:value="12.0574548378265" table:style-name="ce1">
            <text:p>12.0574548378265</text:p>
          </table:table-cell>
          <table:table-cell office:value-type="float" office:value="6.33146159144857" table:style-name="ce1">
            <text:p>6.33146159144857</text:p>
          </table:table-cell>
          <table:table-cell office:value-type="float" office:value="6.18556778206307" table:style-name="ce1">
            <text:p>6.18556778206307</text:p>
          </table:table-cell>
          <table:table-cell office:value-type="float" office:value="9.34628714517362" table:style-name="ce1">
            <text:p>9.34628714517362</text:p>
          </table:table-cell>
          <table:table-cell office:value-type="float" office:value="8.34336543308278" table:style-name="ce1">
            <text:p>8.34336543308278</text:p>
          </table:table-cell>
          <table:table-cell office:value-type="float" office:value="14.0666931066859" table:style-name="ce1">
            <text:p>14.0666931066859</text:p>
          </table:table-cell>
        </table:table-row>
        <table:table-row table:style-name="ro1">
          <table:table-cell office:value-type="string" table:style-name="ce1">
            <text:p>Aune Heggebø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est Brom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162</text:p>
          </table:table-cell>
          <table:table-cell office:value-type="float" office:value="21.2" table:style-name="ce1">
            <text:p>21.2</text:p>
          </table:table-cell>
          <table:table-cell office:value-type="float" office:value="7.49250159974611" table:style-name="ce1">
            <text:p>7.49250159974611</text:p>
          </table:table-cell>
          <table:table-cell office:value-type="float" office:value="11.7855891206233" table:style-name="ce1">
            <text:p>11.7855891206233</text:p>
          </table:table-cell>
          <table:table-cell office:value-type="float" office:value="11.6049502400414" table:style-name="ce1">
            <text:p>11.6049502400414</text:p>
          </table:table-cell>
          <table:table-cell office:value-type="float" office:value="13.1746716293513" table:style-name="ce1">
            <text:p>13.1746716293513</text:p>
          </table:table-cell>
          <table:table-cell office:value-type="float" office:value="7.27258323295492" table:style-name="ce1">
            <text:p>7.27258323295492</text:p>
          </table:table-cell>
          <table:table-cell office:value-type="float" office:value="10.8409859848978" table:style-name="ce1">
            <text:p>10.8409859848978</text:p>
          </table:table-cell>
          <table:table-cell office:value-type="float" office:value="9.41293024967343" table:style-name="ce1">
            <text:p>9.41293024967343</text:p>
          </table:table-cell>
          <table:table-cell office:value-type="float" office:value="7.75443540521777" table:style-name="ce1">
            <text:p>7.75443540521777</text:p>
          </table:table-cell>
          <table:table-cell office:value-type="float" office:value="15.0825099461959" table:style-name="ce1">
            <text:p>15.0825099461959</text:p>
          </table:table-cell>
        </table:table-row>
        <table:table-row table:style-name="ro1">
          <table:table-cell office:value-type="string" table:style-name="ce1">
            <text:p>George Hirst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6-326</text:p>
          </table:table-cell>
          <table:table-cell office:value-type="float" office:value="14.4" table:style-name="ce1">
            <text:p>14.4</text:p>
          </table:table-cell>
          <table:table-cell office:value-type="float" office:value="7.34754101515637" table:style-name="ce1">
            <text:p>7.34754101515637</text:p>
          </table:table-cell>
          <table:table-cell office:value-type="float" office:value="8.56992412507542" table:style-name="ce1">
            <text:p>8.56992412507542</text:p>
          </table:table-cell>
          <table:table-cell office:value-type="float" office:value="8.46573614806462" table:style-name="ce1">
            <text:p>8.46573614806462</text:p>
          </table:table-cell>
          <table:table-cell office:value-type="float" office:value="9.2504290577275" table:style-name="ce1">
            <text:p>9.2504290577275</text:p>
          </table:table-cell>
          <table:table-cell office:value-type="float" office:value="8.67595596121683" table:style-name="ce1">
            <text:p>8.67595596121683</text:p>
          </table:table-cell>
          <table:table-cell office:value-type="float" office:value="6.88773984309696" table:style-name="ce1">
            <text:p>6.88773984309696</text:p>
          </table:table-cell>
          <table:table-cell office:value-type="float" office:value="10.7282214764157" table:style-name="ce1">
            <text:p>10.7282214764157</text:p>
          </table:table-cell>
          <table:table-cell office:value-type="float" office:value="8.38583211943064" table:style-name="ce1">
            <text:p>8.38583211943064</text:p>
          </table:table-cell>
          <table:table-cell office:value-type="float" office:value="14.5878545509079" table:style-name="ce1">
            <text:p>14.5878545509079</text:p>
          </table:table-cell>
        </table:table-row>
        <table:table-row table:style-name="ro1">
          <table:table-cell office:value-type="string" table:style-name="ce1">
            <text:p>Samuel Iling-Junior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est Brom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2-095</text:p>
          </table:table-cell>
          <table:table-cell office:value-type="float" office:value="10.9" table:style-name="ce1">
            <text:p>10.9</text:p>
          </table:table-cell>
          <table:table-cell office:value-type="float" office:value="7.71466162949767" table:style-name="ce1">
            <text:p>7.71466162949767</text:p>
          </table:table-cell>
          <table:table-cell office:value-type="float" office:value="12.3147174151942" table:style-name="ce1">
            <text:p>12.3147174151942</text:p>
          </table:table-cell>
          <table:table-cell office:value-type="float" office:value="7.76367051243438" table:style-name="ce1">
            <text:p>7.76367051243438</text:p>
          </table:table-cell>
          <table:table-cell office:value-type="float" office:value="9.70076778639347" table:style-name="ce1">
            <text:p>9.70076778639347</text:p>
          </table:table-cell>
          <table:table-cell office:value-type="float" office:value="11.2966012386326" table:style-name="ce1">
            <text:p>11.2966012386326</text:p>
          </table:table-cell>
          <table:table-cell office:value-type="float" office:value="10.8409859848978" table:style-name="ce1">
            <text:p>10.8409859848978</text:p>
          </table:table-cell>
          <table:table-cell office:value-type="float" office:value="10.9203862399904" table:style-name="ce1">
            <text:p>10.9203862399904</text:p>
          </table:table-cell>
          <table:table-cell office:value-type="float" office:value="6.58619078498479" table:style-name="ce1">
            <text:p>6.58619078498479</text:p>
          </table:table-cell>
          <table:table-cell office:value-type="float" office:value="7.19089935123121" table:style-name="ce1">
            <text:p>7.19089935123121</text:p>
          </table:table-cell>
        </table:table-row>
        <table:table-row table:style-name="ro1">
          <table:table-cell office:value-type="string" table:style-name="ce1">
            <text:p>Zeidane Inoussa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3-239</text:p>
          </table:table-cell>
          <table:table-cell office:value-type="float" office:value="11.9" table:style-name="ce1">
            <text:p>11.9</text:p>
          </table:table-cell>
          <table:table-cell office:value-type="float" office:value="8.18182587797301" table:style-name="ce1">
            <text:p>8.18182587797301</text:p>
          </table:table-cell>
          <table:table-cell office:value-type="float" office:value="12.6795271956881" table:style-name="ce1">
            <text:p>12.6795271956881</text:p>
          </table:table-cell>
          <table:table-cell office:value-type="float" office:value="11.9272676148645" table:style-name="ce1">
            <text:p>11.9272676148645</text:p>
          </table:table-cell>
          <table:table-cell office:value-type="float" office:value="10.8075860543943" table:style-name="ce1">
            <text:p>10.8075860543943</text:p>
          </table:table-cell>
          <table:table-cell office:value-type="float" office:value="12.3984429371695" table:style-name="ce1">
            <text:p>12.3984429371695</text:p>
          </table:table-cell>
          <table:table-cell office:value-type="float" office:value="8.62796650666454" table:style-name="ce1">
            <text:p>8.62796650666454</text:p>
          </table:table-cell>
          <table:table-cell office:value-type="float" office:value="13.3356290935734" table:style-name="ce1">
            <text:p>13.3356290935734</text:p>
          </table:table-cell>
          <table:table-cell office:value-type="float" office:value="6.43239377198416" table:style-name="ce1">
            <text:p>6.43239377198416</text:p>
          </table:table-cell>
          <table:table-cell office:value-type="float" office:value="5.94315142768988" table:style-name="ce1">
            <text:p>5.94315142768988</text:p>
          </table:table-cell>
        </table:table-row>
        <table:table-row table:style-name="ro1">
          <table:table-cell office:value-type="string" table:style-name="ce1">
            <text:p>Nestory Irankunda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atford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19-332</text:p>
          </table:table-cell>
          <table:table-cell office:value-type="float" office:value="10.9" table:style-name="ce1">
            <text:p>10.9</text:p>
          </table:table-cell>
          <table:table-cell office:value-type="float" office:value="8.94150621689483" table:style-name="ce1">
            <text:p>8.94150621689483</text:p>
          </table:table-cell>
          <table:table-cell office:value-type="float" office:value="10.7547909985035" table:style-name="ce1">
            <text:p>10.7547909985035</text:p>
          </table:table-cell>
          <table:table-cell office:value-type="float" office:value="12.6429015180642" table:style-name="ce1">
            <text:p>12.6429015180642</text:p>
          </table:table-cell>
          <table:table-cell office:value-type="float" office:value="12.6349779453014" table:style-name="ce1">
            <text:p>12.6349779453014</text:p>
          </table:table-cell>
          <table:table-cell office:value-type="float" office:value="13.8218394005717" table:style-name="ce1">
            <text:p>13.8218394005717</text:p>
          </table:table-cell>
          <table:table-cell office:value-type="float" office:value="10.3468252409501" table:style-name="ce1">
            <text:p>10.3468252409501</text:p>
          </table:table-cell>
          <table:table-cell office:value-type="float" office:value="11.5459259462797" table:style-name="ce1">
            <text:p>11.5459259462797</text:p>
          </table:table-cell>
          <table:table-cell office:value-type="float" office:value="8.47088872321903" table:style-name="ce1">
            <text:p>8.47088872321903</text:p>
          </table:table-cell>
          <table:table-cell office:value-type="float" office:value="8.00815378296623" table:style-name="ce1">
            <text:p>8.00815378296623</text:p>
          </table:table-cell>
        </table:table-row>
        <table:table-row table:style-name="ro1">
          <table:table-cell office:value-type="string" table:style-name="ce1">
            <text:p>Mihailo Ivanović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1-039</text:p>
          </table:table-cell>
          <table:table-cell office:value-type="float" office:value="21.5" table:style-name="ce1">
            <text:p>21.5</text:p>
          </table:table-cell>
          <table:table-cell office:value-type="float" office:value="7.43330852926627" table:style-name="ce1">
            <text:p>7.43330852926627</text:p>
          </table:table-cell>
          <table:table-cell office:value-type="float" office:value="10.2666639584134" table:style-name="ce1">
            <text:p>10.2666639584134</text:p>
          </table:table-cell>
          <table:table-cell office:value-type="float" office:value="11.2744273606456" table:style-name="ce1">
            <text:p>11.2744273606456</text:p>
          </table:table-cell>
          <table:table-cell office:value-type="float" office:value="13.1746716293513" table:style-name="ce1">
            <text:p>13.1746716293513</text:p>
          </table:table-cell>
          <table:table-cell office:value-type="float" office:value="8.47172793404204" table:style-name="ce1">
            <text:p>8.47172793404204</text:p>
          </table:table-cell>
          <table:table-cell office:value-type="float" office:value="6.95510813186951" table:style-name="ce1">
            <text:p>6.95510813186951</text:p>
          </table:table-cell>
          <table:table-cell office:value-type="float" office:value="11.7284014361951" table:style-name="ce1">
            <text:p>11.7284014361951</text:p>
          </table:table-cell>
          <table:table-cell office:value-type="float" office:value="8.72688436564073" table:style-name="ce1">
            <text:p>8.72688436564073</text:p>
          </table:table-cell>
          <table:table-cell office:value-type="float" office:value="13.8078209224849" table:style-name="ce1">
            <text:p>13.8078209224849</text:p>
          </table:table-cell>
        </table:table-row>
        <table:table-row table:style-name="ro1">
          <table:table-cell office:value-type="string" table:style-name="ce1">
            <text:p>Daniel Jebbiso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Presto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2-147</text:p>
          </table:table-cell>
          <table:table-cell office:value-type="float" office:value="11.1" table:style-name="ce1">
            <text:p>11.1</text:p>
          </table:table-cell>
          <table:table-cell office:value-type="float" office:value="7.3903747989802" table:style-name="ce1">
            <text:p>7.3903747989802</text:p>
          </table:table-cell>
          <table:table-cell office:value-type="float" office:value="7.48996417003308" table:style-name="ce1">
            <text:p>7.48996417003308</text:p>
          </table:table-cell>
          <table:table-cell office:value-type="float" office:value="9.890644785461" table:style-name="ce1">
            <text:p>9.890644785461</text:p>
          </table:table-cell>
          <table:table-cell office:value-type="float" office:value="6.73161898070972" table:style-name="ce1">
            <text:p>6.73161898070972</text:p>
          </table:table-cell>
          <table:table-cell office:value-type="float" office:value="7.27258323295492" table:style-name="ce1">
            <text:p>7.27258323295492</text:p>
          </table:table-cell>
          <table:table-cell office:value-type="float" office:value="6.18556778206307" table:style-name="ce1">
            <text:p>6.18556778206307</text:p>
          </table:table-cell>
          <table:table-cell office:value-type="float" office:value="9.01291612415392" table:style-name="ce1">
            <text:p>9.01291612415392</text:p>
          </table:table-cell>
          <table:table-cell office:value-type="float" office:value="7.62991997604236" table:style-name="ce1">
            <text:p>7.62991997604236</text:p>
          </table:table-cell>
          <table:table-cell office:value-type="float" office:value="11.628448211259" table:style-name="ce1">
            <text:p>11.628448211259</text:p>
          </table:table-cell>
        </table:table-row>
        <table:table-row table:style-name="ro1">
          <table:table-cell office:value-type="string" table:style-name="ce1">
            <text:p>Eom Jisung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3-243</text:p>
          </table:table-cell>
          <table:table-cell office:value-type="float" office:value="14.3" table:style-name="ce1">
            <text:p>14.3</text:p>
          </table:table-cell>
          <table:table-cell office:value-type="float" office:value="8.082255880202" table:style-name="ce1">
            <text:p>8.082255880202</text:p>
          </table:table-cell>
          <table:table-cell office:value-type="float" office:value="13.4845165540638" table:style-name="ce1">
            <text:p>13.4845165540638</text:p>
          </table:table-cell>
          <table:table-cell office:value-type="float" office:value="12.8371113165553" table:style-name="ce1">
            <text:p>12.8371113165553</text:p>
          </table:table-cell>
          <table:table-cell office:value-type="float" office:value="13.1746716293513" table:style-name="ce1">
            <text:p>13.1746716293513</text:p>
          </table:table-cell>
          <table:table-cell office:value-type="float" office:value="11.6753930886365" table:style-name="ce1">
            <text:p>11.6753930886365</text:p>
          </table:table-cell>
          <table:table-cell office:value-type="float" office:value="8.70042522364421" table:style-name="ce1">
            <text:p>8.70042522364421</text:p>
          </table:table-cell>
          <table:table-cell office:value-type="float" office:value="12.3164902638013" table:style-name="ce1">
            <text:p>12.3164902638013</text:p>
          </table:table-cell>
          <table:table-cell office:value-type="float" office:value="7.83781724891183" table:style-name="ce1">
            <text:p>7.83781724891183</text:p>
          </table:table-cell>
          <table:table-cell office:value-type="float" office:value="6.62019500292993" table:style-name="ce1">
            <text:p>6.62019500292993</text:p>
          </table:table-cell>
        </table:table-row>
        <table:table-row table:style-name="ro1">
          <table:table-cell office:value-type="string" table:style-name="ce1">
            <text:p>Michael Johnsto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est Brom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6-263</text:p>
          </table:table-cell>
          <table:table-cell office:value-type="float" office:value="20" table:style-name="ce1">
            <text:p>20</text:p>
          </table:table-cell>
          <table:table-cell office:value-type="float" office:value="9.14941147285315" table:style-name="ce1">
            <text:p>9.14941147285315</text:p>
          </table:table-cell>
          <table:table-cell office:value-type="float" office:value="16.9452735329951" table:style-name="ce1">
            <text:p>16.9452735329951</text:p>
          </table:table-cell>
          <table:table-cell office:value-type="float" office:value="17.3079404403733" table:style-name="ce1">
            <text:p>17.3079404403733</text:p>
          </table:table-cell>
          <table:table-cell office:value-type="float" office:value="16.7165034912262" table:style-name="ce1">
            <text:p>16.7165034912262</text:p>
          </table:table-cell>
          <table:table-cell office:value-type="float" office:value="17.2745322810373" table:style-name="ce1">
            <text:p>17.2745322810373</text:p>
          </table:table-cell>
          <table:table-cell office:value-type="float" office:value="10.2575751411515" table:style-name="ce1">
            <text:p>10.2575751411515</text:p>
          </table:table-cell>
          <table:table-cell office:value-type="float" office:value="16.5595612735816" table:style-name="ce1">
            <text:p>16.5595612735816</text:p>
          </table:table-cell>
          <table:table-cell office:value-type="float" office:value="7.34226219578151" table:style-name="ce1">
            <text:p>7.34226219578151</text:p>
          </table:table-cell>
          <table:table-cell office:value-type="float" office:value="8.2358587399173" table:style-name="ce1">
            <text:p>8.2358587399173</text:p>
          </table:table-cell>
        </table:table-row>
        <table:table-row table:style-name="ro1">
          <table:table-cell office:value-type="string" table:style-name="ce1">
            <text:p>Kyle Joseph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119</text:p>
          </table:table-cell>
          <table:table-cell office:value-type="float" office:value="17.2" table:style-name="ce1">
            <text:p>17.2</text:p>
          </table:table-cell>
          <table:table-cell office:value-type="float" office:value="7.07696460836348" table:style-name="ce1">
            <text:p>7.07696460836348</text:p>
          </table:table-cell>
          <table:table-cell office:value-type="float" office:value="9.4709111650057" table:style-name="ce1">
            <text:p>9.4709111650057</text:p>
          </table:table-cell>
          <table:table-cell office:value-type="float" office:value="9.17819929696636" table:style-name="ce1">
            <text:p>9.17819929696636</text:p>
          </table:table-cell>
          <table:table-cell office:value-type="float" office:value="9.2504290577275" table:style-name="ce1">
            <text:p>9.2504290577275</text:p>
          </table:table-cell>
          <table:table-cell office:value-type="float" office:value="10.710756034774" table:style-name="ce1">
            <text:p>10.710756034774</text:p>
          </table:table-cell>
          <table:table-cell office:value-type="float" office:value="8.23123515605132" table:style-name="ce1">
            <text:p>8.23123515605132</text:p>
          </table:table-cell>
          <table:table-cell office:value-type="float" office:value="9.74551865017761" table:style-name="ce1">
            <text:p>9.74551865017761</text:p>
          </table:table-cell>
          <table:table-cell office:value-type="float" office:value="8.04745296773292" table:style-name="ce1">
            <text:p>8.04745296773292</text:p>
          </table:table-cell>
          <table:table-cell office:value-type="float" office:value="14.2638667808791" table:style-name="ce1">
            <text:p>14.2638667808791</text:p>
          </table:table-cell>
        </table:table-row>
        <table:table-row table:style-name="ro1">
          <table:table-cell office:value-type="string" table:style-name="ce1">
            <text:p>Charlie Kelma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Charlton Ath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066</text:p>
          </table:table-cell>
          <table:table-cell office:value-type="float" office:value="11.1" table:style-name="ce1">
            <text:p>11.1</text:p>
          </table:table-cell>
          <table:table-cell office:value-type="float" office:value="6.77496922409602" table:style-name="ce1">
            <text:p>6.77496922409602</text:p>
          </table:table-cell>
          <table:table-cell office:value-type="float" office:value="6.58646774951829" table:style-name="ce1">
            <text:p>6.58646774951829</text:p>
          </table:table-cell>
          <table:table-cell office:value-type="float" office:value="5.71307936973874" table:style-name="ce1">
            <text:p>5.71307936973874</text:p>
          </table:table-cell>
          <table:table-cell office:value-type="float" office:value="6.62905792736643" table:style-name="ce1">
            <text:p>6.62905792736643</text:p>
          </table:table-cell>
          <table:table-cell office:value-type="float" office:value="8.06608139288083" table:style-name="ce1">
            <text:p>8.06608139288083</text:p>
          </table:table-cell>
          <table:table-cell office:value-type="float" office:value="6.62159094853029" table:style-name="ce1">
            <text:p>6.62159094853029</text:p>
          </table:table-cell>
          <table:table-cell office:value-type="float" office:value="7.75991929681578" table:style-name="ce1">
            <text:p>7.75991929681578</text:p>
          </table:table-cell>
          <table:table-cell office:value-type="float" office:value="8.76964721619844" table:style-name="ce1">
            <text:p>8.76964721619844</text:p>
          </table:table-cell>
          <table:table-cell office:value-type="float" office:value="10.0798704111867" table:style-name="ce1">
            <text:p>10.0798704111867</text:p>
          </table:table-cell>
        </table:table-row>
        <table:table-row table:style-name="ro1">
          <table:table-cell office:value-type="string" table:style-name="ce1">
            <text:p>Luca Kjerrumgaard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atford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2-332</text:p>
          </table:table-cell>
          <table:table-cell office:value-type="float" office:value="17" table:style-name="ce1">
            <text:p>17</text:p>
          </table:table-cell>
          <table:table-cell office:value-type="float" office:value="7.1825436940922" table:style-name="ce1">
            <text:p>7.1825436940922</text:p>
          </table:table-cell>
          <table:table-cell office:value-type="float" office:value="9.23713051931315" table:style-name="ce1">
            <text:p>9.23713051931315</text:p>
          </table:table-cell>
          <table:table-cell office:value-type="float" office:value="6.86056882723411" table:style-name="ce1">
            <text:p>6.86056882723411</text:p>
          </table:table-cell>
          <table:table-cell office:value-type="float" office:value="9.70076778639347" table:style-name="ce1">
            <text:p>9.70076778639347</text:p>
          </table:table-cell>
          <table:table-cell office:value-type="float" office:value="8.26835589556486" table:style-name="ce1">
            <text:p>8.26835589556486</text:p>
          </table:table-cell>
          <table:table-cell office:value-type="float" office:value="6.83742623933647" table:style-name="ce1">
            <text:p>6.83742623933647</text:p>
          </table:table-cell>
          <table:table-cell office:value-type="float" office:value="9.81185128346337" table:style-name="ce1">
            <text:p>9.81185128346337</text:p>
          </table:table-cell>
          <table:table-cell office:value-type="float" office:value="9.32670818811597" table:style-name="ce1">
            <text:p>9.32670818811597</text:p>
          </table:table-cell>
          <table:table-cell office:value-type="float" office:value="13.0103052526745" table:style-name="ce1">
            <text:p>13.0103052526745</text:p>
          </table:table-cell>
        </table:table-row>
        <table:table-row table:style-name="ro1">
          <table:table-cell office:value-type="string" table:style-name="ce1">
            <text:p>Richard Kone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2-176</text:p>
          </table:table-cell>
          <table:table-cell office:value-type="float" office:value="19.5" table:style-name="ce1">
            <text:p>19.5</text:p>
          </table:table-cell>
          <table:table-cell office:value-type="float" office:value="7.60599905795769" table:style-name="ce1">
            <text:p>7.60599905795769</text:p>
          </table:table-cell>
          <table:table-cell office:value-type="float" office:value="12.8962574205002" table:style-name="ce1">
            <text:p>12.8962574205002</text:p>
          </table:table-cell>
          <table:table-cell office:value-type="float" office:value="10.8226207233588" table:style-name="ce1">
            <text:p>10.8226207233588</text:p>
          </table:table-cell>
          <table:table-cell office:value-type="float" office:value="12.3507107347852" table:style-name="ce1">
            <text:p>12.3507107347852</text:p>
          </table:table-cell>
          <table:table-cell office:value-type="float" office:value="11.1034799249664" table:style-name="ce1">
            <text:p>11.1034799249664</text:p>
          </table:table-cell>
          <table:table-cell office:value-type="float" office:value="8.12371292728436" table:style-name="ce1">
            <text:p>8.12371292728436</text:p>
          </table:table-cell>
          <table:table-cell office:value-type="float" office:value="14.0827199661356" table:style-name="ce1">
            <text:p>14.0827199661356</text:p>
          </table:table-cell>
          <table:table-cell office:value-type="float" office:value="7.22033849469756" table:style-name="ce1">
            <text:p>7.22033849469756</text:p>
          </table:table-cell>
          <table:table-cell office:value-type="float" office:value="12.1787716959743" table:style-name="ce1">
            <text:p>12.1787716959743</text:p>
          </table:table-cell>
        </table:table-row>
        <table:table-row table:style-name="ro1">
          <table:table-cell office:value-type="string" table:style-name="ce1">
            <text:p>Will Lankshear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0-262</text:p>
          </table:table-cell>
          <table:table-cell office:value-type="float" office:value="16.5" table:style-name="ce1">
            <text:p>16.5</text:p>
          </table:table-cell>
          <table:table-cell office:value-type="float" office:value="7.30480933288503" table:style-name="ce1">
            <text:p>7.30480933288503</text:p>
          </table:table-cell>
          <table:table-cell office:value-type="float" office:value="9.57098183265336" table:style-name="ce1">
            <text:p>9.57098183265336</text:p>
          </table:table-cell>
          <table:table-cell office:value-type="float" office:value="8.11276939446494" table:style-name="ce1">
            <text:p>8.11276939446494</text:p>
          </table:table-cell>
          <table:table-cell office:value-type="float" office:value="9.2504290577275" table:style-name="ce1">
            <text:p>9.2504290577275</text:p>
          </table:table-cell>
          <table:table-cell office:value-type="float" office:value="7.27258323295492" table:style-name="ce1">
            <text:p>7.27258323295492</text:p>
          </table:table-cell>
          <table:table-cell office:value-type="float" office:value="10.168070306244" table:style-name="ce1">
            <text:p>10.168070306244</text:p>
          </table:table-cell>
          <table:table-cell office:value-type="float" office:value="7.88974560606091" table:style-name="ce1">
            <text:p>7.88974560606091</text:p>
          </table:table-cell>
          <table:table-cell office:value-type="float" office:value="7.17989196563309" table:style-name="ce1">
            <text:p>7.17989196563309</text:p>
          </table:table-cell>
          <table:table-cell office:value-type="float" office:value="13.0707518969363" table:style-name="ce1">
            <text:p>13.0707518969363</text:p>
          </table:table-cell>
        </table:table-row>
        <table:table-row table:style-name="ro1">
          <table:table-cell office:value-type="string" table:style-name="ce1">
            <text:p>Miles Leabur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Charlton Ath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2-040</text:p>
          </table:table-cell>
          <table:table-cell office:value-type="float" office:value="16.3" table:style-name="ce1">
            <text:p>16.3</text:p>
          </table:table-cell>
          <table:table-cell office:value-type="float" office:value="7.51407106538319" table:style-name="ce1">
            <text:p>7.51407106538319</text:p>
          </table:table-cell>
          <table:table-cell office:value-type="float" office:value="10.1350407524826" table:style-name="ce1">
            <text:p>10.1350407524826</text:p>
          </table:table-cell>
          <table:table-cell office:value-type="float" office:value="8.46573614806462" table:style-name="ce1">
            <text:p>8.46573614806462</text:p>
          </table:table-cell>
          <table:table-cell office:value-type="float" office:value="12.156171344336" table:style-name="ce1">
            <text:p>12.156171344336</text:p>
          </table:table-cell>
          <table:table-cell office:value-type="float" office:value="7.07919904453426" table:style-name="ce1">
            <text:p>7.07919904453426</text:p>
          </table:table-cell>
          <table:table-cell office:value-type="float" office:value="7.59216197927539" table:style-name="ce1">
            <text:p>7.59216197927539</text:p>
          </table:table-cell>
          <table:table-cell office:value-type="float" office:value="10.5343192325434" table:style-name="ce1">
            <text:p>10.5343192325434</text:p>
          </table:table-cell>
          <table:table-cell office:value-type="float" office:value="6.70285303812357" table:style-name="ce1">
            <text:p>6.70285303812357</text:p>
          </table:table-cell>
          <table:table-cell office:value-type="float" office:value="7.9326312924882" table:style-name="ce1">
            <text:p>7.9326312924882</text:p>
          </table:table-cell>
        </table:table-row>
        <table:table-row table:style-name="ro1">
          <table:table-cell office:value-type="string" table:style-name="ce1">
            <text:p>Jamal Lowe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heffield Weds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1-170</text:p>
          </table:table-cell>
          <table:table-cell office:value-type="float" office:value="18.2" table:style-name="ce1">
            <text:p>18.2</text:p>
          </table:table-cell>
          <table:table-cell office:value-type="float" office:value="7.23559360032334" table:style-name="ce1">
            <text:p>7.23559360032334</text:p>
          </table:table-cell>
          <table:table-cell office:value-type="float" office:value="14.6152108469144" table:style-name="ce1">
            <text:p>14.6152108469144</text:p>
          </table:table-cell>
          <table:table-cell office:value-type="float" office:value="6.86056882723411" table:style-name="ce1">
            <text:p>6.86056882723411</text:p>
          </table:table-cell>
          <table:table-cell office:value-type="float" office:value="13.3456320653054" table:style-name="ce1">
            <text:p>13.3456320653054</text:p>
          </table:table-cell>
          <table:table-cell office:value-type="float" office:value="11.1034799249664" table:style-name="ce1">
            <text:p>11.1034799249664</text:p>
          </table:table-cell>
          <table:table-cell office:value-type="float" office:value="9.60871909393269" table:style-name="ce1">
            <text:p>9.60871909393269</text:p>
          </table:table-cell>
          <table:table-cell office:value-type="float" office:value="11.1106168558445" table:style-name="ce1">
            <text:p>11.1106168558445</text:p>
          </table:table-cell>
          <table:table-cell office:value-type="float" office:value="5.91106982059229" table:style-name="ce1">
            <text:p>5.91106982059229</text:p>
          </table:table-cell>
          <table:table-cell office:value-type="float" office:value="9.31191857255802" table:style-name="ce1">
            <text:p>9.31191857255802</text:p>
          </table:table-cell>
        </table:table-row>
        <table:table-row table:style-name="ro1">
          <table:table-cell office:value-type="string" table:style-name="ce1">
            <text:p>Jovon Makama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1-340</text:p>
          </table:table-cell>
          <table:table-cell office:value-type="float" office:value="13.5" table:style-name="ce1">
            <text:p>13.5</text:p>
          </table:table-cell>
          <table:table-cell office:value-type="float" office:value="7.38501506577251" table:style-name="ce1">
            <text:p>7.38501506577251</text:p>
          </table:table-cell>
          <table:table-cell office:value-type="float" office:value="9.63763373845536" table:style-name="ce1">
            <text:p>9.63763373845536</text:p>
          </table:table-cell>
          <table:table-cell office:value-type="float" office:value="8.46573614806462" table:style-name="ce1">
            <text:p>8.46573614806462</text:p>
          </table:table-cell>
          <table:table-cell office:value-type="float" office:value="8.79965785775216" table:style-name="ce1">
            <text:p>8.79965785775216</text:p>
          </table:table-cell>
          <table:table-cell office:value-type="float" office:value="12.0430849428411" table:style-name="ce1">
            <text:p>12.0430849428411</text:p>
          </table:table-cell>
          <table:table-cell office:value-type="float" office:value="10.3468252409501" table:style-name="ce1">
            <text:p>10.3468252409501</text:p>
          </table:table-cell>
          <table:table-cell office:value-type="float" office:value="12.7622432814507" table:style-name="ce1">
            <text:p>12.7622432814507</text:p>
          </table:table-cell>
          <table:table-cell office:value-type="float" office:value="9.58366239145372" table:style-name="ce1">
            <text:p>9.58366239145372</text:p>
          </table:table-cell>
          <table:table-cell office:value-type="float" office:value="15.0825099461959" table:style-name="ce1">
            <text:p>15.0825099461959</text:p>
          </table:table-cell>
        </table:table-row>
        <table:table-row table:style-name="ro1">
          <table:table-cell office:value-type="string" table:style-name="ce1">
            <text:p>Million Manhoef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004</text:p>
          </table:table-cell>
          <table:table-cell office:value-type="float" office:value="20.1" table:style-name="ce1">
            <text:p>20.1</text:p>
          </table:table-cell>
          <table:table-cell office:value-type="float" office:value="8.39295099135435" table:style-name="ce1">
            <text:p>8.39295099135435</text:p>
          </table:table-cell>
          <table:table-cell office:value-type="float" office:value="14.3992061104764" table:style-name="ce1">
            <text:p>14.3992061104764</text:p>
          </table:table-cell>
          <table:table-cell office:value-type="float" office:value="15.0796027159408" table:style-name="ce1">
            <text:p>15.0796027159408</text:p>
          </table:table-cell>
          <table:table-cell office:value-type="float" office:value="15.9279152810655" table:style-name="ce1">
            <text:p>15.9279152810655</text:p>
          </table:table-cell>
          <table:table-cell office:value-type="float" office:value="16.9388191886636" table:style-name="ce1">
            <text:p>16.9388191886636</text:p>
          </table:table-cell>
          <table:table-cell office:value-type="float" office:value="9.5542962922495" table:style-name="ce1">
            <text:p>9.5542962922495</text:p>
          </table:table-cell>
          <table:table-cell office:value-type="float" office:value="16.6005698400507" table:style-name="ce1">
            <text:p>16.6005698400507</text:p>
          </table:table-cell>
          <table:table-cell office:value-type="float" office:value="8.81243174033136" table:style-name="ce1">
            <text:p>8.81243174033136</text:p>
          </table:table-cell>
          <table:table-cell office:value-type="float" office:value="12.1787716959743" table:style-name="ce1">
            <text:p>12.1787716959743</text:p>
          </table:table-cell>
        </table:table-row>
        <table:table-row table:style-name="ro1">
          <table:table-cell office:value-type="string" table:style-name="ce1">
            <text:p>Ephron Mason-Clark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6-135</text:p>
          </table:table-cell>
          <table:table-cell office:value-type="float" office:value="18.2" table:style-name="ce1">
            <text:p>18.2</text:p>
          </table:table-cell>
          <table:table-cell office:value-type="float" office:value="8.82923130728738" table:style-name="ce1">
            <text:p>8.82923130728738</text:p>
          </table:table-cell>
          <table:table-cell office:value-type="float" office:value="13.5813844337451" table:style-name="ce1">
            <text:p>13.5813844337451</text:p>
          </table:table-cell>
          <table:table-cell office:value-type="float" office:value="13.7333790446698" table:style-name="ce1">
            <text:p>13.7333790446698</text:p>
          </table:table-cell>
          <table:table-cell office:value-type="float" office:value="12.3507107347852" table:style-name="ce1">
            <text:p>12.3507107347852</text:p>
          </table:table-cell>
          <table:table-cell office:value-type="float" office:value="16.1619897795561" table:style-name="ce1">
            <text:p>16.1619897795561</text:p>
          </table:table-cell>
          <table:table-cell office:value-type="float" office:value="9.5724410685175" table:style-name="ce1">
            <text:p>9.5724410685175</text:p>
          </table:table-cell>
          <table:table-cell office:value-type="float" office:value="16.7134760236448" table:style-name="ce1">
            <text:p>16.7134760236448</text:p>
          </table:table-cell>
          <table:table-cell office:value-type="float" office:value="8.98374117208307" table:style-name="ce1">
            <text:p>8.98374117208307</text:p>
          </table:table-cell>
          <table:table-cell office:value-type="float" office:value="12.9493377621416" table:style-name="ce1">
            <text:p>12.9493377621416</text:p>
          </table:table-cell>
        </table:table-row>
        <table:table-row table:style-name="ro1">
          <table:table-cell office:value-type="string" table:style-name="ce1">
            <text:p>Stephy Mavididi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7-221</text:p>
          </table:table-cell>
          <table:table-cell office:value-type="float" office:value="14.3" table:style-name="ce1">
            <text:p>14.3</text:p>
          </table:table-cell>
          <table:table-cell office:value-type="float" office:value="8.07673332088057" table:style-name="ce1">
            <text:p>8.07673332088057</text:p>
          </table:table-cell>
          <table:table-cell office:value-type="float" office:value="13.1068274286581" table:style-name="ce1">
            <text:p>13.1068274286581</text:p>
          </table:table-cell>
          <table:table-cell office:value-type="float" office:value="8.58403492896669" table:style-name="ce1">
            <text:p>8.58403492896669</text:p>
          </table:table-cell>
          <table:table-cell office:value-type="float" office:value="10.1480337068906" table:style-name="ce1">
            <text:p>10.1480337068906</text:p>
          </table:table-cell>
          <table:table-cell office:value-type="float" office:value="16.3311565166291" table:style-name="ce1">
            <text:p>16.3311565166291</text:p>
          </table:table-cell>
          <table:table-cell office:value-type="float" office:value="9.39085156646554" table:style-name="ce1">
            <text:p>9.39085156646554</text:p>
          </table:table-cell>
          <table:table-cell office:value-type="float" office:value="15.1398430413755" table:style-name="ce1">
            <text:p>15.1398430413755</text:p>
          </table:table-cell>
          <table:table-cell office:value-type="float" office:value="7.26088358563984" table:style-name="ce1">
            <text:p>7.26088358563984</text:p>
          </table:table-cell>
          <table:table-cell office:value-type="float" office:value="8.77218481630527" table:style-name="ce1">
            <text:p>8.77218481630527</text:p>
          </table:table-cell>
        </table:table-row>
        <table:table-row table:style-name="ro1">
          <table:table-cell office:value-type="string" table:style-name="ce1">
            <text:p>Kasey McAteer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046</text:p>
          </table:table-cell>
          <table:table-cell office:value-type="float" office:value="7.2" table:style-name="ce1">
            <text:p>7.2</text:p>
          </table:table-cell>
          <table:table-cell office:value-type="float" office:value="7.34754101515637" table:style-name="ce1">
            <text:p>7.34754101515637</text:p>
          </table:table-cell>
          <table:table-cell office:value-type="float" office:value="8.4040105834834" table:style-name="ce1">
            <text:p>8.4040105834834</text:p>
          </table:table-cell>
          <table:table-cell office:value-type="float" office:value="8.46573614806462" table:style-name="ce1">
            <text:p>8.46573614806462</text:p>
          </table:table-cell>
          <table:table-cell office:value-type="float" office:value="7.90736809649346" table:style-name="ce1">
            <text:p>7.90736809649346</text:p>
          </table:table-cell>
          <table:table-cell office:value-type="float" office:value="9.2913055104064" table:style-name="ce1">
            <text:p>9.2913055104064</text:p>
          </table:table-cell>
          <table:table-cell office:value-type="float" office:value="3.99352691861489" table:style-name="ce1">
            <text:p>3.99352691861489</text:p>
          </table:table-cell>
          <table:table-cell office:value-type="float" office:value="9.81185128346337" table:style-name="ce1">
            <text:p>9.81185128346337</text:p>
          </table:table-cell>
          <table:table-cell office:value-type="float" office:value="8.08956591376611" table:style-name="ce1">
            <text:p>8.08956591376611</text:p>
          </table:table-cell>
          <table:table-cell office:value-type="float" office:value="6.0749881601485" table:style-name="ce1">
            <text:p>6.0749881601485</text:p>
          </table:table-cell>
        </table:table-row>
        <table:table-row table:style-name="ro1">
          <table:table-cell office:value-type="string" table:style-name="ce1">
            <text:p>Oliver McBurnie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9-217</text:p>
          </table:table-cell>
          <table:table-cell office:value-type="float" office:value="12.6" table:style-name="ce1">
            <text:p>12.6</text:p>
          </table:table-cell>
          <table:table-cell office:value-type="float" office:value="7.72555705293721" table:style-name="ce1">
            <text:p>7.72555705293721</text:p>
          </table:table-cell>
          <table:table-cell office:value-type="float" office:value="8.86971099554068" table:style-name="ce1">
            <text:p>8.86971099554068</text:p>
          </table:table-cell>
          <table:table-cell office:value-type="float" office:value="12.4439877851246" table:style-name="ce1">
            <text:p>12.4439877851246</text:p>
          </table:table-cell>
          <table:table-cell office:value-type="float" office:value="10.1480337068906" table:style-name="ce1">
            <text:p>10.1480337068906</text:p>
          </table:table-cell>
          <table:table-cell office:value-type="float" office:value="7.86514070712816" table:style-name="ce1">
            <text:p>7.86514070712816</text:p>
          </table:table-cell>
          <table:table-cell office:value-type="float" office:value="5.96652318449963" table:style-name="ce1">
            <text:p>5.96652318449963</text:p>
          </table:table-cell>
          <table:table-cell office:value-type="float" office:value="8.08568073952093" table:style-name="ce1">
            <text:p>8.08568073952093</text:p>
          </table:table-cell>
          <table:table-cell office:value-type="float" office:value="9.62642560980797" table:style-name="ce1">
            <text:p>9.62642560980797</text:p>
          </table:table-cell>
          <table:table-cell office:value-type="float" office:value="14.7611271450226" table:style-name="ce1">
            <text:p>14.7611271450226</text:p>
          </table:table-cell>
        </table:table-row>
        <table:table-row table:style-name="ro1">
          <table:table-cell office:value-type="string" table:style-name="ce1">
            <text:p>Stanley Mill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2-074</text:p>
          </table:table-cell>
          <table:table-cell office:value-type="float" office:value="11.5" table:style-name="ce1">
            <text:p>11.5</text:p>
          </table:table-cell>
          <table:table-cell office:value-type="float" office:value="8.01054125403664" table:style-name="ce1">
            <text:p>8.01054125403664</text:p>
          </table:table-cell>
          <table:table-cell office:value-type="float" office:value="9.13688797684301" table:style-name="ce1">
            <text:p>9.13688797684301</text:p>
          </table:table-cell>
          <table:table-cell office:value-type="float" office:value="9.6538145426943" table:style-name="ce1">
            <text:p>9.6538145426943</text:p>
          </table:table-cell>
          <table:table-cell office:value-type="float" office:value="12.4464914262844" table:style-name="ce1">
            <text:p>12.4464914262844</text:p>
          </table:table-cell>
          <table:table-cell office:value-type="float" office:value="11.8607081666301" table:style-name="ce1">
            <text:p>11.8607081666301</text:p>
          </table:table-cell>
          <table:table-cell office:value-type="float" office:value="10.168070306244" table:style-name="ce1">
            <text:p>10.168070306244</text:p>
          </table:table-cell>
          <table:table-cell office:value-type="float" office:value="11.9675052823432" table:style-name="ce1">
            <text:p>11.9675052823432</text:p>
          </table:table-cell>
          <table:table-cell office:value-type="float" office:value="8.25856629036623" table:style-name="ce1">
            <text:p>8.25856629036623</text:p>
          </table:table-cell>
          <table:table-cell office:value-type="float" office:value="7.78222852900616" table:style-name="ce1">
            <text:p>7.78222852900616</text:p>
          </table:table-cell>
        </table:table-row>
        <table:table-row table:style-name="ro1">
          <table:table-cell office:value-type="string" table:style-name="ce1">
            <text:p>Yang Minhyeok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Portsmouth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19-266</text:p>
          </table:table-cell>
          <table:table-cell office:value-type="float" office:value="7.5" table:style-name="ce1">
            <text:p>7.5</text:p>
          </table:table-cell>
          <table:table-cell office:value-type="float" office:value="7.74190984912572" table:style-name="ce1">
            <text:p>7.74190984912572</text:p>
          </table:table-cell>
          <table:table-cell office:value-type="float" office:value="7.65077571868233" table:style-name="ce1">
            <text:p>7.65077571868233</text:p>
          </table:table-cell>
          <table:table-cell office:value-type="float" office:value="8.34772755770427" table:style-name="ce1">
            <text:p>8.34772755770427</text:p>
          </table:table-cell>
          <table:table-cell office:value-type="float" office:value="7.68808919772446" table:style-name="ce1">
            <text:p>7.68808919772446</text:p>
          </table:table-cell>
          <table:table-cell office:value-type="float" office:value="8.67595596121683" table:style-name="ce1">
            <text:p>8.67595596121683</text:p>
          </table:table-cell>
          <table:table-cell office:value-type="float" office:value="5.82840464891904" table:style-name="ce1">
            <text:p>5.82840464891904</text:p>
          </table:table-cell>
          <table:table-cell office:value-type="float" office:value="8.28286054451691" table:style-name="ce1">
            <text:p>8.28286054451691</text:p>
          </table:table-cell>
          <table:table-cell office:value-type="float" office:value="7.42401309314612" table:style-name="ce1">
            <text:p>7.42401309314612</text:p>
          </table:table-cell>
          <table:table-cell office:value-type="float" office:value="8.08387410657814" table:style-name="ce1">
            <text:p>8.08387410657814</text:p>
          </table:table-cell>
        </table:table-row>
        <table:table-row table:style-name="ro1">
          <table:table-cell office:value-type="string" table:style-name="ce1">
            <text:p>Jeremy Monga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16-181</text:p>
          </table:table-cell>
          <table:table-cell office:value-type="float" office:value="7.6" table:style-name="ce1">
            <text:p>7.6</text:p>
          </table:table-cell>
          <table:table-cell office:value-type="float" office:value="8.22617438507649" table:style-name="ce1">
            <text:p>8.22617438507649</text:p>
          </table:table-cell>
          <table:table-cell office:value-type="float" office:value="8.4040105834834" table:style-name="ce1">
            <text:p>8.4040105834834</text:p>
          </table:table-cell>
          <table:table-cell office:value-type="float" office:value="7.76367051243438" table:style-name="ce1">
            <text:p>7.76367051243438</text:p>
          </table:table-cell>
          <table:table-cell office:value-type="float" office:value="8.68720875576943" table:style-name="ce1">
            <text:p>8.68720875576943</text:p>
          </table:table-cell>
          <table:table-cell office:value-type="float" office:value="11.4873000787596" table:style-name="ce1">
            <text:p>11.4873000787596</text:p>
          </table:table-cell>
          <table:table-cell office:value-type="float" office:value="8.15951565328893" table:style-name="ce1">
            <text:p>8.15951565328893</text:p>
          </table:table-cell>
          <table:table-cell office:value-type="float" office:value="10.1421263505557" table:style-name="ce1">
            <text:p>10.1421263505557</text:p>
          </table:table-cell>
          <table:table-cell office:value-type="float" office:value="5.83887898303632" table:style-name="ce1">
            <text:p>5.83887898303632</text:p>
          </table:table-cell>
          <table:table-cell office:value-type="float" office:value="6.00883608193414" table:style-name="ce1">
            <text:p>6.00883608193414</text:p>
          </table:table-cell>
        </table:table-row>
        <table:table-row table:style-name="ro1">
          <table:table-cell office:value-type="string" table:style-name="ce1">
            <text:p>Kieffer Moore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rexham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3-152</text:p>
          </table:table-cell>
          <table:table-cell office:value-type="float" office:value="21.3" table:style-name="ce1">
            <text:p>21.3</text:p>
          </table:table-cell>
          <table:table-cell office:value-type="float" office:value="7.26750454335693" table:style-name="ce1">
            <text:p>7.26750454335693</text:p>
          </table:table-cell>
          <table:table-cell office:value-type="float" office:value="12.7886510330973" table:style-name="ce1">
            <text:p>12.7886510330973</text:p>
          </table:table-cell>
          <table:table-cell office:value-type="float" office:value="10.5926584687357" table:style-name="ce1">
            <text:p>10.5926584687357</text:p>
          </table:table-cell>
          <table:table-cell office:value-type="float" office:value="11.7557951361668" table:style-name="ce1">
            <text:p>11.7557951361668</text:p>
          </table:table-cell>
          <table:table-cell office:value-type="float" office:value="11.8607081666301" table:style-name="ce1">
            <text:p>11.8607081666301</text:p>
          </table:table-cell>
          <table:table-cell office:value-type="float" office:value="9.40902260878532" table:style-name="ce1">
            <text:p>9.40902260878532</text:p>
          </table:table-cell>
          <table:table-cell office:value-type="float" office:value="13.3356290935734" table:style-name="ce1">
            <text:p>13.3356290935734</text:p>
          </table:table-cell>
          <table:table-cell office:value-type="float" office:value="8.55609486942165" table:style-name="ce1">
            <text:p>8.55609486942165</text:p>
          </table:table-cell>
          <table:table-cell office:value-type="float" office:value="16.0895596880662" table:style-name="ce1">
            <text:p>16.0895596880662</text:p>
          </table:table-cell>
        </table:table-row>
        <table:table-row table:style-name="ro1">
          <table:table-cell office:value-type="string" table:style-name="ce1">
            <text:p>Carlton Morri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0-022</text:p>
          </table:table-cell>
          <table:table-cell office:value-type="float" office:value="14.9" table:style-name="ce1">
            <text:p>14.9</text:p>
          </table:table-cell>
          <table:table-cell office:value-type="float" office:value="7.56268752308989" table:style-name="ce1">
            <text:p>7.56268752308989</text:p>
          </table:table-cell>
          <table:table-cell office:value-type="float" office:value="12.1994553851544" table:style-name="ce1">
            <text:p>12.1994553851544</text:p>
          </table:table-cell>
          <table:table-cell office:value-type="float" office:value="7.08181833754142" table:style-name="ce1">
            <text:p>7.08181833754142</text:p>
          </table:table-cell>
          <table:table-cell office:value-type="float" office:value="12.0574548378265" table:style-name="ce1">
            <text:p>12.0574548378265</text:p>
          </table:table-cell>
          <table:table-cell office:value-type="float" office:value="7.46817318938264" table:style-name="ce1">
            <text:p>7.46817318938264</text:p>
          </table:table-cell>
          <table:table-cell office:value-type="float" office:value="7.52219417012248" table:style-name="ce1">
            <text:p>7.52219417012248</text:p>
          </table:table-cell>
          <table:table-cell office:value-type="float" office:value="9.47954294486289" table:style-name="ce1">
            <text:p>9.47954294486289</text:p>
          </table:table-cell>
          <table:table-cell office:value-type="float" office:value="7.42401309314612" table:style-name="ce1">
            <text:p>7.42401309314612</text:p>
          </table:table-cell>
          <table:table-cell office:value-type="float" office:value="15.5368618341714" table:style-name="ce1">
            <text:p>15.5368618341714</text:p>
          </table:table-cell>
        </table:table-row>
        <table:table-row table:style-name="ro1">
          <table:table-cell office:value-type="string" table:style-name="ce1">
            <text:p>Divin Mubama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1-074</text:p>
          </table:table-cell>
          <table:table-cell office:value-type="float" office:value="17.2" table:style-name="ce1">
            <text:p>17.2</text:p>
          </table:table-cell>
          <table:table-cell office:value-type="float" office:value="7.16666212799412" table:style-name="ce1">
            <text:p>7.16666212799412</text:p>
          </table:table-cell>
          <table:table-cell office:value-type="float" office:value="9.90356121524181" table:style-name="ce1">
            <text:p>9.90356121524181</text:p>
          </table:table-cell>
          <table:table-cell office:value-type="float" office:value="7.8795314336711" table:style-name="ce1">
            <text:p>7.8795314336711</text:p>
          </table:table-cell>
          <table:table-cell office:value-type="float" office:value="9.70076778639347" table:style-name="ce1">
            <text:p>9.70076778639347</text:p>
          </table:table-cell>
          <table:table-cell office:value-type="float" office:value="8.26835589556486" table:style-name="ce1">
            <text:p>8.26835589556486</text:p>
          </table:table-cell>
          <table:table-cell office:value-type="float" office:value="10.5951991848998" table:style-name="ce1">
            <text:p>10.5951991848998</text:p>
          </table:table-cell>
          <table:table-cell office:value-type="float" office:value="11.0474333586633" table:style-name="ce1">
            <text:p>11.0474333586633</text:p>
          </table:table-cell>
          <table:table-cell office:value-type="float" office:value="7.54730459312843" table:style-name="ce1">
            <text:p>7.54730459312843</text:p>
          </table:table-cell>
          <table:table-cell office:value-type="float" office:value="13.0707518969363" table:style-name="ce1">
            <text:p>13.0707518969363</text:p>
          </table:table-cell>
        </table:table-row>
        <table:table-row table:style-name="ro1">
          <table:table-cell office:value-type="string" table:style-name="ce1">
            <text:p>Josh Murphy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Portsmouth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0-317</text:p>
          </table:table-cell>
          <table:table-cell office:value-type="float" office:value="11.8" table:style-name="ce1">
            <text:p>11.8</text:p>
          </table:table-cell>
          <table:table-cell office:value-type="float" office:value="8.95835589683991" table:style-name="ce1">
            <text:p>8.95835589683991</text:p>
          </table:table-cell>
          <table:table-cell office:value-type="float" office:value="9.33735553485306" table:style-name="ce1">
            <text:p>9.33735553485306</text:p>
          </table:table-cell>
          <table:table-cell office:value-type="float" office:value="15.8355744739571" table:style-name="ce1">
            <text:p>15.8355744739571</text:p>
          </table:table-cell>
          <table:table-cell office:value-type="float" office:value="12.0574548378265" table:style-name="ce1">
            <text:p>12.0574548378265</text:p>
          </table:table-cell>
          <table:table-cell office:value-type="float" office:value="15.3323796572788" table:style-name="ce1">
            <text:p>15.3323796572788</text:p>
          </table:table-cell>
          <table:table-cell office:value-type="float" office:value="7.07375949563121" table:style-name="ce1">
            <text:p>7.07375949563121</text:p>
          </table:table-cell>
          <table:table-cell office:value-type="float" office:value="13.7222948558566" table:style-name="ce1">
            <text:p>13.7222948558566</text:p>
          </table:table-cell>
          <table:table-cell office:value-type="float" office:value="8.17396067618657" table:style-name="ce1">
            <text:p>8.17396067618657</text:p>
          </table:table-cell>
          <table:table-cell office:value-type="float" office:value="6.27618230764505" table:style-name="ce1">
            <text:p>6.27618230764505</text:p>
          </table:table-cell>
        </table:table-row>
        <table:table-row table:style-name="ro1">
          <table:table-cell office:value-type="string" table:style-name="ce1">
            <text:p>Joel Ndala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19-221</text:p>
          </table:table-cell>
          <table:table-cell office:value-type="float" office:value="8.4" table:style-name="ce1">
            <text:p>8.4</text:p>
          </table:table-cell>
          <table:table-cell office:value-type="float" office:value="7.06644581744077" table:style-name="ce1">
            <text:p>7.06644581744077</text:p>
          </table:table-cell>
          <table:table-cell office:value-type="float" office:value="7.58630127938484" table:style-name="ce1">
            <text:p>7.58630127938484</text:p>
          </table:table-cell>
          <table:table-cell office:value-type="float" office:value="6.32338075280332" table:style-name="ce1">
            <text:p>6.32338075280332</text:p>
          </table:table-cell>
          <table:table-cell office:value-type="float" office:value="6.42651600303716" table:style-name="ce1">
            <text:p>6.42651600303716</text:p>
          </table:table-cell>
          <table:table-cell office:value-type="float" office:value="9.49647702652827" table:style-name="ce1">
            <text:p>9.49647702652827</text:p>
          </table:table-cell>
          <table:table-cell office:value-type="float" office:value="8.15951565328893" table:style-name="ce1">
            <text:p>8.15951565328893</text:p>
          </table:table-cell>
          <table:table-cell office:value-type="float" office:value="7.88974560606091" table:style-name="ce1">
            <text:p>7.88974560606091</text:p>
          </table:table-cell>
          <table:table-cell office:value-type="float" office:value="6.20563568013394" table:style-name="ce1">
            <text:p>6.20563568013394</text:p>
          </table:table-cell>
          <table:table-cell office:value-type="float" office:value="7.19089935123121" table:style-name="ce1">
            <text:p>7.19089935123121</text:p>
          </table:table-cell>
        </table:table-row>
        <table:table-row table:style-name="ro1">
          <table:table-cell office:value-type="string" table:style-name="ce1">
            <text:p>Yuki Ohashi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lackbur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9-164</text:p>
          </table:table-cell>
          <table:table-cell office:value-type="float" office:value="22" table:style-name="ce1">
            <text:p>22</text:p>
          </table:table-cell>
          <table:table-cell office:value-type="float" office:value="7.49250159974611" table:style-name="ce1">
            <text:p>7.49250159974611</text:p>
          </table:table-cell>
          <table:table-cell office:value-type="float" office:value="13.2352334829228" table:style-name="ce1">
            <text:p>13.2352334829228</text:p>
          </table:table-cell>
          <table:table-cell office:value-type="float" office:value="9.17819929696636" table:style-name="ce1">
            <text:p>9.17819929696636</text:p>
          </table:table-cell>
          <table:table-cell office:value-type="float" office:value="14.3432277597461" table:style-name="ce1">
            <text:p>14.3432277597461</text:p>
          </table:table-cell>
          <table:table-cell office:value-type="float" office:value="13.8218394005717" table:style-name="ce1">
            <text:p>13.8218394005717</text:p>
          </table:table-cell>
          <table:table-cell office:value-type="float" office:value="7.59216197927539" table:style-name="ce1">
            <text:p>7.59216197927539</text:p>
          </table:table-cell>
          <table:table-cell office:value-type="float" office:value="15.5290381022866" table:style-name="ce1">
            <text:p>15.5290381022866</text:p>
          </table:table-cell>
          <table:table-cell office:value-type="float" office:value="8.59874845420586" table:style-name="ce1">
            <text:p>8.59874845420586</text:p>
          </table:table-cell>
          <table:table-cell office:value-type="float" office:value="15.0825099461959" table:style-name="ce1">
            <text:p>15.0825099461959</text:p>
          </table:table-cell>
        </table:table-row>
        <table:table-row table:style-name="ro1">
          <table:table-cell office:value-type="string" table:style-name="ce1">
            <text:p>Isaac Olaofe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Charlton Ath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6-047</text:p>
          </table:table-cell>
          <table:table-cell office:value-type="float" office:value="7.6" table:style-name="ce1">
            <text:p>7.6</text:p>
          </table:table-cell>
          <table:table-cell office:value-type="float" office:value="8.082255880202" table:style-name="ce1">
            <text:p>8.082255880202</text:p>
          </table:table-cell>
          <table:table-cell office:value-type="float" office:value="6.40688399345945" table:style-name="ce1">
            <text:p>6.40688399345945</text:p>
          </table:table-cell>
          <table:table-cell office:value-type="float" office:value="7.76367051243438" table:style-name="ce1">
            <text:p>7.76367051243438</text:p>
          </table:table-cell>
          <table:table-cell office:value-type="float" office:value="7.25619146451633" table:style-name="ce1">
            <text:p>7.25619146451633</text:p>
          </table:table-cell>
          <table:table-cell office:value-type="float" office:value="9.2913055104064" table:style-name="ce1">
            <text:p>9.2913055104064</text:p>
          </table:table-cell>
          <table:table-cell office:value-type="float" office:value="7.46987784956134" table:style-name="ce1">
            <text:p>7.46987784956134</text:p>
          </table:table-cell>
          <table:table-cell office:value-type="float" office:value="7.56652959667699" table:style-name="ce1">
            <text:p>7.56652959667699</text:p>
          </table:table-cell>
          <table:table-cell office:value-type="float" office:value="7.3830920391055" table:style-name="ce1">
            <text:p>7.3830920391055</text:p>
          </table:table-cell>
          <table:table-cell office:value-type="float" office:value="6.69022977570892" table:style-name="ce1">
            <text:p>6.69022977570892</text:p>
          </table:table-cell>
        </table:table-row>
        <table:table-row table:style-name="ro1">
          <table:table-cell office:value-type="string" table:style-name="ce1">
            <text:p>Milutin Osmajić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Presto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6-166</text:p>
          </table:table-cell>
          <table:table-cell office:value-type="float" office:value="10.2" table:style-name="ce1">
            <text:p>10.2</text:p>
          </table:table-cell>
          <table:table-cell office:value-type="float" office:value="7.02444334013985" table:style-name="ce1">
            <text:p>7.02444334013985</text:p>
          </table:table-cell>
          <table:table-cell office:value-type="float" office:value="6.73820956696333" table:style-name="ce1">
            <text:p>6.73820956696333</text:p>
          </table:table-cell>
          <table:table-cell office:value-type="float" office:value="5.81198156838126" table:style-name="ce1">
            <text:p>5.81198156838126</text:p>
          </table:table-cell>
          <table:table-cell office:value-type="float" office:value="6.12953433740139" table:style-name="ce1">
            <text:p>6.12953433740139</text:p>
          </table:table-cell>
          <table:table-cell office:value-type="float" office:value="6.51417954260387" table:style-name="ce1">
            <text:p>6.51417954260387</text:p>
          </table:table-cell>
          <table:table-cell office:value-type="float" office:value="5.82840464891904" table:style-name="ce1">
            <text:p>5.82840464891904</text:p>
          </table:table-cell>
          <table:table-cell office:value-type="float" office:value="6.93596288965281" table:style-name="ce1">
            <text:p>6.93596288965281</text:p>
          </table:table-cell>
          <table:table-cell office:value-type="float" office:value="7.92147734375399" table:style-name="ce1">
            <text:p>7.92147734375399</text:p>
          </table:table-cell>
          <table:table-cell office:value-type="float" office:value="12.0437432947371" table:style-name="ce1">
            <text:p>12.0437432947371</text:p>
          </table:table-cell>
        </table:table-row>
        <table:table-row table:style-name="ro1">
          <table:table-cell office:value-type="string" table:style-name="ce1">
            <text:p>Jaden Philogene Bidace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333</text:p>
          </table:table-cell>
          <table:table-cell office:value-type="float" office:value="16.7" table:style-name="ce1">
            <text:p>16.7</text:p>
          </table:table-cell>
          <table:table-cell office:value-type="float" office:value="8.4040937003682" table:style-name="ce1">
            <text:p>8.4040937003682</text:p>
          </table:table-cell>
          <table:table-cell office:value-type="float" office:value="15.0943910937733" table:style-name="ce1">
            <text:p>15.0943910937733</text:p>
          </table:table-cell>
          <table:table-cell office:value-type="float" office:value="11.7133449895248" table:style-name="ce1">
            <text:p>11.7133449895248</text:p>
          </table:table-cell>
          <table:table-cell office:value-type="float" office:value="14.6103529408557" table:style-name="ce1">
            <text:p>14.6103529408557</text:p>
          </table:table-cell>
          <table:table-cell office:value-type="float" office:value="15.7539829008923" table:style-name="ce1">
            <text:p>15.7539829008923</text:p>
          </table:table-cell>
          <table:table-cell office:value-type="float" office:value="7.53966362714838" table:style-name="ce1">
            <text:p>7.53966362714838</text:p>
          </table:table-cell>
          <table:table-cell office:value-type="float" office:value="15.8608520118184" table:style-name="ce1">
            <text:p>15.8608520118184</text:p>
          </table:table-cell>
          <table:table-cell office:value-type="float" office:value="10.1793573613205" table:style-name="ce1">
            <text:p>10.1793573613205</text:p>
          </table:table-cell>
          <table:table-cell office:value-type="float" office:value="13.8078209224849" table:style-name="ce1">
            <text:p>13.8078209224849</text:p>
          </table:table-cell>
        </table:table-row>
        <table:table-row table:style-name="ro1">
          <table:table-cell office:value-type="string" table:style-name="ce1">
            <text:p>Nik Prelec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211</text:p>
          </table:table-cell>
          <table:table-cell office:value-type="float" office:value="11.7" table:style-name="ce1">
            <text:p>11.7</text:p>
          </table:table-cell>
          <table:table-cell office:value-type="float" office:value="7.51407106538319" table:style-name="ce1">
            <text:p>7.51407106538319</text:p>
          </table:table-cell>
          <table:table-cell office:value-type="float" office:value="8.56992412507542" table:style-name="ce1">
            <text:p>8.56992412507542</text:p>
          </table:table-cell>
          <table:table-cell office:value-type="float" office:value="7.99591260603484" table:style-name="ce1">
            <text:p>7.99591260603484</text:p>
          </table:table-cell>
          <table:table-cell office:value-type="float" office:value="8.23961946443358" table:style-name="ce1">
            <text:p>8.23961946443358</text:p>
          </table:table-cell>
          <table:table-cell office:value-type="float" office:value="7.66576377762772" table:style-name="ce1">
            <text:p>7.66576377762772</text:p>
          </table:table-cell>
          <table:table-cell office:value-type="float" office:value="10.168070306244" table:style-name="ce1">
            <text:p>10.168070306244</text:p>
          </table:table-cell>
          <table:table-cell office:value-type="float" office:value="8.21700905890019" table:style-name="ce1">
            <text:p>8.21700905890019</text:p>
          </table:table-cell>
          <table:table-cell office:value-type="float" office:value="6.13114156772811" table:style-name="ce1">
            <text:p>6.13114156772811</text:p>
          </table:table-cell>
          <table:table-cell office:value-type="float" office:value="6.76065544030653" table:style-name="ce1">
            <text:p>6.76065544030653</text:p>
          </table:table-cell>
        </table:table-row>
        <table:table-row table:style-name="ro1">
          <table:table-cell office:value-type="string" table:style-name="ce1">
            <text:p>Przemysław Płacheta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7-290</text:p>
          </table:table-cell>
          <table:table-cell office:value-type="float" office:value="9.8" table:style-name="ce1">
            <text:p>9.8</text:p>
          </table:table-cell>
          <table:table-cell office:value-type="float" office:value="7.9940164959258" table:style-name="ce1">
            <text:p>7.9940164959258</text:p>
          </table:table-cell>
          <table:table-cell office:value-type="float" office:value="10.1679950358005" table:style-name="ce1">
            <text:p>10.1679950358005</text:p>
          </table:table-cell>
          <table:table-cell office:value-type="float" office:value="9.7723513823495" table:style-name="ce1">
            <text:p>9.7723513823495</text:p>
          </table:table-cell>
          <table:table-cell office:value-type="float" office:value="8.57493966560428" table:style-name="ce1">
            <text:p>8.57493966560428</text:p>
          </table:table-cell>
          <table:table-cell office:value-type="float" office:value="9.70125855500211" table:style-name="ce1">
            <text:p>9.70125855500211</text:p>
          </table:table-cell>
          <table:table-cell office:value-type="float" office:value="8.0879499663693" table:style-name="ce1">
            <text:p>8.0879499663693</text:p>
          </table:table-cell>
          <table:table-cell office:value-type="float" office:value="10.3388838133816" table:style-name="ce1">
            <text:p>10.3388838133816</text:p>
          </table:table-cell>
          <table:table-cell office:value-type="float" office:value="7.58857147597712" table:style-name="ce1">
            <text:p>7.58857147597712</text:p>
          </table:table-cell>
          <table:table-cell office:value-type="float" office:value="8.77218481630527" table:style-name="ce1">
            <text:p>8.77218481630527</text:p>
          </table:table-cell>
        </table:table-row>
        <table:table-row table:style-name="ro1">
          <table:table-cell office:value-type="string" table:style-name="ce1">
            <text:p>Emil Riis Jakobse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7-197</text:p>
          </table:table-cell>
          <table:table-cell office:value-type="float" office:value="19" table:style-name="ce1">
            <text:p>19</text:p>
          </table:table-cell>
          <table:table-cell office:value-type="float" office:value="7.44405732383953" table:style-name="ce1">
            <text:p>7.44405732383953</text:p>
          </table:table-cell>
          <table:table-cell office:value-type="float" office:value="11.7554347297489" table:style-name="ce1">
            <text:p>11.7554347297489</text:p>
          </table:table-cell>
          <table:table-cell office:value-type="float" office:value="10.7079435172345" table:style-name="ce1">
            <text:p>10.7079435172345</text:p>
          </table:table-cell>
          <table:table-cell office:value-type="float" office:value="11.5503501044235" table:style-name="ce1">
            <text:p>11.5503501044235</text:p>
          </table:table-cell>
          <table:table-cell office:value-type="float" office:value="10.5115707981785" table:style-name="ce1">
            <text:p>10.5115707981785</text:p>
          </table:table-cell>
          <table:table-cell office:value-type="float" office:value="8.77295684307662" table:style-name="ce1">
            <text:p>8.77295684307662</text:p>
          </table:table-cell>
          <table:table-cell office:value-type="float" office:value="13.675389917804" table:style-name="ce1">
            <text:p>13.675389917804</text:p>
          </table:table-cell>
          <table:table-cell office:value-type="float" office:value="7.71285393405865" table:style-name="ce1">
            <text:p>7.71285393405865</text:p>
          </table:table-cell>
          <table:table-cell office:value-type="float" office:value="13.9647995001673" table:style-name="ce1">
            <text:p>13.9647995001673</text:p>
          </table:table-cell>
        </table:table-row>
        <table:table-row table:style-name="ro1">
          <table:table-cell office:value-type="string" table:style-name="ce1">
            <text:p>Patrick Robert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8-336</text:p>
          </table:table-cell>
          <table:table-cell office:value-type="float" office:value="15.9" table:style-name="ce1">
            <text:p>15.9</text:p>
          </table:table-cell>
          <table:table-cell office:value-type="float" office:value="9.14941147285315" table:style-name="ce1">
            <text:p>9.14941147285315</text:p>
          </table:table-cell>
          <table:table-cell office:value-type="float" office:value="16.1937599231582" table:style-name="ce1">
            <text:p>16.1937599231582</text:p>
          </table:table-cell>
          <table:table-cell office:value-type="float" office:value="16.4298774160919" table:style-name="ce1">
            <text:p>16.4298774160919</text:p>
          </table:table-cell>
          <table:table-cell office:value-type="float" office:value="15.9657114537848" table:style-name="ce1">
            <text:p>15.9657114537848</text:p>
          </table:table-cell>
          <table:table-cell office:value-type="float" office:value="14.7140208806975" table:style-name="ce1">
            <text:p>14.7140208806975</text:p>
          </table:table-cell>
          <table:table-cell office:value-type="float" office:value="8.88186680852739" table:style-name="ce1">
            <text:p>8.88186680852739</text:p>
          </table:table-cell>
          <table:table-cell office:value-type="float" office:value="15.2966930930108" table:style-name="ce1">
            <text:p>15.2966930930108</text:p>
          </table:table-cell>
          <table:table-cell office:value-type="float" office:value="6.50903708517132" table:style-name="ce1">
            <text:p>6.50903708517132</text:p>
          </table:table-cell>
          <table:table-cell office:value-type="float" office:value="8.46500687375793" table:style-name="ce1">
            <text:p>8.46500687375793</text:p>
          </table:table-cell>
        </table:table-row>
        <table:table-row table:style-name="ro1">
          <table:table-cell office:value-type="string" table:style-name="ce1">
            <text:p>Ronald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207</text:p>
          </table:table-cell>
          <table:table-cell office:value-type="float" office:value="20.3" table:style-name="ce1">
            <text:p>20.3</text:p>
          </table:table-cell>
          <table:table-cell office:value-type="float" office:value="7.47634002910345" table:style-name="ce1">
            <text:p>7.47634002910345</text:p>
          </table:table-cell>
          <table:table-cell office:value-type="float" office:value="15.3002836836858" table:style-name="ce1">
            <text:p>15.3002836836858</text:p>
          </table:table-cell>
          <table:table-cell office:value-type="float" office:value="11.8207945380519" table:style-name="ce1">
            <text:p>11.8207945380519</text:p>
          </table:table-cell>
          <table:table-cell office:value-type="float" office:value="12.156171344336" table:style-name="ce1">
            <text:p>12.156171344336</text:p>
          </table:table-cell>
          <table:table-cell office:value-type="float" office:value="13.8218394005717" table:style-name="ce1">
            <text:p>13.8218394005717</text:p>
          </table:table-cell>
          <table:table-cell office:value-type="float" office:value="6.68761414599063" table:style-name="ce1">
            <text:p>6.68761414599063</text:p>
          </table:table-cell>
          <table:table-cell office:value-type="float" office:value="15.5565241584388" table:style-name="ce1">
            <text:p>15.5565241584388</text:p>
          </table:table-cell>
          <table:table-cell office:value-type="float" office:value="7.50612128045514" table:style-name="ce1">
            <text:p>7.50612128045514</text:p>
          </table:table-cell>
          <table:table-cell office:value-type="float" office:value="8.92624469083013" table:style-name="ce1">
            <text:p>8.92624469083013</text:p>
          </table:table-cell>
        </table:table-row>
        <table:table-row table:style-name="ro1">
          <table:table-cell office:value-type="string" table:style-name="ce1">
            <text:p>Koki Saito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150</text:p>
          </table:table-cell>
          <table:table-cell office:value-type="float" office:value="15" table:style-name="ce1">
            <text:p>15</text:p>
          </table:table-cell>
          <table:table-cell office:value-type="float" office:value="7.70377140091488" table:style-name="ce1">
            <text:p>7.70377140091488</text:p>
          </table:table-cell>
          <table:table-cell office:value-type="float" office:value="13.1327072535754" table:style-name="ce1">
            <text:p>13.1327072535754</text:p>
          </table:table-cell>
          <table:table-cell office:value-type="float" office:value="13.7333790446698" table:style-name="ce1">
            <text:p>13.7333790446698</text:p>
          </table:table-cell>
          <table:table-cell office:value-type="float" office:value="13.1746716293513" table:style-name="ce1">
            <text:p>13.1746716293513</text:p>
          </table:table-cell>
          <table:table-cell office:value-type="float" office:value="11.8607081666301" table:style-name="ce1">
            <text:p>11.8607081666301</text:p>
          </table:table-cell>
          <table:table-cell office:value-type="float" office:value="6.65455861960687" table:style-name="ce1">
            <text:p>6.65455861960687</text:p>
          </table:table-cell>
          <table:table-cell office:value-type="float" office:value="13.4836790715071" table:style-name="ce1">
            <text:p>13.4836790715071</text:p>
          </table:table-cell>
          <table:table-cell office:value-type="float" office:value="7.13954578876795" table:style-name="ce1">
            <text:p>7.13954578876795</text:p>
          </table:table-cell>
          <table:table-cell office:value-type="float" office:value="8.3120979890488" table:style-name="ce1">
            <text:p>8.3120979890488</text:p>
          </table:table-cell>
        </table:table-row>
        <table:table-row table:style-name="ro1">
          <table:table-cell office:value-type="string" table:style-name="ce1">
            <text:p>Tatsuhiro Sakamoto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9-077</text:p>
          </table:table-cell>
          <table:table-cell office:value-type="float" office:value="17.1" table:style-name="ce1">
            <text:p>17.1</text:p>
          </table:table-cell>
          <table:table-cell office:value-type="float" office:value="7.92801434150596" table:style-name="ce1">
            <text:p>7.92801434150596</text:p>
          </table:table-cell>
          <table:table-cell office:value-type="float" office:value="12.8962574205002" table:style-name="ce1">
            <text:p>12.8962574205002</text:p>
          </table:table-cell>
          <table:table-cell office:value-type="float" office:value="15.1949740055987" table:style-name="ce1">
            <text:p>15.1949740055987</text:p>
          </table:table-cell>
          <table:table-cell office:value-type="float" office:value="13.8307275156952" table:style-name="ce1">
            <text:p>13.8307275156952</text:p>
          </table:table-cell>
          <table:table-cell office:value-type="float" office:value="11.8607081666301" table:style-name="ce1">
            <text:p>11.8607081666301</text:p>
          </table:table-cell>
          <table:table-cell office:value-type="float" office:value="7.98091268058302" table:style-name="ce1">
            <text:p>7.98091268058302</text:p>
          </table:table-cell>
          <table:table-cell office:value-type="float" office:value="12.7078057130557" table:style-name="ce1">
            <text:p>12.7078057130557</text:p>
          </table:table-cell>
          <table:table-cell office:value-type="float" office:value="7.05916155490231" table:style-name="ce1">
            <text:p>7.05916155490231</text:p>
          </table:table-cell>
          <table:table-cell office:value-type="float" office:value="9.85051420697843" table:style-name="ce1">
            <text:p>9.85051420697843</text:p>
          </table:table-cell>
        </table:table-row>
        <table:table-row table:style-name="ro1">
          <table:table-cell office:value-type="string" table:style-name="ce1">
            <text:p>Josh Sargent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321</text:p>
          </table:table-cell>
          <table:table-cell office:value-type="float" office:value="21.6" table:style-name="ce1">
            <text:p>21.6</text:p>
          </table:table-cell>
          <table:table-cell office:value-type="float" office:value="7.59516275575541" table:style-name="ce1">
            <text:p>7.59516275575541</text:p>
          </table:table-cell>
          <table:table-cell office:value-type="float" office:value="11.2631962187963" table:style-name="ce1">
            <text:p>11.2631962187963</text:p>
          </table:table-cell>
          <table:table-cell office:value-type="float" office:value="14.1329222532942" table:style-name="ce1">
            <text:p>14.1329222532942</text:p>
          </table:table-cell>
          <table:table-cell office:value-type="float" office:value="12.3507107347852" table:style-name="ce1">
            <text:p>12.3507107347852</text:p>
          </table:table-cell>
          <table:table-cell office:value-type="float" office:value="12.9061419803042" table:style-name="ce1">
            <text:p>12.9061419803042</text:p>
          </table:table-cell>
          <table:table-cell office:value-type="float" office:value="10.9627790174285" table:style-name="ce1">
            <text:p>10.9627790174285</text:p>
          </table:table-cell>
          <table:table-cell office:value-type="float" office:value="13.3356290935734" table:style-name="ce1">
            <text:p>13.3356290935734</text:p>
          </table:table-cell>
          <table:table-cell office:value-type="float" office:value="7.71285393405865" table:style-name="ce1">
            <text:p>7.71285393405865</text:p>
          </table:table-cell>
          <table:table-cell office:value-type="float" office:value="15.5047480576035" table:style-name="ce1">
            <text:p>15.5047480576035</text:p>
          </table:table-cell>
        </table:table-row>
        <table:table-row table:style-name="ro1">
          <table:table-cell office:value-type="string" table:style-name="ce1">
            <text:p>Oscar Schwartau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19-235</text:p>
          </table:table-cell>
          <table:table-cell office:value-type="float" office:value="17.2" table:style-name="ce1">
            <text:p>17.2</text:p>
          </table:table-cell>
          <table:table-cell office:value-type="float" office:value="7.60058021047327" table:style-name="ce1">
            <text:p>7.60058021047327</text:p>
          </table:table-cell>
          <table:table-cell office:value-type="float" office:value="14.8010156039776" table:style-name="ce1">
            <text:p>14.8010156039776</text:p>
          </table:table-cell>
          <table:table-cell office:value-type="float" office:value="11.6049502400414" table:style-name="ce1">
            <text:p>11.6049502400414</text:p>
          </table:table-cell>
          <table:table-cell office:value-type="float" office:value="12.0574548378265" table:style-name="ce1">
            <text:p>12.0574548378265</text:p>
          </table:table-cell>
          <table:table-cell office:value-type="float" office:value="15.0393652267275" table:style-name="ce1">
            <text:p>15.0393652267275</text:p>
          </table:table-cell>
          <table:table-cell office:value-type="float" office:value="7.90977704996817" table:style-name="ce1">
            <text:p>7.90977704996817</text:p>
          </table:table-cell>
          <table:table-cell office:value-type="float" office:value="14.833869190682" table:style-name="ce1">
            <text:p>14.833869190682</text:p>
          </table:table-cell>
          <table:table-cell office:value-type="float" office:value="7.05916155490231" table:style-name="ce1">
            <text:p>7.05916155490231</text:p>
          </table:table-cell>
          <table:table-cell office:value-type="float" office:value="8.38848496623498" table:style-name="ce1">
            <text:p>8.38848496623498</text:p>
          </table:table-cell>
        </table:table-row>
        <table:table-row table:style-name="ro1">
          <table:table-cell office:value-type="string" table:style-name="ce1">
            <text:p>Ellis Simm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002</text:p>
          </table:table-cell>
          <table:table-cell office:value-type="float" office:value="10.1" table:style-name="ce1">
            <text:p>10.1</text:p>
          </table:table-cell>
          <table:table-cell office:value-type="float" office:value="7.67656879422174" table:style-name="ce1">
            <text:p>7.67656879422174</text:p>
          </table:table-cell>
          <table:table-cell office:value-type="float" office:value="7.55413804491205" table:style-name="ce1">
            <text:p>7.55413804491205</text:p>
          </table:table-cell>
          <table:table-cell office:value-type="float" office:value="9.7723513823495" table:style-name="ce1">
            <text:p>9.7723513823495</text:p>
          </table:table-cell>
          <table:table-cell office:value-type="float" office:value="7.57922858945934" table:style-name="ce1">
            <text:p>7.57922858945934</text:p>
          </table:table-cell>
          <table:table-cell office:value-type="float" office:value="8.26835589556486" table:style-name="ce1">
            <text:p>8.26835589556486</text:p>
          </table:table-cell>
          <table:table-cell office:value-type="float" office:value="5.10205810814742" table:style-name="ce1">
            <text:p>5.10205810814742</text:p>
          </table:table-cell>
          <table:table-cell office:value-type="float" office:value="8.94627100676646" table:style-name="ce1">
            <text:p>8.94627100676646</text:p>
          </table:table-cell>
          <table:table-cell office:value-type="float" office:value="13.4596125296413" table:style-name="ce1">
            <text:p>13.4596125296413</text:p>
          </table:table-cell>
          <table:table-cell office:value-type="float" office:value="15.4391421947555" table:style-name="ce1">
            <text:p>15.4391421947555</text:p>
          </table:table-cell>
        </table:table-row>
        <table:table-row table:style-name="ro1">
          <table:table-cell office:value-type="string" table:style-name="ce1">
            <text:p>Michael Smith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Presto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4-082</text:p>
          </table:table-cell>
          <table:table-cell office:value-type="float" office:value="14.2" table:style-name="ce1">
            <text:p>14.2</text:p>
          </table:table-cell>
          <table:table-cell office:value-type="float" office:value="6.95644137955461" table:style-name="ce1">
            <text:p>6.95644137955461</text:p>
          </table:table-cell>
          <table:table-cell office:value-type="float" office:value="9.63763373845536" table:style-name="ce1">
            <text:p>9.63763373845536</text:p>
          </table:table-cell>
          <table:table-cell office:value-type="float" office:value="7.41964287456598" table:style-name="ce1">
            <text:p>7.41964287456598</text:p>
          </table:table-cell>
          <table:table-cell office:value-type="float" office:value="9.02493136757963" table:style-name="ce1">
            <text:p>9.02493136757963</text:p>
          </table:table-cell>
          <table:table-cell office:value-type="float" office:value="6.51417954260387" table:style-name="ce1">
            <text:p>6.51417954260387</text:p>
          </table:table-cell>
          <table:table-cell office:value-type="float" office:value="13.5684158234187" table:style-name="ce1">
            <text:p>13.5684158234187</text:p>
          </table:table-cell>
          <table:table-cell office:value-type="float" office:value="8.28286054451691" table:style-name="ce1">
            <text:p>8.28286054451691</text:p>
          </table:table-cell>
          <table:table-cell office:value-type="float" office:value="6.70285303812357" table:style-name="ce1">
            <text:p>6.70285303812357</text:p>
          </table:table-cell>
          <table:table-cell office:value-type="float" office:value="9.54315004519321" table:style-name="ce1">
            <text:p>9.54315004519321</text:p>
          </table:table-cell>
        </table:table-row>
        <table:table-row table:style-name="ro1">
          <table:table-cell office:value-type="string" table:style-name="ce1">
            <text:p>Dávid Strelec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278</text:p>
          </table:table-cell>
          <table:table-cell office:value-type="float" office:value="9.4" table:style-name="ce1">
            <text:p>9.4</text:p>
          </table:table-cell>
          <table:table-cell office:value-type="float" office:value="7.6656970320915" table:style-name="ce1">
            <text:p>7.6656970320915</text:p>
          </table:table-cell>
          <table:table-cell office:value-type="float" office:value="7.81278112551374" table:style-name="ce1">
            <text:p>7.81278112551374</text:p>
          </table:table-cell>
          <table:table-cell office:value-type="float" office:value="7.30629190556581" table:style-name="ce1">
            <text:p>7.30629190556581</text:p>
          </table:table-cell>
          <table:table-cell office:value-type="float" office:value="8.46289145450369" table:style-name="ce1">
            <text:p>8.46289145450369</text:p>
          </table:table-cell>
          <table:table-cell office:value-type="float" office:value="6.51417954260387" table:style-name="ce1">
            <text:p>6.51417954260387</text:p>
          </table:table-cell>
          <table:table-cell office:value-type="float" office:value="7.71516381195782" table:style-name="ce1">
            <text:p>7.71516381195782</text:p>
          </table:table-cell>
          <table:table-cell office:value-type="float" office:value="8.74654834209909" table:style-name="ce1">
            <text:p>8.74654834209909</text:p>
          </table:table-cell>
          <table:table-cell office:value-type="float" office:value="7.75443540521777" table:style-name="ce1">
            <text:p>7.75443540521777</text:p>
          </table:table-cell>
          <table:table-cell office:value-type="float" office:value="10.0035553740654" table:style-name="ce1">
            <text:p>10.0035553740654</text:p>
          </table:table-cell>
        </table:table-row>
        <table:table-row table:style-name="ro1">
          <table:table-cell office:value-type="string" table:style-name="ce1">
            <text:p>Sorba Thoma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6-138</text:p>
          </table:table-cell>
          <table:table-cell office:value-type="float" office:value="25.3" table:style-name="ce1">
            <text:p>25.3</text:p>
          </table:table-cell>
          <table:table-cell office:value-type="float" office:value="8.22062776033117" table:style-name="ce1">
            <text:p>8.22062776033117</text:p>
          </table:table-cell>
          <table:table-cell office:value-type="float" office:value="16.4369919430217" table:style-name="ce1">
            <text:p>16.4369919430217</text:p>
          </table:table-cell>
          <table:table-cell office:value-type="float" office:value="17.1113053397078" table:style-name="ce1">
            <text:p>17.1113053397078</text:p>
          </table:table-cell>
          <table:table-cell office:value-type="float" office:value="17.1597209974996" table:style-name="ce1">
            <text:p>17.1597209974996</text:p>
          </table:table-cell>
          <table:table-cell office:value-type="float" office:value="16.9882783617563" table:style-name="ce1">
            <text:p>16.9882783617563</text:p>
          </table:table-cell>
          <table:table-cell office:value-type="float" office:value="7.60969092731332" table:style-name="ce1">
            <text:p>7.60969092731332</text:p>
          </table:table-cell>
          <table:table-cell office:value-type="float" office:value="16.9980689974787" table:style-name="ce1">
            <text:p>16.9980689974787</text:p>
          </table:table-cell>
          <table:table-cell office:value-type="float" office:value="8.25856629036623" table:style-name="ce1">
            <text:p>8.25856629036623</text:p>
          </table:table-cell>
          <table:table-cell office:value-type="float" office:value="13.9647995001673" table:style-name="ce1">
            <text:p>13.9647995001673</text:p>
          </table:table-cell>
        </table:table-row>
        <table:table-row table:style-name="ro1">
          <table:table-cell office:value-type="string" table:style-name="ce1">
            <text:p>Brandon Thomas-Asante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7-009</text:p>
          </table:table-cell>
          <table:table-cell office:value-type="float" office:value="14" table:style-name="ce1">
            <text:p>14</text:p>
          </table:table-cell>
          <table:table-cell office:value-type="float" office:value="7.88410190892502" table:style-name="ce1">
            <text:p>7.88410190892502</text:p>
          </table:table-cell>
          <table:table-cell office:value-type="float" office:value="9.96983064973324" table:style-name="ce1">
            <text:p>9.96983064973324</text:p>
          </table:table-cell>
          <table:table-cell office:value-type="float" office:value="13.0264742820227" table:style-name="ce1">
            <text:p>13.0264742820227</text:p>
          </table:table-cell>
          <table:table-cell office:value-type="float" office:value="10.6988933125196" table:style-name="ce1">
            <text:p>10.6988933125196</text:p>
          </table:table-cell>
          <table:table-cell office:value-type="float" office:value="9.08599428052589" table:style-name="ce1">
            <text:p>9.08599428052589</text:p>
          </table:table-cell>
          <table:table-cell office:value-type="float" office:value="9.35450350562082" table:style-name="ce1">
            <text:p>9.35450350562082</text:p>
          </table:table-cell>
          <table:table-cell office:value-type="float" office:value="10.5343192325434" table:style-name="ce1">
            <text:p>10.5343192325434</text:p>
          </table:table-cell>
          <table:table-cell office:value-type="float" office:value="9.41241583942015" table:style-name="ce1">
            <text:p>9.41241583942015</text:p>
          </table:table-cell>
          <table:table-cell office:value-type="float" office:value="15.9407468013942" table:style-name="ce1">
            <text:p>15.9407468013942</text:p>
          </table:table-cell>
        </table:table-row>
        <table:table-row table:style-name="ro1">
          <table:table-cell office:value-type="string" table:style-name="ce1">
            <text:p>Žan Vipotnik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295</text:p>
          </table:table-cell>
          <table:table-cell office:value-type="float" office:value="16.3" table:style-name="ce1">
            <text:p>16.3</text:p>
          </table:table-cell>
          <table:table-cell office:value-type="float" office:value="7.47634002910345" table:style-name="ce1">
            <text:p>7.47634002910345</text:p>
          </table:table-cell>
          <table:table-cell office:value-type="float" office:value="9.83719836744915" table:style-name="ce1">
            <text:p>9.83719836744915</text:p>
          </table:table-cell>
          <table:table-cell office:value-type="float" office:value="8.11276939446494" table:style-name="ce1">
            <text:p>8.11276939446494</text:p>
          </table:table-cell>
          <table:table-cell office:value-type="float" office:value="10.3697072288421" table:style-name="ce1">
            <text:p>10.3697072288421</text:p>
          </table:table-cell>
          <table:table-cell office:value-type="float" office:value="7.07919904453426" table:style-name="ce1">
            <text:p>7.07919904453426</text:p>
          </table:table-cell>
          <table:table-cell office:value-type="float" office:value="7.59216197927539" table:style-name="ce1">
            <text:p>7.59216197927539</text:p>
          </table:table-cell>
          <table:table-cell office:value-type="float" office:value="9.67911302448962" table:style-name="ce1">
            <text:p>9.67911302448962</text:p>
          </table:table-cell>
          <table:table-cell office:value-type="float" office:value="8.98374117208307" table:style-name="ce1">
            <text:p>8.98374117208307</text:p>
          </table:table-cell>
          <table:table-cell office:value-type="float" office:value="14.675556972696" table:style-name="ce1">
            <text:p>14.675556972696</text:p>
          </table:table-cell>
        </table:table-row>
        <table:table-row table:style-name="ro1">
          <table:table-cell office:value-type="string" table:style-name="ce1">
            <text:p>Josh Windas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rexham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1-363</text:p>
          </table:table-cell>
          <table:table-cell office:value-type="float" office:value="14.4" table:style-name="ce1">
            <text:p>14.4</text:p>
          </table:table-cell>
          <table:table-cell office:value-type="float" office:value="8.10435592879514" table:style-name="ce1">
            <text:p>8.10435592879514</text:p>
          </table:table-cell>
          <table:table-cell office:value-type="float" office:value="15.3002836836858" table:style-name="ce1">
            <text:p>15.3002836836858</text:p>
          </table:table-cell>
          <table:table-cell office:value-type="float" office:value="13.3902004923281" table:style-name="ce1">
            <text:p>13.3902004923281</text:p>
          </table:table-cell>
          <table:table-cell office:value-type="float" office:value="15.6829318145608" table:style-name="ce1">
            <text:p>15.6829318145608</text:p>
          </table:table-cell>
          <table:table-cell office:value-type="float" office:value="10.5115707981785" table:style-name="ce1">
            <text:p>10.5115707981785</text:p>
          </table:table-cell>
          <table:table-cell office:value-type="float" office:value="7.59216197927539" table:style-name="ce1">
            <text:p>7.59216197927539</text:p>
          </table:table-cell>
          <table:table-cell office:value-type="float" office:value="10.7282214764157" table:style-name="ce1">
            <text:p>10.7282214764157</text:p>
          </table:table-cell>
          <table:table-cell office:value-type="float" office:value="7.50612128045514" table:style-name="ce1">
            <text:p>7.50612128045514</text:p>
          </table:table-cell>
          <table:table-cell office:value-type="float" office:value="13.2489313834396" table:style-name="ce1">
            <text:p>13.2489313834396</text:p>
          </table:table-cell>
        </table:table-row>
        <table:table-row table:style-name="ro1">
          <table:table-cell office:value-type="string" table:style-name="ce1">
            <text:p>Haji Wright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7-286</text:p>
          </table:table-cell>
          <table:table-cell office:value-type="float" office:value="16.8" table:style-name="ce1">
            <text:p>16.8</text:p>
          </table:table-cell>
          <table:table-cell office:value-type="float" office:value="7.32082161283421" table:style-name="ce1">
            <text:p>7.32082161283421</text:p>
          </table:table-cell>
          <table:table-cell office:value-type="float" office:value="9.27054224792408" table:style-name="ce1">
            <text:p>9.27054224792408</text:p>
          </table:table-cell>
          <table:table-cell office:value-type="float" office:value="9.7723513823495" table:style-name="ce1">
            <text:p>9.7723513823495</text:p>
          </table:table-cell>
          <table:table-cell office:value-type="float" office:value="9.47581847056667" table:style-name="ce1">
            <text:p>9.47581847056667</text:p>
          </table:table-cell>
          <table:table-cell office:value-type="float" office:value="11.4873000787596" table:style-name="ce1">
            <text:p>11.4873000787596</text:p>
          </table:table-cell>
          <table:table-cell office:value-type="float" office:value="6.55592280121226" table:style-name="ce1">
            <text:p>6.55592280121226</text:p>
          </table:table-cell>
          <table:table-cell office:value-type="float" office:value="12.4300893660395" table:style-name="ce1">
            <text:p>12.4300893660395</text:p>
          </table:table-cell>
          <table:table-cell office:value-type="float" office:value="8.34336543308278" table:style-name="ce1">
            <text:p>8.34336543308278</text:p>
          </table:table-cell>
          <table:table-cell office:value-type="float" office:value="16.0168614735174" table:style-name="ce1">
            <text:p>16.0168614735174</text:p>
          </table:table-cell>
        </table:table-row>
        <table:table-row table:style-name="ro1">
          <table:table-cell office:value-type="string" table:style-name="ce1">
            <text:p>Akor Adams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Sevill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343</text:p>
          </table:table-cell>
          <table:table-cell office:value-type="float" office:value="9.5" table:style-name="ce1">
            <text:p>9.5</text:p>
          </table:table-cell>
          <table:table-cell office:value-type="float" office:value="7.37917577840085" table:style-name="ce1">
            <text:p>7.37917577840085</text:p>
          </table:table-cell>
          <table:table-cell office:value-type="float" office:value="7.25063646852158" table:style-name="ce1">
            <text:p>7.25063646852158</text:p>
          </table:table-cell>
          <table:table-cell office:value-type="float" office:value="9.02753557207806" table:style-name="ce1">
            <text:p>9.02753557207806</text:p>
          </table:table-cell>
          <table:table-cell office:value-type="float" office:value="6.7464291685257" table:style-name="ce1">
            <text:p>6.7464291685257</text:p>
          </table:table-cell>
          <table:table-cell office:value-type="float" office:value="8.1744757903307" table:style-name="ce1">
            <text:p>8.1744757903307</text:p>
          </table:table-cell>
          <table:table-cell office:value-type="float" office:value="12.1648036042778" table:style-name="ce1">
            <text:p>12.1648036042778</text:p>
          </table:table-cell>
          <table:table-cell office:value-type="float" office:value="8.2748796162841" table:style-name="ce1">
            <text:p>8.2748796162841</text:p>
          </table:table-cell>
          <table:table-cell office:value-type="float" office:value="11.0794071487695" table:style-name="ce1">
            <text:p>11.0794071487695</text:p>
          </table:table-cell>
          <table:table-cell office:value-type="float" office:value="10.8300014331737" table:style-name="ce1">
            <text:p>10.8300014331737</text:p>
          </table:table-cell>
        </table:table-row>
        <table:table-row table:style-name="ro1">
          <table:table-cell office:value-type="string" table:style-name="ce1">
            <text:p>Julián Álvarez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Atlético Madrid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341</text:p>
          </table:table-cell>
          <table:table-cell office:value-type="float" office:value="15.2" table:style-name="ce1">
            <text:p>15.2</text:p>
          </table:table-cell>
          <table:table-cell office:value-type="float" office:value="9.15229535279103" table:style-name="ce1">
            <text:p>9.15229535279103</text:p>
          </table:table-cell>
          <table:table-cell office:value-type="float" office:value="16.7066089273457" table:style-name="ce1">
            <text:p>16.7066089273457</text:p>
          </table:table-cell>
          <table:table-cell office:value-type="float" office:value="16.8406238455615" table:style-name="ce1">
            <text:p>16.8406238455615</text:p>
          </table:table-cell>
          <table:table-cell office:value-type="float" office:value="17.1031889527481" table:style-name="ce1">
            <text:p>17.1031889527481</text:p>
          </table:table-cell>
          <table:table-cell office:value-type="float" office:value="13.4054070537701" table:style-name="ce1">
            <text:p>13.4054070537701</text:p>
          </table:table-cell>
          <table:table-cell office:value-type="float" office:value="9.0077807235263" table:style-name="ce1">
            <text:p>9.0077807235263</text:p>
          </table:table-cell>
          <table:table-cell office:value-type="float" office:value="13.0727054852977" table:style-name="ce1">
            <text:p>13.0727054852977</text:p>
          </table:table-cell>
          <table:table-cell office:value-type="float" office:value="9.6256192034449" table:style-name="ce1">
            <text:p>9.6256192034449</text:p>
          </table:table-cell>
          <table:table-cell office:value-type="float" office:value="15.2615386440399" table:style-name="ce1">
            <text:p>15.2615386440399</text:p>
          </table:table-cell>
        </table:table-row>
        <table:table-row table:style-name="ro1">
          <table:table-cell office:value-type="string" table:style-name="ce1">
            <text:p>Antony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Betis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317</text:p>
          </table:table-cell>
          <table:table-cell office:value-type="float" office:value="12" table:style-name="ce1">
            <text:p>12</text:p>
          </table:table-cell>
          <table:table-cell office:value-type="float" office:value="9.99629172945421" table:style-name="ce1">
            <text:p>9.99629172945421</text:p>
          </table:table-cell>
          <table:table-cell office:value-type="float" office:value="16.9911488656151" table:style-name="ce1">
            <text:p>16.9911488656151</text:p>
          </table:table-cell>
          <table:table-cell office:value-type="float" office:value="12.942607324309" table:style-name="ce1">
            <text:p>12.942607324309</text:p>
          </table:table-cell>
          <table:table-cell office:value-type="float" office:value="16.2642107989879" table:style-name="ce1">
            <text:p>16.2642107989879</text:p>
          </table:table-cell>
          <table:table-cell office:value-type="float" office:value="16.7994417204023" table:style-name="ce1">
            <text:p>16.7994417204023</text:p>
          </table:table-cell>
          <table:table-cell office:value-type="float" office:value="8.51053846487801" table:style-name="ce1">
            <text:p>8.51053846487801</text:p>
          </table:table-cell>
          <table:table-cell office:value-type="float" office:value="16.0036056949289" table:style-name="ce1">
            <text:p>16.0036056949289</text:p>
          </table:table-cell>
          <table:table-cell office:value-type="float" office:value="11.2578312029465" table:style-name="ce1">
            <text:p>11.2578312029465</text:p>
          </table:table-cell>
          <table:table-cell office:value-type="float" office:value="12.5494944609667" table:style-name="ce1">
            <text:p>12.5494944609667</text:p>
          </table:table-cell>
        </table:table-row>
        <table:table-row table:style-name="ro1">
          <table:table-cell office:value-type="string" table:style-name="ce1">
            <text:p>Iago Aspas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Celta Vigo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8-159</text:p>
          </table:table-cell>
          <table:table-cell office:value-type="float" office:value="7.4" table:style-name="ce1">
            <text:p>7.4</text:p>
          </table:table-cell>
          <table:table-cell office:value-type="float" office:value="9.69664589603706" table:style-name="ce1">
            <text:p>9.69664589603706</text:p>
          </table:table-cell>
          <table:table-cell office:value-type="float" office:value="14.5336589459754" table:style-name="ce1">
            <text:p>14.5336589459754</text:p>
          </table:table-cell>
          <table:table-cell office:value-type="float" office:value="14.8193706099634" table:style-name="ce1">
            <text:p>14.8193706099634</text:p>
          </table:table-cell>
          <table:table-cell office:value-type="float" office:value="17.3820072807287" table:style-name="ce1">
            <text:p>17.3820072807287</text:p>
          </table:table-cell>
          <table:table-cell office:value-type="float" office:value="9.03392498229655" table:style-name="ce1">
            <text:p>9.03392498229655</text:p>
          </table:table-cell>
          <table:table-cell office:value-type="float" office:value="10.207683153156" table:style-name="ce1">
            <text:p>10.207683153156</text:p>
          </table:table-cell>
          <table:table-cell office:value-type="float" office:value="9.25609668682259" table:style-name="ce1">
            <text:p>9.25609668682259</text:p>
          </table:table-cell>
          <table:table-cell office:value-type="float" office:value="8.53664989490483" table:style-name="ce1">
            <text:p>8.53664989490483</text:p>
          </table:table-cell>
          <table:table-cell office:value-type="float" office:value="8.94515788161442" table:style-name="ce1">
            <text:p>8.94515788161442</text:p>
          </table:table-cell>
        </table:table-row>
        <table:table-row table:style-name="ro1">
          <table:table-cell office:value-type="string" table:style-name="ce1">
            <text:p>Álex Berenguer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Athletic Club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0-187</text:p>
          </table:table-cell>
          <table:table-cell office:value-type="float" office:value="13.6" table:style-name="ce1">
            <text:p>13.6</text:p>
          </table:table-cell>
          <table:table-cell office:value-type="float" office:value="9.06291741500774" table:style-name="ce1">
            <text:p>9.06291741500774</text:p>
          </table:table-cell>
          <table:table-cell office:value-type="float" office:value="16.0071448333818" table:style-name="ce1">
            <text:p>16.0071448333818</text:p>
          </table:table-cell>
          <table:table-cell office:value-type="float" office:value="15.5360408621653" table:style-name="ce1">
            <text:p>15.5360408621653</text:p>
          </table:table-cell>
          <table:table-cell office:value-type="float" office:value="15.0683754881495" table:style-name="ce1">
            <text:p>15.0683754881495</text:p>
          </table:table-cell>
          <table:table-cell office:value-type="float" office:value="12.0462612750636" table:style-name="ce1">
            <text:p>12.0462612750636</text:p>
          </table:table-cell>
          <table:table-cell office:value-type="float" office:value="9.82018448247518" table:style-name="ce1">
            <text:p>9.82018448247518</text:p>
          </table:table-cell>
          <table:table-cell office:value-type="float" office:value="14.2736578036493" table:style-name="ce1">
            <text:p>14.2736578036493</text:p>
          </table:table-cell>
          <table:table-cell office:value-type="float" office:value="9.53422421300959" table:style-name="ce1">
            <text:p>9.53422421300959</text:p>
          </table:table-cell>
          <table:table-cell office:value-type="float" office:value="9.02675790199358" table:style-name="ce1">
            <text:p>9.02675790199358</text:p>
          </table:table-cell>
        </table:table-row>
        <table:table-row table:style-name="ro1">
          <table:table-cell office:value-type="string" table:style-name="ce1">
            <text:p>Lucas Boyé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Alavés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9-313</text:p>
          </table:table-cell>
          <table:table-cell office:value-type="float" office:value="10.6" table:style-name="ce1">
            <text:p>10.6</text:p>
          </table:table-cell>
          <table:table-cell office:value-type="float" office:value="8.59505713640376" table:style-name="ce1">
            <text:p>8.59505713640376</text:p>
          </table:table-cell>
          <table:table-cell office:value-type="float" office:value="9.42274103274111" table:style-name="ce1">
            <text:p>9.42274103274111</text:p>
          </table:table-cell>
          <table:table-cell office:value-type="float" office:value="7.31584685009404" table:style-name="ce1">
            <text:p>7.31584685009404</text:p>
          </table:table-cell>
          <table:table-cell office:value-type="float" office:value="11.5247942822603" table:style-name="ce1">
            <text:p>11.5247942822603</text:p>
          </table:table-cell>
          <table:table-cell office:value-type="float" office:value="8.38708368311607" table:style-name="ce1">
            <text:p>8.38708368311607</text:p>
          </table:table-cell>
          <table:table-cell office:value-type="float" office:value="10.2850365194665" table:style-name="ce1">
            <text:p>10.2850365194665</text:p>
          </table:table-cell>
          <table:table-cell office:value-type="float" office:value="8.90286711919974" table:style-name="ce1">
            <text:p>8.90286711919974</text:p>
          </table:table-cell>
          <table:table-cell office:value-type="float" office:value="8.71639742586486" table:style-name="ce1">
            <text:p>8.71639742586486</text:p>
          </table:table-cell>
          <table:table-cell office:value-type="float" office:value="11.0725269076834" table:style-name="ce1">
            <text:p>11.0725269076834</text:p>
          </table:table-cell>
        </table:table-row>
        <table:table-row table:style-name="ro1">
          <table:table-cell office:value-type="string" table:style-name="ce1">
            <text:p>Ante Budimir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Osasun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4-169</text:p>
          </table:table-cell>
          <table:table-cell office:value-type="float" office:value="14.4" table:style-name="ce1">
            <text:p>14.4</text:p>
          </table:table-cell>
          <table:table-cell office:value-type="float" office:value="7.44593209672833" table:style-name="ce1">
            <text:p>7.44593209672833</text:p>
          </table:table-cell>
          <table:table-cell office:value-type="float" office:value="8.54005824911405" table:style-name="ce1">
            <text:p>8.54005824911405</text:p>
          </table:table-cell>
          <table:table-cell office:value-type="float" office:value="6.85549769835892" table:style-name="ce1">
            <text:p>6.85549769835892</text:p>
          </table:table-cell>
          <table:table-cell office:value-type="float" office:value="8.19828276004485" table:style-name="ce1">
            <text:p>8.19828276004485</text:p>
          </table:table-cell>
          <table:table-cell office:value-type="float" office:value="7.96377278318606" table:style-name="ce1">
            <text:p>7.96377278318606</text:p>
          </table:table-cell>
          <table:table-cell office:value-type="float" office:value="5.18083405451712" table:style-name="ce1">
            <text:p>5.18083405451712</text:p>
          </table:table-cell>
          <table:table-cell office:value-type="float" office:value="8.62225909523285" table:style-name="ce1">
            <text:p>8.62225909523285</text:p>
          </table:table-cell>
          <table:table-cell office:value-type="float" office:value="9.57991621553938" table:style-name="ce1">
            <text:p>9.57991621553938</text:p>
          </table:table-cell>
          <table:table-cell office:value-type="float" office:value="15.2104391759489" table:style-name="ce1">
            <text:p>15.2104391759489</text:p>
          </table:table-cell>
        </table:table-row>
        <table:table-row table:style-name="ro1">
          <table:table-cell office:value-type="string" table:style-name="ce1">
            <text:p>Ilyas Chair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Oviedo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339</text:p>
          </table:table-cell>
          <table:table-cell office:value-type="float" office:value="10.6" table:style-name="ce1">
            <text:p>10.6</text:p>
          </table:table-cell>
          <table:table-cell office:value-type="float" office:value="8.21500565864149" table:style-name="ce1">
            <text:p>8.21500565864149</text:p>
          </table:table-cell>
          <table:table-cell office:value-type="float" office:value="13.1013513916551" table:style-name="ce1">
            <text:p>13.1013513916551</text:p>
          </table:table-cell>
          <table:table-cell office:value-type="float" office:value="8.77621575551596" table:style-name="ce1">
            <text:p>8.77621575551596</text:p>
          </table:table-cell>
          <table:table-cell office:value-type="float" office:value="11.7547188635037" table:style-name="ce1">
            <text:p>11.7547188635037</text:p>
          </table:table-cell>
          <table:table-cell office:value-type="float" office:value="12.249615186961" table:style-name="ce1">
            <text:p>12.249615186961</text:p>
          </table:table-cell>
          <table:table-cell office:value-type="float" office:value="7.38069771238604" table:style-name="ce1">
            <text:p>7.38069771238604</text:p>
          </table:table-cell>
          <table:table-cell office:value-type="float" office:value="12.1148535083352" table:style-name="ce1">
            <text:p>12.1148535083352</text:p>
          </table:table-cell>
          <table:table-cell office:value-type="float" office:value="8.71639742586486" table:style-name="ce1">
            <text:p>8.71639742586486</text:p>
          </table:table-cell>
          <table:table-cell office:value-type="float" office:value="6.91144421841701" table:style-name="ce1">
            <text:p>6.91144421841701</text:p>
          </table:table-cell>
        </table:table-row>
        <table:table-row table:style-name="ro1">
          <table:table-cell office:value-type="string" table:style-name="ce1">
            <text:p>Cucho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Betis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6-262</text:p>
          </table:table-cell>
          <table:table-cell office:value-type="float" office:value="17.4" table:style-name="ce1">
            <text:p>17.4</text:p>
          </table:table-cell>
          <table:table-cell office:value-type="float" office:value="8.45998844730684" table:style-name="ce1">
            <text:p>8.45998844730684</text:p>
          </table:table-cell>
          <table:table-cell office:value-type="float" office:value="13.5502019775433" table:style-name="ce1">
            <text:p>13.5502019775433</text:p>
          </table:table-cell>
          <table:table-cell office:value-type="float" office:value="14.9045826133911" table:style-name="ce1">
            <text:p>14.9045826133911</text:p>
          </table:table-cell>
          <table:table-cell office:value-type="float" office:value="14.9903055181884" table:style-name="ce1">
            <text:p>14.9903055181884</text:p>
          </table:table-cell>
          <table:table-cell office:value-type="float" office:value="12.249615186961" table:style-name="ce1">
            <text:p>12.249615186961</text:p>
          </table:table-cell>
          <table:table-cell office:value-type="float" office:value="10.5743361140357" table:style-name="ce1">
            <text:p>10.5743361140357</text:p>
          </table:table-cell>
          <table:table-cell office:value-type="float" office:value="13.8933358633535" table:style-name="ce1">
            <text:p>13.8933358633535</text:p>
          </table:table-cell>
          <table:table-cell office:value-type="float" office:value="8.49187062728662" table:style-name="ce1">
            <text:p>8.49187062728662</text:p>
          </table:table-cell>
          <table:table-cell office:value-type="float" office:value="15.9590166108871" table:style-name="ce1">
            <text:p>15.9590166108871</text:p>
          </table:table-cell>
        </table:table-row>
        <table:table-row table:style-name="ro1">
          <table:table-cell office:value-type="string" table:style-name="ce1">
            <text:p>Arnaut Danjum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Valenci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8-341</text:p>
          </table:table-cell>
          <table:table-cell office:value-type="float" office:value="12.2" table:style-name="ce1">
            <text:p>12.2</text:p>
          </table:table-cell>
          <table:table-cell office:value-type="float" office:value="7.6817948210599" table:style-name="ce1">
            <text:p>7.6817948210599</text:p>
          </table:table-cell>
          <table:table-cell office:value-type="float" office:value="11.4684956643081" table:style-name="ce1">
            <text:p>11.4684956643081</text:p>
          </table:table-cell>
          <table:table-cell office:value-type="float" office:value="10.0410772086617" table:style-name="ce1">
            <text:p>10.0410772086617</text:p>
          </table:table-cell>
          <table:table-cell office:value-type="float" office:value="8.78641343346922" table:style-name="ce1">
            <text:p>8.78641343346922</text:p>
          </table:table-cell>
          <table:table-cell office:value-type="float" office:value="14.5865710134936" table:style-name="ce1">
            <text:p>14.5865710134936</text:p>
          </table:table-cell>
          <table:table-cell office:value-type="float" office:value="8.49155599153177" table:style-name="ce1">
            <text:p>8.49155599153177</text:p>
          </table:table-cell>
          <table:table-cell office:value-type="float" office:value="13.1945878454992" table:style-name="ce1">
            <text:p>13.1945878454992</text:p>
          </table:table-cell>
          <table:table-cell office:value-type="float" office:value="8.58149446902412" table:style-name="ce1">
            <text:p>8.58149446902412</text:p>
          </table:table-cell>
          <table:table-cell office:value-type="float" office:value="10.6674068748615" table:style-name="ce1">
            <text:p>10.6674068748615</text:p>
          </table:table-cell>
        </table:table-row>
        <table:table-row table:style-name="ro1">
          <table:table-cell office:value-type="string" table:style-name="ce1">
            <text:p>Tyrhys Dolan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Espanyol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010</text:p>
          </table:table-cell>
          <table:table-cell office:value-type="float" office:value="13.6" table:style-name="ce1">
            <text:p>13.6</text:p>
          </table:table-cell>
          <table:table-cell office:value-type="float" office:value="8.71887739134994" table:style-name="ce1">
            <text:p>8.71887739134994</text:p>
          </table:table-cell>
          <table:table-cell office:value-type="float" office:value="12.9158940389629" table:style-name="ce1">
            <text:p>12.9158940389629</text:p>
          </table:table-cell>
          <table:table-cell office:value-type="float" office:value="14.4645427524457" table:style-name="ce1">
            <text:p>14.4645427524457</text:p>
          </table:table-cell>
          <table:table-cell office:value-type="float" office:value="12.4268323204442" table:style-name="ce1">
            <text:p>12.4268323204442</text:p>
          </table:table-cell>
          <table:table-cell office:value-type="float" office:value="13.762613644901" table:style-name="ce1">
            <text:p>13.762613644901</text:p>
          </table:table-cell>
          <table:table-cell office:value-type="float" office:value="7.16675647221022" table:style-name="ce1">
            <text:p>7.16675647221022</text:p>
          </table:table-cell>
          <table:table-cell office:value-type="float" office:value="13.7808959530013" table:style-name="ce1">
            <text:p>13.7808959530013</text:p>
          </table:table-cell>
          <table:table-cell office:value-type="float" office:value="6.94098691462205" table:style-name="ce1">
            <text:p>6.94098691462205</text:p>
          </table:table-cell>
          <table:table-cell office:value-type="float" office:value="6.47813382752677" table:style-name="ce1">
            <text:p>6.47813382752677</text:p>
          </table:table-cell>
        </table:table-row>
        <table:table-row table:style-name="ro1">
          <table:table-cell office:value-type="string" table:style-name="ce1">
            <text:p>Pablo Durán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Celta Vigo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227</text:p>
          </table:table-cell>
          <table:table-cell office:value-type="float" office:value="7.8" table:style-name="ce1">
            <text:p>7.8</text:p>
          </table:table-cell>
          <table:table-cell office:value-type="float" office:value="7.46266633382075" table:style-name="ce1">
            <text:p>7.46266633382075</text:p>
          </table:table-cell>
          <table:table-cell office:value-type="float" office:value="8.57500433498511" table:style-name="ce1">
            <text:p>8.57500433498511</text:p>
          </table:table-cell>
          <table:table-cell office:value-type="float" office:value="8.90169574803247" table:style-name="ce1">
            <text:p>8.90169574803247</text:p>
          </table:table-cell>
          <table:table-cell office:value-type="float" office:value="7.39967847573797" table:style-name="ce1">
            <text:p>7.39967847573797</text:p>
          </table:table-cell>
          <table:table-cell office:value-type="float" office:value="7.14442855801971" table:style-name="ce1">
            <text:p>7.14442855801971</text:p>
          </table:table-cell>
          <table:table-cell office:value-type="float" office:value="6.49529127817854" table:style-name="ce1">
            <text:p>6.49529127817854</text:p>
          </table:table-cell>
          <table:table-cell office:value-type="float" office:value="8.48280564547908" table:style-name="ce1">
            <text:p>8.48280564547908</text:p>
          </table:table-cell>
          <table:table-cell office:value-type="float" office:value="8.94232898776814" table:style-name="ce1">
            <text:p>8.94232898776814</text:p>
          </table:table-cell>
          <table:table-cell office:value-type="float" office:value="8.62033257131673" table:style-name="ce1">
            <text:p>8.62033257131673</text:p>
          </table:table-cell>
        </table:table-row>
        <table:table-row table:style-name="ro1">
          <table:table-cell office:value-type="string" table:style-name="ce1">
            <text:p>Hugo Duro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Valenci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6-058</text:p>
          </table:table-cell>
          <table:table-cell office:value-type="float" office:value="12" table:style-name="ce1">
            <text:p>12</text:p>
          </table:table-cell>
          <table:table-cell office:value-type="float" office:value="7.69310893166006" table:style-name="ce1">
            <text:p>7.69310893166006</text:p>
          </table:table-cell>
          <table:table-cell office:value-type="float" office:value="10.0282219519922" table:style-name="ce1">
            <text:p>10.0282219519922</text:p>
          </table:table-cell>
          <table:table-cell office:value-type="float" office:value="6.74301013914496" table:style-name="ce1">
            <text:p>6.74301013914496</text:p>
          </table:table-cell>
          <table:table-cell office:value-type="float" office:value="8.90529696704649" table:style-name="ce1">
            <text:p>8.90529696704649</text:p>
          </table:table-cell>
          <table:table-cell office:value-type="float" office:value="6.75162723481701" table:style-name="ce1">
            <text:p>6.75162723481701</text:p>
          </table:table-cell>
          <table:table-cell office:value-type="float" office:value="5.4406386233334" table:style-name="ce1">
            <text:p>5.4406386233334</text:p>
          </table:table-cell>
          <table:table-cell office:value-type="float" office:value="8.34400997066889" table:style-name="ce1">
            <text:p>8.34400997066889</text:p>
          </table:table-cell>
          <table:table-cell office:value-type="float" office:value="8.26903180510636" table:style-name="ce1">
            <text:p>8.26903180510636</text:p>
          </table:table-cell>
          <table:table-cell office:value-type="float" office:value="13.4071835629747" table:style-name="ce1">
            <text:p>13.4071835629747</text:p>
          </table:table-cell>
        </table:table-row>
        <table:table-row table:style-name="ro1">
          <table:table-cell office:value-type="string" table:style-name="ce1">
            <text:p>Karl Etta Eyong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Levant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2-085</text:p>
          </table:table-cell>
          <table:table-cell office:value-type="float" office:value="10.7" table:style-name="ce1">
            <text:p>10.7</text:p>
          </table:table-cell>
          <table:table-cell office:value-type="float" office:value="7.77250859813905" table:style-name="ce1">
            <text:p>7.77250859813905</text:p>
          </table:table-cell>
          <table:table-cell office:value-type="float" office:value="7.95287688331108" table:style-name="ce1">
            <text:p>7.95287688331108</text:p>
          </table:table-cell>
          <table:table-cell office:value-type="float" office:value="9.53347845803276" table:style-name="ce1">
            <text:p>9.53347845803276</text:p>
          </table:table-cell>
          <table:table-cell office:value-type="float" office:value="7.9667183402503" table:style-name="ce1">
            <text:p>7.9667183402503</text:p>
          </table:table-cell>
          <table:table-cell office:value-type="float" office:value="6.37190915916983" table:style-name="ce1">
            <text:p>6.37190915916983</text:p>
          </table:table-cell>
          <table:table-cell office:value-type="float" office:value="7.29116848405216" table:style-name="ce1">
            <text:p>7.29116848405216</text:p>
          </table:table-cell>
          <table:table-cell office:value-type="float" office:value="8.06865627471734" table:style-name="ce1">
            <text:p>8.06865627471734</text:p>
          </table:table-cell>
          <table:table-cell office:value-type="float" office:value="9.99134620169103" table:style-name="ce1">
            <text:p>9.99134620169103</text:p>
          </table:table-cell>
          <table:table-cell office:value-type="float" office:value="13.4754327634996" table:style-name="ce1">
            <text:p>13.4754327634996</text:p>
          </table:table-cell>
        </table:table-row>
        <table:table-row table:style-name="ro1">
          <table:table-cell office:value-type="string" table:style-name="ce1">
            <text:p>Abde Ezzalzouli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Betis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021</text:p>
          </table:table-cell>
          <table:table-cell office:value-type="float" office:value="8.7" table:style-name="ce1">
            <text:p>8.7</text:p>
          </table:table-cell>
          <table:table-cell office:value-type="float" office:value="9.18211778602527" table:style-name="ce1">
            <text:p>9.18211778602527</text:p>
          </table:table-cell>
          <table:table-cell office:value-type="float" office:value="12.0439881511443" table:style-name="ce1">
            <text:p>12.0439881511443</text:p>
          </table:table-cell>
          <table:table-cell office:value-type="float" office:value="14.0875639754131" table:style-name="ce1">
            <text:p>14.0875639754131</text:p>
          </table:table-cell>
          <table:table-cell office:value-type="float" office:value="10.3445258317148" table:style-name="ce1">
            <text:p>10.3445258317148</text:p>
          </table:table-cell>
          <table:table-cell office:value-type="float" office:value="15.031603356425" table:style-name="ce1">
            <text:p>15.031603356425</text:p>
          </table:table-cell>
          <table:table-cell office:value-type="float" office:value="9.31646246225427" table:style-name="ce1">
            <text:p>9.31646246225427</text:p>
          </table:table-cell>
          <table:table-cell office:value-type="float" office:value="13.8933358633535" table:style-name="ce1">
            <text:p>13.8933358633535</text:p>
          </table:table-cell>
          <table:table-cell office:value-type="float" office:value="9.57991621553938" table:style-name="ce1">
            <text:p>9.57991621553938</text:p>
          </table:table-cell>
          <table:table-cell office:value-type="float" office:value="10.585876762804" table:style-name="ce1">
            <text:p>10.585876762804</text:p>
          </table:table-cell>
        </table:table-row>
        <table:table-row table:style-name="ro1">
          <table:table-cell office:value-type="string" table:style-name="ce1">
            <text:p>Roberto Férnandez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Espanyol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188</text:p>
          </table:table-cell>
          <table:table-cell office:value-type="float" office:value="14.3" table:style-name="ce1">
            <text:p>14.3</text:p>
          </table:table-cell>
          <table:table-cell office:value-type="float" office:value="7.92659444997273" table:style-name="ce1">
            <text:p>7.92659444997273</text:p>
          </table:table-cell>
          <table:table-cell office:value-type="float" office:value="8.85586815484707" table:style-name="ce1">
            <text:p>8.85586815484707</text:p>
          </table:table-cell>
          <table:table-cell office:value-type="float" office:value="13.989916871871" table:style-name="ce1">
            <text:p>13.989916871871</text:p>
          </table:table-cell>
          <table:table-cell office:value-type="float" office:value="8.90529696704649" table:style-name="ce1">
            <text:p>8.90529696704649</text:p>
          </table:table-cell>
          <table:table-cell office:value-type="float" office:value="8.8170568588861" table:style-name="ce1">
            <text:p>8.8170568588861</text:p>
          </table:table-cell>
          <table:table-cell office:value-type="float" office:value="5.77206616937966" table:style-name="ce1">
            <text:p>5.77206616937966</text:p>
          </table:table-cell>
          <table:table-cell office:value-type="float" office:value="9.46892339421768" table:style-name="ce1">
            <text:p>9.46892339421768</text:p>
          </table:table-cell>
          <table:table-cell office:value-type="float" office:value="8.98765841754819" table:style-name="ce1">
            <text:p>8.98765841754819</text:p>
          </table:table-cell>
          <table:table-cell office:value-type="float" office:value="12.5494944609667" table:style-name="ce1">
            <text:p>12.5494944609667</text:p>
          </table:table-cell>
        </table:table-row>
        <table:table-row table:style-name="ro1">
          <table:table-cell office:value-type="string" table:style-name="ce1">
            <text:p>Jorge de Frutos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Rayo Vallecano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8-321</text:p>
          </table:table-cell>
          <table:table-cell office:value-type="float" office:value="13" table:style-name="ce1">
            <text:p>13</text:p>
          </table:table-cell>
          <table:table-cell office:value-type="float" office:value="8.01271651365805" table:style-name="ce1">
            <text:p>8.01271651365805</text:p>
          </table:table-cell>
          <table:table-cell office:value-type="float" office:value="9.67196788846692" table:style-name="ce1">
            <text:p>9.67196788846692</text:p>
          </table:table-cell>
          <table:table-cell office:value-type="float" office:value="11.1720657974694" table:style-name="ce1">
            <text:p>11.1720657974694</text:p>
          </table:table-cell>
          <table:table-cell office:value-type="float" office:value="10.2246678746768" table:style-name="ce1">
            <text:p>10.2246678746768</text:p>
          </table:table-cell>
          <table:table-cell office:value-type="float" office:value="10.9950366315502" table:style-name="ce1">
            <text:p>10.9950366315502</text:p>
          </table:table-cell>
          <table:table-cell office:value-type="float" office:value="9.18122851401646" table:style-name="ce1">
            <text:p>9.18122851401646</text:p>
          </table:table-cell>
          <table:table-cell office:value-type="float" office:value="12.2466629176645" table:style-name="ce1">
            <text:p>12.2466629176645</text:p>
          </table:table-cell>
          <table:table-cell office:value-type="float" office:value="8.71639742586486" table:style-name="ce1">
            <text:p>8.71639742586486</text:p>
          </table:table-cell>
          <table:table-cell office:value-type="float" office:value="12.4001301291686" table:style-name="ce1">
            <text:p>12.4001301291686</text:p>
          </table:table-cell>
        </table:table-row>
        <table:table-row table:style-name="ro1">
          <table:table-cell office:value-type="string" table:style-name="ce1">
            <text:p>Álvaro Garcí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Rayo Vallecano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3-072</text:p>
          </table:table-cell>
          <table:table-cell office:value-type="float" office:value="13.8" table:style-name="ce1">
            <text:p>13.8</text:p>
          </table:table-cell>
          <table:table-cell office:value-type="float" office:value="8.18020051836501" table:style-name="ce1">
            <text:p>8.18020051836501</text:p>
          </table:table-cell>
          <table:table-cell office:value-type="float" office:value="12.2096887692226" table:style-name="ce1">
            <text:p>12.2096887692226</text:p>
          </table:table-cell>
          <table:table-cell office:value-type="float" office:value="13.052836849417" table:style-name="ce1">
            <text:p>13.052836849417</text:p>
          </table:table-cell>
          <table:table-cell office:value-type="float" office:value="11.057857136477" table:style-name="ce1">
            <text:p>11.057857136477</text:p>
          </table:table-cell>
          <table:table-cell office:value-type="float" office:value="8.38708368311607" table:style-name="ce1">
            <text:p>8.38708368311607</text:p>
          </table:table-cell>
          <table:table-cell office:value-type="float" office:value="6.81762496981881" table:style-name="ce1">
            <text:p>6.81762496981881</text:p>
          </table:table-cell>
          <table:table-cell office:value-type="float" office:value="13.4338251487087" table:style-name="ce1">
            <text:p>13.4338251487087</text:p>
          </table:table-cell>
          <table:table-cell office:value-type="float" office:value="8.49187062728662" table:style-name="ce1">
            <text:p>8.49187062728662</text:p>
          </table:table-cell>
          <table:table-cell office:value-type="float" office:value="11.7869978233222" table:style-name="ce1">
            <text:p>11.7869978233222</text:p>
          </table:table-cell>
        </table:table-row>
        <table:table-row table:style-name="ro1">
          <table:table-cell office:value-type="string" table:style-name="ce1">
            <text:p>Rubén Garcí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Osasun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2-177</text:p>
          </table:table-cell>
          <table:table-cell office:value-type="float" office:value="9.6" table:style-name="ce1">
            <text:p>9.6</text:p>
          </table:table-cell>
          <table:table-cell office:value-type="float" office:value="9.54086754397092" table:style-name="ce1">
            <text:p>9.54086754397092</text:p>
          </table:table-cell>
          <table:table-cell office:value-type="float" office:value="13.9489143092088" table:style-name="ce1">
            <text:p>13.9489143092088</text:p>
          </table:table-cell>
          <table:table-cell office:value-type="float" office:value="14.7327583286806" table:style-name="ce1">
            <text:p>14.7327583286806</text:p>
          </table:table-cell>
          <table:table-cell office:value-type="float" office:value="11.4088885209019" table:style-name="ce1">
            <text:p>11.4088885209019</text:p>
          </table:table-cell>
          <table:table-cell office:value-type="float" office:value="7.96377278318606" table:style-name="ce1">
            <text:p>7.96377278318606</text:p>
          </table:table-cell>
          <table:table-cell office:value-type="float" office:value="7.65242237044686" table:style-name="ce1">
            <text:p>7.65242237044686</text:p>
          </table:table-cell>
          <table:table-cell office:value-type="float" office:value="8.34400997066889" table:style-name="ce1">
            <text:p>8.34400997066889</text:p>
          </table:table-cell>
          <table:table-cell office:value-type="float" office:value="6.81860051425186" table:style-name="ce1">
            <text:p>6.81860051425186</text:p>
          </table:table-cell>
          <table:table-cell office:value-type="float" office:value="7.43700472440684" table:style-name="ce1">
            <text:p>7.43700472440684</text:p>
          </table:table-cell>
        </table:table-row>
        <table:table-row table:style-name="ro1">
          <table:table-cell office:value-type="string" table:style-name="ce1">
            <text:p>Antoine Griezmann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Atlético Madrid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4-292</text:p>
          </table:table-cell>
          <table:table-cell office:value-type="float" office:value="7.8" table:style-name="ce1">
            <text:p>7.8</text:p>
          </table:table-cell>
          <table:table-cell office:value-type="float" office:value="8.41315223282778" table:style-name="ce1">
            <text:p>8.41315223282778</text:p>
          </table:table-cell>
          <table:table-cell office:value-type="float" office:value="14.6343287468442" table:style-name="ce1">
            <text:p>14.6343287468442</text:p>
          </table:table-cell>
          <table:table-cell office:value-type="float" office:value="8.03363076046492" table:style-name="ce1">
            <text:p>8.03363076046492</text:p>
          </table:table-cell>
          <table:table-cell office:value-type="float" office:value="13.4734547425868" table:style-name="ce1">
            <text:p>13.4734547425868</text:p>
          </table:table-cell>
          <table:table-cell office:value-type="float" office:value="8.8170568588861" table:style-name="ce1">
            <text:p>8.8170568588861</text:p>
          </table:table-cell>
          <table:table-cell office:value-type="float" office:value="6.59605168522058" table:style-name="ce1">
            <text:p>6.59605168522058</text:p>
          </table:table-cell>
          <table:table-cell office:value-type="float" office:value="9.82432934679463" table:style-name="ce1">
            <text:p>9.82432934679463</text:p>
          </table:table-cell>
          <table:table-cell office:value-type="float" office:value="12.8738734448855" table:style-name="ce1">
            <text:p>12.8738734448855</text:p>
          </table:table-cell>
          <table:table-cell office:value-type="float" office:value="13.7431113292708" table:style-name="ce1">
            <text:p>13.7431113292708</text:p>
          </table:table-cell>
        </table:table-row>
        <table:table-row table:style-name="ro1">
          <table:table-cell office:value-type="string" table:style-name="ce1">
            <text:p>Gorka Guruzet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Athletic Club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9-117</text:p>
          </table:table-cell>
          <table:table-cell office:value-type="float" office:value="11.9" table:style-name="ce1">
            <text:p>11.9</text:p>
          </table:table-cell>
          <table:table-cell office:value-type="float" office:value="7.94379003411305" table:style-name="ce1">
            <text:p>7.94379003411305</text:p>
          </table:table-cell>
          <table:table-cell office:value-type="float" office:value="10.596123547348" table:style-name="ce1">
            <text:p>10.596123547348</text:p>
          </table:table-cell>
          <table:table-cell office:value-type="float" office:value="7.19926645886455" table:style-name="ce1">
            <text:p>7.19926645886455</text:p>
          </table:table-cell>
          <table:table-cell office:value-type="float" office:value="9.74406315717475" table:style-name="ce1">
            <text:p>9.74406315717475</text:p>
          </table:table-cell>
          <table:table-cell office:value-type="float" office:value="7.14442855801971" table:style-name="ce1">
            <text:p>7.14442855801971</text:p>
          </table:table-cell>
          <table:table-cell office:value-type="float" office:value="5.29502391156298" table:style-name="ce1">
            <text:p>5.29502391156298</text:p>
          </table:table-cell>
          <table:table-cell office:value-type="float" office:value="9.75322136715582" table:style-name="ce1">
            <text:p>9.75322136715582</text:p>
          </table:table-cell>
          <table:table-cell office:value-type="float" office:value="9.07844161140033" table:style-name="ce1">
            <text:p>9.07844161140033</text:p>
          </table:table-cell>
          <table:table-cell office:value-type="float" office:value="10.7487862965972" table:style-name="ce1">
            <text:p>10.7487862965972</text:p>
          </table:table-cell>
        </table:table-row>
        <table:table-row table:style-name="ro1">
          <table:table-cell office:value-type="string" table:style-name="ce1">
            <text:p>Haissem Hassan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Oviedo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3-333</text:p>
          </table:table-cell>
          <table:table-cell office:value-type="float" office:value="10.5" table:style-name="ce1">
            <text:p>10.5</text:p>
          </table:table-cell>
          <table:table-cell office:value-type="float" office:value="8.28476550479224" table:style-name="ce1">
            <text:p>8.28476550479224</text:p>
          </table:table-cell>
          <table:table-cell office:value-type="float" office:value="12.2426143734813" table:style-name="ce1">
            <text:p>12.2426143734813</text:p>
          </table:table-cell>
          <table:table-cell office:value-type="float" office:value="9.91420438742968" table:style-name="ce1">
            <text:p>9.91420438742968</text:p>
          </table:table-cell>
          <table:table-cell office:value-type="float" office:value="11.8686640486991" table:style-name="ce1">
            <text:p>11.8686640486991</text:p>
          </table:table-cell>
          <table:table-cell office:value-type="float" office:value="15.8100480355704" table:style-name="ce1">
            <text:p>15.8100480355704</text:p>
          </table:table-cell>
          <table:table-cell office:value-type="float" office:value="11.6717834984439" table:style-name="ce1">
            <text:p>11.6717834984439</text:p>
          </table:table-cell>
          <table:table-cell office:value-type="float" office:value="12.2466629176645" table:style-name="ce1">
            <text:p>12.2466629176645</text:p>
          </table:table-cell>
          <table:table-cell office:value-type="float" office:value="6.34206443608007" table:style-name="ce1">
            <text:p>6.34206443608007</text:p>
          </table:table-cell>
          <table:table-cell office:value-type="float" office:value="6.26800975930811" table:style-name="ce1">
            <text:p>6.26800975930811</text:p>
          </table:table-cell>
        </table:table-row>
        <table:table-row table:style-name="ro1">
          <table:table-cell office:value-type="string" table:style-name="ce1">
            <text:p>Borja Iglesias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Celta Vig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2-355</text:p>
          </table:table-cell>
          <table:table-cell office:value-type="float" office:value="11" table:style-name="ce1">
            <text:p>11</text:p>
          </table:table-cell>
          <table:table-cell office:value-type="float" office:value="8.58917234800206" table:style-name="ce1">
            <text:p>8.58917234800206</text:p>
          </table:table-cell>
          <table:table-cell office:value-type="float" office:value="10.3836928501098" table:style-name="ce1">
            <text:p>10.3836928501098</text:p>
          </table:table-cell>
          <table:table-cell office:value-type="float" office:value="10.6728364327991" table:style-name="ce1">
            <text:p>10.6728364327991</text:p>
          </table:table-cell>
          <table:table-cell office:value-type="float" office:value="11.4088885209019" table:style-name="ce1">
            <text:p>11.4088885209019</text:p>
          </table:table-cell>
          <table:table-cell office:value-type="float" office:value="6.18731389189493" table:style-name="ce1">
            <text:p>6.18731389189493</text:p>
          </table:table-cell>
          <table:table-cell office:value-type="float" office:value="12.677117303896" table:style-name="ce1">
            <text:p>12.677117303896</text:p>
          </table:table-cell>
          <table:table-cell office:value-type="float" office:value="8.06865627471734" table:style-name="ce1">
            <text:p>8.06865627471734</text:p>
          </table:table-cell>
          <table:table-cell office:value-type="float" office:value="9.39723842332817" table:style-name="ce1">
            <text:p>9.39723842332817</text:p>
          </table:table-cell>
          <table:table-cell office:value-type="float" office:value="14.8363149287786" table:style-name="ce1">
            <text:p>14.8363149287786</text:p>
          </table:table-cell>
        </table:table-row>
        <table:table-row table:style-name="ro1">
          <table:table-cell office:value-type="string" table:style-name="ce1">
            <text:p>Mateo Joseph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Mallorc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2-080</text:p>
          </table:table-cell>
          <table:table-cell office:value-type="float" office:value="12" table:style-name="ce1">
            <text:p>12</text:p>
          </table:table-cell>
          <table:table-cell office:value-type="float" office:value="7.83513527016675" table:style-name="ce1">
            <text:p>7.83513527016675</text:p>
          </table:table-cell>
          <table:table-cell office:value-type="float" office:value="9.81448981437839" table:style-name="ce1">
            <text:p>9.81448981437839</text:p>
          </table:table-cell>
          <table:table-cell office:value-type="float" office:value="7.7911488054775" table:style-name="ce1">
            <text:p>7.7911488054775</text:p>
          </table:table-cell>
          <table:table-cell office:value-type="float" office:value="7.39967847573797" table:style-name="ce1">
            <text:p>7.39967847573797</text:p>
          </table:table-cell>
          <table:table-cell office:value-type="float" office:value="8.8170568588861" table:style-name="ce1">
            <text:p>8.8170568588861</text:p>
          </table:table-cell>
          <table:table-cell office:value-type="float" office:value="7.89144127865814" table:style-name="ce1">
            <text:p>7.89144127865814</text:p>
          </table:table-cell>
          <table:table-cell office:value-type="float" office:value="9.61102726282775" table:style-name="ce1">
            <text:p>9.61102726282775</text:p>
          </table:table-cell>
          <table:table-cell office:value-type="float" office:value="7.91668215424735" table:style-name="ce1">
            <text:p>7.91668215424735</text:p>
          </table:table-cell>
          <table:table-cell office:value-type="float" office:value="9.68307219776691" table:style-name="ce1">
            <text:p>9.68307219776691</text:p>
          </table:table-cell>
        </table:table-row>
        <table:table-row table:style-name="ro1">
          <table:table-cell office:value-type="string" table:style-name="ce1">
            <text:p>Vinicius Júnior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Real Madrid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5-179</text:p>
          </table:table-cell>
          <table:table-cell office:value-type="float" office:value="15.6" table:style-name="ce1">
            <text:p>15.6</text:p>
          </table:table-cell>
          <table:table-cell office:value-type="float" office:value="10.4446449333195" table:style-name="ce1">
            <text:p>10.4446449333195</text:p>
          </table:table-cell>
          <table:table-cell office:value-type="float" office:value="17.3763259634499" table:style-name="ce1">
            <text:p>17.3763259634499</text:p>
          </table:table-cell>
          <table:table-cell office:value-type="float" office:value="16.7457819631213" table:style-name="ce1">
            <text:p>16.7457819631213</text:p>
          </table:table-cell>
          <table:table-cell office:value-type="float" office:value="17.1777344454701" table:style-name="ce1">
            <text:p>17.1777344454701</text:p>
          </table:table-cell>
          <table:table-cell office:value-type="float" office:value="18.5846290717731" table:style-name="ce1">
            <text:p>18.5846290717731</text:p>
          </table:table-cell>
          <table:table-cell office:value-type="float" office:value="8.85410442779229" table:style-name="ce1">
            <text:p>8.85410442779229</text:p>
          </table:table-cell>
          <table:table-cell office:value-type="float" office:value="18.469715325366" table:style-name="ce1">
            <text:p>18.469715325366</text:p>
          </table:table-cell>
          <table:table-cell office:value-type="float" office:value="10.6742253059108" table:style-name="ce1">
            <text:p>10.6742253059108</text:p>
          </table:table-cell>
          <table:table-cell office:value-type="float" office:value="14.1281510862308" table:style-name="ce1">
            <text:p>14.1281510862308</text:p>
          </table:table-cell>
        </table:table-row>
        <table:table-row table:style-name="ro1">
          <table:table-cell office:value-type="string" table:style-name="ce1">
            <text:p>Ferran Jutglà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Celta Vigo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6-340</text:p>
          </table:table-cell>
          <table:table-cell office:value-type="float" office:value="8.1" table:style-name="ce1">
            <text:p>8.1</text:p>
          </table:table-cell>
          <table:table-cell office:value-type="float" office:value="8.20339831572285" table:style-name="ce1">
            <text:p>8.20339831572285</text:p>
          </table:table-cell>
          <table:table-cell office:value-type="float" office:value="9.45831881904338" table:style-name="ce1">
            <text:p>9.45831881904338</text:p>
          </table:table-cell>
          <table:table-cell office:value-type="float" office:value="8.27887976840829" table:style-name="ce1">
            <text:p>8.27887976840829</text:p>
          </table:table-cell>
          <table:table-cell office:value-type="float" office:value="7.85188133521743" table:style-name="ce1">
            <text:p>7.85188133521743</text:p>
          </table:table-cell>
          <table:table-cell office:value-type="float" office:value="9.47013762154476" table:style-name="ce1">
            <text:p>9.47013762154476</text:p>
          </table:table-cell>
          <table:table-cell office:value-type="float" office:value="5.84947538863178" table:style-name="ce1">
            <text:p>5.84947538863178</text:p>
          </table:table-cell>
          <table:table-cell office:value-type="float" office:value="10.4629810025033" table:style-name="ce1">
            <text:p>10.4629810025033</text:p>
          </table:table-cell>
          <table:table-cell office:value-type="float" office:value="11.0346268092539" table:style-name="ce1">
            <text:p>11.0346268092539</text:p>
          </table:table-cell>
          <table:table-cell office:value-type="float" office:value="8.70127560857399" table:style-name="ce1">
            <text:p>8.70127560857399</text:p>
          </table:table-cell>
        </table:table-row>
        <table:table-row table:style-name="ro1">
          <table:table-cell office:value-type="string" table:style-name="ce1">
            <text:p>Kiké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Espanyol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6-043</text:p>
          </table:table-cell>
          <table:table-cell office:value-type="float" office:value="7.4" table:style-name="ce1">
            <text:p>7.4</text:p>
          </table:table-cell>
          <table:table-cell office:value-type="float" office:value="8.35471778203677" table:style-name="ce1">
            <text:p>8.35471778203677</text:p>
          </table:table-cell>
          <table:table-cell office:value-type="float" office:value="7.78308362352442" table:style-name="ce1">
            <text:p>7.78308362352442</text:p>
          </table:table-cell>
          <table:table-cell office:value-type="float" office:value="7.9120219211619" table:style-name="ce1">
            <text:p>7.9120219211619</text:p>
          </table:table-cell>
          <table:table-cell office:value-type="float" office:value="8.19828276004485" table:style-name="ce1">
            <text:p>8.19828276004485</text:p>
          </table:table-cell>
          <table:table-cell office:value-type="float" office:value="7.7552031728993" table:style-name="ce1">
            <text:p>7.7552031728993</text:p>
          </table:table-cell>
          <table:table-cell office:value-type="float" office:value="8.62467891150593" table:style-name="ce1">
            <text:p>8.62467891150593</text:p>
          </table:table-cell>
          <table:table-cell office:value-type="float" office:value="8.4133214014288" table:style-name="ce1">
            <text:p>8.4133214014288</text:p>
          </table:table-cell>
          <table:table-cell office:value-type="float" office:value="10.9897811995107" table:style-name="ce1">
            <text:p>10.9897811995107</text:p>
          </table:table-cell>
          <table:table-cell office:value-type="float" office:value="10.6674068748615" table:style-name="ce1">
            <text:p>10.6674068748615</text:p>
          </table:table-cell>
        </table:table-row>
        <table:table-row table:style-name="ro1">
          <table:table-cell office:value-type="string" table:style-name="ce1">
            <text:p>Robert Lewandowski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7-139</text:p>
          </table:table-cell>
          <table:table-cell office:value-type="float" office:value="7.8" table:style-name="ce1">
            <text:p>7.8</text:p>
          </table:table-cell>
          <table:table-cell office:value-type="float" office:value="8.12230632880811" table:style-name="ce1">
            <text:p>8.12230632880811</text:p>
          </table:table-cell>
          <table:table-cell office:value-type="float" office:value="7.81692290548103" table:style-name="ce1">
            <text:p>7.81692290548103</text:p>
          </table:table-cell>
          <table:table-cell office:value-type="float" office:value="8.52653380872366" table:style-name="ce1">
            <text:p>8.52653380872366</text:p>
          </table:table-cell>
          <table:table-cell office:value-type="float" office:value="7.06897252666535" table:style-name="ce1">
            <text:p>7.06897252666535</text:p>
          </table:table-cell>
          <table:table-cell office:value-type="float" office:value="7.14442855801971" table:style-name="ce1">
            <text:p>7.14442855801971</text:p>
          </table:table-cell>
          <table:table-cell office:value-type="float" office:value="10.8428392739352" table:style-name="ce1">
            <text:p>10.8428392739352</text:p>
          </table:table-cell>
          <table:table-cell office:value-type="float" office:value="8.13719473677778" table:style-name="ce1">
            <text:p>8.13719473677778</text:p>
          </table:table-cell>
          <table:table-cell office:value-type="float" office:value="13.4213752731184" table:style-name="ce1">
            <text:p>13.4213752731184</text:p>
          </table:table-cell>
          <table:table-cell office:value-type="float" office:value="16.6677607185679" table:style-name="ce1">
            <text:p>16.6677607185679</text:p>
          </table:table-cell>
        </table:table-row>
        <table:table-row table:style-name="ro1">
          <table:table-cell office:value-type="string" table:style-name="ce1">
            <text:p>Adrián Liso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Getafe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0-280</text:p>
          </table:table-cell>
          <table:table-cell office:value-type="float" office:value="13.1" table:style-name="ce1">
            <text:p>13.1</text:p>
          </table:table-cell>
          <table:table-cell office:value-type="float" office:value="7.52417704143198" table:style-name="ce1">
            <text:p>7.52417704143198</text:p>
          </table:table-cell>
          <table:table-cell office:value-type="float" office:value="9.3160827344665" table:style-name="ce1">
            <text:p>9.3160827344665</text:p>
          </table:table-cell>
          <table:table-cell office:value-type="float" office:value="5.98799669399144" table:style-name="ce1">
            <text:p>5.98799669399144</text:p>
          </table:table-cell>
          <table:table-cell office:value-type="float" office:value="8.08219799242118" table:style-name="ce1">
            <text:p>8.08219799242118</text:p>
          </table:table-cell>
          <table:table-cell office:value-type="float" office:value="8.60135910545187" table:style-name="ce1">
            <text:p>8.60135910545187</text:p>
          </table:table-cell>
          <table:table-cell office:value-type="float" office:value="7.06101002749454" table:style-name="ce1">
            <text:p>7.06101002749454</text:p>
          </table:table-cell>
          <table:table-cell office:value-type="float" office:value="10.4629810025033" table:style-name="ce1">
            <text:p>10.4629810025033</text:p>
          </table:table-cell>
          <table:table-cell office:value-type="float" office:value="7.35754698071075" table:style-name="ce1">
            <text:p>7.35754698071075</text:p>
          </table:table-cell>
          <table:table-cell office:value-type="float" office:value="8.78240314142211" table:style-name="ce1">
            <text:p>8.78240314142211</text:p>
          </table:table-cell>
        </table:table-row>
        <table:table-row table:style-name="ro1">
          <table:table-cell office:value-type="string" table:style-name="ce1">
            <text:p>Toni Martínez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Alavés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8-191</text:p>
          </table:table-cell>
          <table:table-cell office:value-type="float" office:value="12.2" table:style-name="ce1">
            <text:p>12.2</text:p>
          </table:table-cell>
          <table:table-cell office:value-type="float" office:value="7.40139553718713" table:style-name="ce1">
            <text:p>7.40139553718713</text:p>
          </table:table-cell>
          <table:table-cell office:value-type="float" office:value="9.28055880163959" table:style-name="ce1">
            <text:p>9.28055880163959</text:p>
          </table:table-cell>
          <table:table-cell office:value-type="float" office:value="7.19926645886455" table:style-name="ce1">
            <text:p>7.19926645886455</text:p>
          </table:table-cell>
          <table:table-cell office:value-type="float" office:value="7.9667183402503" table:style-name="ce1">
            <text:p>7.9667183402503</text:p>
          </table:table-cell>
          <table:table-cell office:value-type="float" office:value="6.94647063353181" table:style-name="ce1">
            <text:p>6.94647063353181</text:p>
          </table:table-cell>
          <table:table-cell office:value-type="float" office:value="7.96559056726678" table:style-name="ce1">
            <text:p>7.96559056726678</text:p>
          </table:table-cell>
          <table:table-cell office:value-type="float" office:value="8.4133214014288" table:style-name="ce1">
            <text:p>8.4133214014288</text:p>
          </table:table-cell>
          <table:table-cell office:value-type="float" office:value="7.87304551538481" table:style-name="ce1">
            <text:p>7.87304551538481</text:p>
          </table:table-cell>
          <table:table-cell office:value-type="float" office:value="9.5186041783223" table:style-name="ce1">
            <text:p>9.5186041783223</text:p>
          </table:table-cell>
        </table:table-row>
        <table:table-row table:style-name="ro1">
          <table:table-cell office:value-type="string" table:style-name="ce1">
            <text:p>Borja Mayoral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Getaf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8-277</text:p>
          </table:table-cell>
          <table:table-cell office:value-type="float" office:value="11.6" table:style-name="ce1">
            <text:p>11.6</text:p>
          </table:table-cell>
          <table:table-cell office:value-type="float" office:value="7.34590750719251" table:style-name="ce1">
            <text:p>7.34590750719251</text:p>
          </table:table-cell>
          <table:table-cell office:value-type="float" office:value="11.3997011217331" table:style-name="ce1">
            <text:p>11.3997011217331</text:p>
          </table:table-cell>
          <table:table-cell office:value-type="float" office:value="7.08365850776452" table:style-name="ce1">
            <text:p>7.08365850776452</text:p>
          </table:table-cell>
          <table:table-cell office:value-type="float" office:value="9.74406315717475" table:style-name="ce1">
            <text:p>9.74406315717475</text:p>
          </table:table-cell>
          <table:table-cell office:value-type="float" office:value="6.18731389189493" table:style-name="ce1">
            <text:p>6.18731389189493</text:p>
          </table:table-cell>
          <table:table-cell office:value-type="float" office:value="11.6902860918116" table:style-name="ce1">
            <text:p>11.6902860918116</text:p>
          </table:table-cell>
          <table:table-cell office:value-type="float" office:value="7.26496831265123" table:style-name="ce1">
            <text:p>7.26496831265123</text:p>
          </table:table-cell>
          <table:table-cell office:value-type="float" office:value="7.65636076884444" table:style-name="ce1">
            <text:p>7.65636076884444</text:p>
          </table:table-cell>
          <table:table-cell office:value-type="float" office:value="10.8300014331737" table:style-name="ce1">
            <text:p>10.8300014331737</text:p>
          </table:table-cell>
        </table:table-row>
        <table:table-row table:style-name="ro1">
          <table:table-cell office:value-type="string" table:style-name="ce1">
            <text:p>Kylian Mbappé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Real Madrid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7-018</text:p>
          </table:table-cell>
          <table:table-cell office:value-type="float" office:value="17.4" table:style-name="ce1">
            <text:p>17.4</text:p>
          </table:table-cell>
          <table:table-cell office:value-type="float" office:value="11.0779097574873" table:style-name="ce1">
            <text:p>11.0779097574873</text:p>
          </table:table-cell>
          <table:table-cell office:value-type="float" office:value="17.7476462125743" table:style-name="ce1">
            <text:p>17.7476462125743</text:p>
          </table:table-cell>
          <table:table-cell office:value-type="float" office:value="17.8951555603236" table:style-name="ce1">
            <text:p>17.8951555603236</text:p>
          </table:table-cell>
          <table:table-cell office:value-type="float" office:value="18.075150780215" table:style-name="ce1">
            <text:p>18.075150780215</text:p>
          </table:table-cell>
          <table:table-cell office:value-type="float" office:value="18.0346466970854" table:style-name="ce1">
            <text:p>18.0346466970854</text:p>
          </table:table-cell>
          <table:table-cell office:value-type="float" office:value="11.2229015098381" table:style-name="ce1">
            <text:p>11.2229015098381</text:p>
          </table:table-cell>
          <table:table-cell office:value-type="float" office:value="17.7022094861868" table:style-name="ce1">
            <text:p>17.7022094861868</text:p>
          </table:table-cell>
          <table:table-cell office:value-type="float" office:value="13.2680385662317" table:style-name="ce1">
            <text:p>13.2680385662317</text:p>
          </table:table-cell>
          <table:table-cell office:value-type="float" office:value="18.5445249098717" table:style-name="ce1">
            <text:p>18.5445249098717</text:p>
          </table:table-cell>
        </table:table-row>
        <table:table-row table:style-name="ro1">
          <table:table-cell office:value-type="string" table:style-name="ce1">
            <text:p>Georges Mikautadze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Villarreal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068</text:p>
          </table:table-cell>
          <table:table-cell office:value-type="float" office:value="7.3" table:style-name="ce1">
            <text:p>7.3</text:p>
          </table:table-cell>
          <table:table-cell office:value-type="float" office:value="8.12808920664885" table:style-name="ce1">
            <text:p>8.12808920664885</text:p>
          </table:table-cell>
          <table:table-cell office:value-type="float" office:value="7.34910310805756" table:style-name="ce1">
            <text:p>7.34910310805756</text:p>
          </table:table-cell>
          <table:table-cell office:value-type="float" office:value="12.2585116470769" table:style-name="ce1">
            <text:p>12.2585116470769</text:p>
          </table:table-cell>
          <table:table-cell office:value-type="float" office:value="7.85188133521743" table:style-name="ce1">
            <text:p>7.85188133521743</text:p>
          </table:table-cell>
          <table:table-cell office:value-type="float" office:value="8.8170568588861" table:style-name="ce1">
            <text:p>8.8170568588861</text:p>
          </table:table-cell>
          <table:table-cell office:value-type="float" office:value="8.22715408780856" table:style-name="ce1">
            <text:p>8.22715408780856</text:p>
          </table:table-cell>
          <table:table-cell office:value-type="float" office:value="8.76230256624139" table:style-name="ce1">
            <text:p>8.76230256624139</text:p>
          </table:table-cell>
          <table:table-cell office:value-type="float" office:value="12.2137705394941" table:style-name="ce1">
            <text:p>12.2137705394941</text:p>
          </table:table-cell>
          <table:table-cell office:value-type="float" office:value="10.8300014331737" table:style-name="ce1">
            <text:p>10.8300014331737</text:p>
          </table:table-cell>
        </table:table-row>
        <table:table-row table:style-name="ro1">
          <table:table-cell office:value-type="string" table:style-name="ce1">
            <text:p>Pere Mill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Espanyol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3-106</text:p>
          </table:table-cell>
          <table:table-cell office:value-type="float" office:value="12.7" table:style-name="ce1">
            <text:p>12.7</text:p>
          </table:table-cell>
          <table:table-cell office:value-type="float" office:value="8.41315223282778" table:style-name="ce1">
            <text:p>8.41315223282778</text:p>
          </table:table-cell>
          <table:table-cell office:value-type="float" office:value="11.9437403867161" table:style-name="ce1">
            <text:p>11.9437403867161</text:p>
          </table:table-cell>
          <table:table-cell office:value-type="float" office:value="10.0410772086617" table:style-name="ce1">
            <text:p>10.0410772086617</text:p>
          </table:table-cell>
          <table:table-cell office:value-type="float" office:value="14.3205867246418" table:style-name="ce1">
            <text:p>14.3205867246418</text:p>
          </table:table-cell>
          <table:table-cell office:value-type="float" office:value="8.60135910545187" table:style-name="ce1">
            <text:p>8.60135910545187</text:p>
          </table:table-cell>
          <table:table-cell office:value-type="float" office:value="9.97528291446064" table:style-name="ce1">
            <text:p>9.97528291446064</text:p>
          </table:table-cell>
          <table:table-cell office:value-type="float" office:value="9.25609668682259" table:style-name="ce1">
            <text:p>9.25609668682259</text:p>
          </table:table-cell>
          <table:table-cell office:value-type="float" office:value="10.5836095956979" table:style-name="ce1">
            <text:p>10.5836095956979</text:p>
          </table:table-cell>
          <table:table-cell office:value-type="float" office:value="14.1903509913315" table:style-name="ce1">
            <text:p>14.1903509913315</text:p>
          </table:table-cell>
        </table:table-row>
        <table:table-row table:style-name="ro1">
          <table:table-cell office:value-type="string" table:style-name="ce1">
            <text:p>Rafa Mir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Elche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8-203</text:p>
          </table:table-cell>
          <table:table-cell office:value-type="float" office:value="14.5" table:style-name="ce1">
            <text:p>14.5</text:p>
          </table:table-cell>
          <table:table-cell office:value-type="float" office:value="7.78956784696665" table:style-name="ce1">
            <text:p>7.78956784696665</text:p>
          </table:table-cell>
          <table:table-cell office:value-type="float" office:value="13.4326405527092" table:style-name="ce1">
            <text:p>13.4326405527092</text:p>
          </table:table-cell>
          <table:table-cell office:value-type="float" office:value="7.08365850776452" table:style-name="ce1">
            <text:p>7.08365850776452</text:p>
          </table:table-cell>
          <table:table-cell office:value-type="float" office:value="12.5359279941733" table:style-name="ce1">
            <text:p>12.5359279941733</text:p>
          </table:table-cell>
          <table:table-cell office:value-type="float" office:value="10.7794877487707" table:style-name="ce1">
            <text:p>10.7794877487707</text:p>
          </table:table-cell>
          <table:table-cell office:value-type="float" office:value="6.68075182296296" table:style-name="ce1">
            <text:p>6.68075182296296</text:p>
          </table:table-cell>
          <table:table-cell office:value-type="float" office:value="11.576993345126" table:style-name="ce1">
            <text:p>11.576993345126</text:p>
          </table:table-cell>
          <table:table-cell office:value-type="float" office:value="12.0008857698992" table:style-name="ce1">
            <text:p>12.0008857698992</text:p>
          </table:table-cell>
          <table:table-cell office:value-type="float" office:value="14.3130311217883" table:style-name="ce1">
            <text:p>14.3130311217883</text:p>
          </table:table-cell>
        </table:table-row>
        <table:table-row table:style-name="ro1">
          <table:table-cell office:value-type="string" table:style-name="ce1">
            <text:p>Víctor Muñoz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Osasun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2-178</text:p>
          </table:table-cell>
          <table:table-cell office:value-type="float" office:value="14.5" table:style-name="ce1">
            <text:p>14.5</text:p>
          </table:table-cell>
          <table:table-cell office:value-type="float" office:value="7.86938241348664" table:style-name="ce1">
            <text:p>7.86938241348664</text:p>
          </table:table-cell>
          <table:table-cell office:value-type="float" office:value="12.1766905411384" table:style-name="ce1">
            <text:p>12.1766905411384</text:p>
          </table:table-cell>
          <table:table-cell office:value-type="float" office:value="8.90169574803247" table:style-name="ce1">
            <text:p>8.90169574803247</text:p>
          </table:table-cell>
          <table:table-cell office:value-type="float" office:value="7.73772362120048" table:style-name="ce1">
            <text:p>7.73772362120048</text:p>
          </table:table-cell>
          <table:table-cell office:value-type="float" office:value="17.1691846044075" table:style-name="ce1">
            <text:p>17.1691846044075</text:p>
          </table:table-cell>
          <table:table-cell office:value-type="float" office:value="8.41574931646073" table:style-name="ce1">
            <text:p>8.41574931646073</text:p>
          </table:table-cell>
          <table:table-cell office:value-type="float" office:value="15.1089636271237" table:style-name="ce1">
            <text:p>15.1089636271237</text:p>
          </table:table-cell>
          <table:table-cell office:value-type="float" office:value="8.94232898776814" table:style-name="ce1">
            <text:p>8.94232898776814</text:p>
          </table:table-cell>
          <table:table-cell office:value-type="float" office:value="8.29866932383723" table:style-name="ce1">
            <text:p>8.29866932383723</text:p>
          </table:table-cell>
        </table:table-row>
        <table:table-row table:style-name="ro1">
          <table:table-cell office:value-type="string" table:style-name="ce1">
            <text:p>Vedat Muriqi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Mallorc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1-258</text:p>
          </table:table-cell>
          <table:table-cell office:value-type="float" office:value="15.1" table:style-name="ce1">
            <text:p>15.1</text:p>
          </table:table-cell>
          <table:table-cell office:value-type="float" office:value="7.33483457415989" table:style-name="ce1">
            <text:p>7.33483457415989</text:p>
          </table:table-cell>
          <table:table-cell office:value-type="float" office:value="11.3652275491952" table:style-name="ce1">
            <text:p>11.3652275491952</text:p>
          </table:table-cell>
          <table:table-cell office:value-type="float" office:value="6.41227972752696" table:style-name="ce1">
            <text:p>6.41227972752696</text:p>
          </table:table-cell>
          <table:table-cell office:value-type="float" office:value="9.26370544665573" table:style-name="ce1">
            <text:p>9.26370544665573</text:p>
          </table:table-cell>
          <table:table-cell office:value-type="float" office:value="8.60135910545187" table:style-name="ce1">
            <text:p>8.60135910545187</text:p>
          </table:table-cell>
          <table:table-cell office:value-type="float" office:value="10.381619488109" table:style-name="ce1">
            <text:p>10.381619488109</text:p>
          </table:table-cell>
          <table:table-cell office:value-type="float" office:value="9.682117615747" table:style-name="ce1">
            <text:p>9.682117615747</text:p>
          </table:table-cell>
          <table:table-cell office:value-type="float" office:value="11.1687630684037" table:style-name="ce1">
            <text:p>11.1687630684037</text:p>
          </table:table-cell>
          <table:table-cell office:value-type="float" office:value="16.6677607185679" table:style-name="ce1">
            <text:p>16.6677607185679</text:p>
          </table:table-cell>
        </table:table-row>
        <table:table-row table:style-name="ro1">
          <table:table-cell office:value-type="string" table:style-name="ce1">
            <text:p>Mikel Oyarzabal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Real Sociedad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8-261</text:p>
          </table:table-cell>
          <table:table-cell office:value-type="float" office:value="14.6" table:style-name="ce1">
            <text:p>14.6</text:p>
          </table:table-cell>
          <table:table-cell office:value-type="float" office:value="9.056963952352" table:style-name="ce1">
            <text:p>9.056963952352</text:p>
          </table:table-cell>
          <table:table-cell office:value-type="float" office:value="12.7272440095986" table:style-name="ce1">
            <text:p>12.7272440095986</text:p>
          </table:table-cell>
          <table:table-cell office:value-type="float" office:value="15.461957284447" table:style-name="ce1">
            <text:p>15.461957284447</text:p>
          </table:table-cell>
          <table:table-cell office:value-type="float" office:value="14.9109792159611" table:style-name="ce1">
            <text:p>14.9109792159611</text:p>
          </table:table-cell>
          <table:table-cell office:value-type="float" office:value="12.249615186961" table:style-name="ce1">
            <text:p>12.249615186961</text:p>
          </table:table-cell>
          <table:table-cell office:value-type="float" office:value="12.0202082698675" table:style-name="ce1">
            <text:p>12.0202082698675</text:p>
          </table:table-cell>
          <table:table-cell office:value-type="float" office:value="12.7616875550845" table:style-name="ce1">
            <text:p>12.7616875550845</text:p>
          </table:table-cell>
          <table:table-cell office:value-type="float" office:value="9.53422421300959" table:style-name="ce1">
            <text:p>9.53422421300959</text:p>
          </table:table-cell>
          <table:table-cell office:value-type="float" office:value="14.3735063302849" table:style-name="ce1">
            <text:p>14.3735063302849</text:p>
          </table:table-cell>
        </table:table-row>
        <table:table-row table:style-name="ro1">
          <table:table-cell office:value-type="string" table:style-name="ce1">
            <text:p>Nicolas Pépé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Villarreal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0-223</text:p>
          </table:table-cell>
          <table:table-cell office:value-type="float" office:value="11.1" table:style-name="ce1">
            <text:p>11.1</text:p>
          </table:table-cell>
          <table:table-cell office:value-type="float" office:value="9.94237110824438" table:style-name="ce1">
            <text:p>9.94237110824438</text:p>
          </table:table-cell>
          <table:table-cell office:value-type="float" office:value="15.2235732431712" table:style-name="ce1">
            <text:p>15.2235732431712</text:p>
          </table:table-cell>
          <table:table-cell office:value-type="float" office:value="14.3723585483246" table:style-name="ce1">
            <text:p>14.3723585483246</text:p>
          </table:table-cell>
          <table:table-cell office:value-type="float" office:value="15.7149880300841" table:style-name="ce1">
            <text:p>15.7149880300841</text:p>
          </table:table-cell>
          <table:table-cell office:value-type="float" office:value="16.7994417204023" table:style-name="ce1">
            <text:p>16.7994417204023</text:p>
          </table:table-cell>
          <table:table-cell office:value-type="float" office:value="9.99466400210098" table:style-name="ce1">
            <text:p>9.99466400210098</text:p>
          </table:table-cell>
          <table:table-cell office:value-type="float" office:value="15.0633368595732" table:style-name="ce1">
            <text:p>15.0633368595732</text:p>
          </table:table-cell>
          <table:table-cell office:value-type="float" office:value="8.94232898776814" table:style-name="ce1">
            <text:p>8.94232898776814</text:p>
          </table:table-cell>
          <table:table-cell office:value-type="float" office:value="10.8300014331737" table:style-name="ce1">
            <text:p>10.8300014331737</text:p>
          </table:table-cell>
        </table:table-row>
        <table:table-row table:style-name="ro1">
          <table:table-cell office:value-type="string" table:style-name="ce1">
            <text:p>Francisco Perez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Rayo Vallecano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3-120</text:p>
          </table:table-cell>
          <table:table-cell office:value-type="float" office:value="7.5" table:style-name="ce1">
            <text:p>7.5</text:p>
          </table:table-cell>
          <table:table-cell office:value-type="float" office:value="8.2382370404319" table:style-name="ce1">
            <text:p>8.2382370404319</text:p>
          </table:table-cell>
          <table:table-cell office:value-type="float" office:value="9.67196788846692" table:style-name="ce1">
            <text:p>9.67196788846692</text:p>
          </table:table-cell>
          <table:table-cell office:value-type="float" office:value="8.15593163065276" table:style-name="ce1">
            <text:p>8.15593163065276</text:p>
          </table:table-cell>
          <table:table-cell office:value-type="float" office:value="7.9667183402503" table:style-name="ce1">
            <text:p>7.9667183402503</text:p>
          </table:table-cell>
          <table:table-cell office:value-type="float" office:value="7.7552031728993" table:style-name="ce1">
            <text:p>7.7552031728993</text:p>
          </table:table-cell>
          <table:table-cell office:value-type="float" office:value="10.8428392739352" table:style-name="ce1">
            <text:p>10.8428392739352</text:p>
          </table:table-cell>
          <table:table-cell office:value-type="float" office:value="8.00033100811048" table:style-name="ce1">
            <text:p>8.00033100811048</text:p>
          </table:table-cell>
          <table:table-cell office:value-type="float" office:value="6.77808408425313" table:style-name="ce1">
            <text:p>6.77808408425313</text:p>
          </table:table-cell>
          <table:table-cell office:value-type="float" office:value="6.98526521466075" table:style-name="ce1">
            <text:p>6.98526521466075</text:p>
          </table:table-cell>
        </table:table-row>
        <table:table-row table:style-name="ro1">
          <table:table-cell office:value-type="string" table:style-name="ce1">
            <text:p>Javi Puado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Espanyol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7-227</text:p>
          </table:table-cell>
          <table:table-cell office:value-type="float" office:value="7.4" table:style-name="ce1">
            <text:p>7.4</text:p>
          </table:table-cell>
          <table:table-cell office:value-type="float" office:value="8.18020051836501" table:style-name="ce1">
            <text:p>8.18020051836501</text:p>
          </table:table-cell>
          <table:table-cell office:value-type="float" office:value="10.490010158424" table:style-name="ce1">
            <text:p>10.490010158424</text:p>
          </table:table-cell>
          <table:table-cell office:value-type="float" office:value="7.31584685009404" table:style-name="ce1">
            <text:p>7.31584685009404</text:p>
          </table:table-cell>
          <table:table-cell office:value-type="float" office:value="11.1753806327762" table:style-name="ce1">
            <text:p>11.1753806327762</text:p>
          </table:table-cell>
          <table:table-cell office:value-type="float" office:value="8.60135910545187" table:style-name="ce1">
            <text:p>8.60135910545187</text:p>
          </table:table-cell>
          <table:table-cell office:value-type="float" office:value="7.65242237044686" table:style-name="ce1">
            <text:p>7.65242237044686</text:p>
          </table:table-cell>
          <table:table-cell office:value-type="float" office:value="8.48280564547908" table:style-name="ce1">
            <text:p>8.48280564547908</text:p>
          </table:table-cell>
          <table:table-cell office:value-type="float" office:value="8.53664989490483" table:style-name="ce1">
            <text:p>8.53664989490483</text:p>
          </table:table-cell>
          <table:table-cell office:value-type="float" office:value="9.68307219776691" table:style-name="ce1">
            <text:p>9.68307219776691</text:p>
          </table:table-cell>
        </table:table-row>
        <table:table-row table:style-name="ro1">
          <table:table-cell office:value-type="string" table:style-name="ce1">
            <text:p>Raphinh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9-024</text:p>
          </table:table-cell>
          <table:table-cell office:value-type="float" office:value="8.5" table:style-name="ce1">
            <text:p>8.5</text:p>
          </table:table-cell>
          <table:table-cell office:value-type="float" office:value="9.87645276929789" table:style-name="ce1">
            <text:p>9.87645276929789</text:p>
          </table:table-cell>
          <table:table-cell office:value-type="float" office:value="14.9020886941401" table:style-name="ce1">
            <text:p>14.9020886941401</text:p>
          </table:table-cell>
          <table:table-cell office:value-type="float" office:value="15.8861380912494" table:style-name="ce1">
            <text:p>15.8861380912494</text:p>
          </table:table-cell>
          <table:table-cell office:value-type="float" office:value="13.8618276229733" table:style-name="ce1">
            <text:p>13.8618276229733</text:p>
          </table:table-cell>
          <table:table-cell office:value-type="float" office:value="11.6320106669406" table:style-name="ce1">
            <text:p>11.6320106669406</text:p>
          </table:table-cell>
          <table:table-cell office:value-type="float" office:value="8.22715408780856" table:style-name="ce1">
            <text:p>8.22715408780856</text:p>
          </table:table-cell>
          <table:table-cell office:value-type="float" office:value="12.9493610724798" table:style-name="ce1">
            <text:p>12.9493610724798</text:p>
          </table:table-cell>
          <table:table-cell office:value-type="float" office:value="9.12389063878831" table:style-name="ce1">
            <text:p>9.12389063878831</text:p>
          </table:table-cell>
          <table:table-cell office:value-type="float" office:value="14.7805161771549" table:style-name="ce1">
            <text:p>14.7805161771549</text:p>
          </table:table-cell>
        </table:table-row>
        <table:table-row table:style-name="ro1">
          <table:table-cell office:value-type="string" table:style-name="ce1">
            <text:p>Marcus Rashford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8-068</text:p>
          </table:table-cell>
          <table:table-cell office:value-type="float" office:value="12.3" table:style-name="ce1">
            <text:p>12.3</text:p>
          </table:table-cell>
          <table:table-cell office:value-type="float" office:value="10.682531615336" table:style-name="ce1">
            <text:p>10.682531615336</text:p>
          </table:table-cell>
          <table:table-cell office:value-type="float" office:value="16.6218509062083" table:style-name="ce1">
            <text:p>16.6218509062083</text:p>
          </table:table-cell>
          <table:table-cell office:value-type="float" office:value="17.3600481370627" table:style-name="ce1">
            <text:p>17.3600481370627</text:p>
          </table:table-cell>
          <table:table-cell office:value-type="float" office:value="13.6699542604271" table:style-name="ce1">
            <text:p>13.6699542604271</text:p>
          </table:table-cell>
          <table:table-cell office:value-type="float" office:value="16.7994417204023" table:style-name="ce1">
            <text:p>16.7994417204023</text:p>
          </table:table-cell>
          <table:table-cell office:value-type="float" office:value="6.66375913973069" table:style-name="ce1">
            <text:p>6.66375913973069</text:p>
          </table:table-cell>
          <table:table-cell office:value-type="float" office:value="17.1698222482611" table:style-name="ce1">
            <text:p>17.1698222482611</text:p>
          </table:table-cell>
          <table:table-cell office:value-type="float" office:value="11.1241199773937" table:style-name="ce1">
            <text:p>11.1241199773937</text:p>
          </table:table-cell>
          <table:table-cell office:value-type="float" office:value="10.0943046686614" table:style-name="ce1">
            <text:p>10.0943046686614</text:p>
          </table:table-cell>
        </table:table-row>
        <table:table-row table:style-name="ro1">
          <table:table-cell office:value-type="string" table:style-name="ce1">
            <text:p>Joel Roc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Giron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0-214</text:p>
          </table:table-cell>
          <table:table-cell office:value-type="float" office:value="8.5" table:style-name="ce1">
            <text:p>8.5</text:p>
          </table:table-cell>
          <table:table-cell office:value-type="float" office:value="8.05879279793131" table:style-name="ce1">
            <text:p>8.05879279793131</text:p>
          </table:table-cell>
          <table:table-cell office:value-type="float" office:value="9.9569969776694" table:style-name="ce1">
            <text:p>9.9569969776694</text:p>
          </table:table-cell>
          <table:table-cell office:value-type="float" office:value="6.96905779595626" table:style-name="ce1">
            <text:p>6.96905779595626</text:p>
          </table:table-cell>
          <table:table-cell office:value-type="float" office:value="8.78641343346922" table:style-name="ce1">
            <text:p>8.78641343346922</text:p>
          </table:table-cell>
          <table:table-cell office:value-type="float" office:value="12.249615186961" table:style-name="ce1">
            <text:p>12.249615186961</text:p>
          </table:table-cell>
          <table:table-cell office:value-type="float" office:value="8.24595112389564" table:style-name="ce1">
            <text:p>8.24595112389564</text:p>
          </table:table-cell>
          <table:table-cell office:value-type="float" office:value="11.7805582268584" table:style-name="ce1">
            <text:p>11.7805582268584</text:p>
          </table:table-cell>
          <table:table-cell office:value-type="float" office:value="8.04815547001797" table:style-name="ce1">
            <text:p>8.04815547001797</text:p>
          </table:table-cell>
          <table:table-cell office:value-type="float" office:value="7.05952144477197" table:style-name="ce1">
            <text:p>7.05952144477197</text:p>
          </table:table-cell>
        </table:table-row>
        <table:table-row table:style-name="ro1">
          <table:table-cell office:value-type="string" table:style-name="ce1">
            <text:p>Álvaro Rodríguez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Elch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1-177</text:p>
          </table:table-cell>
          <table:table-cell office:value-type="float" office:value="9.4" table:style-name="ce1">
            <text:p>9.4</text:p>
          </table:table-cell>
          <table:table-cell office:value-type="float" office:value="8.86683261310855" table:style-name="ce1">
            <text:p>8.86683261310855</text:p>
          </table:table-cell>
          <table:table-cell office:value-type="float" office:value="9.24505118736908" table:style-name="ce1">
            <text:p>9.24505118736908</text:p>
          </table:table-cell>
          <table:table-cell office:value-type="float" office:value="14.4645427524457" table:style-name="ce1">
            <text:p>14.4645427524457</text:p>
          </table:table-cell>
          <table:table-cell office:value-type="float" office:value="8.90529696704649" table:style-name="ce1">
            <text:p>8.90529696704649</text:p>
          </table:table-cell>
          <table:table-cell office:value-type="float" office:value="9.90789100194366" table:style-name="ce1">
            <text:p>9.90789100194366</text:p>
          </table:table-cell>
          <table:table-cell office:value-type="float" office:value="11.9474245374512" table:style-name="ce1">
            <text:p>11.9474245374512</text:p>
          </table:table-cell>
          <table:table-cell office:value-type="float" office:value="10.5336287557186" table:style-name="ce1">
            <text:p>10.5336287557186</text:p>
          </table:table-cell>
          <table:table-cell office:value-type="float" office:value="10.1740250155915" table:style-name="ce1">
            <text:p>10.1740250155915</text:p>
          </table:table-cell>
          <table:table-cell office:value-type="float" office:value="10.4224193506158" table:style-name="ce1">
            <text:p>10.4224193506158</text:p>
          </table:table-cell>
        </table:table-row>
        <table:table-row table:style-name="ro1">
          <table:table-cell office:value-type="string" table:style-name="ce1">
            <text:p>Isaac Romero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Sevill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234</text:p>
          </table:table-cell>
          <table:table-cell office:value-type="float" office:value="8.3" table:style-name="ce1">
            <text:p>8.3</text:p>
          </table:table-cell>
          <table:table-cell office:value-type="float" office:value="7.74411157535774" table:style-name="ce1">
            <text:p>7.74411157535774</text:p>
          </table:table-cell>
          <table:table-cell office:value-type="float" office:value="8.50515172178" table:style-name="ce1">
            <text:p>8.50515172178</text:p>
          </table:table-cell>
          <table:table-cell office:value-type="float" office:value="6.19767370907475" table:style-name="ce1">
            <text:p>6.19767370907475</text:p>
          </table:table-cell>
          <table:table-cell office:value-type="float" office:value="7.5115879511309" table:style-name="ce1">
            <text:p>7.5115879511309</text:p>
          </table:table-cell>
          <table:table-cell office:value-type="float" office:value="8.8170568588861" table:style-name="ce1">
            <text:p>8.8170568588861</text:p>
          </table:table-cell>
          <table:table-cell office:value-type="float" office:value="5.0687063828177" table:style-name="ce1">
            <text:p>5.0687063828177</text:p>
          </table:table-cell>
          <table:table-cell office:value-type="float" office:value="8.06865627471734" table:style-name="ce1">
            <text:p>8.06865627471734</text:p>
          </table:table-cell>
          <table:table-cell office:value-type="float" office:value="9.21489165262771" table:style-name="ce1">
            <text:p>9.21489165262771</text:p>
          </table:table-cell>
          <table:table-cell office:value-type="float" office:value="10.9918850374959" table:style-name="ce1">
            <text:p>10.9918850374959</text:p>
          </table:table-cell>
        </table:table-row>
        <table:table-row table:style-name="ro1">
          <table:table-cell office:value-type="string" table:style-name="ce1">
            <text:p>Iván Romero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Levant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272</text:p>
          </table:table-cell>
          <table:table-cell office:value-type="float" office:value="11.7" table:style-name="ce1">
            <text:p>11.7</text:p>
          </table:table-cell>
          <table:table-cell office:value-type="float" office:value="8.11652492196849" table:style-name="ce1">
            <text:p>8.11652492196849</text:p>
          </table:table-cell>
          <table:table-cell office:value-type="float" office:value="10.0638232547273" table:style-name="ce1">
            <text:p>10.0638232547273</text:p>
          </table:table-cell>
          <table:table-cell office:value-type="float" office:value="9.15368484416128" table:style-name="ce1">
            <text:p>9.15368484416128</text:p>
          </table:table-cell>
          <table:table-cell office:value-type="float" office:value="9.26370544665573" table:style-name="ce1">
            <text:p>9.26370544665573</text:p>
          </table:table-cell>
          <table:table-cell office:value-type="float" office:value="8.8170568588861" table:style-name="ce1">
            <text:p>8.8170568588861</text:p>
          </table:table-cell>
          <table:table-cell office:value-type="float" office:value="9.70384168104038" table:style-name="ce1">
            <text:p>9.70384168104038</text:p>
          </table:table-cell>
          <table:table-cell office:value-type="float" office:value="9.25609668682259" table:style-name="ce1">
            <text:p>9.25609668682259</text:p>
          </table:table-cell>
          <table:table-cell office:value-type="float" office:value="8.0042391686318" table:style-name="ce1">
            <text:p>8.0042391686318</text:p>
          </table:table-cell>
          <table:table-cell office:value-type="float" office:value="12.0196823653882" table:style-name="ce1">
            <text:p>12.0196823653882</text:p>
          </table:table-cell>
        </table:table-row>
        <table:table-row table:style-name="ro1">
          <table:table-cell office:value-type="string" table:style-name="ce1">
            <text:p>Salomón Rondón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Ovied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6-113</text:p>
          </table:table-cell>
          <table:table-cell office:value-type="float" office:value="11.5" table:style-name="ce1">
            <text:p>11.5</text:p>
          </table:table-cell>
          <table:table-cell office:value-type="float" office:value="7.50178209497052" table:style-name="ce1">
            <text:p>7.50178209497052</text:p>
          </table:table-cell>
          <table:table-cell office:value-type="float" office:value="9.42274103274111" table:style-name="ce1">
            <text:p>9.42274103274111</text:p>
          </table:table-cell>
          <table:table-cell office:value-type="float" office:value="6.09220820663215" table:style-name="ce1">
            <text:p>6.09220820663215</text:p>
          </table:table-cell>
          <table:table-cell office:value-type="float" office:value="9.38361684602404" table:style-name="ce1">
            <text:p>9.38361684602404</text:p>
          </table:table-cell>
          <table:table-cell office:value-type="float" office:value="7.34532855387706" table:style-name="ce1">
            <text:p>7.34532855387706</text:p>
          </table:table-cell>
          <table:table-cell office:value-type="float" office:value="9.87835396745806" table:style-name="ce1">
            <text:p>9.87835396745806</text:p>
          </table:table-cell>
          <table:table-cell office:value-type="float" office:value="7.72931584861149" table:style-name="ce1">
            <text:p>7.72931584861149</text:p>
          </table:table-cell>
          <table:table-cell office:value-type="float" office:value="6.57765816798849" table:style-name="ce1">
            <text:p>6.57765816798849</text:p>
          </table:table-cell>
          <table:table-cell office:value-type="float" office:value="9.27228338491816" table:style-name="ce1">
            <text:p>9.27228338491816</text:p>
          </table:table-cell>
        </table:table-row>
        <table:table-row table:style-name="ro1">
          <table:table-cell office:value-type="string" table:style-name="ce1">
            <text:p>Alexis Sánchez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Sevill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7-019</text:p>
          </table:table-cell>
          <table:table-cell office:value-type="float" office:value="7.8" table:style-name="ce1">
            <text:p>7.8</text:p>
          </table:table-cell>
          <table:table-cell office:value-type="float" office:value="8.93210275355991" table:style-name="ce1">
            <text:p>8.93210275355991</text:p>
          </table:table-cell>
          <table:table-cell office:value-type="float" office:value="10.7724439957629" table:style-name="ce1">
            <text:p>10.7724439957629</text:p>
          </table:table-cell>
          <table:table-cell office:value-type="float" office:value="9.53347845803276" table:style-name="ce1">
            <text:p>9.53347845803276</text:p>
          </table:table-cell>
          <table:table-cell office:value-type="float" office:value="12.5359279941733" table:style-name="ce1">
            <text:p>12.5359279941733</text:p>
          </table:table-cell>
          <table:table-cell office:value-type="float" office:value="7.96377278318606" table:style-name="ce1">
            <text:p>7.96377278318606</text:p>
          </table:table-cell>
          <table:table-cell office:value-type="float" office:value="5.91194846282178" table:style-name="ce1">
            <text:p>5.91194846282178</text:p>
          </table:table-cell>
          <table:table-cell office:value-type="float" office:value="7.72931584861149" table:style-name="ce1">
            <text:p>7.72931584861149</text:p>
          </table:table-cell>
          <table:table-cell office:value-type="float" office:value="7.23124464559421" table:style-name="ce1">
            <text:p>7.23124464559421</text:p>
          </table:table-cell>
          <table:table-cell office:value-type="float" office:value="8.13928375676352" table:style-name="ce1">
            <text:p>8.13928375676352</text:p>
          </table:table-cell>
        </table:table-row>
        <table:table-row table:style-name="ro1">
          <table:table-cell office:value-type="string" table:style-name="ce1">
            <text:p>André Silv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Elch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0-062</text:p>
          </table:table-cell>
          <table:table-cell office:value-type="float" office:value="8.6" table:style-name="ce1">
            <text:p>8.6</text:p>
          </table:table-cell>
          <table:table-cell office:value-type="float" office:value="8.25567503362148" table:style-name="ce1">
            <text:p>8.25567503362148</text:p>
          </table:table-cell>
          <table:table-cell office:value-type="float" office:value="10.6667375679762" table:style-name="ce1">
            <text:p>10.6667375679762</text:p>
          </table:table-cell>
          <table:table-cell office:value-type="float" office:value="7.55177882218376" table:style-name="ce1">
            <text:p>7.55177882218376</text:p>
          </table:table-cell>
          <table:table-cell office:value-type="float" office:value="11.057857136477" table:style-name="ce1">
            <text:p>11.057857136477</text:p>
          </table:table-cell>
          <table:table-cell office:value-type="float" office:value="7.7552031728993" table:style-name="ce1">
            <text:p>7.7552031728993</text:p>
          </table:table-cell>
          <table:table-cell office:value-type="float" office:value="11.3359350370868" table:style-name="ce1">
            <text:p>11.3359350370868</text:p>
          </table:table-cell>
          <table:table-cell office:value-type="float" office:value="8.5524543537891" table:style-name="ce1">
            <text:p>8.5524543537891</text:p>
          </table:table-cell>
          <table:table-cell office:value-type="float" office:value="9.12389063878831" table:style-name="ce1">
            <text:p>9.12389063878831</text:p>
          </table:table-cell>
          <table:table-cell office:value-type="float" office:value="11.7869978233222" table:style-name="ce1">
            <text:p>11.7869978233222</text:p>
          </table:table-cell>
        </table:table-row>
        <table:table-row table:style-name="ro1">
          <table:table-cell office:value-type="string" table:style-name="ce1">
            <text:p>Alexander Sørloth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Atlético Madrid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0-033</text:p>
          </table:table-cell>
          <table:table-cell office:value-type="float" office:value="10" table:style-name="ce1">
            <text:p>10</text:p>
          </table:table-cell>
          <table:table-cell office:value-type="float" office:value="8.01271651365805" table:style-name="ce1">
            <text:p>8.01271651365805</text:p>
          </table:table-cell>
          <table:table-cell office:value-type="float" office:value="8.99705010474804" table:style-name="ce1">
            <text:p>8.99705010474804</text:p>
          </table:table-cell>
          <table:table-cell office:value-type="float" office:value="6.74301013914496" table:style-name="ce1">
            <text:p>6.74301013914496</text:p>
          </table:table-cell>
          <table:table-cell office:value-type="float" office:value="9.14398600496933" table:style-name="ce1">
            <text:p>9.14398600496933</text:p>
          </table:table-cell>
          <table:table-cell office:value-type="float" office:value="10.345049168492" table:style-name="ce1">
            <text:p>10.345049168492</text:p>
          </table:table-cell>
          <table:table-cell office:value-type="float" office:value="7.92848185423246" table:style-name="ce1">
            <text:p>7.92848185423246</text:p>
          </table:table-cell>
          <table:table-cell office:value-type="float" office:value="10.0375869481643" table:style-name="ce1">
            <text:p>10.0375869481643</text:p>
          </table:table-cell>
          <table:table-cell office:value-type="float" office:value="12.0436915172105" table:style-name="ce1">
            <text:p>12.0436915172105</text:p>
          </table:table-cell>
          <table:table-cell office:value-type="float" office:value="12.697136214855" table:style-name="ce1">
            <text:p>12.697136214855</text:p>
          </table:table-cell>
        </table:table-row>
        <table:table-row table:style-name="ro1">
          <table:table-cell office:value-type="string" table:style-name="ce1">
            <text:p>Ferrán Torres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312</text:p>
          </table:table-cell>
          <table:table-cell office:value-type="float" office:value="12.7" table:style-name="ce1">
            <text:p>12.7</text:p>
          </table:table-cell>
          <table:table-cell office:value-type="float" office:value="8.17440461545684" table:style-name="ce1">
            <text:p>8.17440461545684</text:p>
          </table:table-cell>
          <table:table-cell office:value-type="float" office:value="10.5254054448884" table:style-name="ce1">
            <text:p>10.5254054448884</text:p>
          </table:table-cell>
          <table:table-cell office:value-type="float" office:value="9.53347845803276" table:style-name="ce1">
            <text:p>9.53347845803276</text:p>
          </table:table-cell>
          <table:table-cell office:value-type="float" office:value="9.98451181500692" table:style-name="ce1">
            <text:p>9.98451181500692</text:p>
          </table:table-cell>
          <table:table-cell office:value-type="float" office:value="7.14442855801971" table:style-name="ce1">
            <text:p>7.14442855801971</text:p>
          </table:table-cell>
          <table:table-cell office:value-type="float" office:value="6.81762496981881" table:style-name="ce1">
            <text:p>6.81762496981881</text:p>
          </table:table-cell>
          <table:table-cell office:value-type="float" office:value="10.2505528039003" table:style-name="ce1">
            <text:p>10.2505528039003</text:p>
          </table:table-cell>
          <table:table-cell office:value-type="float" office:value="12.6303512829599" table:style-name="ce1">
            <text:p>12.6303512829599</text:p>
          </table:table-cell>
          <table:table-cell office:value-type="float" office:value="17.4334787636658" table:style-name="ce1">
            <text:p>17.4334787636658</text:p>
          </table:table-cell>
        </table:table-row>
        <table:table-row table:style-name="ro1">
          <table:table-cell office:value-type="string" table:style-name="ce1">
            <text:p>Vladyslav Vanat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Giron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003</text:p>
          </table:table-cell>
          <table:table-cell office:value-type="float" office:value="12.1" table:style-name="ce1">
            <text:p>12.1</text:p>
          </table:table-cell>
          <table:table-cell office:value-type="float" office:value="7.41251759478108" table:style-name="ce1">
            <text:p>7.41251759478108</text:p>
          </table:table-cell>
          <table:table-cell office:value-type="float" office:value="8.9617138029823" table:style-name="ce1">
            <text:p>8.9617138029823</text:p>
          </table:table-cell>
          <table:table-cell office:value-type="float" office:value="7.4333634885642" table:style-name="ce1">
            <text:p>7.4333634885642</text:p>
          </table:table-cell>
          <table:table-cell office:value-type="float" office:value="7.5115879511309" table:style-name="ce1">
            <text:p>7.5115879511309</text:p>
          </table:table-cell>
          <table:table-cell office:value-type="float" office:value="7.54898570881685" table:style-name="ce1">
            <text:p>7.54898570881685</text:p>
          </table:table-cell>
          <table:table-cell office:value-type="float" office:value="10.8428392739352" table:style-name="ce1">
            <text:p>10.8428392739352</text:p>
          </table:table-cell>
          <table:table-cell office:value-type="float" office:value="7.66217105428062" table:style-name="ce1">
            <text:p>7.66217105428062</text:p>
          </table:table-cell>
          <table:table-cell office:value-type="float" office:value="8.26903180510636" table:style-name="ce1">
            <text:p>8.26903180510636</text:p>
          </table:table-cell>
          <table:table-cell office:value-type="float" office:value="11.8649022248797" table:style-name="ce1">
            <text:p>11.8649022248797</text:p>
          </table:table-cell>
        </table:table-row>
        <table:table-row table:style-name="ro1">
          <table:table-cell office:value-type="string" table:style-name="ce1">
            <text:p>Ruben Vargas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Sevill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7-155</text:p>
          </table:table-cell>
          <table:table-cell office:value-type="float" office:value="9.6" table:style-name="ce1">
            <text:p>9.6</text:p>
          </table:table-cell>
          <table:table-cell office:value-type="float" office:value="8.63038819578578" table:style-name="ce1">
            <text:p>8.63038819578578</text:p>
          </table:table-cell>
          <table:table-cell office:value-type="float" office:value="12.4709920317818" table:style-name="ce1">
            <text:p>12.4709920317818</text:p>
          </table:table-cell>
          <table:table-cell office:value-type="float" office:value="13.3764636960849" table:style-name="ce1">
            <text:p>13.3764636960849</text:p>
          </table:table-cell>
          <table:table-cell office:value-type="float" office:value="11.5247942822603" table:style-name="ce1">
            <text:p>11.5247942822603</text:p>
          </table:table-cell>
          <table:table-cell office:value-type="float" office:value="11.8403241305134" table:style-name="ce1">
            <text:p>11.8403241305134</text:p>
          </table:table-cell>
          <table:table-cell office:value-type="float" office:value="7.89144127865814" table:style-name="ce1">
            <text:p>7.89144127865814</text:p>
          </table:table-cell>
          <table:table-cell office:value-type="float" office:value="10.3214340261148" table:style-name="ce1">
            <text:p>10.3214340261148</text:p>
          </table:table-cell>
          <table:table-cell office:value-type="float" office:value="6.85925743190988" table:style-name="ce1">
            <text:p>6.85925743190988</text:p>
          </table:table-cell>
          <table:table-cell office:value-type="float" office:value="9.27228338491816" table:style-name="ce1">
            <text:p>9.27228338491816</text:p>
          </table:table-cell>
        </table:table-row>
        <table:table-row table:style-name="ro1">
          <table:table-cell office:value-type="string" table:style-name="ce1">
            <text:p>Federico Viñas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Ovied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7-191</text:p>
          </table:table-cell>
          <table:table-cell office:value-type="float" office:value="10.2" table:style-name="ce1">
            <text:p>10.2</text:p>
          </table:table-cell>
          <table:table-cell office:value-type="float" office:value="8.21500565864149" table:style-name="ce1">
            <text:p>8.21500565864149</text:p>
          </table:table-cell>
          <table:table-cell office:value-type="float" office:value="9.45831881904338" table:style-name="ce1">
            <text:p>9.45831881904338</text:p>
          </table:table-cell>
          <table:table-cell office:value-type="float" office:value="8.90169574803247" table:style-name="ce1">
            <text:p>8.90169574803247</text:p>
          </table:table-cell>
          <table:table-cell office:value-type="float" office:value="9.74406315717475" table:style-name="ce1">
            <text:p>9.74406315717475</text:p>
          </table:table-cell>
          <table:table-cell office:value-type="float" office:value="7.54898570881685" table:style-name="ce1">
            <text:p>7.54898570881685</text:p>
          </table:table-cell>
          <table:table-cell office:value-type="float" office:value="14.2267483173223" table:style-name="ce1">
            <text:p>14.2267483173223</text:p>
          </table:table-cell>
          <table:table-cell office:value-type="float" office:value="8.13719473677778" table:style-name="ce1">
            <text:p>8.13719473677778</text:p>
          </table:table-cell>
          <table:table-cell office:value-type="float" office:value="7.57042244496791" table:style-name="ce1">
            <text:p>7.57042244496791</text:p>
          </table:table-cell>
          <table:table-cell office:value-type="float" office:value="9.35432065079692" table:style-name="ce1">
            <text:p>9.35432065079692</text:p>
          </table:table-cell>
        </table:table-row>
        <table:table-row table:style-name="ro1">
          <table:table-cell office:value-type="string" table:style-name="ce1">
            <text:p>Jan Virgili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Mallorc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19-165</text:p>
          </table:table-cell>
          <table:table-cell office:value-type="float" office:value="9.4" table:style-name="ce1">
            <text:p>9.4</text:p>
          </table:table-cell>
          <table:table-cell office:value-type="float" office:value="9.12248736543793" table:style-name="ce1">
            <text:p>9.12248736543793</text:p>
          </table:table-cell>
          <table:table-cell office:value-type="float" office:value="10.6667375679762" table:style-name="ce1">
            <text:p>10.6667375679762</text:p>
          </table:table-cell>
          <table:table-cell office:value-type="float" office:value="14.183860337264" table:style-name="ce1">
            <text:p>14.183860337264</text:p>
          </table:table-cell>
          <table:table-cell office:value-type="float" office:value="9.62383985650368" table:style-name="ce1">
            <text:p>9.62383985650368</text:p>
          </table:table-cell>
          <table:table-cell office:value-type="float" office:value="13.762613644901" table:style-name="ce1">
            <text:p>13.762613644901</text:p>
          </table:table-cell>
          <table:table-cell office:value-type="float" office:value="9.35514391046614" table:style-name="ce1">
            <text:p>9.35514391046614</text:p>
          </table:table-cell>
          <table:table-cell office:value-type="float" office:value="12.7616875550845" table:style-name="ce1">
            <text:p>12.7616875550845</text:p>
          </table:table-cell>
          <table:table-cell office:value-type="float" office:value="7.78606601796446" table:style-name="ce1">
            <text:p>7.78606601796446</text:p>
          </table:table-cell>
          <table:table-cell office:value-type="float" office:value="6.47813382752677" table:style-name="ce1">
            <text:p>6.47813382752677</text:p>
          </table:table-cell>
        </table:table-row>
        <table:table-row table:style-name="ro1">
          <table:table-cell office:value-type="string" table:style-name="ce1">
            <text:p>Iñaki Williams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Athletic Club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1-206</text:p>
          </table:table-cell>
          <table:table-cell office:value-type="float" office:value="9.5" table:style-name="ce1">
            <text:p>9.5</text:p>
          </table:table-cell>
          <table:table-cell office:value-type="float" office:value="8.21500565864149" table:style-name="ce1">
            <text:p>8.21500565864149</text:p>
          </table:table-cell>
          <table:table-cell office:value-type="float" office:value="9.20956102974101" table:style-name="ce1">
            <text:p>9.20956102974101</text:p>
          </table:table-cell>
          <table:table-cell office:value-type="float" office:value="6.96905779595626" table:style-name="ce1">
            <text:p>6.96905779595626</text:p>
          </table:table-cell>
          <table:table-cell office:value-type="float" office:value="9.0245021002259" table:style-name="ce1">
            <text:p>9.0245021002259</text:p>
          </table:table-cell>
          <table:table-cell office:value-type="float" office:value="9.03392498229655" table:style-name="ce1">
            <text:p>9.03392498229655</text:p>
          </table:table-cell>
          <table:table-cell office:value-type="float" office:value="4.74479801493405" table:style-name="ce1">
            <text:p>4.74479801493405</text:p>
          </table:table-cell>
          <table:table-cell office:value-type="float" office:value="11.4401629473906" table:style-name="ce1">
            <text:p>11.4401629473906</text:p>
          </table:table-cell>
          <table:table-cell office:value-type="float" office:value="9.1693747818305" table:style-name="ce1">
            <text:p>9.1693747818305</text:p>
          </table:table-cell>
          <table:table-cell office:value-type="float" office:value="8.13928375676352" table:style-name="ce1">
            <text:p>8.13928375676352</text:p>
          </table:table-cell>
        </table:table-row>
        <table:table-row table:style-name="ro1">
          <table:table-cell office:value-type="string" table:style-name="ce1">
            <text:p>Nico Williams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Athletic Club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179</text:p>
          </table:table-cell>
          <table:table-cell office:value-type="float" office:value="11.7" table:style-name="ce1">
            <text:p>11.7</text:p>
          </table:table-cell>
          <table:table-cell office:value-type="float" office:value="9.52290105647948" table:style-name="ce1">
            <text:p>9.52290105647948</text:p>
          </table:table-cell>
          <table:table-cell office:value-type="float" office:value="13.6373258156141" table:style-name="ce1">
            <text:p>13.6373258156141</text:p>
          </table:table-cell>
          <table:table-cell office:value-type="float" office:value="15.9521627210062" table:style-name="ce1">
            <text:p>15.9521627210062</text:p>
          </table:table-cell>
          <table:table-cell office:value-type="float" office:value="12.6441072822263" table:style-name="ce1">
            <text:p>12.6441072822263</text:p>
          </table:table-cell>
          <table:table-cell office:value-type="float" office:value="17.3573040521539" table:style-name="ce1">
            <text:p>17.3573040521539</text:p>
          </table:table-cell>
          <table:table-cell office:value-type="float" office:value="8.87328489728098" table:style-name="ce1">
            <text:p>8.87328489728098</text:p>
          </table:table-cell>
          <table:table-cell office:value-type="float" office:value="16.3440933148485" table:style-name="ce1">
            <text:p>16.3440933148485</text:p>
          </table:table-cell>
          <table:table-cell office:value-type="float" office:value="7.96041404791567" table:style-name="ce1">
            <text:p>7.96041404791567</text:p>
          </table:table-cell>
          <table:table-cell office:value-type="float" office:value="10.9918850374959" table:style-name="ce1">
            <text:p>10.9918850374959</text:p>
          </table:table-cell>
        </table:table-row>
        <table:table-row table:style-name="ro1">
          <table:table-cell office:value-type="string" table:style-name="ce1">
            <text:p>Lamine Yamal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18-178</text:p>
          </table:table-cell>
          <table:table-cell office:value-type="float" office:value="14" table:style-name="ce1">
            <text:p>14</text:p>
          </table:table-cell>
          <table:table-cell office:value-type="float" office:value="11.2533505051929" table:style-name="ce1">
            <text:p>11.2533505051929</text:p>
          </table:table-cell>
          <table:table-cell office:value-type="float" office:value="18.1367307372068" table:style-name="ce1">
            <text:p>18.1367307372068</text:p>
          </table:table-cell>
          <table:table-cell office:value-type="float" office:value="18.3078124210614" table:style-name="ce1">
            <text:p>18.3078124210614</text:p>
          </table:table-cell>
          <table:table-cell office:value-type="float" office:value="17.7825873068377" table:style-name="ce1">
            <text:p>17.7825873068377</text:p>
          </table:table-cell>
          <table:table-cell office:value-type="float" office:value="18.476636226426" table:style-name="ce1">
            <text:p>18.476636226426</text:p>
          </table:table-cell>
          <table:table-cell office:value-type="float" office:value="10.90013736336" table:style-name="ce1">
            <text:p>10.90013736336</text:p>
          </table:table-cell>
          <table:table-cell office:value-type="float" office:value="17.8712657701793" table:style-name="ce1">
            <text:p>17.8712657701793</text:p>
          </table:table-cell>
          <table:table-cell office:value-type="float" office:value="11.0346268092539" table:style-name="ce1">
            <text:p>11.0346268092539</text:p>
          </table:table-cell>
          <table:table-cell office:value-type="float" office:value="14.5514475171871" table:style-name="ce1">
            <text:p>14.5514475171871</text:p>
          </table:table-cell>
        </table:table-row>
        <table:table-row table:style-name="ro1">
          <table:table-cell office:value-type="string" table:style-name="ce1">
            <text:p>Bryan Zaragoz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Celta Vigo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120</text:p>
          </table:table-cell>
          <table:table-cell office:value-type="float" office:value="9.8" table:style-name="ce1">
            <text:p>9.8</text:p>
          </table:table-cell>
          <table:table-cell office:value-type="float" office:value="8.99746670802966" table:style-name="ce1">
            <text:p>8.99746670802966</text:p>
          </table:table-cell>
          <table:table-cell office:value-type="float" office:value="11.7753580826596" table:style-name="ce1">
            <text:p>11.7753580826596</text:p>
          </table:table-cell>
          <table:table-cell office:value-type="float" office:value="12.1410135080579" table:style-name="ce1">
            <text:p>12.1410135080579</text:p>
          </table:table-cell>
          <table:table-cell office:value-type="float" office:value="11.1753806327762" table:style-name="ce1">
            <text:p>11.1753806327762</text:p>
          </table:table-cell>
          <table:table-cell office:value-type="float" office:value="15.1716196356384" table:style-name="ce1">
            <text:p>15.1716196356384</text:p>
          </table:table-cell>
          <table:table-cell office:value-type="float" office:value="7.23771427701823" table:style-name="ce1">
            <text:p>7.23771427701823</text:p>
          </table:table-cell>
          <table:table-cell office:value-type="float" office:value="14.0041126626569" table:style-name="ce1">
            <text:p>14.0041126626569</text:p>
          </table:table-cell>
          <table:table-cell office:value-type="float" office:value="8.09216088742641" table:style-name="ce1">
            <text:p>8.09216088742641</text:p>
          </table:table-cell>
          <table:table-cell office:value-type="float" office:value="6.06248827246562" table:style-name="ce1">
            <text:p>6.06248827246562</text:p>
          </table:table-cell>
        </table:table-row>
        <table:table-row table:style-name="ro1">
          <table:table-cell office:value-type="string" table:style-name="ce1">
            <text:p>Che Adams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Torino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9-178</text:p>
          </table:table-cell>
          <table:table-cell office:value-type="float" office:value="10.8" table:style-name="ce1">
            <text:p>10.8</text:p>
          </table:table-cell>
          <table:table-cell office:value-type="float" office:value="8.1775102114299" table:style-name="ce1">
            <text:p>8.1775102114299</text:p>
          </table:table-cell>
          <table:table-cell office:value-type="float" office:value="11.1472255333209" table:style-name="ce1">
            <text:p>11.1472255333209</text:p>
          </table:table-cell>
          <table:table-cell office:value-type="float" office:value="9.20279259547116" table:style-name="ce1">
            <text:p>9.20279259547116</text:p>
          </table:table-cell>
          <table:table-cell office:value-type="float" office:value="10.8795281274102" table:style-name="ce1">
            <text:p>10.8795281274102</text:p>
          </table:table-cell>
          <table:table-cell office:value-type="float" office:value="8.64750373584592" table:style-name="ce1">
            <text:p>8.64750373584592</text:p>
          </table:table-cell>
          <table:table-cell office:value-type="float" office:value="9.93134942865687" table:style-name="ce1">
            <text:p>9.93134942865687</text:p>
          </table:table-cell>
          <table:table-cell office:value-type="float" office:value="10.7318954341719" table:style-name="ce1">
            <text:p>10.7318954341719</text:p>
          </table:table-cell>
          <table:table-cell office:value-type="float" office:value="9.53944984264386" table:style-name="ce1">
            <text:p>9.53944984264386</text:p>
          </table:table-cell>
          <table:table-cell office:value-type="float" office:value="9.98314382435569" table:style-name="ce1">
            <text:p>9.98314382435569</text:p>
          </table:table-cell>
        </table:table-row>
        <table:table-row table:style-name="ro1">
          <table:table-cell office:value-type="string" table:style-name="ce1">
            <text:p>Lameck Banda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Lecce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343</text:p>
          </table:table-cell>
          <table:table-cell office:value-type="float" office:value="7.5" table:style-name="ce1">
            <text:p>7.5</text:p>
          </table:table-cell>
          <table:table-cell office:value-type="float" office:value="8.06727474163524" table:style-name="ce1">
            <text:p>8.06727474163524</text:p>
          </table:table-cell>
          <table:table-cell office:value-type="float" office:value="8.83258376985734" table:style-name="ce1">
            <text:p>8.83258376985734</text:p>
          </table:table-cell>
          <table:table-cell office:value-type="float" office:value="8.32329435944052" table:style-name="ce1">
            <text:p>8.32329435944052</text:p>
          </table:table-cell>
          <table:table-cell office:value-type="float" office:value="6.99785489133065" table:style-name="ce1">
            <text:p>6.99785489133065</text:p>
          </table:table-cell>
          <table:table-cell office:value-type="float" office:value="8.86435866606896" table:style-name="ce1">
            <text:p>8.86435866606896</text:p>
          </table:table-cell>
          <table:table-cell office:value-type="float" office:value="7.42029373015635" table:style-name="ce1">
            <text:p>7.42029373015635</text:p>
          </table:table-cell>
          <table:table-cell office:value-type="float" office:value="9.02146311080101" table:style-name="ce1">
            <text:p>9.02146311080101</text:p>
          </table:table-cell>
          <table:table-cell office:value-type="float" office:value="7.95915362503194" table:style-name="ce1">
            <text:p>7.95915362503194</text:p>
          </table:table-cell>
          <table:table-cell office:value-type="float" office:value="7.78738897435408" table:style-name="ce1">
            <text:p>7.78738897435408</text:p>
          </table:table-cell>
        </table:table-row>
        <table:table-row table:style-name="ro1">
          <table:table-cell office:value-type="string" table:style-name="ce1">
            <text:p>Domenico Berard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Sassuol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1-159</text:p>
          </table:table-cell>
          <table:table-cell office:value-type="float" office:value="9.9" table:style-name="ce1">
            <text:p>9.9</text:p>
          </table:table-cell>
          <table:table-cell office:value-type="float" office:value="8.77753119692311" table:style-name="ce1">
            <text:p>8.77753119692311</text:p>
          </table:table-cell>
          <table:table-cell office:value-type="float" office:value="12.859091973468" table:style-name="ce1">
            <text:p>12.859091973468</text:p>
          </table:table-cell>
          <table:table-cell office:value-type="float" office:value="12.7870134498032" table:style-name="ce1">
            <text:p>12.7870134498032</text:p>
          </table:table-cell>
          <table:table-cell office:value-type="float" office:value="13.7432909249144" table:style-name="ce1">
            <text:p>13.7432909249144</text:p>
          </table:table-cell>
          <table:table-cell office:value-type="float" office:value="8.00649688610015" table:style-name="ce1">
            <text:p>8.00649688610015</text:p>
          </table:table-cell>
          <table:table-cell office:value-type="float" office:value="6.7165927662192" table:style-name="ce1">
            <text:p>6.7165927662192</text:p>
          </table:table-cell>
          <table:table-cell office:value-type="float" office:value="9.37702036218175" table:style-name="ce1">
            <text:p>9.37702036218175</text:p>
          </table:table-cell>
          <table:table-cell office:value-type="float" office:value="8.58244737288179" table:style-name="ce1">
            <text:p>8.58244737288179</text:p>
          </table:table-cell>
          <table:table-cell office:value-type="float" office:value="10.8881022992315" table:style-name="ce1">
            <text:p>10.8881022992315</text:p>
          </table:table-cell>
        </table:table-row>
        <table:table-row table:style-name="ro1">
          <table:table-cell office:value-type="string" table:style-name="ce1">
            <text:p>Federico Bonazzol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Cremones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8-231</text:p>
          </table:table-cell>
          <table:table-cell office:value-type="float" office:value="10.5" table:style-name="ce1">
            <text:p>10.5</text:p>
          </table:table-cell>
          <table:table-cell office:value-type="float" office:value="8.04413791266048" table:style-name="ce1">
            <text:p>8.04413791266048</text:p>
          </table:table-cell>
          <table:table-cell office:value-type="float" office:value="12.2087686998274" table:style-name="ce1">
            <text:p>12.2087686998274</text:p>
          </table:table-cell>
          <table:table-cell office:value-type="float" office:value="8.82329845806701" table:style-name="ce1">
            <text:p>8.82329845806701</text:p>
          </table:table-cell>
          <table:table-cell office:value-type="float" office:value="10.998564555472" table:style-name="ce1">
            <text:p>10.998564555472</text:p>
          </table:table-cell>
          <table:table-cell office:value-type="float" office:value="8.21833027418441" table:style-name="ce1">
            <text:p>8.21833027418441</text:p>
          </table:table-cell>
          <table:table-cell office:value-type="float" office:value="6.63143822859622" table:style-name="ce1">
            <text:p>6.63143822859622</text:p>
          </table:table-cell>
          <table:table-cell office:value-type="float" office:value="8.38877397265745" table:style-name="ce1">
            <text:p>8.38877397265745</text:p>
          </table:table-cell>
          <table:table-cell office:value-type="float" office:value="9.21856670662573" table:style-name="ce1">
            <text:p>9.21856670662573</text:p>
          </table:table-cell>
          <table:table-cell office:value-type="float" office:value="11.9285551338115" table:style-name="ce1">
            <text:p>11.9285551338115</text:p>
          </table:table-cell>
        </table:table-row>
        <table:table-row table:style-name="ro1">
          <table:table-cell office:value-type="string" table:style-name="ce1">
            <text:p>Gennaro Borrell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Cagliari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303</text:p>
          </table:table-cell>
          <table:table-cell office:value-type="float" office:value="9.4" table:style-name="ce1">
            <text:p>9.4</text:p>
          </table:table-cell>
          <table:table-cell office:value-type="float" office:value="7.66624257872871" table:style-name="ce1">
            <text:p>7.66624257872871</text:p>
          </table:table-cell>
          <table:table-cell office:value-type="float" office:value="7.92708274581165" table:style-name="ce1">
            <text:p>7.92708274581165</text:p>
          </table:table-cell>
          <table:table-cell office:value-type="float" office:value="6.23092303154833" table:style-name="ce1">
            <text:p>6.23092303154833</text:p>
          </table:table-cell>
          <table:table-cell office:value-type="float" office:value="7.43937632163786" table:style-name="ce1">
            <text:p>7.43937632163786</text:p>
          </table:table-cell>
          <table:table-cell office:value-type="float" office:value="7.18275703740823" table:style-name="ce1">
            <text:p>7.18275703740823</text:p>
          </table:table-cell>
          <table:table-cell office:value-type="float" office:value="6.63143822859622" table:style-name="ce1">
            <text:p>6.63143822859622</text:p>
          </table:table-cell>
          <table:table-cell office:value-type="float" office:value="7.77078213535297" table:style-name="ce1">
            <text:p>7.77078213535297</text:p>
          </table:table-cell>
          <table:table-cell office:value-type="float" office:value="7.35456942144499" table:style-name="ce1">
            <text:p>7.35456942144499</text:p>
          </table:table-cell>
          <table:table-cell office:value-type="float" office:value="8.99314692604368" table:style-name="ce1">
            <text:p>8.99314692604368</text:p>
          </table:table-cell>
        </table:table-row>
        <table:table-row table:style-name="ro1">
          <table:table-cell office:value-type="string" table:style-name="ce1">
            <text:p>Francesco Camarda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Lecc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17-303</text:p>
          </table:table-cell>
          <table:table-cell office:value-type="float" office:value="7.1" table:style-name="ce1">
            <text:p>7.1</text:p>
          </table:table-cell>
          <table:table-cell office:value-type="float" office:value="7.41876363128926" table:style-name="ce1">
            <text:p>7.41876363128926</text:p>
          </table:table-cell>
          <table:table-cell office:value-type="float" office:value="6.90058590218739" table:style-name="ce1">
            <text:p>6.90058590218739</text:p>
          </table:table-cell>
          <table:table-cell office:value-type="float" office:value="6.89227611948745" table:style-name="ce1">
            <text:p>6.89227611948745</text:p>
          </table:table-cell>
          <table:table-cell office:value-type="float" office:value="6.78262245805642" table:style-name="ce1">
            <text:p>6.78262245805642</text:p>
          </table:table-cell>
          <table:table-cell office:value-type="float" office:value="6.22050763595016" table:style-name="ce1">
            <text:p>6.22050763595016</text:p>
          </table:table-cell>
          <table:table-cell office:value-type="float" office:value="9.52209290570957" table:style-name="ce1">
            <text:p>9.52209290570957</text:p>
          </table:table-cell>
          <table:table-cell office:value-type="float" office:value="6.35564530704823" table:style-name="ce1">
            <text:p>6.35564530704823</text:p>
          </table:table-cell>
          <table:table-cell office:value-type="float" office:value="6.33715380079516" table:style-name="ce1">
            <text:p>6.33715380079516</text:p>
          </table:table-cell>
          <table:table-cell office:value-type="float" office:value="7.4769028184219" table:style-name="ce1">
            <text:p>7.4769028184219</text:p>
          </table:table-cell>
        </table:table-row>
        <table:table-row table:style-name="ro1">
          <table:table-cell office:value-type="string" table:style-name="ce1">
            <text:p>Nicolò Cambiagh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Bologn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010</text:p>
          </table:table-cell>
          <table:table-cell office:value-type="float" office:value="9.9" table:style-name="ce1">
            <text:p>9.9</text:p>
          </table:table-cell>
          <table:table-cell office:value-type="float" office:value="8.61750903785648" table:style-name="ce1">
            <text:p>8.61750903785648</text:p>
          </table:table-cell>
          <table:table-cell office:value-type="float" office:value="11.0067095297865" table:style-name="ce1">
            <text:p>11.0067095297865</text:p>
          </table:table-cell>
          <table:table-cell office:value-type="float" office:value="14.2599540086012" table:style-name="ce1">
            <text:p>14.2599540086012</text:p>
          </table:table-cell>
          <table:table-cell office:value-type="float" office:value="11.4700950043831" table:style-name="ce1">
            <text:p>11.4700950043831</text:p>
          </table:table-cell>
          <table:table-cell office:value-type="float" office:value="12.7156562381378" table:style-name="ce1">
            <text:p>12.7156562381378</text:p>
          </table:table-cell>
          <table:table-cell office:value-type="float" office:value="7.51084036322885" table:style-name="ce1">
            <text:p>7.51084036322885</text:p>
          </table:table-cell>
          <table:table-cell office:value-type="float" office:value="12.4437026924499" table:style-name="ce1">
            <text:p>12.4437026924499</text:p>
          </table:table-cell>
          <table:table-cell office:value-type="float" office:value="6.85518098911373" table:style-name="ce1">
            <text:p>6.85518098911373</text:p>
          </table:table-cell>
          <table:table-cell office:value-type="float" office:value="8.10323687966335" table:style-name="ce1">
            <text:p>8.10323687966335</text:p>
          </table:table-cell>
        </table:table-row>
        <table:table-row table:style-name="ro1">
          <table:table-cell office:value-type="string" table:style-name="ce1">
            <text:p>Matteo Cancellier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329</text:p>
          </table:table-cell>
          <table:table-cell office:value-type="float" office:value="8.5" table:style-name="ce1">
            <text:p>8.5</text:p>
          </table:table-cell>
          <table:table-cell office:value-type="float" office:value="7.83135737404265" table:style-name="ce1">
            <text:p>7.83135737404265</text:p>
          </table:table-cell>
          <table:table-cell office:value-type="float" office:value="10.2251317633529" table:style-name="ce1">
            <text:p>10.2251317633529</text:p>
          </table:table-cell>
          <table:table-cell office:value-type="float" office:value="7.23788913300009" table:style-name="ce1">
            <text:p>7.23788913300009</text:p>
          </table:table-cell>
          <table:table-cell office:value-type="float" office:value="9.07291681106403" table:style-name="ce1">
            <text:p>9.07291681106403</text:p>
          </table:table-cell>
          <table:table-cell office:value-type="float" office:value="8.64750373584592" table:style-name="ce1">
            <text:p>8.64750373584592</text:p>
          </table:table-cell>
          <table:table-cell office:value-type="float" office:value="5.46982659878047" table:style-name="ce1">
            <text:p>5.46982659878047</text:p>
          </table:table-cell>
          <table:table-cell office:value-type="float" office:value="9.94851946581804" table:style-name="ce1">
            <text:p>9.94851946581804</text:p>
          </table:table-cell>
          <table:table-cell office:value-type="float" office:value="9.1728385499406" table:style-name="ce1">
            <text:p>9.1728385499406</text:p>
          </table:table-cell>
          <table:table-cell office:value-type="float" office:value="9.56966965138196" table:style-name="ce1">
            <text:p>9.56966965138196</text:p>
          </table:table-cell>
        </table:table-row>
        <table:table-row table:style-name="ro1">
          <table:table-cell office:value-type="string" table:style-name="ce1">
            <text:p>Valentín Castellanos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7-096</text:p>
          </table:table-cell>
          <table:table-cell office:value-type="float" office:value="7.7" table:style-name="ce1">
            <text:p>7.7</text:p>
          </table:table-cell>
          <table:table-cell office:value-type="float" office:value="8.55843931384505" table:style-name="ce1">
            <text:p>8.55843931384505</text:p>
          </table:table-cell>
          <table:table-cell office:value-type="float" office:value="7.68938319024568" table:style-name="ce1">
            <text:p>7.68938319024568</text:p>
          </table:table-cell>
          <table:table-cell office:value-type="float" office:value="12.2061477006977" table:style-name="ce1">
            <text:p>12.2061477006977</text:p>
          </table:table-cell>
          <table:table-cell office:value-type="float" office:value="8.83355084459298" table:style-name="ce1">
            <text:p>8.83355084459298</text:p>
          </table:table-cell>
          <table:table-cell office:value-type="float" office:value="6.78784841096947" table:style-name="ce1">
            <text:p>6.78784841096947</text:p>
          </table:table-cell>
          <table:table-cell office:value-type="float" office:value="9.81438335555168" table:style-name="ce1">
            <text:p>9.81438335555168</text:p>
          </table:table-cell>
          <table:table-cell office:value-type="float" office:value="8.11194305730702" table:style-name="ce1">
            <text:p>8.11194305730702</text:p>
          </table:table-cell>
          <table:table-cell office:value-type="float" office:value="9.63131061583734" table:style-name="ce1">
            <text:p>9.63131061583734</text:p>
          </table:table-cell>
          <table:table-cell office:value-type="float" office:value="8.50443423462407" table:style-name="ce1">
            <text:p>8.50443423462407</text:p>
          </table:table-cell>
        </table:table-row>
        <table:table-row table:style-name="ro1">
          <table:table-cell office:value-type="string" table:style-name="ce1">
            <text:p>Santiago Castro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Bologn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1-100</text:p>
          </table:table-cell>
          <table:table-cell office:value-type="float" office:value="11" table:style-name="ce1">
            <text:p>11</text:p>
          </table:table-cell>
          <table:table-cell office:value-type="float" office:value="8.14844812038153" table:style-name="ce1">
            <text:p>8.14844812038153</text:p>
          </table:table-cell>
          <table:table-cell office:value-type="float" office:value="8.51572726208669" table:style-name="ce1">
            <text:p>8.51572726208669</text:p>
          </table:table-cell>
          <table:table-cell office:value-type="float" office:value="8.32329435944052" table:style-name="ce1">
            <text:p>8.32329435944052</text:p>
          </table:table-cell>
          <table:table-cell office:value-type="float" office:value="9.31340343724938" table:style-name="ce1">
            <text:p>9.31340343724938</text:p>
          </table:table-cell>
          <table:table-cell office:value-type="float" office:value="7.38473482294292" table:style-name="ce1">
            <text:p>7.38473482294292</text:p>
          </table:table-cell>
          <table:table-cell office:value-type="float" office:value="9.69742560990677" table:style-name="ce1">
            <text:p>9.69742560990677</text:p>
          </table:table-cell>
          <table:table-cell office:value-type="float" office:value="8.87990884463655" table:style-name="ce1">
            <text:p>8.87990884463655</text:p>
          </table:table-cell>
          <table:table-cell office:value-type="float" office:value="9.44765279255204" table:style-name="ce1">
            <text:p>9.44765279255204</text:p>
          </table:table-cell>
          <table:table-cell office:value-type="float" office:value="12.2383239872176" table:style-name="ce1">
            <text:p>12.2383239872176</text:p>
          </table:table-cell>
        </table:table-row>
        <table:table-row table:style-name="ro1">
          <table:table-cell office:value-type="string" table:style-name="ce1">
            <text:p>Lorenzo Colombo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Geno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305</text:p>
          </table:table-cell>
          <table:table-cell office:value-type="float" office:value="10.8" table:style-name="ce1">
            <text:p>10.8</text:p>
          </table:table-cell>
          <table:table-cell office:value-type="float" office:value="7.69460123555561" table:style-name="ce1">
            <text:p>7.69460123555561</text:p>
          </table:table-cell>
          <table:table-cell office:value-type="float" office:value="9.08086890336859" table:style-name="ce1">
            <text:p>9.08086890336859</text:p>
          </table:table-cell>
          <table:table-cell office:value-type="float" office:value="7.47324204805221" table:style-name="ce1">
            <text:p>7.47324204805221</text:p>
          </table:table-cell>
          <table:table-cell office:value-type="float" office:value="7.77923501401808" table:style-name="ce1">
            <text:p>7.77923501401808</text:p>
          </table:table-cell>
          <table:table-cell office:value-type="float" office:value="7.79680834013589" table:style-name="ce1">
            <text:p>7.79680834013589</text:p>
          </table:table-cell>
          <table:table-cell office:value-type="float" office:value="6.75083914621355" table:style-name="ce1">
            <text:p>6.75083914621355</text:p>
          </table:table-cell>
          <table:table-cell office:value-type="float" office:value="10.3768065262549" table:style-name="ce1">
            <text:p>10.3768065262549</text:p>
          </table:table-cell>
          <table:table-cell office:value-type="float" office:value="9.1271456972984" table:style-name="ce1">
            <text:p>9.1271456972984</text:p>
          </table:table-cell>
          <table:table-cell office:value-type="float" office:value="11.3737886606685" table:style-name="ce1">
            <text:p>11.3737886606685</text:p>
          </table:table-cell>
        </table:table-row>
        <table:table-row table:style-name="ro1">
          <table:table-cell office:value-type="string" table:style-name="ce1">
            <text:p>Patrick Cutrone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Parm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8-004</text:p>
          </table:table-cell>
          <table:table-cell office:value-type="float" office:value="9" table:style-name="ce1">
            <text:p>9</text:p>
          </table:table-cell>
          <table:table-cell office:value-type="float" office:value="7.63793073139728" table:style-name="ce1">
            <text:p>7.63793073139728</text:p>
          </table:table-cell>
          <table:table-cell office:value-type="float" office:value="8.13313992995835" table:style-name="ce1">
            <text:p>8.13313992995835</text:p>
          </table:table-cell>
          <table:table-cell office:value-type="float" office:value="6.55635885415152" table:style-name="ce1">
            <text:p>6.55635885415152</text:p>
          </table:table-cell>
          <table:table-cell office:value-type="float" office:value="6.78262245805642" table:style-name="ce1">
            <text:p>6.78262245805642</text:p>
          </table:table-cell>
          <table:table-cell office:value-type="float" office:value="7.58948455918604" table:style-name="ce1">
            <text:p>7.58948455918604</text:p>
          </table:table-cell>
          <table:table-cell office:value-type="float" office:value="6.85420021107321" table:style-name="ce1">
            <text:p>6.85420021107321</text:p>
          </table:table-cell>
          <table:table-cell office:value-type="float" office:value="8.59833661963561" table:style-name="ce1">
            <text:p>8.59833661963561</text:p>
          </table:table-cell>
          <table:table-cell office:value-type="float" office:value="8.40278576914232" table:style-name="ce1">
            <text:p>8.40278576914232</text:p>
          </table:table-cell>
          <table:table-cell office:value-type="float" office:value="8.02381257087878" table:style-name="ce1">
            <text:p>8.02381257087878</text:p>
          </table:table-cell>
        </table:table-row>
        <table:table-row table:style-name="ro1">
          <table:table-cell office:value-type="string" table:style-name="ce1">
            <text:p>Jonathan David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Juventus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358</text:p>
          </table:table-cell>
          <table:table-cell office:value-type="float" office:value="9" table:style-name="ce1">
            <text:p>9</text:p>
          </table:table-cell>
          <table:table-cell office:value-type="float" office:value="9.12351100041301" table:style-name="ce1">
            <text:p>9.12351100041301</text:p>
          </table:table-cell>
          <table:table-cell office:value-type="float" office:value="11.3567344111892" table:style-name="ce1">
            <text:p>11.3567344111892</text:p>
          </table:table-cell>
          <table:table-cell office:value-type="float" office:value="13.658976921215" table:style-name="ce1">
            <text:p>13.658976921215</text:p>
          </table:table-cell>
          <table:table-cell office:value-type="float" office:value="11.8177806599817" table:style-name="ce1">
            <text:p>11.8177806599817</text:p>
          </table:table-cell>
          <table:table-cell office:value-type="float" office:value="9.30133951448532" table:style-name="ce1">
            <text:p>9.30133951448532</text:p>
          </table:table-cell>
          <table:table-cell office:value-type="float" office:value="8.13942308304466" table:style-name="ce1">
            <text:p>8.13942308304466</text:p>
          </table:table-cell>
          <table:table-cell office:value-type="float" office:value="11.5015372121298" table:style-name="ce1">
            <text:p>11.5015372121298</text:p>
          </table:table-cell>
          <table:table-cell office:value-type="float" office:value="8.8992944690891" table:style-name="ce1">
            <text:p>8.8992944690891</text:p>
          </table:table-cell>
          <table:table-cell office:value-type="float" office:value="9.73502000998669" table:style-name="ce1">
            <text:p>9.73502000998669</text:p>
          </table:table-cell>
        </table:table-row>
        <table:table-row table:style-name="ro1">
          <table:table-cell office:value-type="string" table:style-name="ce1">
            <text:p>Keinan Davis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Udines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7-328</text:p>
          </table:table-cell>
          <table:table-cell office:value-type="float" office:value="12.1" table:style-name="ce1">
            <text:p>12.1</text:p>
          </table:table-cell>
          <table:table-cell office:value-type="float" office:value="8.44652754510597" table:style-name="ce1">
            <text:p>8.44652754510597</text:p>
          </table:table-cell>
          <table:table-cell office:value-type="float" office:value="9.79549660675275" table:style-name="ce1">
            <text:p>9.79549660675275</text:p>
          </table:table-cell>
          <table:table-cell office:value-type="float" office:value="10.9819720308272" table:style-name="ce1">
            <text:p>10.9819720308272</text:p>
          </table:table-cell>
          <table:table-cell office:value-type="float" office:value="8.95307216536755" table:style-name="ce1">
            <text:p>8.95307216536755</text:p>
          </table:table-cell>
          <table:table-cell office:value-type="float" office:value="9.96104492362791" table:style-name="ce1">
            <text:p>9.96104492362791</text:p>
          </table:table-cell>
          <table:table-cell office:value-type="float" office:value="12.2300654261892" table:style-name="ce1">
            <text:p>12.2300654261892</text:p>
          </table:table-cell>
          <table:table-cell office:value-type="float" office:value="10.0914366635515" table:style-name="ce1">
            <text:p>10.0914366635515</text:p>
          </table:table-cell>
          <table:table-cell office:value-type="float" office:value="8.67268107688655" table:style-name="ce1">
            <text:p>8.67268107688655</text:p>
          </table:table-cell>
          <table:table-cell office:value-type="float" office:value="13.2701479880324" table:style-name="ce1">
            <text:p>13.2701479880324</text:p>
          </table:table-cell>
        </table:table-row>
        <table:table-row table:style-name="ro1">
          <table:table-cell office:value-type="string" table:style-name="ce1">
            <text:p>Boulaye Dia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9-052</text:p>
          </table:table-cell>
          <table:table-cell office:value-type="float" office:value="8.9" table:style-name="ce1">
            <text:p>8.9</text:p>
          </table:table-cell>
          <table:table-cell office:value-type="float" office:value="7.45787822956827" table:style-name="ce1">
            <text:p>7.45787822956827</text:p>
          </table:table-cell>
          <table:table-cell office:value-type="float" office:value="9.72385612821192" table:style-name="ce1">
            <text:p>9.72385612821192</text:p>
          </table:table-cell>
          <table:table-cell office:value-type="float" office:value="5.91663121014353" table:style-name="ce1">
            <text:p>5.91663121014353</text:p>
          </table:table-cell>
          <table:table-cell office:value-type="float" office:value="8.12555742371099" table:style-name="ce1">
            <text:p>8.12555742371099</text:p>
          </table:table-cell>
          <table:table-cell office:value-type="float" office:value="6.22050763595016" table:style-name="ce1">
            <text:p>6.22050763595016</text:p>
          </table:table-cell>
          <table:table-cell office:value-type="float" office:value="8.47993260391324" table:style-name="ce1">
            <text:p>8.47993260391324</text:p>
          </table:table-cell>
          <table:table-cell office:value-type="float" office:value="7.77078213535297" table:style-name="ce1">
            <text:p>7.77078213535297</text:p>
          </table:table-cell>
          <table:table-cell office:value-type="float" office:value="7.01951389472505" table:style-name="ce1">
            <text:p>7.01951389472505</text:p>
          </table:table-cell>
          <table:table-cell office:value-type="float" office:value="7.6314306437403" table:style-name="ce1">
            <text:p>7.6314306437403</text:p>
          </table:table-cell>
        </table:table-row>
        <table:table-row table:style-name="ro1">
          <table:table-cell office:value-type="string" table:style-name="ce1">
            <text:p>Anastasios Douvikas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Com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6-158</text:p>
          </table:table-cell>
          <table:table-cell office:value-type="float" office:value="10.5" table:style-name="ce1">
            <text:p>10.5</text:p>
          </table:table-cell>
          <table:table-cell office:value-type="float" office:value="8.102026664873" table:style-name="ce1">
            <text:p>8.102026664873</text:p>
          </table:table-cell>
          <table:table-cell office:value-type="float" office:value="9.0097916667322" table:style-name="ce1">
            <text:p>9.0097916667322</text:p>
          </table:table-cell>
          <table:table-cell office:value-type="float" office:value="7.59229265706672" table:style-name="ce1">
            <text:p>7.59229265706672</text:p>
          </table:table-cell>
          <table:table-cell office:value-type="float" office:value="10.6403616291901" table:style-name="ce1">
            <text:p>10.6403616291901</text:p>
          </table:table-cell>
          <table:table-cell office:value-type="float" office:value="8.21833027418441" table:style-name="ce1">
            <text:p>8.21833027418441</text:p>
          </table:table-cell>
          <table:table-cell office:value-type="float" office:value="6.24852992681595" table:style-name="ce1">
            <text:p>6.24852992681595</text:p>
          </table:table-cell>
          <table:table-cell office:value-type="float" office:value="9.66258856788584" table:style-name="ce1">
            <text:p>9.66258856788584</text:p>
          </table:table-cell>
          <table:table-cell office:value-type="float" office:value="9.67725879144621" table:style-name="ce1">
            <text:p>9.67725879144621</text:p>
          </table:table-cell>
          <table:table-cell office:value-type="float" office:value="13.3403153819371" table:style-name="ce1">
            <text:p>13.3403153819371</text:p>
          </table:table-cell>
        </table:table-row>
        <table:table-row table:style-name="ro1">
          <table:table-cell office:value-type="string" table:style-name="ce1">
            <text:p>Paulo Dybala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2-053</text:p>
          </table:table-cell>
          <table:table-cell office:value-type="float" office:value="9.1" table:style-name="ce1">
            <text:p>9.1</text:p>
          </table:table-cell>
          <table:table-cell office:value-type="float" office:value="9.8330264134957" table:style-name="ce1">
            <text:p>9.8330264134957</text:p>
          </table:table-cell>
          <table:table-cell office:value-type="float" office:value="14.7875861516586" table:style-name="ce1">
            <text:p>14.7875861516586</text:p>
          </table:table-cell>
          <table:table-cell office:value-type="float" office:value="11.2320017727777" table:style-name="ce1">
            <text:p>11.2320017727777</text:p>
          </table:table-cell>
          <table:table-cell office:value-type="float" office:value="15.5227947737125" table:style-name="ce1">
            <text:p>15.5227947737125</text:p>
          </table:table-cell>
          <table:table-cell office:value-type="float" office:value="9.96104492362791" table:style-name="ce1">
            <text:p>9.96104492362791</text:p>
          </table:table-cell>
          <table:table-cell office:value-type="float" office:value="6.56379586109127" table:style-name="ce1">
            <text:p>6.56379586109127</text:p>
          </table:table-cell>
          <table:table-cell office:value-type="float" office:value="10.3055450399728" table:style-name="ce1">
            <text:p>10.3055450399728</text:p>
          </table:table-cell>
          <table:table-cell office:value-type="float" office:value="9.40178425809833" table:style-name="ce1">
            <text:p>9.40178425809833</text:p>
          </table:table-cell>
          <table:table-cell office:value-type="float" office:value="8.9112537937514" table:style-name="ce1">
            <text:p>8.9112537937514</text:p>
          </table:table-cell>
        </table:table-row>
        <table:table-row table:style-name="ro1">
          <table:table-cell office:value-type="string" table:style-name="ce1">
            <text:p>Sebastiano Esposito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Cagliari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3-189</text:p>
          </table:table-cell>
          <table:table-cell office:value-type="float" office:value="13.5" table:style-name="ce1">
            <text:p>13.5</text:p>
          </table:table-cell>
          <table:table-cell office:value-type="float" office:value="8.82508397260932" table:style-name="ce1">
            <text:p>8.82508397260932</text:p>
          </table:table-cell>
          <table:table-cell office:value-type="float" office:value="14.4302763131032" table:style-name="ce1">
            <text:p>14.4302763131032</text:p>
          </table:table-cell>
          <table:table-cell office:value-type="float" office:value="12.7870134498032" table:style-name="ce1">
            <text:p>12.7870134498032</text:p>
          </table:table-cell>
          <table:table-cell office:value-type="float" office:value="16.7180585494225" table:style-name="ce1">
            <text:p>16.7180585494225</text:p>
          </table:table-cell>
          <table:table-cell office:value-type="float" office:value="8.21833027418441" table:style-name="ce1">
            <text:p>8.21833027418441</text:p>
          </table:table-cell>
          <table:table-cell office:value-type="float" office:value="8.27129118055432" table:style-name="ce1">
            <text:p>8.27129118055432</text:p>
          </table:table-cell>
          <table:table-cell office:value-type="float" office:value="9.30575385788923" table:style-name="ce1">
            <text:p>9.30575385788923</text:p>
          </table:table-cell>
          <table:table-cell office:value-type="float" office:value="6.69310744405599" table:style-name="ce1">
            <text:p>6.69310744405599</text:p>
          </table:table-cell>
          <table:table-cell office:value-type="float" office:value="9.15735334117888" table:style-name="ce1">
            <text:p>9.15735334117888</text:p>
          </table:table-cell>
        </table:table-row>
        <table:table-row table:style-name="ro1">
          <table:table-cell office:value-type="string" table:style-name="ce1">
            <text:p>Alieu Fadera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Sassuol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065</text:p>
          </table:table-cell>
          <table:table-cell office:value-type="float" office:value="7.5" table:style-name="ce1">
            <text:p>7.5</text:p>
          </table:table-cell>
          <table:table-cell office:value-type="float" office:value="8.22408571427898" table:style-name="ce1">
            <text:p>8.22408571427898</text:p>
          </table:table-cell>
          <table:table-cell office:value-type="float" office:value="9.75967509096091" table:style-name="ce1">
            <text:p>9.75967509096091</text:p>
          </table:table-cell>
          <table:table-cell office:value-type="float" office:value="8.69755711969525" table:style-name="ce1">
            <text:p>8.69755711969525</text:p>
          </table:table-cell>
          <table:table-cell office:value-type="float" office:value="8.24226496369316" table:style-name="ce1">
            <text:p>8.24226496369316</text:p>
          </table:table-cell>
          <table:table-cell office:value-type="float" office:value="10.40054835931" table:style-name="ce1">
            <text:p>10.40054835931</text:p>
          </table:table-cell>
          <table:table-cell office:value-type="float" office:value="5.46982659878047" table:style-name="ce1">
            <text:p>5.46982659878047</text:p>
          </table:table-cell>
          <table:table-cell office:value-type="float" office:value="10.9436515944002" table:style-name="ce1">
            <text:p>10.9436515944002</text:p>
          </table:table-cell>
          <table:table-cell office:value-type="float" office:value="6.29837706459691" table:style-name="ce1">
            <text:p>6.29837706459691</text:p>
          </table:table-cell>
          <table:table-cell office:value-type="float" office:value="7.24797957387553" table:style-name="ce1">
            <text:p>7.24797957387553</text:p>
          </table:table-cell>
        </table:table-row>
        <table:table-row table:style-name="ro1">
          <table:table-cell office:value-type="string" table:style-name="ce1">
            <text:p>Evan Ferguson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1-080</text:p>
          </table:table-cell>
          <table:table-cell office:value-type="float" office:value="8.2" table:style-name="ce1">
            <text:p>8.2</text:p>
          </table:table-cell>
          <table:table-cell office:value-type="float" office:value="8.7359727528715" table:style-name="ce1">
            <text:p>8.7359727528715</text:p>
          </table:table-cell>
          <table:table-cell office:value-type="float" office:value="8.69138972509765" table:style-name="ce1">
            <text:p>8.69138972509765</text:p>
          </table:table-cell>
          <table:table-cell office:value-type="float" office:value="11.1072423378573" table:style-name="ce1">
            <text:p>11.1072423378573</text:p>
          </table:table-cell>
          <table:table-cell office:value-type="float" office:value="8.00945824550915" table:style-name="ce1">
            <text:p>8.00945824550915</text:p>
          </table:table-cell>
          <table:table-cell office:value-type="float" office:value="9.08239024507711" table:style-name="ce1">
            <text:p>9.08239024507711</text:p>
          </table:table-cell>
          <table:table-cell office:value-type="float" office:value="10.3402137540129" table:style-name="ce1">
            <text:p>10.3402137540129</text:p>
          </table:table-cell>
          <table:table-cell office:value-type="float" office:value="10.873194954772" table:style-name="ce1">
            <text:p>10.873194954772</text:p>
          </table:table-cell>
          <table:table-cell office:value-type="float" office:value="12.6153911899798" table:style-name="ce1">
            <text:p>12.6153911899798</text:p>
          </table:table-cell>
          <table:table-cell office:value-type="float" office:value="9.65232876399208" table:style-name="ce1">
            <text:p>9.65232876399208</text:p>
          </table:table-cell>
        </table:table-row>
        <table:table-row table:style-name="ro1">
          <table:table-cell office:value-type="string" table:style-name="ce1">
            <text:p>Giovane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Hellas Veron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2-044</text:p>
          </table:table-cell>
          <table:table-cell office:value-type="float" office:value="14.6" table:style-name="ce1">
            <text:p>14.6</text:p>
          </table:table-cell>
          <table:table-cell office:value-type="float" office:value="9.07563592130831" table:style-name="ce1">
            <text:p>9.07563592130831</text:p>
          </table:table-cell>
          <table:table-cell office:value-type="float" office:value="11.8044852340241" table:style-name="ce1">
            <text:p>11.8044852340241</text:p>
          </table:table-cell>
          <table:table-cell office:value-type="float" office:value="15.3917939838787" table:style-name="ce1">
            <text:p>15.3917939838787</text:p>
          </table:table-cell>
          <table:table-cell office:value-type="float" office:value="13.2409793575443" table:style-name="ce1">
            <text:p>13.2409793575443</text:p>
          </table:table-cell>
          <table:table-cell office:value-type="float" office:value="13.8364474090904" table:style-name="ce1">
            <text:p>13.8364474090904</text:p>
          </table:table-cell>
          <table:table-cell office:value-type="float" office:value="8.7092894884044" table:style-name="ce1">
            <text:p>8.7092894884044</text:p>
          </table:table-cell>
          <table:table-cell office:value-type="float" office:value="14.2968929756044" table:style-name="ce1">
            <text:p>14.2968929756044</text:p>
          </table:table-cell>
          <table:table-cell office:value-type="float" office:value="11.7610097966812" table:style-name="ce1">
            <text:p>11.7610097966812</text:p>
          </table:table-cell>
          <table:table-cell office:value-type="float" office:value="9.81772912215578" table:style-name="ce1">
            <text:p>9.81772912215578</text:p>
          </table:table-cell>
        </table:table-row>
        <table:table-row table:style-name="ro1">
          <table:table-cell office:value-type="string" table:style-name="ce1">
            <text:p>Albert Guðmundsson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Fiorentin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8-206</text:p>
          </table:table-cell>
          <table:table-cell office:value-type="float" office:value="11.8" table:style-name="ce1">
            <text:p>11.8</text:p>
          </table:table-cell>
          <table:table-cell office:value-type="float" office:value="8.54074057008673" table:style-name="ce1">
            <text:p>8.54074057008673</text:p>
          </table:table-cell>
          <table:table-cell office:value-type="float" office:value="15.076597346596" table:style-name="ce1">
            <text:p>15.076597346596</text:p>
          </table:table-cell>
          <table:table-cell office:value-type="float" office:value="9.07596655690681" table:style-name="ce1">
            <text:p>9.07596655690681</text:p>
          </table:table-cell>
          <table:table-cell office:value-type="float" office:value="15.0707256121701" table:style-name="ce1">
            <text:p>15.0707256121701</text:p>
          </table:table-cell>
          <table:table-cell office:value-type="float" office:value="12.5169832082979" table:style-name="ce1">
            <text:p>12.5169832082979</text:p>
          </table:table-cell>
          <table:table-cell office:value-type="float" office:value="9.36644348404748" table:style-name="ce1">
            <text:p>9.36644348404748</text:p>
          </table:table-cell>
          <table:table-cell office:value-type="float" office:value="11.2239886729378" table:style-name="ce1">
            <text:p>11.2239886729378</text:p>
          </table:table-cell>
          <table:table-cell office:value-type="float" office:value="6.22130150627334" table:style-name="ce1">
            <text:p>6.22130150627334</text:p>
          </table:table-cell>
          <table:table-cell office:value-type="float" office:value="9.73502000998669" table:style-name="ce1">
            <text:p>9.73502000998669</text:p>
          </table:table-cell>
        </table:table-row>
        <table:table-row table:style-name="ro1">
          <table:table-cell office:value-type="string" table:style-name="ce1">
            <text:p>Rasmus Højlund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2-337</text:p>
          </table:table-cell>
          <table:table-cell office:value-type="float" office:value="11.3" table:style-name="ce1">
            <text:p>11.3</text:p>
          </table:table-cell>
          <table:table-cell office:value-type="float" office:value="7.75715240675397" table:style-name="ce1">
            <text:p>7.75715240675397</text:p>
          </table:table-cell>
          <table:table-cell office:value-type="float" office:value="9.50906087279361" table:style-name="ce1">
            <text:p>9.50906087279361</text:p>
          </table:table-cell>
          <table:table-cell office:value-type="float" office:value="12.0871149163901" table:style-name="ce1">
            <text:p>12.0871149163901</text:p>
          </table:table-cell>
          <table:table-cell office:value-type="float" office:value="9.19304172388011" table:style-name="ce1">
            <text:p>9.19304172388011</text:p>
          </table:table-cell>
          <table:table-cell office:value-type="float" office:value="9.30133951448532" table:style-name="ce1">
            <text:p>9.30133951448532</text:p>
          </table:table-cell>
          <table:table-cell office:value-type="float" office:value="8.67094864815564" table:style-name="ce1">
            <text:p>8.67094864815564</text:p>
          </table:table-cell>
          <table:table-cell office:value-type="float" office:value="10.8026066476625" table:style-name="ce1">
            <text:p>10.8026066476625</text:p>
          </table:table-cell>
          <table:table-cell office:value-type="float" office:value="8.94477506956357" table:style-name="ce1">
            <text:p>8.94477506956357</text:p>
          </table:table-cell>
          <table:table-cell office:value-type="float" office:value="13.6158119104566" table:style-name="ce1">
            <text:p>13.6158119104566</text:p>
          </table:table-cell>
        </table:table-row>
        <table:table-row table:style-name="ro1">
          <table:table-cell office:value-type="string" table:style-name="ce1">
            <text:p>Gustav Isaksen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263</text:p>
          </table:table-cell>
          <table:table-cell office:value-type="float" office:value="7.1" table:style-name="ce1">
            <text:p>7.1</text:p>
          </table:table-cell>
          <table:table-cell office:value-type="float" office:value="8.22408571427898" table:style-name="ce1">
            <text:p>8.22408571427898</text:p>
          </table:table-cell>
          <table:table-cell office:value-type="float" office:value="10.1893700460438" table:style-name="ce1">
            <text:p>10.1893700460438</text:p>
          </table:table-cell>
          <table:table-cell office:value-type="float" office:value="6.55635885415152" table:style-name="ce1">
            <text:p>6.55635885415152</text:p>
          </table:table-cell>
          <table:table-cell office:value-type="float" office:value="6.88975457076181" table:style-name="ce1">
            <text:p>6.88975457076181</text:p>
          </table:table-cell>
          <table:table-cell office:value-type="float" office:value="12.3153320066336" table:style-name="ce1">
            <text:p>12.3153320066336</text:p>
          </table:table-cell>
          <table:table-cell office:value-type="float" office:value="8.82456217530903" table:style-name="ce1">
            <text:p>8.82456217530903</text:p>
          </table:table-cell>
          <table:table-cell office:value-type="float" office:value="10.1628509603393" table:style-name="ce1">
            <text:p>10.1628509603393</text:p>
          </table:table-cell>
          <table:table-cell office:value-type="float" office:value="10.6859619346861" table:style-name="ce1">
            <text:p>10.6859619346861</text:p>
          </table:table-cell>
          <table:table-cell office:value-type="float" office:value="8.34319008201232" table:style-name="ce1">
            <text:p>8.34319008201232</text:p>
          </table:table-cell>
        </table:table-row>
        <table:table-row table:style-name="ro1">
          <table:table-cell office:value-type="string" table:style-name="ce1">
            <text:p>Moise Kean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Fiorentin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313</text:p>
          </table:table-cell>
          <table:table-cell office:value-type="float" office:value="15.7" table:style-name="ce1">
            <text:p>15.7</text:p>
          </table:table-cell>
          <table:table-cell office:value-type="float" office:value="7.96335975607716" table:style-name="ce1">
            <text:p>7.96335975607716</text:p>
          </table:table-cell>
          <table:table-cell office:value-type="float" office:value="7.55497674269585" table:style-name="ce1">
            <text:p>7.55497674269585</text:p>
          </table:table-cell>
          <table:table-cell office:value-type="float" office:value="6.77918508624338" table:style-name="ce1">
            <text:p>6.77918508624338</text:p>
          </table:table-cell>
          <table:table-cell office:value-type="float" office:value="7.10689619901871" table:style-name="ce1">
            <text:p>7.10689619901871</text:p>
          </table:table-cell>
          <table:table-cell office:value-type="float" office:value="12.3153320066336" table:style-name="ce1">
            <text:p>12.3153320066336</text:p>
          </table:table-cell>
          <table:table-cell office:value-type="float" office:value="7.45644887821708" table:style-name="ce1">
            <text:p>7.45644887821708</text:p>
          </table:table-cell>
          <table:table-cell office:value-type="float" office:value="11.7757751896496" table:style-name="ce1">
            <text:p>11.7757751896496</text:p>
          </table:table-cell>
          <table:table-cell office:value-type="float" office:value="9.81514510101038" table:style-name="ce1">
            <text:p>9.81514510101038</text:p>
          </table:table-cell>
          <table:table-cell office:value-type="float" office:value="16.4053297754809" table:style-name="ce1">
            <text:p>16.4053297754809</text:p>
          </table:table-cell>
        </table:table-row>
        <table:table-row table:style-name="ro1">
          <table:table-cell office:value-type="string" table:style-name="ce1">
            <text:p>Armand Lauriente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Sassuol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7-034</text:p>
          </table:table-cell>
          <table:table-cell office:value-type="float" office:value="12.6" table:style-name="ce1">
            <text:p>12.6</text:p>
          </table:table-cell>
          <table:table-cell office:value-type="float" office:value="8.8905642940982" table:style-name="ce1">
            <text:p>8.8905642940982</text:p>
          </table:table-cell>
          <table:table-cell office:value-type="float" office:value="13.7971635332285" table:style-name="ce1">
            <text:p>13.7971635332285</text:p>
          </table:table-cell>
          <table:table-cell office:value-type="float" office:value="13.554231947856" table:style-name="ce1">
            <text:p>13.554231947856</text:p>
          </table:table-cell>
          <table:table-cell office:value-type="float" office:value="15.0707256121701" table:style-name="ce1">
            <text:p>15.0707256121701</text:p>
          </table:table-cell>
          <table:table-cell office:value-type="float" office:value="12.5169832082979" table:style-name="ce1">
            <text:p>12.5169832082979</text:p>
          </table:table-cell>
          <table:table-cell office:value-type="float" office:value="5.54421984825368" table:style-name="ce1">
            <text:p>5.54421984825368</text:p>
          </table:table-cell>
          <table:table-cell office:value-type="float" office:value="14.0237667432587" table:style-name="ce1">
            <text:p>14.0237667432587</text:p>
          </table:table-cell>
          <table:table-cell office:value-type="float" office:value="8.8538634028297" table:style-name="ce1">
            <text:p>8.8538634028297</text:p>
          </table:table-cell>
          <table:table-cell office:value-type="float" office:value="8.99314692604368" table:style-name="ce1">
            <text:p>8.99314692604368</text:p>
          </table:table-cell>
        </table:table-row>
        <table:table-row table:style-name="ro1">
          <table:table-cell office:value-type="string" table:style-name="ce1">
            <text:p>Rafael Leão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Mila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6-211</text:p>
          </table:table-cell>
          <table:table-cell office:value-type="float" office:value="8.1" table:style-name="ce1">
            <text:p>8.1</text:p>
          </table:table-cell>
          <table:table-cell office:value-type="float" office:value="8.25324206694079" table:style-name="ce1">
            <text:p>8.25324206694079</text:p>
          </table:table-cell>
          <table:table-cell office:value-type="float" office:value="9.79549660675275" table:style-name="ce1">
            <text:p>9.79549660675275</text:p>
          </table:table-cell>
          <table:table-cell office:value-type="float" office:value="10.9819720308272" table:style-name="ce1">
            <text:p>10.9819720308272</text:p>
          </table:table-cell>
          <table:table-cell office:value-type="float" office:value="9.07291681106403" table:style-name="ce1">
            <text:p>9.07291681106403</text:p>
          </table:table-cell>
          <table:table-cell office:value-type="float" office:value="11.2692698374065" table:style-name="ce1">
            <text:p>11.2692698374065</text:p>
          </table:table-cell>
          <table:table-cell office:value-type="float" office:value="7.38422452286253" table:style-name="ce1">
            <text:p>7.38422452286253</text:p>
          </table:table-cell>
          <table:table-cell office:value-type="float" office:value="9.51972233946563" table:style-name="ce1">
            <text:p>9.51972233946563</text:p>
          </table:table-cell>
          <table:table-cell office:value-type="float" office:value="9.9989995106003" table:style-name="ce1">
            <text:p>9.9989995106003</text:p>
          </table:table-cell>
          <table:table-cell office:value-type="float" office:value="13.4791105134199" table:style-name="ce1">
            <text:p>13.4791105134199</text:p>
          </table:table-cell>
        </table:table-row>
        <table:table-row table:style-name="ro1">
          <table:table-cell office:value-type="string" table:style-name="ce1">
            <text:p>Ademola Lookman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Atalant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8-079</text:p>
          </table:table-cell>
          <table:table-cell office:value-type="float" office:value="8.7" table:style-name="ce1">
            <text:p>8.7</text:p>
          </table:table-cell>
          <table:table-cell office:value-type="float" office:value="9.640229647418" table:style-name="ce1">
            <text:p>9.640229647418</text:p>
          </table:table-cell>
          <table:table-cell office:value-type="float" office:value="11.1472255333209" table:style-name="ce1">
            <text:p>11.1472255333209</text:p>
          </table:table-cell>
          <table:table-cell office:value-type="float" office:value="8.69755711969525" table:style-name="ce1">
            <text:p>8.69755711969525</text:p>
          </table:table-cell>
          <table:table-cell office:value-type="float" office:value="10.158858017072" table:style-name="ce1">
            <text:p>10.158858017072</text:p>
          </table:table-cell>
          <table:table-cell office:value-type="float" office:value="13.2921522106725" table:style-name="ce1">
            <text:p>13.2921522106725</text:p>
          </table:table-cell>
          <table:table-cell office:value-type="float" office:value="10.6117212759243" table:style-name="ce1">
            <text:p>10.6117212759243</text:p>
          </table:table-cell>
          <table:table-cell office:value-type="float" office:value="12.5738125237011" table:style-name="ce1">
            <text:p>12.5738125237011</text:p>
          </table:table-cell>
          <table:table-cell office:value-type="float" office:value="8.53742787314117" table:style-name="ce1">
            <text:p>8.53742787314117</text:p>
          </table:table-cell>
          <table:table-cell office:value-type="float" office:value="8.99314692604368" table:style-name="ce1">
            <text:p>8.99314692604368</text:p>
          </table:table-cell>
        </table:table-row>
        <table:table-row table:style-name="ro1">
          <table:table-cell office:value-type="string" table:style-name="ce1">
            <text:p>Lautaro Martínez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Inter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8-138</text:p>
          </table:table-cell>
          <table:table-cell office:value-type="float" office:value="14.4" table:style-name="ce1">
            <text:p>14.4</text:p>
          </table:table-cell>
          <table:table-cell office:value-type="float" office:value="9.39350522216313" table:style-name="ce1">
            <text:p>9.39350522216313</text:p>
          </table:table-cell>
          <table:table-cell office:value-type="float" office:value="13.7104874347966" table:style-name="ce1">
            <text:p>13.7104874347966</text:p>
          </table:table-cell>
          <table:table-cell office:value-type="float" office:value="14.6334274621774" table:style-name="ce1">
            <text:p>14.6334274621774</text:p>
          </table:table-cell>
          <table:table-cell office:value-type="float" office:value="13.7432909249144" table:style-name="ce1">
            <text:p>13.7432909249144</text:p>
          </table:table-cell>
          <table:table-cell office:value-type="float" office:value="9.30133951448532" table:style-name="ce1">
            <text:p>9.30133951448532</text:p>
          </table:table-cell>
          <table:table-cell office:value-type="float" office:value="7.02848931891978" table:style-name="ce1">
            <text:p>7.02848931891978</text:p>
          </table:table-cell>
          <table:table-cell office:value-type="float" office:value="13.1428380254549" table:style-name="ce1">
            <text:p>13.1428380254549</text:p>
          </table:table-cell>
          <table:table-cell office:value-type="float" office:value="11.8484591428885" table:style-name="ce1">
            <text:p>11.8484591428885</text:p>
          </table:table-cell>
          <table:table-cell office:value-type="float" office:value="17.3714389647408" table:style-name="ce1">
            <text:p>17.3714389647408</text:p>
          </table:table-cell>
        </table:table-row>
        <table:table-row table:style-name="ro1">
          <table:table-cell office:value-type="string" table:style-name="ce1">
            <text:p>Henrik Meister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Pis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2-051</text:p>
          </table:table-cell>
          <table:table-cell office:value-type="float" office:value="10.8" table:style-name="ce1">
            <text:p>10.8</text:p>
          </table:table-cell>
          <table:table-cell office:value-type="float" office:value="7.27989964030822" table:style-name="ce1">
            <text:p>7.27989964030822</text:p>
          </table:table-cell>
          <table:table-cell office:value-type="float" office:value="6.24994215890938" table:style-name="ce1">
            <text:p>6.24994215890938</text:p>
          </table:table-cell>
          <table:table-cell office:value-type="float" office:value="5.61402197510531" table:style-name="ce1">
            <text:p>5.61402197510531</text:p>
          </table:table-cell>
          <table:table-cell office:value-type="float" office:value="6.26235351024911" table:style-name="ce1">
            <text:p>6.26235351024911</text:p>
          </table:table-cell>
          <table:table-cell office:value-type="float" office:value="9.30133951448532" table:style-name="ce1">
            <text:p>9.30133951448532</text:p>
          </table:table-cell>
          <table:table-cell office:value-type="float" office:value="8.67094864815564" table:style-name="ce1">
            <text:p>8.67094864815564</text:p>
          </table:table-cell>
          <table:table-cell office:value-type="float" office:value="8.59833661963561" table:style-name="ce1">
            <text:p>8.59833661963561</text:p>
          </table:table-cell>
          <table:table-cell office:value-type="float" office:value="6.33715380079516" table:style-name="ce1">
            <text:p>6.33715380079516</text:p>
          </table:table-cell>
          <table:table-cell office:value-type="float" office:value="7.55398248004549" table:style-name="ce1">
            <text:p>7.55398248004549</text:p>
          </table:table-cell>
        </table:table-row>
        <table:table-row table:style-name="ro1">
          <table:table-cell office:value-type="string" table:style-name="ce1">
            <text:p>Álvaro Morata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Com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3-076</text:p>
          </table:table-cell>
          <table:table-cell office:value-type="float" office:value="7.1" table:style-name="ce1">
            <text:p>7.1</text:p>
          </table:table-cell>
          <table:table-cell office:value-type="float" office:value="8.06727474163524" table:style-name="ce1">
            <text:p>8.06727474163524</text:p>
          </table:table-cell>
          <table:table-cell office:value-type="float" office:value="8.93882086793419" table:style-name="ce1">
            <text:p>8.93882086793419</text:p>
          </table:table-cell>
          <table:table-cell office:value-type="float" office:value="7.95446839069603" table:style-name="ce1">
            <text:p>7.95446839069603</text:p>
          </table:table-cell>
          <table:table-cell office:value-type="float" office:value="8.35954228499658" table:style-name="ce1">
            <text:p>8.35954228499658</text:p>
          </table:table-cell>
          <table:table-cell office:value-type="float" office:value="6.03861478829243" table:style-name="ce1">
            <text:p>6.03861478829243</text:p>
          </table:table-cell>
          <table:table-cell office:value-type="float" office:value="6.85420021107321" table:style-name="ce1">
            <text:p>6.85420021107321</text:p>
          </table:table-cell>
          <table:table-cell office:value-type="float" office:value="7.63603169546475" table:style-name="ce1">
            <text:p>7.63603169546475</text:p>
          </table:table-cell>
          <table:table-cell office:value-type="float" office:value="7.52508235698721" table:style-name="ce1">
            <text:p>7.52508235698721</text:p>
          </table:table-cell>
          <table:table-cell office:value-type="float" office:value="8.10323687966335" table:style-name="ce1">
            <text:p>8.10323687966335</text:p>
          </table:table-cell>
        </table:table-row>
        <table:table-row table:style-name="ro1">
          <table:table-cell office:value-type="string" table:style-name="ce1">
            <text:p>Tete Morente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Lecce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9-034</text:p>
          </table:table-cell>
          <table:table-cell office:value-type="float" office:value="9" table:style-name="ce1">
            <text:p>9</text:p>
          </table:table-cell>
          <table:table-cell office:value-type="float" office:value="8.14844812038153" table:style-name="ce1">
            <text:p>8.14844812038153</text:p>
          </table:table-cell>
          <table:table-cell office:value-type="float" office:value="11.1472255333209" table:style-name="ce1">
            <text:p>11.1472255333209</text:p>
          </table:table-cell>
          <table:table-cell office:value-type="float" office:value="6.66720295963044" table:style-name="ce1">
            <text:p>6.66720295963044</text:p>
          </table:table-cell>
          <table:table-cell office:value-type="float" office:value="11.9323371390891" table:style-name="ce1">
            <text:p>11.9323371390891</text:p>
          </table:table-cell>
          <table:table-cell office:value-type="float" office:value="8.86435866606896" table:style-name="ce1">
            <text:p>8.86435866606896</text:p>
          </table:table-cell>
          <table:table-cell office:value-type="float" office:value="7.27654321627262" table:style-name="ce1">
            <text:p>7.27654321627262</text:p>
          </table:table-cell>
          <table:table-cell office:value-type="float" office:value="9.94851946581804" table:style-name="ce1">
            <text:p>9.94851946581804</text:p>
          </table:table-cell>
          <table:table-cell office:value-type="float" office:value="6.10689864129177" table:style-name="ce1">
            <text:p>6.10689864129177</text:p>
          </table:table-cell>
          <table:table-cell office:value-type="float" office:value="6.02719422704093" table:style-name="ce1">
            <text:p>6.02719422704093</text:p>
          </table:table-cell>
        </table:table-row>
        <table:table-row table:style-name="ro1">
          <table:table-cell office:value-type="string" table:style-name="ce1">
            <text:p>Stefano Moreo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Pis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2-191</text:p>
          </table:table-cell>
          <table:table-cell office:value-type="float" office:value="8.9" table:style-name="ce1">
            <text:p>8.9</text:p>
          </table:table-cell>
          <table:table-cell office:value-type="float" office:value="7.96911909830949" table:style-name="ce1">
            <text:p>7.96911909830949</text:p>
          </table:table-cell>
          <table:table-cell office:value-type="float" office:value="8.02985861249542" table:style-name="ce1">
            <text:p>8.02985861249542</text:p>
          </table:table-cell>
          <table:table-cell office:value-type="float" office:value="7.95446839069603" table:style-name="ce1">
            <text:p>7.95446839069603</text:p>
          </table:table-cell>
          <table:table-cell office:value-type="float" office:value="8.83355084459298" table:style-name="ce1">
            <text:p>8.83355084459298</text:p>
          </table:table-cell>
          <table:table-cell office:value-type="float" office:value="8.21833027418441" table:style-name="ce1">
            <text:p>8.21833027418441</text:p>
          </table:table-cell>
          <table:table-cell office:value-type="float" office:value="10.9010090125293" table:style-name="ce1">
            <text:p>10.9010090125293</text:p>
          </table:table-cell>
          <table:table-cell office:value-type="float" office:value="7.7032771221684" table:style-name="ce1">
            <text:p>7.7032771221684</text:p>
          </table:table-cell>
          <table:table-cell office:value-type="float" office:value="7.01951389472505" table:style-name="ce1">
            <text:p>7.01951389472505</text:p>
          </table:table-cell>
          <table:table-cell office:value-type="float" office:value="9.56966965138196" table:style-name="ce1">
            <text:p>9.56966965138196</text:p>
          </table:table-cell>
        </table:table-row>
        <table:table-row table:style-name="ro1">
          <table:table-cell office:value-type="string" table:style-name="ce1">
            <text:p>David Neres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8-310</text:p>
          </table:table-cell>
          <table:table-cell office:value-type="float" office:value="9.9" table:style-name="ce1">
            <text:p>9.9</text:p>
          </table:table-cell>
          <table:table-cell office:value-type="float" office:value="8.6707658142472" table:style-name="ce1">
            <text:p>8.6707658142472</text:p>
          </table:table-cell>
          <table:table-cell office:value-type="float" office:value="13.4150230331186" table:style-name="ce1">
            <text:p>13.4150230331186</text:p>
          </table:table-cell>
          <table:table-cell office:value-type="float" office:value="15.6193887208679" table:style-name="ce1">
            <text:p>15.6193887208679</text:p>
          </table:table-cell>
          <table:table-cell office:value-type="float" office:value="12.3829268281977" table:style-name="ce1">
            <text:p>12.3829268281977</text:p>
          </table:table-cell>
          <table:table-cell office:value-type="float" office:value="13.6587912202521" table:style-name="ce1">
            <text:p>13.6587912202521</text:p>
          </table:table-cell>
          <table:table-cell office:value-type="float" office:value="7.18742742514967" table:style-name="ce1">
            <text:p>7.18742742514967</text:p>
          </table:table-cell>
          <table:table-cell office:value-type="float" office:value="13.1428380254549" table:style-name="ce1">
            <text:p>13.1428380254549</text:p>
          </table:table-cell>
          <table:table-cell office:value-type="float" office:value="6.81444719629311" table:style-name="ce1">
            <text:p>6.81444719629311</text:p>
          </table:table-cell>
          <table:table-cell office:value-type="float" office:value="8.9112537937514" table:style-name="ce1">
            <text:p>8.9112537937514</text:p>
          </table:table-cell>
        </table:table-row>
        <table:table-row table:style-name="ro1">
          <table:table-cell office:value-type="string" table:style-name="ce1">
            <text:p>Cyril Ngonge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Torino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5-226</text:p>
          </table:table-cell>
          <table:table-cell office:value-type="float" office:value="8.6" table:style-name="ce1">
            <text:p>8.6</text:p>
          </table:table-cell>
          <table:table-cell office:value-type="float" office:value="8.36435179770139" table:style-name="ce1">
            <text:p>8.36435179770139</text:p>
          </table:table-cell>
          <table:table-cell office:value-type="float" office:value="9.65223050059286" table:style-name="ce1">
            <text:p>9.65223050059286</text:p>
          </table:table-cell>
          <table:table-cell office:value-type="float" office:value="7.83294681409058" table:style-name="ce1">
            <text:p>7.83294681409058</text:p>
          </table:table-cell>
          <table:table-cell office:value-type="float" office:value="12.6031808267601" table:style-name="ce1">
            <text:p>12.6031808267601</text:p>
          </table:table-cell>
          <table:table-cell office:value-type="float" office:value="9.30133951448532" table:style-name="ce1">
            <text:p>9.30133951448532</text:p>
          </table:table-cell>
          <table:table-cell office:value-type="float" office:value="11.2261058408965" table:style-name="ce1">
            <text:p>11.2261058408965</text:p>
          </table:table-cell>
          <table:table-cell office:value-type="float" office:value="10.5901396396012" table:style-name="ce1">
            <text:p>10.5901396396012</text:p>
          </table:table-cell>
          <table:table-cell office:value-type="float" office:value="9.67725879144621" table:style-name="ce1">
            <text:p>9.67725879144621</text:p>
          </table:table-cell>
          <table:table-cell office:value-type="float" office:value="7.40020224919825" table:style-name="ce1">
            <text:p>7.40020224919825</text:p>
          </table:table-cell>
        </table:table-row>
        <table:table-row table:style-name="ro1">
          <table:table-cell office:value-type="string" table:style-name="ce1">
            <text:p>M'Bala Nzola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Pis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9-142</text:p>
          </table:table-cell>
          <table:table-cell office:value-type="float" office:value="11.7" table:style-name="ce1">
            <text:p>11.7</text:p>
          </table:table-cell>
          <table:table-cell office:value-type="float" office:value="8.00948009512538" table:style-name="ce1">
            <text:p>8.00948009512538</text:p>
          </table:table-cell>
          <table:table-cell office:value-type="float" office:value="9.54484018340143" table:style-name="ce1">
            <text:p>9.54484018340143</text:p>
          </table:table-cell>
          <table:table-cell office:value-type="float" office:value="7.0064454450762" table:style-name="ce1">
            <text:p>7.0064454450762</text:p>
          </table:table-cell>
          <table:table-cell office:value-type="float" office:value="11.3529858944598" table:style-name="ce1">
            <text:p>11.3529858944598</text:p>
          </table:table-cell>
          <table:table-cell office:value-type="float" office:value="10.6194066527239" table:style-name="ce1">
            <text:p>10.6194066527239</text:p>
          </table:table-cell>
          <table:table-cell office:value-type="float" office:value="9.69742560990677" table:style-name="ce1">
            <text:p>9.69742560990677</text:p>
          </table:table-cell>
          <table:table-cell office:value-type="float" office:value="11.8437586465304" table:style-name="ce1">
            <text:p>11.8437586465304</text:p>
          </table:table-cell>
          <table:table-cell office:value-type="float" office:value="6.57308884320508" table:style-name="ce1">
            <text:p>6.57308884320508</text:p>
          </table:table-cell>
          <table:table-cell office:value-type="float" office:value="12.1614317148142" table:style-name="ce1">
            <text:p>12.1614317148142</text:p>
          </table:table-cell>
        </table:table-row>
        <table:table-row table:style-name="ro1">
          <table:table-cell office:value-type="string" table:style-name="ce1">
            <text:p>Gift Orban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Hellas Veron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174</text:p>
          </table:table-cell>
          <table:table-cell office:value-type="float" office:value="10.8" table:style-name="ce1">
            <text:p>10.8</text:p>
          </table:table-cell>
          <table:table-cell office:value-type="float" office:value="7.95760205621818" table:style-name="ce1">
            <text:p>7.95760205621818</text:p>
          </table:table-cell>
          <table:table-cell office:value-type="float" office:value="8.02985861249542" table:style-name="ce1">
            <text:p>8.02985861249542</text:p>
          </table:table-cell>
          <table:table-cell office:value-type="float" office:value="8.07672963793523" table:style-name="ce1">
            <text:p>8.07672963793523</text:p>
          </table:table-cell>
          <table:table-cell office:value-type="float" office:value="9.07291681106403" table:style-name="ce1">
            <text:p>9.07291681106403</text:p>
          </table:table-cell>
          <table:table-cell office:value-type="float" office:value="7.79680834013589" table:style-name="ce1">
            <text:p>7.79680834013589</text:p>
          </table:table-cell>
          <table:table-cell office:value-type="float" office:value="8.34696845323081" table:style-name="ce1">
            <text:p>8.34696845323081</text:p>
          </table:table-cell>
          <table:table-cell office:value-type="float" office:value="10.0199897654779" table:style-name="ce1">
            <text:p>10.0199897654779</text:p>
          </table:table-cell>
          <table:table-cell office:value-type="float" office:value="11.2286813252085" table:style-name="ce1">
            <text:p>11.2286813252085</text:p>
          </table:table-cell>
          <table:table-cell office:value-type="float" office:value="13.8168404673034" table:style-name="ce1">
            <text:p>13.8168404673034</text:p>
          </table:table-cell>
        </table:table-row>
        <table:table-row table:style-name="ro1">
          <table:table-cell office:value-type="string" table:style-name="ce1">
            <text:p>Riccardo Orsolin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Bologn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8-348</text:p>
          </table:table-cell>
          <table:table-cell office:value-type="float" office:value="12.7" table:style-name="ce1">
            <text:p>12.7</text:p>
          </table:table-cell>
          <table:table-cell office:value-type="float" office:value="8.45240673760039" table:style-name="ce1">
            <text:p>8.45240673760039</text:p>
          </table:table-cell>
          <table:table-cell office:value-type="float" office:value="11.7019894653688" table:style-name="ce1">
            <text:p>11.7019894653688</text:p>
          </table:table-cell>
          <table:table-cell office:value-type="float" office:value="8.69755711969525" table:style-name="ce1">
            <text:p>8.69755711969525</text:p>
          </table:table-cell>
          <table:table-cell office:value-type="float" office:value="12.4934998758114" table:style-name="ce1">
            <text:p>12.4934998758114</text:p>
          </table:table-cell>
          <table:table-cell office:value-type="float" office:value="12.9111791664097" table:style-name="ce1">
            <text:p>12.9111791664097</text:p>
          </table:table-cell>
          <table:table-cell office:value-type="float" office:value="9.03676517208532" table:style-name="ce1">
            <text:p>9.03676517208532</text:p>
          </table:table-cell>
          <table:table-cell office:value-type="float" office:value="14.0792420224351" table:style-name="ce1">
            <text:p>14.0792420224351</text:p>
          </table:table-cell>
          <table:table-cell office:value-type="float" office:value="10.2744755844304" table:style-name="ce1">
            <text:p>10.2744755844304</text:p>
          </table:table-cell>
          <table:table-cell office:value-type="float" office:value="14.2664794837743" table:style-name="ce1">
            <text:p>14.2664794837743</text:p>
          </table:table-cell>
        </table:table-row>
        <table:table-row table:style-name="ro1">
          <table:table-cell office:value-type="string" table:style-name="ce1">
            <text:p>Mateo Pellegrino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Parm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312</text:p>
          </table:table-cell>
          <table:table-cell office:value-type="float" office:value="16.2" table:style-name="ce1">
            <text:p>16.2</text:p>
          </table:table-cell>
          <table:table-cell office:value-type="float" office:value="7.88863942174575" table:style-name="ce1">
            <text:p>7.88863942174575</text:p>
          </table:table-cell>
          <table:table-cell office:value-type="float" office:value="9.29464910146441" table:style-name="ce1">
            <text:p>9.29464910146441</text:p>
          </table:table-cell>
          <table:table-cell office:value-type="float" office:value="8.94945162650904" table:style-name="ce1">
            <text:p>8.94945162650904</text:p>
          </table:table-cell>
          <table:table-cell office:value-type="float" office:value="11.4700950043831" table:style-name="ce1">
            <text:p>11.4700950043831</text:p>
          </table:table-cell>
          <table:table-cell office:value-type="float" office:value="8.21833027418441" table:style-name="ce1">
            <text:p>8.21833027418441</text:p>
          </table:table-cell>
          <table:table-cell office:value-type="float" office:value="12.7451275898611" table:style-name="ce1">
            <text:p>12.7451275898611</text:p>
          </table:table-cell>
          <table:table-cell office:value-type="float" office:value="9.23455582917956" table:style-name="ce1">
            <text:p>9.23455582917956</text:p>
          </table:table-cell>
          <table:table-cell office:value-type="float" office:value="8.00312013186371" table:style-name="ce1">
            <text:p>8.00312013186371</text:p>
          </table:table-cell>
          <table:table-cell office:value-type="float" office:value="12.5419491374252" table:style-name="ce1">
            <text:p>12.5419491374252</text:p>
          </table:table-cell>
        </table:table-row>
        <table:table-row table:style-name="ro1">
          <table:table-cell office:value-type="string" table:style-name="ce1">
            <text:p>Roberto Piccol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Fiorentin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345</text:p>
          </table:table-cell>
          <table:table-cell office:value-type="float" office:value="7.8" table:style-name="ce1">
            <text:p>7.8</text:p>
          </table:table-cell>
          <table:table-cell office:value-type="float" office:value="8.015252411064" table:style-name="ce1">
            <text:p>8.015252411064</text:p>
          </table:table-cell>
          <table:table-cell office:value-type="float" office:value="6.58572816538378" table:style-name="ce1">
            <text:p>6.58572816538378</text:p>
          </table:table-cell>
          <table:table-cell office:value-type="float" office:value="6.02012113977466" table:style-name="ce1">
            <text:p>6.02012113977466</text:p>
          </table:table-cell>
          <table:table-cell office:value-type="float" office:value="6.78262245805642" table:style-name="ce1">
            <text:p>6.78262245805642</text:p>
          </table:table-cell>
          <table:table-cell office:value-type="float" office:value="6.98373710688767" table:style-name="ce1">
            <text:p>6.98373710688767</text:p>
          </table:table-cell>
          <table:table-cell office:value-type="float" office:value="8.67094864815564" table:style-name="ce1">
            <text:p>8.67094864815564</text:p>
          </table:table-cell>
          <table:table-cell office:value-type="float" office:value="7.90654179423129" table:style-name="ce1">
            <text:p>7.90654179423129</text:p>
          </table:table-cell>
          <table:table-cell office:value-type="float" office:value="10.1827170391887" table:style-name="ce1">
            <text:p>10.1827170391887</text:p>
          </table:table-cell>
          <table:table-cell office:value-type="float" office:value="8.58540056594892" table:style-name="ce1">
            <text:p>8.58540056594892</text:p>
          </table:table-cell>
        </table:table-row>
        <table:table-row table:style-name="ro1">
          <table:table-cell office:value-type="string" table:style-name="ce1">
            <text:p>Santiago Pierott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Lecce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279</text:p>
          </table:table-cell>
          <table:table-cell office:value-type="float" office:value="11.1" table:style-name="ce1">
            <text:p>11.1</text:p>
          </table:table-cell>
          <table:table-cell office:value-type="float" office:value="7.76284978387207" table:style-name="ce1">
            <text:p>7.76284978387207</text:p>
          </table:table-cell>
          <table:table-cell office:value-type="float" office:value="11.1121560780894" table:style-name="ce1">
            <text:p>11.1121560780894</text:p>
          </table:table-cell>
          <table:table-cell office:value-type="float" office:value="6.77918508624338" table:style-name="ce1">
            <text:p>6.77918508624338</text:p>
          </table:table-cell>
          <table:table-cell office:value-type="float" office:value="13.1372230086584" table:style-name="ce1">
            <text:p>13.1372230086584</text:p>
          </table:table-cell>
          <table:table-cell office:value-type="float" office:value="9.52094308088781" table:style-name="ce1">
            <text:p>9.52094308088781</text:p>
          </table:table-cell>
          <table:table-cell office:value-type="float" office:value="6.90622524102736" table:style-name="ce1">
            <text:p>6.90622524102736</text:p>
          </table:table-cell>
          <table:table-cell office:value-type="float" office:value="9.94851946581804" table:style-name="ce1">
            <text:p>9.94851946581804</text:p>
          </table:table-cell>
          <table:table-cell office:value-type="float" office:value="6.65295266851888" table:style-name="ce1">
            <text:p>6.65295266851888</text:p>
          </table:table-cell>
          <table:table-cell office:value-type="float" office:value="6.37154792648217" table:style-name="ce1">
            <text:p>6.37154792648217</text:p>
          </table:table-cell>
        </table:table-row>
        <table:table-row table:style-name="ro1">
          <table:table-cell office:value-type="string" table:style-name="ce1">
            <text:p>Andrea Pinamont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Sassuol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6-233</text:p>
          </table:table-cell>
          <table:table-cell office:value-type="float" office:value="16.4" table:style-name="ce1">
            <text:p>16.4</text:p>
          </table:table-cell>
          <table:table-cell office:value-type="float" office:value="7.87143673892681" table:style-name="ce1">
            <text:p>7.87143673892681</text:p>
          </table:table-cell>
          <table:table-cell office:value-type="float" office:value="10.865598609927" table:style-name="ce1">
            <text:p>10.865598609927</text:p>
          </table:table-cell>
          <table:table-cell office:value-type="float" office:value="10.6035859999736" table:style-name="ce1">
            <text:p>10.6035859999736</text:p>
          </table:table-cell>
          <table:table-cell office:value-type="float" office:value="9.55466173028594" table:style-name="ce1">
            <text:p>9.55466173028594</text:p>
          </table:table-cell>
          <table:table-cell office:value-type="float" office:value="6.98373710688767" table:style-name="ce1">
            <text:p>6.98373710688767</text:p>
          </table:table-cell>
          <table:table-cell office:value-type="float" office:value="3.15403215162111" table:style-name="ce1">
            <text:p>3.15403215162111</text:p>
          </table:table-cell>
          <table:table-cell office:value-type="float" office:value="9.94851946581804" table:style-name="ce1">
            <text:p>9.94851946581804</text:p>
          </table:table-cell>
          <table:table-cell office:value-type="float" office:value="9.9070796202704" table:style-name="ce1">
            <text:p>9.9070796202704</text:p>
          </table:table-cell>
          <table:table-cell office:value-type="float" office:value="12.2383239872176" table:style-name="ce1">
            <text:p>12.2383239872176</text:p>
          </table:table-cell>
        </table:table-row>
        <table:table-row table:style-name="ro1">
          <table:table-cell office:value-type="string" table:style-name="ce1">
            <text:p>Jesus Rodríguez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Com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0-047</text:p>
          </table:table-cell>
          <table:table-cell office:value-type="float" office:value="10.7" table:style-name="ce1">
            <text:p>10.7</text:p>
          </table:table-cell>
          <table:table-cell office:value-type="float" office:value="9.41755187648681" table:style-name="ce1">
            <text:p>9.41755187648681</text:p>
          </table:table-cell>
          <table:table-cell office:value-type="float" office:value="11.9402939195344" table:style-name="ce1">
            <text:p>11.9402939195344</text:p>
          </table:table-cell>
          <table:table-cell office:value-type="float" office:value="16.6315948124867" table:style-name="ce1">
            <text:p>16.6315948124867</text:p>
          </table:table-cell>
          <table:table-cell office:value-type="float" office:value="12.159226940073" table:style-name="ce1">
            <text:p>12.159226940073</text:p>
          </table:table-cell>
          <table:table-cell office:value-type="float" office:value="17.192837818207" table:style-name="ce1">
            <text:p>17.192837818207</text:p>
          </table:table-cell>
          <table:table-cell office:value-type="float" office:value="7.69347613852866" table:style-name="ce1">
            <text:p>7.69347613852866</text:p>
          </table:table-cell>
          <table:table-cell office:value-type="float" office:value="15.5411815125937" table:style-name="ce1">
            <text:p>15.5411815125937</text:p>
          </table:table-cell>
          <table:table-cell office:value-type="float" office:value="7.48227704524814" table:style-name="ce1">
            <text:p>7.48227704524814</text:p>
          </table:table-cell>
          <table:table-cell office:value-type="float" office:value="6.87475218553884" table:style-name="ce1">
            <text:p>6.87475218553884</text:p>
          </table:table-cell>
        </table:table-row>
        <table:table-row table:style-name="ro1">
          <table:table-cell office:value-type="string" table:style-name="ce1">
            <text:p>Gianluca Scamacca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Atalant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7-006</text:p>
          </table:table-cell>
          <table:table-cell office:value-type="float" office:value="8.5" table:style-name="ce1">
            <text:p>8.5</text:p>
          </table:table-cell>
          <table:table-cell office:value-type="float" office:value="8.44652754510597" table:style-name="ce1">
            <text:p>8.44652754510597</text:p>
          </table:table-cell>
          <table:table-cell office:value-type="float" office:value="9.11644462870389" table:style-name="ce1">
            <text:p>9.11644462870389</text:p>
          </table:table-cell>
          <table:table-cell office:value-type="float" office:value="6.55635885415152" table:style-name="ce1">
            <text:p>6.55635885415152</text:p>
          </table:table-cell>
          <table:table-cell office:value-type="float" office:value="11.1171804043765" table:style-name="ce1">
            <text:p>11.1171804043765</text:p>
          </table:table-cell>
          <table:table-cell office:value-type="float" office:value="6.98373710688767" table:style-name="ce1">
            <text:p>6.98373710688767</text:p>
          </table:table-cell>
          <table:table-cell office:value-type="float" office:value="12.5343718633745" table:style-name="ce1">
            <text:p>12.5343718633745</text:p>
          </table:table-cell>
          <table:table-cell office:value-type="float" office:value="9.44834623517137" table:style-name="ce1">
            <text:p>9.44834623517137</text:p>
          </table:table-cell>
          <table:table-cell office:value-type="float" office:value="10.7769718438751" table:style-name="ce1">
            <text:p>10.7769718438751</text:p>
          </table:table-cell>
          <table:table-cell office:value-type="float" office:value="12.3909454634977" table:style-name="ce1">
            <text:p>12.3909454634977</text:p>
          </table:table-cell>
        </table:table-row>
        <table:table-row table:style-name="ro1">
          <table:table-cell office:value-type="string" table:style-name="ce1">
            <text:p>Giovanni Simeone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Torin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0-186</text:p>
          </table:table-cell>
          <table:table-cell office:value-type="float" office:value="10.8" table:style-name="ce1">
            <text:p>10.8</text:p>
          </table:table-cell>
          <table:table-cell office:value-type="float" office:value="8.38193966692559" table:style-name="ce1">
            <text:p>8.38193966692559</text:p>
          </table:table-cell>
          <table:table-cell office:value-type="float" office:value="9.15204358847888" table:style-name="ce1">
            <text:p>9.15204358847888</text:p>
          </table:table-cell>
          <table:table-cell office:value-type="float" office:value="7.95446839069603" table:style-name="ce1">
            <text:p>7.95446839069603</text:p>
          </table:table-cell>
          <table:table-cell office:value-type="float" office:value="9.31340343724938" table:style-name="ce1">
            <text:p>9.31340343724938</text:p>
          </table:table-cell>
          <table:table-cell office:value-type="float" office:value="9.08239024507711" table:style-name="ce1">
            <text:p>9.08239024507711</text:p>
          </table:table-cell>
          <table:table-cell office:value-type="float" office:value="10.2624454018317" table:style-name="ce1">
            <text:p>10.2624454018317</text:p>
          </table:table-cell>
          <table:table-cell office:value-type="float" office:value="10.1628509603393" table:style-name="ce1">
            <text:p>10.1628509603393</text:p>
          </table:table-cell>
          <table:table-cell office:value-type="float" office:value="11.6291077280382" table:style-name="ce1">
            <text:p>11.6291077280382</text:p>
          </table:table-cell>
          <table:table-cell office:value-type="float" office:value="12.9118849738772" table:style-name="ce1">
            <text:p>12.9118849738772</text:p>
          </table:table-cell>
        </table:table-row>
        <table:table-row table:style-name="ro1">
          <table:table-cell office:value-type="string" table:style-name="ce1">
            <text:p>Nikola Štulić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Lecc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121</text:p>
          </table:table-cell>
          <table:table-cell office:value-type="float" office:value="11" table:style-name="ce1">
            <text:p>11</text:p>
          </table:table-cell>
          <table:table-cell office:value-type="float" office:value="7.83135737404265" table:style-name="ce1">
            <text:p>7.83135737404265</text:p>
          </table:table-cell>
          <table:table-cell office:value-type="float" office:value="8.20226184028071" table:style-name="ce1">
            <text:p>8.20226184028071</text:p>
          </table:table-cell>
          <table:table-cell office:value-type="float" office:value="7.23788913300009" table:style-name="ce1">
            <text:p>7.23788913300009</text:p>
          </table:table-cell>
          <table:table-cell office:value-type="float" office:value="8.00945824550915" table:style-name="ce1">
            <text:p>8.00945824550915</text:p>
          </table:table-cell>
          <table:table-cell office:value-type="float" office:value="6.98373710688767" table:style-name="ce1">
            <text:p>6.98373710688767</text:p>
          </table:table-cell>
          <table:table-cell office:value-type="float" office:value="7.69347613852866" table:style-name="ce1">
            <text:p>7.69347613852866</text:p>
          </table:table-cell>
          <table:table-cell office:value-type="float" office:value="8.31927274727275" table:style-name="ce1">
            <text:p>8.31927274727275</text:p>
          </table:table-cell>
          <table:table-cell office:value-type="float" office:value="6.65295266851888" table:style-name="ce1">
            <text:p>6.65295266851888</text:p>
          </table:table-cell>
          <table:table-cell office:value-type="float" office:value="7.55398248004549" table:style-name="ce1">
            <text:p>7.55398248004549</text:p>
          </table:table-cell>
        </table:table-row>
        <table:table-row table:style-name="ro1">
          <table:table-cell office:value-type="string" table:style-name="ce1">
            <text:p>Marcus Thuram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Inter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8-154</text:p>
          </table:table-cell>
          <table:table-cell office:value-type="float" office:value="8.7" table:style-name="ce1">
            <text:p>8.7</text:p>
          </table:table-cell>
          <table:table-cell office:value-type="float" office:value="9.1474643380287" table:style-name="ce1">
            <text:p>9.1474643380287</text:p>
          </table:table-cell>
          <table:table-cell office:value-type="float" office:value="9.83131951544885" table:style-name="ce1">
            <text:p>9.83131951544885</text:p>
          </table:table-cell>
          <table:table-cell office:value-type="float" office:value="10.4767657268438" table:style-name="ce1">
            <text:p>10.4767657268438</text:p>
          </table:table-cell>
          <table:table-cell office:value-type="float" office:value="9.07291681106403" table:style-name="ce1">
            <text:p>9.07291681106403</text:p>
          </table:table-cell>
          <table:table-cell office:value-type="float" office:value="11.2692698374065" table:style-name="ce1">
            <text:p>11.2692698374065</text:p>
          </table:table-cell>
          <table:table-cell office:value-type="float" office:value="12.3740744417124" table:style-name="ce1">
            <text:p>12.3740744417124</text:p>
          </table:table-cell>
          <table:table-cell office:value-type="float" office:value="12.1131640252305" table:style-name="ce1">
            <text:p>12.1131640252305</text:p>
          </table:table-cell>
          <table:table-cell office:value-type="float" office:value="11.6731694580338" table:style-name="ce1">
            <text:p>11.6731694580338</text:p>
          </table:table-cell>
          <table:table-cell office:value-type="float" office:value="12.4666544324367" table:style-name="ce1">
            <text:p>12.4666544324367</text:p>
          </table:table-cell>
        </table:table-row>
        <table:table-row table:style-name="ro1">
          <table:table-cell office:value-type="string" table:style-name="ce1">
            <text:p>Mattéo Tramon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Pis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5-352</text:p>
          </table:table-cell>
          <table:table-cell office:value-type="float" office:value="9.7" table:style-name="ce1">
            <text:p>9.7</text:p>
          </table:table-cell>
          <table:table-cell office:value-type="float" office:value="8.58205370061455" table:style-name="ce1">
            <text:p>8.58205370061455</text:p>
          </table:table-cell>
          <table:table-cell office:value-type="float" office:value="9.33034720722778" table:style-name="ce1">
            <text:p>9.33034720722778</text:p>
          </table:table-cell>
          <table:table-cell office:value-type="float" office:value="10.6035859999736" table:style-name="ce1">
            <text:p>10.6035859999736</text:p>
          </table:table-cell>
          <table:table-cell office:value-type="float" office:value="12.926584877624" table:style-name="ce1">
            <text:p>12.926584877624</text:p>
          </table:table-cell>
          <table:table-cell office:value-type="float" office:value="10.6194066527239" table:style-name="ce1">
            <text:p>10.6194066527239</text:p>
          </table:table-cell>
          <table:table-cell office:value-type="float" office:value="4.5133245871376" table:style-name="ce1">
            <text:p>4.5133245871376</text:p>
          </table:table-cell>
          <table:table-cell office:value-type="float" office:value="9.66258856788584" table:style-name="ce1">
            <text:p>9.66258856788584</text:p>
          </table:table-cell>
          <table:table-cell office:value-type="float" office:value="6.85518098911373" table:style-name="ce1">
            <text:p>6.85518098911373</text:p>
          </table:table-cell>
          <table:table-cell office:value-type="float" office:value="8.18294944215389" table:style-name="ce1">
            <text:p>8.18294944215389</text:p>
          </table:table-cell>
        </table:table-row>
        <table:table-row table:style-name="ro1">
          <table:table-cell office:value-type="string" table:style-name="ce1">
            <text:p>Jamie Vardy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Cremones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8-361</text:p>
          </table:table-cell>
          <table:table-cell office:value-type="float" office:value="12.6" table:style-name="ce1">
            <text:p>12.6</text:p>
          </table:table-cell>
          <table:table-cell office:value-type="float" office:value="7.73438097528484" table:style-name="ce1">
            <text:p>7.73438097528484</text:p>
          </table:table-cell>
          <table:table-cell office:value-type="float" office:value="7.52154568272716" table:style-name="ce1">
            <text:p>7.52154568272716</text:p>
          </table:table-cell>
          <table:table-cell office:value-type="float" office:value="6.89227611948745" table:style-name="ce1">
            <text:p>6.89227611948745</text:p>
          </table:table-cell>
          <table:table-cell office:value-type="float" office:value="7.55188616975285" table:style-name="ce1">
            <text:p>7.55188616975285</text:p>
          </table:table-cell>
          <table:table-cell office:value-type="float" office:value="7.79680834013589" table:style-name="ce1">
            <text:p>7.79680834013589</text:p>
          </table:table-cell>
          <table:table-cell office:value-type="float" office:value="7.69347613852866" table:style-name="ce1">
            <text:p>7.69347613852866</text:p>
          </table:table-cell>
          <table:table-cell office:value-type="float" office:value="8.95062928185639" table:style-name="ce1">
            <text:p>8.95062928185639</text:p>
          </table:table-cell>
          <table:table-cell office:value-type="float" office:value="7.14418905295964" table:style-name="ce1">
            <text:p>7.14418905295964</text:p>
          </table:table-cell>
          <table:table-cell office:value-type="float" office:value="10.5605627138888" table:style-name="ce1">
            <text:p>10.5605627138888</text:p>
          </table:table-cell>
        </table:table-row>
        <table:table-row table:style-name="ro1">
          <table:table-cell office:value-type="string" table:style-name="ce1">
            <text:p>Vitinha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Geno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5-298</text:p>
          </table:table-cell>
          <table:table-cell office:value-type="float" office:value="11" table:style-name="ce1">
            <text:p>11</text:p>
          </table:table-cell>
          <table:table-cell office:value-type="float" office:value="8.9501822322288" table:style-name="ce1">
            <text:p>8.9501822322288</text:p>
          </table:table-cell>
          <table:table-cell office:value-type="float" office:value="9.15204358847888" table:style-name="ce1">
            <text:p>9.15204358847888</text:p>
          </table:table-cell>
          <table:table-cell office:value-type="float" office:value="10.7300941389837" table:style-name="ce1">
            <text:p>10.7300941389837</text:p>
          </table:table-cell>
          <table:table-cell office:value-type="float" office:value="9.19304172388011" table:style-name="ce1">
            <text:p>9.19304172388011</text:p>
          </table:table-cell>
          <table:table-cell office:value-type="float" office:value="10.40054835931" table:style-name="ce1">
            <text:p>10.40054835931</text:p>
          </table:table-cell>
          <table:table-cell office:value-type="float" office:value="7.25867446520522" table:style-name="ce1">
            <text:p>7.25867446520522</text:p>
          </table:table-cell>
          <table:table-cell office:value-type="float" office:value="10.7318954341719" table:style-name="ce1">
            <text:p>10.7318954341719</text:p>
          </table:table-cell>
          <table:table-cell office:value-type="float" office:value="8.22431715343646" table:style-name="ce1">
            <text:p>8.22431715343646</text:p>
          </table:table-cell>
          <table:table-cell office:value-type="float" office:value="8.82951903810356" table:style-name="ce1">
            <text:p>8.82951903810356</text:p>
          </table:table-cell>
        </table:table-row>
        <table:table-row table:style-name="ro1">
          <table:table-cell office:value-type="string" table:style-name="ce1">
            <text:p>Dušan Vlahović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Juventus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344</text:p>
          </table:table-cell>
          <table:table-cell office:value-type="float" office:value="7.6" table:style-name="ce1">
            <text:p>7.6</text:p>
          </table:table-cell>
          <table:table-cell office:value-type="float" office:value="8.6707658142472" table:style-name="ce1">
            <text:p>8.6707658142472</text:p>
          </table:table-cell>
          <table:table-cell office:value-type="float" office:value="7.58847690143479" table:style-name="ce1">
            <text:p>7.58847690143479</text:p>
          </table:table-cell>
          <table:table-cell office:value-type="float" office:value="8.19968662867128" table:style-name="ce1">
            <text:p>8.19968662867128</text:p>
          </table:table-cell>
          <table:table-cell office:value-type="float" office:value="7.10689619901871" table:style-name="ce1">
            <text:p>7.10689619901871</text:p>
          </table:table-cell>
          <table:table-cell office:value-type="float" office:value="8.64750373584592" table:style-name="ce1">
            <text:p>8.64750373584592</text:p>
          </table:table-cell>
          <table:table-cell office:value-type="float" office:value="10.9010090125293" table:style-name="ce1">
            <text:p>10.9010090125293</text:p>
          </table:table-cell>
          <table:table-cell office:value-type="float" office:value="9.59113951183087" table:style-name="ce1">
            <text:p>9.59113951183087</text:p>
          </table:table-cell>
          <table:table-cell office:value-type="float" office:value="10.9131096653974" table:style-name="ce1">
            <text:p>10.9131096653974</text:p>
          </table:table-cell>
          <table:table-cell office:value-type="float" office:value="10.9695744170864" table:style-name="ce1">
            <text:p>10.9695744170864</text:p>
          </table:table-cell>
        </table:table-row>
        <table:table-row table:style-name="ro1">
          <table:table-cell office:value-type="string" table:style-name="ce1">
            <text:p>Mattia Zaccagn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0-205</text:p>
          </table:table-cell>
          <table:table-cell office:value-type="float" office:value="15" table:style-name="ce1">
            <text:p>15</text:p>
          </table:table-cell>
          <table:table-cell office:value-type="float" office:value="8.52894721996032" table:style-name="ce1">
            <text:p>8.52894721996032</text:p>
          </table:table-cell>
          <table:table-cell office:value-type="float" office:value="16.3033674372338" table:style-name="ce1">
            <text:p>16.3033674372338</text:p>
          </table:table-cell>
          <table:table-cell office:value-type="float" office:value="8.32329435944052" table:style-name="ce1">
            <text:p>8.32329435944052</text:p>
          </table:table-cell>
          <table:table-cell office:value-type="float" office:value="15.1492144124421" table:style-name="ce1">
            <text:p>15.1492144124421</text:p>
          </table:table-cell>
          <table:table-cell office:value-type="float" office:value="14.1799751745112" table:style-name="ce1">
            <text:p>14.1799751745112</text:p>
          </table:table-cell>
          <table:table-cell office:value-type="float" office:value="8.19584698352945" table:style-name="ce1">
            <text:p>8.19584698352945</text:p>
          </table:table-cell>
          <table:table-cell office:value-type="float" office:value="13.9115570658903" table:style-name="ce1">
            <text:p>13.9115570658903</text:p>
          </table:table-cell>
          <table:table-cell office:value-type="float" office:value="7.35456942144499" table:style-name="ce1">
            <text:p>7.35456942144499</text:p>
          </table:table-cell>
          <table:table-cell office:value-type="float" office:value="9.65232876399208" table:style-name="ce1">
            <text:p>9.65232876399208</text:p>
          </table:table-cell>
        </table:table-row>
        <table:table-row table:style-name="ro1">
          <table:table-cell office:value-type="string" table:style-name="ce1">
            <text:p>Nicolò Zaniolo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Udines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6-189</text:p>
          </table:table-cell>
          <table:table-cell office:value-type="float" office:value="12.2" table:style-name="ce1">
            <text:p>12.2</text:p>
          </table:table-cell>
          <table:table-cell office:value-type="float" office:value="9.44761881471538" table:style-name="ce1">
            <text:p>9.44761881471538</text:p>
          </table:table-cell>
          <table:table-cell office:value-type="float" office:value="12.2751913913751" table:style-name="ce1">
            <text:p>12.2751913913751</text:p>
          </table:table-cell>
          <table:table-cell office:value-type="float" office:value="9.96739217920774" table:style-name="ce1">
            <text:p>9.96739217920774</text:p>
          </table:table-cell>
          <table:table-cell office:value-type="float" office:value="14.5732800486073" table:style-name="ce1">
            <text:p>14.5732800486073</text:p>
          </table:table-cell>
          <table:table-cell office:value-type="float" office:value="11.9038451827157" table:style-name="ce1">
            <text:p>11.9038451827157</text:p>
          </table:table-cell>
          <table:table-cell office:value-type="float" office:value="7.97101662812855" table:style-name="ce1">
            <text:p>7.97101662812855</text:p>
          </table:table-cell>
          <table:table-cell office:value-type="float" office:value="10.0199897654779" table:style-name="ce1">
            <text:p>10.0199897654779</text:p>
          </table:table-cell>
          <table:table-cell office:value-type="float" office:value="9.3559389595027" table:style-name="ce1">
            <text:p>9.3559389595027</text:p>
          </table:table-cell>
          <table:table-cell office:value-type="float" office:value="10.9695744170864" table:style-name="ce1">
            <text:p>10.9695744170864</text:p>
          </table:table-cell>
        </table:table-row>
        <table:table-row table:style-name="ro1">
          <table:table-cell office:value-type="string" table:style-name="ce1">
            <text:p>Mohamed Amoura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Wolfsburg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243</text:p>
          </table:table-cell>
          <table:table-cell office:value-type="float" office:value="10.4" table:style-name="ce1">
            <text:p>10.4</text:p>
          </table:table-cell>
          <table:table-cell office:value-type="float" office:value="8.99679675413488" table:style-name="ce1">
            <text:p>8.99679675413488</text:p>
          </table:table-cell>
          <table:table-cell office:value-type="float" office:value="10.0065376317445" table:style-name="ce1">
            <text:p>10.0065376317445</text:p>
          </table:table-cell>
          <table:table-cell office:value-type="float" office:value="12.0055324256193" table:style-name="ce1">
            <text:p>12.0055324256193</text:p>
          </table:table-cell>
          <table:table-cell office:value-type="float" office:value="9.58525296314705" table:style-name="ce1">
            <text:p>9.58525296314705</text:p>
          </table:table-cell>
          <table:table-cell office:value-type="float" office:value="10.8720155406057" table:style-name="ce1">
            <text:p>10.8720155406057</text:p>
          </table:table-cell>
          <table:table-cell office:value-type="float" office:value="6.26853589243009" table:style-name="ce1">
            <text:p>6.26853589243009</text:p>
          </table:table-cell>
          <table:table-cell office:value-type="float" office:value="11.4690437968717" table:style-name="ce1">
            <text:p>11.4690437968717</text:p>
          </table:table-cell>
          <table:table-cell office:value-type="float" office:value="9.29398943505369" table:style-name="ce1">
            <text:p>9.29398943505369</text:p>
          </table:table-cell>
          <table:table-cell office:value-type="float" office:value="14.1861146016534" table:style-name="ce1">
            <text:p>14.1861146016534</text:p>
          </table:table-cell>
        </table:table-row>
        <table:table-row table:style-name="ro1">
          <table:table-cell office:value-type="string" table:style-name="ce1">
            <text:p>Fisnik Asllani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Hoffenheim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3-152</text:p>
          </table:table-cell>
          <table:table-cell office:value-type="float" office:value="10.7" table:style-name="ce1">
            <text:p>10.7</text:p>
          </table:table-cell>
          <table:table-cell office:value-type="float" office:value="8.26796238543946" table:style-name="ce1">
            <text:p>8.26796238543946</text:p>
          </table:table-cell>
          <table:table-cell office:value-type="float" office:value="10.4728232608404" table:style-name="ce1">
            <text:p>10.4728232608404</text:p>
          </table:table-cell>
          <table:table-cell office:value-type="float" office:value="11.8844229918681" table:style-name="ce1">
            <text:p>11.8844229918681</text:p>
          </table:table-cell>
          <table:table-cell office:value-type="float" office:value="12.4225733388537" table:style-name="ce1">
            <text:p>12.4225733388537</text:p>
          </table:table-cell>
          <table:table-cell office:value-type="float" office:value="7.61378386940755" table:style-name="ce1">
            <text:p>7.61378386940755</text:p>
          </table:table-cell>
          <table:table-cell office:value-type="float" office:value="8.37369300537562" table:style-name="ce1">
            <text:p>8.37369300537562</text:p>
          </table:table-cell>
          <table:table-cell office:value-type="float" office:value="10.6240461699308" table:style-name="ce1">
            <text:p>10.6240461699308</text:p>
          </table:table-cell>
          <table:table-cell office:value-type="float" office:value="9.56999237148904" table:style-name="ce1">
            <text:p>9.56999237148904</text:p>
          </table:table-cell>
          <table:table-cell office:value-type="float" office:value="13.522266683687" table:style-name="ce1">
            <text:p>13.522266683687</text:p>
          </table:table-cell>
        </table:table-row>
        <table:table-row table:style-name="ro1">
          <table:table-cell office:value-type="string" table:style-name="ce1">
            <text:p>Johan Bakayoko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RB Leipzig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2-262</text:p>
          </table:table-cell>
          <table:table-cell office:value-type="float" office:value="7.4" table:style-name="ce1">
            <text:p>7.4</text:p>
          </table:table-cell>
          <table:table-cell office:value-type="float" office:value="8.66883445087932" table:style-name="ce1">
            <text:p>8.66883445087932</text:p>
          </table:table-cell>
          <table:table-cell office:value-type="float" office:value="10.7227011564637" table:style-name="ce1">
            <text:p>10.7227011564637</text:p>
          </table:table-cell>
          <table:table-cell office:value-type="float" office:value="7.49716918374501" table:style-name="ce1">
            <text:p>7.49716918374501</text:p>
          </table:table-cell>
          <table:table-cell office:value-type="float" office:value="8.15157308248488" table:style-name="ce1">
            <text:p>8.15157308248488</text:p>
          </table:table-cell>
          <table:table-cell office:value-type="float" office:value="9.99293727663846" table:style-name="ce1">
            <text:p>9.99293727663846</text:p>
          </table:table-cell>
          <table:table-cell office:value-type="float" office:value="10.2953027510371" table:style-name="ce1">
            <text:p>10.2953027510371</text:p>
          </table:table-cell>
          <table:table-cell office:value-type="float" office:value="10.6240461699308" table:style-name="ce1">
            <text:p>10.6240461699308</text:p>
          </table:table-cell>
          <table:table-cell office:value-type="float" office:value="9.24808186150287" table:style-name="ce1">
            <text:p>9.24808186150287</text:p>
          </table:table-cell>
          <table:table-cell office:value-type="float" office:value="8.04950247238639" table:style-name="ce1">
            <text:p>8.04950247238639</text:p>
          </table:table-cell>
        </table:table-row>
        <table:table-row table:style-name="ro1">
          <table:table-cell office:value-type="string" table:style-name="ce1">
            <text:p>Jan-Niklas Beste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Freiburg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7-003</text:p>
          </table:table-cell>
          <table:table-cell office:value-type="float" office:value="9.1" table:style-name="ce1">
            <text:p>9.1</text:p>
          </table:table-cell>
          <table:table-cell office:value-type="float" office:value="8.86527486957282" table:style-name="ce1">
            <text:p>8.86527486957282</text:p>
          </table:table-cell>
          <table:table-cell office:value-type="float" office:value="10.7227011564637" table:style-name="ce1">
            <text:p>10.7227011564637</text:p>
          </table:table-cell>
          <table:table-cell office:value-type="float" office:value="11.0171330938928" table:style-name="ce1">
            <text:p>11.0171330938928</text:p>
          </table:table-cell>
          <table:table-cell office:value-type="float" office:value="10.0702157790842" table:style-name="ce1">
            <text:p>10.0702157790842</text:p>
          </table:table-cell>
          <table:table-cell office:value-type="float" office:value="7.61378386940755" table:style-name="ce1">
            <text:p>7.61378386940755</text:p>
          </table:table-cell>
          <table:table-cell office:value-type="float" office:value="7.12161955562754" table:style-name="ce1">
            <text:p>7.12161955562754</text:p>
          </table:table-cell>
          <table:table-cell office:value-type="float" office:value="9.90865835406326" table:style-name="ce1">
            <text:p>9.90865835406326</text:p>
          </table:table-cell>
          <table:table-cell office:value-type="float" office:value="7.00056620144284" table:style-name="ce1">
            <text:p>7.00056620144284</text:p>
          </table:table-cell>
          <table:table-cell office:value-type="float" office:value="6.60538336096222" table:style-name="ce1">
            <text:p>6.60538336096222</text:p>
          </table:table-cell>
        </table:table-row>
        <table:table-row table:style-name="ro1">
          <table:table-cell office:value-type="string" table:style-name="ce1">
            <text:p>Marius Bülter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Köl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2-284</text:p>
          </table:table-cell>
          <table:table-cell office:value-type="float" office:value="8.2" table:style-name="ce1">
            <text:p>8.2</text:p>
          </table:table-cell>
          <table:table-cell office:value-type="float" office:value="8.60360671756274" table:style-name="ce1">
            <text:p>8.60360671756274</text:p>
          </table:table-cell>
          <table:table-cell office:value-type="float" office:value="9.82685892246273" table:style-name="ce1">
            <text:p>9.82685892246273</text:p>
          </table:table-cell>
          <table:table-cell office:value-type="float" office:value="14.8592197735619" table:style-name="ce1">
            <text:p>14.8592197735619</text:p>
          </table:table-cell>
          <table:table-cell office:value-type="float" office:value="10.914361195054" table:style-name="ce1">
            <text:p>10.914361195054</text:p>
          </table:table-cell>
          <table:table-cell office:value-type="float" office:value="7.20575412504134" table:style-name="ce1">
            <text:p>7.20575412504134</text:p>
          </table:table-cell>
          <table:table-cell office:value-type="float" office:value="7.71810839937774" table:style-name="ce1">
            <text:p>7.71810839937774</text:p>
          </table:table-cell>
          <table:table-cell office:value-type="float" office:value="9.26412217655153" table:style-name="ce1">
            <text:p>9.26412217655153</text:p>
          </table:table-cell>
          <table:table-cell office:value-type="float" office:value="9.3399276018978" table:style-name="ce1">
            <text:p>9.3399276018978</text:p>
          </table:table-cell>
          <table:table-cell office:value-type="float" office:value="9.76618869731855" table:style-name="ce1">
            <text:p>9.76618869731855</text:p>
          </table:table-cell>
        </table:table-row>
        <table:table-row table:style-name="ro1">
          <table:table-cell office:value-type="string" table:style-name="ce1">
            <text:p>Jonathan Burkardt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Eint Frankfurt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180</text:p>
          </table:table-cell>
          <table:table-cell office:value-type="float" office:value="7.6" table:style-name="ce1">
            <text:p>7.6</text:p>
          </table:table-cell>
          <table:table-cell office:value-type="float" office:value="8.0756932539958" table:style-name="ce1">
            <text:p>8.0756932539958</text:p>
          </table:table-cell>
          <table:table-cell office:value-type="float" office:value="7.4787627063553" table:style-name="ce1">
            <text:p>7.4787627063553</text:p>
          </table:table-cell>
          <table:table-cell office:value-type="float" office:value="6.25087262503248" table:style-name="ce1">
            <text:p>6.25087262503248</text:p>
          </table:table-cell>
          <table:table-cell office:value-type="float" office:value="7.57606510092601" table:style-name="ce1">
            <text:p>7.57606510092601</text:p>
          </table:table-cell>
          <table:table-cell office:value-type="float" office:value="6.61636745384679" table:style-name="ce1">
            <text:p>6.61636745384679</text:p>
          </table:table-cell>
          <table:table-cell office:value-type="float" office:value="13.2146425293109" table:style-name="ce1">
            <text:p>13.2146425293109</text:p>
          </table:table-cell>
          <table:table-cell office:value-type="float" office:value="6.87373719981675" table:style-name="ce1">
            <text:p>6.87373719981675</text:p>
          </table:table-cell>
          <table:table-cell office:value-type="float" office:value="11.5776614178775" table:style-name="ce1">
            <text:p>11.5776614178775</text:p>
          </table:table-cell>
          <table:table-cell office:value-type="float" office:value="15.8758118035712" table:style-name="ce1">
            <text:p>15.8758118035712</text:p>
          </table:table-cell>
        </table:table-row>
        <table:table-row table:style-name="ro1">
          <table:table-cell office:value-type="string" table:style-name="ce1">
            <text:p>Luis Díaz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Bayern Munich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8-359</text:p>
          </table:table-cell>
          <table:table-cell office:value-type="float" office:value="12.9" table:style-name="ce1">
            <text:p>12.9</text:p>
          </table:table-cell>
          <table:table-cell office:value-type="float" office:value="9.74965704863228" table:style-name="ce1">
            <text:p>9.74965704863228</text:p>
          </table:table-cell>
          <table:table-cell office:value-type="float" office:value="17.8212341766062" table:style-name="ce1">
            <text:p>17.8212341766062</text:p>
          </table:table-cell>
          <table:table-cell office:value-type="float" office:value="17.0765626429139" table:style-name="ce1">
            <text:p>17.0765626429139</text:p>
          </table:table-cell>
          <table:table-cell office:value-type="float" office:value="15.7823786693394" table:style-name="ce1">
            <text:p>15.7823786693394</text:p>
          </table:table-cell>
          <table:table-cell office:value-type="float" office:value="16.5878547203597" table:style-name="ce1">
            <text:p>16.5878547203597</text:p>
          </table:table-cell>
          <table:table-cell office:value-type="float" office:value="8.93010532416819" table:style-name="ce1">
            <text:p>8.93010532416819</text:p>
          </table:table-cell>
          <table:table-cell office:value-type="float" office:value="17.1807866778026" table:style-name="ce1">
            <text:p>17.1807866778026</text:p>
          </table:table-cell>
          <table:table-cell office:value-type="float" office:value="10.9480502513058" table:style-name="ce1">
            <text:p>10.9480502513058</text:p>
          </table:table-cell>
          <table:table-cell office:value-type="float" office:value="16.3811746600118" table:style-name="ce1">
            <text:p>16.3811746600118</text:p>
          </table:table-cell>
        </table:table-row>
        <table:table-row table:style-name="ro1">
          <table:table-cell office:value-type="string" table:style-name="ce1">
            <text:p>Yan Diomandé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RB Leipzig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19-054</text:p>
          </table:table-cell>
          <table:table-cell office:value-type="float" office:value="9.9" table:style-name="ce1">
            <text:p>9.9</text:p>
          </table:table-cell>
          <table:table-cell office:value-type="float" office:value="9.91891535282342" table:style-name="ce1">
            <text:p>9.91891535282342</text:p>
          </table:table-cell>
          <table:table-cell office:value-type="float" office:value="14.7599453026111" table:style-name="ce1">
            <text:p>14.7599453026111</text:p>
          </table:table-cell>
          <table:table-cell office:value-type="float" office:value="11.7625277361769" table:style-name="ce1">
            <text:p>11.7625277361769</text:p>
          </table:table-cell>
          <table:table-cell office:value-type="float" office:value="12.9679720223763" table:style-name="ce1">
            <text:p>12.9679720223763</text:p>
          </table:table-cell>
          <table:table-cell office:value-type="float" office:value="17.4456757381372" table:style-name="ce1">
            <text:p>17.4456757381372</text:p>
          </table:table-cell>
          <table:table-cell office:value-type="float" office:value="12.4853937889475" table:style-name="ce1">
            <text:p>12.4853937889475</text:p>
          </table:table-cell>
          <table:table-cell office:value-type="float" office:value="14.6058694556578" table:style-name="ce1">
            <text:p>14.6058694556578</text:p>
          </table:table-cell>
          <table:table-cell office:value-type="float" office:value="10.9480502513058" table:style-name="ce1">
            <text:p>10.9480502513058</text:p>
          </table:table-cell>
          <table:table-cell office:value-type="float" office:value="12.7318916908736" table:style-name="ce1">
            <text:p>12.7318916908736</text:p>
          </table:table-cell>
        </table:table-row>
        <table:table-row table:style-name="ro1">
          <table:table-cell office:value-type="string" table:style-name="ce1">
            <text:p>Ritsu Doan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Eint Frankfurt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7-205</text:p>
          </table:table-cell>
          <table:table-cell office:value-type="float" office:value="13.6" table:style-name="ce1">
            <text:p>13.6</text:p>
          </table:table-cell>
          <table:table-cell office:value-type="float" office:value="9.00278456512808" table:style-name="ce1">
            <text:p>9.00278456512808</text:p>
          </table:table-cell>
          <table:table-cell office:value-type="float" office:value="16.3724984387361" table:style-name="ce1">
            <text:p>16.3724984387361</text:p>
          </table:table-cell>
          <table:table-cell office:value-type="float" office:value="16.5191119199321" table:style-name="ce1">
            <text:p>16.5191119199321</text:p>
          </table:table-cell>
          <table:table-cell office:value-type="float" office:value="15.9812436011003" table:style-name="ce1">
            <text:p>15.9812436011003</text:p>
          </table:table-cell>
          <table:table-cell office:value-type="float" office:value="11.9419578140371" table:style-name="ce1">
            <text:p>11.9419578140371</text:p>
          </table:table-cell>
          <table:table-cell office:value-type="float" office:value="10.7232749508493" table:style-name="ce1">
            <text:p>10.7232749508493</text:p>
          </table:table-cell>
          <table:table-cell office:value-type="float" office:value="14.1795482948598" table:style-name="ce1">
            <text:p>14.1795482948598</text:p>
          </table:table-cell>
          <table:table-cell office:value-type="float" office:value="7.63540461187751" table:style-name="ce1">
            <text:p>7.63540461187751</text:p>
          </table:table-cell>
          <table:table-cell office:value-type="float" office:value="10.5118821776598" table:style-name="ce1">
            <text:p>10.5118821776598</text:p>
          </table:table-cell>
        </table:table-row>
        <table:table-row table:style-name="ro1">
          <table:table-cell office:value-type="string" table:style-name="ce1">
            <text:p>Jean-Luc Dompé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Hamburger SV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0-148</text:p>
          </table:table-cell>
          <table:table-cell office:value-type="float" office:value="9.1" table:style-name="ce1">
            <text:p>9.1</text:p>
          </table:table-cell>
          <table:table-cell office:value-type="float" office:value="9.59860293965506" table:style-name="ce1">
            <text:p>9.59860293965506</text:p>
          </table:table-cell>
          <table:table-cell office:value-type="float" office:value="11.0066123531372" table:style-name="ce1">
            <text:p>11.0066123531372</text:p>
          </table:table-cell>
          <table:table-cell office:value-type="float" office:value="12.5978767621891" table:style-name="ce1">
            <text:p>12.5978767621891</text:p>
          </table:table-cell>
          <table:table-cell office:value-type="float" office:value="12.752640391945" table:style-name="ce1">
            <text:p>12.752640391945</text:p>
          </table:table-cell>
          <table:table-cell office:value-type="float" office:value="12.1496626593989" table:style-name="ce1">
            <text:p>12.1496626593989</text:p>
          </table:table-cell>
          <table:table-cell office:value-type="float" office:value="13.4636959732627" table:style-name="ce1">
            <text:p>13.4636959732627</text:p>
          </table:table-cell>
          <table:table-cell office:value-type="float" office:value="13.6084843731322" table:style-name="ce1">
            <text:p>13.6084843731322</text:p>
          </table:table-cell>
          <table:table-cell office:value-type="float" office:value="9.43188602199832" table:style-name="ce1">
            <text:p>9.43188602199832</text:p>
          </table:table-cell>
          <table:table-cell office:value-type="float" office:value="7.81232191664123" table:style-name="ce1">
            <text:p>7.81232191664123</text:p>
          </table:table-cell>
        </table:table-row>
        <table:table-row table:style-name="ro1">
          <table:table-cell office:value-type="string" table:style-name="ce1">
            <text:p>Vincenzo Grifo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Freiburg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2-275</text:p>
          </table:table-cell>
          <table:table-cell office:value-type="float" office:value="8.8" table:style-name="ce1">
            <text:p>8.8</text:p>
          </table:table-cell>
          <table:table-cell office:value-type="float" office:value="9.62276340271745" table:style-name="ce1">
            <text:p>9.62276340271745</text:p>
          </table:table-cell>
          <table:table-cell office:value-type="float" office:value="15.572568077924" table:style-name="ce1">
            <text:p>15.572568077924</text:p>
          </table:table-cell>
          <table:table-cell office:value-type="float" office:value="14.2084872713394" table:style-name="ce1">
            <text:p>14.2084872713394</text:p>
          </table:table-cell>
          <table:table-cell office:value-type="float" office:value="14.4435102158404" table:style-name="ce1">
            <text:p>14.4435102158404</text:p>
          </table:table-cell>
          <table:table-cell office:value-type="float" office:value="9.55142635649364" table:style-name="ce1">
            <text:p>9.55142635649364</text:p>
          </table:table-cell>
          <table:table-cell office:value-type="float" office:value="16.4405000905579" table:style-name="ce1">
            <text:p>16.4405000905579</text:p>
          </table:table-cell>
          <table:table-cell office:value-type="float" office:value="9.05034719760186" table:style-name="ce1">
            <text:p>9.05034719760186</text:p>
          </table:table-cell>
          <table:table-cell office:value-type="float" office:value="6.16454425935954" table:style-name="ce1">
            <text:p>6.16454425935954</text:p>
          </table:table-cell>
          <table:table-cell office:value-type="float" office:value="12.4306176474791" table:style-name="ce1">
            <text:p>12.4306176474791</text:p>
          </table:table-cell>
        </table:table-row>
        <table:table-row table:style-name="ro1">
          <table:table-cell office:value-type="string" table:style-name="ce1">
            <text:p>Marco Grüll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Werder Breme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7-185</text:p>
          </table:table-cell>
          <table:table-cell office:value-type="float" office:value="11.7" table:style-name="ce1">
            <text:p>11.7</text:p>
          </table:table-cell>
          <table:table-cell office:value-type="float" office:value="8.90110319829517" table:style-name="ce1">
            <text:p>8.90110319829517</text:p>
          </table:table-cell>
          <table:table-cell office:value-type="float" office:value="13.1206957231638" table:style-name="ce1">
            <text:p>13.1206957231638</text:p>
          </table:table-cell>
          <table:table-cell office:value-type="float" office:value="9.74327433903328" table:style-name="ce1">
            <text:p>9.74327433903328</text:p>
          </table:table-cell>
          <table:table-cell office:value-type="float" office:value="13.4883043956113" table:style-name="ce1">
            <text:p>13.4883043956113</text:p>
          </table:table-cell>
          <table:table-cell office:value-type="float" office:value="11.3053507440364" table:style-name="ce1">
            <text:p>11.3053507440364</text:p>
          </table:table-cell>
          <table:table-cell office:value-type="float" office:value="12.0683595184027" table:style-name="ce1">
            <text:p>12.0683595184027</text:p>
          </table:table-cell>
          <table:table-cell office:value-type="float" office:value="11.3995261671151" table:style-name="ce1">
            <text:p>11.3995261671151</text:p>
          </table:table-cell>
          <table:table-cell office:value-type="float" office:value="8.83668639955647" table:style-name="ce1">
            <text:p>8.83668639955647</text:p>
          </table:table-cell>
          <table:table-cell office:value-type="float" office:value="8.28939350314919" table:style-name="ce1">
            <text:p>8.28939350314919</text:p>
          </table:table-cell>
        </table:table-row>
        <table:table-row table:style-name="ro1">
          <table:table-cell office:value-type="string" table:style-name="ce1">
            <text:p>Serhou Guirassy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Dortmund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9-301</text:p>
          </table:table-cell>
          <table:table-cell office:value-type="float" office:value="13.2" table:style-name="ce1">
            <text:p>13.2</text:p>
          </table:table-cell>
          <table:table-cell office:value-type="float" office:value="7.62836489634727" table:style-name="ce1">
            <text:p>7.62836489634727</text:p>
          </table:table-cell>
          <table:table-cell office:value-type="float" office:value="11.2882070104987" table:style-name="ce1">
            <text:p>11.2882070104987</text:p>
          </table:table-cell>
          <table:table-cell office:value-type="float" office:value="10.2551229199177" table:style-name="ce1">
            <text:p>10.2551229199177</text:p>
          </table:table-cell>
          <table:table-cell office:value-type="float" office:value="9.58525296314705" table:style-name="ce1">
            <text:p>9.58525296314705</text:p>
          </table:table-cell>
          <table:table-cell office:value-type="float" office:value="8.89273975037868" table:style-name="ce1">
            <text:p>8.89273975037868</text:p>
          </table:table-cell>
          <table:table-cell office:value-type="float" office:value="8.69871049014547" table:style-name="ce1">
            <text:p>8.69871049014547</text:p>
          </table:table-cell>
          <table:table-cell office:value-type="float" office:value="10.9080077454489" table:style-name="ce1">
            <text:p>10.9080077454489</text:p>
          </table:table-cell>
          <table:table-cell office:value-type="float" office:value="10.8114765562888" table:style-name="ce1">
            <text:p>10.8114765562888</text:p>
          </table:table-cell>
          <table:table-cell office:value-type="float" office:value="14.7930534859192" table:style-name="ce1">
            <text:p>14.7930534859192</text:p>
          </table:table-cell>
        </table:table-row>
        <table:table-row table:style-name="ro1">
          <table:table-cell office:value-type="string" table:style-name="ce1">
            <text:p>Lucas Höler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Freiburg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1-181</text:p>
          </table:table-cell>
          <table:table-cell office:value-type="float" office:value="11.5" table:style-name="ce1">
            <text:p>11.5</text:p>
          </table:table-cell>
          <table:table-cell office:value-type="float" office:value="8.0989104448793" table:style-name="ce1">
            <text:p>8.0989104448793</text:p>
          </table:table-cell>
          <table:table-cell office:value-type="float" office:value="11.5322711491101" table:style-name="ce1">
            <text:p>11.5322711491101</text:p>
          </table:table-cell>
          <table:table-cell office:value-type="float" office:value="9.99930485427457" table:style-name="ce1">
            <text:p>9.99930485427457</text:p>
          </table:table-cell>
          <table:table-cell office:value-type="float" office:value="10.914361195054" table:style-name="ce1">
            <text:p>10.914361195054</text:p>
          </table:table-cell>
          <table:table-cell office:value-type="float" office:value="7.20575412504134" table:style-name="ce1">
            <text:p>7.20575412504134</text:p>
          </table:table-cell>
          <table:table-cell office:value-type="float" office:value="9.55257986271825" table:style-name="ce1">
            <text:p>9.55257986271825</text:p>
          </table:table-cell>
          <table:table-cell office:value-type="float" office:value="8.90833971607081" table:style-name="ce1">
            <text:p>8.90833971607081</text:p>
          </table:table-cell>
          <table:table-cell office:value-type="float" office:value="7.72208060377015" table:style-name="ce1">
            <text:p>7.72208060377015</text:p>
          </table:table-cell>
          <table:table-cell office:value-type="float" office:value="7.81232191664123" table:style-name="ce1">
            <text:p>7.81232191664123</text:p>
          </table:table-cell>
        </table:table-row>
        <table:table-row table:style-name="ro1">
          <table:table-cell office:value-type="string" table:style-name="ce1">
            <text:p>Benedict Hollerbach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Mainz 05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235</text:p>
          </table:table-cell>
          <table:table-cell office:value-type="float" office:value="7.7" table:style-name="ce1">
            <text:p>7.7</text:p>
          </table:table-cell>
          <table:table-cell office:value-type="float" office:value="8.12796698503801" table:style-name="ce1">
            <text:p>8.12796698503801</text:p>
          </table:table-cell>
          <table:table-cell office:value-type="float" office:value="7.57916556897983" table:style-name="ce1">
            <text:p>7.57916556897983</text:p>
          </table:table-cell>
          <table:table-cell office:value-type="float" office:value="10.7644487626944" table:style-name="ce1">
            <text:p>10.7644487626944</text:p>
          </table:table-cell>
          <table:table-cell office:value-type="float" office:value="6.80433843177485" table:style-name="ce1">
            <text:p>6.80433843177485</text:p>
          </table:table-cell>
          <table:table-cell office:value-type="float" office:value="11.3053507440364" table:style-name="ce1">
            <text:p>11.3053507440364</text:p>
          </table:table-cell>
          <table:table-cell office:value-type="float" office:value="8.81422817461635" table:style-name="ce1">
            <text:p>8.81422817461635</text:p>
          </table:table-cell>
          <table:table-cell office:value-type="float" office:value="10.2669904637832" table:style-name="ce1">
            <text:p>10.2669904637832</text:p>
          </table:table-cell>
          <table:table-cell office:value-type="float" office:value="5.79112694546031" table:style-name="ce1">
            <text:p>5.79112694546031</text:p>
          </table:table-cell>
          <table:table-cell office:value-type="float" office:value="6.04649154046796" table:style-name="ce1">
            <text:p>6.04649154046796</text:p>
          </table:table-cell>
        </table:table-row>
        <table:table-row table:style-name="ro1">
          <table:table-cell office:value-type="string" table:style-name="ce1">
            <text:p>Franck Honorat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Gladbach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9-149</text:p>
          </table:table-cell>
          <table:table-cell office:value-type="float" office:value="7.5" table:style-name="ce1">
            <text:p>7.5</text:p>
          </table:table-cell>
          <table:table-cell office:value-type="float" office:value="9.66505271780617" table:style-name="ce1">
            <text:p>9.66505271780617</text:p>
          </table:table-cell>
          <table:table-cell office:value-type="float" office:value="10.7582975471004" table:style-name="ce1">
            <text:p>10.7582975471004</text:p>
          </table:table-cell>
          <table:table-cell office:value-type="float" office:value="15.9545799039114" table:style-name="ce1">
            <text:p>15.9545799039114</text:p>
          </table:table-cell>
          <table:table-cell office:value-type="float" office:value="10.5539998936441" table:style-name="ce1">
            <text:p>10.5539998936441</text:p>
          </table:table-cell>
          <table:table-cell office:value-type="float" office:value="10.2136022939778" table:style-name="ce1">
            <text:p>10.2136022939778</text:p>
          </table:table-cell>
          <table:table-cell office:value-type="float" office:value="7.71810839937774" table:style-name="ce1">
            <text:p>7.71810839937774</text:p>
          </table:table-cell>
          <table:table-cell office:value-type="float" office:value="12.017334765555" table:style-name="ce1">
            <text:p>12.017334765555</text:p>
          </table:table-cell>
          <table:table-cell office:value-type="float" office:value="6.8362650635171" table:style-name="ce1">
            <text:p>6.8362650635171</text:p>
          </table:table-cell>
          <table:table-cell office:value-type="float" office:value="5.91204376477707" table:style-name="ce1">
            <text:p>5.91204376477707</text:p>
          </table:table-cell>
        </table:table-row>
        <table:table-row table:style-name="ro1">
          <table:table-cell office:value-type="string" table:style-name="ce1">
            <text:p>Mathias Honsak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Heidenheim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9-018</text:p>
          </table:table-cell>
          <table:table-cell office:value-type="float" office:value="7.2" table:style-name="ce1">
            <text:p>7.2</text:p>
          </table:table-cell>
          <table:table-cell office:value-type="float" office:value="8.14541937737559" table:style-name="ce1">
            <text:p>8.14541937737559</text:p>
          </table:table-cell>
          <table:table-cell office:value-type="float" office:value="8.33292065991791" table:style-name="ce1">
            <text:p>8.33292065991791</text:p>
          </table:table-cell>
          <table:table-cell office:value-type="float" office:value="6.57735039797485" table:style-name="ce1">
            <text:p>6.57735039797485</text:p>
          </table:table-cell>
          <table:table-cell office:value-type="float" office:value="7.35114814431841" table:style-name="ce1">
            <text:p>7.35114814431841</text:p>
          </table:table-cell>
          <table:table-cell office:value-type="float" office:value="7.20575412504134" table:style-name="ce1">
            <text:p>7.20575412504134</text:p>
          </table:table-cell>
          <table:table-cell office:value-type="float" office:value="10.1195437668858" table:style-name="ce1">
            <text:p>10.1195437668858</text:p>
          </table:table-cell>
          <table:table-cell office:value-type="float" office:value="7.5263683187429" table:style-name="ce1">
            <text:p>7.5263683187429</text:p>
          </table:table-cell>
          <table:table-cell office:value-type="float" office:value="7.50623310835992" table:style-name="ce1">
            <text:p>7.50623310835992</text:p>
          </table:table-cell>
          <table:table-cell office:value-type="float" office:value="6.46259258240056" table:style-name="ce1">
            <text:p>6.46259258240056</text:p>
          </table:table-cell>
        </table:table-row>
        <table:table-row table:style-name="ro1">
          <table:table-cell office:value-type="string" table:style-name="ce1">
            <text:p>Andrej Ilic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Union Berli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279</text:p>
          </table:table-cell>
          <table:table-cell office:value-type="float" office:value="10.2" table:style-name="ce1">
            <text:p>10.2</text:p>
          </table:table-cell>
          <table:table-cell office:value-type="float" office:value="8.52669734669977" table:style-name="ce1">
            <text:p>8.52669734669977</text:p>
          </table:table-cell>
          <table:table-cell office:value-type="float" office:value="7.4787627063553" table:style-name="ce1">
            <text:p>7.4787627063553</text:p>
          </table:table-cell>
          <table:table-cell office:value-type="float" office:value="16.5191119199321" table:style-name="ce1">
            <text:p>16.5191119199321</text:p>
          </table:table-cell>
          <table:table-cell office:value-type="float" office:value="8.74229638266678" table:style-name="ce1">
            <text:p>8.74229638266678</text:p>
          </table:table-cell>
          <table:table-cell office:value-type="float" office:value="6.05794866701695" table:style-name="ce1">
            <text:p>6.05794866701695</text:p>
          </table:table-cell>
          <table:table-cell office:value-type="float" office:value="7.71810839937774" table:style-name="ce1">
            <text:p>7.71810839937774</text:p>
          </table:table-cell>
          <table:table-cell office:value-type="float" office:value="8.00031449877663" table:style-name="ce1">
            <text:p>8.00031449877663</text:p>
          </table:table-cell>
          <table:table-cell office:value-type="float" office:value="6.79554398155251" table:style-name="ce1">
            <text:p>6.79554398155251</text:p>
          </table:table-cell>
          <table:table-cell office:value-type="float" office:value="8.28939350314919" table:style-name="ce1">
            <text:p>8.28939350314919</text:p>
          </table:table-cell>
        </table:table-row>
        <table:table-row table:style-name="ro1">
          <table:table-cell office:value-type="string" table:style-name="ce1">
            <text:p>Harry Kane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Bayern Munich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2-163</text:p>
          </table:table-cell>
          <table:table-cell office:value-type="float" office:value="13" table:style-name="ce1">
            <text:p>13</text:p>
          </table:table-cell>
          <table:table-cell office:value-type="float" office:value="9.76174550031087" table:style-name="ce1">
            <text:p>9.76174550031087</text:p>
          </table:table-cell>
          <table:table-cell office:value-type="float" office:value="14.7599453026111" table:style-name="ce1">
            <text:p>14.7599453026111</text:p>
          </table:table-cell>
          <table:table-cell office:value-type="float" office:value="15.0325189448365" table:style-name="ce1">
            <text:p>15.0325189448365</text:p>
          </table:table-cell>
          <table:table-cell office:value-type="float" office:value="15.9161660068994" table:style-name="ce1">
            <text:p>15.9161660068994</text:p>
          </table:table-cell>
          <table:table-cell office:value-type="float" office:value="9.11146940274544" table:style-name="ce1">
            <text:p>9.11146940274544</text:p>
          </table:table-cell>
          <table:table-cell office:value-type="float" office:value="11.8465100906422" table:style-name="ce1">
            <text:p>11.8465100906422</text:p>
          </table:table-cell>
          <table:table-cell office:value-type="float" office:value="9.69352535092069" table:style-name="ce1">
            <text:p>9.69352535092069</text:p>
          </table:table-cell>
          <table:table-cell office:value-type="float" office:value="13.7636634706544" table:style-name="ce1">
            <text:p>13.7636634706544</text:p>
          </table:table-cell>
          <table:table-cell office:value-type="float" office:value="18.6657385708866" table:style-name="ce1">
            <text:p>18.6657385708866</text:p>
          </table:table-cell>
        </table:table-row>
        <table:table-row table:style-name="ro1">
          <table:table-cell office:value-type="string" table:style-name="ce1">
            <text:p>Ansgar Knauff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Eint Frankfurt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3-362</text:p>
          </table:table-cell>
          <table:table-cell office:value-type="float" office:value="8.3" table:style-name="ce1">
            <text:p>8.3</text:p>
          </table:table-cell>
          <table:table-cell office:value-type="float" office:value="9.00877316346171" table:style-name="ce1">
            <text:p>9.00877316346171</text:p>
          </table:table-cell>
          <table:table-cell office:value-type="float" office:value="9.93467126791117" table:style-name="ce1">
            <text:p>9.93467126791117</text:p>
          </table:table-cell>
          <table:table-cell office:value-type="float" office:value="11.1428044798142" table:style-name="ce1">
            <text:p>11.1428044798142</text:p>
          </table:table-cell>
          <table:table-cell office:value-type="float" office:value="8.86183329126724" table:style-name="ce1">
            <text:p>8.86183329126724</text:p>
          </table:table-cell>
          <table:table-cell office:value-type="float" office:value="10.2136022939778" table:style-name="ce1">
            <text:p>10.2136022939778</text:p>
          </table:table-cell>
          <table:table-cell office:value-type="float" office:value="10.3733200947408" table:style-name="ce1">
            <text:p>10.3733200947408</text:p>
          </table:table-cell>
          <table:table-cell office:value-type="float" office:value="12.4835437896509" table:style-name="ce1">
            <text:p>12.4835437896509</text:p>
          </table:table-cell>
          <table:table-cell office:value-type="float" office:value="9.29398943505369" table:style-name="ce1">
            <text:p>9.29398943505369</text:p>
          </table:table-cell>
          <table:table-cell office:value-type="float" office:value="8.45066329373444" table:style-name="ce1">
            <text:p>8.45066329373444</text:p>
          </table:table-cell>
        </table:table-row>
        <table:table-row table:style-name="ro1">
          <table:table-cell office:value-type="string" table:style-name="ce1">
            <text:p>Mert Kömür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Augsburg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0-174</text:p>
          </table:table-cell>
          <table:table-cell office:value-type="float" office:value="9.4" table:style-name="ce1">
            <text:p>9.4</text:p>
          </table:table-cell>
          <table:table-cell office:value-type="float" office:value="8.94294276429403" table:style-name="ce1">
            <text:p>8.94294276429403</text:p>
          </table:table-cell>
          <table:table-cell office:value-type="float" office:value="11.8080646014316" table:style-name="ce1">
            <text:p>11.8080646014316</text:p>
          </table:table-cell>
          <table:table-cell office:value-type="float" office:value="11.3925617398301" table:style-name="ce1">
            <text:p>11.3925617398301</text:p>
          </table:table-cell>
          <table:table-cell office:value-type="float" office:value="11.0337787429495" table:style-name="ce1">
            <text:p>11.0337787429495</text:p>
          </table:table-cell>
          <table:table-cell office:value-type="float" office:value="10.8720155406057" table:style-name="ce1">
            <text:p>10.8720155406057</text:p>
          </table:table-cell>
          <table:table-cell office:value-type="float" office:value="7.71810839937774" table:style-name="ce1">
            <text:p>7.71810839937774</text:p>
          </table:table-cell>
          <table:table-cell office:value-type="float" office:value="9.5502017066144" table:style-name="ce1">
            <text:p>9.5502017066144</text:p>
          </table:table-cell>
          <table:table-cell office:value-type="float" office:value="9.80045653674619" table:style-name="ce1">
            <text:p>9.80045653674619</text:p>
          </table:table-cell>
          <table:table-cell office:value-type="float" office:value="9.02194035270124" table:style-name="ce1">
            <text:p>9.02194035270124</text:p>
          </table:table-cell>
        </table:table-row>
        <table:table-row table:style-name="ro1">
          <table:table-cell office:value-type="string" table:style-name="ce1">
            <text:p>Ransford Königsdörffer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Hamburger SV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116</text:p>
          </table:table-cell>
          <table:table-cell office:value-type="float" office:value="11.3" table:style-name="ce1">
            <text:p>11.3</text:p>
          </table:table-cell>
          <table:table-cell office:value-type="float" office:value="7.97730548890793" table:style-name="ce1">
            <text:p>7.97730548890793</text:p>
          </table:table-cell>
          <table:table-cell office:value-type="float" office:value="9.07427800264287" table:style-name="ce1">
            <text:p>9.07427800264287</text:p>
          </table:table-cell>
          <table:table-cell office:value-type="float" office:value="7.73689993506034" table:style-name="ce1">
            <text:p>7.73689993506034</text:p>
          </table:table-cell>
          <table:table-cell office:value-type="float" office:value="8.98173728436019" table:style-name="ce1">
            <text:p>8.98173728436019</text:p>
          </table:table-cell>
          <table:table-cell office:value-type="float" office:value="9.33111968368858" table:style-name="ce1">
            <text:p>9.33111968368858</text:p>
          </table:table-cell>
          <table:table-cell office:value-type="float" office:value="8.1654831356051" table:style-name="ce1">
            <text:p>8.1654831356051</text:p>
          </table:table-cell>
          <table:table-cell office:value-type="float" office:value="9.5502017066144" table:style-name="ce1">
            <text:p>9.5502017066144</text:p>
          </table:table-cell>
          <table:table-cell office:value-type="float" office:value="8.16162149590217" table:style-name="ce1">
            <text:p>8.16162149590217</text:p>
          </table:table-cell>
          <table:table-cell office:value-type="float" office:value="9.68323269813506" table:style-name="ce1">
            <text:p>9.68323269813506</text:p>
          </table:table-cell>
        </table:table-row>
        <table:table-row table:style-name="ro1">
          <table:table-cell office:value-type="string" table:style-name="ce1">
            <text:p>Tim Lemperle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Hoffenheim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336</text:p>
          </table:table-cell>
          <table:table-cell office:value-type="float" office:value="11.1" table:style-name="ce1">
            <text:p>11.1</text:p>
          </table:table-cell>
          <table:table-cell office:value-type="float" office:value="8.4264320977624" table:style-name="ce1">
            <text:p>8.4264320977624</text:p>
          </table:table-cell>
          <table:table-cell office:value-type="float" office:value="10.9712386912323" table:style-name="ce1">
            <text:p>10.9712386912323</text:p>
          </table:table-cell>
          <table:table-cell office:value-type="float" office:value="9.87128986172584" table:style-name="ce1">
            <text:p>9.87128986172584</text:p>
          </table:table-cell>
          <table:table-cell office:value-type="float" office:value="10.5539998936441" table:style-name="ce1">
            <text:p>10.5539998936441</text:p>
          </table:table-cell>
          <table:table-cell office:value-type="float" office:value="8.89273975037868" table:style-name="ce1">
            <text:p>8.89273975037868</text:p>
          </table:table-cell>
          <table:table-cell office:value-type="float" office:value="9.55257986271825" table:style-name="ce1">
            <text:p>9.55257986271825</text:p>
          </table:table-cell>
          <table:table-cell office:value-type="float" office:value="12.218843667205" table:style-name="ce1">
            <text:p>12.218843667205</text:p>
          </table:table-cell>
          <table:table-cell office:value-type="float" office:value="9.01908717650435" table:style-name="ce1">
            <text:p>9.01908717650435</text:p>
          </table:table-cell>
          <table:table-cell office:value-type="float" office:value="12.8799051308523" table:style-name="ce1">
            <text:p>12.8799051308523</text:p>
          </table:table-cell>
        </table:table-row>
        <table:table-row table:style-name="ro1">
          <table:table-cell office:value-type="string" table:style-name="ce1">
            <text:p>Said El Mala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Köln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19-134</text:p>
          </table:table-cell>
          <table:table-cell office:value-type="float" office:value="7.6" table:style-name="ce1">
            <text:p>7.6</text:p>
          </table:table-cell>
          <table:table-cell office:value-type="float" office:value="9.64088614683434" table:style-name="ce1">
            <text:p>9.64088614683434</text:p>
          </table:table-cell>
          <table:table-cell office:value-type="float" office:value="8.4377530165946" table:style-name="ce1">
            <text:p>8.4377530165946</text:p>
          </table:table-cell>
          <table:table-cell office:value-type="float" office:value="11.0171330938928" table:style-name="ce1">
            <text:p>11.0171330938928</text:p>
          </table:table-cell>
          <table:table-cell office:value-type="float" office:value="7.12965040243072" table:style-name="ce1">
            <text:p>7.12965040243072</text:p>
          </table:table-cell>
          <table:table-cell office:value-type="float" office:value="14.5537815686317" table:style-name="ce1">
            <text:p>14.5537815686317</text:p>
          </table:table-cell>
          <table:table-cell office:value-type="float" office:value="8.91076913178975" table:style-name="ce1">
            <text:p>8.91076913178975</text:p>
          </table:table-cell>
          <table:table-cell office:value-type="float" office:value="12.218843667205" table:style-name="ce1">
            <text:p>12.218843667205</text:p>
          </table:table-cell>
          <table:table-cell office:value-type="float" office:value="12.6973419887649" table:style-name="ce1">
            <text:p>12.6973419887649</text:p>
          </table:table-cell>
          <table:table-cell office:value-type="float" office:value="13.522266683687" table:style-name="ce1">
            <text:p>13.522266683687</text:p>
          </table:table-cell>
        </table:table-row>
        <table:table-row table:style-name="ro1">
          <table:table-cell office:value-type="string" table:style-name="ce1">
            <text:p>Samuel Mbangula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Werder Breme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1-356</text:p>
          </table:table-cell>
          <table:table-cell office:value-type="float" office:value="7.5" table:style-name="ce1">
            <text:p>7.5</text:p>
          </table:table-cell>
          <table:table-cell office:value-type="float" office:value="8.46767408898413" table:style-name="ce1">
            <text:p>8.46767408898413</text:p>
          </table:table-cell>
          <table:table-cell office:value-type="float" office:value="12.1809360142069" table:style-name="ce1">
            <text:p>12.1809360142069</text:p>
          </table:table-cell>
          <table:table-cell office:value-type="float" office:value="8.10258896441741" table:style-name="ce1">
            <text:p>8.10258896441741</text:p>
          </table:table-cell>
          <table:table-cell office:value-type="float" office:value="9.70644792394148" table:style-name="ce1">
            <text:p>9.70644792394148</text:p>
          </table:table-cell>
          <table:table-cell office:value-type="float" office:value="9.99293727663846" table:style-name="ce1">
            <text:p>9.99293727663846</text:p>
          </table:table-cell>
          <table:table-cell office:value-type="float" office:value="10.1976908832755" table:style-name="ce1">
            <text:p>10.1976908832755</text:p>
          </table:table-cell>
          <table:table-cell office:value-type="float" office:value="8.13791512686083" table:style-name="ce1">
            <text:p>8.13791512686083</text:p>
          </table:table-cell>
          <table:table-cell office:value-type="float" office:value="7.37811660208996" table:style-name="ce1">
            <text:p>7.37811660208996</text:p>
          </table:table-cell>
          <table:table-cell office:value-type="float" office:value="8.2091488533881" table:style-name="ce1">
            <text:p>8.2091488533881</text:p>
          </table:table-cell>
        </table:table-row>
        <table:table-row table:style-name="ro1">
          <table:table-cell office:value-type="string" table:style-name="ce1">
            <text:p>Justin Njinmah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Werder Breme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053</text:p>
          </table:table-cell>
          <table:table-cell office:value-type="float" office:value="7.4" table:style-name="ce1">
            <text:p>7.4</text:p>
          </table:table-cell>
          <table:table-cell office:value-type="float" office:value="7.49298590694437" table:style-name="ce1">
            <text:p>7.49298590694437</text:p>
          </table:table-cell>
          <table:table-cell office:value-type="float" office:value="8.36781784400322" table:style-name="ce1">
            <text:p>8.36781784400322</text:p>
          </table:table-cell>
          <table:table-cell office:value-type="float" office:value="6.35848662388734" table:style-name="ce1">
            <text:p>6.35848662388734</text:p>
          </table:table-cell>
          <table:table-cell office:value-type="float" office:value="6.6978607322118" table:style-name="ce1">
            <text:p>6.6978607322118</text:p>
          </table:table-cell>
          <table:table-cell office:value-type="float" office:value="9.11146940274544" table:style-name="ce1">
            <text:p>9.11146940274544</text:p>
          </table:table-cell>
          <table:table-cell office:value-type="float" office:value="9.16278353306896" table:style-name="ce1">
            <text:p>9.16278353306896</text:p>
          </table:table-cell>
          <table:table-cell office:value-type="float" office:value="10.1953894372667" table:style-name="ce1">
            <text:p>10.1953894372667</text:p>
          </table:table-cell>
          <table:table-cell office:value-type="float" office:value="9.24808186150287" table:style-name="ce1">
            <text:p>9.24808186150287</text:p>
          </table:table-cell>
          <table:table-cell office:value-type="float" office:value="9.10424080243987" table:style-name="ce1">
            <text:p>9.10424080243987</text:p>
          </table:table-cell>
        </table:table-row>
        <table:table-row table:style-name="ro1">
          <table:table-cell office:value-type="string" table:style-name="ce1">
            <text:p>Antonio Nusa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RB Leipzig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0-265</text:p>
          </table:table-cell>
          <table:table-cell office:value-type="float" office:value="9.3" table:style-name="ce1">
            <text:p>9.3</text:p>
          </table:table-cell>
          <table:table-cell office:value-type="float" office:value="9.53821995054415" table:style-name="ce1">
            <text:p>9.53821995054415</text:p>
          </table:table-cell>
          <table:table-cell office:value-type="float" office:value="11.323215963422" table:style-name="ce1">
            <text:p>11.323215963422</text:p>
          </table:table-cell>
          <table:table-cell office:value-type="float" office:value="10.7644487626944" table:style-name="ce1">
            <text:p>10.7644487626944</text:p>
          </table:table-cell>
          <table:table-cell office:value-type="float" office:value="11.7399983654304" table:style-name="ce1">
            <text:p>11.7399983654304</text:p>
          </table:table-cell>
          <table:table-cell office:value-type="float" office:value="15.3018481303649" table:style-name="ce1">
            <text:p>15.3018481303649</text:p>
          </table:table-cell>
          <table:table-cell office:value-type="float" office:value="9.12392791762162" table:style-name="ce1">
            <text:p>9.12392791762162</text:p>
          </table:table-cell>
          <table:table-cell office:value-type="float" office:value="12.6140701945347" table:style-name="ce1">
            <text:p>12.6140701945347</text:p>
          </table:table-cell>
          <table:table-cell office:value-type="float" office:value="8.3400106188841" table:style-name="ce1">
            <text:p>8.3400106188841</text:p>
          </table:table-cell>
          <table:table-cell office:value-type="float" office:value="7.65586425305857" table:style-name="ce1">
            <text:p>7.65586425305857</text:p>
          </table:table-cell>
        </table:table-row>
        <table:table-row table:style-name="ro1">
          <table:table-cell office:value-type="string" table:style-name="ce1">
            <text:p>Michael Olise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Bayern Munich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026</text:p>
          </table:table-cell>
          <table:table-cell office:value-type="float" office:value="13" table:style-name="ce1">
            <text:p>13</text:p>
          </table:table-cell>
          <table:table-cell office:value-type="float" office:value="11.6014661879146" table:style-name="ce1">
            <text:p>11.6014661879146</text:p>
          </table:table-cell>
          <table:table-cell office:value-type="float" office:value="18.5730483034982" table:style-name="ce1">
            <text:p>18.5730483034982</text:p>
          </table:table-cell>
          <table:table-cell office:value-type="float" office:value="18.7373242966472" table:style-name="ce1">
            <text:p>18.7373242966472</text:p>
          </table:table-cell>
          <table:table-cell office:value-type="float" office:value="18.3386909516001" table:style-name="ce1">
            <text:p>18.3386909516001</text:p>
          </table:table-cell>
          <table:table-cell office:value-type="float" office:value="17.9881119519296" table:style-name="ce1">
            <text:p>17.9881119519296</text:p>
          </table:table-cell>
          <table:table-cell office:value-type="float" office:value="8.8914420349406" table:style-name="ce1">
            <text:p>8.8914420349406</text:p>
          </table:table-cell>
          <table:table-cell office:value-type="float" office:value="18.0246671930993" table:style-name="ce1">
            <text:p>18.0246671930993</text:p>
          </table:table-cell>
          <table:table-cell office:value-type="float" office:value="12.9030765053304" table:style-name="ce1">
            <text:p>12.9030765053304</text:p>
          </table:table-cell>
          <table:table-cell office:value-type="float" office:value="15.3925389757484" table:style-name="ce1">
            <text:p>15.3925389757484</text:p>
          </table:table-cell>
        </table:table-row>
        <table:table-row table:style-name="ro1">
          <table:table-cell office:value-type="string" table:style-name="ce1">
            <text:p>Mathias Pereira Lage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St. Pauli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9-038</text:p>
          </table:table-cell>
          <table:table-cell office:value-type="float" office:value="12.4" table:style-name="ce1">
            <text:p>12.4</text:p>
          </table:table-cell>
          <table:table-cell office:value-type="float" office:value="8.37349969015857" table:style-name="ce1">
            <text:p>8.37349969015857</text:p>
          </table:table-cell>
          <table:table-cell office:value-type="float" office:value="11.4627831504758" table:style-name="ce1">
            <text:p>11.4627831504758</text:p>
          </table:table-cell>
          <table:table-cell office:value-type="float" office:value="10.6375355816171" table:style-name="ce1">
            <text:p>10.6375355816171</text:p>
          </table:table-cell>
          <table:table-cell office:value-type="float" office:value="11.8556177378685" table:style-name="ce1">
            <text:p>11.8556177378685</text:p>
          </table:table-cell>
          <table:table-cell office:value-type="float" office:value="6.80958111666094" table:style-name="ce1">
            <text:p>6.80958111666094</text:p>
          </table:table-cell>
          <table:table-cell office:value-type="float" office:value="7.35375362125433" table:style-name="ce1">
            <text:p>7.35375362125433</text:p>
          </table:table-cell>
          <table:table-cell office:value-type="float" office:value="9.76522592146157" table:style-name="ce1">
            <text:p>9.76522592146157</text:p>
          </table:table-cell>
          <table:table-cell office:value-type="float" office:value="8.20609242274579" table:style-name="ce1">
            <text:p>8.20609242274579</text:p>
          </table:table-cell>
          <table:table-cell office:value-type="float" office:value="7.50084167483093" table:style-name="ce1">
            <text:p>7.50084167483093</text:p>
          </table:table-cell>
        </table:table-row>
        <table:table-row table:style-name="ro1">
          <table:table-cell office:value-type="string" table:style-name="ce1">
            <text:p>Rayan Philippe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Hamburger SV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5-076</text:p>
          </table:table-cell>
          <table:table-cell office:value-type="float" office:value="10.2" table:style-name="ce1">
            <text:p>10.2</text:p>
          </table:table-cell>
          <table:table-cell office:value-type="float" office:value="8.29137632925735" table:style-name="ce1">
            <text:p>8.29137632925735</text:p>
          </table:table-cell>
          <table:table-cell office:value-type="float" office:value="8.64860952240988" table:style-name="ce1">
            <text:p>8.64860952240988</text:p>
          </table:table-cell>
          <table:table-cell office:value-type="float" office:value="8.2259396274824" table:style-name="ce1">
            <text:p>8.2259396274824</text:p>
          </table:table-cell>
          <table:table-cell office:value-type="float" office:value="9.1019656375669" table:style-name="ce1">
            <text:p>9.1019656375669</text:p>
          </table:table-cell>
          <table:table-cell office:value-type="float" office:value="10.2136022939778" table:style-name="ce1">
            <text:p>10.2136022939778</text:p>
          </table:table-cell>
          <table:table-cell office:value-type="float" office:value="7.92189041434176" table:style-name="ce1">
            <text:p>7.92189041434176</text:p>
          </table:table-cell>
          <table:table-cell office:value-type="float" office:value="9.98037171597541" table:style-name="ce1">
            <text:p>9.98037171597541</text:p>
          </table:table-cell>
          <table:table-cell office:value-type="float" office:value="10.3073714507626" table:style-name="ce1">
            <text:p>10.3073714507626</text:p>
          </table:table-cell>
          <table:table-cell office:value-type="float" office:value="11.6505169577307" table:style-name="ce1">
            <text:p>11.6505169577307</text:p>
          </table:table-cell>
        </table:table-row>
        <table:table-row table:style-name="ro1">
          <table:table-cell office:value-type="string" table:style-name="ce1">
            <text:p>Rômulo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RB Leipzig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333</text:p>
          </table:table-cell>
          <table:table-cell office:value-type="float" office:value="9.7" table:style-name="ce1">
            <text:p>9.7</text:p>
          </table:table-cell>
          <table:table-cell office:value-type="float" office:value="8.73419298005764" table:style-name="ce1">
            <text:p>8.73419298005764</text:p>
          </table:table-cell>
          <table:table-cell office:value-type="float" office:value="9.68313412012517" table:style-name="ce1">
            <text:p>9.68313412012517</text:p>
          </table:table-cell>
          <table:table-cell office:value-type="float" office:value="11.7625277361769" table:style-name="ce1">
            <text:p>11.7625277361769</text:p>
          </table:table-cell>
          <table:table-cell office:value-type="float" office:value="10.1913837097628" table:style-name="ce1">
            <text:p>10.1913837097628</text:p>
          </table:table-cell>
          <table:table-cell office:value-type="float" office:value="8.0321313478486" table:style-name="ce1">
            <text:p>8.0321313478486</text:p>
          </table:table-cell>
          <table:table-cell office:value-type="float" office:value="9.55257986271825" table:style-name="ce1">
            <text:p>9.55257986271825</text:p>
          </table:table-cell>
          <table:table-cell office:value-type="float" office:value="8.20704190190034" table:style-name="ce1">
            <text:p>8.20704190190034</text:p>
          </table:table-cell>
          <table:table-cell office:value-type="float" office:value="9.15636814883725" table:style-name="ce1">
            <text:p>9.15636814883725</text:p>
          </table:table-cell>
          <table:table-cell office:value-type="float" office:value="12.3542604736146" table:style-name="ce1">
            <text:p>12.3542604736146</text:p>
          </table:table-cell>
        </table:table-row>
        <table:table-row table:style-name="ro1">
          <table:table-cell office:value-type="string" table:style-name="ce1">
            <text:p>Patrik Schick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Leverkuse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9-348</text:p>
          </table:table-cell>
          <table:table-cell office:value-type="float" office:value="9.4" table:style-name="ce1">
            <text:p>9.4</text:p>
          </table:table-cell>
          <table:table-cell office:value-type="float" office:value="7.74203011105953" table:style-name="ce1">
            <text:p>7.74203011105953</text:p>
          </table:table-cell>
          <table:table-cell office:value-type="float" office:value="9.71905915220361" table:style-name="ce1">
            <text:p>9.71905915220361</text:p>
          </table:table-cell>
          <table:table-cell office:value-type="float" office:value="10.2551229199177" table:style-name="ce1">
            <text:p>10.2551229199177</text:p>
          </table:table-cell>
          <table:table-cell office:value-type="float" office:value="7.12965040243072" table:style-name="ce1">
            <text:p>7.12965040243072</text:p>
          </table:table-cell>
          <table:table-cell office:value-type="float" office:value="6.2404238823833" table:style-name="ce1">
            <text:p>6.2404238823833</text:p>
          </table:table-cell>
          <table:table-cell office:value-type="float" office:value="6.65267015462161" table:style-name="ce1">
            <text:p>6.65267015462161</text:p>
          </table:table-cell>
          <table:table-cell office:value-type="float" office:value="7.00170531728019" table:style-name="ce1">
            <text:p>7.00170531728019</text:p>
          </table:table-cell>
          <table:table-cell office:value-type="float" office:value="8.29528912816376" table:style-name="ce1">
            <text:p>8.29528912816376</text:p>
          </table:table-cell>
          <table:table-cell office:value-type="float" office:value="14.7349984433452" table:style-name="ce1">
            <text:p>14.7349984433452</text:p>
          </table:table-cell>
        </table:table-row>
        <table:table-row table:style-name="ro1">
          <table:table-cell office:value-type="string" table:style-name="ce1">
            <text:p>Haris Tabakovic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Gladbach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1-201</text:p>
          </table:table-cell>
          <table:table-cell office:value-type="float" office:value="10.9" table:style-name="ce1">
            <text:p>10.9</text:p>
          </table:table-cell>
          <table:table-cell office:value-type="float" office:value="7.60006758397519" table:style-name="ce1">
            <text:p>7.60006758397519</text:p>
          </table:table-cell>
          <table:table-cell office:value-type="float" office:value="9.21708086678592" table:style-name="ce1">
            <text:p>9.21708086678592</text:p>
          </table:table-cell>
          <table:table-cell office:value-type="float" office:value="10.6375355816171" table:style-name="ce1">
            <text:p>10.6375355816171</text:p>
          </table:table-cell>
          <table:table-cell office:value-type="float" office:value="7.57606510092601" table:style-name="ce1">
            <text:p>7.57606510092601</text:p>
          </table:table-cell>
          <table:table-cell office:value-type="float" office:value="6.42660365839017" table:style-name="ce1">
            <text:p>6.42660365839017</text:p>
          </table:table-cell>
          <table:table-cell office:value-type="float" office:value="7.71810839937774" table:style-name="ce1">
            <text:p>7.71810839937774</text:p>
          </table:table-cell>
          <table:table-cell office:value-type="float" office:value="7.72794076290106" table:style-name="ce1">
            <text:p>7.72794076290106</text:p>
          </table:table-cell>
          <table:table-cell office:value-type="float" office:value="9.5239376781541" table:style-name="ce1">
            <text:p>9.5239376781541</text:p>
          </table:table-cell>
          <table:table-cell office:value-type="float" office:value="15.4938497739157" table:style-name="ce1">
            <text:p>15.4938497739157</text:p>
          </table:table-cell>
        </table:table-row>
        <table:table-row table:style-name="ro1">
          <table:table-cell office:value-type="string" table:style-name="ce1">
            <text:p>Bazoumana Touré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Hoffenheim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19-311</text:p>
          </table:table-cell>
          <table:table-cell office:value-type="float" office:value="12" table:style-name="ce1">
            <text:p>12</text:p>
          </table:table-cell>
          <table:table-cell office:value-type="float" office:value="8.8772140651561" table:style-name="ce1">
            <text:p>8.8772140651561</text:p>
          </table:table-cell>
          <table:table-cell office:value-type="float" office:value="13.3975071274514" table:style-name="ce1">
            <text:p>13.3975071274514</text:p>
          </table:table-cell>
          <table:table-cell office:value-type="float" office:value="15.1170495877785" table:style-name="ce1">
            <text:p>15.1170495877785</text:p>
          </table:table-cell>
          <table:table-cell office:value-type="float" office:value="12.9679720223763" table:style-name="ce1">
            <text:p>12.9679720223763</text:p>
          </table:table-cell>
          <table:table-cell office:value-type="float" office:value="14.5537815686317" table:style-name="ce1">
            <text:p>14.5537815686317</text:p>
          </table:table-cell>
          <table:table-cell office:value-type="float" office:value="8.85281584289273" table:style-name="ce1">
            <text:p>8.85281584289273</text:p>
          </table:table-cell>
          <table:table-cell office:value-type="float" office:value="15.1926358884108" table:style-name="ce1">
            <text:p>15.1926358884108</text:p>
          </table:table-cell>
          <table:table-cell office:value-type="float" office:value="7.59223325126793" table:style-name="ce1">
            <text:p>7.59223325126793</text:p>
          </table:table-cell>
          <table:table-cell office:value-type="float" office:value="8.53166294615435" table:style-name="ce1">
            <text:p>8.53166294615435</text:p>
          </table:table-cell>
        </table:table-row>
        <table:table-row table:style-name="ro1">
          <table:table-cell office:value-type="string" table:style-name="ce1">
            <text:p>Deniz Undav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Stuttgart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9-172</text:p>
          </table:table-cell>
          <table:table-cell office:value-type="float" office:value="8.8" table:style-name="ce1">
            <text:p>8.8</text:p>
          </table:table-cell>
          <table:table-cell office:value-type="float" office:value="8.48536813182201" table:style-name="ce1">
            <text:p>8.48536813182201</text:p>
          </table:table-cell>
          <table:table-cell office:value-type="float" office:value="9.57539997054145" table:style-name="ce1">
            <text:p>9.57539997054145</text:p>
          </table:table-cell>
          <table:table-cell office:value-type="float" office:value="7.02887803454816" table:style-name="ce1">
            <text:p>7.02887803454816</text:p>
          </table:table-cell>
          <table:table-cell office:value-type="float" office:value="10.312433264159" table:style-name="ce1">
            <text:p>10.312433264159</text:p>
          </table:table-cell>
          <table:table-cell office:value-type="float" office:value="7.00609699090118" table:style-name="ce1">
            <text:p>7.00609699090118</text:p>
          </table:table-cell>
          <table:table-cell office:value-type="float" office:value="6.87614535582584" table:style-name="ce1">
            <text:p>6.87614535582584</text:p>
          </table:table-cell>
          <table:table-cell office:value-type="float" office:value="8.06900337727881" table:style-name="ce1">
            <text:p>8.06900337727881</text:p>
          </table:table-cell>
          <table:table-cell office:value-type="float" office:value="13.1452218758159" table:style-name="ce1">
            <text:p>13.1452218758159</text:p>
          </table:table-cell>
          <table:table-cell office:value-type="float" office:value="15.0744403490904" table:style-name="ce1">
            <text:p>15.0744403490904</text:p>
          </table:table-cell>
        </table:table-row>
        <table:table-row table:style-name="ro1">
          <table:table-cell office:value-type="string" table:style-name="ce1">
            <text:p>Patrick Wimmer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Wolfsburg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222</text:p>
          </table:table-cell>
          <table:table-cell office:value-type="float" office:value="8.7" table:style-name="ce1">
            <text:p>8.7</text:p>
          </table:table-cell>
          <table:table-cell office:value-type="float" office:value="8.02354735065509" table:style-name="ce1">
            <text:p>8.02354735065509</text:p>
          </table:table-cell>
          <table:table-cell office:value-type="float" office:value="9.89873436214129" table:style-name="ce1">
            <text:p>9.89873436214129</text:p>
          </table:table-cell>
          <table:table-cell office:value-type="float" office:value="10.8909980053755" table:style-name="ce1">
            <text:p>10.8909980053755</text:p>
          </table:table-cell>
          <table:table-cell office:value-type="float" office:value="10.7945637426195" table:style-name="ce1">
            <text:p>10.7945637426195</text:p>
          </table:table-cell>
          <table:table-cell office:value-type="float" office:value="9.77212199507361" table:style-name="ce1">
            <text:p>9.77212199507361</text:p>
          </table:table-cell>
          <table:table-cell office:value-type="float" office:value="9.92403475698033" table:style-name="ce1">
            <text:p>9.92403475698033</text:p>
          </table:table-cell>
          <table:table-cell office:value-type="float" office:value="9.26412217655153" table:style-name="ce1">
            <text:p>9.26412217655153</text:p>
          </table:table-cell>
          <table:table-cell office:value-type="float" office:value="8.07294508424237" table:style-name="ce1">
            <text:p>8.07294508424237</text:p>
          </table:table-cell>
          <table:table-cell office:value-type="float" office:value="9.26922151901052" table:style-name="ce1">
            <text:p>9.26922151901052</text:p>
          </table:table-cell>
        </table:table-row>
        <table:table-row table:style-name="ro1">
          <table:table-cell office:value-type="string" table:style-name="ce1">
            <text:p>Matthis Abline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Nantes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2-285</text:p>
          </table:table-cell>
          <table:table-cell office:value-type="float" office:value="14.9" table:style-name="ce1">
            <text:p>14.9</text:p>
          </table:table-cell>
          <table:table-cell office:value-type="float" office:value="8.82600681171762" table:style-name="ce1">
            <text:p>8.82600681171762</text:p>
          </table:table-cell>
          <table:table-cell office:value-type="float" office:value="9.48300722098288" table:style-name="ce1">
            <text:p>9.48300722098288</text:p>
          </table:table-cell>
          <table:table-cell office:value-type="float" office:value="11.8011829375236" table:style-name="ce1">
            <text:p>11.8011829375236</text:p>
          </table:table-cell>
          <table:table-cell office:value-type="float" office:value="12.3201642318567" table:style-name="ce1">
            <text:p>12.3201642318567</text:p>
          </table:table-cell>
          <table:table-cell office:value-type="float" office:value="16.1099434552536" table:style-name="ce1">
            <text:p>16.1099434552536</text:p>
          </table:table-cell>
          <table:table-cell office:value-type="float" office:value="9.81278311091944" table:style-name="ce1">
            <text:p>9.81278311091944</text:p>
          </table:table-cell>
          <table:table-cell office:value-type="float" office:value="14.1511371358068" table:style-name="ce1">
            <text:p>14.1511371358068</text:p>
          </table:table-cell>
          <table:table-cell office:value-type="float" office:value="8.4633739301417" table:style-name="ce1">
            <text:p>8.4633739301417</text:p>
          </table:table-cell>
          <table:table-cell office:value-type="float" office:value="9.84463702636569" table:style-name="ce1">
            <text:p>9.84463702636569</text:p>
          </table:table-cell>
        </table:table-row>
        <table:table-row table:style-name="ro1">
          <table:table-cell office:value-type="string" table:style-name="ce1">
            <text:p>Ludovic Ajorque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Brest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1-316</text:p>
          </table:table-cell>
          <table:table-cell office:value-type="float" office:value="15.6" table:style-name="ce1">
            <text:p>15.6</text:p>
          </table:table-cell>
          <table:table-cell office:value-type="float" office:value="8.4106160418819" table:style-name="ce1">
            <text:p>8.4106160418819</text:p>
          </table:table-cell>
          <table:table-cell office:value-type="float" office:value="13.5773505231478" table:style-name="ce1">
            <text:p>13.5773505231478</text:p>
          </table:table-cell>
          <table:table-cell office:value-type="float" office:value="14.519041461413" table:style-name="ce1">
            <text:p>14.519041461413</text:p>
          </table:table-cell>
          <table:table-cell office:value-type="float" office:value="11.7667871040751" table:style-name="ce1">
            <text:p>11.7667871040751</text:p>
          </table:table-cell>
          <table:table-cell office:value-type="float" office:value="7.48418754822615" table:style-name="ce1">
            <text:p>7.48418754822615</text:p>
          </table:table-cell>
          <table:table-cell office:value-type="float" office:value="14.5219316798247" table:style-name="ce1">
            <text:p>14.5219316798247</text:p>
          </table:table-cell>
          <table:table-cell office:value-type="float" office:value="10.3731700067736" table:style-name="ce1">
            <text:p>10.3731700067736</text:p>
          </table:table-cell>
          <table:table-cell office:value-type="float" office:value="7.16917387610413" table:style-name="ce1">
            <text:p>7.16917387610413</text:p>
          </table:table-cell>
          <table:table-cell office:value-type="float" office:value="10.7370400474813" table:style-name="ce1">
            <text:p>10.7370400474813</text:p>
          </table:table-cell>
        </table:table-row>
        <table:table-row table:style-name="ro1">
          <table:table-cell office:value-type="string" table:style-name="ce1">
            <text:p>Mohamed Ali Cho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Nice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1-353</text:p>
          </table:table-cell>
          <table:table-cell office:value-type="float" office:value="7.9" table:style-name="ce1">
            <text:p>7.9</text:p>
          </table:table-cell>
          <table:table-cell office:value-type="float" office:value="8.69677932701451" table:style-name="ce1">
            <text:p>8.69677932701451</text:p>
          </table:table-cell>
          <table:table-cell office:value-type="float" office:value="9.48300722098288" table:style-name="ce1">
            <text:p>9.48300722098288</text:p>
          </table:table-cell>
          <table:table-cell office:value-type="float" office:value="11.5623144981144" table:style-name="ce1">
            <text:p>11.5623144981144</text:p>
          </table:table-cell>
          <table:table-cell office:value-type="float" office:value="10.374357342263" table:style-name="ce1">
            <text:p>10.374357342263</text:p>
          </table:table-cell>
          <table:table-cell office:value-type="float" office:value="11.5321650818167" table:style-name="ce1">
            <text:p>11.5321650818167</text:p>
          </table:table-cell>
          <table:table-cell office:value-type="float" office:value="6.34061313906984" table:style-name="ce1">
            <text:p>6.34061313906984</text:p>
          </table:table-cell>
          <table:table-cell office:value-type="float" office:value="10.7918186480531" table:style-name="ce1">
            <text:p>10.7918186480531</text:p>
          </table:table-cell>
          <table:table-cell office:value-type="float" office:value="7.16917387610413" table:style-name="ce1">
            <text:p>7.16917387610413</text:p>
          </table:table-cell>
          <table:table-cell office:value-type="float" office:value="7.67934622444308" table:style-name="ce1">
            <text:p>7.67934622444308</text:p>
          </table:table-cell>
        </table:table-row>
        <table:table-row table:style-name="ro1">
          <table:table-cell office:value-type="string" table:style-name="ce1">
            <text:p>Mohamed Amine Sbai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Angers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063</text:p>
          </table:table-cell>
          <table:table-cell office:value-type="float" office:value="7.7" table:style-name="ce1">
            <text:p>7.7</text:p>
          </table:table-cell>
          <table:table-cell office:value-type="float" office:value="8.96741903174613" table:style-name="ce1">
            <text:p>8.96741903174613</text:p>
          </table:table-cell>
          <table:table-cell office:value-type="float" office:value="10.470126502155" table:style-name="ce1">
            <text:p>10.470126502155</text:p>
          </table:table-cell>
          <table:table-cell office:value-type="float" office:value="9.57743137156037" table:style-name="ce1">
            <text:p>9.57743137156037</text:p>
          </table:table-cell>
          <table:table-cell office:value-type="float" office:value="12.2111252820221" table:style-name="ce1">
            <text:p>12.2111252820221</text:p>
          </table:table-cell>
          <table:table-cell office:value-type="float" office:value="14.1466700498593" table:style-name="ce1">
            <text:p>14.1466700498593</text:p>
          </table:table-cell>
          <table:table-cell office:value-type="float" office:value="8.56954644002141" table:style-name="ce1">
            <text:p>8.56954644002141</text:p>
          </table:table-cell>
          <table:table-cell office:value-type="float" office:value="11.2738260301164" table:style-name="ce1">
            <text:p>11.2738260301164</text:p>
          </table:table-cell>
          <table:table-cell office:value-type="float" office:value="8.33039235028135" table:style-name="ce1">
            <text:p>8.33039235028135</text:p>
          </table:table-cell>
          <table:table-cell office:value-type="float" office:value="6.07785167277899" table:style-name="ce1">
            <text:p>6.07785167277899</text:p>
          </table:table-cell>
        </table:table-row>
        <table:table-row table:style-name="ro1">
          <table:table-cell office:value-type="string" table:style-name="ce1">
            <text:p>Pierre-Emerick Aubameyang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Marseill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6-203</text:p>
          </table:table-cell>
          <table:table-cell office:value-type="float" office:value="11.2" table:style-name="ce1">
            <text:p>11.2</text:p>
          </table:table-cell>
          <table:table-cell office:value-type="float" office:value="8.53295155505026" table:style-name="ce1">
            <text:p>8.53295155505026</text:p>
          </table:table-cell>
          <table:table-cell office:value-type="float" office:value="10.7496881156518" table:style-name="ce1">
            <text:p>10.7496881156518</text:p>
          </table:table-cell>
          <table:table-cell office:value-type="float" office:value="16.0038936007671" table:style-name="ce1">
            <text:p>16.0038936007671</text:p>
          </table:table-cell>
          <table:table-cell office:value-type="float" office:value="10.610826487426" table:style-name="ce1">
            <text:p>10.610826487426</text:p>
          </table:table-cell>
          <table:table-cell office:value-type="float" office:value="10.256250463183" table:style-name="ce1">
            <text:p>10.256250463183</text:p>
          </table:table-cell>
          <table:table-cell office:value-type="float" office:value="8.83517660968064" table:style-name="ce1">
            <text:p>8.83517660968064</text:p>
          </table:table-cell>
          <table:table-cell office:value-type="float" office:value="10.4432113415065" table:style-name="ce1">
            <text:p>10.4432113415065</text:p>
          </table:table-cell>
          <table:table-cell office:value-type="float" office:value="10.0414413492106" table:style-name="ce1">
            <text:p>10.0414413492106</text:p>
          </table:table-cell>
          <table:table-cell office:value-type="float" office:value="14.0068794030872" table:style-name="ce1">
            <text:p>14.0068794030872</text:p>
          </table:table-cell>
        </table:table-row>
        <table:table-row table:style-name="ro1">
          <table:table-cell office:value-type="string" table:style-name="ce1">
            <text:p>Folarin Balogun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Monac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188</text:p>
          </table:table-cell>
          <table:table-cell office:value-type="float" office:value="9.4" table:style-name="ce1">
            <text:p>9.4</text:p>
          </table:table-cell>
          <table:table-cell office:value-type="float" office:value="8.4106160418819" table:style-name="ce1">
            <text:p>8.4106160418819</text:p>
          </table:table-cell>
          <table:table-cell office:value-type="float" office:value="8.43214612760163" table:style-name="ce1">
            <text:p>8.43214612760163</text:p>
          </table:table-cell>
          <table:table-cell office:value-type="float" office:value="10.7056193159223" table:style-name="ce1">
            <text:p>10.7056193159223</text:p>
          </table:table-cell>
          <table:table-cell office:value-type="float" office:value="8.3597346924027" table:style-name="ce1">
            <text:p>8.3597346924027</text:p>
          </table:table-cell>
          <table:table-cell office:value-type="float" office:value="11.5321650818167" table:style-name="ce1">
            <text:p>11.5321650818167</text:p>
          </table:table-cell>
          <table:table-cell office:value-type="float" office:value="11.7905488346321" table:style-name="ce1">
            <text:p>11.7905488346321</text:p>
          </table:table-cell>
          <table:table-cell office:value-type="float" office:value="11.8127843865668" table:style-name="ce1">
            <text:p>11.8127843865668</text:p>
          </table:table-cell>
          <table:table-cell office:value-type="float" office:value="8.64157856384027" table:style-name="ce1">
            <text:p>8.64157856384027</text:p>
          </table:table-cell>
          <table:table-cell office:value-type="float" office:value="12.5151786408162" table:style-name="ce1">
            <text:p>12.5151786408162</text:p>
          </table:table-cell>
        </table:table-row>
        <table:table-row table:style-name="ro1">
          <table:table-cell office:value-type="string" table:style-name="ce1">
            <text:p>Mohamed Bamba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orient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028</text:p>
          </table:table-cell>
          <table:table-cell office:value-type="float" office:value="7.2" table:style-name="ce1">
            <text:p>7.2</text:p>
          </table:table-cell>
          <table:table-cell office:value-type="float" office:value="7.61585666808943" table:style-name="ce1">
            <text:p>7.61585666808943</text:p>
          </table:table-cell>
          <table:table-cell office:value-type="float" office:value="7.22086604477508" table:style-name="ce1">
            <text:p>7.22086604477508</text:p>
          </table:table-cell>
          <table:table-cell office:value-type="float" office:value="10.4564711461853" table:style-name="ce1">
            <text:p>10.4564711461853</text:p>
          </table:table-cell>
          <table:table-cell office:value-type="float" office:value="6.58385459208904" table:style-name="ce1">
            <text:p>6.58385459208904</text:p>
          </table:table-cell>
          <table:table-cell office:value-type="float" office:value="6.31721465994948" table:style-name="ce1">
            <text:p>6.31721465994948</text:p>
          </table:table-cell>
          <table:table-cell office:value-type="float" office:value="12.0603846892197" table:style-name="ce1">
            <text:p>12.0603846892197</text:p>
          </table:table-cell>
          <table:table-cell office:value-type="float" office:value="6.50924457399382" table:style-name="ce1">
            <text:p>6.50924457399382</text:p>
          </table:table-cell>
          <table:table-cell office:value-type="float" office:value="8.55235572576646" table:style-name="ce1">
            <text:p>8.55235572576646</text:p>
          </table:table-cell>
          <table:table-cell office:value-type="float" office:value="7.83446345920471" table:style-name="ce1">
            <text:p>7.83446345920471</text:p>
          </table:table-cell>
        </table:table-row>
        <table:table-row table:style-name="ro1">
          <table:table-cell office:value-type="string" table:style-name="ce1">
            <text:p>Bradley Barcola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Paris S-G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127</text:p>
          </table:table-cell>
          <table:table-cell office:value-type="float" office:value="9" table:style-name="ce1">
            <text:p>9</text:p>
          </table:table-cell>
          <table:table-cell office:value-type="float" office:value="9.48272446753144" table:style-name="ce1">
            <text:p>9.48272446753144</text:p>
          </table:table-cell>
          <table:table-cell office:value-type="float" office:value="14.5087121910773" table:style-name="ce1">
            <text:p>14.5087121910773</text:p>
          </table:table-cell>
          <table:table-cell office:value-type="float" office:value="10.4564711461853" table:style-name="ce1">
            <text:p>10.4564711461853</text:p>
          </table:table-cell>
          <table:table-cell office:value-type="float" office:value="13.1585332698933" table:style-name="ce1">
            <text:p>13.1585332698933</text:p>
          </table:table-cell>
          <table:table-cell office:value-type="float" office:value="15.1760922643096" table:style-name="ce1">
            <text:p>15.1760922643096</text:p>
          </table:table-cell>
          <table:table-cell office:value-type="float" office:value="8.6073765295932" table:style-name="ce1">
            <text:p>8.6073765295932</text:p>
          </table:table-cell>
          <table:table-cell office:value-type="float" office:value="15.9017673805666" table:style-name="ce1">
            <text:p>15.9017673805666</text:p>
          </table:table-cell>
          <table:table-cell office:value-type="float" office:value="13.1923910894399" table:style-name="ce1">
            <text:p>13.1923910894399</text:p>
          </table:table-cell>
          <table:table-cell office:value-type="float" office:value="12.2936912439397" table:style-name="ce1">
            <text:p>12.2936912439397</text:p>
          </table:table-cell>
        </table:table-row>
        <table:table-row table:style-name="ro1">
          <table:table-cell office:value-type="string" table:style-name="ce1">
            <text:p>Yassin Belkhdim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Angers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3-327</text:p>
          </table:table-cell>
          <table:table-cell office:value-type="float" office:value="15" table:style-name="ce1">
            <text:p>15</text:p>
          </table:table-cell>
          <table:table-cell office:value-type="float" office:value="7.42629936646364" table:style-name="ce1">
            <text:p>7.42629936646364</text:p>
          </table:table-cell>
          <table:table-cell office:value-type="float" office:value="16.0771734386382" table:style-name="ce1">
            <text:p>16.0771734386382</text:p>
          </table:table-cell>
          <table:table-cell office:value-type="float" office:value="10.5812241029039" table:style-name="ce1">
            <text:p>10.5812241029039</text:p>
          </table:table-cell>
          <table:table-cell office:value-type="float" office:value="13.0572731338003" table:style-name="ce1">
            <text:p>13.0572731338003</text:p>
          </table:table-cell>
          <table:table-cell office:value-type="float" office:value="7.48418754822615" table:style-name="ce1">
            <text:p>7.48418754822615</text:p>
          </table:table-cell>
          <table:table-cell office:value-type="float" office:value="5.72252053702447" table:style-name="ce1">
            <text:p>5.72252053702447</text:p>
          </table:table-cell>
          <table:table-cell office:value-type="float" office:value="8.40999186311445" table:style-name="ce1">
            <text:p>8.40999186311445</text:p>
          </table:table-cell>
          <table:table-cell office:value-type="float" office:value="7.00395747605988" table:style-name="ce1">
            <text:p>7.00395747605988</text:p>
          </table:table-cell>
          <table:table-cell office:value-type="float" office:value="7.91248966434577" table:style-name="ce1">
            <text:p>7.91248966434577</text:p>
          </table:table-cell>
        </table:table-row>
        <table:table-row table:style-name="ro1">
          <table:table-cell office:value-type="string" table:style-name="ce1">
            <text:p>Mika Biereth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Monaco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2-333</text:p>
          </table:table-cell>
          <table:table-cell office:value-type="float" office:value="9.1" table:style-name="ce1">
            <text:p>9.1</text:p>
          </table:table-cell>
          <table:table-cell office:value-type="float" office:value="8.01821831476443" table:style-name="ce1">
            <text:p>8.01821831476443</text:p>
          </table:table-cell>
          <table:table-cell office:value-type="float" office:value="7.35146461773648" table:style-name="ce1">
            <text:p>7.35146461773648</text:p>
          </table:table-cell>
          <table:table-cell office:value-type="float" office:value="7.13747018024769" table:style-name="ce1">
            <text:p>7.13747018024769</text:p>
          </table:table-cell>
          <table:table-cell office:value-type="float" office:value="7.89833449183614" table:style-name="ce1">
            <text:p>7.89833449183614</text:p>
          </table:table-cell>
          <table:table-cell office:value-type="float" office:value="6.50374843335578" table:style-name="ce1">
            <text:p>6.50374843335578</text:p>
          </table:table-cell>
          <table:table-cell office:value-type="float" office:value="7.00040049936154" table:style-name="ce1">
            <text:p>7.00040049936154</text:p>
          </table:table-cell>
          <table:table-cell office:value-type="float" office:value="9.03630123945233" table:style-name="ce1">
            <text:p>9.03630123945233</text:p>
          </table:table-cell>
          <table:table-cell office:value-type="float" office:value="7.33637125173468" table:style-name="ce1">
            <text:p>7.33637125173468</text:p>
          </table:table-cell>
          <table:table-cell office:value-type="float" office:value="9.35543286177445" table:style-name="ce1">
            <text:p>9.35543286177445</text:p>
          </table:table-cell>
        </table:table-row>
        <table:table-row table:style-name="ro1">
          <table:table-cell office:value-type="string" table:style-name="ce1">
            <text:p>Jeremie Boga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Nice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9-004</text:p>
          </table:table-cell>
          <table:table-cell office:value-type="float" office:value="7.2" table:style-name="ce1">
            <text:p>7.2</text:p>
          </table:table-cell>
          <table:table-cell office:value-type="float" office:value="8.99102714510969" table:style-name="ce1">
            <text:p>8.99102714510969</text:p>
          </table:table-cell>
          <table:table-cell office:value-type="float" office:value="10.1889857829894" table:style-name="ce1">
            <text:p>10.1889857829894</text:p>
          </table:table-cell>
          <table:table-cell office:value-type="float" office:value="9.70326790663263" table:style-name="ce1">
            <text:p>9.70326790663263</text:p>
          </table:table-cell>
          <table:table-cell office:value-type="float" office:value="10.1369024851946" table:style-name="ce1">
            <text:p>10.1369024851946</text:p>
          </table:table-cell>
          <table:table-cell office:value-type="float" office:value="11.7386904469897" table:style-name="ce1">
            <text:p>11.7386904469897</text:p>
          </table:table-cell>
          <table:table-cell office:value-type="float" office:value="9.75511501643599" table:style-name="ce1">
            <text:p>9.75511501643599</text:p>
          </table:table-cell>
          <table:table-cell office:value-type="float" office:value="8.8264476589491" table:style-name="ce1">
            <text:p>8.8264476589491</text:p>
          </table:table-cell>
          <table:table-cell office:value-type="float" office:value="7.97907259044699" table:style-name="ce1">
            <text:p>7.97907259044699</text:p>
          </table:table-cell>
          <table:table-cell office:value-type="float" office:value="8.06941866013894" table:style-name="ce1">
            <text:p>8.06941866013894</text:p>
          </table:table-cell>
        </table:table-row>
        <table:table-row table:style-name="ro1">
          <table:table-cell office:value-type="string" table:style-name="ce1">
            <text:p>Sidiki Cherif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Angers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19-023</text:p>
          </table:table-cell>
          <table:table-cell office:value-type="float" office:value="11.9" table:style-name="ce1">
            <text:p>11.9</text:p>
          </table:table-cell>
          <table:table-cell office:value-type="float" office:value="7.49852038747327" table:style-name="ce1">
            <text:p>7.49852038747327</text:p>
          </table:table-cell>
          <table:table-cell office:value-type="float" office:value="9.34185913546436" table:style-name="ce1">
            <text:p>9.34185913546436</text:p>
          </table:table-cell>
          <table:table-cell office:value-type="float" office:value="6.35723869982287" table:style-name="ce1">
            <text:p>6.35723869982287</text:p>
          </table:table-cell>
          <table:table-cell office:value-type="float" office:value="8.3597346924027" table:style-name="ce1">
            <text:p>8.3597346924027</text:p>
          </table:table-cell>
          <table:table-cell office:value-type="float" office:value="11.5321650818167" table:style-name="ce1">
            <text:p>11.5321650818167</text:p>
          </table:table-cell>
          <table:table-cell office:value-type="float" office:value="7.42455462647836" table:style-name="ce1">
            <text:p>7.42455462647836</text:p>
          </table:table-cell>
          <table:table-cell office:value-type="float" office:value="11.0682663114136" table:style-name="ce1">
            <text:p>11.0682663114136</text:p>
          </table:table-cell>
          <table:table-cell office:value-type="float" office:value="9.36182810065361" table:style-name="ce1">
            <text:p>9.36182810065361</text:p>
          </table:table-cell>
          <table:table-cell office:value-type="float" office:value="10.8173818157821" table:style-name="ce1">
            <text:p>10.8173818157821</text:p>
          </table:table-cell>
        </table:table-row>
        <table:table-row table:style-name="ro1">
          <table:table-cell office:value-type="string" table:style-name="ce1">
            <text:p>Félix Correia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ille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350</text:p>
          </table:table-cell>
          <table:table-cell office:value-type="float" office:value="11.9" table:style-name="ce1">
            <text:p>11.9</text:p>
          </table:table-cell>
          <table:table-cell office:value-type="float" office:value="9.89860834017403" table:style-name="ce1">
            <text:p>9.89860834017403</text:p>
          </table:table-cell>
          <table:table-cell office:value-type="float" office:value="15.94048117452" table:style-name="ce1">
            <text:p>15.94048117452</text:p>
          </table:table-cell>
          <table:table-cell office:value-type="float" office:value="16.3477143755896" table:style-name="ce1">
            <text:p>16.3477143755896</text:p>
          </table:table-cell>
          <table:table-cell office:value-type="float" office:value="17.1350372103286" table:style-name="ce1">
            <text:p>17.1350372103286</text:p>
          </table:table-cell>
          <table:table-cell office:value-type="float" office:value="12.9215957035942" table:style-name="ce1">
            <text:p>12.9215957035942</text:p>
          </table:table-cell>
          <table:table-cell office:value-type="float" office:value="6.47272932299715" table:style-name="ce1">
            <text:p>6.47272932299715</text:p>
          </table:table-cell>
          <table:table-cell office:value-type="float" office:value="14.55647733956" table:style-name="ce1">
            <text:p>14.55647733956</text:p>
          </table:table-cell>
          <table:table-cell office:value-type="float" office:value="6.80037968571323" table:style-name="ce1">
            <text:p>6.80037968571323</text:p>
          </table:table-cell>
          <table:table-cell office:value-type="float" office:value="9.43689942142682" table:style-name="ce1">
            <text:p>9.43689942142682</text:p>
          </table:table-cell>
        </table:table-row>
        <table:table-row table:style-name="ro1">
          <table:table-cell office:value-type="string" table:style-name="ce1">
            <text:p>Romain Del Castillo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Brest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9-284</text:p>
          </table:table-cell>
          <table:table-cell office:value-type="float" office:value="15" table:style-name="ce1">
            <text:p>15</text:p>
          </table:table-cell>
          <table:table-cell office:value-type="float" office:value="9.26910677821511" table:style-name="ce1">
            <text:p>9.26910677821511</text:p>
          </table:table-cell>
          <table:table-cell office:value-type="float" office:value="16.65731180623" table:style-name="ce1">
            <text:p>16.65731180623</text:p>
          </table:table-cell>
          <table:table-cell office:value-type="float" office:value="16.2934158177053" table:style-name="ce1">
            <text:p>16.2934158177053</text:p>
          </table:table-cell>
          <table:table-cell office:value-type="float" office:value="16.0116030850252" table:style-name="ce1">
            <text:p>16.0116030850252</text:p>
          </table:table-cell>
          <table:table-cell office:value-type="float" office:value="11.5321650818167" table:style-name="ce1">
            <text:p>11.5321650818167</text:p>
          </table:table-cell>
          <table:table-cell office:value-type="float" office:value="7.58673634151599" table:style-name="ce1">
            <text:p>7.58673634151599</text:p>
          </table:table-cell>
          <table:table-cell office:value-type="float" office:value="13.7185472026496" table:style-name="ce1">
            <text:p>13.7185472026496</text:p>
          </table:table-cell>
          <table:table-cell office:value-type="float" office:value="5.94776792714898" table:style-name="ce1">
            <text:p>5.94776792714898</text:p>
          </table:table-cell>
          <table:table-cell office:value-type="float" office:value="14.4265423882842" table:style-name="ce1">
            <text:p>14.4265423882842</text:p>
          </table:table-cell>
        </table:table-row>
        <table:table-row table:style-name="ro1">
          <table:table-cell office:value-type="string" table:style-name="ce1">
            <text:p>Habib Diallo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Metz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0-203</text:p>
          </table:table-cell>
          <table:table-cell office:value-type="float" office:value="10.2" table:style-name="ce1">
            <text:p>10.2</text:p>
          </table:table-cell>
          <table:table-cell office:value-type="float" office:value="7.80749876518741" table:style-name="ce1">
            <text:p>7.80749876518741</text:p>
          </table:table-cell>
          <table:table-cell office:value-type="float" office:value="7.28602067794548" table:style-name="ce1">
            <text:p>7.28602067794548</text:p>
          </table:table-cell>
          <table:table-cell office:value-type="float" office:value="7.25304988142371" table:style-name="ce1">
            <text:p>7.25304988142371</text:p>
          </table:table-cell>
          <table:table-cell office:value-type="float" office:value="7.44711080133579" table:style-name="ce1">
            <text:p>7.44711080133579</text:p>
          </table:table-cell>
          <table:table-cell office:value-type="float" office:value="7.89541421852352" table:style-name="ce1">
            <text:p>7.89541421852352</text:p>
          </table:table-cell>
          <table:table-cell office:value-type="float" office:value="8.83517660968064" table:style-name="ce1">
            <text:p>8.83517660968064</text:p>
          </table:table-cell>
          <table:table-cell office:value-type="float" office:value="7.332757105308" table:style-name="ce1">
            <text:p>7.332757105308</text:p>
          </table:table-cell>
          <table:table-cell office:value-type="float" office:value="8.33039235028135" table:style-name="ce1">
            <text:p>8.33039235028135</text:p>
          </table:table-cell>
          <table:table-cell office:value-type="float" office:value="11.3737436519677" table:style-name="ce1">
            <text:p>11.3737436519677</text:p>
          </table:table-cell>
        </table:table-row>
        <table:table-row table:style-name="ro1">
          <table:table-cell office:value-type="string" table:style-name="ce1">
            <text:p>Odsonne Édouard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ens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7-356</text:p>
          </table:table-cell>
          <table:table-cell office:value-type="float" office:value="9.6" table:style-name="ce1">
            <text:p>9.6</text:p>
          </table:table-cell>
          <table:table-cell office:value-type="float" office:value="8.25408422271552" table:style-name="ce1">
            <text:p>8.25408422271552</text:p>
          </table:table-cell>
          <table:table-cell office:value-type="float" office:value="8.32857123949422" table:style-name="ce1">
            <text:p>8.32857123949422</text:p>
          </table:table-cell>
          <table:table-cell office:value-type="float" office:value="9.32596349214578" table:style-name="ce1">
            <text:p>9.32596349214578</text:p>
          </table:table-cell>
          <table:table-cell office:value-type="float" office:value="9.06549685471208" table:style-name="ce1">
            <text:p>9.06549685471208</text:p>
          </table:table-cell>
          <table:table-cell office:value-type="float" office:value="7.68863490532077" table:style-name="ce1">
            <text:p>7.68863490532077</text:p>
          </table:table-cell>
          <table:table-cell office:value-type="float" office:value="10.1967529441921" table:style-name="ce1">
            <text:p>10.1967529441921</text:p>
          </table:table-cell>
          <table:table-cell office:value-type="float" office:value="8.20385060670227" table:style-name="ce1">
            <text:p>8.20385060670227</text:p>
          </table:table-cell>
          <table:table-cell office:value-type="float" office:value="10.939908982565" table:style-name="ce1">
            <text:p>10.939908982565</text:p>
          </table:table-cell>
          <table:table-cell office:value-type="float" office:value="14.2501285935442" table:style-name="ce1">
            <text:p>14.2501285935442</text:p>
          </table:table-cell>
        </table:table-row>
        <table:table-row table:style-name="ro1">
          <table:table-cell office:value-type="string" table:style-name="ce1">
            <text:p>Breel Embolo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Rennes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8-327</text:p>
          </table:table-cell>
          <table:table-cell office:value-type="float" office:value="10.5" table:style-name="ce1">
            <text:p>10.5</text:p>
          </table:table-cell>
          <table:table-cell office:value-type="float" office:value="7.7735355621951" table:style-name="ce1">
            <text:p>7.7735355621951</text:p>
          </table:table-cell>
          <table:table-cell office:value-type="float" office:value="8.91982220685321" table:style-name="ce1">
            <text:p>8.91982220685321</text:p>
          </table:table-cell>
          <table:table-cell office:value-type="float" office:value="9.4516460249166" table:style-name="ce1">
            <text:p>9.4516460249166</text:p>
          </table:table-cell>
          <table:table-cell office:value-type="float" office:value="8.47639141143526" table:style-name="ce1">
            <text:p>8.47639141143526</text:p>
          </table:table-cell>
          <table:table-cell office:value-type="float" office:value="7.48418754822615" table:style-name="ce1">
            <text:p>7.48418754822615</text:p>
          </table:table-cell>
          <table:table-cell office:value-type="float" office:value="7.58673634151599" table:style-name="ce1">
            <text:p>7.58673634151599</text:p>
          </table:table-cell>
          <table:table-cell office:value-type="float" office:value="8.61760010421182" table:style-name="ce1">
            <text:p>8.61760010421182</text:p>
          </table:table-cell>
          <table:table-cell office:value-type="float" office:value="8.24209112260041" table:style-name="ce1">
            <text:p>8.24209112260041</text:p>
          </table:table-cell>
          <table:table-cell office:value-type="float" office:value="11.1367234583788" table:style-name="ce1">
            <text:p>11.1367234583788</text:p>
          </table:table-cell>
        </table:table-row>
        <table:table-row table:style-name="ro1">
          <table:table-cell office:value-type="string" table:style-name="ce1">
            <text:p>Emersonn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Toulous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1-175</text:p>
          </table:table-cell>
          <table:table-cell office:value-type="float" office:value="9" table:style-name="ce1">
            <text:p>9</text:p>
          </table:table-cell>
          <table:table-cell office:value-type="float" office:value="7.85287557589679" table:style-name="ce1">
            <text:p>7.85287557589679</text:p>
          </table:table-cell>
          <table:table-cell office:value-type="float" office:value="7.18839924561582" table:style-name="ce1">
            <text:p>7.18839924561582</text:p>
          </table:table-cell>
          <table:table-cell office:value-type="float" office:value="8.57688663671122" table:style-name="ce1">
            <text:p>8.57688663671122</text:p>
          </table:table-cell>
          <table:table-cell office:value-type="float" office:value="8.12791123420756" table:style-name="ce1">
            <text:p>8.12791123420756</text:p>
          </table:table-cell>
          <table:table-cell office:value-type="float" office:value="8.95638056184765" table:style-name="ce1">
            <text:p>8.95638056184765</text:p>
          </table:table-cell>
          <table:table-cell office:value-type="float" office:value="7.89721639930741" table:style-name="ce1">
            <text:p>7.89721639930741</text:p>
          </table:table-cell>
          <table:table-cell office:value-type="float" office:value="8.75670840175471" table:style-name="ce1">
            <text:p>8.75670840175471</text:p>
          </table:table-cell>
          <table:table-cell office:value-type="float" office:value="9.86027272977021" table:style-name="ce1">
            <text:p>9.86027272977021</text:p>
          </table:table-cell>
          <table:table-cell office:value-type="float" office:value="11.2949988158056" table:style-name="ce1">
            <text:p>11.2949988158056</text:p>
          </table:table-cell>
        </table:table-row>
        <table:table-row table:style-name="ro1">
          <table:table-cell office:value-type="string" table:style-name="ce1">
            <text:p>Matias Fernandez-Pardo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ill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0-338</text:p>
          </table:table-cell>
          <table:table-cell office:value-type="float" office:value="10.6" table:style-name="ce1">
            <text:p>10.6</text:p>
          </table:table-cell>
          <table:table-cell office:value-type="float" office:value="9.13288142537179" table:style-name="ce1">
            <text:p>9.13288142537179</text:p>
          </table:table-cell>
          <table:table-cell office:value-type="float" office:value="13.1396031814292" table:style-name="ce1">
            <text:p>13.1396031814292</text:p>
          </table:table-cell>
          <table:table-cell office:value-type="float" office:value="14.519041461413" table:style-name="ce1">
            <text:p>14.519041461413</text:p>
          </table:table-cell>
          <table:table-cell office:value-type="float" office:value="11.7667871040751" table:style-name="ce1">
            <text:p>11.7667871040751</text:p>
          </table:table-cell>
          <table:table-cell office:value-type="float" office:value="16.7345384810499" table:style-name="ce1">
            <text:p>16.7345384810499</text:p>
          </table:table-cell>
          <table:table-cell office:value-type="float" office:value="9.83200392974896" table:style-name="ce1">
            <text:p>9.83200392974896</text:p>
          </table:table-cell>
          <table:table-cell office:value-type="float" office:value="15.9716306151616" table:style-name="ce1">
            <text:p>15.9716306151616</text:p>
          </table:table-cell>
          <table:table-cell office:value-type="float" office:value="9.49768517506265" table:style-name="ce1">
            <text:p>9.49768517506265</text:p>
          </table:table-cell>
          <table:table-cell office:value-type="float" office:value="9.0303036149939" table:style-name="ce1">
            <text:p>9.0303036149939</text:p>
          </table:table-cell>
        </table:table-row>
        <table:table-row table:style-name="ro1">
          <table:table-cell office:value-type="string" table:style-name="ce1">
            <text:p>Malick Fofana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yo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0-282</text:p>
          </table:table-cell>
          <table:table-cell office:value-type="float" office:value="8" table:style-name="ce1">
            <text:p>8</text:p>
          </table:table-cell>
          <table:table-cell office:value-type="float" office:value="8.50961233918695" table:style-name="ce1">
            <text:p>8.50961233918695</text:p>
          </table:table-cell>
          <table:table-cell office:value-type="float" office:value="10.3648532233642" table:style-name="ce1">
            <text:p>10.3648532233642</text:p>
          </table:table-cell>
          <table:table-cell office:value-type="float" office:value="11.0761682369761" table:style-name="ce1">
            <text:p>11.0761682369761</text:p>
          </table:table-cell>
          <table:table-cell office:value-type="float" office:value="8.01282290235748" table:style-name="ce1">
            <text:p>8.01282290235748</text:p>
          </table:table-cell>
          <table:table-cell office:value-type="float" office:value="13.4692882470789" table:style-name="ce1">
            <text:p>13.4692882470789</text:p>
          </table:table-cell>
          <table:table-cell office:value-type="float" office:value="6.65717755720525" table:style-name="ce1">
            <text:p>6.65717755720525</text:p>
          </table:table-cell>
          <table:table-cell office:value-type="float" office:value="13.5495027996392" table:style-name="ce1">
            <text:p>13.5495027996392</text:p>
          </table:table-cell>
          <table:table-cell office:value-type="float" office:value="9.86027272977021" table:style-name="ce1">
            <text:p>9.86027272977021</text:p>
          </table:table-cell>
          <table:table-cell office:value-type="float" office:value="8.94927500154728" table:style-name="ce1">
            <text:p>8.94927500154728</text:p>
          </table:table-cell>
        </table:table-row>
        <table:table-row table:style-name="ro1">
          <table:table-cell office:value-type="string" table:style-name="ce1">
            <text:p>Willem Geubbels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Paris FC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144</text:p>
          </table:table-cell>
          <table:table-cell office:value-type="float" office:value="7.4" table:style-name="ce1">
            <text:p>7.4</text:p>
          </table:table-cell>
          <table:table-cell office:value-type="float" office:value="7.28834452553116" table:style-name="ce1">
            <text:p>7.28834452553116</text:p>
          </table:table-cell>
          <table:table-cell office:value-type="float" office:value="7.64936240842554" table:style-name="ce1">
            <text:p>7.64936240842554</text:p>
          </table:table-cell>
          <table:table-cell office:value-type="float" office:value="6.57470174460889" table:style-name="ce1">
            <text:p>6.57470174460889</text:p>
          </table:table-cell>
          <table:table-cell office:value-type="float" office:value="6.79416565996148" table:style-name="ce1">
            <text:p>6.79416565996148</text:p>
          </table:table-cell>
          <table:table-cell office:value-type="float" office:value="7.28227852337168" table:style-name="ce1">
            <text:p>7.28227852337168</text:p>
          </table:table-cell>
          <table:table-cell office:value-type="float" office:value="4.92961485482523" table:style-name="ce1">
            <text:p>4.92961485482523</text:p>
          </table:table-cell>
          <table:table-cell office:value-type="float" office:value="8.27238756748718" table:style-name="ce1">
            <text:p>8.27238756748718</text:p>
          </table:table-cell>
          <table:table-cell office:value-type="float" office:value="7.89208431359879" table:style-name="ce1">
            <text:p>7.89208431359879</text:p>
          </table:table-cell>
          <table:table-cell office:value-type="float" office:value="10.7370400474813" table:style-name="ce1">
            <text:p>10.7370400474813</text:p>
          </table:table-cell>
        </table:table-row>
        <table:table-row table:style-name="ro1">
          <table:table-cell office:value-type="string" table:style-name="ce1">
            <text:p>Olivier Giroud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ill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9-099</text:p>
          </table:table-cell>
          <table:table-cell office:value-type="float" office:value="12.1" table:style-name="ce1">
            <text:p>12.1</text:p>
          </table:table-cell>
          <table:table-cell office:value-type="float" office:value="7.66076759765937" table:style-name="ce1">
            <text:p>7.66076759765937</text:p>
          </table:table-cell>
          <table:table-cell office:value-type="float" office:value="9.94214279360604" table:style-name="ce1">
            <text:p>9.94214279360604</text:p>
          </table:table-cell>
          <table:table-cell office:value-type="float" office:value="9.95488770472472" table:style-name="ce1">
            <text:p>9.95488770472472</text:p>
          </table:table-cell>
          <table:table-cell office:value-type="float" office:value="8.7109935756712" table:style-name="ce1">
            <text:p>8.7109935756712</text:p>
          </table:table-cell>
          <table:table-cell office:value-type="float" office:value="5.95483464715284" table:style-name="ce1">
            <text:p>5.95483464715284</text:p>
          </table:table-cell>
          <table:table-cell office:value-type="float" office:value="8.83517660968064" table:style-name="ce1">
            <text:p>8.83517660968064</text:p>
          </table:table-cell>
          <table:table-cell office:value-type="float" office:value="7.59640134566019" table:style-name="ce1">
            <text:p>7.59640134566019</text:p>
          </table:table-cell>
          <table:table-cell office:value-type="float" office:value="8.15409271747162" table:style-name="ce1">
            <text:p>8.15409271747162</text:p>
          </table:table-cell>
          <table:table-cell office:value-type="float" office:value="12.8043555943061" table:style-name="ce1">
            <text:p>12.8043555943061</text:p>
          </table:table-cell>
        </table:table-row>
        <table:table-row table:style-name="ro1">
          <table:table-cell office:value-type="string" table:style-name="ce1">
            <text:p>Mason Greenwood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Marseille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098</text:p>
          </table:table-cell>
          <table:table-cell office:value-type="float" office:value="14.4" table:style-name="ce1">
            <text:p>14.4</text:p>
          </table:table-cell>
          <table:table-cell office:value-type="float" office:value="9.55994140205278" table:style-name="ce1">
            <text:p>9.55994140205278</text:p>
          </table:table-cell>
          <table:table-cell office:value-type="float" office:value="18.0149926374473" table:style-name="ce1">
            <text:p>18.0149926374473</text:p>
          </table:table-cell>
          <table:table-cell office:value-type="float" office:value="16.4008469655686" table:style-name="ce1">
            <text:p>16.4008469655686</text:p>
          </table:table-cell>
          <table:table-cell office:value-type="float" office:value="18.1413984001025" table:style-name="ce1">
            <text:p>18.1413984001025</text:p>
          </table:table-cell>
          <table:table-cell office:value-type="float" office:value="16.7345384810499" table:style-name="ce1">
            <text:p>16.7345384810499</text:p>
          </table:table-cell>
          <table:table-cell office:value-type="float" office:value="9.88965816841377" table:style-name="ce1">
            <text:p>9.88965816841377</text:p>
          </table:table-cell>
          <table:table-cell office:value-type="float" office:value="16.5035361011648" table:style-name="ce1">
            <text:p>16.5035361011648</text:p>
          </table:table-cell>
          <table:table-cell office:value-type="float" office:value="11.380594840552" table:style-name="ce1">
            <text:p>11.380594840552</text:p>
          </table:table-cell>
          <table:table-cell office:value-type="float" office:value="17.2838351691279" table:style-name="ce1">
            <text:p>17.2838351691279</text:p>
          </table:table-cell>
        </table:table-row>
        <table:table-row table:style-name="ro1">
          <table:table-cell office:value-type="string" table:style-name="ce1">
            <text:p>Bahereba Guirassy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Nantes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19-131</text:p>
          </table:table-cell>
          <table:table-cell office:value-type="float" office:value="7.8" table:style-name="ce1">
            <text:p>7.8</text:p>
          </table:table-cell>
          <table:table-cell office:value-type="float" office:value="7.82450277611283" table:style-name="ce1">
            <text:p>7.82450277611283</text:p>
          </table:table-cell>
          <table:table-cell office:value-type="float" office:value="8.19108371251505" table:style-name="ce1">
            <text:p>8.19108371251505</text:p>
          </table:table-cell>
          <table:table-cell office:value-type="float" office:value="7.72427199169658" table:style-name="ce1">
            <text:p>7.72427199169658</text:p>
          </table:table-cell>
          <table:table-cell office:value-type="float" office:value="7.55883644055858" table:style-name="ce1">
            <text:p>7.55883644055858</text:p>
          </table:table-cell>
          <table:table-cell office:value-type="float" office:value="10.256250463183" table:style-name="ce1">
            <text:p>10.256250463183</text:p>
          </table:table-cell>
          <table:table-cell office:value-type="float" office:value="6.40645397847618" table:style-name="ce1">
            <text:p>6.40645397847618</text:p>
          </table:table-cell>
          <table:table-cell office:value-type="float" office:value="9.81049304846944" table:style-name="ce1">
            <text:p>9.81049304846944</text:p>
          </table:table-cell>
          <table:table-cell office:value-type="float" office:value="7.71923283326091" table:style-name="ce1">
            <text:p>7.71923283326091</text:p>
          </table:table-cell>
          <table:table-cell office:value-type="float" office:value="8.06941866013894" table:style-name="ce1">
            <text:p>8.06941866013894</text:p>
          </table:table-cell>
        </table:table-row>
        <table:table-row table:style-name="ro1">
          <table:table-cell office:value-type="string" table:style-name="ce1">
            <text:p>Adam Karabec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yo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2-189</text:p>
          </table:table-cell>
          <table:table-cell office:value-type="float" office:value="8.5" table:style-name="ce1">
            <text:p>8.5</text:p>
          </table:table-cell>
          <table:table-cell office:value-type="float" office:value="8.18481087024275" table:style-name="ce1">
            <text:p>8.18481087024275</text:p>
          </table:table-cell>
          <table:table-cell office:value-type="float" office:value="11.096067316703" table:style-name="ce1">
            <text:p>11.096067316703</text:p>
          </table:table-cell>
          <table:table-cell office:value-type="float" office:value="8.33030554314885" table:style-name="ce1">
            <text:p>8.33030554314885</text:p>
          </table:table-cell>
          <table:table-cell office:value-type="float" office:value="11.1954738169486" table:style-name="ce1">
            <text:p>11.1954738169486</text:p>
          </table:table-cell>
          <table:table-cell office:value-type="float" office:value="9.82284472724887" table:style-name="ce1">
            <text:p>9.82284472724887</text:p>
          </table:table-cell>
          <table:table-cell office:value-type="float" office:value="10.7497676921847" table:style-name="ce1">
            <text:p>10.7497676921847</text:p>
          </table:table-cell>
          <table:table-cell office:value-type="float" office:value="10.3731700067736" table:style-name="ce1">
            <text:p>10.3731700067736</text:p>
          </table:table-cell>
          <table:table-cell office:value-type="float" office:value="7.00395747605988" table:style-name="ce1">
            <text:p>7.00395747605988</text:p>
          </table:table-cell>
          <table:table-cell office:value-type="float" office:value="7.29753135353168" table:style-name="ce1">
            <text:p>7.29753135353168</text:p>
          </table:table-cell>
        </table:table-row>
        <table:table-row table:style-name="ro1">
          <table:table-cell office:value-type="string" table:style-name="ce1">
            <text:p>Ilan Kebbal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Paris FC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7-182</text:p>
          </table:table-cell>
          <table:table-cell office:value-type="float" office:value="15.6" table:style-name="ce1">
            <text:p>15.6</text:p>
          </table:table-cell>
          <table:table-cell office:value-type="float" office:value="9.35806628665509" table:style-name="ce1">
            <text:p>9.35806628665509</text:p>
          </table:table-cell>
          <table:table-cell office:value-type="float" office:value="18.3894707858154" table:style-name="ce1">
            <text:p>18.3894707858154</text:p>
          </table:table-cell>
          <table:table-cell office:value-type="float" office:value="16.2934158177053" table:style-name="ce1">
            <text:p>16.2934158177053</text:p>
          </table:table-cell>
          <table:table-cell office:value-type="float" office:value="18.4028272183475" table:style-name="ce1">
            <text:p>18.4028272183475</text:p>
          </table:table-cell>
          <table:table-cell office:value-type="float" office:value="17.0865887371966" table:style-name="ce1">
            <text:p>17.0865887371966</text:p>
          </table:table-cell>
          <table:table-cell office:value-type="float" office:value="9.38998275867198" table:style-name="ce1">
            <text:p>9.38998275867198</text:p>
          </table:table-cell>
          <table:table-cell office:value-type="float" office:value="15.7200568950957" table:style-name="ce1">
            <text:p>15.7200568950957</text:p>
          </table:table-cell>
          <table:table-cell office:value-type="float" office:value="7.71923283326091" table:style-name="ce1">
            <text:p>7.71923283326091</text:p>
          </table:table-cell>
          <table:table-cell office:value-type="float" office:value="13.223920833554" table:style-name="ce1">
            <text:p>13.223920833554</text:p>
          </table:table-cell>
        </table:table-row>
        <table:table-row table:style-name="ro1">
          <table:table-cell office:value-type="string" table:style-name="ce1">
            <text:p>Jean-Philippe Krasso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Paris FC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8-174</text:p>
          </table:table-cell>
          <table:table-cell office:value-type="float" office:value="8" table:style-name="ce1">
            <text:p>8</text:p>
          </table:table-cell>
          <table:table-cell office:value-type="float" office:value="8.80836098928282" table:style-name="ce1">
            <text:p>8.80836098928282</text:p>
          </table:table-cell>
          <table:table-cell office:value-type="float" office:value="8.22538690197763" table:style-name="ce1">
            <text:p>8.22538690197763</text:p>
          </table:table-cell>
          <table:table-cell office:value-type="float" office:value="13.048928698056" table:style-name="ce1">
            <text:p>13.048928698056</text:p>
          </table:table-cell>
          <table:table-cell office:value-type="float" office:value="8.24356144219514" table:style-name="ce1">
            <text:p>8.24356144219514</text:p>
          </table:table-cell>
          <table:table-cell office:value-type="float" office:value="7.28227852337168" table:style-name="ce1">
            <text:p>7.28227852337168</text:p>
          </table:table-cell>
          <table:table-cell office:value-type="float" office:value="7.14036865108057" table:style-name="ce1">
            <text:p>7.14036865108057</text:p>
          </table:table-cell>
          <table:table-cell office:value-type="float" office:value="8.20385060670227" table:style-name="ce1">
            <text:p>8.20385060670227</text:p>
          </table:table-cell>
          <table:table-cell office:value-type="float" office:value="8.73102431613088" table:style-name="ce1">
            <text:p>8.73102431613088</text:p>
          </table:table-cell>
          <table:table-cell office:value-type="float" office:value="8.7876184689715" table:style-name="ce1">
            <text:p>8.7876184689715</text:p>
          </table:table-cell>
        </table:table-row>
        <table:table-row table:style-name="ro1">
          <table:table-cell office:value-type="string" table:style-name="ce1">
            <text:p>Khvicha Kvaratskhelia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Paris S-G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329</text:p>
          </table:table-cell>
          <table:table-cell office:value-type="float" office:value="7.6" table:style-name="ce1">
            <text:p>7.6</text:p>
          </table:table-cell>
          <table:table-cell office:value-type="float" office:value="10.3963424958347" table:style-name="ce1">
            <text:p>10.3963424958347</text:p>
          </table:table-cell>
          <table:table-cell office:value-type="float" office:value="15.369781401179" table:style-name="ce1">
            <text:p>15.369781401179</text:p>
          </table:table-cell>
          <table:table-cell office:value-type="float" office:value="14.9414418330021" table:style-name="ce1">
            <text:p>14.9414418330021</text:p>
          </table:table-cell>
          <table:table-cell office:value-type="float" office:value="12.7472405836975" table:style-name="ce1">
            <text:p>12.7472405836975</text:p>
          </table:table-cell>
          <table:table-cell office:value-type="float" office:value="14.461364395352" table:style-name="ce1">
            <text:p>14.461364395352</text:p>
          </table:table-cell>
          <table:table-cell office:value-type="float" office:value="10.2925068744772" table:style-name="ce1">
            <text:p>10.2925068744772</text:p>
          </table:table-cell>
          <table:table-cell office:value-type="float" office:value="14.5073231656883" table:style-name="ce1">
            <text:p>14.5073231656883</text:p>
          </table:table-cell>
          <table:table-cell office:value-type="float" office:value="12.9214734183552" table:style-name="ce1">
            <text:p>12.9214734183552</text:p>
          </table:table-cell>
          <table:table-cell office:value-type="float" office:value="9.35543286177445" table:style-name="ce1">
            <text:p>9.35543286177445</text:p>
          </table:table-cell>
        </table:table-row>
        <table:table-row table:style-name="ro1">
          <table:table-cell office:value-type="string" table:style-name="ce1">
            <text:p>Esteban Lepaul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Rennes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264</text:p>
          </table:table-cell>
          <table:table-cell office:value-type="float" office:value="12.7" table:style-name="ce1">
            <text:p>12.7</text:p>
          </table:table-cell>
          <table:table-cell office:value-type="float" office:value="7.61585666808943" table:style-name="ce1">
            <text:p>7.61585666808943</text:p>
          </table:table-cell>
          <table:table-cell office:value-type="float" office:value="9.90683930873124" table:style-name="ce1">
            <text:p>9.90683930873124</text:p>
          </table:table-cell>
          <table:table-cell office:value-type="float" office:value="11.6821349409427" table:style-name="ce1">
            <text:p>11.6821349409427</text:p>
          </table:table-cell>
          <table:table-cell office:value-type="float" office:value="9.66042313007454" table:style-name="ce1">
            <text:p>9.66042313007454</text:p>
          </table:table-cell>
          <table:table-cell office:value-type="float" office:value="7.08310299099808" table:style-name="ce1">
            <text:p>7.08310299099808</text:p>
          </table:table-cell>
          <table:table-cell office:value-type="float" office:value="6.53943321581954" table:style-name="ce1">
            <text:p>6.53943321581954</text:p>
          </table:table-cell>
          <table:table-cell office:value-type="float" office:value="8.8264476589491" table:style-name="ce1">
            <text:p>8.8264476589491</text:p>
          </table:table-cell>
          <table:table-cell office:value-type="float" office:value="9.76962814208095" table:style-name="ce1">
            <text:p>9.76962814208095</text:p>
          </table:table-cell>
          <table:table-cell office:value-type="float" office:value="15.6938174790572" table:style-name="ce1">
            <text:p>15.6938174790572</text:p>
          </table:table-cell>
        </table:table-row>
        <table:table-row table:style-name="ro1">
          <table:table-cell office:value-type="string" table:style-name="ce1">
            <text:p>Danny Loader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Auxerre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5-132</text:p>
          </table:table-cell>
          <table:table-cell office:value-type="float" office:value="13.1" table:style-name="ce1">
            <text:p>13.1</text:p>
          </table:table-cell>
          <table:table-cell office:value-type="float" office:value="8.230972035858" table:style-name="ce1">
            <text:p>8.230972035858</text:p>
          </table:table-cell>
          <table:table-cell office:value-type="float" office:value="12.7740723558616" table:style-name="ce1">
            <text:p>12.7740723558616</text:p>
          </table:table-cell>
          <table:table-cell office:value-type="float" office:value="10.3314103859164" table:style-name="ce1">
            <text:p>10.3314103859164</text:p>
          </table:table-cell>
          <table:table-cell office:value-type="float" office:value="12.1012365369758" table:style-name="ce1">
            <text:p>12.1012365369758</text:p>
          </table:table-cell>
          <table:table-cell office:value-type="float" office:value="10.256250463183" table:style-name="ce1">
            <text:p>10.256250463183</text:p>
          </table:table-cell>
          <table:table-cell office:value-type="float" office:value="6.24267908983175" table:style-name="ce1">
            <text:p>6.24267908983175</text:p>
          </table:table-cell>
          <table:table-cell office:value-type="float" office:value="10.2328380258906" table:style-name="ce1">
            <text:p>10.2328380258906</text:p>
          </table:table-cell>
          <table:table-cell office:value-type="float" office:value="8.59693814298219" table:style-name="ce1">
            <text:p>8.59693814298219</text:p>
          </table:table-cell>
          <table:table-cell office:value-type="float" office:value="9.59995569821526" table:style-name="ce1">
            <text:p>9.59995569821526</text:p>
          </table:table-cell>
        </table:table-row>
        <table:table-row table:style-name="ro1">
          <table:table-cell office:value-type="string" table:style-name="ce1">
            <text:p>Frank Magri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Toulouse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6-125</text:p>
          </table:table-cell>
          <table:table-cell office:value-type="float" office:value="13" table:style-name="ce1">
            <text:p>13</text:p>
          </table:table-cell>
          <table:table-cell office:value-type="float" office:value="7.76222790476881" table:style-name="ce1">
            <text:p>7.76222790476881</text:p>
          </table:table-cell>
          <table:table-cell office:value-type="float" office:value="9.20089735269847" table:style-name="ce1">
            <text:p>9.20089735269847</text:p>
          </table:table-cell>
          <table:table-cell office:value-type="float" office:value="7.84410756990729" table:style-name="ce1">
            <text:p>7.84410756990729</text:p>
          </table:table-cell>
          <table:table-cell office:value-type="float" office:value="9.77962980473708" table:style-name="ce1">
            <text:p>9.77962980473708</text:p>
          </table:table-cell>
          <table:table-cell office:value-type="float" office:value="7.28227852337168" table:style-name="ce1">
            <text:p>7.28227852337168</text:p>
          </table:table-cell>
          <table:table-cell office:value-type="float" office:value="8.83517660968064" table:style-name="ce1">
            <text:p>8.83517660968064</text:p>
          </table:table-cell>
          <table:table-cell office:value-type="float" office:value="9.03630123945233" table:style-name="ce1">
            <text:p>9.03630123945233</text:p>
          </table:table-cell>
          <table:table-cell office:value-type="float" office:value="7.93553325302123" table:style-name="ce1">
            <text:p>7.93553325302123</text:p>
          </table:table-cell>
          <table:table-cell office:value-type="float" office:value="11.2159879642024" table:style-name="ce1">
            <text:p>11.2159879642024</text:p>
          </table:table-cell>
        </table:table-row>
        <table:table-row table:style-name="ro1">
          <table:table-cell office:value-type="string" table:style-name="ce1">
            <text:p>Sekou Mara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Auxerr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161</text:p>
          </table:table-cell>
          <table:table-cell office:value-type="float" office:value="8.1" table:style-name="ce1">
            <text:p>8.1</text:p>
          </table:table-cell>
          <table:table-cell office:value-type="float" office:value="8.13873604039839" table:style-name="ce1">
            <text:p>8.13873604039839</text:p>
          </table:table-cell>
          <table:table-cell office:value-type="float" office:value="7.74982485479021" table:style-name="ce1">
            <text:p>7.74982485479021</text:p>
          </table:table-cell>
          <table:table-cell office:value-type="float" office:value="8.33030554314885" table:style-name="ce1">
            <text:p>8.33030554314885</text:p>
          </table:table-cell>
          <table:table-cell office:value-type="float" office:value="8.01282290235748" table:style-name="ce1">
            <text:p>8.01282290235748</text:p>
          </table:table-cell>
          <table:table-cell office:value-type="float" office:value="7.08310299099808" table:style-name="ce1">
            <text:p>7.08310299099808</text:p>
          </table:table-cell>
          <table:table-cell office:value-type="float" office:value="9.88965816841377" table:style-name="ce1">
            <text:p>9.88965816841377</text:p>
          </table:table-cell>
          <table:table-cell office:value-type="float" office:value="6.75673741769221" table:style-name="ce1">
            <text:p>6.75673741769221</text:p>
          </table:table-cell>
          <table:table-cell office:value-type="float" office:value="8.15409271747162" table:style-name="ce1">
            <text:p>8.15409271747162</text:p>
          </table:table-cell>
          <table:table-cell office:value-type="float" office:value="6.63523163874602" table:style-name="ce1">
            <text:p>6.63523163874602</text:p>
          </table:table-cell>
        </table:table-row>
        <table:table-row table:style-name="ro1">
          <table:table-cell office:value-type="string" table:style-name="ce1">
            <text:p>Ibrahim Mbaye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Paris S-G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17-348</text:p>
          </table:table-cell>
          <table:table-cell office:value-type="float" office:value="7.3" table:style-name="ce1">
            <text:p>7.3</text:p>
          </table:table-cell>
          <table:table-cell office:value-type="float" office:value="9.8332659233608" table:style-name="ce1">
            <text:p>9.8332659233608</text:p>
          </table:table-cell>
          <table:table-cell office:value-type="float" office:value="14.9589235836812" table:style-name="ce1">
            <text:p>14.9589235836812</text:p>
          </table:table-cell>
          <table:table-cell office:value-type="float" office:value="12.4970413651716" table:style-name="ce1">
            <text:p>12.4970413651716</text:p>
          </table:table-cell>
          <table:table-cell office:value-type="float" office:value="10.7285848342871" table:style-name="ce1">
            <text:p>10.7285848342871</text:p>
          </table:table-cell>
          <table:table-cell office:value-type="float" office:value="13.8158230170401" table:style-name="ce1">
            <text:p>13.8158230170401</text:p>
          </table:table-cell>
          <table:table-cell office:value-type="float" office:value="7.73220052841773" table:style-name="ce1">
            <text:p>7.73220052841773</text:p>
          </table:table-cell>
          <table:table-cell office:value-type="float" office:value="14.5073231656883" table:style-name="ce1">
            <text:p>14.5073231656883</text:p>
          </table:table-cell>
          <table:table-cell office:value-type="float" office:value="7.89208431359879" table:style-name="ce1">
            <text:p>7.89208431359879</text:p>
          </table:table-cell>
          <table:table-cell office:value-type="float" office:value="7.14742062567875" table:style-name="ce1">
            <text:p>7.14742062567875</text:p>
          </table:table-cell>
        </table:table-row>
        <table:table-row table:style-name="ro1">
          <table:table-cell office:value-type="string" table:style-name="ce1">
            <text:p>Pathé Mboup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Brest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2-134</text:p>
          </table:table-cell>
          <table:table-cell office:value-type="float" office:value="8.3" table:style-name="ce1">
            <text:p>8.3</text:p>
          </table:table-cell>
          <table:table-cell office:value-type="float" office:value="7.75092701156725" table:style-name="ce1">
            <text:p>7.75092701156725</text:p>
          </table:table-cell>
          <table:table-cell office:value-type="float" office:value="8.08846311677628" table:style-name="ce1">
            <text:p>8.08846311677628</text:p>
          </table:table-cell>
          <table:table-cell office:value-type="float" office:value="6.90923755736436" table:style-name="ce1">
            <text:p>6.90923755736436</text:p>
          </table:table-cell>
          <table:table-cell office:value-type="float" office:value="8.7109935756712" table:style-name="ce1">
            <text:p>8.7109935756712</text:p>
          </table:table-cell>
          <table:table-cell office:value-type="float" office:value="9.17229211460452" table:style-name="ce1">
            <text:p>9.17229211460452</text:p>
          </table:table-cell>
          <table:table-cell office:value-type="float" office:value="7.71395315225505" table:style-name="ce1">
            <text:p>7.71395315225505</text:p>
          </table:table-cell>
          <table:table-cell office:value-type="float" office:value="8.68708966867708" table:style-name="ce1">
            <text:p>8.68708966867708</text:p>
          </table:table-cell>
          <table:table-cell office:value-type="float" office:value="9.18095011080166" table:style-name="ce1">
            <text:p>9.18095011080166</text:p>
          </table:table-cell>
          <table:table-cell office:value-type="float" office:value="7.75674513887523" table:style-name="ce1">
            <text:p>7.75674513887523</text:p>
          </table:table-cell>
        </table:table-row>
        <table:table-row table:style-name="ro1">
          <table:table-cell office:value-type="string" table:style-name="ce1">
            <text:p>Mostafa Mohamed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Nantes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8-040</text:p>
          </table:table-cell>
          <table:table-cell office:value-type="float" office:value="8.4" table:style-name="ce1">
            <text:p>8.4</text:p>
          </table:table-cell>
          <table:table-cell office:value-type="float" office:value="7.21164411899573" table:style-name="ce1">
            <text:p>7.21164411899573</text:p>
          </table:table-cell>
          <table:table-cell office:value-type="float" office:value="6.64851552630011" table:style-name="ce1">
            <text:p>6.64851552630011</text:p>
          </table:table-cell>
          <table:table-cell office:value-type="float" office:value="5.73377042423963" table:style-name="ce1">
            <text:p>5.73377042423963</text:p>
          </table:table-cell>
          <table:table-cell office:value-type="float" office:value="6.9007661895299" table:style-name="ce1">
            <text:p>6.9007661895299</text:p>
          </table:table-cell>
          <table:table-cell office:value-type="float" office:value="6.69367335297309" table:style-name="ce1">
            <text:p>6.69367335297309</text:p>
          </table:table-cell>
          <table:table-cell office:value-type="float" office:value="5.86120212408511" table:style-name="ce1">
            <text:p>5.86120212408511</text:p>
          </table:table-cell>
          <table:table-cell office:value-type="float" office:value="6.26746666351394" table:style-name="ce1">
            <text:p>6.26746666351394</text:p>
          </table:table-cell>
          <table:table-cell office:value-type="float" office:value="6.0972213839029" table:style-name="ce1">
            <text:p>6.0972213839029</text:p>
          </table:table-cell>
          <table:table-cell office:value-type="float" office:value="8.06941866013894" table:style-name="ce1">
            <text:p>8.06941866013894</text:p>
          </table:table-cell>
        </table:table-row>
        <table:table-row table:style-name="ro1">
          <table:table-cell office:value-type="string" table:style-name="ce1">
            <text:p>Afonso Moreira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yo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0-294</text:p>
          </table:table-cell>
          <table:table-cell office:value-type="float" office:value="7.3" table:style-name="ce1">
            <text:p>7.3</text:p>
          </table:table-cell>
          <table:table-cell office:value-type="float" office:value="9.5183595577601" table:style-name="ce1">
            <text:p>9.5183595577601</text:p>
          </table:table-cell>
          <table:table-cell office:value-type="float" office:value="10.2593878266501" table:style-name="ce1">
            <text:p>10.2593878266501</text:p>
          </table:table-cell>
          <table:table-cell office:value-type="float" office:value="16.3477143755896" table:style-name="ce1">
            <text:p>16.3477143755896</text:p>
          </table:table-cell>
          <table:table-cell office:value-type="float" office:value="8.59349133785543" table:style-name="ce1">
            <text:p>8.59349133785543</text:p>
          </table:table-cell>
          <table:table-cell office:value-type="float" office:value="10.6869599569358" table:style-name="ce1">
            <text:p>10.6869599569358</text:p>
          </table:table-cell>
          <table:table-cell office:value-type="float" office:value="7.37085582450246" table:style-name="ce1">
            <text:p>7.37085582450246</text:p>
          </table:table-cell>
          <table:table-cell office:value-type="float" office:value="12.9604934210462" table:style-name="ce1">
            <text:p>12.9604934210462</text:p>
          </table:table-cell>
          <table:table-cell office:value-type="float" office:value="9.13579387020172" table:style-name="ce1">
            <text:p>9.13579387020172</text:p>
          </table:table-cell>
          <table:table-cell office:value-type="float" office:value="7.60227803265176" table:style-name="ce1">
            <text:p>7.60227803265176</text:p>
          </table:table-cell>
        </table:table-row>
        <table:table-row table:style-name="ro1">
          <table:table-cell office:value-type="string" table:style-name="ce1">
            <text:p>Igor Paixão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Marseille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5-193</text:p>
          </table:table-cell>
          <table:table-cell office:value-type="float" office:value="10" table:style-name="ce1">
            <text:p>10</text:p>
          </table:table-cell>
          <table:table-cell office:value-type="float" office:value="8.76721601680548" table:style-name="ce1">
            <text:p>8.76721601680548</text:p>
          </table:table-cell>
          <table:table-cell office:value-type="float" office:value="14.0725818936088" table:style-name="ce1">
            <text:p>14.0725818936088</text:p>
          </table:table-cell>
          <table:table-cell office:value-type="float" office:value="8.33030554314885" table:style-name="ce1">
            <text:p>8.33030554314885</text:p>
          </table:table-cell>
          <table:table-cell office:value-type="float" office:value="10.374357342263" table:style-name="ce1">
            <text:p>10.374357342263</text:p>
          </table:table-cell>
          <table:table-cell office:value-type="float" office:value="13.9832412606706" table:style-name="ce1">
            <text:p>13.9832412606706</text:p>
          </table:table-cell>
          <table:table-cell office:value-type="float" office:value="7.75046584893494" table:style-name="ce1">
            <text:p>7.75046584893494</text:p>
          </table:table-cell>
          <table:table-cell office:value-type="float" office:value="14.3572589117317" table:style-name="ce1">
            <text:p>14.3572589117317</text:p>
          </table:table-cell>
          <table:table-cell office:value-type="float" office:value="9.31657543256999" table:style-name="ce1">
            <text:p>9.31657543256999</text:p>
          </table:table-cell>
          <table:table-cell office:value-type="float" office:value="9.92616699310446" table:style-name="ce1">
            <text:p>9.92616699310446</text:p>
          </table:table-cell>
        </table:table-row>
        <table:table-row table:style-name="ro1">
          <table:table-cell office:value-type="string" table:style-name="ce1">
            <text:p>Joaquín Panichelli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Strasbourg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3-092</text:p>
          </table:table-cell>
          <table:table-cell office:value-type="float" office:value="15.6" table:style-name="ce1">
            <text:p>15.6</text:p>
          </table:table-cell>
          <table:table-cell office:value-type="float" office:value="7.63829783758783" table:style-name="ce1">
            <text:p>7.63829783758783</text:p>
          </table:table-cell>
          <table:table-cell office:value-type="float" office:value="11.8079583950674" table:style-name="ce1">
            <text:p>11.8079583950674</text:p>
          </table:table-cell>
          <table:table-cell office:value-type="float" office:value="8.70088343143428" table:style-name="ce1">
            <text:p>8.70088343143428</text:p>
          </table:table-cell>
          <table:table-cell office:value-type="float" office:value="8.94703856288491" table:style-name="ce1">
            <text:p>8.94703856288491</text:p>
          </table:table-cell>
          <table:table-cell office:value-type="float" office:value="7.48418754822615" table:style-name="ce1">
            <text:p>7.48418754822615</text:p>
          </table:table-cell>
          <table:table-cell office:value-type="float" office:value="8.15653473941536" table:style-name="ce1">
            <text:p>8.15653473941536</text:p>
          </table:table-cell>
          <table:table-cell office:value-type="float" office:value="10.7223395285051" table:style-name="ce1">
            <text:p>10.7223395285051</text:p>
          </table:table-cell>
          <table:table-cell office:value-type="float" office:value="9.13579387020172" table:style-name="ce1">
            <text:p>9.13579387020172</text:p>
          </table:table-cell>
          <table:table-cell office:value-type="float" office:value="17.2838351691279" table:style-name="ce1">
            <text:p>17.2838351691279</text:p>
          </table:table-cell>
        </table:table-row>
        <table:table-row table:style-name="ro1">
          <table:table-cell office:value-type="string" table:style-name="ce1">
            <text:p>Prosper Peter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Angers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18-151</text:p>
          </table:table-cell>
          <table:table-cell office:value-type="float" office:value="7.2" table:style-name="ce1">
            <text:p>7.2</text:p>
          </table:table-cell>
          <table:table-cell office:value-type="float" office:value="7.9211344143769" table:style-name="ce1">
            <text:p>7.9211344143769</text:p>
          </table:table-cell>
          <table:table-cell office:value-type="float" office:value="6.74205866091273" table:style-name="ce1">
            <text:p>6.74205866091273</text:p>
          </table:table-cell>
          <table:table-cell office:value-type="float" office:value="6.25025706433181" table:style-name="ce1">
            <text:p>6.25025706433181</text:p>
          </table:table-cell>
          <table:table-cell office:value-type="float" office:value="7.44711080133579" table:style-name="ce1">
            <text:p>7.44711080133579</text:p>
          </table:table-cell>
          <table:table-cell office:value-type="float" office:value="7.68863490532077" table:style-name="ce1">
            <text:p>7.68863490532077</text:p>
          </table:table-cell>
          <table:table-cell office:value-type="float" office:value="5.39393786261809" table:style-name="ce1">
            <text:p>5.39393786261809</text:p>
          </table:table-cell>
          <table:table-cell office:value-type="float" office:value="7.53008888645617" table:style-name="ce1">
            <text:p>7.53008888645617</text:p>
          </table:table-cell>
          <table:table-cell office:value-type="float" office:value="10.4027579471212" table:style-name="ce1">
            <text:p>10.4027579471212</text:p>
          </table:table-cell>
          <table:table-cell office:value-type="float" office:value="10.4950108678443" table:style-name="ce1">
            <text:p>10.4950108678443</text:p>
          </table:table-cell>
        </table:table-row>
        <table:table-row table:style-name="ro1">
          <table:table-cell office:value-type="string" table:style-name="ce1">
            <text:p>Gonçalo Ramos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Paris S-G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201</text:p>
          </table:table-cell>
          <table:table-cell office:value-type="float" office:value="9" table:style-name="ce1">
            <text:p>9</text:p>
          </table:table-cell>
          <table:table-cell office:value-type="float" office:value="7.66076759765937" table:style-name="ce1">
            <text:p>7.66076759765937</text:p>
          </table:table-cell>
          <table:table-cell office:value-type="float" office:value="9.58894670487493" table:style-name="ce1">
            <text:p>9.58894670487493</text:p>
          </table:table-cell>
          <table:table-cell office:value-type="float" office:value="6.35723869982287" table:style-name="ce1">
            <text:p>6.35723869982287</text:p>
          </table:table-cell>
          <table:table-cell office:value-type="float" office:value="7.22602221845767" table:style-name="ce1">
            <text:p>7.22602221845767</text:p>
          </table:table-cell>
          <table:table-cell office:value-type="float" office:value="7.08310299099808" table:style-name="ce1">
            <text:p>7.08310299099808</text:p>
          </table:table-cell>
          <table:table-cell office:value-type="float" office:value="12.0603846892197" table:style-name="ce1">
            <text:p>12.0603846892197</text:p>
          </table:table-cell>
          <table:table-cell office:value-type="float" office:value="7.72978706774289" table:style-name="ce1">
            <text:p>7.72978706774289</text:p>
          </table:table-cell>
          <table:table-cell office:value-type="float" office:value="12.7234799102589" table:style-name="ce1">
            <text:p>12.7234799102589</text:p>
          </table:table-cell>
          <table:table-cell office:value-type="float" office:value="12.5151786408162" table:style-name="ce1">
            <text:p>12.5151786408162</text:p>
          </table:table-cell>
        </table:table-row>
        <table:table-row table:style-name="ro1">
          <table:table-cell office:value-type="string" table:style-name="ce1">
            <text:p>Mbwana Samatta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e Havr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3-015</text:p>
          </table:table-cell>
          <table:table-cell office:value-type="float" office:value="7.7" table:style-name="ce1">
            <text:p>7.7</text:p>
          </table:table-cell>
          <table:table-cell office:value-type="float" office:value="7.70015764444469" table:style-name="ce1">
            <text:p>7.70015764444469</text:p>
          </table:table-cell>
          <table:table-cell office:value-type="float" office:value="7.18839924561582" table:style-name="ce1">
            <text:p>7.18839924561582</text:p>
          </table:table-cell>
          <table:table-cell office:value-type="float" office:value="6.79665222455326" table:style-name="ce1">
            <text:p>6.79665222455326</text:p>
          </table:table-cell>
          <table:table-cell office:value-type="float" office:value="7.44711080133579" table:style-name="ce1">
            <text:p>7.44711080133579</text:p>
          </table:table-cell>
          <table:table-cell office:value-type="float" office:value="6.31721465994948" table:style-name="ce1">
            <text:p>6.31721465994948</text:p>
          </table:table-cell>
          <table:table-cell office:value-type="float" office:value="8.15653473941536" table:style-name="ce1">
            <text:p>8.15653473941536</text:p>
          </table:table-cell>
          <table:table-cell office:value-type="float" office:value="7.332757105308" table:style-name="ce1">
            <text:p>7.332757105308</text:p>
          </table:table-cell>
          <table:table-cell office:value-type="float" office:value="8.33039235028135" table:style-name="ce1">
            <text:p>8.33039235028135</text:p>
          </table:table-cell>
          <table:table-cell office:value-type="float" office:value="6.70707304969487" table:style-name="ce1">
            <text:p>6.70707304969487</text:p>
          </table:table-cell>
        </table:table-row>
        <table:table-row table:style-name="ro1">
          <table:table-cell office:value-type="string" table:style-name="ce1">
            <text:p>Mama Samba Baldé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Brest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0-062</text:p>
          </table:table-cell>
          <table:table-cell office:value-type="float" office:value="7.1" table:style-name="ce1">
            <text:p>7.1</text:p>
          </table:table-cell>
          <table:table-cell office:value-type="float" office:value="8.36414384561014" table:style-name="ce1">
            <text:p>8.36414384561014</text:p>
          </table:table-cell>
          <table:table-cell office:value-type="float" office:value="7.58270017906831" table:style-name="ce1">
            <text:p>7.58270017906831</text:p>
          </table:table-cell>
          <table:table-cell office:value-type="float" office:value="9.07511244206547" table:style-name="ce1">
            <text:p>9.07511244206547</text:p>
          </table:table-cell>
          <table:table-cell office:value-type="float" office:value="7.55883644055858" table:style-name="ce1">
            <text:p>7.55883644055858</text:p>
          </table:table-cell>
          <table:table-cell office:value-type="float" office:value="8.52752769682138" table:style-name="ce1">
            <text:p>8.52752769682138</text:p>
          </table:table-cell>
          <table:table-cell office:value-type="float" office:value="6.37347888154263" table:style-name="ce1">
            <text:p>6.37347888154263</text:p>
          </table:table-cell>
          <table:table-cell office:value-type="float" office:value="8.54824828754844" table:style-name="ce1">
            <text:p>8.54824828754844</text:p>
          </table:table-cell>
          <table:table-cell office:value-type="float" office:value="7.42067886644203" table:style-name="ce1">
            <text:p>7.42067886644203</text:p>
          </table:table-cell>
          <table:table-cell office:value-type="float" office:value="8.8683754105276" table:style-name="ce1">
            <text:p>8.8683754105276</text:p>
          </table:table-cell>
        </table:table-row>
        <table:table-row table:style-name="ro1">
          <table:table-cell office:value-type="string" table:style-name="ce1">
            <text:p>Martin Satriano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yo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321</text:p>
          </table:table-cell>
          <table:table-cell office:value-type="float" office:value="7.7" table:style-name="ce1">
            <text:p>7.7</text:p>
          </table:table-cell>
          <table:table-cell office:value-type="float" office:value="7.9896186108246" table:style-name="ce1">
            <text:p>7.9896186108246</text:p>
          </table:table-cell>
          <table:table-cell office:value-type="float" office:value="8.60556222175196" table:style-name="ce1">
            <text:p>8.60556222175196</text:p>
          </table:table-cell>
          <table:table-cell office:value-type="float" office:value="8.70088343143428" table:style-name="ce1">
            <text:p>8.70088343143428</text:p>
          </table:table-cell>
          <table:table-cell office:value-type="float" office:value="8.12791123420756" table:style-name="ce1">
            <text:p>8.12791123420756</text:p>
          </table:table-cell>
          <table:table-cell office:value-type="float" office:value="6.13420390140656" table:style-name="ce1">
            <text:p>6.13420390140656</text:p>
          </table:table-cell>
          <table:table-cell office:value-type="float" office:value="7.58673634151599" table:style-name="ce1">
            <text:p>7.58673634151599</text:p>
          </table:table-cell>
          <table:table-cell office:value-type="float" office:value="6.94591437103661" table:style-name="ce1">
            <text:p>6.94591437103661</text:p>
          </table:table-cell>
          <table:table-cell office:value-type="float" office:value="8.91051113499412" table:style-name="ce1">
            <text:p>8.91051113499412</text:p>
          </table:table-cell>
          <table:table-cell office:value-type="float" office:value="8.22743611075708" table:style-name="ce1">
            <text:p>8.22743611075708</text:p>
          </table:table-cell>
        </table:table-row>
        <table:table-row table:style-name="ro1">
          <table:table-cell office:value-type="string" table:style-name="ce1">
            <text:p>Moses Simon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Paris FC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0-179</text:p>
          </table:table-cell>
          <table:table-cell office:value-type="float" office:value="12.7" table:style-name="ce1">
            <text:p>12.7</text:p>
          </table:table-cell>
          <table:table-cell office:value-type="float" office:value="8.10423805223404" table:style-name="ce1">
            <text:p>8.10423805223404</text:p>
          </table:table-cell>
          <table:table-cell office:value-type="float" office:value="12.1700977190089" table:style-name="ce1">
            <text:p>12.1700977190089</text:p>
          </table:table-cell>
          <table:table-cell office:value-type="float" office:value="13.1558863998343" table:style-name="ce1">
            <text:p>13.1558863998343</text:p>
          </table:table-cell>
          <table:table-cell office:value-type="float" office:value="9.89880785092961" table:style-name="ce1">
            <text:p>9.89880785092961</text:p>
          </table:table-cell>
          <table:table-cell office:value-type="float" office:value="14.461364395352" table:style-name="ce1">
            <text:p>14.461364395352</text:p>
          </table:table-cell>
          <table:table-cell office:value-type="float" office:value="8.28727711035647" table:style-name="ce1">
            <text:p>8.28727711035647</text:p>
          </table:table-cell>
          <table:table-cell office:value-type="float" office:value="15.1558722404701" table:style-name="ce1">
            <text:p>15.1558722404701</text:p>
          </table:table-cell>
          <table:table-cell office:value-type="float" office:value="7.00395747605988" table:style-name="ce1">
            <text:p>7.00395747605988</text:p>
          </table:table-cell>
          <table:table-cell office:value-type="float" office:value="9.35543286177445" table:style-name="ce1">
            <text:p>9.35543286177445</text:p>
          </table:table-cell>
        </table:table-row>
        <table:table-row table:style-name="ro1">
          <table:table-cell office:value-type="string" table:style-name="ce1">
            <text:p>Lassine Sinayoko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Auxerre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6-030</text:p>
          </table:table-cell>
          <table:table-cell office:value-type="float" office:value="15" table:style-name="ce1">
            <text:p>15</text:p>
          </table:table-cell>
          <table:table-cell office:value-type="float" office:value="8.57383550760209" table:style-name="ce1">
            <text:p>8.57383550760209</text:p>
          </table:table-cell>
          <table:table-cell office:value-type="float" office:value="13.4627828243177" table:style-name="ce1">
            <text:p>13.4627828243177</text:p>
          </table:table-cell>
          <table:table-cell office:value-type="float" office:value="13.1558863998343" table:style-name="ce1">
            <text:p>13.1558863998343</text:p>
          </table:table-cell>
          <table:table-cell office:value-type="float" office:value="14.1091121605745" table:style-name="ce1">
            <text:p>14.1091121605745</text:p>
          </table:table-cell>
          <table:table-cell office:value-type="float" office:value="9.38884888659588" table:style-name="ce1">
            <text:p>9.38884888659588</text:p>
          </table:table-cell>
          <table:table-cell office:value-type="float" office:value="9.67821795147252" table:style-name="ce1">
            <text:p>9.67821795147252</text:p>
          </table:table-cell>
          <table:table-cell office:value-type="float" office:value="12.9604934210462" table:style-name="ce1">
            <text:p>12.9604934210462</text:p>
          </table:table-cell>
          <table:table-cell office:value-type="float" office:value="9.04557398094463" table:style-name="ce1">
            <text:p>9.04557398094463</text:p>
          </table:table-cell>
          <table:table-cell office:value-type="float" office:value="14.368315315915" table:style-name="ce1">
            <text:p>14.368315315915</text:p>
          </table:table-cell>
        </table:table-row>
        <table:table-row table:style-name="ro1">
          <table:table-cell office:value-type="string" table:style-name="ce1">
            <text:p>Sambou Soumano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orient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004</text:p>
          </table:table-cell>
          <table:table-cell office:value-type="float" office:value="8" table:style-name="ce1">
            <text:p>8</text:p>
          </table:table-cell>
          <table:table-cell office:value-type="float" office:value="8.35834015873331" table:style-name="ce1">
            <text:p>8.35834015873331</text:p>
          </table:table-cell>
          <table:table-cell office:value-type="float" office:value="7.51629652430614" table:style-name="ce1">
            <text:p>7.51629652430614</text:p>
          </table:table-cell>
          <table:table-cell office:value-type="float" office:value="10.2060922625281" table:style-name="ce1">
            <text:p>10.2060922625281</text:p>
          </table:table-cell>
          <table:table-cell office:value-type="float" office:value="7.78448321216836" table:style-name="ce1">
            <text:p>7.78448321216836</text:p>
          </table:table-cell>
          <table:table-cell office:value-type="float" office:value="6.13420390140656" table:style-name="ce1">
            <text:p>6.13420390140656</text:p>
          </table:table-cell>
          <table:table-cell office:value-type="float" office:value="9.67821795147252" table:style-name="ce1">
            <text:p>9.67821795147252</text:p>
          </table:table-cell>
          <table:table-cell office:value-type="float" office:value="7.13797476490206" table:style-name="ce1">
            <text:p>7.13797476490206</text:p>
          </table:table-cell>
          <table:table-cell office:value-type="float" office:value="9.86027272977021" table:style-name="ce1">
            <text:p>9.86027272977021</text:p>
          </table:table-cell>
          <table:table-cell office:value-type="float" office:value="12.4417734784691" table:style-name="ce1">
            <text:p>12.4417734784691</text:p>
          </table:table-cell>
        </table:table-row>
        <table:table-row table:style-name="ro1">
          <table:table-cell office:value-type="string" table:style-name="ce1">
            <text:p>Issa Soumaré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e Havre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5-089</text:p>
          </table:table-cell>
          <table:table-cell office:value-type="float" office:value="17" table:style-name="ce1">
            <text:p>17</text:p>
          </table:table-cell>
          <table:table-cell office:value-type="float" office:value="8.32933986305008" table:style-name="ce1">
            <text:p>8.32933986305008</text:p>
          </table:table-cell>
          <table:table-cell office:value-type="float" office:value="13.2879565928269" table:style-name="ce1">
            <text:p>13.2879565928269</text:p>
          </table:table-cell>
          <table:table-cell office:value-type="float" office:value="13.1558863998343" table:style-name="ce1">
            <text:p>13.1558863998343</text:p>
          </table:table-cell>
          <table:table-cell office:value-type="float" office:value="13.648309449307" table:style-name="ce1">
            <text:p>13.648309449307</text:p>
          </table:table-cell>
          <table:table-cell office:value-type="float" office:value="12.5392383821124" table:style-name="ce1">
            <text:p>12.5392383821124</text:p>
          </table:table-cell>
          <table:table-cell office:value-type="float" office:value="8.64524796761427" table:style-name="ce1">
            <text:p>8.64524796761427</text:p>
          </table:table-cell>
          <table:table-cell office:value-type="float" office:value="14.4577348787768" table:style-name="ce1">
            <text:p>14.4577348787768</text:p>
          </table:table-cell>
          <table:table-cell office:value-type="float" office:value="7.76230007883537" table:style-name="ce1">
            <text:p>7.76230007883537</text:p>
          </table:table-cell>
          <table:table-cell office:value-type="float" office:value="14.368315315915" table:style-name="ce1">
            <text:p>14.368315315915</text:p>
          </table:table-cell>
        </table:table-row>
        <table:table-row table:style-name="ro1">
          <table:table-cell office:value-type="string" table:style-name="ce1">
            <text:p>Pavel Šulc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yon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5-009</text:p>
          </table:table-cell>
          <table:table-cell office:value-type="float" office:value="9.9" table:style-name="ce1">
            <text:p>9.9</text:p>
          </table:table-cell>
          <table:table-cell office:value-type="float" office:value="8.49794914725655" table:style-name="ce1">
            <text:p>8.49794914725655</text:p>
          </table:table-cell>
          <table:table-cell office:value-type="float" office:value="9.90683930873124" table:style-name="ce1">
            <text:p>9.90683930873124</text:p>
          </table:table-cell>
          <table:table-cell office:value-type="float" office:value="11.9194174842523" table:style-name="ce1">
            <text:p>11.9194174842523</text:p>
          </table:table-cell>
          <table:table-cell office:value-type="float" office:value="10.610826487426" table:style-name="ce1">
            <text:p>10.610826487426</text:p>
          </table:table-cell>
          <table:table-cell office:value-type="float" office:value="10.039753744293" table:style-name="ce1">
            <text:p>10.039753744293</text:p>
          </table:table-cell>
          <table:table-cell office:value-type="float" office:value="9.67821795147252" table:style-name="ce1">
            <text:p>9.67821795147252</text:p>
          </table:table-cell>
          <table:table-cell office:value-type="float" office:value="9.31725925432054" table:style-name="ce1">
            <text:p>9.31725925432054</text:p>
          </table:table-cell>
          <table:table-cell office:value-type="float" office:value="9.86027272977021" table:style-name="ce1">
            <text:p>9.86027272977021</text:p>
          </table:table-cell>
          <table:table-cell office:value-type="float" office:value="15.2301246713809" table:style-name="ce1">
            <text:p>15.2301246713809</text:p>
          </table:table-cell>
        </table:table-row>
        <table:table-row table:style-name="ro1">
          <table:table-cell office:value-type="string" table:style-name="ce1">
            <text:p>Cheikh Tidiane Sabaly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Metz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6-309</text:p>
          </table:table-cell>
          <table:table-cell office:value-type="float" office:value="10.7" table:style-name="ce1">
            <text:p>10.7</text:p>
          </table:table-cell>
          <table:table-cell office:value-type="float" office:value="7.64952916098257" table:style-name="ce1">
            <text:p>7.64952916098257</text:p>
          </table:table-cell>
          <table:table-cell office:value-type="float" office:value="10.6450734700478" table:style-name="ce1">
            <text:p>10.6450734700478</text:p>
          </table:table-cell>
          <table:table-cell office:value-type="float" office:value="11.6821349409427" table:style-name="ce1">
            <text:p>11.6821349409427</text:p>
          </table:table-cell>
          <table:table-cell office:value-type="float" office:value="10.610826487426" table:style-name="ce1">
            <text:p>10.610826487426</text:p>
          </table:table-cell>
          <table:table-cell office:value-type="float" office:value="9.82284472724887" table:style-name="ce1">
            <text:p>9.82284472724887</text:p>
          </table:table-cell>
          <table:table-cell office:value-type="float" office:value="8.62630716663498" table:style-name="ce1">
            <text:p>8.62630716663498</text:p>
          </table:table-cell>
          <table:table-cell office:value-type="float" office:value="9.10643499056768" table:style-name="ce1">
            <text:p>9.10643499056768</text:p>
          </table:table-cell>
          <table:table-cell office:value-type="float" office:value="6.60024682850345" table:style-name="ce1">
            <text:p>6.60024682850345</text:p>
          </table:table-cell>
          <table:table-cell office:value-type="float" office:value="6.56385515464691" table:style-name="ce1">
            <text:p>6.56385515464691</text:p>
          </table:table-cell>
        </table:table-row>
        <table:table-row table:style-name="ro1">
          <table:table-cell office:value-type="string" table:style-name="ce1">
            <text:p>Mitchell van Bergen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Sparta R'dam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6-133</text:p>
          </table:table-cell>
          <table:table-cell office:value-type="float" office:value="12.6" table:style-name="ce1">
            <text:p>12.6</text:p>
          </table:table-cell>
          <table:table-cell office:value-type="float" office:value="7.66860434004252" table:style-name="ce1">
            <text:p>7.66860434004252</text:p>
          </table:table-cell>
          <table:table-cell office:value-type="float" office:value="12.3024814699487" table:style-name="ce1">
            <text:p>12.3024814699487</text:p>
          </table:table-cell>
          <table:table-cell office:value-type="float" office:value="12.5048191334291" table:style-name="ce1">
            <text:p>12.5048191334291</text:p>
          </table:table-cell>
          <table:table-cell office:value-type="float" office:value="10.6843445674448" table:style-name="ce1">
            <text:p>10.6843445674448</text:p>
          </table:table-cell>
          <table:table-cell office:value-type="float" office:value="14.8055426706189" table:style-name="ce1">
            <text:p>14.8055426706189</text:p>
          </table:table-cell>
          <table:table-cell office:value-type="float" office:value="7.2881280327369" table:style-name="ce1">
            <text:p>7.2881280327369</text:p>
          </table:table-cell>
          <table:table-cell office:value-type="float" office:value="14.9596129507235" table:style-name="ce1">
            <text:p>14.9596129507235</text:p>
          </table:table-cell>
          <table:table-cell office:value-type="float" office:value="7.00913024578561" table:style-name="ce1">
            <text:p>7.00913024578561</text:p>
          </table:table-cell>
          <table:table-cell office:value-type="float" office:value="6.83326607267675" table:style-name="ce1">
            <text:p>6.83326607267675</text:p>
          </table:table-cell>
        </table:table-row>
        <table:table-row table:style-name="ro1">
          <table:table-cell office:value-type="string" table:style-name="ce1">
            <text:p>Thom van Bergen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Groningen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2-001</text:p>
          </table:table-cell>
          <table:table-cell office:value-type="float" office:value="16" table:style-name="ce1">
            <text:p>16</text:p>
          </table:table-cell>
          <table:table-cell office:value-type="float" office:value="7.75859574769963" table:style-name="ce1">
            <text:p>7.75859574769963</text:p>
          </table:table-cell>
          <table:table-cell office:value-type="float" office:value="12.1188501474055" table:style-name="ce1">
            <text:p>12.1188501474055</text:p>
          </table:table-cell>
          <table:table-cell office:value-type="float" office:value="11.0352910642677" table:style-name="ce1">
            <text:p>11.0352910642677</text:p>
          </table:table-cell>
          <table:table-cell office:value-type="float" office:value="12.1290005676291" table:style-name="ce1">
            <text:p>12.1290005676291</text:p>
          </table:table-cell>
          <table:table-cell office:value-type="float" office:value="13.6577133844427" table:style-name="ce1">
            <text:p>13.6577133844427</text:p>
          </table:table-cell>
          <table:table-cell office:value-type="float" office:value="6.59579579834401" table:style-name="ce1">
            <text:p>6.59579579834401</text:p>
          </table:table-cell>
          <table:table-cell office:value-type="float" office:value="12.8015936035561" table:style-name="ce1">
            <text:p>12.8015936035561</text:p>
          </table:table-cell>
          <table:table-cell office:value-type="float" office:value="9.19987728424447" table:style-name="ce1">
            <text:p>9.19987728424447</text:p>
          </table:table-cell>
          <table:table-cell office:value-type="float" office:value="13.0465547078493" table:style-name="ce1">
            <text:p>13.0465547078493</text:p>
          </table:table-cell>
        </table:table-row>
        <table:table-row table:style-name="ro1">
          <table:table-cell office:value-type="string" table:style-name="ce1">
            <text:p>Adrian Blake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Utrecht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0-176</text:p>
          </table:table-cell>
          <table:table-cell office:value-type="float" office:value="9.5" table:style-name="ce1">
            <text:p>9.5</text:p>
          </table:table-cell>
          <table:table-cell office:value-type="float" office:value="8.0675453256395" table:style-name="ce1">
            <text:p>8.0675453256395</text:p>
          </table:table-cell>
          <table:table-cell office:value-type="float" office:value="9.57058113858831" table:style-name="ce1">
            <text:p>9.57058113858831</text:p>
          </table:table-cell>
          <table:table-cell office:value-type="float" office:value="10.0572566567348" table:style-name="ce1">
            <text:p>10.0572566567348</text:p>
          </table:table-cell>
          <table:table-cell office:value-type="float" office:value="8.77174784213478" table:style-name="ce1">
            <text:p>8.77174784213478</text:p>
          </table:table-cell>
          <table:table-cell office:value-type="float" office:value="12.5448869169877" table:style-name="ce1">
            <text:p>12.5448869169877</text:p>
          </table:table-cell>
          <table:table-cell office:value-type="float" office:value="7.59302396444313" table:style-name="ce1">
            <text:p>7.59302396444313</text:p>
          </table:table-cell>
          <table:table-cell office:value-type="float" office:value="11.0246246651508" table:style-name="ce1">
            <text:p>11.0246246651508</text:p>
          </table:table-cell>
          <table:table-cell office:value-type="float" office:value="8.25440498063926" table:style-name="ce1">
            <text:p>8.25440498063926</text:p>
          </table:table-cell>
          <table:table-cell office:value-type="float" office:value="6.55789184294191" table:style-name="ce1">
            <text:p>6.55789184294191</text:p>
          </table:table-cell>
        </table:table-row>
        <table:table-row table:style-name="ro1">
          <table:table-cell office:value-type="string" table:style-name="ce1">
            <text:p>Brynjolfur Darri Willumsson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Groninge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148</text:p>
          </table:table-cell>
          <table:table-cell office:value-type="float" office:value="8.5" table:style-name="ce1">
            <text:p>8.5</text:p>
          </table:table-cell>
          <table:table-cell office:value-type="float" office:value="7.14079443513854" table:style-name="ce1">
            <text:p>7.14079443513854</text:p>
          </table:table-cell>
          <table:table-cell office:value-type="float" office:value="6.91539341042246" table:style-name="ce1">
            <text:p>6.91539341042246</text:p>
          </table:table-cell>
          <table:table-cell office:value-type="float" office:value="6.17141906536817" table:style-name="ce1">
            <text:p>6.17141906536817</text:p>
          </table:table-cell>
          <table:table-cell office:value-type="float" office:value="6.76204108476269" table:style-name="ce1">
            <text:p>6.76204108476269</text:p>
          </table:table-cell>
          <table:table-cell office:value-type="float" office:value="6.43151884139328" table:style-name="ce1">
            <text:p>6.43151884139328</text:p>
          </table:table-cell>
          <table:table-cell office:value-type="float" office:value="4.18947800046443" table:style-name="ce1">
            <text:p>4.18947800046443</text:p>
          </table:table-cell>
          <table:table-cell office:value-type="float" office:value="7.57379469506305" table:style-name="ce1">
            <text:p>7.57379469506305</text:p>
          </table:table-cell>
          <table:table-cell office:value-type="float" office:value="10.6482550907595" table:style-name="ce1">
            <text:p>10.6482550907595</text:p>
          </table:table-cell>
          <table:table-cell office:value-type="float" office:value="12.1307812109187" table:style-name="ce1">
            <text:p>12.1307812109187</text:p>
          </table:table-cell>
        </table:table-row>
        <table:table-row table:style-name="ro1">
          <table:table-cell office:value-type="string" table:style-name="ce1">
            <text:p>David van der Werff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Groningen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1-129</text:p>
          </table:table-cell>
          <table:table-cell office:value-type="float" office:value="8.9" table:style-name="ce1">
            <text:p>8.9</text:p>
          </table:table-cell>
          <table:table-cell office:value-type="float" office:value="8.31423111578593" table:style-name="ce1">
            <text:p>8.31423111578593</text:p>
          </table:table-cell>
          <table:table-cell office:value-type="float" office:value="10.4780887528756" table:style-name="ce1">
            <text:p>10.4780887528756</text:p>
          </table:table-cell>
          <table:table-cell office:value-type="float" office:value="9.26722013881066" table:style-name="ce1">
            <text:p>9.26722013881066</text:p>
          </table:table-cell>
          <table:table-cell office:value-type="float" office:value="12.3927831471522" table:style-name="ce1">
            <text:p>12.3927831471522</text:p>
          </table:table-cell>
          <table:table-cell office:value-type="float" office:value="6.98134706229883" table:style-name="ce1">
            <text:p>6.98134706229883</text:p>
          </table:table-cell>
          <table:table-cell office:value-type="float" office:value="6.48351655655476" table:style-name="ce1">
            <text:p>6.48351655655476</text:p>
          </table:table-cell>
          <table:table-cell office:value-type="float" office:value="7.69904420904405" table:style-name="ce1">
            <text:p>7.69904420904405</text:p>
          </table:table-cell>
          <table:table-cell office:value-type="float" office:value="10.7647384446862" table:style-name="ce1">
            <text:p>10.7647384446862</text:p>
          </table:table-cell>
          <table:table-cell office:value-type="float" office:value="8.34704480680937" table:style-name="ce1">
            <text:p>8.34704480680937</text:p>
          </table:table-cell>
        </table:table-row>
        <table:table-row table:style-name="ro1">
          <table:table-cell office:value-type="string" table:style-name="ce1">
            <text:p>Victor Edvardsen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Go Ahead Eag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9-358</text:p>
          </table:table-cell>
          <table:table-cell office:value-type="float" office:value="7.8" table:style-name="ce1">
            <text:p>7.8</text:p>
          </table:table-cell>
          <table:table-cell office:value-type="float" office:value="7.90740240963792" table:style-name="ce1">
            <text:p>7.90740240963792</text:p>
          </table:table-cell>
          <table:table-cell office:value-type="float" office:value="8.25864920685941" table:style-name="ce1">
            <text:p>8.25864920685941</text:p>
          </table:table-cell>
          <table:table-cell office:value-type="float" office:value="11.2442751100816" table:style-name="ce1">
            <text:p>11.2442751100816</text:p>
          </table:table-cell>
          <table:table-cell office:value-type="float" office:value="8.77174784213478" table:style-name="ce1">
            <text:p>8.77174784213478</text:p>
          </table:table-cell>
          <table:table-cell office:value-type="float" office:value="6.43151884139328" table:style-name="ce1">
            <text:p>6.43151884139328</text:p>
          </table:table-cell>
          <table:table-cell office:value-type="float" office:value="5.93786197843354" table:style-name="ce1">
            <text:p>5.93786197843354</text:p>
          </table:table-cell>
          <table:table-cell office:value-type="float" office:value="8.6519869887473" table:style-name="ce1">
            <text:p>8.6519869887473</text:p>
          </table:table-cell>
          <table:table-cell office:value-type="float" office:value="7.00913024578561" table:style-name="ce1">
            <text:p>7.00913024578561</text:p>
          </table:table-cell>
          <table:table-cell office:value-type="float" office:value="6.55789184294191" table:style-name="ce1">
            <text:p>6.55789184294191</text:p>
          </table:table-cell>
        </table:table-row>
        <table:table-row table:style-name="ro1">
          <table:table-cell office:value-type="string" table:style-name="ce1">
            <text:p>Derensili Fernandes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Excelsior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224</text:p>
          </table:table-cell>
          <table:table-cell office:value-type="float" office:value="12.7" table:style-name="ce1">
            <text:p>12.7</text:p>
          </table:table-cell>
          <table:table-cell office:value-type="float" office:value="7.70033336749017" table:style-name="ce1">
            <text:p>7.70033336749017</text:p>
          </table:table-cell>
          <table:table-cell office:value-type="float" office:value="13.6033547966669" table:style-name="ce1">
            <text:p>13.6033547966669</text:p>
          </table:table-cell>
          <table:table-cell office:value-type="float" office:value="10.8229342741209" table:style-name="ce1">
            <text:p>10.8229342741209</text:p>
          </table:table-cell>
          <table:table-cell office:value-type="float" office:value="12.1290005676291" table:style-name="ce1">
            <text:p>12.1290005676291</text:p>
          </table:table-cell>
          <table:table-cell office:value-type="float" office:value="14.9703876154567" table:style-name="ce1">
            <text:p>14.9703876154567</text:p>
          </table:table-cell>
          <table:table-cell office:value-type="float" office:value="9.10198154368951" table:style-name="ce1">
            <text:p>9.10198154368951</text:p>
          </table:table-cell>
          <table:table-cell office:value-type="float" office:value="13.8778082800791" table:style-name="ce1">
            <text:p>13.8778082800791</text:p>
          </table:table-cell>
          <table:table-cell office:value-type="float" office:value="7.92784567233096" table:style-name="ce1">
            <text:p>7.92784567233096</text:p>
          </table:table-cell>
          <table:table-cell office:value-type="float" office:value="6.97291285964042" table:style-name="ce1">
            <text:p>6.97291285964042</text:p>
          </table:table-cell>
        </table:table-row>
        <table:table-row table:style-name="ro1">
          <table:table-cell office:value-type="string" table:style-name="ce1">
            <text:p>Tristan van Gilst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Heracles Almelo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2-323</text:p>
          </table:table-cell>
          <table:table-cell office:value-type="float" office:value="7.5" table:style-name="ce1">
            <text:p>7.5</text:p>
          </table:table-cell>
          <table:table-cell office:value-type="float" office:value="6.47403076985639" table:style-name="ce1">
            <text:p>6.47403076985639</text:p>
          </table:table-cell>
          <table:table-cell office:value-type="float" office:value="6.09345701942337" table:style-name="ce1">
            <text:p>6.09345701942337</text:p>
          </table:table-cell>
          <table:table-cell office:value-type="float" office:value="5.39048200242363" table:style-name="ce1">
            <text:p>5.39048200242363</text:p>
          </table:table-cell>
          <table:table-cell office:value-type="float" office:value="6.26595544698657" table:style-name="ce1">
            <text:p>6.26595544698657</text:p>
          </table:table-cell>
          <table:table-cell office:value-type="float" office:value="6.07791335838141" table:style-name="ce1">
            <text:p>6.07791335838141</text:p>
          </table:table-cell>
          <table:table-cell office:value-type="float" office:value="4.47613296882941" table:style-name="ce1">
            <text:p>4.47613296882941</text:p>
          </table:table-cell>
          <table:table-cell office:value-type="float" office:value="5.52982437119934" table:style-name="ce1">
            <text:p>5.52982437119934</text:p>
          </table:table-cell>
          <table:table-cell office:value-type="float" office:value="5.16888883749064" table:style-name="ce1">
            <text:p>5.16888883749064</text:p>
          </table:table-cell>
          <table:table-cell office:value-type="float" office:value="5.21754574628567" table:style-name="ce1">
            <text:p>5.21754574628567</text:p>
          </table:table-cell>
        </table:table-row>
        <table:table-row table:style-name="ro1">
          <table:table-cell office:value-type="string" table:style-name="ce1">
            <text:p>Mika Godts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Ajax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0-214</text:p>
          </table:table-cell>
          <table:table-cell office:value-type="float" office:value="13.1" table:style-name="ce1">
            <text:p>13.1</text:p>
          </table:table-cell>
          <table:table-cell office:value-type="float" office:value="8.71287710080939" table:style-name="ce1">
            <text:p>8.71287710080939</text:p>
          </table:table-cell>
          <table:table-cell office:value-type="float" office:value="13.955894583971" table:style-name="ce1">
            <text:p>13.955894583971</text:p>
          </table:table-cell>
          <table:table-cell office:value-type="float" office:value="16.2569844421994" table:style-name="ce1">
            <text:p>16.2569844421994</text:p>
          </table:table-cell>
          <table:table-cell office:value-type="float" office:value="15.6475365971367" table:style-name="ce1">
            <text:p>15.6475365971367</text:p>
          </table:table-cell>
          <table:table-cell office:value-type="float" office:value="15.3308014125484" table:style-name="ce1">
            <text:p>15.3308014125484</text:p>
          </table:table-cell>
          <table:table-cell office:value-type="float" office:value="9.25873995690166" table:style-name="ce1">
            <text:p>9.25873995690166</text:p>
          </table:table-cell>
          <table:table-cell office:value-type="float" office:value="14.6841252918033" table:style-name="ce1">
            <text:p>14.6841252918033</text:p>
          </table:table-cell>
          <table:table-cell office:value-type="float" office:value="9.40487987823823" table:style-name="ce1">
            <text:p>9.40487987823823</text:p>
          </table:table-cell>
          <table:table-cell office:value-type="float" office:value="12.8847994755155" table:style-name="ce1">
            <text:p>12.8847994755155</text:p>
          </table:table-cell>
        </table:table-row>
        <table:table-row table:style-name="ro1">
          <table:table-cell office:value-type="string" table:style-name="ce1">
            <text:p>Anis Hadj Moussa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Feyenoord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330</text:p>
          </table:table-cell>
          <table:table-cell office:value-type="float" office:value="13.9" table:style-name="ce1">
            <text:p>13.9</text:p>
          </table:table-cell>
          <table:table-cell office:value-type="float" office:value="9.08506426556743" table:style-name="ce1">
            <text:p>9.08506426556743</text:p>
          </table:table-cell>
          <table:table-cell office:value-type="float" office:value="13.3721456616008" table:style-name="ce1">
            <text:p>13.3721456616008</text:p>
          </table:table-cell>
          <table:table-cell office:value-type="float" office:value="15.6875845052506" table:style-name="ce1">
            <text:p>15.6875845052506</text:p>
          </table:table-cell>
          <table:table-cell office:value-type="float" office:value="14.5904823555317" table:style-name="ce1">
            <text:p>14.5904823555317</text:p>
          </table:table-cell>
          <table:table-cell office:value-type="float" office:value="15.1951058285723" table:style-name="ce1">
            <text:p>15.1951058285723</text:p>
          </table:table-cell>
          <table:table-cell office:value-type="float" office:value="9.25873995690166" table:style-name="ce1">
            <text:p>9.25873995690166</text:p>
          </table:table-cell>
          <table:table-cell office:value-type="float" office:value="14.9335512230322" table:style-name="ce1">
            <text:p>14.9335512230322</text:p>
          </table:table-cell>
          <table:table-cell office:value-type="float" office:value="8.7885877692078" table:style-name="ce1">
            <text:p>8.7885877692078</text:p>
          </table:table-cell>
          <table:table-cell office:value-type="float" office:value="10.1122413220561" table:style-name="ce1">
            <text:p>10.1122413220561</text:p>
          </table:table-cell>
        </table:table-row>
        <table:table-row table:style-name="ro1">
          <table:table-cell office:value-type="string" table:style-name="ce1">
            <text:p>Sébastien Haller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Utrecht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1-199</text:p>
          </table:table-cell>
          <table:table-cell office:value-type="float" office:value="7.5" table:style-name="ce1">
            <text:p>7.5</text:p>
          </table:table-cell>
          <table:table-cell office:value-type="float" office:value="7.57364240701985" table:style-name="ce1">
            <text:p>7.57364240701985</text:p>
          </table:table-cell>
          <table:table-cell office:value-type="float" office:value="8.03567910990904" table:style-name="ce1">
            <text:p>8.03567910990904</text:p>
          </table:table-cell>
          <table:table-cell office:value-type="float" office:value="7.23199163951724" table:style-name="ce1">
            <text:p>7.23199163951724</text:p>
          </table:table-cell>
          <table:table-cell office:value-type="float" office:value="6.66129854200017" table:style-name="ce1">
            <text:p>6.66129854200017</text:p>
          </table:table-cell>
          <table:table-cell office:value-type="float" office:value="6.61237194925199" table:style-name="ce1">
            <text:p>6.61237194925199</text:p>
          </table:table-cell>
          <table:table-cell office:value-type="float" office:value="6.88882228412545" table:style-name="ce1">
            <text:p>6.88882228412545</text:p>
          </table:table-cell>
          <table:table-cell office:value-type="float" office:value="6.48134288717838" table:style-name="ce1">
            <text:p>6.48134288717838</text:p>
          </table:table-cell>
          <table:table-cell office:value-type="float" office:value="7.64450585439214" table:style-name="ce1">
            <text:p>7.64450585439214</text:p>
          </table:table-cell>
          <table:table-cell office:value-type="float" office:value="6.76391814381874" table:style-name="ce1">
            <text:p>6.76391814381874</text:p>
          </table:table-cell>
        </table:table-row>
        <table:table-row table:style-name="ro1">
          <table:table-cell office:value-type="string" table:style-name="ce1">
            <text:p>Soufiane Hetli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Telstar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222</text:p>
          </table:table-cell>
          <table:table-cell office:value-type="float" office:value="11.3" table:style-name="ce1">
            <text:p>11.3</text:p>
          </table:table-cell>
          <table:table-cell office:value-type="float" office:value="7.17177566681985" table:style-name="ce1">
            <text:p>7.17177566681985</text:p>
          </table:table-cell>
          <table:table-cell office:value-type="float" office:value="9.44326021772292" table:style-name="ce1">
            <text:p>9.44326021772292</text:p>
          </table:table-cell>
          <table:table-cell office:value-type="float" office:value="6.17141906536817" table:style-name="ce1">
            <text:p>6.17141906536817</text:p>
          </table:table-cell>
          <table:table-cell office:value-type="float" office:value="9.84823443120706" table:style-name="ce1">
            <text:p>9.84823443120706</text:p>
          </table:table-cell>
          <table:table-cell office:value-type="float" office:value="11.9019377852233" table:style-name="ce1">
            <text:p>11.9019377852233</text:p>
          </table:table-cell>
          <table:table-cell office:value-type="float" office:value="5.23782693939776" table:style-name="ce1">
            <text:p>5.23782693939776</text:p>
          </table:table-cell>
          <table:table-cell office:value-type="float" office:value="11.65720379808" table:style-name="ce1">
            <text:p>11.65720379808</text:p>
          </table:table-cell>
          <table:table-cell office:value-type="float" office:value="6.9311945046353" table:style-name="ce1">
            <text:p>6.9311945046353</text:p>
          </table:table-cell>
          <table:table-cell office:value-type="float" office:value="9.8950553073595" table:style-name="ce1">
            <text:p>9.8950553073595</text:p>
          </table:table-cell>
        </table:table-row>
        <table:table-row table:style-name="ro1">
          <table:table-cell office:value-type="string" table:style-name="ce1">
            <text:p>Sydney van Hooijdonk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NAC Bred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335</text:p>
          </table:table-cell>
          <table:table-cell office:value-type="float" office:value="11.6" table:style-name="ce1">
            <text:p>11.6</text:p>
          </table:table-cell>
          <table:table-cell office:value-type="float" office:value="6.95604330566689" table:style-name="ce1">
            <text:p>6.95604330566689</text:p>
          </table:table-cell>
          <table:table-cell office:value-type="float" office:value="8.61065266061108" table:style-name="ce1">
            <text:p>8.61065266061108</text:p>
          </table:table-cell>
          <table:table-cell office:value-type="float" office:value="6.6916222820873" table:style-name="ce1">
            <text:p>6.6916222820873</text:p>
          </table:table-cell>
          <table:table-cell office:value-type="float" office:value="6.86348893249854" table:style-name="ce1">
            <text:p>6.86348893249854</text:p>
          </table:table-cell>
          <table:table-cell office:value-type="float" office:value="8.72213867432634" table:style-name="ce1">
            <text:p>8.72213867432634</text:p>
          </table:table-cell>
          <table:table-cell office:value-type="float" office:value="8.52618564342618" table:style-name="ce1">
            <text:p>8.52618564342618</text:p>
          </table:table-cell>
          <table:table-cell office:value-type="float" office:value="8.33247330498299" table:style-name="ce1">
            <text:p>8.33247330498299</text:p>
          </table:table-cell>
          <table:table-cell office:value-type="float" office:value="7.20553289965888" table:style-name="ce1">
            <text:p>7.20553289965888</text:p>
          </table:table-cell>
          <table:table-cell office:value-type="float" office:value="12.0074346096881" table:style-name="ce1">
            <text:p>12.0074346096881</text:p>
          </table:table-cell>
        </table:table-row>
        <table:table-row table:style-name="ro1">
          <table:table-cell office:value-type="string" table:style-name="ce1">
            <text:p>Jizz Hornkamp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Heracles Almel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7-306</text:p>
          </table:table-cell>
          <table:table-cell office:value-type="float" office:value="12.3" table:style-name="ce1">
            <text:p>12.3</text:p>
          </table:table-cell>
          <table:table-cell office:value-type="float" office:value="7.27541517947221" table:style-name="ce1">
            <text:p>7.27541517947221</text:p>
          </table:table-cell>
          <table:table-cell office:value-type="float" office:value="8.19483945649283" table:style-name="ce1">
            <text:p>8.19483945649283</text:p>
          </table:table-cell>
          <table:table-cell office:value-type="float" office:value="9.03912422539398" table:style-name="ce1">
            <text:p>9.03912422539398</text:p>
          </table:table-cell>
          <table:table-cell office:value-type="float" office:value="8.55534812348976" table:style-name="ce1">
            <text:p>8.55534812348976</text:p>
          </table:table-cell>
          <table:table-cell office:value-type="float" office:value="6.43151884139328" table:style-name="ce1">
            <text:p>6.43151884139328</text:p>
          </table:table-cell>
          <table:table-cell office:value-type="float" office:value="10.8207668867155" table:style-name="ce1">
            <text:p>10.8207668867155</text:p>
          </table:table-cell>
          <table:table-cell office:value-type="float" office:value="6.59898710568188" table:style-name="ce1">
            <text:p>6.59898710568188</text:p>
          </table:table-cell>
          <table:table-cell office:value-type="float" office:value="11.2587443767421" table:style-name="ce1">
            <text:p>11.2587443767421</text:p>
          </table:table-cell>
          <table:table-cell office:value-type="float" office:value="15.27728315254" table:style-name="ce1">
            <text:p>15.27728315254</text:p>
          </table:table-cell>
        </table:table-row>
        <table:table-row table:style-name="ro1">
          <table:table-cell office:value-type="string" table:style-name="ce1">
            <text:p>Mohammed Ihattaren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Fortuna Sittard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3-329</text:p>
          </table:table-cell>
          <table:table-cell office:value-type="float" office:value="11.8" table:style-name="ce1">
            <text:p>11.8</text:p>
          </table:table-cell>
          <table:table-cell office:value-type="float" office:value="9.63258859402607" table:style-name="ce1">
            <text:p>9.63258859402607</text:p>
          </table:table-cell>
          <table:table-cell office:value-type="float" office:value="14.5368715897481" table:style-name="ce1">
            <text:p>14.5368715897481</text:p>
          </table:table-cell>
          <table:table-cell office:value-type="float" office:value="15.5323684481044" table:style-name="ce1">
            <text:p>15.5323684481044</text:p>
          </table:table-cell>
          <table:table-cell office:value-type="float" office:value="15.782344101543" table:style-name="ce1">
            <text:p>15.782344101543</text:p>
          </table:table-cell>
          <table:table-cell office:value-type="float" office:value="11.2078430221579" table:style-name="ce1">
            <text:p>11.2078430221579</text:p>
          </table:table-cell>
          <table:table-cell office:value-type="float" office:value="10.5237661277145" table:style-name="ce1">
            <text:p>10.5237661277145</text:p>
          </table:table-cell>
          <table:table-cell office:value-type="float" office:value="9.73597712599114" table:style-name="ce1">
            <text:p>9.73597712599114</text:p>
          </table:table-cell>
          <table:table-cell office:value-type="float" office:value="9.89316140170547" table:style-name="ce1">
            <text:p>9.89316140170547</text:p>
          </table:table-cell>
          <table:table-cell office:value-type="float" office:value="10.6108274396645" table:style-name="ce1">
            <text:p>10.6108274396645</text:p>
          </table:table-cell>
        </table:table-row>
        <table:table-row table:style-name="ro1">
          <table:table-cell office:value-type="string" table:style-name="ce1">
            <text:p>Isak Jensen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AZ Alkmaar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2-015</text:p>
          </table:table-cell>
          <table:table-cell office:value-type="float" office:value="9.2" table:style-name="ce1">
            <text:p>9.2</text:p>
          </table:table-cell>
          <table:table-cell office:value-type="float" office:value="8.67511535836123" table:style-name="ce1">
            <text:p>8.67511535836123</text:p>
          </table:table-cell>
          <table:table-cell office:value-type="float" office:value="12.2243233653707" table:style-name="ce1">
            <text:p>12.2243233653707</text:p>
          </table:table-cell>
          <table:table-cell office:value-type="float" office:value="9.60784309776661" table:style-name="ce1">
            <text:p>9.60784309776661</text:p>
          </table:table-cell>
          <table:table-cell office:value-type="float" office:value="12.4786195017968" table:style-name="ce1">
            <text:p>12.4786195017968</text:p>
          </table:table-cell>
          <table:table-cell office:value-type="float" office:value="12.3893056309785" table:style-name="ce1">
            <text:p>12.3893056309785</text:p>
          </table:table-cell>
          <table:table-cell office:value-type="float" office:value="12.794047267096" table:style-name="ce1">
            <text:p>12.794047267096</text:p>
          </table:table-cell>
          <table:table-cell office:value-type="float" office:value="10.4830710015469" table:style-name="ce1">
            <text:p>10.4830710015469</text:p>
          </table:table-cell>
          <table:table-cell office:value-type="float" office:value="5.85006169975872" table:style-name="ce1">
            <text:p>5.85006169975872</text:p>
          </table:table-cell>
          <table:table-cell office:value-type="float" office:value="5.51874194097573" table:style-name="ce1">
            <text:p>5.51874194097573</text:p>
          </table:table-cell>
        </table:table-row>
        <table:table-row table:style-name="ro1">
          <table:table-cell office:value-type="string" table:style-name="ce1">
            <text:p>Ozan Kökcü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Volendam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7-142</text:p>
          </table:table-cell>
          <table:table-cell office:value-type="float" office:value="8.3" table:style-name="ce1">
            <text:p>8.3</text:p>
          </table:table-cell>
          <table:table-cell office:value-type="float" office:value="8.11035787148031" table:style-name="ce1">
            <text:p>8.11035787148031</text:p>
          </table:table-cell>
          <table:table-cell office:value-type="float" office:value="11.1974068654879" table:style-name="ce1">
            <text:p>11.1974068654879</text:p>
          </table:table-cell>
          <table:table-cell office:value-type="float" office:value="10.6074796704014" table:style-name="ce1">
            <text:p>10.6074796704014</text:p>
          </table:table-cell>
          <table:table-cell office:value-type="float" office:value="11.4789444016853" table:style-name="ce1">
            <text:p>11.4789444016853</text:p>
          </table:table-cell>
          <table:table-cell office:value-type="float" office:value="8.72213867432634" table:style-name="ce1">
            <text:p>8.72213867432634</text:p>
          </table:table-cell>
          <table:table-cell office:value-type="float" office:value="6.35642426294841" table:style-name="ce1">
            <text:p>6.35642426294841</text:p>
          </table:table-cell>
          <table:table-cell office:value-type="float" office:value="7.82485550588064" table:style-name="ce1">
            <text:p>7.82485550588064</text:p>
          </table:table-cell>
          <table:table-cell office:value-type="float" office:value="5.53632980637937" table:style-name="ce1">
            <text:p>5.53632980637937</text:p>
          </table:table-cell>
          <table:table-cell office:value-type="float" office:value="6.02484777587436" table:style-name="ce1">
            <text:p>6.02484777587436</text:p>
          </table:table-cell>
        </table:table-row>
        <table:table-row table:style-name="ro1">
          <table:table-cell office:value-type="string" table:style-name="ce1">
            <text:p>Koen Kostons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Zwoll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6-111</text:p>
          </table:table-cell>
          <table:table-cell office:value-type="float" office:value="15.7" table:style-name="ce1">
            <text:p>15.7</text:p>
          </table:table-cell>
          <table:table-cell office:value-type="float" office:value="6.96625433108452" table:style-name="ce1">
            <text:p>6.96625433108452</text:p>
          </table:table-cell>
          <table:table-cell office:value-type="float" office:value="11.5707810202245" table:style-name="ce1">
            <text:p>11.5707810202245</text:p>
          </table:table-cell>
          <table:table-cell office:value-type="float" office:value="11.9456587548279" table:style-name="ce1">
            <text:p>11.9456587548279</text:p>
          </table:table-cell>
          <table:table-cell office:value-type="float" office:value="11.9480621357581" table:style-name="ce1">
            <text:p>11.9480621357581</text:p>
          </table:table-cell>
          <table:table-cell office:value-type="float" office:value="8.72213867432634" table:style-name="ce1">
            <text:p>8.72213867432634</text:p>
          </table:table-cell>
          <table:table-cell office:value-type="float" office:value="5.59500171675409" table:style-name="ce1">
            <text:p>5.59500171675409</text:p>
          </table:table-cell>
          <table:table-cell office:value-type="float" office:value="9.29150552350892" table:style-name="ce1">
            <text:p>9.29150552350892</text:p>
          </table:table-cell>
          <table:table-cell office:value-type="float" office:value="8.54172723370139" table:style-name="ce1">
            <text:p>8.54172723370139</text:p>
          </table:table-cell>
          <table:table-cell office:value-type="float" office:value="14.2103165309959" table:style-name="ce1">
            <text:p>14.2103165309959</text:p>
          </table:table-cell>
        </table:table-row>
        <table:table-row table:style-name="ro1">
          <table:table-cell office:value-type="string" table:style-name="ce1">
            <text:p>Luka Kulenović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Heracles Almel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6-100</text:p>
          </table:table-cell>
          <table:table-cell office:value-type="float" office:value="9.2" table:style-name="ce1">
            <text:p>9.2</text:p>
          </table:table-cell>
          <table:table-cell office:value-type="float" office:value="7.48953165237082" table:style-name="ce1">
            <text:p>7.48953165237082</text:p>
          </table:table-cell>
          <table:table-cell office:value-type="float" office:value="7.43757492943737" table:style-name="ce1">
            <text:p>7.43757492943737</text:p>
          </table:table-cell>
          <table:table-cell office:value-type="float" office:value="10.6074796704014" table:style-name="ce1">
            <text:p>10.6074796704014</text:p>
          </table:table-cell>
          <table:table-cell office:value-type="float" office:value="8.98820323260816" table:style-name="ce1">
            <text:p>8.98820323260816</text:p>
          </table:table-cell>
          <table:table-cell office:value-type="float" office:value="6.43151884139328" table:style-name="ce1">
            <text:p>6.43151884139328</text:p>
          </table:table-cell>
          <table:table-cell office:value-type="float" office:value="10.9509337167265" table:style-name="ce1">
            <text:p>10.9509337167265</text:p>
          </table:table-cell>
          <table:table-cell office:value-type="float" office:value="6.54003048746179" table:style-name="ce1">
            <text:p>6.54003048746179</text:p>
          </table:table-cell>
          <table:table-cell office:value-type="float" office:value="7.92784567233096" table:style-name="ce1">
            <text:p>7.92784567233096</text:p>
          </table:table-cell>
          <table:table-cell office:value-type="float" office:value="10.8894783444281" table:style-name="ce1">
            <text:p>10.8894783444281</text:p>
          </table:table-cell>
        </table:table-row>
        <table:table-row table:style-name="ro1">
          <table:table-cell office:value-type="string" table:style-name="ce1">
            <text:p>Brandley Kuwas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Volendam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3-110</text:p>
          </table:table-cell>
          <table:table-cell office:value-type="float" office:value="12.1" table:style-name="ce1">
            <text:p>12.1</text:p>
          </table:table-cell>
          <table:table-cell office:value-type="float" office:value="8.26050608977601" table:style-name="ce1">
            <text:p>8.26050608977601</text:p>
          </table:table-cell>
          <table:table-cell office:value-type="float" office:value="11.8215651159587" table:style-name="ce1">
            <text:p>11.8215651159587</text:p>
          </table:table-cell>
          <table:table-cell office:value-type="float" office:value="10.2791357104803" table:style-name="ce1">
            <text:p>10.2791357104803</text:p>
          </table:table-cell>
          <table:table-cell office:value-type="float" office:value="14.3211255408477" table:style-name="ce1">
            <text:p>14.3211255408477</text:p>
          </table:table-cell>
          <table:table-cell office:value-type="float" office:value="10.2818355985989" table:style-name="ce1">
            <text:p>10.2818355985989</text:p>
          </table:table-cell>
          <table:table-cell office:value-type="float" office:value="9.10198154368951" table:style-name="ce1">
            <text:p>9.10198154368951</text:p>
          </table:table-cell>
          <table:table-cell office:value-type="float" office:value="9.03598224196339" table:style-name="ce1">
            <text:p>9.03598224196339</text:p>
          </table:table-cell>
          <table:table-cell office:value-type="float" office:value="6.4344321498692" table:style-name="ce1">
            <text:p>6.4344321498692</text:p>
          </table:table-cell>
          <table:table-cell office:value-type="float" office:value="7.76014917096002" table:style-name="ce1">
            <text:p>7.76014917096002</text:p>
          </table:table-cell>
        </table:table-row>
        <table:table-row table:style-name="ro1">
          <table:table-cell office:value-type="string" table:style-name="ce1">
            <text:p>Tobias Lauritsen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Sparta R'dam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8-130</text:p>
          </table:table-cell>
          <table:table-cell office:value-type="float" office:value="17" table:style-name="ce1">
            <text:p>17</text:p>
          </table:table-cell>
          <table:table-cell office:value-type="float" office:value="7.59471502864384" table:style-name="ce1">
            <text:p>7.59471502864384</text:p>
          </table:table-cell>
          <table:table-cell office:value-type="float" office:value="10.2311436843077" table:style-name="ce1">
            <text:p>10.2311436843077</text:p>
          </table:table-cell>
          <table:table-cell office:value-type="float" office:value="10.6074796704014" table:style-name="ce1">
            <text:p>10.6074796704014</text:p>
          </table:table-cell>
          <table:table-cell office:value-type="float" office:value="12.4786195017968" table:style-name="ce1">
            <text:p>12.4786195017968</text:p>
          </table:table-cell>
          <table:table-cell office:value-type="float" office:value="6.61237194925199" table:style-name="ce1">
            <text:p>6.61237194925199</text:p>
          </table:table-cell>
          <table:table-cell office:value-type="float" office:value="4.47613296882941" table:style-name="ce1">
            <text:p>4.47613296882941</text:p>
          </table:table-cell>
          <table:table-cell office:value-type="float" office:value="8.71598356181516" table:style-name="ce1">
            <text:p>8.71598356181516</text:p>
          </table:table-cell>
          <table:table-cell office:value-type="float" office:value="7.52394584878378" table:style-name="ce1">
            <text:p>7.52394584878378</text:p>
          </table:table-cell>
          <table:table-cell office:value-type="float" office:value="14.5507485101788" table:style-name="ce1">
            <text:p>14.5507485101788</text:p>
          </table:table-cell>
        </table:table-row>
        <table:table-row table:style-name="ro1">
          <table:table-cell office:value-type="string" table:style-name="ce1">
            <text:p>Bryan Limbombe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Heracles Almelo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238</text:p>
          </table:table-cell>
          <table:table-cell office:value-type="float" office:value="13.5" table:style-name="ce1">
            <text:p>13.5</text:p>
          </table:table-cell>
          <table:table-cell office:value-type="float" office:value="7.35871831799173" table:style-name="ce1">
            <text:p>7.35871831799173</text:p>
          </table:table-cell>
          <table:table-cell office:value-type="float" office:value="10.9318643961101" table:style-name="ce1">
            <text:p>10.9318643961101</text:p>
          </table:table-cell>
          <table:table-cell office:value-type="float" office:value="12.5048191334291" table:style-name="ce1">
            <text:p>12.5048191334291</text:p>
          </table:table-cell>
          <table:table-cell office:value-type="float" office:value="10.887504165124" table:style-name="ce1">
            <text:p>10.887504165124</text:p>
          </table:table-cell>
          <table:table-cell office:value-type="float" office:value="10.8442201821656" table:style-name="ce1">
            <text:p>10.8442201821656</text:p>
          </table:table-cell>
          <table:table-cell office:value-type="float" office:value="10.2047741374634" table:style-name="ce1">
            <text:p>10.2047741374634</text:p>
          </table:table-cell>
          <table:table-cell office:value-type="float" office:value="11.5448856827942" table:style-name="ce1">
            <text:p>11.5448856827942</text:p>
          </table:table-cell>
          <table:table-cell office:value-type="float" office:value="6.54746127163744" table:style-name="ce1">
            <text:p>6.54746127163744</text:p>
          </table:table-cell>
          <table:table-cell office:value-type="float" office:value="6.09008039901947" table:style-name="ce1">
            <text:p>6.09008039901947</text:p>
          </table:table-cell>
        </table:table-row>
        <table:table-row table:style-name="ro1">
          <table:table-cell office:value-type="string" table:style-name="ce1">
            <text:p>Bryan Linssen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NEC Nijmegen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5-091</text:p>
          </table:table-cell>
          <table:table-cell office:value-type="float" office:value="12.8" table:style-name="ce1">
            <text:p>12.8</text:p>
          </table:table-cell>
          <table:table-cell office:value-type="float" office:value="7.80635042212641" table:style-name="ce1">
            <text:p>7.80635042212641</text:p>
          </table:table-cell>
          <table:table-cell office:value-type="float" office:value="9.538785038868" table:style-name="ce1">
            <text:p>9.538785038868</text:p>
          </table:table-cell>
          <table:table-cell office:value-type="float" office:value="15.7445125545085" table:style-name="ce1">
            <text:p>15.7445125545085</text:p>
          </table:table-cell>
          <table:table-cell office:value-type="float" office:value="12.3927831471522" table:style-name="ce1">
            <text:p>12.3927831471522</text:p>
          </table:table-cell>
          <table:table-cell office:value-type="float" office:value="6.25331422911286" table:style-name="ce1">
            <text:p>6.25331422911286</text:p>
          </table:table-cell>
          <table:table-cell office:value-type="float" office:value="6.35642426294841" table:style-name="ce1">
            <text:p>6.35642426294841</text:p>
          </table:table-cell>
          <table:table-cell office:value-type="float" office:value="7.57379469506305" table:style-name="ce1">
            <text:p>7.57379469506305</text:p>
          </table:table-cell>
          <table:table-cell office:value-type="float" office:value="8.54172723370139" table:style-name="ce1">
            <text:p>8.54172723370139</text:p>
          </table:table-cell>
          <table:table-cell office:value-type="float" office:value="12.1917462037066" table:style-name="ce1">
            <text:p>12.1917462037066</text:p>
          </table:table-cell>
        </table:table-row>
        <table:table-row table:style-name="ro1">
          <table:table-cell office:value-type="string" table:style-name="ce1">
            <text:p>Dennis Man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PSV Eindhove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7-134</text:p>
          </table:table-cell>
          <table:table-cell office:value-type="float" office:value="8.2" table:style-name="ce1">
            <text:p>8.2</text:p>
          </table:table-cell>
          <table:table-cell office:value-type="float" office:value="8.13713653359791" table:style-name="ce1">
            <text:p>8.13713653359791</text:p>
          </table:table-cell>
          <table:table-cell office:value-type="float" office:value="12.6807567737101" table:style-name="ce1">
            <text:p>12.6807567737101</text:p>
          </table:table-cell>
          <table:table-cell office:value-type="float" office:value="14.6401581186316" table:style-name="ce1">
            <text:p>14.6401581186316</text:p>
          </table:table-cell>
          <table:table-cell office:value-type="float" office:value="12.8916011394575" table:style-name="ce1">
            <text:p>12.8916011394575</text:p>
          </table:table-cell>
          <table:table-cell office:value-type="float" office:value="11.0272823410518" table:style-name="ce1">
            <text:p>11.0272823410518</text:p>
          </table:table-cell>
          <table:table-cell office:value-type="float" office:value="7.40620416273754" table:style-name="ce1">
            <text:p>7.40620416273754</text:p>
          </table:table-cell>
          <table:table-cell office:value-type="float" office:value="11.4313225166464" table:style-name="ce1">
            <text:p>11.4313225166464</text:p>
          </table:table-cell>
          <table:table-cell office:value-type="float" office:value="7.36414310750607" table:style-name="ce1">
            <text:p>7.36414310750607</text:p>
          </table:table-cell>
          <table:table-cell office:value-type="float" office:value="7.47058322178051" table:style-name="ce1">
            <text:p>7.47058322178051</text:p>
          </table:table-cell>
        </table:table-row>
        <table:table-row table:style-name="ro1">
          <table:table-cell office:value-type="string" table:style-name="ce1">
            <text:p>Richonell Margaret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Go Ahead Eag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122</text:p>
          </table:table-cell>
          <table:table-cell office:value-type="float" office:value="8.6" table:style-name="ce1">
            <text:p>8.6</text:p>
          </table:table-cell>
          <table:table-cell office:value-type="float" office:value="6.88474784809961" table:style-name="ce1">
            <text:p>6.88474784809961</text:p>
          </table:table-cell>
          <table:table-cell office:value-type="float" office:value="8.77099429355982" table:style-name="ce1">
            <text:p>8.77099429355982</text:p>
          </table:table-cell>
          <table:table-cell office:value-type="float" office:value="5.87063508925627" table:style-name="ce1">
            <text:p>5.87063508925627</text:p>
          </table:table-cell>
          <table:table-cell office:value-type="float" office:value="8.55534812348976" table:style-name="ce1">
            <text:p>8.55534812348976</text:p>
          </table:table-cell>
          <table:table-cell office:value-type="float" office:value="11.2078430221579" table:style-name="ce1">
            <text:p>11.2078430221579</text:p>
          </table:table-cell>
          <table:table-cell office:value-type="float" office:value="6.38807171836403" table:style-name="ce1">
            <text:p>6.38807171836403</text:p>
          </table:table-cell>
          <table:table-cell office:value-type="float" office:value="11.2587286098028" table:style-name="ce1">
            <text:p>11.2587286098028</text:p>
          </table:table-cell>
          <table:table-cell office:value-type="float" office:value="5.92130386581797" table:style-name="ce1">
            <text:p>5.92130386581797</text:p>
          </table:table-cell>
          <table:table-cell office:value-type="float" office:value="6.15572794414844" table:style-name="ce1">
            <text:p>6.15572794414844</text:p>
          </table:table-cell>
        </table:table-row>
        <table:table-row table:style-name="ro1">
          <table:table-cell office:value-type="string" table:style-name="ce1">
            <text:p>David Min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Utrecht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6-198</text:p>
          </table:table-cell>
          <table:table-cell office:value-type="float" office:value="8.1" table:style-name="ce1">
            <text:p>8.1</text:p>
          </table:table-cell>
          <table:table-cell office:value-type="float" office:value="7.3170245111356" table:style-name="ce1">
            <text:p>7.3170245111356</text:p>
          </table:table-cell>
          <table:table-cell office:value-type="float" office:value="7.56241479430265" table:style-name="ce1">
            <text:p>7.56241479430265</text:p>
          </table:table-cell>
          <table:table-cell office:value-type="float" office:value="6.17141906536817" table:style-name="ce1">
            <text:p>6.17141906536817</text:p>
          </table:table-cell>
          <table:table-cell office:value-type="float" office:value="8.23154963322883" table:style-name="ce1">
            <text:p>8.23154963322883</text:p>
          </table:table-cell>
          <table:table-cell office:value-type="float" office:value="6.61237194925199" table:style-name="ce1">
            <text:p>6.61237194925199</text:p>
          </table:table-cell>
          <table:table-cell office:value-type="float" office:value="9.76088213608545" table:style-name="ce1">
            <text:p>9.76088213608545</text:p>
          </table:table-cell>
          <table:table-cell office:value-type="float" office:value="6.54003048746179" table:style-name="ce1">
            <text:p>6.54003048746179</text:p>
          </table:table-cell>
          <table:table-cell office:value-type="float" office:value="6.9311945046353" table:style-name="ce1">
            <text:p>6.9311945046353</text:p>
          </table:table-cell>
          <table:table-cell office:value-type="float" office:value="10.1122413220561" table:style-name="ce1">
            <text:p>10.1122413220561</text:p>
          </table:table-cell>
        </table:table-row>
        <table:table-row table:style-name="ro1">
          <table:table-cell office:value-type="string" table:style-name="ce1">
            <text:p>Aurelio Oehlers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Volendam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1-336</text:p>
          </table:table-cell>
          <table:table-cell office:value-type="float" office:value="10.5" table:style-name="ce1">
            <text:p>10.5</text:p>
          </table:table-cell>
          <table:table-cell office:value-type="float" office:value="6.92035553940627" table:style-name="ce1">
            <text:p>6.92035553940627</text:p>
          </table:table-cell>
          <table:table-cell office:value-type="float" office:value="8.83514694663462" table:style-name="ce1">
            <text:p>8.83514694663462</text:p>
          </table:table-cell>
          <table:table-cell office:value-type="float" office:value="8.81065127019998" table:style-name="ce1">
            <text:p>8.81065127019998</text:p>
          </table:table-cell>
          <table:table-cell office:value-type="float" office:value="6.76204108476269" table:style-name="ce1">
            <text:p>6.76204108476269</text:p>
          </table:table-cell>
          <table:table-cell office:value-type="float" office:value="11.9019377852233" table:style-name="ce1">
            <text:p>11.9019377852233</text:p>
          </table:table-cell>
          <table:table-cell office:value-type="float" office:value="7.1039905931268" table:style-name="ce1">
            <text:p>7.1039905931268</text:p>
          </table:table-cell>
          <table:table-cell office:value-type="float" office:value="11.6012027106761" table:style-name="ce1">
            <text:p>11.6012027106761</text:p>
          </table:table-cell>
          <table:table-cell office:value-type="float" office:value="7.126712797654" table:style-name="ce1">
            <text:p>7.126712797654</text:p>
          </table:table-cell>
          <table:table-cell office:value-type="float" office:value="6.69490017572676" table:style-name="ce1">
            <text:p>6.69490017572676</text:p>
          </table:table-cell>
        </table:table-row>
        <table:table-row table:style-name="ro1">
          <table:table-cell office:value-type="string" table:style-name="ce1">
            <text:p>Koki Ogawa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NEC Nijmege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8-152</text:p>
          </table:table-cell>
          <table:table-cell office:value-type="float" office:value="10.5" table:style-name="ce1">
            <text:p>10.5</text:p>
          </table:table-cell>
          <table:table-cell office:value-type="float" office:value="7.06871115447119" table:style-name="ce1">
            <text:p>7.06871115447119</text:p>
          </table:table-cell>
          <table:table-cell office:value-type="float" office:value="7.22080009672103" table:style-name="ce1">
            <text:p>7.22080009672103</text:p>
          </table:table-cell>
          <table:table-cell office:value-type="float" office:value="10.0572566567348" table:style-name="ce1">
            <text:p>10.0572566567348</text:p>
          </table:table-cell>
          <table:table-cell office:value-type="float" office:value="8.87998853482079" table:style-name="ce1">
            <text:p>8.87998853482079</text:p>
          </table:table-cell>
          <table:table-cell office:value-type="float" office:value="5.90545988699729" table:style-name="ce1">
            <text:p>5.90545988699729</text:p>
          </table:table-cell>
          <table:table-cell office:value-type="float" office:value="11.7947713639275" table:style-name="ce1">
            <text:p>11.7947713639275</text:p>
          </table:table-cell>
          <table:table-cell office:value-type="float" office:value="8.01449089378603" table:style-name="ce1">
            <text:p>8.01449089378603</text:p>
          </table:table-cell>
          <table:table-cell office:value-type="float" office:value="9.81225191421361" table:style-name="ce1">
            <text:p>9.81225191421361</text:p>
          </table:table-cell>
          <table:table-cell office:value-type="float" office:value="12.9392401406749" table:style-name="ce1">
            <text:p>12.9392401406749</text:p>
          </table:table-cell>
        </table:table-row>
        <table:table-row table:style-name="ro1">
          <table:table-cell office:value-type="string" table:style-name="ce1">
            <text:p>Ayoub Oufkir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Sparta R'dam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0-003</text:p>
          </table:table-cell>
          <table:table-cell office:value-type="float" office:value="7.9" table:style-name="ce1">
            <text:p>7.9</text:p>
          </table:table-cell>
          <table:table-cell office:value-type="float" office:value="7.69504267736573" table:style-name="ce1">
            <text:p>7.69504267736573</text:p>
          </table:table-cell>
          <table:table-cell office:value-type="float" office:value="8.83514694663462" table:style-name="ce1">
            <text:p>8.83514694663462</text:p>
          </table:table-cell>
          <table:table-cell office:value-type="float" office:value="10.7155762820155" table:style-name="ce1">
            <text:p>10.7155762820155</text:p>
          </table:table-cell>
          <table:table-cell office:value-type="float" office:value="9.20439522194616" table:style-name="ce1">
            <text:p>9.20439522194616</text:p>
          </table:table-cell>
          <table:table-cell office:value-type="float" office:value="11.5608103741918" table:style-name="ce1">
            <text:p>11.5608103741918</text:p>
          </table:table-cell>
          <table:table-cell office:value-type="float" office:value="8.45647351252975" table:style-name="ce1">
            <text:p>8.45647351252975</text:p>
          </table:table-cell>
          <table:table-cell office:value-type="float" office:value="10.4217783439493" table:style-name="ce1">
            <text:p>10.4217783439493</text:p>
          </table:table-cell>
          <table:table-cell office:value-type="float" office:value="9.07660917285446" table:style-name="ce1">
            <text:p>9.07660917285446</text:p>
          </table:table-cell>
          <table:table-cell office:value-type="float" office:value="8.05256165523014" table:style-name="ce1">
            <text:p>8.05256165523014</text:p>
          </table:table-cell>
        </table:table-row>
        <table:table-row table:style-name="ro1">
          <table:table-cell office:value-type="string" table:style-name="ce1">
            <text:p>Troy Parrott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AZ Alkmaar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337</text:p>
          </table:table-cell>
          <table:table-cell office:value-type="float" office:value="9.7" table:style-name="ce1">
            <text:p>9.7</text:p>
          </table:table-cell>
          <table:table-cell office:value-type="float" office:value="7.95537394697652" table:style-name="ce1">
            <text:p>7.95537394697652</text:p>
          </table:table-cell>
          <table:table-cell office:value-type="float" office:value="8.09927579172061" table:style-name="ce1">
            <text:p>8.09927579172061</text:p>
          </table:table-cell>
          <table:table-cell office:value-type="float" office:value="7.34208866750822" table:style-name="ce1">
            <text:p>7.34208866750822</text:p>
          </table:table-cell>
          <table:table-cell office:value-type="float" office:value="8.3393228216139" table:style-name="ce1">
            <text:p>8.3393228216139</text:p>
          </table:table-cell>
          <table:table-cell office:value-type="float" office:value="8.13247109457811" table:style-name="ce1">
            <text:p>8.13247109457811</text:p>
          </table:table-cell>
          <table:table-cell office:value-type="float" office:value="11.9583433936718" table:style-name="ce1">
            <text:p>11.9583433936718</text:p>
          </table:table-cell>
          <table:table-cell office:value-type="float" office:value="8.6519869887473" table:style-name="ce1">
            <text:p>8.6519869887473</text:p>
          </table:table-cell>
          <table:table-cell office:value-type="float" office:value="11.0330258541374" table:style-name="ce1">
            <text:p>11.0330258541374</text:p>
          </table:table-cell>
          <table:table-cell office:value-type="float" office:value="15.4677942844438" table:style-name="ce1">
            <text:p>15.4677942844438</text:p>
          </table:table-cell>
        </table:table-row>
        <table:table-row table:style-name="ro1">
          <table:table-cell office:value-type="string" table:style-name="ce1">
            <text:p>Weslley Patati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AZ Alkmaar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2-098</text:p>
          </table:table-cell>
          <table:table-cell office:value-type="float" office:value="9" table:style-name="ce1">
            <text:p>9</text:p>
          </table:table-cell>
          <table:table-cell office:value-type="float" office:value="7.94470806741452" table:style-name="ce1">
            <text:p>7.94470806741452</text:p>
          </table:table-cell>
          <table:table-cell office:value-type="float" office:value="10.7217284561272" table:style-name="ce1">
            <text:p>10.7217284561272</text:p>
          </table:table-cell>
          <table:table-cell office:value-type="float" office:value="10.9295175249577" table:style-name="ce1">
            <text:p>10.9295175249577</text:p>
          </table:table-cell>
          <table:table-cell office:value-type="float" office:value="10.4785730091448" table:style-name="ce1">
            <text:p>10.4785730091448</text:p>
          </table:table-cell>
          <table:table-cell office:value-type="float" office:value="13.1310440775977" table:style-name="ce1">
            <text:p>13.1310440775977</text:p>
          </table:table-cell>
          <table:table-cell office:value-type="float" office:value="9.15426555099026" table:style-name="ce1">
            <text:p>9.15426555099026</text:p>
          </table:table-cell>
          <table:table-cell office:value-type="float" office:value="11.2587286098028" table:style-name="ce1">
            <text:p>11.2587286098028</text:p>
          </table:table-cell>
          <table:table-cell office:value-type="float" office:value="8.45953115576431" table:style-name="ce1">
            <text:p>8.45953115576431</text:p>
          </table:table-cell>
          <table:table-cell office:value-type="float" office:value="8.27327324941471" table:style-name="ce1">
            <text:p>8.27327324941471</text:p>
          </table:table-cell>
        </table:table-row>
        <table:table-row table:style-name="ro1">
          <table:table-cell office:value-type="string" table:style-name="ce1">
            <text:p>Ricardo Pepi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PSV Eindhove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2-363</text:p>
          </table:table-cell>
          <table:table-cell office:value-type="float" office:value="7.7" table:style-name="ce1">
            <text:p>7.7</text:p>
          </table:table-cell>
          <table:table-cell office:value-type="float" office:value="7.87013674587863" table:style-name="ce1">
            <text:p>7.87013674587863</text:p>
          </table:table-cell>
          <table:table-cell office:value-type="float" office:value="7.84551678100286" table:style-name="ce1">
            <text:p>7.84551678100286</text:p>
          </table:table-cell>
          <table:table-cell office:value-type="float" office:value="7.23199163951724" table:style-name="ce1">
            <text:p>7.23199163951724</text:p>
          </table:table-cell>
          <table:table-cell office:value-type="float" office:value="7.17175610243562" table:style-name="ce1">
            <text:p>7.17175610243562</text:p>
          </table:table-cell>
          <table:table-cell office:value-type="float" office:value="6.07791335838141" table:style-name="ce1">
            <text:p>6.07791335838141</text:p>
          </table:table-cell>
          <table:table-cell office:value-type="float" office:value="9.76088213608545" table:style-name="ce1">
            <text:p>9.76088213608545</text:p>
          </table:table-cell>
          <table:table-cell office:value-type="float" office:value="6.54003048746179" table:style-name="ce1">
            <text:p>6.54003048746179</text:p>
          </table:table-cell>
          <table:table-cell office:value-type="float" office:value="10.7260063929957" table:style-name="ce1">
            <text:p>10.7260063929957</text:p>
          </table:table-cell>
          <table:table-cell office:value-type="float" office:value="13.1517698871986" table:style-name="ce1">
            <text:p>13.1517698871986</text:p>
          </table:table-cell>
        </table:table-row>
        <table:table-row table:style-name="ro1">
          <table:table-cell office:value-type="string" table:style-name="ce1">
            <text:p>Ivan Perišić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PSV Eindhove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6-339</text:p>
          </table:table-cell>
          <table:table-cell office:value-type="float" office:value="12" table:style-name="ce1">
            <text:p>12</text:p>
          </table:table-cell>
          <table:table-cell office:value-type="float" office:value="8.0675453256395" table:style-name="ce1">
            <text:p>8.0675453256395</text:p>
          </table:table-cell>
          <table:table-cell office:value-type="float" office:value="14.4260598775421" table:style-name="ce1">
            <text:p>14.4260598775421</text:p>
          </table:table-cell>
          <table:table-cell office:value-type="float" office:value="15.7164021234234" table:style-name="ce1">
            <text:p>15.7164021234234</text:p>
          </table:table-cell>
          <table:table-cell office:value-type="float" office:value="12.5633893635924" table:style-name="ce1">
            <text:p>12.5633893635924</text:p>
          </table:table-cell>
          <table:table-cell office:value-type="float" office:value="10.6588325595501" table:style-name="ce1">
            <text:p>10.6588325595501</text:p>
          </table:table-cell>
          <table:table-cell office:value-type="float" office:value="7.59302396444313" table:style-name="ce1">
            <text:p>7.59302396444313</text:p>
          </table:table-cell>
          <table:table-cell office:value-type="float" office:value="11.8779605175685" table:style-name="ce1">
            <text:p>11.8779605175685</text:p>
          </table:table-cell>
          <table:table-cell office:value-type="float" office:value="7.44390309494017" table:style-name="ce1">
            <text:p>7.44390309494017</text:p>
          </table:table-cell>
          <table:table-cell office:value-type="float" office:value="8.19959386686135" table:style-name="ce1">
            <text:p>8.19959386686135</text:p>
          </table:table-cell>
        </table:table-row>
        <table:table-row table:style-name="ro1">
          <table:table-cell office:value-type="string" table:style-name="ce1">
            <text:p>Kristoffer Peterson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Fortuna Sittard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1-040</text:p>
          </table:table-cell>
          <table:table-cell office:value-type="float" office:value="10.2" table:style-name="ce1">
            <text:p>10.2</text:p>
          </table:table-cell>
          <table:table-cell office:value-type="float" office:value="8.1907391457909" table:style-name="ce1">
            <text:p>8.1907391457909</text:p>
          </table:table-cell>
          <table:table-cell office:value-type="float" office:value="10.5698645798786" table:style-name="ce1">
            <text:p>10.5698645798786</text:p>
          </table:table-cell>
          <table:table-cell office:value-type="float" office:value="9.38101007985267" table:style-name="ce1">
            <text:p>9.38101007985267</text:p>
          </table:table-cell>
          <table:table-cell office:value-type="float" office:value="9.6347223192104" table:style-name="ce1">
            <text:p>9.6347223192104</text:p>
          </table:table-cell>
          <table:table-cell office:value-type="float" office:value="15.1951058285723" table:style-name="ce1">
            <text:p>15.1951058285723</text:p>
          </table:table-cell>
          <table:table-cell office:value-type="float" office:value="7.52491936752065" table:style-name="ce1">
            <text:p>7.52491936752065</text:p>
          </table:table-cell>
          <table:table-cell office:value-type="float" office:value="12.4057636315108" table:style-name="ce1">
            <text:p>12.4057636315108</text:p>
          </table:table-cell>
          <table:table-cell office:value-type="float" office:value="8.7885877692078" table:style-name="ce1">
            <text:p>8.7885877692078</text:p>
          </table:table-cell>
          <table:table-cell office:value-type="float" office:value="7.04319174406528" table:style-name="ce1">
            <text:p>7.04319174406528</text:p>
          </table:table-cell>
        </table:table-row>
        <table:table-row table:style-name="ro1">
          <table:table-cell office:value-type="string" table:style-name="ce1">
            <text:p>Gyan de Regt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Excelsior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146</text:p>
          </table:table-cell>
          <table:table-cell office:value-type="float" office:value="14.8" table:style-name="ce1">
            <text:p>14.8</text:p>
          </table:table-cell>
          <table:table-cell office:value-type="float" office:value="7.47903861507491" table:style-name="ce1">
            <text:p>7.47903861507491</text:p>
          </table:table-cell>
          <table:table-cell office:value-type="float" office:value="12.1980895484537" table:style-name="ce1">
            <text:p>12.1980895484537</text:p>
          </table:table-cell>
          <table:table-cell office:value-type="float" office:value="12.8539796488138" table:style-name="ce1">
            <text:p>12.8539796488138</text:p>
          </table:table-cell>
          <table:table-cell office:value-type="float" office:value="11.1868157906145" table:style-name="ce1">
            <text:p>11.1868157906145</text:p>
          </table:table-cell>
          <table:table-cell office:value-type="float" office:value="12.3893056309785" table:style-name="ce1">
            <text:p>12.3893056309785</text:p>
          </table:table-cell>
          <table:table-cell office:value-type="float" office:value="5.72758918969701" table:style-name="ce1">
            <text:p>5.72758918969701</text:p>
          </table:table-cell>
          <table:table-cell office:value-type="float" office:value="12.8015936035561" table:style-name="ce1">
            <text:p>12.8015936035561</text:p>
          </table:table-cell>
          <table:table-cell office:value-type="float" office:value="6.35965402858684" table:style-name="ce1">
            <text:p>6.35965402858684</text:p>
          </table:table-cell>
          <table:table-cell office:value-type="float" office:value="8.12601918430538" table:style-name="ce1">
            <text:p>8.12601918430538</text:p>
          </table:table-cell>
        </table:table-row>
        <table:table-row table:style-name="ro1">
          <table:table-cell office:value-type="string" table:style-name="ce1">
            <text:p>Maxence Rivera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Heerenvee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222</text:p>
          </table:table-cell>
          <table:table-cell office:value-type="float" office:value="13" table:style-name="ce1">
            <text:p>13</text:p>
          </table:table-cell>
          <table:table-cell office:value-type="float" office:value="8.01409060068299" table:style-name="ce1">
            <text:p>8.01409060068299</text:p>
          </table:table-cell>
          <table:table-cell office:value-type="float" office:value="12.2504668744709" table:style-name="ce1">
            <text:p>12.2504668744709</text:p>
          </table:table-cell>
          <table:table-cell office:value-type="float" office:value="12.68183066027" table:style-name="ce1">
            <text:p>12.68183066027</text:p>
          </table:table-cell>
          <table:table-cell office:value-type="float" office:value="14.0866124506125" table:style-name="ce1">
            <text:p>14.0866124506125</text:p>
          </table:table-cell>
          <table:table-cell office:value-type="float" office:value="15.4559505183454" table:style-name="ce1">
            <text:p>15.4559505183454</text:p>
          </table:table-cell>
          <table:table-cell office:value-type="float" office:value="7.90160903424149" table:style-name="ce1">
            <text:p>7.90160903424149</text:p>
          </table:table-cell>
          <table:table-cell office:value-type="float" office:value="15.6043470656648" table:style-name="ce1">
            <text:p>15.6043470656648</text:p>
          </table:table-cell>
          <table:table-cell office:value-type="float" office:value="8.45953115576431" table:style-name="ce1">
            <text:p>8.45953115576431</text:p>
          </table:table-cell>
          <table:table-cell office:value-type="float" office:value="7.83301527424203" table:style-name="ce1">
            <text:p>7.83301527424203</text:p>
          </table:table-cell>
        </table:table-row>
        <table:table-row table:style-name="ro1">
          <table:table-cell office:value-type="string" table:style-name="ce1">
            <text:p>Miguel Rodríguez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Utrecht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2-253</text:p>
          </table:table-cell>
          <table:table-cell office:value-type="float" office:value="11.9" table:style-name="ce1">
            <text:p>11.9</text:p>
          </table:table-cell>
          <table:table-cell office:value-type="float" office:value="8.04080923845146" table:style-name="ce1">
            <text:p>8.04080923845146</text:p>
          </table:table-cell>
          <table:table-cell office:value-type="float" office:value="11.8215651159587" table:style-name="ce1">
            <text:p>11.8215651159587</text:p>
          </table:table-cell>
          <table:table-cell office:value-type="float" office:value="9.15324269128822" table:style-name="ce1">
            <text:p>9.15324269128822</text:p>
          </table:table-cell>
          <table:table-cell office:value-type="float" office:value="10.6843445674448" table:style-name="ce1">
            <text:p>10.6843445674448</text:p>
          </table:table-cell>
          <table:table-cell office:value-type="float" office:value="9.31276421927548" table:style-name="ce1">
            <text:p>9.31276421927548</text:p>
          </table:table-cell>
          <table:table-cell office:value-type="float" office:value="8.10893565132894" table:style-name="ce1">
            <text:p>8.10893565132894</text:p>
          </table:table-cell>
          <table:table-cell office:value-type="float" office:value="11.2587286098028" table:style-name="ce1">
            <text:p>11.2587286098028</text:p>
          </table:table-cell>
          <table:table-cell office:value-type="float" office:value="8.17254561369622" table:style-name="ce1">
            <text:p>8.17254561369622</text:p>
          </table:table-cell>
          <table:table-cell office:value-type="float" office:value="8.8649633807681" table:style-name="ce1">
            <text:p>8.8649633807681</text:p>
          </table:table-cell>
        </table:table-row>
        <table:table-row table:style-name="ro1">
          <table:table-cell office:value-type="string" table:style-name="ce1">
            <text:p>Kaj de Rooij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Zwolle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5-043</text:p>
          </table:table-cell>
          <table:table-cell office:value-type="float" office:value="15.4" table:style-name="ce1">
            <text:p>15.4</text:p>
          </table:table-cell>
          <table:table-cell office:value-type="float" office:value="7.18211428940113" table:style-name="ce1">
            <text:p>7.18211428940113</text:p>
          </table:table-cell>
          <table:table-cell office:value-type="float" office:value="10.6611522934547" table:style-name="ce1">
            <text:p>10.6611522934547</text:p>
          </table:table-cell>
          <table:table-cell office:value-type="float" office:value="15.6277686555747" table:style-name="ce1">
            <text:p>15.6277686555747</text:p>
          </table:table-cell>
          <table:table-cell office:value-type="float" office:value="10.270447928151" table:style-name="ce1">
            <text:p>10.270447928151</text:p>
          </table:table-cell>
          <table:table-cell office:value-type="float" office:value="11.5608103741918" table:style-name="ce1">
            <text:p>11.5608103741918</text:p>
          </table:table-cell>
          <table:table-cell office:value-type="float" office:value="8.73553988239579" table:style-name="ce1">
            <text:p>8.73553988239579</text:p>
          </table:table-cell>
          <table:table-cell office:value-type="float" office:value="11.8232669694844" table:style-name="ce1">
            <text:p>11.8232669694844</text:p>
          </table:table-cell>
          <table:table-cell office:value-type="float" office:value="6.54746127163744" table:style-name="ce1">
            <text:p>6.54746127163744</text:p>
          </table:table-cell>
          <table:table-cell office:value-type="float" office:value="10.3274577099577" table:style-name="ce1">
            <text:p>10.3274577099577</text:p>
          </table:table-cell>
        </table:table-row>
        <table:table-row table:style-name="ro1">
          <table:table-cell office:value-type="string" table:style-name="ce1">
            <text:p>Daan Rots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Twente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166</text:p>
          </table:table-cell>
          <table:table-cell office:value-type="float" office:value="11.9" table:style-name="ce1">
            <text:p>11.9</text:p>
          </table:table-cell>
          <table:table-cell office:value-type="float" office:value="8.48104433512885" table:style-name="ce1">
            <text:p>8.48104433512885</text:p>
          </table:table-cell>
          <table:table-cell office:value-type="float" office:value="12.8974364999239" table:style-name="ce1">
            <text:p>12.8974364999239</text:p>
          </table:table-cell>
          <table:table-cell office:value-type="float" office:value="13.9857706902969" table:style-name="ce1">
            <text:p>13.9857706902969</text:p>
          </table:table-cell>
          <table:table-cell office:value-type="float" office:value="14.3770802730177" table:style-name="ce1">
            <text:p>14.3770802730177</text:p>
          </table:table-cell>
          <table:table-cell office:value-type="float" office:value="10.4713057398747" table:style-name="ce1">
            <text:p>10.4713057398747</text:p>
          </table:table-cell>
          <table:table-cell office:value-type="float" office:value="6.3091131199974" table:style-name="ce1">
            <text:p>6.3091131199974</text:p>
          </table:table-cell>
          <table:table-cell office:value-type="float" office:value="12.8967292230153" table:style-name="ce1">
            <text:p>12.8967292230153</text:p>
          </table:table-cell>
          <table:table-cell office:value-type="float" office:value="7.44390309494017" table:style-name="ce1">
            <text:p>7.44390309494017</text:p>
          </table:table-cell>
          <table:table-cell office:value-type="float" office:value="9.60295533048157" table:style-name="ce1">
            <text:p>9.60295533048157</text:p>
          </table:table-cell>
        </table:table-row>
        <table:table-row table:style-name="ro1">
          <table:table-cell office:value-type="string" table:style-name="ce1">
            <text:p>Leo Sauer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Feyenoord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0-022</text:p>
          </table:table-cell>
          <table:table-cell office:value-type="float" office:value="11.1" table:style-name="ce1">
            <text:p>11.1</text:p>
          </table:table-cell>
          <table:table-cell office:value-type="float" office:value="8.33035766244094" table:style-name="ce1">
            <text:p>8.33035766244094</text:p>
          </table:table-cell>
          <table:table-cell office:value-type="float" office:value="10.3858478509812" table:style-name="ce1">
            <text:p>10.3858478509812</text:p>
          </table:table-cell>
          <table:table-cell office:value-type="float" office:value="11.8485402355725" table:style-name="ce1">
            <text:p>11.8485402355725</text:p>
          </table:table-cell>
          <table:table-cell office:value-type="float" office:value="10.9880275481847" table:style-name="ce1">
            <text:p>10.9880275481847</text:p>
          </table:table-cell>
          <table:table-cell office:value-type="float" office:value="15.5711935577628" table:style-name="ce1">
            <text:p>15.5711935577628</text:p>
          </table:table-cell>
          <table:table-cell office:value-type="float" office:value="7.86716748776927" table:style-name="ce1">
            <text:p>7.86716748776927</text:p>
          </table:table-cell>
          <table:table-cell office:value-type="float" office:value="14.2053479401348" table:style-name="ce1">
            <text:p>14.2053479401348</text:p>
          </table:table-cell>
          <table:table-cell office:value-type="float" office:value="8.4184599706985" table:style-name="ce1">
            <text:p>8.4184599706985</text:p>
          </table:table-cell>
          <table:table-cell office:value-type="float" office:value="6.55789184294191" table:style-name="ce1">
            <text:p>6.55789184294191</text:p>
          </table:table-cell>
        </table:table-row>
        <table:table-row table:style-name="ro1">
          <table:table-cell office:value-type="string" table:style-name="ce1">
            <text:p>Jorg Schreuders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Groningen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1-120</text:p>
          </table:table-cell>
          <table:table-cell office:value-type="float" office:value="15" table:style-name="ce1">
            <text:p>15</text:p>
          </table:table-cell>
          <table:table-cell office:value-type="float" office:value="8.41642920662605" table:style-name="ce1">
            <text:p>8.41642920662605</text:p>
          </table:table-cell>
          <table:table-cell office:value-type="float" office:value="14.7738052580079" table:style-name="ce1">
            <text:p>14.7738052580079</text:p>
          </table:table-cell>
          <table:table-cell office:value-type="float" office:value="8.81065127019998" table:style-name="ce1">
            <text:p>8.81065127019998</text:p>
          </table:table-cell>
          <table:table-cell office:value-type="float" office:value="13.1261303188852" table:style-name="ce1">
            <text:p>13.1261303188852</text:p>
          </table:table-cell>
          <table:table-cell office:value-type="float" office:value="13.1310440775977" table:style-name="ce1">
            <text:p>13.1310440775977</text:p>
          </table:table-cell>
          <table:table-cell office:value-type="float" office:value="10.9022607156989" table:style-name="ce1">
            <text:p>10.9022607156989</text:p>
          </table:table-cell>
          <table:table-cell office:value-type="float" office:value="11.712884433316" table:style-name="ce1">
            <text:p>11.712884433316</text:p>
          </table:table-cell>
          <table:table-cell office:value-type="float" office:value="7.92784567233096" table:style-name="ce1">
            <text:p>7.92784567233096</text:p>
          </table:table-cell>
          <table:table-cell office:value-type="float" office:value="6.35508421905974" table:style-name="ce1">
            <text:p>6.35508421905974</text:p>
          </table:table-cell>
        </table:table-row>
        <table:table-row table:style-name="ro1">
          <table:table-cell office:value-type="string" table:style-name="ce1">
            <text:p>Shola Shoretire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Zwolle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1-339</text:p>
          </table:table-cell>
          <table:table-cell office:value-type="float" office:value="9.2" table:style-name="ce1">
            <text:p>9.2</text:p>
          </table:table-cell>
          <table:table-cell office:value-type="float" office:value="6.94073882910159" table:style-name="ce1">
            <text:p>6.94073882910159</text:p>
          </table:table-cell>
          <table:table-cell office:value-type="float" office:value="10.0127115238354" table:style-name="ce1">
            <text:p>10.0127115238354</text:p>
          </table:table-cell>
          <table:table-cell office:value-type="float" office:value="8.24028066979755" table:style-name="ce1">
            <text:p>8.24028066979755</text:p>
          </table:table-cell>
          <table:table-cell office:value-type="float" office:value="9.09635205584146" table:style-name="ce1">
            <text:p>9.09635205584146</text:p>
          </table:table-cell>
          <table:table-cell office:value-type="float" office:value="7.35878239065178" table:style-name="ce1">
            <text:p>7.35878239065178</text:p>
          </table:table-cell>
          <table:table-cell office:value-type="float" office:value="9.34568535463889" table:style-name="ce1">
            <text:p>9.34568535463889</text:p>
          </table:table-cell>
          <table:table-cell office:value-type="float" office:value="7.44916737989524" table:style-name="ce1">
            <text:p>7.44916737989524</text:p>
          </table:table-cell>
          <table:table-cell office:value-type="float" office:value="5.46818352192508" table:style-name="ce1">
            <text:p>5.46818352192508</text:p>
          </table:table-cell>
          <table:table-cell office:value-type="float" office:value="6.35508421905974" table:style-name="ce1">
            <text:p>6.35508421905974</text:p>
          </table:table-cell>
        </table:table-row>
        <table:table-row table:style-name="ro1">
          <table:table-cell office:value-type="string" table:style-name="ce1">
            <text:p>Kaj Sierhuis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Fortuna Sittard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7-255</text:p>
          </table:table-cell>
          <table:table-cell office:value-type="float" office:value="8.6" table:style-name="ce1">
            <text:p>8.6</text:p>
          </table:table-cell>
          <table:table-cell office:value-type="float" office:value="7.35871831799173" table:style-name="ce1">
            <text:p>7.35871831799173</text:p>
          </table:table-cell>
          <table:table-cell office:value-type="float" office:value="8.16296376038694" table:style-name="ce1">
            <text:p>8.16296376038694</text:p>
          </table:table-cell>
          <table:table-cell office:value-type="float" office:value="6.6916222820873" table:style-name="ce1">
            <text:p>6.6916222820873</text:p>
          </table:table-cell>
          <table:table-cell office:value-type="float" office:value="8.44726881310533" table:style-name="ce1">
            <text:p>8.44726881310533</text:p>
          </table:table-cell>
          <table:table-cell office:value-type="float" office:value="6.98134706229883" table:style-name="ce1">
            <text:p>6.98134706229883</text:p>
          </table:table-cell>
          <table:table-cell office:value-type="float" office:value="8.52618564342618" table:style-name="ce1">
            <text:p>8.52618564342618</text:p>
          </table:table-cell>
          <table:table-cell office:value-type="float" office:value="6.71768406321839" table:style-name="ce1">
            <text:p>6.71768406321839</text:p>
          </table:table-cell>
          <table:table-cell office:value-type="float" office:value="10.5309362000165" table:style-name="ce1">
            <text:p>10.5309362000165</text:p>
          </table:table-cell>
          <table:table-cell office:value-type="float" office:value="11.1627780883825" table:style-name="ce1">
            <text:p>11.1627780883825</text:p>
          </table:table-cell>
        </table:table-row>
        <table:table-row table:style-name="ro1">
          <table:table-cell office:value-type="string" table:style-name="ce1">
            <text:p>Milan Smit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Go Ahead Eag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2-328</text:p>
          </table:table-cell>
          <table:table-cell office:value-type="float" office:value="13.3" table:style-name="ce1">
            <text:p>13.3</text:p>
          </table:table-cell>
          <table:table-cell office:value-type="float" office:value="6.6128931314748" table:style-name="ce1">
            <text:p>6.6128931314748</text:p>
          </table:table-cell>
          <table:table-cell office:value-type="float" office:value="8.19483945649283" table:style-name="ce1">
            <text:p>8.19483945649283</text:p>
          </table:table-cell>
          <table:table-cell office:value-type="float" office:value="9.72079502820215" table:style-name="ce1">
            <text:p>9.72079502820215</text:p>
          </table:table-cell>
          <table:table-cell office:value-type="float" office:value="7.48522516233952" table:style-name="ce1">
            <text:p>7.48522516233952</text:p>
          </table:table-cell>
          <table:table-cell office:value-type="float" office:value="7.16910446898402" table:style-name="ce1">
            <text:p>7.16910446898402</text:p>
          </table:table-cell>
          <table:table-cell office:value-type="float" office:value="4.89774228001794" table:style-name="ce1">
            <text:p>4.89774228001794</text:p>
          </table:table-cell>
          <table:table-cell office:value-type="float" office:value="7.07960359163292" table:style-name="ce1">
            <text:p>7.07960359163292</text:p>
          </table:table-cell>
          <table:table-cell office:value-type="float" office:value="7.44390309494017" table:style-name="ce1">
            <text:p>7.44390309494017</text:p>
          </table:table-cell>
          <table:table-cell office:value-type="float" office:value="10.1122413220561" table:style-name="ce1">
            <text:p>10.1122413220561</text:p>
          </table:table-cell>
        </table:table-row>
        <table:table-row table:style-name="ro1">
          <table:table-cell office:value-type="string" table:style-name="ce1">
            <text:p>Kamal Sowah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NAC Bred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5-363</text:p>
          </table:table-cell>
          <table:table-cell office:value-type="float" office:value="16.6" table:style-name="ce1">
            <text:p>16.6</text:p>
          </table:table-cell>
          <table:table-cell office:value-type="float" office:value="6.91017368423292" table:style-name="ce1">
            <text:p>6.91017368423292</text:p>
          </table:table-cell>
          <table:table-cell office:value-type="float" office:value="15.7862861014447" table:style-name="ce1">
            <text:p>15.7862861014447</text:p>
          </table:table-cell>
          <table:table-cell office:value-type="float" office:value="9.03912422539398" table:style-name="ce1">
            <text:p>9.03912422539398</text:p>
          </table:table-cell>
          <table:table-cell office:value-type="float" office:value="14.6412798930803" table:style-name="ce1">
            <text:p>14.6412798930803</text:p>
          </table:table-cell>
          <table:table-cell office:value-type="float" office:value="10.0906268874963" table:style-name="ce1">
            <text:p>10.0906268874963</text:p>
          </table:table-cell>
          <table:table-cell office:value-type="float" office:value="6.88882228412545" table:style-name="ce1">
            <text:p>6.88882228412545</text:p>
          </table:table-cell>
          <table:table-cell office:value-type="float" office:value="10.0500816399091" table:style-name="ce1">
            <text:p>10.0500816399091</text:p>
          </table:table-cell>
          <table:table-cell office:value-type="float" office:value="5.74422173738883" table:style-name="ce1">
            <text:p>5.74422173738883</text:p>
          </table:table-cell>
          <table:table-cell office:value-type="float" office:value="6.09008039901947" table:style-name="ce1">
            <text:p>6.09008039901947</text:p>
          </table:table-cell>
        </table:table-row>
        <table:table-row table:style-name="ro1">
          <table:table-cell office:value-type="string" table:style-name="ce1">
            <text:p>Mathis Suray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Go Ahead Eag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165</text:p>
          </table:table-cell>
          <table:table-cell office:value-type="float" office:value="14.8" table:style-name="ce1">
            <text:p>14.8</text:p>
          </table:table-cell>
          <table:table-cell office:value-type="float" office:value="7.166608509957" table:style-name="ce1">
            <text:p>7.166608509957</text:p>
          </table:table-cell>
          <table:table-cell office:value-type="float" office:value="12.7295840079819" table:style-name="ce1">
            <text:p>12.7295840079819</text:p>
          </table:table-cell>
          <table:table-cell office:value-type="float" office:value="8.35407484621622" table:style-name="ce1">
            <text:p>8.35407484621622</text:p>
          </table:table-cell>
          <table:table-cell office:value-type="float" office:value="13.1261303188852" table:style-name="ce1">
            <text:p>13.1261303188852</text:p>
          </table:table-cell>
          <table:table-cell office:value-type="float" office:value="9.70385216868953" table:style-name="ce1">
            <text:p>9.70385216868953</text:p>
          </table:table-cell>
          <table:table-cell office:value-type="float" office:value="11.412125984945" table:style-name="ce1">
            <text:p>11.412125984945</text:p>
          </table:table-cell>
          <table:table-cell office:value-type="float" office:value="10.2367316442291" table:style-name="ce1">
            <text:p>10.2367316442291</text:p>
          </table:table-cell>
          <table:table-cell office:value-type="float" office:value="7.9685251436134" table:style-name="ce1">
            <text:p>7.9685251436134</text:p>
          </table:table-cell>
          <table:table-cell office:value-type="float" office:value="12.7183677696863" table:style-name="ce1">
            <text:p>12.7183677696863</text:p>
          </table:table-cell>
        </table:table-row>
        <table:table-row table:style-name="ro1">
          <table:table-cell office:value-type="string" table:style-name="ce1">
            <text:p>Guus Til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PSV Eindhoven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8-016</text:p>
          </table:table-cell>
          <table:table-cell office:value-type="float" office:value="13.9" table:style-name="ce1">
            <text:p>13.9</text:p>
          </table:table-cell>
          <table:table-cell office:value-type="float" office:value="7.53680805207659" table:style-name="ce1">
            <text:p>7.53680805207659</text:p>
          </table:table-cell>
          <table:table-cell office:value-type="float" office:value="12.4816351959416" table:style-name="ce1">
            <text:p>12.4816351959416</text:p>
          </table:table-cell>
          <table:table-cell office:value-type="float" office:value="11.3474217590681" table:style-name="ce1">
            <text:p>11.3474217590681</text:p>
          </table:table-cell>
          <table:table-cell office:value-type="float" office:value="13.6339216027701" table:style-name="ce1">
            <text:p>13.6339216027701</text:p>
          </table:table-cell>
          <table:table-cell office:value-type="float" office:value="9.31276421927548" table:style-name="ce1">
            <text:p>9.31276421927548</text:p>
          </table:table-cell>
          <table:table-cell office:value-type="float" office:value="4.47613296882941" table:style-name="ce1">
            <text:p>4.47613296882941</text:p>
          </table:table-cell>
          <table:table-cell office:value-type="float" office:value="12.1989118915947" table:style-name="ce1">
            <text:p>12.1989118915947</text:p>
          </table:table-cell>
          <table:table-cell office:value-type="float" office:value="9.9335320739957" table:style-name="ce1">
            <text:p>9.9335320739957</text:p>
          </table:table-cell>
          <table:table-cell office:value-type="float" office:value="15.0336706406023" table:style-name="ce1">
            <text:p>15.0336706406023</text:p>
          </table:table-cell>
        </table:table-row>
        <table:table-row table:style-name="ro1">
          <table:table-cell office:value-type="string" table:style-name="ce1">
            <text:p>Jacob Trenskow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Heerenveen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5-042</text:p>
          </table:table-cell>
          <table:table-cell office:value-type="float" office:value="15.2" table:style-name="ce1">
            <text:p>15.2</text:p>
          </table:table-cell>
          <table:table-cell office:value-type="float" office:value="8.6966928667943" table:style-name="ce1">
            <text:p>8.6966928667943</text:p>
          </table:table-cell>
          <table:table-cell office:value-type="float" office:value="14.6432871865918" table:style-name="ce1">
            <text:p>14.6432871865918</text:p>
          </table:table-cell>
          <table:table-cell office:value-type="float" office:value="15.3196173088515" table:style-name="ce1">
            <text:p>15.3196173088515</text:p>
          </table:table-cell>
          <table:table-cell office:value-type="float" office:value="14.7398878611547" table:style-name="ce1">
            <text:p>14.7398878611547</text:p>
          </table:table-cell>
          <table:table-cell office:value-type="float" office:value="14.8055426706189" table:style-name="ce1">
            <text:p>14.8055426706189</text:p>
          </table:table-cell>
          <table:table-cell office:value-type="float" office:value="8.59594120170863" table:style-name="ce1">
            <text:p>8.59594120170863</text:p>
          </table:table-cell>
          <table:table-cell office:value-type="float" office:value="14.0996163176946" table:style-name="ce1">
            <text:p>14.0996163176946</text:p>
          </table:table-cell>
          <table:table-cell office:value-type="float" office:value="10.0140951298641" table:style-name="ce1">
            <text:p>10.0140951298641</text:p>
          </table:table-cell>
          <table:table-cell office:value-type="float" office:value="12.4892976052562" table:style-name="ce1">
            <text:p>12.4892976052562</text:p>
          </table:table-cell>
        </table:table-row>
        <table:table-row table:style-name="ro1">
          <table:table-cell office:value-type="string" table:style-name="ce1">
            <text:p>Ayase Ueda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Feyenoord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7-119</text:p>
          </table:table-cell>
          <table:table-cell office:value-type="float" office:value="15.5" table:style-name="ce1">
            <text:p>15.5</text:p>
          </table:table-cell>
          <table:table-cell office:value-type="float" office:value="7.57890891541318" table:style-name="ce1">
            <text:p>7.57890891541318</text:p>
          </table:table-cell>
          <table:table-cell office:value-type="float" office:value="9.3475518253671" table:style-name="ce1">
            <text:p>9.3475518253671</text:p>
          </table:table-cell>
          <table:table-cell office:value-type="float" office:value="7.34208866750822" table:style-name="ce1">
            <text:p>7.34208866750822</text:p>
          </table:table-cell>
          <table:table-cell office:value-type="float" office:value="8.3393228216139" table:style-name="ce1">
            <text:p>8.3393228216139</text:p>
          </table:table-cell>
          <table:table-cell office:value-type="float" office:value="8.13247109457811" table:style-name="ce1">
            <text:p>8.13247109457811</text:p>
          </table:table-cell>
          <table:table-cell office:value-type="float" office:value="6.563616264077" table:style-name="ce1">
            <text:p>6.563616264077</text:p>
          </table:table-cell>
          <table:table-cell office:value-type="float" office:value="10.7863043709638" table:style-name="ce1">
            <text:p>10.7863043709638</text:p>
          </table:table-cell>
          <table:table-cell office:value-type="float" office:value="12.2848017573182" table:style-name="ce1">
            <text:p>12.2848017573182</text:p>
          </table:table-cell>
          <table:table-cell office:value-type="float" office:value="16.6305063321913" table:style-name="ce1">
            <text:p>16.6305063321913</text:p>
          </table:table-cell>
        </table:table-row>
        <table:table-row table:style-name="ro1">
          <table:table-cell office:value-type="string" table:style-name="ce1">
            <text:p>Henk Veerman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Volendam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2-191</text:p>
          </table:table-cell>
          <table:table-cell office:value-type="float" office:value="16.1" table:style-name="ce1">
            <text:p>16.1</text:p>
          </table:table-cell>
          <table:table-cell office:value-type="float" office:value="6.69290276360761" table:style-name="ce1">
            <text:p>6.69290276360761</text:p>
          </table:table-cell>
          <table:table-cell office:value-type="float" office:value="8.003917511416" table:style-name="ce1">
            <text:p>8.003917511416</text:p>
          </table:table-cell>
          <table:table-cell office:value-type="float" office:value="7.12251758782707" table:style-name="ce1">
            <text:p>7.12251758782707</text:p>
          </table:table-cell>
          <table:table-cell office:value-type="float" office:value="8.98820323260816" table:style-name="ce1">
            <text:p>8.98820323260816</text:p>
          </table:table-cell>
          <table:table-cell office:value-type="float" office:value="5.90545988699729" table:style-name="ce1">
            <text:p>5.90545988699729</text:p>
          </table:table-cell>
          <table:table-cell office:value-type="float" office:value="11.412125984945" table:style-name="ce1">
            <text:p>11.412125984945</text:p>
          </table:table-cell>
          <table:table-cell office:value-type="float" office:value="6.95804291522" table:style-name="ce1">
            <text:p>6.95804291522</text:p>
          </table:table-cell>
          <table:table-cell office:value-type="float" office:value="7.20553289965888" table:style-name="ce1">
            <text:p>7.20553289965888</text:p>
          </table:table-cell>
          <table:table-cell office:value-type="float" office:value="11.2972380394325" table:style-name="ce1">
            <text:p>11.2972380394325</text:p>
          </table:table-cell>
        </table:table-row>
        <table:table-row table:style-name="ro1">
          <table:table-cell office:value-type="string" table:style-name="ce1">
            <text:p>Dylan Vente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Heerenveen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6-243</text:p>
          </table:table-cell>
          <table:table-cell office:value-type="float" office:value="15.1" table:style-name="ce1">
            <text:p>15.1</text:p>
          </table:table-cell>
          <table:table-cell office:value-type="float" office:value="7.10986584916635" table:style-name="ce1">
            <text:p>7.10986584916635</text:p>
          </table:table-cell>
          <table:table-cell office:value-type="float" office:value="10.3858478509812" table:style-name="ce1">
            <text:p>10.3858478509812</text:p>
          </table:table-cell>
          <table:table-cell office:value-type="float" office:value="9.83337730401711" table:style-name="ce1">
            <text:p>9.83337730401711</text:p>
          </table:table-cell>
          <table:table-cell office:value-type="float" office:value="12.5633893635924" table:style-name="ce1">
            <text:p>12.5633893635924</text:p>
          </table:table-cell>
          <table:table-cell office:value-type="float" office:value="7.74306898012244" table:style-name="ce1">
            <text:p>7.74306898012244</text:p>
          </table:table-cell>
          <table:table-cell office:value-type="float" office:value="3.98560310553804" table:style-name="ce1">
            <text:p>3.98560310553804</text:p>
          </table:table-cell>
          <table:table-cell office:value-type="float" office:value="10.4217783439493" table:style-name="ce1">
            <text:p>10.4217783439493</text:p>
          </table:table-cell>
          <table:table-cell office:value-type="float" office:value="8.17254561369622" table:style-name="ce1">
            <text:p>8.17254561369622</text:p>
          </table:table-cell>
          <table:table-cell office:value-type="float" office:value="14.2501221481915" table:style-name="ce1">
            <text:p>14.2501221481915</text:p>
          </table:table-cell>
        </table:table-row>
        <table:table-row table:style-name="ro1">
          <table:table-cell office:value-type="string" table:style-name="ce1">
            <text:p>Wout Weghorst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Ajax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3-153</text:p>
          </table:table-cell>
          <table:table-cell office:value-type="float" office:value="12.3" table:style-name="ce1">
            <text:p>12.3</text:p>
          </table:table-cell>
          <table:table-cell office:value-type="float" office:value="8.00340816464174" table:style-name="ce1">
            <text:p>8.00340816464174</text:p>
          </table:table-cell>
          <table:table-cell office:value-type="float" office:value="10.508733518531" table:style-name="ce1">
            <text:p>10.508733518531</text:p>
          </table:table-cell>
          <table:table-cell office:value-type="float" office:value="10.4986816709069" table:style-name="ce1">
            <text:p>10.4986816709069</text:p>
          </table:table-cell>
          <table:table-cell office:value-type="float" office:value="12.5633893635924" table:style-name="ce1">
            <text:p>12.5633893635924</text:p>
          </table:table-cell>
          <table:table-cell office:value-type="float" office:value="6.07791335838141" table:style-name="ce1">
            <text:p>6.07791335838141</text:p>
          </table:table-cell>
          <table:table-cell office:value-type="float" office:value="9.76088213608545" table:style-name="ce1">
            <text:p>9.76088213608545</text:p>
          </table:table-cell>
          <table:table-cell office:value-type="float" office:value="9.22769721295321" table:style-name="ce1">
            <text:p>9.22769721295321</text:p>
          </table:table-cell>
          <table:table-cell office:value-type="float" office:value="8.00924896837123" table:style-name="ce1">
            <text:p>8.00924896837123</text:p>
          </table:table-cell>
          <table:table-cell office:value-type="float" office:value="12.252232320483" table:style-name="ce1">
            <text:p>12.252232320483</text:p>
          </table:table-cell>
        </table:table-row>
        <table:table-row table:style-name="ro1">
          <table:table-cell office:value-type="string" table:style-name="ce1">
            <text:p>Ricky van Wolfswinkel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Twent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6-345</text:p>
          </table:table-cell>
          <table:table-cell office:value-type="float" office:value="14.1" table:style-name="ce1">
            <text:p>14.1</text:p>
          </table:table-cell>
          <table:table-cell office:value-type="float" office:value="7.18728574683644" table:style-name="ce1">
            <text:p>7.18728574683644</text:p>
          </table:table-cell>
          <table:table-cell office:value-type="float" office:value="9.538785038868" table:style-name="ce1">
            <text:p>9.538785038868</text:p>
          </table:table-cell>
          <table:table-cell office:value-type="float" office:value="7.45276837520875" table:style-name="ce1">
            <text:p>7.45276837520875</text:p>
          </table:table-cell>
          <table:table-cell office:value-type="float" office:value="10.3747879858545" table:style-name="ce1">
            <text:p>10.3747879858545</text:p>
          </table:table-cell>
          <table:table-cell office:value-type="float" office:value="7.16910446898402" table:style-name="ce1">
            <text:p>7.16910446898402</text:p>
          </table:table-cell>
          <table:table-cell office:value-type="float" office:value="6.35642426294841" table:style-name="ce1">
            <text:p>6.35642426294841</text:p>
          </table:table-cell>
          <table:table-cell office:value-type="float" office:value="8.33247330498299" table:style-name="ce1">
            <text:p>8.33247330498299</text:p>
          </table:table-cell>
          <table:table-cell office:value-type="float" office:value="7.00913024578561" table:style-name="ce1">
            <text:p>7.00913024578561</text:p>
          </table:table-cell>
          <table:table-cell office:value-type="float" office:value="13.5514939109709" table:style-name="ce1">
            <text:p>13.5514939109709</text:p>
          </table:table-cell>
        </table:table-row>
        <table:table-row table:style-name="ro1">
          <table:table-cell office:value-type="string" table:style-name="ce1">
            <text:p>Sondre Ørjasæter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Twent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2-040</text:p>
          </table:table-cell>
          <table:table-cell office:value-type="float" office:value="10.3" table:style-name="ce1">
            <text:p>10.3</text:p>
          </table:table-cell>
          <table:table-cell office:value-type="float" office:value="8.89092690283361" table:style-name="ce1">
            <text:p>8.89092690283361</text:p>
          </table:table-cell>
          <table:table-cell office:value-type="float" office:value="12.0388123609808" table:style-name="ce1">
            <text:p>12.0388123609808</text:p>
          </table:table-cell>
          <table:table-cell office:value-type="float" office:value="14.7945626310116" table:style-name="ce1">
            <text:p>14.7945626310116</text:p>
          </table:table-cell>
          <table:table-cell office:value-type="float" office:value="12.4786195017968" table:style-name="ce1">
            <text:p>12.4786195017968</text:p>
          </table:table-cell>
          <table:table-cell office:value-type="float" office:value="14.9703876154567" table:style-name="ce1">
            <text:p>14.9703876154567</text:p>
          </table:table-cell>
          <table:table-cell office:value-type="float" office:value="11.1119200020288" table:style-name="ce1">
            <text:p>11.1119200020288</text:p>
          </table:table-cell>
          <table:table-cell office:value-type="float" office:value="14.4066793755851" table:style-name="ce1">
            <text:p>14.4066793755851</text:p>
          </table:table-cell>
          <table:table-cell office:value-type="float" office:value="6.77647201895085" table:style-name="ce1">
            <text:p>6.77647201895085</text:p>
          </table:table-cell>
          <table:table-cell office:value-type="float" office:value="6.15572794414844" table:style-name="ce1">
            <text:p>6.15572794414844</text:p>
          </table:table-cell>
        </table:table-row>
        <table:table-row table:style-name="ro1">
          <table:table-cell office:value-type="string" table:style-name="ce1">
            <text:p>Babatunde Akinsol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AVS Futebol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2-303</text:p>
          </table:table-cell>
          <table:table-cell office:value-type="float" office:value="13.2" table:style-name="ce1">
            <text:p>13.2</text:p>
          </table:table-cell>
          <table:table-cell office:value-type="float" office:value="7.82619080683325" table:style-name="ce1">
            <text:p>7.82619080683325</text:p>
          </table:table-cell>
          <table:table-cell office:value-type="float" office:value="9.95714772976315" table:style-name="ce1">
            <text:p>9.95714772976315</text:p>
          </table:table-cell>
          <table:table-cell office:value-type="float" office:value="10.4288597036463" table:style-name="ce1">
            <text:p>10.4288597036463</text:p>
          </table:table-cell>
          <table:table-cell office:value-type="float" office:value="11.0791177278629" table:style-name="ce1">
            <text:p>11.0791177278629</text:p>
          </table:table-cell>
          <table:table-cell office:value-type="float" office:value="13.1660388493327" table:style-name="ce1">
            <text:p>13.1660388493327</text:p>
          </table:table-cell>
          <table:table-cell office:value-type="float" office:value="10.4586832004999" table:style-name="ce1">
            <text:p>10.4586832004999</text:p>
          </table:table-cell>
          <table:table-cell office:value-type="float" office:value="12.260121887308" table:style-name="ce1">
            <text:p>12.260121887308</text:p>
          </table:table-cell>
          <table:table-cell office:value-type="float" office:value="6.25193794782179" table:style-name="ce1">
            <text:p>6.25193794782179</text:p>
          </table:table-cell>
          <table:table-cell office:value-type="float" office:value="6.31510124808932" table:style-name="ce1">
            <text:p>6.31510124808932</text:p>
          </table:table-cell>
        </table:table-row>
        <table:table-row table:style-name="ro1">
          <table:table-cell office:value-type="string" table:style-name="ce1">
            <text:p>Telmo Arcanjo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Vitóri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200</text:p>
          </table:table-cell>
          <table:table-cell office:value-type="float" office:value="9.5" table:style-name="ce1">
            <text:p>9.5</text:p>
          </table:table-cell>
          <table:table-cell office:value-type="float" office:value="8.76648461079833" table:style-name="ce1">
            <text:p>8.76648461079833</text:p>
          </table:table-cell>
          <table:table-cell office:value-type="float" office:value="11.1491997172135" table:style-name="ce1">
            <text:p>11.1491997172135</text:p>
          </table:table-cell>
          <table:table-cell office:value-type="float" office:value="9.6096323251076" table:style-name="ce1">
            <text:p>9.6096323251076</text:p>
          </table:table-cell>
          <table:table-cell office:value-type="float" office:value="11.0791177278629" table:style-name="ce1">
            <text:p>11.0791177278629</text:p>
          </table:table-cell>
          <table:table-cell office:value-type="float" office:value="9.248782373059" table:style-name="ce1">
            <text:p>9.248782373059</text:p>
          </table:table-cell>
          <table:table-cell office:value-type="float" office:value="8.57046009355614" table:style-name="ce1">
            <text:p>8.57046009355614</text:p>
          </table:table-cell>
          <table:table-cell office:value-type="float" office:value="9.63481502437754" table:style-name="ce1">
            <text:p>9.63481502437754</text:p>
          </table:table-cell>
          <table:table-cell office:value-type="float" office:value="7.2276529971472" table:style-name="ce1">
            <text:p>7.2276529971472</text:p>
          </table:table-cell>
          <table:table-cell office:value-type="float" office:value="6.18025323002469" table:style-name="ce1">
            <text:p>6.18025323002469</text:p>
          </table:table-cell>
        </table:table-row>
        <table:table-row table:style-name="ro1">
          <table:table-cell office:value-type="string" table:style-name="ce1">
            <text:p>Barbero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Arouc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7-143</text:p>
          </table:table-cell>
          <table:table-cell office:value-type="float" office:value="7.8" table:style-name="ce1">
            <text:p>7.8</text:p>
          </table:table-cell>
          <table:table-cell office:value-type="float" office:value="6.89865341348675" table:style-name="ce1">
            <text:p>6.89865341348675</text:p>
          </table:table-cell>
          <table:table-cell office:value-type="float" office:value="6.92183356864799" table:style-name="ce1">
            <text:p>6.92183356864799</text:p>
          </table:table-cell>
          <table:table-cell office:value-type="float" office:value="7.1607478122367" table:style-name="ce1">
            <text:p>7.1607478122367</text:p>
          </table:table-cell>
          <table:table-cell office:value-type="float" office:value="6.59871898948375" table:style-name="ce1">
            <text:p>6.59871898948375</text:p>
          </table:table-cell>
          <table:table-cell office:value-type="float" office:value="5.94802679021218" table:style-name="ce1">
            <text:p>5.94802679021218</text:p>
          </table:table-cell>
          <table:table-cell office:value-type="float" office:value="2.92850370534724" table:style-name="ce1">
            <text:p>2.92850370534724</text:p>
          </table:table-cell>
          <table:table-cell office:value-type="float" office:value="6.01431989822697" table:style-name="ce1">
            <text:p>6.01431989822697</text:p>
          </table:table-cell>
          <table:table-cell office:value-type="float" office:value="6.789381771543" table:style-name="ce1">
            <text:p>6.789381771543</text:p>
          </table:table-cell>
          <table:table-cell office:value-type="float" office:value="5.8510391530022" table:style-name="ce1">
            <text:p>5.8510391530022</text:p>
          </table:table-cell>
        </table:table-row>
        <table:table-row table:style-name="ro1">
          <table:table-cell office:value-type="string" table:style-name="ce1">
            <text:p>Gil Bastião Dias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Famalicã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9-101</text:p>
          </table:table-cell>
          <table:table-cell office:value-type="float" office:value="12.1" table:style-name="ce1">
            <text:p>12.1</text:p>
          </table:table-cell>
          <table:table-cell office:value-type="float" office:value="8.6158583472562" table:style-name="ce1">
            <text:p>8.6158583472562</text:p>
          </table:table-cell>
          <table:table-cell office:value-type="float" office:value="12.9165658571938" table:style-name="ce1">
            <text:p>12.9165658571938</text:p>
          </table:table-cell>
          <table:table-cell office:value-type="float" office:value="16.4094503130959" table:style-name="ce1">
            <text:p>16.4094503130959</text:p>
          </table:table-cell>
          <table:table-cell office:value-type="float" office:value="14.2082139061417" table:style-name="ce1">
            <text:p>14.2082139061417</text:p>
          </table:table-cell>
          <table:table-cell office:value-type="float" office:value="14.5313104184938" table:style-name="ce1">
            <text:p>14.5313104184938</text:p>
          </table:table-cell>
          <table:table-cell office:value-type="float" office:value="9.18501089209882" table:style-name="ce1">
            <text:p>9.18501089209882</text:p>
          </table:table-cell>
          <table:table-cell office:value-type="float" office:value="14.0182681585103" table:style-name="ce1">
            <text:p>14.0182681585103</text:p>
          </table:table-cell>
          <table:table-cell office:value-type="float" office:value="7.026854179365" table:style-name="ce1">
            <text:p>7.026854179365</text:p>
          </table:table-cell>
          <table:table-cell office:value-type="float" office:value="8.42626542353478" table:style-name="ce1">
            <text:p>8.42626542353478</text:p>
          </table:table-cell>
        </table:table-row>
        <table:table-row table:style-name="ro1">
          <table:table-cell office:value-type="string" table:style-name="ce1">
            <text:p>Yanis Begraoui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Estoril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187</text:p>
          </table:table-cell>
          <table:table-cell office:value-type="float" office:value="13.7" table:style-name="ce1">
            <text:p>13.7</text:p>
          </table:table-cell>
          <table:table-cell office:value-type="float" office:value="7.44748442405123" table:style-name="ce1">
            <text:p>7.44748442405123</text:p>
          </table:table-cell>
          <table:table-cell office:value-type="float" office:value="10.1214595894124" table:style-name="ce1">
            <text:p>10.1214595894124</text:p>
          </table:table-cell>
          <table:table-cell office:value-type="float" office:value="7.38568569893868" table:style-name="ce1">
            <text:p>7.38568569893868</text:p>
          </table:table-cell>
          <table:table-cell office:value-type="float" office:value="8.42415968583319" table:style-name="ce1">
            <text:p>8.42415968583319</text:p>
          </table:table-cell>
          <table:table-cell office:value-type="float" office:value="8.02916568856558" table:style-name="ce1">
            <text:p>8.02916568856558</text:p>
          </table:table-cell>
          <table:table-cell office:value-type="float" office:value="6.6570072162607" table:style-name="ce1">
            <text:p>6.6570072162607</text:p>
          </table:table-cell>
          <table:table-cell office:value-type="float" office:value="10.4214195789284" table:style-name="ce1">
            <text:p>10.4214195789284</text:p>
          </table:table-cell>
          <table:table-cell office:value-type="float" office:value="9.49721219266586" table:style-name="ce1">
            <text:p>9.49721219266586</text:p>
          </table:table-cell>
          <table:table-cell office:value-type="float" office:value="14.8174024163036" table:style-name="ce1">
            <text:p>14.8174024163036</text:p>
          </table:table-cell>
        </table:table-row>
        <table:table-row table:style-name="ro1">
          <table:table-cell office:value-type="string" table:style-name="ce1">
            <text:p>Paulinho Bói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Nacional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7-195</text:p>
          </table:table-cell>
          <table:table-cell office:value-type="float" office:value="15.3" table:style-name="ce1">
            <text:p>15.3</text:p>
          </table:table-cell>
          <table:table-cell office:value-type="float" office:value="8.2493150582474" table:style-name="ce1">
            <text:p>8.2493150582474</text:p>
          </table:table-cell>
          <table:table-cell office:value-type="float" office:value="10.8015270483277" table:style-name="ce1">
            <text:p>10.8015270483277</text:p>
          </table:table-cell>
          <table:table-cell office:value-type="float" office:value="9.37310855314989" table:style-name="ce1">
            <text:p>9.37310855314989</text:p>
          </table:table-cell>
          <table:table-cell office:value-type="float" office:value="13.6111244069489" table:style-name="ce1">
            <text:p>13.6111244069489</text:p>
          </table:table-cell>
          <table:table-cell office:value-type="float" office:value="12.3416994912328" table:style-name="ce1">
            <text:p>12.3416994912328</text:p>
          </table:table-cell>
          <table:table-cell office:value-type="float" office:value="9.74502913980596" table:style-name="ce1">
            <text:p>9.74502913980596</text:p>
          </table:table-cell>
          <table:table-cell office:value-type="float" office:value="12.3732010851881" table:style-name="ce1">
            <text:p>12.3732010851881</text:p>
          </table:table-cell>
          <table:table-cell office:value-type="float" office:value="7.06681065141855" table:style-name="ce1">
            <text:p>7.06681065141855</text:p>
          </table:table-cell>
          <table:table-cell office:value-type="float" office:value="8.04687697107892" table:style-name="ce1">
            <text:p>8.04687697107892</text:p>
          </table:table-cell>
        </table:table-row>
        <table:table-row table:style-name="ro1">
          <table:table-cell office:value-type="string" table:style-name="ce1">
            <text:p>Kiko Bondoso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Moreirense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0-051</text:p>
          </table:table-cell>
          <table:table-cell office:value-type="float" office:value="8.9" table:style-name="ce1">
            <text:p>8.9</text:p>
          </table:table-cell>
          <table:table-cell office:value-type="float" office:value="8.08377435388314" table:style-name="ce1">
            <text:p>8.08377435388314</text:p>
          </table:table-cell>
          <table:table-cell office:value-type="float" office:value="11.2427786389437" table:style-name="ce1">
            <text:p>11.2427786389437</text:p>
          </table:table-cell>
          <table:table-cell office:value-type="float" office:value="11.1115034152008" table:style-name="ce1">
            <text:p>11.1115034152008</text:p>
          </table:table-cell>
          <table:table-cell office:value-type="float" office:value="11.6001546338911" table:style-name="ce1">
            <text:p>11.6001546338911</text:p>
          </table:table-cell>
          <table:table-cell office:value-type="float" office:value="10.85820738223" table:style-name="ce1">
            <text:p>10.85820738223</text:p>
          </table:table-cell>
          <table:table-cell office:value-type="float" office:value="4.83618629552564" table:style-name="ce1">
            <text:p>4.83618629552564</text:p>
          </table:table-cell>
          <table:table-cell office:value-type="float" office:value="10.4861072452091" table:style-name="ce1">
            <text:p>10.4861072452091</text:p>
          </table:table-cell>
          <table:table-cell office:value-type="float" office:value="5.29263942257101" table:style-name="ce1">
            <text:p>5.29263942257101</text:p>
          </table:table-cell>
          <table:table-cell office:value-type="float" office:value="5.28895388699906" table:style-name="ce1">
            <text:p>5.28895388699906</text:p>
          </table:table-cell>
        </table:table-row>
        <table:table-row table:style-name="ro1">
          <table:table-cell office:value-type="string" table:style-name="ce1">
            <text:p>Brenner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Santa Clar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005</text:p>
          </table:table-cell>
          <table:table-cell office:value-type="float" office:value="8.5" table:style-name="ce1">
            <text:p>8.5</text:p>
          </table:table-cell>
          <table:table-cell office:value-type="float" office:value="8.56015321501254" table:style-name="ce1">
            <text:p>8.56015321501254</text:p>
          </table:table-cell>
          <table:table-cell office:value-type="float" office:value="7.90681186554474" table:style-name="ce1">
            <text:p>7.90681186554474</text:p>
          </table:table-cell>
          <table:table-cell office:value-type="float" office:value="7.04940726963505" table:style-name="ce1">
            <text:p>7.04940726963505</text:p>
          </table:table-cell>
          <table:table-cell office:value-type="float" office:value="7.1170862589675" table:style-name="ce1">
            <text:p>7.1170862589675</text:p>
          </table:table-cell>
          <table:table-cell office:value-type="float" office:value="11.9879678492812" table:style-name="ce1">
            <text:p>11.9879678492812</text:p>
          </table:table-cell>
          <table:table-cell office:value-type="float" office:value="7.29751654607511" table:style-name="ce1">
            <text:p>7.29751654607511</text:p>
          </table:table-cell>
          <table:table-cell office:value-type="float" office:value="10.6791220646243" table:style-name="ce1">
            <text:p>10.6791220646243</text:p>
          </table:table-cell>
          <table:table-cell office:value-type="float" office:value="7.06681065141855" table:style-name="ce1">
            <text:p>7.06681065141855</text:p>
          </table:table-cell>
          <table:table-cell office:value-type="float" office:value="5.98133568796648" table:style-name="ce1">
            <text:p>5.98133568796648</text:p>
          </table:table-cell>
        </table:table-row>
        <table:table-row table:style-name="ro1">
          <table:table-cell office:value-type="string" table:style-name="ce1">
            <text:p>Oumar Camar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Vitóri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18-241</text:p>
          </table:table-cell>
          <table:table-cell office:value-type="float" office:value="7.9" table:style-name="ce1">
            <text:p>7.9</text:p>
          </table:table-cell>
          <table:table-cell office:value-type="float" office:value="7.54962114052494" table:style-name="ce1">
            <text:p>7.54962114052494</text:p>
          </table:table-cell>
          <table:table-cell office:value-type="float" office:value="8.7627062703564" table:style-name="ce1">
            <text:p>8.7627062703564</text:p>
          </table:table-cell>
          <table:table-cell office:value-type="float" office:value="7.27285349867535" table:style-name="ce1">
            <text:p>7.27285349867535</text:p>
          </table:table-cell>
          <table:table-cell office:value-type="float" office:value="7.32954588158709" table:style-name="ce1">
            <text:p>7.32954588158709</text:p>
          </table:table-cell>
          <table:table-cell office:value-type="float" office:value="7.04679996423891" table:style-name="ce1">
            <text:p>7.04679996423891</text:p>
          </table:table-cell>
          <table:table-cell office:value-type="float" office:value="5.27395954664949" table:style-name="ce1">
            <text:p>5.27395954664949</text:p>
          </table:table-cell>
          <table:table-cell office:value-type="float" office:value="7.9835142572924" table:style-name="ce1">
            <text:p>7.9835142572924</text:p>
          </table:table-cell>
          <table:table-cell office:value-type="float" office:value="6.71112719502349" table:style-name="ce1">
            <text:p>6.71112719502349</text:p>
          </table:table-cell>
          <table:table-cell office:value-type="float" office:value="8.80868678543698" table:style-name="ce1">
            <text:p>8.80868678543698</text:p>
          </table:table-cell>
        </table:table-row>
        <table:table-row table:style-name="ro1">
          <table:table-cell office:value-type="string" table:style-name="ce1">
            <text:p>Cassiano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Casa Pi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6-205</text:p>
          </table:table-cell>
          <table:table-cell office:value-type="float" office:value="9.6" table:style-name="ce1">
            <text:p>9.6</text:p>
          </table:table-cell>
          <table:table-cell office:value-type="float" office:value="6.76962141641871" table:style-name="ce1">
            <text:p>6.76962141641871</text:p>
          </table:table-cell>
          <table:table-cell office:value-type="float" office:value="6.7682979910019" table:style-name="ce1">
            <text:p>6.7682979910019</text:p>
          </table:table-cell>
          <table:table-cell office:value-type="float" office:value="6.39944527636508" table:style-name="ce1">
            <text:p>6.39944527636508</text:p>
          </table:table-cell>
          <table:table-cell office:value-type="float" office:value="6.49747465897296" table:style-name="ce1">
            <text:p>6.49747465897296</text:p>
          </table:table-cell>
          <table:table-cell office:value-type="float" office:value="5.27972092833107" table:style-name="ce1">
            <text:p>5.27972092833107</text:p>
          </table:table-cell>
          <table:table-cell office:value-type="float" office:value="10.1215345153687" table:style-name="ce1">
            <text:p>10.1215345153687</text:p>
          </table:table-cell>
          <table:table-cell office:value-type="float" office:value="5.57038173011125" table:style-name="ce1">
            <text:p>5.57038173011125</text:p>
          </table:table-cell>
          <table:table-cell office:value-type="float" office:value="5.99290409055627" table:style-name="ce1">
            <text:p>5.99290409055627</text:p>
          </table:table-cell>
          <table:table-cell office:value-type="float" office:value="7.89632634378116" table:style-name="ce1">
            <text:p>7.89632634378116</text:p>
          </table:table-cell>
        </table:table-row>
        <table:table-row table:style-name="ro1">
          <table:table-cell office:value-type="string" table:style-name="ce1">
            <text:p>Geny Catamo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Sporting CP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346</text:p>
          </table:table-cell>
          <table:table-cell office:value-type="float" office:value="7.7" table:style-name="ce1">
            <text:p>7.7</text:p>
          </table:table-cell>
          <table:table-cell office:value-type="float" office:value="8.22719836622075" table:style-name="ce1">
            <text:p>8.22719836622075</text:p>
          </table:table-cell>
          <table:table-cell office:value-type="float" office:value="12.0275356597398" table:style-name="ce1">
            <text:p>12.0275356597398</text:p>
          </table:table-cell>
          <table:table-cell office:value-type="float" office:value="8.66274745674388" table:style-name="ce1">
            <text:p>8.66274745674388</text:p>
          </table:table-cell>
          <table:table-cell office:value-type="float" office:value="10.9727525871762" table:style-name="ce1">
            <text:p>10.9727525871762</text:p>
          </table:table-cell>
          <table:table-cell office:value-type="float" office:value="12.682122050821" table:style-name="ce1">
            <text:p>12.682122050821</text:p>
          </table:table-cell>
          <table:table-cell office:value-type="float" office:value="6.92327697337125" table:style-name="ce1">
            <text:p>6.92327697337125</text:p>
          </table:table-cell>
          <table:table-cell office:value-type="float" office:value="12.2030619873487" table:style-name="ce1">
            <text:p>12.2030619873487</text:p>
          </table:table-cell>
          <table:table-cell office:value-type="float" office:value="9.49721219266586" table:style-name="ce1">
            <text:p>9.49721219266586</text:p>
          </table:table-cell>
          <table:table-cell office:value-type="float" office:value="7.08574670229889" table:style-name="ce1">
            <text:p>7.08574670229889</text:p>
          </table:table-cell>
        </table:table-row>
        <table:table-row table:style-name="ro1">
          <table:table-cell office:value-type="string" table:style-name="ce1">
            <text:p>Ivan Cavaleiro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Tondel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2-081</text:p>
          </table:table-cell>
          <table:table-cell office:value-type="float" office:value="9.4" table:style-name="ce1">
            <text:p>9.4</text:p>
          </table:table-cell>
          <table:table-cell office:value-type="float" office:value="8.14438045061387" table:style-name="ce1">
            <text:p>8.14438045061387</text:p>
          </table:table-cell>
          <table:table-cell office:value-type="float" office:value="10.5446733593752" table:style-name="ce1">
            <text:p>10.5446733593752</text:p>
          </table:table-cell>
          <table:table-cell office:value-type="float" office:value="8.66274745674388" table:style-name="ce1">
            <text:p>8.66274745674388</text:p>
          </table:table-cell>
          <table:table-cell office:value-type="float" office:value="12.1978484712196" table:style-name="ce1">
            <text:p>12.1978484712196</text:p>
          </table:table-cell>
          <table:table-cell office:value-type="float" office:value="8.23051444981857" table:style-name="ce1">
            <text:p>8.23051444981857</text:p>
          </table:table-cell>
          <table:table-cell office:value-type="float" office:value="8.15784948076194" table:style-name="ce1">
            <text:p>8.15784948076194</text:p>
          </table:table-cell>
          <table:table-cell office:value-type="float" office:value="10.3565699904708" table:style-name="ce1">
            <text:p>10.3565699904708</text:p>
          </table:table-cell>
          <table:table-cell office:value-type="float" office:value="6.02948800106494" table:style-name="ce1">
            <text:p>6.02948800106494</text:p>
          </table:table-cell>
          <table:table-cell office:value-type="float" office:value="8.8853923123824" table:style-name="ce1">
            <text:p>8.8853923123824</text:p>
          </table:table-cell>
        </table:table-row>
        <table:table-row table:style-name="ro1">
          <table:table-cell office:value-type="string" table:style-name="ce1">
            <text:p>Clayton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Rio Av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6-361</text:p>
          </table:table-cell>
          <table:table-cell office:value-type="float" office:value="14.7" table:style-name="ce1">
            <text:p>14.7</text:p>
          </table:table-cell>
          <table:table-cell office:value-type="float" office:value="7.51193145069195" table:style-name="ce1">
            <text:p>7.51193145069195</text:p>
          </table:table-cell>
          <table:table-cell office:value-type="float" office:value="8.46457505546679" table:style-name="ce1">
            <text:p>8.46457505546679</text:p>
          </table:table-cell>
          <table:table-cell office:value-type="float" office:value="14.2181850288901" table:style-name="ce1">
            <text:p>14.2181850288901</text:p>
          </table:table-cell>
          <table:table-cell office:value-type="float" office:value="9.99071325114786" table:style-name="ce1">
            <text:p>9.99071325114786</text:p>
          </table:table-cell>
          <table:table-cell office:value-type="float" office:value="9.248782373059" table:style-name="ce1">
            <text:p>9.248782373059</text:p>
          </table:table-cell>
          <table:table-cell office:value-type="float" office:value="4.52799630301935" table:style-name="ce1">
            <text:p>4.52799630301935</text:p>
          </table:table-cell>
          <table:table-cell office:value-type="float" office:value="9.36985047736371" table:style-name="ce1">
            <text:p>9.36985047736371</text:p>
          </table:table-cell>
          <table:table-cell office:value-type="float" office:value="9.15599602815776" table:style-name="ce1">
            <text:p>9.15599602815776</text:p>
          </table:table-cell>
          <table:table-cell office:value-type="float" office:value="15.5283372502538" table:style-name="ce1">
            <text:p>15.5283372502538</text:p>
          </table:table-cell>
        </table:table-row>
        <table:table-row table:style-name="ro1">
          <table:table-cell office:value-type="string" table:style-name="ce1">
            <text:p>Murilo Cost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Gil Vicente FC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31-068</text:p>
          </table:table-cell>
          <table:table-cell office:value-type="float" office:value="12.1" table:style-name="ce1">
            <text:p>12.1</text:p>
          </table:table-cell>
          <table:table-cell office:value-type="float" office:value="8.69950332673022" table:style-name="ce1">
            <text:p>8.69950332673022</text:p>
          </table:table-cell>
          <table:table-cell office:value-type="float" office:value="11.8805818544536" table:style-name="ce1">
            <text:p>11.8805818544536</text:p>
          </table:table-cell>
          <table:table-cell office:value-type="float" office:value="11.6597370033027" table:style-name="ce1">
            <text:p>11.6597370033027</text:p>
          </table:table-cell>
          <table:table-cell office:value-type="float" office:value="10.9727525871762" table:style-name="ce1">
            <text:p>10.9727525871762</text:p>
          </table:table-cell>
          <table:table-cell office:value-type="float" office:value="11.2449005464649" table:style-name="ce1">
            <text:p>11.2449005464649</text:p>
          </table:table-cell>
          <table:table-cell office:value-type="float" office:value="7.62729613558564" table:style-name="ce1">
            <text:p>7.62729613558564</text:p>
          </table:table-cell>
          <table:table-cell office:value-type="float" office:value="12.4292122816469" table:style-name="ce1">
            <text:p>12.4292122816469</text:p>
          </table:table-cell>
          <table:table-cell office:value-type="float" office:value="8.72951153099845" table:style-name="ce1">
            <text:p>8.72951153099845</text:p>
          </table:table-cell>
          <table:table-cell office:value-type="float" office:value="8.8853923123824" table:style-name="ce1">
            <text:p>8.8853923123824</text:p>
          </table:table-cell>
        </table:table-row>
        <table:table-row table:style-name="ro1">
          <table:table-cell office:value-type="string" table:style-name="ce1">
            <text:p>Naïs Djouahr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Arouc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6-045</text:p>
          </table:table-cell>
          <table:table-cell office:value-type="float" office:value="14.5" table:style-name="ce1">
            <text:p>14.5</text:p>
          </table:table-cell>
          <table:table-cell office:value-type="float" office:value="7.30859120903557" table:style-name="ce1">
            <text:p>7.30859120903557</text:p>
          </table:table-cell>
          <table:table-cell office:value-type="float" office:value="13.4712183798446" table:style-name="ce1">
            <text:p>13.4712183798446</text:p>
          </table:table-cell>
          <table:table-cell office:value-type="float" office:value="8.7809396516957" table:style-name="ce1">
            <text:p>8.7809396516957</text:p>
          </table:table-cell>
          <table:table-cell office:value-type="float" office:value="12.8506809749969" table:style-name="ce1">
            <text:p>12.8506809749969</text:p>
          </table:table-cell>
          <table:table-cell office:value-type="float" office:value="11.8064257493915" table:style-name="ce1">
            <text:p>11.8064257493915</text:p>
          </table:table-cell>
          <table:table-cell office:value-type="float" office:value="10.8780465269474" table:style-name="ce1">
            <text:p>10.8780465269474</text:p>
          </table:table-cell>
          <table:table-cell office:value-type="float" office:value="11.6747245417502" table:style-name="ce1">
            <text:p>11.6747245417502</text:p>
          </table:table-cell>
          <table:table-cell office:value-type="float" office:value="7.76041047257831" table:style-name="ce1">
            <text:p>7.76041047257831</text:p>
          </table:table-cell>
          <table:table-cell office:value-type="float" office:value="9.72908244102552" table:style-name="ce1">
            <text:p>9.72908244102552</text:p>
          </table:table-cell>
        </table:table-row>
        <table:table-row table:style-name="ro1">
          <table:table-cell office:value-type="string" table:style-name="ce1">
            <text:p>Simon Elisor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Famalicã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6-169</text:p>
          </table:table-cell>
          <table:table-cell office:value-type="float" office:value="9.8" table:style-name="ce1">
            <text:p>9.8</text:p>
          </table:table-cell>
          <table:table-cell office:value-type="float" office:value="7.17605401583248" table:style-name="ce1">
            <text:p>7.17605401583248</text:p>
          </table:table-cell>
          <table:table-cell office:value-type="float" office:value="7.80940970684819" table:style-name="ce1">
            <text:p>7.80940970684819</text:p>
          </table:table-cell>
          <table:table-cell office:value-type="float" office:value="9.01771135633931" table:style-name="ce1">
            <text:p>9.01771135633931</text:p>
          </table:table-cell>
          <table:table-cell office:value-type="float" office:value="7.98101788739035" table:style-name="ce1">
            <text:p>7.98101788739035</text:p>
          </table:table-cell>
          <table:table-cell office:value-type="float" office:value="7.04679996423891" table:style-name="ce1">
            <text:p>7.04679996423891</text:p>
          </table:table-cell>
          <table:table-cell office:value-type="float" office:value="3.85556344582824" table:style-name="ce1">
            <text:p>3.85556344582824</text:p>
          </table:table-cell>
          <table:table-cell office:value-type="float" office:value="7.40454639780391" table:style-name="ce1">
            <text:p>7.40454639780391</text:p>
          </table:table-cell>
          <table:table-cell office:value-type="float" office:value="9.28402302478363" table:style-name="ce1">
            <text:p>9.28402302478363</text:p>
          </table:table-cell>
          <table:table-cell office:value-type="float" office:value="7.97150319357051" table:style-name="ce1">
            <text:p>7.97150319357051</text:p>
          </table:table-cell>
        </table:table-row>
        <table:table-row table:style-name="ro1">
          <table:table-cell office:value-type="string" table:style-name="ce1">
            <text:p>Joelson Fernandes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Gil Vicente FC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2-313</text:p>
          </table:table-cell>
          <table:table-cell office:value-type="float" office:value="7.3" table:style-name="ce1">
            <text:p>7.3</text:p>
          </table:table-cell>
          <table:table-cell office:value-type="float" office:value="7.67393341112116" table:style-name="ce1">
            <text:p>7.67393341112116</text:p>
          </table:table-cell>
          <table:table-cell office:value-type="float" office:value="7.55158136506272" table:style-name="ce1">
            <text:p>7.55158136506272</text:p>
          </table:table-cell>
          <table:table-cell office:value-type="float" office:value="8.30952285492301" table:style-name="ce1">
            <text:p>8.30952285492301</text:p>
          </table:table-cell>
          <table:table-cell office:value-type="float" office:value="7.01189004021876" table:style-name="ce1">
            <text:p>7.01189004021876</text:p>
          </table:table-cell>
          <table:table-cell office:value-type="float" office:value="7.23929909916566" table:style-name="ce1">
            <text:p>7.23929909916566</text:p>
          </table:table-cell>
          <table:table-cell office:value-type="float" office:value="7.14335564623259" table:style-name="ce1">
            <text:p>7.14335564623259</text:p>
          </table:table-cell>
          <table:table-cell office:value-type="float" office:value="8.37638517224853" table:style-name="ce1">
            <text:p>8.37638517224853</text:p>
          </table:table-cell>
          <table:table-cell office:value-type="float" office:value="5.84801285613587" table:style-name="ce1">
            <text:p>5.84801285613587</text:p>
          </table:table-cell>
          <table:table-cell office:value-type="float" office:value="6.65961087513359" table:style-name="ce1">
            <text:p>6.65961087513359</text:p>
          </table:table-cell>
        </table:table-row>
        <table:table-row table:style-name="ro1">
          <table:table-cell office:value-type="string" table:style-name="ce1">
            <text:p>William Gomes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Port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19-298</text:p>
          </table:table-cell>
          <table:table-cell office:value-type="float" office:value="8" table:style-name="ce1">
            <text:p>8</text:p>
          </table:table-cell>
          <table:table-cell office:value-type="float" office:value="8.22719836622075" table:style-name="ce1">
            <text:p>8.22719836622075</text:p>
          </table:table-cell>
          <table:table-cell office:value-type="float" office:value="8.29965224664114" table:style-name="ce1">
            <text:p>8.29965224664114</text:p>
          </table:table-cell>
          <table:table-cell office:value-type="float" office:value="6.29444079512459" table:style-name="ce1">
            <text:p>6.29444079512459</text:p>
          </table:table-cell>
          <table:table-cell office:value-type="float" office:value="8.53569509047566" table:style-name="ce1">
            <text:p>8.53569509047566</text:p>
          </table:table-cell>
          <table:table-cell office:value-type="float" office:value="10.463462922672" table:style-name="ce1">
            <text:p>10.463462922672</text:p>
          </table:table-cell>
          <table:table-cell office:value-type="float" office:value="7.59232712335886" table:style-name="ce1">
            <text:p>7.59232712335886</text:p>
          </table:table-cell>
          <table:table-cell office:value-type="float" office:value="11.5539181882939" table:style-name="ce1">
            <text:p>11.5539181882939</text:p>
          </table:table-cell>
          <table:table-cell office:value-type="float" office:value="10.384103412374" table:style-name="ce1">
            <text:p>10.384103412374</text:p>
          </table:table-cell>
          <table:table-cell office:value-type="float" office:value="10.109550694057" table:style-name="ce1">
            <text:p>10.109550694057</text:p>
          </table:table-cell>
        </table:table-row>
        <table:table-row table:style-name="ro1">
          <table:table-cell office:value-type="string" table:style-name="ce1">
            <text:p>Pedro Gonçalves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Sporting CP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7-193</text:p>
          </table:table-cell>
          <table:table-cell office:value-type="float" office:value="11" table:style-name="ce1">
            <text:p>11</text:p>
          </table:table-cell>
          <table:table-cell office:value-type="float" office:value="10.1321445351642" table:style-name="ce1">
            <text:p>10.1321445351642</text:p>
          </table:table-cell>
          <table:table-cell office:value-type="float" office:value="15.1997359514693" table:style-name="ce1">
            <text:p>15.1997359514693</text:p>
          </table:table-cell>
          <table:table-cell office:value-type="float" office:value="16.1730206043693" table:style-name="ce1">
            <text:p>16.1730206043693</text:p>
          </table:table-cell>
          <table:table-cell office:value-type="float" office:value="15.7370534459699" table:style-name="ce1">
            <text:p>15.7370534459699</text:p>
          </table:table-cell>
          <table:table-cell office:value-type="float" office:value="13.1660388493327" table:style-name="ce1">
            <text:p>13.1660388493327</text:p>
          </table:table-cell>
          <table:table-cell office:value-type="float" office:value="9.61887998922839" table:style-name="ce1">
            <text:p>9.61887998922839</text:p>
          </table:table-cell>
          <table:table-cell office:value-type="float" office:value="12.8110851026311" table:style-name="ce1">
            <text:p>12.8110851026311</text:p>
          </table:table-cell>
          <table:table-cell office:value-type="float" office:value="12.7731986209598" table:style-name="ce1">
            <text:p>12.7731986209598</text:p>
          </table:table-cell>
          <table:table-cell office:value-type="float" office:value="14.9365781267985" table:style-name="ce1">
            <text:p>14.9365781267985</text:p>
          </table:table-cell>
        </table:table-row>
        <table:table-row table:style-name="ro1">
          <table:table-cell office:value-type="string" table:style-name="ce1">
            <text:p>Rafik Guitane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Estoril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6-226</text:p>
          </table:table-cell>
          <table:table-cell office:value-type="float" office:value="8.5" table:style-name="ce1">
            <text:p>8.5</text:p>
          </table:table-cell>
          <table:table-cell office:value-type="float" office:value="9.98296492574973" table:style-name="ce1">
            <text:p>9.98296492574973</text:p>
          </table:table-cell>
          <table:table-cell office:value-type="float" office:value="12.1436226373963" table:style-name="ce1">
            <text:p>12.1436226373963</text:p>
          </table:table-cell>
          <table:table-cell office:value-type="float" office:value="13.7526821308499" table:style-name="ce1">
            <text:p>13.7526821308499</text:p>
          </table:table-cell>
          <table:table-cell office:value-type="float" office:value="12.0022719781568" table:style-name="ce1">
            <text:p>12.0022719781568</text:p>
          </table:table-cell>
          <table:table-cell office:value-type="float" office:value="13.7585815543449" table:style-name="ce1">
            <text:p>13.7585815543449</text:p>
          </table:table-cell>
          <table:table-cell office:value-type="float" office:value="10.0143142542837" table:style-name="ce1">
            <text:p>10.0143142542837</text:p>
          </table:table-cell>
          <table:table-cell office:value-type="float" office:value="11.7943443091132" table:style-name="ce1">
            <text:p>11.7943443091132</text:p>
          </table:table-cell>
          <table:table-cell office:value-type="float" office:value="7.06681065141855" table:style-name="ce1">
            <text:p>7.06681065141855</text:p>
          </table:table-cell>
          <table:table-cell office:value-type="float" office:value="7.01383645425782" table:style-name="ce1">
            <text:p>7.01383645425782</text:p>
          </table:table-cell>
        </table:table-row>
        <table:table-row table:style-name="ro1">
          <table:table-cell office:value-type="string" table:style-name="ce1">
            <text:p>André Inácio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Rio Av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318</text:p>
          </table:table-cell>
          <table:table-cell office:value-type="float" office:value="15" table:style-name="ce1">
            <text:p>15</text:p>
          </table:table-cell>
          <table:table-cell office:value-type="float" office:value="8.205094826094" table:style-name="ce1">
            <text:p>8.205094826094</text:p>
          </table:table-cell>
          <table:table-cell office:value-type="float" office:value="10.3175835516946" table:style-name="ce1">
            <text:p>10.3175835516946</text:p>
          </table:table-cell>
          <table:table-cell office:value-type="float" office:value="13.8335326509315" table:style-name="ce1">
            <text:p>13.8335326509315</text:p>
          </table:table-cell>
          <table:table-cell office:value-type="float" office:value="9.76806373135148" table:style-name="ce1">
            <text:p>9.76806373135148</text:p>
          </table:table-cell>
          <table:table-cell office:value-type="float" office:value="16.7480995998209" table:style-name="ce1">
            <text:p>16.7480995998209</text:p>
          </table:table-cell>
          <table:table-cell office:value-type="float" office:value="7.41836283327225" table:style-name="ce1">
            <text:p>7.41836283327225</text:p>
          </table:table-cell>
          <table:table-cell office:value-type="float" office:value="14.7302177686737" table:style-name="ce1">
            <text:p>14.7302177686737</text:p>
          </table:table-cell>
          <table:table-cell office:value-type="float" office:value="9.87954972988968" table:style-name="ce1">
            <text:p>9.87954972988968</text:p>
          </table:table-cell>
          <table:table-cell office:value-type="float" office:value="14.3400524503262" table:style-name="ce1">
            <text:p>14.3400524503262</text:p>
          </table:table-cell>
        </table:table-row>
        <table:table-row table:style-name="ro1">
          <table:table-cell office:value-type="string" table:style-name="ce1">
            <text:p>Luis Javier Suárez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Sporting CP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8-036</text:p>
          </table:table-cell>
          <table:table-cell office:value-type="float" office:value="15.7" table:style-name="ce1">
            <text:p>15.7</text:p>
          </table:table-cell>
          <table:table-cell office:value-type="float" office:value="8.64372900103691" table:style-name="ce1">
            <text:p>8.64372900103691</text:p>
          </table:table-cell>
          <table:table-cell office:value-type="float" office:value="11.1178829044466" table:style-name="ce1">
            <text:p>11.1178829044466</text:p>
          </table:table-cell>
          <table:table-cell office:value-type="float" office:value="13.8335326509315" table:style-name="ce1">
            <text:p>13.8335326509315</text:p>
          </table:table-cell>
          <table:table-cell office:value-type="float" office:value="10.2121143684745" table:style-name="ce1">
            <text:p>10.2121143684745</text:p>
          </table:table-cell>
          <table:table-cell office:value-type="float" office:value="12.1664375131244" table:style-name="ce1">
            <text:p>12.1664375131244</text:p>
          </table:table-cell>
          <table:table-cell office:value-type="float" office:value="10.1215345153687" table:style-name="ce1">
            <text:p>10.1215345153687</text:p>
          </table:table-cell>
          <table:table-cell office:value-type="float" office:value="12.7576487399201" table:style-name="ce1">
            <text:p>12.7576487399201</text:p>
          </table:table-cell>
          <table:table-cell office:value-type="float" office:value="13.1093653420872" table:style-name="ce1">
            <text:p>13.1093653420872</text:p>
          </table:table-cell>
          <table:table-cell office:value-type="float" office:value="17.1262082852944" table:style-name="ce1">
            <text:p>17.1262082852944</text:p>
          </table:table-cell>
        </table:table-row>
        <table:table-row table:style-name="ro1">
          <table:table-cell office:value-type="string" table:style-name="ce1">
            <text:p>Kikas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Estrel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7-112</text:p>
          </table:table-cell>
          <table:table-cell office:value-type="float" office:value="12.4" table:style-name="ce1">
            <text:p>12.4</text:p>
          </table:table-cell>
          <table:table-cell office:value-type="float" office:value="7.15494470236257" table:style-name="ce1">
            <text:p>7.15494470236257</text:p>
          </table:table-cell>
          <table:table-cell office:value-type="float" office:value="7.23379413293378" table:style-name="ce1">
            <text:p>7.23379413293378</text:p>
          </table:table-cell>
          <table:table-cell office:value-type="float" office:value="7.27285349867535" table:style-name="ce1">
            <text:p>7.27285349867535</text:p>
          </table:table-cell>
          <table:table-cell office:value-type="float" office:value="6.70081065585522" table:style-name="ce1">
            <text:p>6.70081065585522</text:p>
          </table:table-cell>
          <table:table-cell office:value-type="float" office:value="7.23929909916566" table:style-name="ce1">
            <text:p>7.23929909916566</text:p>
          </table:table-cell>
          <table:table-cell office:value-type="float" office:value="4.13286615234576" table:style-name="ce1">
            <text:p>4.13286615234576</text:p>
          </table:table-cell>
          <table:table-cell office:value-type="float" office:value="7.46812014705592" table:style-name="ce1">
            <text:p>7.46812014705592</text:p>
          </table:table-cell>
          <table:table-cell office:value-type="float" office:value="10.0063665999694" table:style-name="ce1">
            <text:p>10.0063665999694</text:p>
          </table:table-cell>
          <table:table-cell office:value-type="float" office:value="13.1297018121686" table:style-name="ce1">
            <text:p>13.1297018121686</text:p>
          </table:table-cell>
        </table:table-row>
        <table:table-row table:style-name="ro1">
          <table:table-cell office:value-type="string" table:style-name="ce1">
            <text:p>André Lacximicant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Estoril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233</text:p>
          </table:table-cell>
          <table:table-cell office:value-type="float" office:value="9.4" table:style-name="ce1">
            <text:p>9.4</text:p>
          </table:table-cell>
          <table:table-cell office:value-type="float" office:value="7.28731670842764" table:style-name="ce1">
            <text:p>7.28731670842764</text:p>
          </table:table-cell>
          <table:table-cell office:value-type="float" office:value="7.61576072683481" table:style-name="ce1">
            <text:p>7.61576072683481</text:p>
          </table:table-cell>
          <table:table-cell office:value-type="float" office:value="7.61336965522307" table:style-name="ce1">
            <text:p>7.61336965522307</text:p>
          </table:table-cell>
          <table:table-cell office:value-type="float" office:value="7.32954588158709" table:style-name="ce1">
            <text:p>7.32954588158709</text:p>
          </table:table-cell>
          <table:table-cell office:value-type="float" office:value="9.04441078267451" table:style-name="ce1">
            <text:p>9.04441078267451</text:p>
          </table:table-cell>
          <table:table-cell office:value-type="float" office:value="6.72307437926417" table:style-name="ce1">
            <text:p>6.72307437926417</text:p>
          </table:table-cell>
          <table:table-cell office:value-type="float" office:value="9.70091673415849" table:style-name="ce1">
            <text:p>9.70091673415849</text:p>
          </table:table-cell>
          <table:table-cell office:value-type="float" office:value="9.07063530528637" table:style-name="ce1">
            <text:p>9.07063530528637</text:p>
          </table:table-cell>
          <table:table-cell office:value-type="float" office:value="8.65545766617897" table:style-name="ce1">
            <text:p>8.65545766617897</text:p>
          </table:table-cell>
        </table:table-row>
        <table:table-row table:style-name="ro1">
          <table:table-cell office:value-type="string" table:style-name="ce1">
            <text:p>Lincoln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Alverc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7-061</text:p>
          </table:table-cell>
          <table:table-cell office:value-type="float" office:value="11.7" table:style-name="ce1">
            <text:p>11.7</text:p>
          </table:table-cell>
          <table:table-cell office:value-type="float" office:value="8.22719836622075" table:style-name="ce1">
            <text:p>8.22719836622075</text:p>
          </table:table-cell>
          <table:table-cell office:value-type="float" office:value="14.5672649143117" table:style-name="ce1">
            <text:p>14.5672649143117</text:p>
          </table:table-cell>
          <table:table-cell office:value-type="float" office:value="11.4430312585374" table:style-name="ce1">
            <text:p>11.4430312585374</text:p>
          </table:table-cell>
          <table:table-cell office:value-type="float" office:value="15.567364487773" table:style-name="ce1">
            <text:p>15.567364487773</text:p>
          </table:table-cell>
          <table:table-cell office:value-type="float" office:value="7.82914463981865" table:style-name="ce1">
            <text:p>7.82914463981865</text:p>
          </table:table-cell>
          <table:table-cell office:value-type="float" office:value="9.1126078114514" table:style-name="ce1">
            <text:p>9.1126078114514</text:p>
          </table:table-cell>
          <table:table-cell office:value-type="float" office:value="8.44225107557534" table:style-name="ce1">
            <text:p>8.44225107557534</text:p>
          </table:table-cell>
          <table:table-cell office:value-type="float" office:value="7.4308586069599" table:style-name="ce1">
            <text:p>7.4308586069599</text:p>
          </table:table-cell>
          <table:table-cell office:value-type="float" office:value="8.57896034206293" table:style-name="ce1">
            <text:p>8.57896034206293</text:p>
          </table:table-cell>
        </table:table-row>
        <table:table-row table:style-name="ro1">
          <table:table-cell office:value-type="string" table:style-name="ce1">
            <text:p>Jérémy Livolant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Casa Pi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7-363</text:p>
          </table:table-cell>
          <table:table-cell office:value-type="float" office:value="16.5" table:style-name="ce1">
            <text:p>16.5</text:p>
          </table:table-cell>
          <table:table-cell office:value-type="float" office:value="8.12784050604621" table:style-name="ce1">
            <text:p>8.12784050604621</text:p>
          </table:table-cell>
          <table:table-cell office:value-type="float" office:value="13.7986795379362" table:style-name="ce1">
            <text:p>13.7986795379362</text:p>
          </table:table-cell>
          <table:table-cell office:value-type="float" office:value="14.3629340255368" table:style-name="ce1">
            <text:p>14.3629340255368</text:p>
          </table:table-cell>
          <table:table-cell office:value-type="float" office:value="13.6111244069489" table:style-name="ce1">
            <text:p>13.6111244069489</text:p>
          </table:table-cell>
          <table:table-cell office:value-type="float" office:value="9.86006807670197" table:style-name="ce1">
            <text:p>9.86006807670197</text:p>
          </table:table-cell>
          <table:table-cell office:value-type="float" office:value="8.3188351195045" table:style-name="ce1">
            <text:p>8.3188351195045</text:p>
          </table:table-cell>
          <table:table-cell office:value-type="float" office:value="12.4848660427646" table:style-name="ce1">
            <text:p>12.4848660427646</text:p>
          </table:table-cell>
          <table:table-cell office:value-type="float" office:value="7.63623897917793" table:style-name="ce1">
            <text:p>7.63623897917793</text:p>
          </table:table-cell>
          <table:table-cell office:value-type="float" office:value="10.4858759835385" table:style-name="ce1">
            <text:p>10.4858759835385</text:p>
          </table:table-cell>
        </table:table-row>
        <table:table-row table:style-name="ro1">
          <table:table-cell office:value-type="string" table:style-name="ce1">
            <text:p>Maranhão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Tondel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6-311</text:p>
          </table:table-cell>
          <table:table-cell office:value-type="float" office:value="13.2" table:style-name="ce1">
            <text:p>13.2</text:p>
          </table:table-cell>
          <table:table-cell office:value-type="float" office:value="8.46001947538276" table:style-name="ce1">
            <text:p>8.46001947538276</text:p>
          </table:table-cell>
          <table:table-cell office:value-type="float" office:value="11.0865055602934" table:style-name="ce1">
            <text:p>11.0865055602934</text:p>
          </table:table-cell>
          <table:table-cell office:value-type="float" office:value="10.8865948196531" table:style-name="ce1">
            <text:p>10.8865948196531</text:p>
          </table:table-cell>
          <table:table-cell office:value-type="float" office:value="10.6499281257346" table:style-name="ce1">
            <text:p>10.6499281257346</text:p>
          </table:table-cell>
          <table:table-cell office:value-type="float" office:value="12.1664375131244" table:style-name="ce1">
            <text:p>12.1664375131244</text:p>
          </table:table-cell>
          <table:table-cell office:value-type="float" office:value="9.85293224125311" table:style-name="ce1">
            <text:p>9.85293224125311</text:p>
          </table:table-cell>
          <table:table-cell office:value-type="float" office:value="12.2030619873487" table:style-name="ce1">
            <text:p>12.2030619873487</text:p>
          </table:table-cell>
          <table:table-cell office:value-type="float" office:value="8.72951153099845" table:style-name="ce1">
            <text:p>8.72951153099845</text:p>
          </table:table-cell>
          <table:table-cell office:value-type="float" office:value="11.1480114489272" table:style-name="ce1">
            <text:p>11.1480114489272</text:p>
          </table:table-cell>
        </table:table-row>
        <table:table-row table:style-name="ro1">
          <table:table-cell office:value-type="string" table:style-name="ce1">
            <text:p>Abraham Marcus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Estrel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6-005</text:p>
          </table:table-cell>
          <table:table-cell office:value-type="float" office:value="14.3" table:style-name="ce1">
            <text:p>14.3</text:p>
          </table:table-cell>
          <table:table-cell office:value-type="float" office:value="7.82073665504042" table:style-name="ce1">
            <text:p>7.82073665504042</text:p>
          </table:table-cell>
          <table:table-cell office:value-type="float" office:value="13.1492948666601" table:style-name="ce1">
            <text:p>13.1492948666601</text:p>
          </table:table-cell>
          <table:table-cell office:value-type="float" office:value="11.6597370033027" table:style-name="ce1">
            <text:p>11.6597370033027</text:p>
          </table:table-cell>
          <table:table-cell office:value-type="float" office:value="14.3457910446128" table:style-name="ce1">
            <text:p>14.3457910446128</text:p>
          </table:table-cell>
          <table:table-cell office:value-type="float" office:value="9.65685920234764" table:style-name="ce1">
            <text:p>9.65685920234764</text:p>
          </table:table-cell>
          <table:table-cell office:value-type="float" office:value="9.05830714861066" table:style-name="ce1">
            <text:p>9.05830714861066</text:p>
          </table:table-cell>
          <table:table-cell office:value-type="float" office:value="9.1707795404628" table:style-name="ce1">
            <text:p>9.1707795404628</text:p>
          </table:table-cell>
          <table:table-cell office:value-type="float" office:value="6.40295489888583" table:style-name="ce1">
            <text:p>6.40295489888583</text:p>
          </table:table-cell>
          <table:table-cell office:value-type="float" office:value="8.50255859853322" table:style-name="ce1">
            <text:p>8.50255859853322</text:p>
          </table:table-cell>
        </table:table-row>
        <table:table-row table:style-name="ro1">
          <table:table-cell office:value-type="string" table:style-name="ce1">
            <text:p>Marko Milovanović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Alverc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2-156</text:p>
          </table:table-cell>
          <table:table-cell office:value-type="float" office:value="10.6" table:style-name="ce1">
            <text:p>10.6</text:p>
          </table:table-cell>
          <table:table-cell office:value-type="float" office:value="7.42069406127438" table:style-name="ce1">
            <text:p>7.42069406127438</text:p>
          </table:table-cell>
          <table:table-cell office:value-type="float" office:value="7.20232174819288" table:style-name="ce1">
            <text:p>7.20232174819288</text:p>
          </table:table-cell>
          <table:table-cell office:value-type="float" office:value="5.58965356627957" table:style-name="ce1">
            <text:p>5.58965356627957</text:p>
          </table:table-cell>
          <table:table-cell office:value-type="float" office:value="6.10148154867187" table:style-name="ce1">
            <text:p>6.10148154867187</text:p>
          </table:table-cell>
          <table:table-cell office:value-type="float" office:value="7.04679996423891" table:style-name="ce1">
            <text:p>7.04679996423891</text:p>
          </table:table-cell>
          <table:table-cell office:value-type="float" office:value="6.72307437926417" table:style-name="ce1">
            <text:p>6.72307437926417</text:p>
          </table:table-cell>
          <table:table-cell office:value-type="float" office:value="7.09001875672821" table:style-name="ce1">
            <text:p>7.09001875672821</text:p>
          </table:table-cell>
          <table:table-cell office:value-type="float" office:value="8.13655124517428" table:style-name="ce1">
            <text:p>8.13655124517428</text:p>
          </table:table-cell>
          <table:table-cell office:value-type="float" office:value="12.7049369711803" table:style-name="ce1">
            <text:p>12.7049369711803</text:p>
          </table:table-cell>
        </table:table-row>
        <table:table-row table:style-name="ro1">
          <table:table-cell office:value-type="string" table:style-name="ce1">
            <text:p>Dylan Nandín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Arouc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313</text:p>
          </table:table-cell>
          <table:table-cell office:value-type="float" office:value="7.8" table:style-name="ce1">
            <text:p>7.8</text:p>
          </table:table-cell>
          <table:table-cell office:value-type="float" office:value="7.09178200247133" table:style-name="ce1">
            <text:p>7.09178200247133</text:p>
          </table:table-cell>
          <table:table-cell office:value-type="float" office:value="6.49642765919771" table:style-name="ce1">
            <text:p>6.49642765919771</text:p>
          </table:table-cell>
          <table:table-cell office:value-type="float" office:value="6.29444079512459" table:style-name="ce1">
            <text:p>6.29444079512459</text:p>
          </table:table-cell>
          <table:table-cell office:value-type="float" office:value="6.0048473310608" table:style-name="ce1">
            <text:p>6.0048473310608</text:p>
          </table:table-cell>
          <table:table-cell office:value-type="float" office:value="6.12365923919862" table:style-name="ce1">
            <text:p>6.12365923919862</text:p>
          </table:table-cell>
          <table:table-cell office:value-type="float" office:value="5.07870772778976" table:style-name="ce1">
            <text:p>5.07870772778976</text:p>
          </table:table-cell>
          <table:table-cell office:value-type="float" office:value="6.53998431039161" table:style-name="ce1">
            <text:p>6.53998431039161</text:p>
          </table:table-cell>
          <table:table-cell office:value-type="float" office:value="5.81215642476156" table:style-name="ce1">
            <text:p>5.81215642476156</text:p>
          </table:table-cell>
          <table:table-cell office:value-type="float" office:value="5.78660420169693" table:style-name="ce1">
            <text:p>5.78660420169693</text:p>
          </table:table-cell>
        </table:table-row>
        <table:table-row table:style-name="ro1">
          <table:table-cell office:value-type="string" table:style-name="ce1">
            <text:p>Cedric Nuozzi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Alverc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19-342</text:p>
          </table:table-cell>
          <table:table-cell office:value-type="float" office:value="8.7" table:style-name="ce1">
            <text:p>8.7</text:p>
          </table:table-cell>
          <table:table-cell office:value-type="float" office:value="7.23954360129458" table:style-name="ce1">
            <text:p>7.23954360129458</text:p>
          </table:table-cell>
          <table:table-cell office:value-type="float" office:value="8.23386332385638" table:style-name="ce1">
            <text:p>8.23386332385638</text:p>
          </table:table-cell>
          <table:table-cell office:value-type="float" office:value="6.61242800617504" table:style-name="ce1">
            <text:p>6.61242800617504</text:p>
          </table:table-cell>
          <table:table-cell office:value-type="float" office:value="8.42415968583319" table:style-name="ce1">
            <text:p>8.42415968583319</text:p>
          </table:table-cell>
          <table:table-cell office:value-type="float" office:value="8.02916568856558" table:style-name="ce1">
            <text:p>8.02916568856558</text:p>
          </table:table-cell>
          <table:table-cell office:value-type="float" office:value="7.99761230349604" table:style-name="ce1">
            <text:p>7.99761230349604</text:p>
          </table:table-cell>
          <table:table-cell office:value-type="float" office:value="7.91849883215321" table:style-name="ce1">
            <text:p>7.91849883215321</text:p>
          </table:table-cell>
          <table:table-cell office:value-type="float" office:value="6.98700282879282" table:style-name="ce1">
            <text:p>6.98700282879282</text:p>
          </table:table-cell>
          <table:table-cell office:value-type="float" office:value="6.52058018965113" table:style-name="ce1">
            <text:p>6.52058018965113</text:p>
          </table:table-cell>
        </table:table-row>
        <table:table-row table:style-name="ro1">
          <table:table-cell office:value-type="string" table:style-name="ce1">
            <text:p>Nélson Oliveir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Vitóri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4-152</text:p>
          </table:table-cell>
          <table:table-cell office:value-type="float" office:value="9.6" table:style-name="ce1">
            <text:p>9.6</text:p>
          </table:table-cell>
          <table:table-cell office:value-type="float" office:value="7.04457575432063" table:style-name="ce1">
            <text:p>7.04457575432063</text:p>
          </table:table-cell>
          <table:table-cell office:value-type="float" office:value="8.06991361882066" table:style-name="ce1">
            <text:p>8.06991361882066</text:p>
          </table:table-cell>
          <table:table-cell office:value-type="float" office:value="5.4935636636338" table:style-name="ce1">
            <text:p>5.4935636636338</text:p>
          </table:table-cell>
          <table:table-cell office:value-type="float" office:value="7.87117876882072" table:style-name="ce1">
            <text:p>7.87117876882072</text:p>
          </table:table-cell>
          <table:table-cell office:value-type="float" office:value="5.44146584186438" table:style-name="ce1">
            <text:p>5.44146584186438</text:p>
          </table:table-cell>
          <table:table-cell office:value-type="float" office:value="7.14335564623259" table:style-name="ce1">
            <text:p>7.14335564623259</text:p>
          </table:table-cell>
          <table:table-cell office:value-type="float" office:value="7.21513389301717" table:style-name="ce1">
            <text:p>7.21513389301717</text:p>
          </table:table-cell>
          <table:table-cell office:value-type="float" office:value="8.05254272880608" table:style-name="ce1">
            <text:p>8.05254272880608</text:p>
          </table:table-cell>
          <table:table-cell office:value-type="float" office:value="9.19251268327562" table:style-name="ce1">
            <text:p>9.19251268327562</text:p>
          </table:table-cell>
        </table:table-row>
        <table:table-row table:style-name="ro1">
          <table:table-cell office:value-type="string" table:style-name="ce1">
            <text:p>Samu Omorodion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Port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1-247</text:p>
          </table:table-cell>
          <table:table-cell office:value-type="float" office:value="12.4" table:style-name="ce1">
            <text:p>12.4</text:p>
          </table:table-cell>
          <table:table-cell office:value-type="float" office:value="7.88079588233177" table:style-name="ce1">
            <text:p>7.88079588233177</text:p>
          </table:table-cell>
          <table:table-cell office:value-type="float" office:value="8.56379595943705" table:style-name="ce1">
            <text:p>8.56379595943705</text:p>
          </table:table-cell>
          <table:table-cell office:value-type="float" office:value="7.04940726963505" table:style-name="ce1">
            <text:p>7.04940726963505</text:p>
          </table:table-cell>
          <table:table-cell office:value-type="float" office:value="7.76179486440451" table:style-name="ce1">
            <text:p>7.76179486440451</text:p>
          </table:table-cell>
          <table:table-cell office:value-type="float" office:value="7.43399390705137" table:style-name="ce1">
            <text:p>7.43399390705137</text:p>
          </table:table-cell>
          <table:table-cell office:value-type="float" office:value="9.2574062974909" table:style-name="ce1">
            <text:p>9.2574062974909</text:p>
          </table:table-cell>
          <table:table-cell office:value-type="float" office:value="9.83289379557426" table:style-name="ce1">
            <text:p>9.83289379557426</text:p>
          </table:table-cell>
          <table:table-cell office:value-type="float" office:value="13.0764721832493" table:style-name="ce1">
            <text:p>13.0764721832493</text:p>
          </table:table-cell>
          <table:table-cell office:value-type="float" office:value="16.6738931421182" table:style-name="ce1">
            <text:p>16.6738931421182</text:p>
          </table:table-cell>
        </table:table-row>
        <table:table-row table:style-name="ro1">
          <table:table-cell office:value-type="string" table:style-name="ce1">
            <text:p>Pablo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Gil Vicente FC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2-005</text:p>
          </table:table-cell>
          <table:table-cell office:value-type="float" office:value="10.5" table:style-name="ce1">
            <text:p>10.5</text:p>
          </table:table-cell>
          <table:table-cell office:value-type="float" office:value="8.09478530065551" table:style-name="ce1">
            <text:p>8.09478530065551</text:p>
          </table:table-cell>
          <table:table-cell office:value-type="float" office:value="7.64792219518436" table:style-name="ce1">
            <text:p>7.64792219518436</text:p>
          </table:table-cell>
          <table:table-cell office:value-type="float" office:value="7.95931804033217" table:style-name="ce1">
            <text:p>7.95931804033217</text:p>
          </table:table-cell>
          <table:table-cell office:value-type="float" office:value="8.53569509047566" table:style-name="ce1">
            <text:p>8.53569509047566</text:p>
          </table:table-cell>
          <table:table-cell office:value-type="float" office:value="6.30248465052661" table:style-name="ce1">
            <text:p>6.30248465052661</text:p>
          </table:table-cell>
          <table:table-cell office:value-type="float" office:value="11.4892686918781" table:style-name="ce1">
            <text:p>11.4892686918781</text:p>
          </table:table-cell>
          <table:table-cell office:value-type="float" office:value="6.53998431039161" table:style-name="ce1">
            <text:p>6.53998431039161</text:p>
          </table:table-cell>
          <table:table-cell office:value-type="float" office:value="8.98528831222861" table:style-name="ce1">
            <text:p>8.98528831222861</text:p>
          </table:table-cell>
          <table:table-cell office:value-type="float" office:value="15.1970267664071" table:style-name="ce1">
            <text:p>15.1970267664071</text:p>
          </table:table-cell>
        </table:table-row>
        <table:table-row table:style-name="ro1">
          <table:table-cell office:value-type="string" table:style-name="ce1">
            <text:p>Vangelis Pavlidis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Benfic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7-047</text:p>
          </table:table-cell>
          <table:table-cell office:value-type="float" office:value="15.7" table:style-name="ce1">
            <text:p>15.7</text:p>
          </table:table-cell>
          <table:table-cell office:value-type="float" office:value="7.94646980047513" table:style-name="ce1">
            <text:p>7.94646980047513</text:p>
          </table:table-cell>
          <table:table-cell office:value-type="float" office:value="10.6734849997083" table:style-name="ce1">
            <text:p>10.6734849997083</text:p>
          </table:table-cell>
          <table:table-cell office:value-type="float" office:value="12.5850392685536" table:style-name="ce1">
            <text:p>12.5850392685536</text:p>
          </table:table-cell>
          <table:table-cell office:value-type="float" office:value="11.6001546338911" table:style-name="ce1">
            <text:p>11.6001546338911</text:p>
          </table:table-cell>
          <table:table-cell office:value-type="float" office:value="9.04441078267451" table:style-name="ce1">
            <text:p>9.04441078267451</text:p>
          </table:table-cell>
          <table:table-cell office:value-type="float" office:value="6.46091150433061" table:style-name="ce1">
            <text:p>6.46091150433061</text:p>
          </table:table-cell>
          <table:table-cell office:value-type="float" office:value="11.308929777094" table:style-name="ce1">
            <text:p>11.308929777094</text:p>
          </table:table-cell>
          <table:table-cell office:value-type="float" office:value="9.92186433636811" table:style-name="ce1">
            <text:p>9.92186433636811</text:p>
          </table:table-cell>
          <table:table-cell office:value-type="float" office:value="17.2236758470468" table:style-name="ce1">
            <text:p>17.2236758470468</text:p>
          </table:table-cell>
        </table:table-row>
        <table:table-row table:style-name="ro1">
          <table:table-cell office:value-type="string" table:style-name="ce1">
            <text:p>Jordan Pefok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Tondel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9-256</text:p>
          </table:table-cell>
          <table:table-cell office:value-type="float" office:value="8.8" table:style-name="ce1">
            <text:p>8.8</text:p>
          </table:table-cell>
          <table:table-cell office:value-type="float" office:value="6.81593256042143" table:style-name="ce1">
            <text:p>6.81593256042143</text:p>
          </table:table-cell>
          <table:table-cell office:value-type="float" office:value="7.42382284171742" table:style-name="ce1">
            <text:p>7.42382284171742</text:p>
          </table:table-cell>
          <table:table-cell office:value-type="float" office:value="5.58965356627957" table:style-name="ce1">
            <text:p>5.58965356627957</text:p>
          </table:table-cell>
          <table:table-cell office:value-type="float" office:value="6.80372221867767" table:style-name="ce1">
            <text:p>6.80372221867767</text:p>
          </table:table-cell>
          <table:table-cell office:value-type="float" office:value="5.44146584186438" table:style-name="ce1">
            <text:p>5.44146584186438</text:p>
          </table:table-cell>
          <table:table-cell office:value-type="float" office:value="7.14335564623259" table:style-name="ce1">
            <text:p>7.14335564623259</text:p>
          </table:table-cell>
          <table:table-cell office:value-type="float" office:value="6.07140659035707" table:style-name="ce1">
            <text:p>6.07140659035707</text:p>
          </table:table-cell>
          <table:table-cell office:value-type="float" office:value="7.88522344286724" table:style-name="ce1">
            <text:p>7.88522344286724</text:p>
          </table:table-cell>
          <table:table-cell office:value-type="float" office:value="7.74661192246608" table:style-name="ce1">
            <text:p>7.74661192246608</text:p>
          </table:table-cell>
        </table:table-row>
        <table:table-row table:style-name="ro1">
          <table:table-cell office:value-type="string" table:style-name="ce1">
            <text:p>Pepê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Port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8-317</text:p>
          </table:table-cell>
          <table:table-cell office:value-type="float" office:value="11.7" table:style-name="ce1">
            <text:p>11.7</text:p>
          </table:table-cell>
          <table:table-cell office:value-type="float" office:value="8.65488043866824" table:style-name="ce1">
            <text:p>8.65488043866824</text:p>
          </table:table-cell>
          <table:table-cell office:value-type="float" office:value="13.1999262061314" table:style-name="ce1">
            <text:p>13.1999262061314</text:p>
          </table:table-cell>
          <table:table-cell office:value-type="float" office:value="13.6705260513304" table:style-name="ce1">
            <text:p>13.6705260513304</text:p>
          </table:table-cell>
          <table:table-cell office:value-type="float" office:value="15.334109119784" table:style-name="ce1">
            <text:p>15.334109119784</text:p>
          </table:table-cell>
          <table:table-cell office:value-type="float" office:value="11.6219587953247" table:style-name="ce1">
            <text:p>11.6219587953247</text:p>
          </table:table-cell>
          <table:table-cell office:value-type="float" office:value="8.3188351195045" table:style-name="ce1">
            <text:p>8.3188351195045</text:p>
          </table:table-cell>
          <table:table-cell office:value-type="float" office:value="14.1038608965639" table:style-name="ce1">
            <text:p>14.1038608965639</text:p>
          </table:table-cell>
          <table:table-cell office:value-type="float" office:value="6.44103696233116" table:style-name="ce1">
            <text:p>6.44103696233116</text:p>
          </table:table-cell>
          <table:table-cell office:value-type="float" office:value="8.12243538568602" table:style-name="ce1">
            <text:p>8.12243538568602</text:p>
          </table:table-cell>
        </table:table-row>
        <table:table-row table:style-name="ro1">
          <table:table-cell office:value-type="string" table:style-name="ce1">
            <text:p>Óscar Pere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AVS Futebol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0-102</text:p>
          </table:table-cell>
          <table:table-cell office:value-type="float" office:value="7.8" table:style-name="ce1">
            <text:p>7.8</text:p>
          </table:table-cell>
          <table:table-cell office:value-type="float" office:value="7.02887247908309" table:style-name="ce1">
            <text:p>7.02887247908309</text:p>
          </table:table-cell>
          <table:table-cell office:value-type="float" office:value="6.98371904372746" table:style-name="ce1">
            <text:p>6.98371904372746</text:p>
          </table:table-cell>
          <table:table-cell office:value-type="float" office:value="5.8849823008319" table:style-name="ce1">
            <text:p>5.8849823008319</text:p>
          </table:table-cell>
          <table:table-cell office:value-type="float" office:value="6.49747465897296" table:style-name="ce1">
            <text:p>6.49747465897296</text:p>
          </table:table-cell>
          <table:table-cell office:value-type="float" office:value="12.682122050821" table:style-name="ce1">
            <text:p>12.682122050821</text:p>
          </table:table-cell>
          <table:table-cell office:value-type="float" office:value="6.9400915230705" table:style-name="ce1">
            <text:p>6.9400915230705</text:p>
          </table:table-cell>
          <table:table-cell office:value-type="float" office:value="9.56864907660226" table:style-name="ce1">
            <text:p>9.56864907660226</text:p>
          </table:table-cell>
          <table:table-cell office:value-type="float" office:value="9.45460386776323" table:style-name="ce1">
            <text:p>9.45460386776323</text:p>
          </table:table-cell>
          <table:table-cell office:value-type="float" office:value="8.04687697107892" table:style-name="ce1">
            <text:p>8.04687697107892</text:p>
          </table:table-cell>
        </table:table-row>
        <table:table-row table:style-name="ro1">
          <table:table-cell office:value-type="string" table:style-name="ce1">
            <text:p>Ole Pohlmann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Rio Ave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277</text:p>
          </table:table-cell>
          <table:table-cell office:value-type="float" office:value="9.9" table:style-name="ce1">
            <text:p>9.9</text:p>
          </table:table-cell>
          <table:table-cell office:value-type="float" office:value="7.39394128899373" table:style-name="ce1">
            <text:p>7.39394128899373</text:p>
          </table:table-cell>
          <table:table-cell office:value-type="float" office:value="11.641376682028" table:style-name="ce1">
            <text:p>11.641376682028</text:p>
          </table:table-cell>
          <table:table-cell office:value-type="float" office:value="7.95931804033217" table:style-name="ce1">
            <text:p>7.95931804033217</text:p>
          </table:table-cell>
          <table:table-cell office:value-type="float" office:value="8.31288450786528" table:style-name="ce1">
            <text:p>8.31288450786528</text:p>
          </table:table-cell>
          <table:table-cell office:value-type="float" office:value="6.30248465052661" table:style-name="ce1">
            <text:p>6.30248465052661</text:p>
          </table:table-cell>
          <table:table-cell office:value-type="float" office:value="8.21143411154485" table:style-name="ce1">
            <text:p>8.21143411154485</text:p>
          </table:table-cell>
          <table:table-cell office:value-type="float" office:value="6.18659824613606" table:style-name="ce1">
            <text:p>6.18659824613606</text:p>
          </table:table-cell>
          <table:table-cell office:value-type="float" office:value="5.60017110023768" table:style-name="ce1">
            <text:p>5.60017110023768</text:p>
          </table:table-cell>
          <table:table-cell office:value-type="float" office:value="5.41032753190529" table:style-name="ce1">
            <text:p>5.41032753190529</text:p>
          </table:table-cell>
        </table:table-row>
        <table:table-row table:style-name="ro1">
          <table:table-cell office:value-type="string" table:style-name="ce1">
            <text:p>Geovany Quend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Sporting CP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18-252</text:p>
          </table:table-cell>
          <table:table-cell office:value-type="float" office:value="7.4" table:style-name="ce1">
            <text:p>7.4</text:p>
          </table:table-cell>
          <table:table-cell office:value-type="float" office:value="9.2865619668657" table:style-name="ce1">
            <text:p>9.2865619668657</text:p>
          </table:table-cell>
          <table:table-cell office:value-type="float" office:value="11.7016341131368" table:style-name="ce1">
            <text:p>11.7016341131368</text:p>
          </table:table-cell>
          <table:table-cell office:value-type="float" office:value="14.1438641964355" table:style-name="ce1">
            <text:p>14.1438641964355</text:p>
          </table:table-cell>
          <table:table-cell office:value-type="float" office:value="11.4974880902156" table:style-name="ce1">
            <text:p>11.4974880902156</text:p>
          </table:table-cell>
          <table:table-cell office:value-type="float" office:value="9.86006807670197" table:style-name="ce1">
            <text:p>9.86006807670197</text:p>
          </table:table-cell>
          <table:table-cell office:value-type="float" office:value="7.67985413776121" table:style-name="ce1">
            <text:p>7.67985413776121</text:p>
          </table:table-cell>
          <table:table-cell office:value-type="float" office:value="10.0301683921733" table:style-name="ce1">
            <text:p>10.0301683921733</text:p>
          </table:table-cell>
          <table:table-cell office:value-type="float" office:value="7.39003591651845" table:style-name="ce1">
            <text:p>7.39003591651845</text:p>
          </table:table-cell>
          <table:table-cell office:value-type="float" office:value="6.80019773940341" table:style-name="ce1">
            <text:p>6.80019773940341</text:p>
          </table:table-cell>
        </table:table-row>
        <table:table-row table:style-name="ro1">
          <table:table-cell office:value-type="string" table:style-name="ce1">
            <text:p>Jesús Ramírez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Nacional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7-248</text:p>
          </table:table-cell>
          <table:table-cell office:value-type="float" office:value="15.4" table:style-name="ce1">
            <text:p>15.4</text:p>
          </table:table-cell>
          <table:table-cell office:value-type="float" office:value="7.48505306308774" table:style-name="ce1">
            <text:p>7.48505306308774</text:p>
          </table:table-cell>
          <table:table-cell office:value-type="float" office:value="10.0886561266131" table:style-name="ce1">
            <text:p>10.0886561266131</text:p>
          </table:table-cell>
          <table:table-cell office:value-type="float" office:value="6.29444079512459" table:style-name="ce1">
            <text:p>6.29444079512459</text:p>
          </table:table-cell>
          <table:table-cell office:value-type="float" office:value="10.3222486145225" table:style-name="ce1">
            <text:p>10.3222486145225</text:p>
          </table:table-cell>
          <table:table-cell office:value-type="float" office:value="8.02916568856558" table:style-name="ce1">
            <text:p>8.02916568856558</text:p>
          </table:table-cell>
          <table:table-cell office:value-type="float" office:value="11.1014907858549" table:style-name="ce1">
            <text:p>11.1014907858549</text:p>
          </table:table-cell>
          <table:table-cell office:value-type="float" office:value="9.56864907660226" table:style-name="ce1">
            <text:p>9.56864907660226</text:p>
          </table:table-cell>
          <table:table-cell office:value-type="float" office:value="9.49721219266586" table:style-name="ce1">
            <text:p>9.49721219266586</text:p>
          </table:table-cell>
          <table:table-cell office:value-type="float" office:value="15.7885050174274" table:style-name="ce1">
            <text:p>15.7885050174274</text:p>
          </table:table-cell>
        </table:table-row>
        <table:table-row table:style-name="ro1">
          <table:table-cell office:value-type="string" table:style-name="ce1">
            <text:p>Borja Sainz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Port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340</text:p>
          </table:table-cell>
          <table:table-cell office:value-type="float" office:value="11.6" table:style-name="ce1">
            <text:p>11.6</text:p>
          </table:table-cell>
          <table:table-cell office:value-type="float" office:value="7.86986573387227" table:style-name="ce1">
            <text:p>7.86986573387227</text:p>
          </table:table-cell>
          <table:table-cell office:value-type="float" office:value="11.1178829044466" table:style-name="ce1">
            <text:p>11.1178829044466</text:p>
          </table:table-cell>
          <table:table-cell office:value-type="float" office:value="9.6096323251076" table:style-name="ce1">
            <text:p>9.6096323251076</text:p>
          </table:table-cell>
          <table:table-cell office:value-type="float" office:value="11.184805522198" table:style-name="ce1">
            <text:p>11.184805522198</text:p>
          </table:table-cell>
          <table:table-cell office:value-type="float" office:value="11.2449005464649" table:style-name="ce1">
            <text:p>11.2449005464649</text:p>
          </table:table-cell>
          <table:table-cell office:value-type="float" office:value="9.1126078114514" table:style-name="ce1">
            <text:p>9.1126078114514</text:p>
          </table:table-cell>
          <table:table-cell office:value-type="float" office:value="12.2030619873487" table:style-name="ce1">
            <text:p>12.2030619873487</text:p>
          </table:table-cell>
          <table:table-cell office:value-type="float" office:value="9.66743013570376" table:style-name="ce1">
            <text:p>9.66743013570376</text:p>
          </table:table-cell>
          <table:table-cell office:value-type="float" office:value="11.2200897616821" table:style-name="ce1">
            <text:p>11.2200897616821</text:p>
          </table:table-cell>
        </table:table-row>
        <table:table-row table:style-name="ro1">
          <table:table-cell office:value-type="string" table:style-name="ce1">
            <text:p>Noah Saviolo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Vitóri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1-306</text:p>
          </table:table-cell>
          <table:table-cell office:value-type="float" office:value="8.4" table:style-name="ce1">
            <text:p>8.4</text:p>
          </table:table-cell>
          <table:table-cell office:value-type="float" office:value="8.06726505497914" table:style-name="ce1">
            <text:p>8.06726505497914</text:p>
          </table:table-cell>
          <table:table-cell office:value-type="float" office:value="8.43154316534757" table:style-name="ce1">
            <text:p>8.43154316534757</text:p>
          </table:table-cell>
          <table:table-cell office:value-type="float" office:value="9.84537867660305" table:style-name="ce1">
            <text:p>9.84537867660305</text:p>
          </table:table-cell>
          <table:table-cell office:value-type="float" office:value="8.53569509047566" table:style-name="ce1">
            <text:p>8.53569509047566</text:p>
          </table:table-cell>
          <table:table-cell office:value-type="float" office:value="11.4347266230216" table:style-name="ce1">
            <text:p>11.4347266230216</text:p>
          </table:table-cell>
          <table:table-cell office:value-type="float" office:value="6.18881086105859" table:style-name="ce1">
            <text:p>6.18881086105859</text:p>
          </table:table-cell>
          <table:table-cell office:value-type="float" office:value="10.6791220646243" table:style-name="ce1">
            <text:p>10.6791220646243</text:p>
          </table:table-cell>
          <table:table-cell office:value-type="float" office:value="7.59500043381791" table:style-name="ce1">
            <text:p>7.59500043381791</text:p>
          </table:table-cell>
          <table:table-cell office:value-type="float" office:value="6.18025323002469" table:style-name="ce1">
            <text:p>6.18025323002469</text:p>
          </table:table-cell>
        </table:table-row>
        <table:table-row table:style-name="ro1">
          <table:table-cell office:value-type="string" table:style-name="ce1">
            <text:p>Guilherme Schettine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Moreirens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0-089</text:p>
          </table:table-cell>
          <table:table-cell office:value-type="float" office:value="10.9" table:style-name="ce1">
            <text:p>10.9</text:p>
          </table:table-cell>
          <table:table-cell office:value-type="float" office:value="7.32456381741601" table:style-name="ce1">
            <text:p>7.32456381741601</text:p>
          </table:table-cell>
          <table:table-cell office:value-type="float" office:value="8.7627062703564" table:style-name="ce1">
            <text:p>8.7627062703564</text:p>
          </table:table-cell>
          <table:table-cell office:value-type="float" office:value="6.72034529958386" table:style-name="ce1">
            <text:p>6.72034529958386</text:p>
          </table:table-cell>
          <table:table-cell office:value-type="float" office:value="8.87145752972121" table:style-name="ce1">
            <text:p>8.87145752972121</text:p>
          </table:table-cell>
          <table:table-cell office:value-type="float" office:value="7.43399390705137" table:style-name="ce1">
            <text:p>7.43399390705137</text:p>
          </table:table-cell>
          <table:table-cell office:value-type="float" office:value="9.1126078114514" table:style-name="ce1">
            <text:p>9.1126078114514</text:p>
          </table:table-cell>
          <table:table-cell office:value-type="float" office:value="7.27804626508259" table:style-name="ce1">
            <text:p>7.27804626508259</text:p>
          </table:table-cell>
          <table:table-cell office:value-type="float" office:value="11.0820558888898" table:style-name="ce1">
            <text:p>11.0820558888898</text:p>
          </table:table-cell>
          <table:table-cell office:value-type="float" office:value="15.2670331718585" table:style-name="ce1">
            <text:p>15.2670331718585</text:p>
          </table:table-cell>
        </table:table-row>
        <table:table-row table:style-name="ro1">
          <table:table-cell office:value-type="string" table:style-name="ce1">
            <text:p>Dario Špikić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Rio Av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6-291</text:p>
          </table:table-cell>
          <table:table-cell office:value-type="float" office:value="7.4" table:style-name="ce1">
            <text:p>7.4</text:p>
          </table:table-cell>
          <table:table-cell office:value-type="float" office:value="7.57118899361921" table:style-name="ce1">
            <text:p>7.57118899361921</text:p>
          </table:table-cell>
          <table:table-cell office:value-type="float" office:value="7.55158136506272" table:style-name="ce1">
            <text:p>7.55158136506272</text:p>
          </table:table-cell>
          <table:table-cell office:value-type="float" office:value="6.29444079512459" table:style-name="ce1">
            <text:p>6.29444079512459</text:p>
          </table:table-cell>
          <table:table-cell office:value-type="float" office:value="8.31288450786528" table:style-name="ce1">
            <text:p>8.31288450786528</text:p>
          </table:table-cell>
          <table:table-cell office:value-type="float" office:value="9.248782373059" table:style-name="ce1">
            <text:p>9.248782373059</text:p>
          </table:table-cell>
          <table:table-cell office:value-type="float" office:value="9.72702393064914" table:style-name="ce1">
            <text:p>9.72702393064914</text:p>
          </table:table-cell>
          <table:table-cell office:value-type="float" office:value="7.40454639780391" table:style-name="ce1">
            <text:p>7.40454639780391</text:p>
          </table:table-cell>
          <table:table-cell office:value-type="float" office:value="6.32718149495732" table:style-name="ce1">
            <text:p>6.32718149495732</text:p>
          </table:table-cell>
          <table:table-cell office:value-type="float" office:value="7.59782925792303" table:style-name="ce1">
            <text:p>7.59782925792303</text:p>
          </table:table-cell>
        </table:table-row>
        <table:table-row table:style-name="ro1">
          <table:table-cell office:value-type="string" table:style-name="ce1">
            <text:p>Ianis Stoic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Estrel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3-030</text:p>
          </table:table-cell>
          <table:table-cell office:value-type="float" office:value="7.2" table:style-name="ce1">
            <text:p>7.2</text:p>
          </table:table-cell>
          <table:table-cell office:value-type="float" office:value="7.90266961856234" table:style-name="ce1">
            <text:p>7.90266961856234</text:p>
          </table:table-cell>
          <table:table-cell office:value-type="float" office:value="8.86233827060751" table:style-name="ce1">
            <text:p>8.86233827060751</text:p>
          </table:table-cell>
          <table:table-cell office:value-type="float" office:value="9.13619380819306" table:style-name="ce1">
            <text:p>9.13619380819306</text:p>
          </table:table-cell>
          <table:table-cell office:value-type="float" office:value="7.76179486440451" table:style-name="ce1">
            <text:p>7.76179486440451</text:p>
          </table:table-cell>
          <table:table-cell office:value-type="float" office:value="7.82914463981865" table:style-name="ce1">
            <text:p>7.82914463981865</text:p>
          </table:table-cell>
          <table:table-cell office:value-type="float" office:value="7.14335564623259" table:style-name="ce1">
            <text:p>7.14335564623259</text:p>
          </table:table-cell>
          <table:table-cell office:value-type="float" office:value="8.17940261011803" table:style-name="ce1">
            <text:p>8.17940261011803</text:p>
          </table:table-cell>
          <table:table-cell office:value-type="float" office:value="6.90762228247745" table:style-name="ce1">
            <text:p>6.90762228247745</text:p>
          </table:table-cell>
          <table:table-cell office:value-type="float" office:value="8.04687697107892" table:style-name="ce1">
            <text:p>8.04687697107892</text:p>
          </table:table-cell>
        </table:table-row>
        <table:table-row table:style-name="ro1">
          <table:table-cell office:value-type="string" table:style-name="ce1">
            <text:p>Tomané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AVS Futebol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3-076</text:p>
          </table:table-cell>
          <table:table-cell office:value-type="float" office:value="11.2" table:style-name="ce1">
            <text:p>11.2</text:p>
          </table:table-cell>
          <table:table-cell office:value-type="float" office:value="7.20776874276275" table:style-name="ce1">
            <text:p>7.20776874276275</text:p>
          </table:table-cell>
          <table:table-cell office:value-type="float" office:value="8.03722141003537" table:style-name="ce1">
            <text:p>8.03722141003537</text:p>
          </table:table-cell>
          <table:table-cell office:value-type="float" office:value="6.19046592836551" table:style-name="ce1">
            <text:p>6.19046592836551</text:p>
          </table:table-cell>
          <table:table-cell office:value-type="float" office:value="9.99071325114786" table:style-name="ce1">
            <text:p>9.99071325114786</text:p>
          </table:table-cell>
          <table:table-cell office:value-type="float" office:value="6.85669081746035" table:style-name="ce1">
            <text:p>6.85669081746035</text:p>
          </table:table-cell>
          <table:table-cell office:value-type="float" office:value="4.47833270867926" table:style-name="ce1">
            <text:p>4.47833270867926</text:p>
          </table:table-cell>
          <table:table-cell office:value-type="float" office:value="7.27804626508259" table:style-name="ce1">
            <text:p>7.27804626508259</text:p>
          </table:table-cell>
          <table:table-cell office:value-type="float" office:value="6.51758493960597" table:style-name="ce1">
            <text:p>6.51758493960597</text:p>
          </table:table-cell>
          <table:table-cell office:value-type="float" office:value="6.94226835862012" table:style-name="ce1">
            <text:p>6.94226835862012</text:p>
          </table:table-cell>
        </table:table-row>
        <table:table-row table:style-name="ro1">
          <table:table-cell office:value-type="string" table:style-name="ce1">
            <text:p>Diogo Travassos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Moreirense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1-282</text:p>
          </table:table-cell>
          <table:table-cell office:value-type="float" office:value="10.3" table:style-name="ce1">
            <text:p>10.3</text:p>
          </table:table-cell>
          <table:table-cell office:value-type="float" office:value="7.45284696036674" table:style-name="ce1">
            <text:p>7.45284696036674</text:p>
          </table:table-cell>
          <table:table-cell office:value-type="float" office:value="11.8805818544536" table:style-name="ce1">
            <text:p>11.8805818544536</text:p>
          </table:table-cell>
          <table:table-cell office:value-type="float" office:value="8.42699136020162" table:style-name="ce1">
            <text:p>8.42699136020162</text:p>
          </table:table-cell>
          <table:table-cell office:value-type="float" office:value="10.3222486145225" table:style-name="ce1">
            <text:p>10.3222486145225</text:p>
          </table:table-cell>
          <table:table-cell office:value-type="float" office:value="9.65685920234764" table:style-name="ce1">
            <text:p>9.65685920234764</text:p>
          </table:table-cell>
          <table:table-cell office:value-type="float" office:value="9.47443545444771" table:style-name="ce1">
            <text:p>9.47443545444771</text:p>
          </table:table-cell>
          <table:table-cell office:value-type="float" office:value="9.96451337004223" table:style-name="ce1">
            <text:p>9.96451337004223</text:p>
          </table:table-cell>
          <table:table-cell office:value-type="float" office:value="6.67217636518022" table:style-name="ce1">
            <text:p>6.67217636518022</text:p>
          </table:table-cell>
          <table:table-cell office:value-type="float" office:value="8.19816602257214" table:style-name="ce1">
            <text:p>8.19816602257214</text:p>
          </table:table-cell>
        </table:table-row>
        <table:table-row table:style-name="ro1">
          <table:table-cell office:value-type="string" table:style-name="ce1">
            <text:p>Alfonso Trezz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Arouc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6-199</text:p>
          </table:table-cell>
          <table:table-cell office:value-type="float" office:value="13.6" table:style-name="ce1">
            <text:p>13.6</text:p>
          </table:table-cell>
          <table:table-cell office:value-type="float" office:value="7.11280844106378" table:style-name="ce1">
            <text:p>7.11280844106378</text:p>
          </table:table-cell>
          <table:table-cell office:value-type="float" office:value="8.16818976550489" table:style-name="ce1">
            <text:p>8.16818976550489</text:p>
          </table:table-cell>
          <table:table-cell office:value-type="float" office:value="9.01771135633931" table:style-name="ce1">
            <text:p>9.01771135633931</text:p>
          </table:table-cell>
          <table:table-cell office:value-type="float" office:value="8.98362733386073" table:style-name="ce1">
            <text:p>8.98362733386073</text:p>
          </table:table-cell>
          <table:table-cell office:value-type="float" office:value="6.66915541360209" table:style-name="ce1">
            <text:p>6.66915541360209</text:p>
          </table:table-cell>
          <table:table-cell office:value-type="float" office:value="5.57743025095519" table:style-name="ce1">
            <text:p>5.57743025095519</text:p>
          </table:table-cell>
          <table:table-cell office:value-type="float" office:value="9.03802824645911" table:style-name="ce1">
            <text:p>9.03802824645911</text:p>
          </table:table-cell>
          <table:table-cell office:value-type="float" office:value="7.67755483138561" table:style-name="ce1">
            <text:p>7.67755483138561</text:p>
          </table:table-cell>
          <table:table-cell office:value-type="float" office:value="11.8524769387595" table:style-name="ce1">
            <text:p>11.8524769387595</text:p>
          </table:table-cell>
        </table:table-row>
        <table:table-row table:style-name="ro1">
          <table:table-cell office:value-type="string" table:style-name="ce1">
            <text:p>Pau Victor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Brag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042</text:p>
          </table:table-cell>
          <table:table-cell office:value-type="float" office:value="11.4" table:style-name="ce1">
            <text:p>11.4</text:p>
          </table:table-cell>
          <table:table-cell office:value-type="float" office:value="7.51731143633623" table:style-name="ce1">
            <text:p>7.51731143633623</text:p>
          </table:table-cell>
          <table:table-cell office:value-type="float" office:value="13.9328526260511" table:style-name="ce1">
            <text:p>13.9328526260511</text:p>
          </table:table-cell>
          <table:table-cell office:value-type="float" office:value="6.19046592836551" table:style-name="ce1">
            <text:p>6.19046592836551</text:p>
          </table:table-cell>
          <table:table-cell office:value-type="float" office:value="10.431954024158" table:style-name="ce1">
            <text:p>10.431954024158</text:p>
          </table:table-cell>
          <table:table-cell office:value-type="float" office:value="11.0526630832046" table:style-name="ce1">
            <text:p>11.0526630832046</text:p>
          </table:table-cell>
          <table:table-cell office:value-type="float" office:value="11.7200325363866" table:style-name="ce1">
            <text:p>11.7200325363866</text:p>
          </table:table-cell>
          <table:table-cell office:value-type="float" office:value="10.291566267325" table:style-name="ce1">
            <text:p>10.291566267325</text:p>
          </table:table-cell>
          <table:table-cell office:value-type="float" office:value="8.26295217514143" table:style-name="ce1">
            <text:p>8.26295217514143</text:p>
          </table:table-cell>
          <table:table-cell office:value-type="float" office:value="10.260665217405" table:style-name="ce1">
            <text:p>10.260665217405</text:p>
          </table:table-cell>
        </table:table-row>
        <table:table-row table:style-name="ro1">
          <table:table-cell office:value-type="string" table:style-name="ce1">
            <text:p>Gabriel Vieir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Santa Clar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291</text:p>
          </table:table-cell>
          <table:table-cell office:value-type="float" office:value="7.6" table:style-name="ce1">
            <text:p>7.6</text:p>
          </table:table-cell>
          <table:table-cell office:value-type="float" office:value="7.96839564518107" table:style-name="ce1">
            <text:p>7.96839564518107</text:p>
          </table:table-cell>
          <table:table-cell office:value-type="float" office:value="6.95274342700389" table:style-name="ce1">
            <text:p>6.95274342700389</text:p>
          </table:table-cell>
          <table:table-cell office:value-type="float" office:value="6.93886935091293" table:style-name="ce1">
            <text:p>6.93886935091293</text:p>
          </table:table-cell>
          <table:table-cell office:value-type="float" office:value="6.90742518657944" table:style-name="ce1">
            <text:p>6.90742518657944</text:p>
          </table:table-cell>
          <table:table-cell office:value-type="float" office:value="8.23051444981857" table:style-name="ce1">
            <text:p>8.23051444981857</text:p>
          </table:table-cell>
          <table:table-cell office:value-type="float" office:value="7.36647415497058" table:style-name="ce1">
            <text:p>7.36647415497058</text:p>
          </table:table-cell>
          <table:table-cell office:value-type="float" office:value="8.04867533567873" table:style-name="ce1">
            <text:p>8.04867533567873</text:p>
          </table:table-cell>
          <table:table-cell office:value-type="float" office:value="8.43212035377638" table:style-name="ce1">
            <text:p>8.43212035377638</text:p>
          </table:table-cell>
          <table:table-cell office:value-type="float" office:value="7.74661192246608" table:style-name="ce1">
            <text:p>7.74661192246608</text:p>
          </table:table-cell>
        </table:table-row>
        <table:table-row table:style-name="ro1">
          <table:table-cell office:value-type="string" table:style-name="ce1">
            <text:p>Marcos Vinicios Sorriso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Famalicã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318</text:p>
          </table:table-cell>
          <table:table-cell office:value-type="float" office:value="16.2" table:style-name="ce1">
            <text:p>16.2</text:p>
          </table:table-cell>
          <table:table-cell office:value-type="float" office:value="8.46001947538276" table:style-name="ce1">
            <text:p>8.46001947538276</text:p>
          </table:table-cell>
          <table:table-cell office:value-type="float" office:value="14.9084201027281" table:style-name="ce1">
            <text:p>14.9084201027281</text:p>
          </table:table-cell>
          <table:table-cell office:value-type="float" office:value="14.3629340255368" table:style-name="ce1">
            <text:p>14.3629340255368</text:p>
          </table:table-cell>
          <table:table-cell office:value-type="float" office:value="14.5434863370074" table:style-name="ce1">
            <text:p>14.5434863370074</text:p>
          </table:table-cell>
          <table:table-cell office:value-type="float" office:value="13.319916605387" table:style-name="ce1">
            <text:p>13.319916605387</text:p>
          </table:table-cell>
          <table:table-cell office:value-type="float" office:value="6.50963273597701" table:style-name="ce1">
            <text:p>6.50963273597701</text:p>
          </table:table-cell>
          <table:table-cell office:value-type="float" office:value="14.6575193759779" table:style-name="ce1">
            <text:p>14.6575193759779</text:p>
          </table:table-cell>
          <table:table-cell office:value-type="float" office:value="6.90762228247745" table:style-name="ce1">
            <text:p>6.90762228247745</text:p>
          </table:table-cell>
          <table:table-cell office:value-type="float" office:value="9.88166607686639" table:style-name="ce1">
            <text:p>9.88166607686639</text:p>
          </table:table-cell>
        </table:table-row>
        <table:table-row table:style-name="ro1">
          <table:table-cell office:value-type="string" table:style-name="ce1">
            <text:p>Vinícius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Santa Clara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6-245</text:p>
          </table:table-cell>
          <table:table-cell office:value-type="float" office:value="8.6" table:style-name="ce1">
            <text:p>8.6</text:p>
          </table:table-cell>
          <table:table-cell office:value-type="float" office:value="7.51193145069195" table:style-name="ce1">
            <text:p>7.51193145069195</text:p>
          </table:table-cell>
          <table:table-cell office:value-type="float" office:value="8.56379595943705" table:style-name="ce1">
            <text:p>8.56379595943705</text:p>
          </table:table-cell>
          <table:table-cell office:value-type="float" office:value="6.19046592836551" table:style-name="ce1">
            <text:p>6.19046592836551</text:p>
          </table:table-cell>
          <table:table-cell office:value-type="float" office:value="9.32030609340775" table:style-name="ce1">
            <text:p>9.32030609340775</text:p>
          </table:table-cell>
          <table:table-cell office:value-type="float" office:value="8.02916568856558" table:style-name="ce1">
            <text:p>8.02916568856558</text:p>
          </table:table-cell>
          <table:table-cell office:value-type="float" office:value="10.5642748210838" table:style-name="ce1">
            <text:p>10.5642748210838</text:p>
          </table:table-cell>
          <table:table-cell office:value-type="float" office:value="8.77274410309402" table:style-name="ce1">
            <text:p>8.77274410309402</text:p>
          </table:table-cell>
          <table:table-cell office:value-type="float" office:value="8.47451094626426" table:style-name="ce1">
            <text:p>8.47451094626426</text:p>
          </table:table-cell>
          <table:table-cell office:value-type="float" office:value="9.49947430127928" table:style-name="ce1">
            <text:p>9.49947430127928</text:p>
          </table:table-cell>
        </table:table-row>
        <table:table-row table:style-name="ro1">
          <table:table-cell office:value-type="string" table:style-name="ce1">
            <text:p>Wendel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Santa Clara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158</text:p>
          </table:table-cell>
          <table:table-cell office:value-type="float" office:value="8.9" table:style-name="ce1">
            <text:p>8.9</text:p>
          </table:table-cell>
          <table:table-cell office:value-type="float" office:value="6.99229485803395" table:style-name="ce1">
            <text:p>6.99229485803395</text:p>
          </table:table-cell>
          <table:table-cell office:value-type="float" office:value="7.20232174819288" table:style-name="ce1">
            <text:p>7.20232174819288</text:p>
          </table:table-cell>
          <table:table-cell office:value-type="float" office:value="8.89927710138251" table:style-name="ce1">
            <text:p>8.89927710138251</text:p>
          </table:table-cell>
          <table:table-cell office:value-type="float" office:value="6.90742518657944" table:style-name="ce1">
            <text:p>6.90742518657944</text:p>
          </table:table-cell>
          <table:table-cell office:value-type="float" office:value="7.04679996423891" table:style-name="ce1">
            <text:p>7.04679996423891</text:p>
          </table:table-cell>
          <table:table-cell office:value-type="float" office:value="2.92850370534724" table:style-name="ce1">
            <text:p>2.92850370534724</text:p>
          </table:table-cell>
          <table:table-cell office:value-type="float" office:value="7.15245581247226" table:style-name="ce1">
            <text:p>7.15245581247226</text:p>
          </table:table-cell>
          <table:table-cell office:value-type="float" office:value="6.51758493960597" table:style-name="ce1">
            <text:p>6.51758493960597</text:p>
          </table:table-cell>
          <table:table-cell office:value-type="float" office:value="7.23055326327433" table:style-name="ce1">
            <text:p>7.23055326327433</text:p>
          </table:table-cell>
        </table:table-row>
        <table:table-row table:style-name="ro1">
          <table:table-cell office:value-type="string" table:style-name="ce1">
            <text:p>Yassir Zabiri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Famalicã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0-318</text:p>
          </table:table-cell>
          <table:table-cell office:value-type="float" office:value="7.1" table:style-name="ce1">
            <text:p>7.1</text:p>
          </table:table-cell>
          <table:table-cell office:value-type="float" office:value="7.78803656213898" table:style-name="ce1">
            <text:p>7.78803656213898</text:p>
          </table:table-cell>
          <table:table-cell office:value-type="float" office:value="6.34804224566459" table:style-name="ce1">
            <text:p>6.34804224566459</text:p>
          </table:table-cell>
          <table:table-cell office:value-type="float" office:value="6.82917034289894" table:style-name="ce1">
            <text:p>6.82917034289894</text:p>
          </table:table-cell>
          <table:table-cell office:value-type="float" office:value="8.20190953553457" table:style-name="ce1">
            <text:p>8.20190953553457</text:p>
          </table:table-cell>
          <table:table-cell office:value-type="float" office:value="6.66915541360209" table:style-name="ce1">
            <text:p>6.66915541360209</text:p>
          </table:table-cell>
          <table:table-cell office:value-type="float" office:value="14.5151516871847" table:style-name="ce1">
            <text:p>14.5151516871847</text:p>
          </table:table-cell>
          <table:table-cell office:value-type="float" office:value="6.7816764291916" table:style-name="ce1">
            <text:p>6.7816764291916</text:p>
          </table:table-cell>
          <table:table-cell office:value-type="float" office:value="12.7040653330113" table:style-name="ce1">
            <text:p>12.7040653330113</text:p>
          </table:table-cell>
          <table:table-cell office:value-type="float" office:value="10.782925269389" table:style-name="ce1">
            <text:p>10.782925269389</text:p>
          </table:table-cell>
        </table:table-row>
        <table:table-row table:style-name="ro1">
          <table:table-cell office:value-type="string" table:style-name="ce1">
            <text:p>Adnane Abid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Standard Liège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2-137</text:p>
          </table:table-cell>
          <table:table-cell office:value-type="float" office:value="10.6" table:style-name="ce1">
            <text:p>10.6</text:p>
          </table:table-cell>
          <table:table-cell office:value-type="float" office:value="7.90998413462702" table:style-name="ce1">
            <text:p>7.90998413462702</text:p>
          </table:table-cell>
          <table:table-cell office:value-type="float" office:value="11.837329431082" table:style-name="ce1">
            <text:p>11.837329431082</text:p>
          </table:table-cell>
          <table:table-cell office:value-type="float" office:value="9.71644548199281" table:style-name="ce1">
            <text:p>9.71644548199281</text:p>
          </table:table-cell>
          <table:table-cell office:value-type="float" office:value="12.9248156699182" table:style-name="ce1">
            <text:p>12.9248156699182</text:p>
          </table:table-cell>
          <table:table-cell office:value-type="float" office:value="13.6005688956287" table:style-name="ce1">
            <text:p>13.6005688956287</text:p>
          </table:table-cell>
          <table:table-cell office:value-type="float" office:value="11.0374812651007" table:style-name="ce1">
            <text:p>11.0374812651007</text:p>
          </table:table-cell>
          <table:table-cell office:value-type="float" office:value="10.6668472116764" table:style-name="ce1">
            <text:p>10.6668472116764</text:p>
          </table:table-cell>
          <table:table-cell office:value-type="float" office:value="6.58705524534203" table:style-name="ce1">
            <text:p>6.58705524534203</text:p>
          </table:table-cell>
          <table:table-cell office:value-type="float" office:value="6.10646610710231" table:style-name="ce1">
            <text:p>6.10646610710231</text:p>
          </table:table-cell>
        </table:table-row>
        <table:table-row table:style-name="ro1">
          <table:table-cell office:value-type="string" table:style-name="ce1">
            <text:p>Oluwaseun Adewumi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Cercle Brugge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0-318</text:p>
          </table:table-cell>
          <table:table-cell office:value-type="float" office:value="8.6" table:style-name="ce1">
            <text:p>8.6</text:p>
          </table:table-cell>
          <table:table-cell office:value-type="float" office:value="7.06265635801951" table:style-name="ce1">
            <text:p>7.06265635801951</text:p>
          </table:table-cell>
          <table:table-cell office:value-type="float" office:value="7.3835170097212" table:style-name="ce1">
            <text:p>7.3835170097212</text:p>
          </table:table-cell>
          <table:table-cell office:value-type="float" office:value="5.68039584931689" table:style-name="ce1">
            <text:p>5.68039584931689</text:p>
          </table:table-cell>
          <table:table-cell office:value-type="float" office:value="7.32112111620595" table:style-name="ce1">
            <text:p>7.32112111620595</text:p>
          </table:table-cell>
          <table:table-cell office:value-type="float" office:value="10.0508313880706" table:style-name="ce1">
            <text:p>10.0508313880706</text:p>
          </table:table-cell>
          <table:table-cell office:value-type="float" office:value="9.10213354959915" table:style-name="ce1">
            <text:p>9.10213354959915</text:p>
          </table:table-cell>
          <table:table-cell office:value-type="float" office:value="9.88737454605982" table:style-name="ce1">
            <text:p>9.88737454605982</text:p>
          </table:table-cell>
          <table:table-cell office:value-type="float" office:value="9.91045989460217" table:style-name="ce1">
            <text:p>9.91045989460217</text:p>
          </table:table-cell>
          <table:table-cell office:value-type="float" office:value="9.10523650710072" table:style-name="ce1">
            <text:p>9.10523650710072</text:p>
          </table:table-cell>
        </table:table-row>
        <table:table-row table:style-name="ro1">
          <table:table-cell office:value-type="string" table:style-name="ce1">
            <text:p>Jerry Afriyie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La Louvièr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19-028</text:p>
          </table:table-cell>
          <table:table-cell office:value-type="float" office:value="14.5" table:style-name="ce1">
            <text:p>14.5</text:p>
          </table:table-cell>
          <table:table-cell office:value-type="float" office:value="7.0469443208878" table:style-name="ce1">
            <text:p>7.0469443208878</text:p>
          </table:table-cell>
          <table:table-cell office:value-type="float" office:value="8.09332637521911" table:style-name="ce1">
            <text:p>8.09332637521911</text:p>
          </table:table-cell>
          <table:table-cell office:value-type="float" office:value="7.37719640503185" table:style-name="ce1">
            <text:p>7.37719640503185</text:p>
          </table:table-cell>
          <table:table-cell office:value-type="float" office:value="7.64410699407615" table:style-name="ce1">
            <text:p>7.64410699407615</text:p>
          </table:table-cell>
          <table:table-cell office:value-type="float" office:value="9.23815158872215" table:style-name="ce1">
            <text:p>9.23815158872215</text:p>
          </table:table-cell>
          <table:table-cell office:value-type="float" office:value="10.1099005676499" table:style-name="ce1">
            <text:p>10.1099005676499</text:p>
          </table:table-cell>
          <table:table-cell office:value-type="float" office:value="9.75571941113235" table:style-name="ce1">
            <text:p>9.75571941113235</text:p>
          </table:table-cell>
          <table:table-cell office:value-type="float" office:value="7.46318008319854" table:style-name="ce1">
            <text:p>7.46318008319854</text:p>
          </table:table-cell>
          <table:table-cell office:value-type="float" office:value="9.10523650710072" table:style-name="ce1">
            <text:p>9.10523650710072</text:p>
          </table:table-cell>
        </table:table-row>
        <table:table-row table:style-name="ro1">
          <table:table-cell office:value-type="string" table:style-name="ce1">
            <text:p>Marley Aké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Zulte Waregem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5-002</text:p>
          </table:table-cell>
          <table:table-cell office:value-type="float" office:value="8.2" table:style-name="ce1">
            <text:p>8.2</text:p>
          </table:table-cell>
          <table:table-cell office:value-type="float" office:value="7.30019052948495" table:style-name="ce1">
            <text:p>7.30019052948495</text:p>
          </table:table-cell>
          <table:table-cell office:value-type="float" office:value="7.99536348401509" table:style-name="ce1">
            <text:p>7.99536348401509</text:p>
          </table:table-cell>
          <table:table-cell office:value-type="float" office:value="6.71262076475675" table:style-name="ce1">
            <text:p>6.71262076475675</text:p>
          </table:table-cell>
          <table:table-cell office:value-type="float" office:value="9.30959309789808" table:style-name="ce1">
            <text:p>9.30959309789808</text:p>
          </table:table-cell>
          <table:table-cell office:value-type="float" office:value="8.42326267126148" table:style-name="ce1">
            <text:p>8.42326267126148</text:p>
          </table:table-cell>
          <table:table-cell office:value-type="float" office:value="8.83105521351293" table:style-name="ce1">
            <text:p>8.83105521351293</text:p>
          </table:table-cell>
          <table:table-cell office:value-type="float" office:value="8.76266048918241" table:style-name="ce1">
            <text:p>8.76266048918241</text:p>
          </table:table-cell>
          <table:table-cell office:value-type="float" office:value="7.62746169299497" table:style-name="ce1">
            <text:p>7.62746169299497</text:p>
          </table:table-cell>
          <table:table-cell office:value-type="float" office:value="7.81236851303748" table:style-name="ce1">
            <text:p>7.81236851303748</text:p>
          </table:table-cell>
        </table:table-row>
        <table:table-row table:style-name="ro1">
          <table:table-cell office:value-type="string" table:style-name="ce1">
            <text:p>Josimar Alcocer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Westerl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1-184</text:p>
          </table:table-cell>
          <table:table-cell office:value-type="float" office:value="12.7" table:style-name="ce1">
            <text:p>12.7</text:p>
          </table:table-cell>
          <table:table-cell office:value-type="float" office:value="8.21774181637451" table:style-name="ce1">
            <text:p>8.21774181637451</text:p>
          </table:table-cell>
          <table:table-cell office:value-type="float" office:value="12.9540621130413" table:style-name="ce1">
            <text:p>12.9540621130413</text:p>
          </table:table-cell>
          <table:table-cell office:value-type="float" office:value="11.7531698553399" table:style-name="ce1">
            <text:p>11.7531698553399</text:p>
          </table:table-cell>
          <table:table-cell office:value-type="float" office:value="12.9248156699182" table:style-name="ce1">
            <text:p>12.9248156699182</text:p>
          </table:table-cell>
          <table:table-cell office:value-type="float" office:value="12.6675448990385" table:style-name="ce1">
            <text:p>12.6675448990385</text:p>
          </table:table-cell>
          <table:table-cell office:value-type="float" office:value="7.68855314019883" table:style-name="ce1">
            <text:p>7.68855314019883</text:p>
          </table:table-cell>
          <table:table-cell office:value-type="float" office:value="12.2460297931846" table:style-name="ce1">
            <text:p>12.2460297931846</text:p>
          </table:table-cell>
          <table:table-cell office:value-type="float" office:value="7.54515859567977" table:style-name="ce1">
            <text:p>7.54515859567977</text:p>
          </table:table-cell>
          <table:table-cell office:value-type="float" office:value="8.7985618580974" table:style-name="ce1">
            <text:p>8.7985618580974</text:p>
          </table:table-cell>
        </table:table-row>
        <table:table-row table:style-name="ro1">
          <table:table-cell office:value-type="string" table:style-name="ce1">
            <text:p>Nilson Angulo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Anderlecht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2-202</text:p>
          </table:table-cell>
          <table:table-cell office:value-type="float" office:value="18" table:style-name="ce1">
            <text:p>18</text:p>
          </table:table-cell>
          <table:table-cell office:value-type="float" office:value="9.36525420858953" table:style-name="ce1">
            <text:p>9.36525420858953</text:p>
          </table:table-cell>
          <table:table-cell office:value-type="float" office:value="16.6879951920024" table:style-name="ce1">
            <text:p>16.6879951920024</text:p>
          </table:table-cell>
          <table:table-cell office:value-type="float" office:value="16.3635807550412" table:style-name="ce1">
            <text:p>16.3635807550412</text:p>
          </table:table-cell>
          <table:table-cell office:value-type="float" office:value="16.4470409656567" table:style-name="ce1">
            <text:p>16.4470409656567</text:p>
          </table:table-cell>
          <table:table-cell office:value-type="float" office:value="15.738435000035" table:style-name="ce1">
            <text:p>15.738435000035</text:p>
          </table:table-cell>
          <table:table-cell office:value-type="float" office:value="8.34509615154495" table:style-name="ce1">
            <text:p>8.34509615154495</text:p>
          </table:table-cell>
          <table:table-cell office:value-type="float" office:value="16.5941642693118" table:style-name="ce1">
            <text:p>16.5941642693118</text:p>
          </table:table-cell>
          <table:table-cell office:value-type="float" office:value="7.38154162236153" table:style-name="ce1">
            <text:p>7.38154162236153</text:p>
          </table:table-cell>
          <table:table-cell office:value-type="float" office:value="9.71789958764503" table:style-name="ce1">
            <text:p>9.71789958764503</text:p>
          </table:table-cell>
        </table:table-row>
        <table:table-row table:style-name="ro1">
          <table:table-cell office:value-type="string" table:style-name="ce1">
            <text:p>Antoine Bernier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Charleroi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8-119</text:p>
          </table:table-cell>
          <table:table-cell office:value-type="float" office:value="11.9" table:style-name="ce1">
            <text:p>11.9</text:p>
          </table:table-cell>
          <table:table-cell office:value-type="float" office:value="7.62724704984892" table:style-name="ce1">
            <text:p>7.62724704984892</text:p>
          </table:table-cell>
          <table:table-cell office:value-type="float" office:value="11.1676040642525" table:style-name="ce1">
            <text:p>11.1676040642525</text:p>
          </table:table-cell>
          <table:table-cell office:value-type="float" office:value="8.65279027575912" table:style-name="ce1">
            <text:p>8.65279027575912</text:p>
          </table:table-cell>
          <table:table-cell office:value-type="float" office:value="11.4842725866636" table:style-name="ce1">
            <text:p>11.4842725866636</text:p>
          </table:table-cell>
          <table:table-cell office:value-type="float" office:value="12.3275136297486" table:style-name="ce1">
            <text:p>12.3275136297486</text:p>
          </table:table-cell>
          <table:table-cell office:value-type="float" office:value="9.55374930506579" table:style-name="ce1">
            <text:p>9.55374930506579</text:p>
          </table:table-cell>
          <table:table-cell office:value-type="float" office:value="13.2094694951967" table:style-name="ce1">
            <text:p>13.2094694951967</text:p>
          </table:table-cell>
          <table:table-cell office:value-type="float" office:value="6.0960663871347" table:style-name="ce1">
            <text:p>6.0960663871347</text:p>
          </table:table-cell>
          <table:table-cell office:value-type="float" office:value="6.9342887398171" table:style-name="ce1">
            <text:p>6.9342887398171</text:p>
          </table:table-cell>
        </table:table-row>
        <table:table-row table:style-name="ro1">
          <table:table-cell office:value-type="string" table:style-name="ce1">
            <text:p>Adriano Bertaccini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Anderlecht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5-147</text:p>
          </table:table-cell>
          <table:table-cell office:value-type="float" office:value="9.1" table:style-name="ce1">
            <text:p>9.1</text:p>
          </table:table-cell>
          <table:table-cell office:value-type="float" office:value="7.42821579793379" table:style-name="ce1">
            <text:p>7.42821579793379</text:p>
          </table:table-cell>
          <table:table-cell office:value-type="float" office:value="8.12604777436411" table:style-name="ce1">
            <text:p>8.12604777436411</text:p>
          </table:table-cell>
          <table:table-cell office:value-type="float" office:value="6.28720580570491" table:style-name="ce1">
            <text:p>6.28720580570491</text:p>
          </table:table-cell>
          <table:table-cell office:value-type="float" office:value="8.19248205330982" table:style-name="ce1">
            <text:p>8.19248205330982</text:p>
          </table:table-cell>
          <table:table-cell office:value-type="float" office:value="7.62190929377401" table:style-name="ce1">
            <text:p>7.62190929377401</text:p>
          </table:table-cell>
          <table:table-cell office:value-type="float" office:value="5.65989881807136" table:style-name="ce1">
            <text:p>5.65989881807136</text:p>
          </table:table-cell>
          <table:table-cell office:value-type="float" office:value="8.96135481909583" table:style-name="ce1">
            <text:p>8.96135481909583</text:p>
          </table:table-cell>
          <table:table-cell office:value-type="float" office:value="9.65631814704203" table:style-name="ce1">
            <text:p>9.65631814704203</text:p>
          </table:table-cell>
          <table:table-cell office:value-type="float" office:value="8.64550886426382" table:style-name="ce1">
            <text:p>8.64550886426382</text:p>
          </table:table-cell>
        </table:table-row>
        <table:table-row table:style-name="ro1">
          <table:table-cell office:value-type="string" table:style-name="ce1">
            <text:p>Myron van Brederode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Mechelen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2-185</text:p>
          </table:table-cell>
          <table:table-cell office:value-type="float" office:value="12" table:style-name="ce1">
            <text:p>12</text:p>
          </table:table-cell>
          <table:table-cell office:value-type="float" office:value="8.16257179521019" table:style-name="ce1">
            <text:p>8.16257179521019</text:p>
          </table:table-cell>
          <table:table-cell office:value-type="float" office:value="13.938814120664" table:style-name="ce1">
            <text:p>13.938814120664</text:p>
          </table:table-cell>
          <table:table-cell office:value-type="float" office:value="13.3135975146832" table:style-name="ce1">
            <text:p>13.3135975146832</text:p>
          </table:table-cell>
          <table:table-cell office:value-type="float" office:value="14.6527087962908" table:style-name="ce1">
            <text:p>14.6527087962908</text:p>
          </table:table-cell>
          <table:table-cell office:value-type="float" office:value="11.9741885758912" table:style-name="ce1">
            <text:p>11.9741885758912</text:p>
          </table:table-cell>
          <table:table-cell office:value-type="float" office:value="10.1099005676499" table:style-name="ce1">
            <text:p>10.1099005676499</text:p>
          </table:table-cell>
          <table:table-cell office:value-type="float" office:value="11.3575142675425" table:style-name="ce1">
            <text:p>11.3575142675425</text:p>
          </table:table-cell>
          <table:table-cell office:value-type="float" office:value="6.39559518061125" table:style-name="ce1">
            <text:p>6.39559518061125</text:p>
          </table:table-cell>
          <table:table-cell office:value-type="float" office:value="8.11309925305879" table:style-name="ce1">
            <text:p>8.11309925305879</text:p>
          </table:table-cell>
        </table:table-row>
        <table:table-row table:style-name="ro1">
          <table:table-cell office:value-type="string" table:style-name="ce1">
            <text:p>Promise David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Union SG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188</text:p>
          </table:table-cell>
          <table:table-cell office:value-type="float" office:value="11.1" table:style-name="ce1">
            <text:p>11.1</text:p>
          </table:table-cell>
          <table:table-cell office:value-type="float" office:value="6.97383541155853" table:style-name="ce1">
            <text:p>6.97383541155853</text:p>
          </table:table-cell>
          <table:table-cell office:value-type="float" office:value="7.44711540475829" table:style-name="ce1">
            <text:p>7.44711540475829</text:p>
          </table:table-cell>
          <table:table-cell office:value-type="float" office:value="5.68039584931689" table:style-name="ce1">
            <text:p>5.68039584931689</text:p>
          </table:table-cell>
          <table:table-cell office:value-type="float" office:value="8.08197399631642" table:style-name="ce1">
            <text:p>8.08197399631642</text:p>
          </table:table-cell>
          <table:table-cell office:value-type="float" office:value="9.64575936418402" table:style-name="ce1">
            <text:p>9.64575936418402</text:p>
          </table:table-cell>
          <table:table-cell office:value-type="float" office:value="6.05623188920295" table:style-name="ce1">
            <text:p>6.05623188920295</text:p>
          </table:table-cell>
          <table:table-cell office:value-type="float" office:value="11.1719886750507" table:style-name="ce1">
            <text:p>11.1719886750507</text:p>
          </table:table-cell>
          <table:table-cell office:value-type="float" office:value="12.0782656774198" table:style-name="ce1">
            <text:p>12.0782656774198</text:p>
          </table:table-cell>
          <table:table-cell office:value-type="float" office:value="15.8495525977249" table:style-name="ce1">
            <text:p>15.8495525977249</text:p>
          </table:table-cell>
        </table:table-row>
        <table:table-row table:style-name="ro1">
          <table:table-cell office:value-type="string" table:style-name="ce1">
            <text:p>Oumar Diakité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Cercle Brugg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2-018</text:p>
          </table:table-cell>
          <table:table-cell office:value-type="float" office:value="9.1" table:style-name="ce1">
            <text:p>9.1</text:p>
          </table:table-cell>
          <table:table-cell office:value-type="float" office:value="7.49255373334933" table:style-name="ce1">
            <text:p>7.49255373334933</text:p>
          </table:table-cell>
          <table:table-cell office:value-type="float" office:value="7.96277963356235" table:style-name="ce1">
            <text:p>7.96277963356235</text:p>
          </table:table-cell>
          <table:table-cell office:value-type="float" office:value="6.93089363901533" table:style-name="ce1">
            <text:p>6.93089363901533</text:p>
          </table:table-cell>
          <table:table-cell office:value-type="float" office:value="8.30332946820107" table:style-name="ce1">
            <text:p>8.30332946820107</text:p>
          </table:table-cell>
          <table:table-cell office:value-type="float" office:value="7.42544908646855" table:style-name="ce1">
            <text:p>7.42544908646855</text:p>
          </table:table-cell>
          <table:table-cell office:value-type="float" office:value="11.3425046481947" table:style-name="ce1">
            <text:p>11.3425046481947</text:p>
          </table:table-cell>
          <table:table-cell office:value-type="float" office:value="8.89509096668199" table:style-name="ce1">
            <text:p>8.89509096668199</text:p>
          </table:table-cell>
          <table:table-cell office:value-type="float" office:value="7.34085467046073" table:style-name="ce1">
            <text:p>7.34085467046073</text:p>
          </table:table-cell>
          <table:table-cell office:value-type="float" office:value="9.18194657674312" table:style-name="ce1">
            <text:p>9.18194657674312</text:p>
          </table:table-cell>
        </table:table-row>
        <table:table-row table:style-name="ro1">
          <table:table-cell office:value-type="string" table:style-name="ce1">
            <text:p>Anosike Ementa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Zulte Waregem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249</text:p>
          </table:table-cell>
          <table:table-cell office:value-type="float" office:value="14.3" table:style-name="ce1">
            <text:p>14.3</text:p>
          </table:table-cell>
          <table:table-cell office:value-type="float" office:value="7.88812227543953" table:style-name="ce1">
            <text:p>7.88812227543953</text:p>
          </table:table-cell>
          <table:table-cell office:value-type="float" office:value="11.1051037286943" table:style-name="ce1">
            <text:p>11.1051037286943</text:p>
          </table:table-cell>
          <table:table-cell office:value-type="float" office:value="12.5705737061759" table:style-name="ce1">
            <text:p>12.5705737061759</text:p>
          </table:table-cell>
          <table:table-cell office:value-type="float" office:value="13.4346940130166" table:style-name="ce1">
            <text:p>13.4346940130166</text:p>
          </table:table-cell>
          <table:table-cell office:value-type="float" office:value="8.82998883382231" table:style-name="ce1">
            <text:p>8.82998883382231</text:p>
          </table:table-cell>
          <table:table-cell office:value-type="float" office:value="10.6571240031204" table:style-name="ce1">
            <text:p>10.6571240031204</text:p>
          </table:table-cell>
          <table:table-cell office:value-type="float" office:value="11.661305318139" table:style-name="ce1">
            <text:p>11.661305318139</text:p>
          </table:table-cell>
          <table:table-cell office:value-type="float" office:value="7.21934535002405" table:style-name="ce1">
            <text:p>7.21934535002405</text:p>
          </table:table-cell>
          <table:table-cell office:value-type="float" office:value="7.51516846150209" table:style-name="ce1">
            <text:p>7.51516846150209</text:p>
          </table:table-cell>
        </table:table-row>
        <table:table-row table:style-name="ro1">
          <table:table-cell office:value-type="string" table:style-name="ce1">
            <text:p>Andrés Ferrari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Sint-Truiden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3-004</text:p>
          </table:table-cell>
          <table:table-cell office:value-type="float" office:value="9.6" table:style-name="ce1">
            <text:p>9.6</text:p>
          </table:table-cell>
          <table:table-cell office:value-type="float" office:value="7.53556113344618" table:style-name="ce1">
            <text:p>7.53556113344618</text:p>
          </table:table-cell>
          <table:table-cell office:value-type="float" office:value="6.82165638626093" table:style-name="ce1">
            <text:p>6.82165638626093</text:p>
          </table:table-cell>
          <table:table-cell office:value-type="float" office:value="7.71925592140215" table:style-name="ce1">
            <text:p>7.71925592140215</text:p>
          </table:table-cell>
          <table:table-cell office:value-type="float" office:value="7.42819553398875" table:style-name="ce1">
            <text:p>7.42819553398875</text:p>
          </table:table-cell>
          <table:table-cell office:value-type="float" office:value="8.221054088382" table:style-name="ce1">
            <text:p>8.221054088382</text:p>
          </table:table-cell>
          <table:table-cell office:value-type="float" office:value="6.4696841151202" table:style-name="ce1">
            <text:p>6.4696841151202</text:p>
          </table:table-cell>
          <table:table-cell office:value-type="float" office:value="7.71552616582713" table:style-name="ce1">
            <text:p>7.71552616582713</text:p>
          </table:table-cell>
          <table:table-cell office:value-type="float" office:value="7.21934535002405" table:style-name="ce1">
            <text:p>7.21934535002405</text:p>
          </table:table-cell>
          <table:table-cell office:value-type="float" office:value="10.3990500991261" table:style-name="ce1">
            <text:p>10.3990500991261</text:p>
          </table:table-cell>
        </table:table-row>
        <table:table-row table:style-name="ro1">
          <table:table-cell office:value-type="string" table:style-name="ce1">
            <text:p>Nacho Ferri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Westerl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1-094</text:p>
          </table:table-cell>
          <table:table-cell office:value-type="float" office:value="17.3" table:style-name="ce1">
            <text:p>17.3</text:p>
          </table:table-cell>
          <table:table-cell office:value-type="float" office:value="7.71389041021131" table:style-name="ce1">
            <text:p>7.71389041021131</text:p>
          </table:table-cell>
          <table:table-cell office:value-type="float" office:value="8.8853432201195" table:style-name="ce1">
            <text:p>8.8853432201195</text:p>
          </table:table-cell>
          <table:table-cell office:value-type="float" office:value="10.3011671201686" table:style-name="ce1">
            <text:p>10.3011671201686</text:p>
          </table:table-cell>
          <table:table-cell office:value-type="float" office:value="11.5868211228176" table:style-name="ce1">
            <text:p>11.5868211228176</text:p>
          </table:table-cell>
          <table:table-cell office:value-type="float" office:value="10.4514359537953" table:style-name="ce1">
            <text:p>10.4514359537953</text:p>
          </table:table-cell>
          <table:table-cell office:value-type="float" office:value="7.51391506685921" table:style-name="ce1">
            <text:p>7.51391506685921</text:p>
          </table:table-cell>
          <table:table-cell office:value-type="float" office:value="11.6011169312556" table:style-name="ce1">
            <text:p>11.6011169312556</text:p>
          </table:table-cell>
          <table:table-cell office:value-type="float" office:value="9.44373650699568" table:style-name="ce1">
            <text:p>9.44373650699568</text:p>
          </table:table-cell>
          <table:table-cell office:value-type="float" office:value="14.1822657123386" table:style-name="ce1">
            <text:p>14.1822657123386</text:p>
          </table:table-cell>
        </table:table-row>
        <table:table-row table:style-name="ro1">
          <table:table-cell office:value-type="string" table:style-name="ce1">
            <text:p>Raul Florucz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Union SG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211</text:p>
          </table:table-cell>
          <table:table-cell office:value-type="float" office:value="9.7" table:style-name="ce1">
            <text:p>9.7</text:p>
          </table:table-cell>
          <table:table-cell office:value-type="float" office:value="8.35047552775829" table:style-name="ce1">
            <text:p>8.35047552775829</text:p>
          </table:table-cell>
          <table:table-cell office:value-type="float" office:value="8.52089709918826" table:style-name="ce1">
            <text:p>8.52089709918826</text:p>
          </table:table-cell>
          <table:table-cell office:value-type="float" office:value="10.9867697658866" table:style-name="ce1">
            <text:p>10.9867697658866</text:p>
          </table:table-cell>
          <table:table-cell office:value-type="float" office:value="10.089978594151" table:style-name="ce1">
            <text:p>10.089978594151</text:p>
          </table:table-cell>
          <table:table-cell office:value-type="float" office:value="10.0508313880706" table:style-name="ce1">
            <text:p>10.0508313880706</text:p>
          </table:table-cell>
          <table:table-cell office:value-type="float" office:value="6.26091698832398" table:style-name="ce1">
            <text:p>6.26091698832398</text:p>
          </table:table-cell>
          <table:table-cell office:value-type="float" office:value="10.9842329389913" table:style-name="ce1">
            <text:p>10.9842329389913</text:p>
          </table:table-cell>
          <table:table-cell office:value-type="float" office:value="9.31596550350806" table:style-name="ce1">
            <text:p>9.31596550350806</text:p>
          </table:table-cell>
          <table:table-cell office:value-type="float" office:value="14.1822657123386" table:style-name="ce1">
            <text:p>14.1822657123386</text:p>
          </table:table-cell>
        </table:table-row>
        <table:table-row table:style-name="ro1">
          <table:table-cell office:value-type="string" table:style-name="ce1">
            <text:p>Carlos Forbs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Club Brugge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1-294</text:p>
          </table:table-cell>
          <table:table-cell office:value-type="float" office:value="14.2" table:style-name="ce1">
            <text:p>14.2</text:p>
          </table:table-cell>
          <table:table-cell office:value-type="float" office:value="9.10265786226686" table:style-name="ce1">
            <text:p>9.10265786226686</text:p>
          </table:table-cell>
          <table:table-cell office:value-type="float" office:value="15.992674141446" table:style-name="ce1">
            <text:p>15.992674141446</text:p>
          </table:table-cell>
          <table:table-cell office:value-type="float" office:value="15.0512808864357" table:style-name="ce1">
            <text:p>15.0512808864357</text:p>
          </table:table-cell>
          <table:table-cell office:value-type="float" office:value="16.2362959054946" table:style-name="ce1">
            <text:p>16.2362959054946</text:p>
          </table:table-cell>
          <table:table-cell office:value-type="float" office:value="16.6972003208136" table:style-name="ce1">
            <text:p>16.6972003208136</text:p>
          </table:table-cell>
          <table:table-cell office:value-type="float" office:value="8.04168022971959" table:style-name="ce1">
            <text:p>8.04168022971959</text:p>
          </table:table-cell>
          <table:table-cell office:value-type="float" office:value="16.9889887598895" table:style-name="ce1">
            <text:p>16.9889887598895</text:p>
          </table:table-cell>
          <table:table-cell office:value-type="float" office:value="6.39559518061125" table:style-name="ce1">
            <text:p>6.39559518061125</text:p>
          </table:table-cell>
          <table:table-cell office:value-type="float" office:value="8.11309925305879" table:style-name="ce1">
            <text:p>8.11309925305879</text:p>
          </table:table-cell>
        </table:table-row>
        <table:table-row table:style-name="ro1">
          <table:table-cell office:value-type="string" table:style-name="ce1">
            <text:p>Hyllarion Goore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0-136</text:p>
          </table:table-cell>
          <table:table-cell office:value-type="float" office:value="11" table:style-name="ce1">
            <text:p>11</text:p>
          </table:table-cell>
          <table:table-cell office:value-type="float" office:value="8.19566368261573" table:style-name="ce1">
            <text:p>8.19566368261573</text:p>
          </table:table-cell>
          <table:table-cell office:value-type="float" office:value="9.18428652320724" table:style-name="ce1">
            <text:p>9.18428652320724</text:p>
          </table:table-cell>
          <table:table-cell office:value-type="float" office:value="10.3011671201686" table:style-name="ce1">
            <text:p>10.3011671201686</text:p>
          </table:table-cell>
          <table:table-cell office:value-type="float" office:value="8.86126045210084" table:style-name="ce1">
            <text:p>8.86126045210084</text:p>
          </table:table-cell>
          <table:table-cell office:value-type="float" office:value="11.6086002219967" table:style-name="ce1">
            <text:p>11.6086002219967</text:p>
          </table:table-cell>
          <table:table-cell office:value-type="float" office:value="10.1099005676499" table:style-name="ce1">
            <text:p>10.1099005676499</text:p>
          </table:table-cell>
          <table:table-cell office:value-type="float" office:value="11.7807875915165" table:style-name="ce1">
            <text:p>11.7807875915165</text:p>
          </table:table-cell>
          <table:table-cell office:value-type="float" office:value="8.38012356743495" table:style-name="ce1">
            <text:p>8.38012356743495</text:p>
          </table:table-cell>
          <table:table-cell office:value-type="float" office:value="9.18194657674312" table:style-name="ce1">
            <text:p>9.18194657674312</text:p>
          </table:table-cell>
        </table:table-row>
        <table:table-row table:style-name="ro1">
          <table:table-cell office:value-type="string" table:style-name="ce1">
            <text:p>Keisuke Goto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Sint-Truide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0-218</text:p>
          </table:table-cell>
          <table:table-cell office:value-type="float" office:value="13.5" table:style-name="ce1">
            <text:p>13.5</text:p>
          </table:table-cell>
          <table:table-cell office:value-type="float" office:value="7.0678972526929" table:style-name="ce1">
            <text:p>7.0678972526929</text:p>
          </table:table-cell>
          <table:table-cell office:value-type="float" office:value="9.0846174506597" table:style-name="ce1">
            <text:p>9.0846174506597</text:p>
          </table:table-cell>
          <table:table-cell office:value-type="float" office:value="11.0987315721948" table:style-name="ce1">
            <text:p>11.0987315721948</text:p>
          </table:table-cell>
          <table:table-cell office:value-type="float" office:value="9.53351543250442" table:style-name="ce1">
            <text:p>9.53351543250442</text:p>
          </table:table-cell>
          <table:table-cell office:value-type="float" office:value="6.11662055041794" table:style-name="ce1">
            <text:p>6.11662055041794</text:p>
          </table:table-cell>
          <table:table-cell office:value-type="float" office:value="5.07287013270035" table:style-name="ce1">
            <text:p>5.07287013270035</text:p>
          </table:table-cell>
          <table:table-cell office:value-type="float" office:value="8.03942398471818" table:style-name="ce1">
            <text:p>8.03942398471818</text:p>
          </table:table-cell>
          <table:table-cell office:value-type="float" office:value="8.00141490727678" table:style-name="ce1">
            <text:p>8.00141490727678</text:p>
          </table:table-cell>
          <table:table-cell office:value-type="float" office:value="15.3508175826574" table:style-name="ce1">
            <text:p>15.3508175826574</text:p>
          </table:table-cell>
        </table:table-row>
        <table:table-row table:style-name="ro1">
          <table:table-cell office:value-type="string" table:style-name="ce1">
            <text:p>Parfait Guiagon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Charleroi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319</text:p>
          </table:table-cell>
          <table:table-cell office:value-type="float" office:value="14.8" table:style-name="ce1">
            <text:p>14.8</text:p>
          </table:table-cell>
          <table:table-cell office:value-type="float" office:value="8.63379368034607" table:style-name="ce1">
            <text:p>8.63379368034607</text:p>
          </table:table-cell>
          <table:table-cell office:value-type="float" office:value="15.5901843357749" table:style-name="ce1">
            <text:p>15.5901843357749</text:p>
          </table:table-cell>
          <table:table-cell office:value-type="float" office:value="12.3727979236536" table:style-name="ce1">
            <text:p>12.3727979236536</text:p>
          </table:table-cell>
          <table:table-cell office:value-type="float" office:value="15.5932125250038" table:style-name="ce1">
            <text:p>15.5932125250038</text:p>
          </table:table-cell>
          <table:table-cell office:value-type="float" office:value="14.015518580186" table:style-name="ce1">
            <text:p>14.015518580186</text:p>
          </table:table-cell>
          <table:table-cell office:value-type="float" office:value="9.89540668121299" table:style-name="ce1">
            <text:p>9.89540668121299</text:p>
          </table:table-cell>
          <table:table-cell office:value-type="float" office:value="12.9019670120157" table:style-name="ce1">
            <text:p>12.9019670120157</text:p>
          </table:table-cell>
          <table:table-cell office:value-type="float" office:value="8.2534545289631" table:style-name="ce1">
            <text:p>8.2534545289631</text:p>
          </table:table-cell>
          <table:table-cell office:value-type="float" office:value="11.7702275312438" table:style-name="ce1">
            <text:p>11.7702275312438</text:p>
          </table:table-cell>
        </table:table-row>
        <table:table-row table:style-name="ro1">
          <table:table-cell office:value-type="string" table:style-name="ce1">
            <text:p>Thomas Henry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Standard Lièg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1-109</text:p>
          </table:table-cell>
          <table:table-cell office:value-type="float" office:value="13.6" table:style-name="ce1">
            <text:p>13.6</text:p>
          </table:table-cell>
          <table:table-cell office:value-type="float" office:value="7.21534566592663" table:style-name="ce1">
            <text:p>7.21534566592663</text:p>
          </table:table-cell>
          <table:table-cell office:value-type="float" office:value="9.21750710920598" table:style-name="ce1">
            <text:p>9.21750710920598</text:p>
          </table:table-cell>
          <table:table-cell office:value-type="float" office:value="9.36233486515777" table:style-name="ce1">
            <text:p>9.36233486515777</text:p>
          </table:table-cell>
          <table:table-cell office:value-type="float" office:value="11.1719494238966" table:style-name="ce1">
            <text:p>11.1719494238966</text:p>
          </table:table-cell>
          <table:table-cell office:value-type="float" office:value="6.66148971772438" table:style-name="ce1">
            <text:p>6.66148971772438</text:p>
          </table:table-cell>
          <table:table-cell office:value-type="float" office:value="6.05623188920295" table:style-name="ce1">
            <text:p>6.05623188920295</text:p>
          </table:table-cell>
          <table:table-cell office:value-type="float" office:value="8.56438528874818" table:style-name="ce1">
            <text:p>8.56438528874818</text:p>
          </table:table-cell>
          <table:table-cell office:value-type="float" office:value="6.20737499347348" table:style-name="ce1">
            <text:p>6.20737499347348</text:p>
          </table:table-cell>
          <table:table-cell office:value-type="float" office:value="9.41196433161666" table:style-name="ce1">
            <text:p>9.41196433161666</text:p>
          </table:table-cell>
        </table:table-row>
        <table:table-row table:style-name="ro1">
          <table:table-cell office:value-type="string" table:style-name="ce1">
            <text:p>Oh Hyeon-gyu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270</text:p>
          </table:table-cell>
          <table:table-cell office:value-type="float" office:value="12.2" table:style-name="ce1">
            <text:p>12.2</text:p>
          </table:table-cell>
          <table:table-cell office:value-type="float" office:value="7.63805926637918" table:style-name="ce1">
            <text:p>7.63805926637918</text:p>
          </table:table-cell>
          <table:table-cell office:value-type="float" office:value="9.01817606768" table:style-name="ce1">
            <text:p>9.01817606768</text:p>
          </table:table-cell>
          <table:table-cell office:value-type="float" office:value="12.6677171233039" table:style-name="ce1">
            <text:p>12.6677171233039</text:p>
          </table:table-cell>
          <table:table-cell office:value-type="float" office:value="9.75683607189015" table:style-name="ce1">
            <text:p>9.75683607189015</text:p>
          </table:table-cell>
          <table:table-cell office:value-type="float" office:value="10.2518099064561" table:style-name="ce1">
            <text:p>10.2518099064561</text:p>
          </table:table-cell>
          <table:table-cell office:value-type="float" office:value="10.9000628903265" table:style-name="ce1">
            <text:p>10.9000628903265</text:p>
          </table:table-cell>
          <table:table-cell office:value-type="float" office:value="10.6668472116764" table:style-name="ce1">
            <text:p>10.6668472116764</text:p>
          </table:table-cell>
          <table:table-cell office:value-type="float" office:value="12.619790438795" table:style-name="ce1">
            <text:p>12.619790438795</text:p>
          </table:table-cell>
          <table:table-cell office:value-type="float" office:value="14.369585636458" table:style-name="ce1">
            <text:p>14.369585636458</text:p>
          </table:table-cell>
        </table:table-row>
        <table:table-row table:style-name="ro1">
          <table:table-cell office:value-type="string" table:style-name="ce1">
            <text:p>Chukwubuikem Ikwuemesi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OH Leuven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4-155</text:p>
          </table:table-cell>
          <table:table-cell office:value-type="float" office:value="9.3" table:style-name="ce1">
            <text:p>9.3</text:p>
          </table:table-cell>
          <table:table-cell office:value-type="float" office:value="7.69219872402341" table:style-name="ce1">
            <text:p>7.69219872402341</text:p>
          </table:table-cell>
          <table:table-cell office:value-type="float" office:value="6.82165638626093" table:style-name="ce1">
            <text:p>6.82165638626093</text:p>
          </table:table-cell>
          <table:table-cell office:value-type="float" office:value="6.39208959213938" table:style-name="ce1">
            <text:p>6.39208959213938</text:p>
          </table:table-cell>
          <table:table-cell office:value-type="float" office:value="7.10890570004914" table:style-name="ce1">
            <text:p>7.10890570004914</text:p>
          </table:table-cell>
          <table:table-cell office:value-type="float" office:value="9.84873466511956" table:style-name="ce1">
            <text:p>9.84873466511956</text:p>
          </table:table-cell>
          <table:table-cell office:value-type="float" office:value="6.19749231927419" table:style-name="ce1">
            <text:p>6.19749231927419</text:p>
          </table:table-cell>
          <table:table-cell office:value-type="float" office:value="8.43254733870686" table:style-name="ce1">
            <text:p>8.43254733870686</text:p>
          </table:table-cell>
          <table:table-cell office:value-type="float" office:value="7.71007364660669" table:style-name="ce1">
            <text:p>7.71007364660669</text:p>
          </table:table-cell>
          <table:table-cell office:value-type="float" office:value="7.00577457327591" table:style-name="ce1">
            <text:p>7.00577457327591</text:p>
          </table:table-cell>
        </table:table-row>
        <table:table-row table:style-name="ro1">
          <table:table-cell office:value-type="string" table:style-name="ce1">
            <text:p>Vincent Janssen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Antwerp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1-206</text:p>
          </table:table-cell>
          <table:table-cell office:value-type="float" office:value="17.9" table:style-name="ce1">
            <text:p>17.9</text:p>
          </table:table-cell>
          <table:table-cell office:value-type="float" office:value="7.27363197765439" table:style-name="ce1">
            <text:p>7.27363197765439</text:p>
          </table:table-cell>
          <table:table-cell office:value-type="float" office:value="12.6069898547517" table:style-name="ce1">
            <text:p>12.6069898547517</text:p>
          </table:table-cell>
          <table:table-cell office:value-type="float" office:value="13.3135975146832" table:style-name="ce1">
            <text:p>13.3135975146832</text:p>
          </table:table-cell>
          <table:table-cell office:value-type="float" office:value="12.6548358547191" table:style-name="ce1">
            <text:p>12.6548358547191</text:p>
          </table:table-cell>
          <table:table-cell office:value-type="float" office:value="7.82014562299127" table:style-name="ce1">
            <text:p>7.82014562299127</text:p>
          </table:table-cell>
          <table:table-cell office:value-type="float" office:value="8.14847264227831" table:style-name="ce1">
            <text:p>8.14847264227831</text:p>
          </table:table-cell>
          <table:table-cell office:value-type="float" office:value="10.3446658870335" table:style-name="ce1">
            <text:p>10.3446658870335</text:p>
          </table:table-cell>
          <table:table-cell office:value-type="float" office:value="7.62746169299497" table:style-name="ce1">
            <text:p>7.62746169299497</text:p>
          </table:table-cell>
          <table:table-cell office:value-type="float" office:value="13.8334309797303" table:style-name="ce1">
            <text:p>13.8334309797303</text:p>
          </table:table-cell>
        </table:table-row>
        <table:table-row table:style-name="ro1">
          <table:table-cell office:value-type="string" table:style-name="ce1">
            <text:p>Sory Kaba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OH Leuve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0-163</text:p>
          </table:table-cell>
          <table:table-cell office:value-type="float" office:value="10.3" table:style-name="ce1">
            <text:p>10.3</text:p>
          </table:table-cell>
          <table:table-cell office:value-type="float" office:value="7.7464655023839" table:style-name="ce1">
            <text:p>7.7464655023839</text:p>
          </table:table-cell>
          <table:table-cell office:value-type="float" office:value="7.70351920581772" table:style-name="ce1">
            <text:p>7.70351920581772</text:p>
          </table:table-cell>
          <table:table-cell office:value-type="float" office:value="8.18297370337271" table:style-name="ce1">
            <text:p>8.18297370337271</text:p>
          </table:table-cell>
          <table:table-cell office:value-type="float" office:value="8.19248205330982" table:style-name="ce1">
            <text:p>8.19248205330982</text:p>
          </table:table-cell>
          <table:table-cell office:value-type="float" office:value="6.84880956364717" table:style-name="ce1">
            <text:p>6.84880956364717</text:p>
          </table:table-cell>
          <table:table-cell office:value-type="float" office:value="9.30098803934152" table:style-name="ce1">
            <text:p>9.30098803934152</text:p>
          </table:table-cell>
          <table:table-cell office:value-type="float" office:value="7.65124524316101" table:style-name="ce1">
            <text:p>7.65124524316101</text:p>
          </table:table-cell>
          <table:table-cell office:value-type="float" office:value="7.01877733548068" table:style-name="ce1">
            <text:p>7.01877733548068</text:p>
          </table:table-cell>
          <table:table-cell office:value-type="float" office:value="10.622677457722" table:style-name="ce1">
            <text:p>10.622677457722</text:p>
          </table:table-cell>
        </table:table-row>
        <table:table-row table:style-name="ro1">
          <table:table-cell office:value-type="string" table:style-name="ce1">
            <text:p>Wilfried Kanga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7-320</text:p>
          </table:table-cell>
          <table:table-cell office:value-type="float" office:value="15.1" table:style-name="ce1">
            <text:p>15.1</text:p>
          </table:table-cell>
          <table:table-cell office:value-type="float" office:value="7.35875856324897" table:style-name="ce1">
            <text:p>7.35875856324897</text:p>
          </table:table-cell>
          <table:table-cell office:value-type="float" office:value="10.8527522362919" table:style-name="ce1">
            <text:p>10.8527522362919</text:p>
          </table:table-cell>
          <table:table-cell office:value-type="float" office:value="10.6466852591268" table:style-name="ce1">
            <text:p>10.6466852591268</text:p>
          </table:table-cell>
          <table:table-cell office:value-type="float" office:value="8.86126045210084" table:style-name="ce1">
            <text:p>8.86126045210084</text:p>
          </table:table-cell>
          <table:table-cell office:value-type="float" office:value="9.03401490821167" table:style-name="ce1">
            <text:p>9.03401490821167</text:p>
          </table:table-cell>
          <table:table-cell office:value-type="float" office:value="8.83105521351293" table:style-name="ce1">
            <text:p>8.83105521351293</text:p>
          </table:table-cell>
          <table:table-cell office:value-type="float" office:value="9.82159161879774" table:style-name="ce1">
            <text:p>9.82159161879774</text:p>
          </table:table-cell>
          <table:table-cell office:value-type="float" office:value="9.27335173395055" table:style-name="ce1">
            <text:p>9.27335173395055</text:p>
          </table:table-cell>
          <table:table-cell office:value-type="float" office:value="11.9070612326709" table:style-name="ce1">
            <text:p>11.9070612326709</text:p>
          </table:table-cell>
        </table:table-row>
        <table:table-row table:style-name="ro1">
          <table:table-cell office:value-type="string" table:style-name="ce1">
            <text:p>Konstantinos Karetsas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18-049</text:p>
          </table:table-cell>
          <table:table-cell office:value-type="float" office:value="13.4" table:style-name="ce1">
            <text:p>13.4</text:p>
          </table:table-cell>
          <table:table-cell office:value-type="float" office:value="9.85520302169678" table:style-name="ce1">
            <text:p>9.85520302169678</text:p>
          </table:table-cell>
          <table:table-cell office:value-type="float" office:value="16.418487130219" table:style-name="ce1">
            <text:p>16.418487130219</text:p>
          </table:table-cell>
          <table:table-cell office:value-type="float" office:value="16.1544309255137" table:style-name="ce1">
            <text:p>16.1544309255137</text:p>
          </table:table-cell>
          <table:table-cell office:value-type="float" office:value="16.9755305016236" table:style-name="ce1">
            <text:p>16.9755305016236</text:p>
          </table:table-cell>
          <table:table-cell office:value-type="float" office:value="15.1510182495838" table:style-name="ce1">
            <text:p>15.1510182495838</text:p>
          </table:table-cell>
          <table:table-cell office:value-type="float" office:value="9.08405368771563" table:style-name="ce1">
            <text:p>9.08405368771563</text:p>
          </table:table-cell>
          <table:table-cell office:value-type="float" office:value="15.1167065801371" table:style-name="ce1">
            <text:p>15.1167065801371</text:p>
          </table:table-cell>
          <table:table-cell office:value-type="float" office:value="7.71007364660669" table:style-name="ce1">
            <text:p>7.71007364660669</text:p>
          </table:table-cell>
          <table:table-cell office:value-type="float" office:value="6.7219789217693" table:style-name="ce1">
            <text:p>6.7219789217693</text:p>
          </table:table-cell>
        </table:table-row>
        <table:table-row table:style-name="ro1">
          <table:table-cell office:value-type="string" table:style-name="ce1">
            <text:p>Gyrano Kerk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Antwerp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30-036</text:p>
          </table:table-cell>
          <table:table-cell office:value-type="float" office:value="9" table:style-name="ce1">
            <text:p>9</text:p>
          </table:table-cell>
          <table:table-cell office:value-type="float" office:value="8.0634881559591" table:style-name="ce1">
            <text:p>8.0634881559591</text:p>
          </table:table-cell>
          <table:table-cell office:value-type="float" office:value="7.63913148001748" table:style-name="ce1">
            <text:p>7.63913148001748</text:p>
          </table:table-cell>
          <table:table-cell office:value-type="float" office:value="12.8584226787649" table:style-name="ce1">
            <text:p>12.8584226787649</text:p>
          </table:table-cell>
          <table:table-cell office:value-type="float" office:value="10.9601402278806" table:style-name="ce1">
            <text:p>10.9601402278806</text:p>
          </table:table-cell>
          <table:table-cell office:value-type="float" office:value="9.44214935475179" table:style-name="ce1">
            <text:p>9.44214935475179</text:p>
          </table:table-cell>
          <table:table-cell office:value-type="float" office:value="8.83105521351293" table:style-name="ce1">
            <text:p>8.83105521351293</text:p>
          </table:table-cell>
          <table:table-cell office:value-type="float" office:value="9.09393709019142" table:style-name="ce1">
            <text:p>9.09393709019142</text:p>
          </table:table-cell>
          <table:table-cell office:value-type="float" office:value="8.29563450955256" table:style-name="ce1">
            <text:p>8.29563450955256</text:p>
          </table:table-cell>
          <table:table-cell office:value-type="float" office:value="7.58909612084496" table:style-name="ce1">
            <text:p>7.58909612084496</text:p>
          </table:table-cell>
        </table:table-row>
        <table:table-row table:style-name="ro1">
          <table:table-cell office:value-type="string" table:style-name="ce1">
            <text:p>Lion Lauberbach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Mechele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7-326</text:p>
          </table:table-cell>
          <table:table-cell office:value-type="float" office:value="18.9" table:style-name="ce1">
            <text:p>18.9</text:p>
          </table:table-cell>
          <table:table-cell office:value-type="float" office:value="7.1046327991775" table:style-name="ce1">
            <text:p>7.1046327991775</text:p>
          </table:table-cell>
          <table:table-cell office:value-type="float" office:value="12.9017192297718" table:style-name="ce1">
            <text:p>12.9017192297718</text:p>
          </table:table-cell>
          <table:table-cell office:value-type="float" office:value="8.06635767024031" table:style-name="ce1">
            <text:p>8.06635767024031</text:p>
          </table:table-cell>
          <table:table-cell office:value-type="float" office:value="11.8893953338076" table:style-name="ce1">
            <text:p>11.8893953338076</text:p>
          </table:table-cell>
          <table:table-cell office:value-type="float" office:value="12.3275136297486" table:style-name="ce1">
            <text:p>12.3275136297486</text:p>
          </table:table-cell>
          <table:table-cell office:value-type="float" office:value="8.99366366596476" table:style-name="ce1">
            <text:p>8.99366366596476</text:p>
          </table:table-cell>
          <table:table-cell office:value-type="float" office:value="13.6437920248735" table:style-name="ce1">
            <text:p>13.6437920248735</text:p>
          </table:table-cell>
          <table:table-cell office:value-type="float" office:value="10.1211230514731" table:style-name="ce1">
            <text:p>10.1211230514731</text:p>
          </table:table-cell>
          <table:table-cell office:value-type="float" office:value="14.9580697873339" table:style-name="ce1">
            <text:p>14.9580697873339</text:p>
          </table:table-cell>
        </table:table-row>
        <table:table-row table:style-name="ro1">
          <table:table-cell office:value-type="string" table:style-name="ce1">
            <text:p>Oucasse Mendy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La Louvièr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220</text:p>
          </table:table-cell>
          <table:table-cell office:value-type="float" office:value="10.3" table:style-name="ce1">
            <text:p>10.3</text:p>
          </table:table-cell>
          <table:table-cell office:value-type="float" office:value="7.03124833582376" table:style-name="ce1">
            <text:p>7.03124833582376</text:p>
          </table:table-cell>
          <table:table-cell office:value-type="float" office:value="6.51883611804997" table:style-name="ce1">
            <text:p>6.51883611804997</text:p>
          </table:table-cell>
          <table:table-cell office:value-type="float" office:value="6.60482751421392" table:style-name="ce1">
            <text:p>6.60482751421392</text:p>
          </table:table-cell>
          <table:table-cell office:value-type="float" office:value="7.97184430361174" table:style-name="ce1">
            <text:p>7.97184430361174</text:p>
          </table:table-cell>
          <table:table-cell office:value-type="float" office:value="6.11662055041794" table:style-name="ce1">
            <text:p>6.11662055041794</text:p>
          </table:table-cell>
          <table:table-cell office:value-type="float" office:value="8.14847264227831" table:style-name="ce1">
            <text:p>8.14847264227831</text:p>
          </table:table-cell>
          <table:table-cell office:value-type="float" office:value="6.77388139881322" table:style-name="ce1">
            <text:p>6.77388139881322</text:p>
          </table:table-cell>
          <table:table-cell office:value-type="float" office:value="5.59373412196154" table:style-name="ce1">
            <text:p>5.59373412196154</text:p>
          </table:table-cell>
          <table:table-cell office:value-type="float" office:value="6.30784251102255" table:style-name="ce1">
            <text:p>6.30784251102255</text:p>
          </table:table-cell>
        </table:table-row>
        <table:table-row table:style-name="ro1">
          <table:table-cell office:value-type="string" table:style-name="ce1">
            <text:p>Jovan Mijatović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OH Leuven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0-180</text:p>
          </table:table-cell>
          <table:table-cell office:value-type="float" office:value="8" table:style-name="ce1">
            <text:p>8</text:p>
          </table:table-cell>
          <table:table-cell office:value-type="float" office:value="8.06898493178844" table:style-name="ce1">
            <text:p>8.06898493178844</text:p>
          </table:table-cell>
          <table:table-cell office:value-type="float" office:value="7.19404321744783" table:style-name="ce1">
            <text:p>7.19404321744783</text:p>
          </table:table-cell>
          <table:table-cell office:value-type="float" office:value="7.60461865561936" table:style-name="ce1">
            <text:p>7.60461865561936</text:p>
          </table:table-cell>
          <table:table-cell office:value-type="float" office:value="8.97330132543101" table:style-name="ce1">
            <text:p>8.97330132543101</text:p>
          </table:table-cell>
          <table:table-cell office:value-type="float" office:value="7.42544908646855" table:style-name="ce1">
            <text:p>7.42544908646855</text:p>
          </table:table-cell>
          <table:table-cell office:value-type="float" office:value="7.13514489261623" table:style-name="ce1">
            <text:p>7.13514489261623</text:p>
          </table:table-cell>
          <table:table-cell office:value-type="float" office:value="7.26968069466296" table:style-name="ce1">
            <text:p>7.26968069466296</text:p>
          </table:table-cell>
          <table:table-cell office:value-type="float" office:value="6.70341325571886" table:style-name="ce1">
            <text:p>6.70341325571886</text:p>
          </table:table-cell>
          <table:table-cell office:value-type="float" office:value="5.65268488065732" table:style-name="ce1">
            <text:p>5.65268488065732</text:p>
          </table:table-cell>
        </table:table-row>
        <table:table-row table:style-name="ro1">
          <table:table-cell office:value-type="string" table:style-name="ce1">
            <text:p>Alan Minda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Cercle Brugge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2-238</text:p>
          </table:table-cell>
          <table:table-cell office:value-type="float" office:value="10.8" table:style-name="ce1">
            <text:p>10.8</text:p>
          </table:table-cell>
          <table:table-cell office:value-type="float" office:value="8.24535792056706" table:style-name="ce1">
            <text:p>8.24535792056706</text:p>
          </table:table-cell>
          <table:table-cell office:value-type="float" office:value="11.1051037286943" table:style-name="ce1">
            <text:p>11.1051037286943</text:p>
          </table:table-cell>
          <table:table-cell office:value-type="float" office:value="9.95138933487388" table:style-name="ce1">
            <text:p>9.95138933487388</text:p>
          </table:table-cell>
          <table:table-cell office:value-type="float" office:value="10.6376868290384" table:style-name="ce1">
            <text:p>10.6376868290384</text:p>
          </table:table-cell>
          <table:table-cell office:value-type="float" office:value="14.5146077628403" table:style-name="ce1">
            <text:p>14.5146077628403</text:p>
          </table:table-cell>
          <table:table-cell office:value-type="float" office:value="9.48159328225332" table:style-name="ce1">
            <text:p>9.48159328225332</text:p>
          </table:table-cell>
          <table:table-cell office:value-type="float" office:value="13.7812501217175" table:style-name="ce1">
            <text:p>13.7812501217175</text:p>
          </table:table-cell>
          <table:table-cell office:value-type="float" office:value="8.84715252215317" table:style-name="ce1">
            <text:p>8.84715252215317</text:p>
          </table:table-cell>
          <table:table-cell office:value-type="float" office:value="9.18194657674312" table:style-name="ce1">
            <text:p>9.18194657674312</text:p>
          </table:table-cell>
        </table:table-row>
        <table:table-row table:style-name="ro1">
          <table:table-cell office:value-type="string" table:style-name="ce1">
            <text:p>Arbnor Muja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Sint-Truiden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7-039</text:p>
          </table:table-cell>
          <table:table-cell office:value-type="float" office:value="10.9" table:style-name="ce1">
            <text:p>10.9</text:p>
          </table:table-cell>
          <table:table-cell office:value-type="float" office:value="8.06898493178844" table:style-name="ce1">
            <text:p>8.06898493178844</text:p>
          </table:table-cell>
          <table:table-cell office:value-type="float" office:value="15.3740762065888" table:style-name="ce1">
            <text:p>15.3740762065888</text:p>
          </table:table-cell>
          <table:table-cell office:value-type="float" office:value="9.12569243599974" table:style-name="ce1">
            <text:p>9.12569243599974</text:p>
          </table:table-cell>
          <table:table-cell office:value-type="float" office:value="12.2800544948836" table:style-name="ce1">
            <text:p>12.2800544948836</text:p>
          </table:table-cell>
          <table:table-cell office:value-type="float" office:value="12.4992475640839" table:style-name="ce1">
            <text:p>12.4992475640839</text:p>
          </table:table-cell>
          <table:table-cell office:value-type="float" office:value="9.42743976336851" table:style-name="ce1">
            <text:p>9.42743976336851</text:p>
          </table:table-cell>
          <table:table-cell office:value-type="float" office:value="13.870841702781" table:style-name="ce1">
            <text:p>13.870841702781</text:p>
          </table:table-cell>
          <table:table-cell office:value-type="float" office:value="7.62746169299497" table:style-name="ce1">
            <text:p>7.62746169299497</text:p>
          </table:table-cell>
          <table:table-cell office:value-type="float" office:value="8.95183959008443" table:style-name="ce1">
            <text:p>8.95183959008443</text:p>
          </table:table-cell>
        </table:table-row>
        <table:table-row table:style-name="ro1">
          <table:table-cell office:value-type="string" table:style-name="ce1">
            <text:p>Steve Ngoura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Cercle Brugg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0-319</text:p>
          </table:table-cell>
          <table:table-cell office:value-type="float" office:value="15.8" table:style-name="ce1">
            <text:p>15.8</text:p>
          </table:table-cell>
          <table:table-cell office:value-type="float" office:value="7.58405162618206" table:style-name="ce1">
            <text:p>7.58405162618206</text:p>
          </table:table-cell>
          <table:table-cell office:value-type="float" office:value="8.91854250544818" table:style-name="ce1">
            <text:p>8.91854250544818</text:p>
          </table:table-cell>
          <table:table-cell office:value-type="float" office:value="12.9519521179379" table:style-name="ce1">
            <text:p>12.9519521179379</text:p>
          </table:table-cell>
          <table:table-cell office:value-type="float" office:value="10.3103839609426" table:style-name="ce1">
            <text:p>10.3103839609426</text:p>
          </table:table-cell>
          <table:table-cell office:value-type="float" office:value="13.3046063564153" table:style-name="ce1">
            <text:p>13.3046063564153</text:p>
          </table:table-cell>
          <table:table-cell office:value-type="float" office:value="7.54872855834132" table:style-name="ce1">
            <text:p>7.54872855834132</text:p>
          </table:table-cell>
          <table:table-cell office:value-type="float" office:value="13.9150227152094" table:style-name="ce1">
            <text:p>13.9150227152094</text:p>
          </table:table-cell>
          <table:table-cell office:value-type="float" office:value="7.21934535002405" table:style-name="ce1">
            <text:p>7.21934535002405</text:p>
          </table:table-cell>
          <table:table-cell office:value-type="float" office:value="12.2415632034293" table:style-name="ce1">
            <text:p>12.2415632034293</text:p>
          </table:table-cell>
        </table:table-row>
        <table:table-row table:style-name="ro1">
          <table:table-cell office:value-type="string" table:style-name="ce1">
            <text:p>Bruny Nsimba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Dender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277</text:p>
          </table:table-cell>
          <table:table-cell office:value-type="float" office:value="14.1" table:style-name="ce1">
            <text:p>14.1</text:p>
          </table:table-cell>
          <table:table-cell office:value-type="float" office:value="8.01954878116606" table:style-name="ce1">
            <text:p>8.01954878116606</text:p>
          </table:table-cell>
          <table:table-cell office:value-type="float" office:value="9.54937009583233" table:style-name="ce1">
            <text:p>9.54937009583233</text:p>
          </table:table-cell>
          <table:table-cell office:value-type="float" office:value="12.3727979236536" table:style-name="ce1">
            <text:p>12.3727979236536</text:p>
          </table:table-cell>
          <table:table-cell office:value-type="float" office:value="10.200376305982" table:style-name="ce1">
            <text:p>10.200376305982</text:p>
          </table:table-cell>
          <table:table-cell office:value-type="float" office:value="10.2518099064561" table:style-name="ce1">
            <text:p>10.2518099064561</text:p>
          </table:table-cell>
          <table:table-cell office:value-type="float" office:value="7.98841964567593" table:style-name="ce1">
            <text:p>7.98841964567593</text:p>
          </table:table-cell>
          <table:table-cell office:value-type="float" office:value="10.6027649568952" table:style-name="ce1">
            <text:p>10.6027649568952</text:p>
          </table:table-cell>
          <table:table-cell office:value-type="float" office:value="8.42242826141572" table:style-name="ce1">
            <text:p>8.42242826141572</text:p>
          </table:table-cell>
          <table:table-cell office:value-type="float" office:value="13.675705829004" table:style-name="ce1">
            <text:p>13.675705829004</text:p>
          </table:table-cell>
        </table:table-row>
        <table:table-row table:style-name="ro1">
          <table:table-cell office:value-type="string" table:style-name="ce1">
            <text:p>Joseph Opoku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Zulte Waregem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0-152</text:p>
          </table:table-cell>
          <table:table-cell office:value-type="float" office:value="15.5" table:style-name="ce1">
            <text:p>15.5</text:p>
          </table:table-cell>
          <table:table-cell office:value-type="float" office:value="8.49472522530271" table:style-name="ce1">
            <text:p>8.49472522530271</text:p>
          </table:table-cell>
          <table:table-cell office:value-type="float" office:value="13.1595170442333" table:style-name="ce1">
            <text:p>13.1595170442333</text:p>
          </table:table-cell>
          <table:table-cell office:value-type="float" office:value="14.9933349658497" table:style-name="ce1">
            <text:p>14.9933349658497</text:p>
          </table:table-cell>
          <table:table-cell office:value-type="float" office:value="13.2692840557784" table:style-name="ce1">
            <text:p>13.2692840557784</text:p>
          </table:table-cell>
          <table:table-cell office:value-type="float" office:value="13.7427670927881" table:style-name="ce1">
            <text:p>13.7427670927881</text:p>
          </table:table-cell>
          <table:table-cell office:value-type="float" office:value="10.4642719013404" table:style-name="ce1">
            <text:p>10.4642719013404</text:p>
          </table:table-cell>
          <table:table-cell office:value-type="float" office:value="14.5664813536543" table:style-name="ce1">
            <text:p>14.5664813536543</text:p>
          </table:table-cell>
          <table:table-cell office:value-type="float" office:value="6.02255755508671" table:style-name="ce1">
            <text:p>6.02255755508671</text:p>
          </table:table-cell>
          <table:table-cell office:value-type="float" office:value="8.26454594105653" table:style-name="ce1">
            <text:p>8.26454594105653</text:p>
          </table:table-cell>
        </table:table-row>
        <table:table-row table:style-name="ro1">
          <table:table-cell office:value-type="string" table:style-name="ce1">
            <text:p>Kevin Rodríguez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Union SG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5-309</text:p>
          </table:table-cell>
          <table:table-cell office:value-type="float" office:value="12.4" table:style-name="ce1">
            <text:p>12.4</text:p>
          </table:table-cell>
          <table:table-cell office:value-type="float" office:value="7.83354582358281" table:style-name="ce1">
            <text:p>7.83354582358281</text:p>
          </table:table-cell>
          <table:table-cell office:value-type="float" office:value="9.87986197708736" table:style-name="ce1">
            <text:p>9.87986197708736</text:p>
          </table:table-cell>
          <table:table-cell office:value-type="float" office:value="11.2099283482849" table:style-name="ce1">
            <text:p>11.2099283482849</text:p>
          </table:table-cell>
          <table:table-cell office:value-type="float" office:value="9.30959309789808" table:style-name="ce1">
            <text:p>9.30959309789808</text:p>
          </table:table-cell>
          <table:table-cell office:value-type="float" office:value="9.64575936418402" table:style-name="ce1">
            <text:p>9.64575936418402</text:p>
          </table:table-cell>
          <table:table-cell office:value-type="float" office:value="8.47070094706056" table:style-name="ce1">
            <text:p>8.47070094706056</text:p>
          </table:table-cell>
          <table:table-cell office:value-type="float" office:value="12.6892327363623" table:style-name="ce1">
            <text:p>12.6892327363623</text:p>
          </table:table-cell>
          <table:table-cell office:value-type="float" office:value="11.3090871537171" table:style-name="ce1">
            <text:p>11.3090871537171</text:p>
          </table:table-cell>
          <table:table-cell office:value-type="float" office:value="13.675705829004" table:style-name="ce1">
            <text:p>13.675705829004</text:p>
          </table:table-cell>
        </table:table-row>
        <table:table-row table:style-name="ro1">
          <table:table-cell office:value-type="string" table:style-name="ce1">
            <text:p>Marwan Al Sahafi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Antwerp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1-324</text:p>
          </table:table-cell>
          <table:table-cell office:value-type="float" office:value="10.6" table:style-name="ce1">
            <text:p>10.6</text:p>
          </table:table-cell>
          <table:table-cell office:value-type="float" office:value="7.14672062799204" table:style-name="ce1">
            <text:p>7.14672062799204</text:p>
          </table:table-cell>
          <table:table-cell office:value-type="float" office:value="9.8139241755451" table:style-name="ce1">
            <text:p>9.8139241755451</text:p>
          </table:table-cell>
          <table:table-cell office:value-type="float" office:value="7.04130450265846" table:style-name="ce1">
            <text:p>7.04130450265846</text:p>
          </table:table-cell>
          <table:table-cell office:value-type="float" office:value="9.19750898302654" table:style-name="ce1">
            <text:p>9.19750898302654</text:p>
          </table:table-cell>
          <table:table-cell office:value-type="float" office:value="9.84873466511956" table:style-name="ce1">
            <text:p>9.84873466511956</text:p>
          </table:table-cell>
          <table:table-cell office:value-type="float" office:value="8.65065162396661" table:style-name="ce1">
            <text:p>8.65065162396661</text:p>
          </table:table-cell>
          <table:table-cell office:value-type="float" office:value="10.2797368808108" table:style-name="ce1">
            <text:p>10.2797368808108</text:p>
          </table:table-cell>
          <table:table-cell office:value-type="float" office:value="5.8772536316873" table:style-name="ce1">
            <text:p>5.8772536316873</text:p>
          </table:table-cell>
          <table:table-cell office:value-type="float" office:value="6.9342887398171" table:style-name="ce1">
            <text:p>6.9342887398171</text:p>
          </table:table-cell>
        </table:table-row>
        <table:table-row table:style-name="ro1">
          <table:table-cell office:value-type="string" table:style-name="ce1">
            <text:p>Rafiki Said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Standard Lièg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5-298</text:p>
          </table:table-cell>
          <table:table-cell office:value-type="float" office:value="13.4" table:style-name="ce1">
            <text:p>13.4</text:p>
          </table:table-cell>
          <table:table-cell office:value-type="float" office:value="7.8280944503481" table:style-name="ce1">
            <text:p>7.8280944503481</text:p>
          </table:table-cell>
          <table:table-cell office:value-type="float" office:value="12.1871368642731" table:style-name="ce1">
            <text:p>12.1871368642731</text:p>
          </table:table-cell>
          <table:table-cell office:value-type="float" office:value="12.6677171233039" table:style-name="ce1">
            <text:p>12.6677171233039</text:p>
          </table:table-cell>
          <table:table-cell office:value-type="float" office:value="10.7457577588886" table:style-name="ce1">
            <text:p>10.7457577588886</text:p>
          </table:table-cell>
          <table:table-cell office:value-type="float" office:value="15.8789826311139" table:style-name="ce1">
            <text:p>15.8789826311139</text:p>
          </table:table-cell>
          <table:table-cell office:value-type="float" office:value="9.62583962595233" table:style-name="ce1">
            <text:p>9.62583962595233</text:p>
          </table:table-cell>
          <table:table-cell office:value-type="float" office:value="14.0876495622001" table:style-name="ce1">
            <text:p>14.0876495622001</text:p>
          </table:table-cell>
          <table:table-cell office:value-type="float" office:value="8.00141490727678" table:style-name="ce1">
            <text:p>8.00141490727678</text:p>
          </table:table-cell>
          <table:table-cell office:value-type="float" office:value="9.56508365732483" table:style-name="ce1">
            <text:p>9.56508365732483</text:p>
          </table:table-cell>
        </table:table-row>
        <table:table-row table:style-name="ro1">
          <table:table-cell office:value-type="string" table:style-name="ce1">
            <text:p>Allahyar Sayyadmanesh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Westerl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192</text:p>
          </table:table-cell>
          <table:table-cell office:value-type="float" office:value="12.6" table:style-name="ce1">
            <text:p>12.6</text:p>
          </table:table-cell>
          <table:table-cell office:value-type="float" office:value="8.20670108789431" table:style-name="ce1">
            <text:p>8.20670108789431</text:p>
          </table:table-cell>
          <table:table-cell office:value-type="float" office:value="12.9017192297718" table:style-name="ce1">
            <text:p>12.9017192297718</text:p>
          </table:table-cell>
          <table:table-cell office:value-type="float" office:value="11.6463350067472" table:style-name="ce1">
            <text:p>11.6463350067472</text:p>
          </table:table-cell>
          <table:table-cell office:value-type="float" office:value="12.8359100773245" table:style-name="ce1">
            <text:p>12.8359100773245</text:p>
          </table:table-cell>
          <table:table-cell office:value-type="float" office:value="11.0399588727641" table:style-name="ce1">
            <text:p>11.0399588727641</text:p>
          </table:table-cell>
          <table:table-cell office:value-type="float" office:value="8.38094870281979" table:style-name="ce1">
            <text:p>8.38094870281979</text:p>
          </table:table-cell>
          <table:table-cell office:value-type="float" office:value="13.5026601669858" table:style-name="ce1">
            <text:p>13.5026601669858</text:p>
          </table:table-cell>
          <table:table-cell office:value-type="float" office:value="6.02255755508671" table:style-name="ce1">
            <text:p>6.02255755508671</text:p>
          </table:table-cell>
          <table:table-cell office:value-type="float" office:value="9.64153608745992" table:style-name="ce1">
            <text:p>9.64153608745992</text:p>
          </table:table-cell>
        </table:table-row>
        <table:table-row table:style-name="ro1">
          <table:table-cell office:value-type="string" table:style-name="ce1">
            <text:p>Aurélien Scheidler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Charleroi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7-217</text:p>
          </table:table-cell>
          <table:table-cell office:value-type="float" office:value="15.3" table:style-name="ce1">
            <text:p>15.3</text:p>
          </table:table-cell>
          <table:table-cell office:value-type="float" office:value="7.31082511206443" table:style-name="ce1">
            <text:p>7.31082511206443</text:p>
          </table:table-cell>
          <table:table-cell office:value-type="float" office:value="9.8139241755451" table:style-name="ce1">
            <text:p>9.8139241755451</text:p>
          </table:table-cell>
          <table:table-cell office:value-type="float" office:value="10.1849879346733" table:style-name="ce1">
            <text:p>10.1849879346733</text:p>
          </table:table-cell>
          <table:table-cell office:value-type="float" office:value="10.3103839609426" table:style-name="ce1">
            <text:p>10.3103839609426</text:p>
          </table:table-cell>
          <table:table-cell office:value-type="float" office:value="7.03870019416507" table:style-name="ce1">
            <text:p>7.03870019416507</text:p>
          </table:table-cell>
          <table:table-cell office:value-type="float" office:value="11.0887304516183" table:style-name="ce1">
            <text:p>11.0887304516183</text:p>
          </table:table-cell>
          <table:table-cell office:value-type="float" office:value="7.9743378041231" table:style-name="ce1">
            <text:p>7.9743378041231</text:p>
          </table:table-cell>
          <table:table-cell office:value-type="float" office:value="7.05868788055485" table:style-name="ce1">
            <text:p>7.05868788055485</text:p>
          </table:table-cell>
          <table:table-cell office:value-type="float" office:value="10.4738232525229" table:style-name="ce1">
            <text:p>10.4738232525229</text:p>
          </table:table-cell>
        </table:table-row>
        <table:table-row table:style-name="ro1">
          <table:table-cell office:value-type="string" table:style-name="ce1">
            <text:p>Ilias Sebaoui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Sint-Truiden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095</text:p>
          </table:table-cell>
          <table:table-cell office:value-type="float" office:value="18.1" table:style-name="ce1">
            <text:p>18.1</text:p>
          </table:table-cell>
          <table:table-cell office:value-type="float" office:value="7.88265956838522" table:style-name="ce1">
            <text:p>7.88265956838522</text:p>
          </table:table-cell>
          <table:table-cell office:value-type="float" office:value="15.4022714111767" table:style-name="ce1">
            <text:p>15.4022714111767</text:p>
          </table:table-cell>
          <table:table-cell office:value-type="float" office:value="13.3135975146832" table:style-name="ce1">
            <text:p>13.3135975146832</text:p>
          </table:table-cell>
          <table:table-cell office:value-type="float" office:value="14.9480257606356" table:style-name="ce1">
            <text:p>14.9480257606356</text:p>
          </table:table-cell>
          <table:table-cell office:value-type="float" office:value="11.0399588727641" table:style-name="ce1">
            <text:p>11.0399588727641</text:p>
          </table:table-cell>
          <table:table-cell office:value-type="float" office:value="7.70609291917772" table:style-name="ce1">
            <text:p>7.70609291917772</text:p>
          </table:table-cell>
          <table:table-cell office:value-type="float" office:value="14.1297832823759" table:style-name="ce1">
            <text:p>14.1297832823759</text:p>
          </table:table-cell>
          <table:table-cell office:value-type="float" office:value="7.13881706880453" table:style-name="ce1">
            <text:p>7.13881706880453</text:p>
          </table:table-cell>
          <table:table-cell office:value-type="float" office:value="9.87030783999643" table:style-name="ce1">
            <text:p>9.87030783999643</text:p>
          </table:table-cell>
        </table:table-row>
        <table:table-row table:style-name="ro1">
          <table:table-cell office:value-type="string" table:style-name="ce1">
            <text:p>Yira Sor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5-167</text:p>
          </table:table-cell>
          <table:table-cell office:value-type="float" office:value="7.5" table:style-name="ce1">
            <text:p>7.5</text:p>
          </table:table-cell>
          <table:table-cell office:value-type="float" office:value="8.48916942554285" table:style-name="ce1">
            <text:p>8.48916942554285</text:p>
          </table:table-cell>
          <table:table-cell office:value-type="float" office:value="10.7891114999962" table:style-name="ce1">
            <text:p>10.7891114999962</text:p>
          </table:table-cell>
          <table:table-cell office:value-type="float" office:value="8.18297370337271" table:style-name="ce1">
            <text:p>8.18297370337271</text:p>
          </table:table-cell>
          <table:table-cell office:value-type="float" office:value="9.86816889622857" table:style-name="ce1">
            <text:p>9.86816889622857</text:p>
          </table:table-cell>
          <table:table-cell office:value-type="float" office:value="10.4514359537953" table:style-name="ce1">
            <text:p>10.4514359537953</text:p>
          </table:table-cell>
          <table:table-cell office:value-type="float" office:value="7.13514489261623" table:style-name="ce1">
            <text:p>7.13514489261623</text:p>
          </table:table-cell>
          <table:table-cell office:value-type="float" office:value="11.0470549745182" table:style-name="ce1">
            <text:p>11.0470549745182</text:p>
          </table:table-cell>
          <table:table-cell office:value-type="float" office:value="9.57135452508367" table:style-name="ce1">
            <text:p>9.57135452508367</text:p>
          </table:table-cell>
          <table:table-cell office:value-type="float" office:value="7.22224228251194" table:style-name="ce1">
            <text:p>7.22224228251194</text:p>
          </table:table-cell>
        </table:table-row>
        <table:table-row table:style-name="ro1">
          <table:table-cell office:value-type="string" table:style-name="ce1">
            <text:p>Jarne Steuckers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3-337</text:p>
          </table:table-cell>
          <table:table-cell office:value-type="float" office:value="12.5" table:style-name="ce1">
            <text:p>12.5</text:p>
          </table:table-cell>
          <table:table-cell office:value-type="float" office:value="10.098462188297" table:style-name="ce1">
            <text:p>10.098462188297</text:p>
          </table:table-cell>
          <table:table-cell office:value-type="float" office:value="16.7825762486796" table:style-name="ce1">
            <text:p>16.7825762486796</text:p>
          </table:table-cell>
          <table:table-cell office:value-type="float" office:value="16.4676324555954" table:style-name="ce1">
            <text:p>16.4676324555954</text:p>
          </table:table-cell>
          <table:table-cell office:value-type="float" office:value="17.3033879607679" table:style-name="ce1">
            <text:p>17.3033879607679</text:p>
          </table:table-cell>
          <table:table-cell office:value-type="float" office:value="11.9741885758912" table:style-name="ce1">
            <text:p>11.9741885758912</text:p>
          </table:table-cell>
          <table:table-cell office:value-type="float" office:value="10.1099005676499" table:style-name="ce1">
            <text:p>10.1099005676499</text:p>
          </table:table-cell>
          <table:table-cell office:value-type="float" office:value="13.6437920248735" table:style-name="ce1">
            <text:p>13.6437920248735</text:p>
          </table:table-cell>
          <table:table-cell office:value-type="float" office:value="6.31990887254932" table:style-name="ce1">
            <text:p>6.31990887254932</text:p>
          </table:table-cell>
          <table:table-cell office:value-type="float" office:value="6.04023422330554" table:style-name="ce1">
            <text:p>6.04023422330554</text:p>
          </table:table-cell>
        </table:table-row>
        <table:table-row table:style-name="ro1">
          <table:table-cell office:value-type="string" table:style-name="ce1">
            <text:p>Nicolo Tresoldi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Club Brugge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1-140</text:p>
          </table:table-cell>
          <table:table-cell office:value-type="float" office:value="13" table:style-name="ce1">
            <text:p>13</text:p>
          </table:table-cell>
          <table:table-cell office:value-type="float" office:value="7.7518990083978" table:style-name="ce1">
            <text:p>7.7518990083978</text:p>
          </table:table-cell>
          <table:table-cell office:value-type="float" office:value="8.2243991131393" table:style-name="ce1">
            <text:p>8.2243991131393</text:p>
          </table:table-cell>
          <table:table-cell office:value-type="float" office:value="10.8740814922742" table:style-name="ce1">
            <text:p>10.8740814922742</text:p>
          </table:table-cell>
          <table:table-cell office:value-type="float" office:value="9.86816889622857" table:style-name="ce1">
            <text:p>9.86816889622857</text:p>
          </table:table-cell>
          <table:table-cell office:value-type="float" office:value="5.94118997780963" table:style-name="ce1">
            <text:p>5.94118997780963</text:p>
          </table:table-cell>
          <table:table-cell office:value-type="float" office:value="9.64385065506159" table:style-name="ce1">
            <text:p>9.64385065506159</text:p>
          </table:table-cell>
          <table:table-cell office:value-type="float" office:value="7.39603542493287" table:style-name="ce1">
            <text:p>7.39603542493287</text:p>
          </table:table-cell>
          <table:table-cell office:value-type="float" office:value="8.08521563447134" table:style-name="ce1">
            <text:p>8.08521563447134</text:p>
          </table:table-cell>
          <table:table-cell office:value-type="float" office:value="12.2415632034293" table:style-name="ce1">
            <text:p>12.2415632034293</text:p>
          </table:table-cell>
        </table:table-row>
        <table:table-row table:style-name="ro1">
          <table:table-cell office:value-type="string" table:style-name="ce1">
            <text:p>Christos Tzolis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Club Brugge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3-342</text:p>
          </table:table-cell>
          <table:table-cell office:value-type="float" office:value="17.3" table:style-name="ce1">
            <text:p>17.3</text:p>
          </table:table-cell>
          <table:table-cell office:value-type="float" office:value="10.0764119006512" table:style-name="ce1">
            <text:p>10.0764119006512</text:p>
          </table:table-cell>
          <table:table-cell office:value-type="float" office:value="16.8483326088933" table:style-name="ce1">
            <text:p>16.8483326088933</text:p>
          </table:table-cell>
          <table:table-cell office:value-type="float" office:value="17.2983803127968" table:style-name="ce1">
            <text:p>17.2983803127968</text:p>
          </table:table-cell>
          <table:table-cell office:value-type="float" office:value="16.9421040126667" table:style-name="ce1">
            <text:p>16.9421040126667</text:p>
          </table:table-cell>
          <table:table-cell office:value-type="float" office:value="17.119299272804" table:style-name="ce1">
            <text:p>17.119299272804</text:p>
          </table:table-cell>
          <table:table-cell office:value-type="float" office:value="7.13514489261623" table:style-name="ce1">
            <text:p>7.13514489261623</text:p>
          </table:table-cell>
          <table:table-cell office:value-type="float" office:value="17.187866793272" table:style-name="ce1">
            <text:p>17.187866793272</text:p>
          </table:table-cell>
          <table:table-cell office:value-type="float" office:value="9.65631814704203" table:style-name="ce1">
            <text:p>9.65631814704203</text:p>
          </table:table-cell>
          <table:table-cell office:value-type="float" office:value="15.1438731697343" table:style-name="ce1">
            <text:p>15.1438731697343</text:p>
          </table:table-cell>
        </table:table-row>
        <table:table-row table:style-name="ro1">
          <table:table-cell office:value-type="string" table:style-name="ce1">
            <text:p>Luis Vázquez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Anderlecht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4-348</text:p>
          </table:table-cell>
          <table:table-cell office:value-type="float" office:value="7.4" table:style-name="ce1">
            <text:p>7.4</text:p>
          </table:table-cell>
          <table:table-cell office:value-type="float" office:value="7.86081991118966" table:style-name="ce1">
            <text:p>7.86081991118966</text:p>
          </table:table-cell>
          <table:table-cell office:value-type="float" office:value="7.28852575629079" table:style-name="ce1">
            <text:p>7.28852575629079</text:p>
          </table:table-cell>
          <table:table-cell office:value-type="float" office:value="6.49797341704506" table:style-name="ce1">
            <text:p>6.49797341704506</text:p>
          </table:table-cell>
          <table:table-cell office:value-type="float" office:value="6.69310857464159" table:style-name="ce1">
            <text:p>6.69310857464159</text:p>
          </table:table-cell>
          <table:table-cell office:value-type="float" office:value="6.84880956364717" table:style-name="ce1">
            <text:p>6.84880956364717</text:p>
          </table:table-cell>
          <table:table-cell office:value-type="float" office:value="4.8306274607032" table:style-name="ce1">
            <text:p>4.8306274607032</text:p>
          </table:table-cell>
          <table:table-cell office:value-type="float" office:value="7.71552616582713" table:style-name="ce1">
            <text:p>7.71552616582713</text:p>
          </table:table-cell>
          <table:table-cell office:value-type="float" office:value="9.69875870789124" table:style-name="ce1">
            <text:p>9.69875870789124</text:p>
          </table:table-cell>
          <table:table-cell office:value-type="float" office:value="8.56909946810653" table:style-name="ce1">
            <text:p>8.56909946810653</text:p>
          </table:table-cell>
        </table:table-row>
        <table:table-row table:style-name="ro1">
          <table:table-cell office:value-type="string" table:style-name="ce1">
            <text:p>Romeo Vermant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Club Brugge</text:p>
          </table:table-cell>
          <table:table-cell office:value-type="string" table:style-name="ce1">
            <text:p>FW,MF</text:p>
          </table:table-cell>
          <table:table-cell office:value-type="string" table:style-name="ce1">
            <text:p>21-348</text:p>
          </table:table-cell>
          <table:table-cell office:value-type="float" office:value="9.2" table:style-name="ce1">
            <text:p>9.2</text:p>
          </table:table-cell>
          <table:table-cell office:value-type="float" office:value="7.8771979737706" table:style-name="ce1">
            <text:p>7.8771979737706</text:p>
          </table:table-cell>
          <table:table-cell office:value-type="float" office:value="10.0114381444497" table:style-name="ce1">
            <text:p>10.0114381444497</text:p>
          </table:table-cell>
          <table:table-cell office:value-type="float" office:value="9.71644548199281" table:style-name="ce1">
            <text:p>9.71644548199281</text:p>
          </table:table-cell>
          <table:table-cell office:value-type="float" office:value="11.1719494238966" table:style-name="ce1">
            <text:p>11.1719494238966</text:p>
          </table:table-cell>
          <table:table-cell office:value-type="float" office:value="6.29524041529612" table:style-name="ce1">
            <text:p>6.29524041529612</text:p>
          </table:table-cell>
          <table:table-cell office:value-type="float" office:value="5.07287013270035" table:style-name="ce1">
            <text:p>5.07287013270035</text:p>
          </table:table-cell>
          <table:table-cell office:value-type="float" office:value="8.82885668409353" table:style-name="ce1">
            <text:p>8.82885668409353</text:p>
          </table:table-cell>
          <table:table-cell office:value-type="float" office:value="9.10284001363716" table:style-name="ce1">
            <text:p>9.10284001363716</text:p>
          </table:table-cell>
          <table:table-cell office:value-type="float" office:value="12.5645397762674" table:style-name="ce1">
            <text:p>12.5645397762674</text:p>
          </table:table-cell>
        </table:table-row>
        <table:table-row table:style-name="ro1">
          <table:table-cell office:value-type="string" table:style-name="ce1">
            <text:p>Griffin Yow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Westerlo</text:p>
          </table:table-cell>
          <table:table-cell office:value-type="string" table:style-name="ce1">
            <text:p>FW</text:p>
          </table:table-cell>
          <table:table-cell office:value-type="string" table:style-name="ce1">
            <text:p>23-104</text:p>
          </table:table-cell>
          <table:table-cell office:value-type="float" office:value="7.3" table:style-name="ce1">
            <text:p>7.3</text:p>
          </table:table-cell>
          <table:table-cell office:value-type="float" office:value="8.33939797553528" table:style-name="ce1">
            <text:p>8.33939797553528</text:p>
          </table:table-cell>
          <table:table-cell office:value-type="float" office:value="7.89772357604411" table:style-name="ce1">
            <text:p>7.89772357604411</text:p>
          </table:table-cell>
          <table:table-cell office:value-type="float" office:value="6.71262076475675" table:style-name="ce1">
            <text:p>6.71262076475675</text:p>
          </table:table-cell>
          <table:table-cell office:value-type="float" office:value="9.86816889622857" table:style-name="ce1">
            <text:p>9.86816889622857</text:p>
          </table:table-cell>
          <table:table-cell office:value-type="float" office:value="9.03401490821167" table:style-name="ce1">
            <text:p>9.03401490821167</text:p>
          </table:table-cell>
          <table:table-cell office:value-type="float" office:value="8.21985439187594" table:style-name="ce1">
            <text:p>8.21985439187594</text:p>
          </table:table-cell>
          <table:table-cell office:value-type="float" office:value="9.09393709019142" table:style-name="ce1">
            <text:p>9.09393709019142</text:p>
          </table:table-cell>
          <table:table-cell office:value-type="float" office:value="7.42231739017029" table:style-name="ce1">
            <text:p>7.42231739017029</text:p>
          </table:table-cell>
          <table:table-cell office:value-type="float" office:value="8.7220006926422" table:style-name="ce1">
            <text:p>8.7220006926422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